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0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0" calcext:value-type="float">
            <text:p>1012000</text:p>
          </table:table-cell>
          <table:table-cell office:value-type="float" office:value="3.03804" calcext:value-type="float">
            <text:p>3.03804</text:p>
          </table:table-cell>
          <table:table-cell office:value-type="float" office:value="-1.25" calcext:value-type="float">
            <text:p>-1.25</text:p>
          </table:table-cell>
          <table:table-cell office:value-type="float" office:value="-12.65" calcext:value-type="float">
            <text:p>-12.65</text:p>
          </table:table-cell>
          <table:table-cell office:value-type="float" office:value="0.5138779" calcext:value-type="float">
            <text:p>0.5138779</text:p>
          </table:table-cell>
          <table:table-cell office:value-type="float" office:value="0.2183021" calcext:value-type="float">
            <text:p>0.2183021</text:p>
          </table:table-cell>
          <table:table-cell office:value-type="float" office:value="138.636" calcext:value-type="float">
            <text:p>138.636</text:p>
          </table:table-cell>
          <table:table-cell office:value-type="float" office:value="0" calcext:value-type="float">
            <text:p>0</text:p>
          </table:table-cell>
          <table:table-cell office:value-type="float" office:value="-1.063538" calcext:value-type="float">
            <text:p>-1.063538</text:p>
          </table:table-cell>
          <table:table-cell office:value-type="float" office:value="-1.480072" calcext:value-type="float">
            <text:p>-1.480072</text:p>
          </table:table-cell>
          <table:table-cell office:value-type="float" office:value="-0.7571106" calcext:value-type="float">
            <text:p>-0.7571106</text:p>
          </table:table-cell>
          <table:table-cell office:value-type="float" office:value="-0.9056702" calcext:value-type="float">
            <text:p>-0.9056702</text:p>
          </table:table-cell>
          <table:table-cell office:value-type="float" office:value="-0.559906" calcext:value-type="float">
            <text:p>-0.559906</text:p>
          </table:table-cell>
          <table:table-cell office:value-type="float" office:value="-0.60849" calcext:value-type="float">
            <text:p>-0.60849</text:p>
          </table:table-cell>
          <table:table-cell office:value-type="float" office:value="-0.3381958" calcext:value-type="float">
            <text:p>-0.3381958</text:p>
          </table:table-cell>
          <table:table-cell office:value-type="float" office:value="-0.3604126" calcext:value-type="float">
            <text:p>-0.3604126</text:p>
          </table:table-cell>
          <table:table-cell office:value-type="float" office:value="-0.04403687" calcext:value-type="float">
            <text:p>-0.04403687</text:p>
          </table:table-cell>
          <table:table-cell office:value-type="float" office:value="-0.04672241" calcext:value-type="float">
            <text:p>-0.04672241</text:p>
          </table:table-cell>
          <table:table-cell office:value-type="float" office:value="0.2353821" calcext:value-type="float">
            <text:p>0.2353821</text:p>
          </table:table-cell>
          <table:table-cell office:value-type="float" office:value="0.2303772" calcext:value-type="float">
            <text:p>0.2303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0" calcext:value-type="float">
            <text:p>2012000</text:p>
          </table:table-cell>
          <table:table-cell office:value-type="float" office:value="1.43892" calcext:value-type="float">
            <text:p>1.43892</text:p>
          </table:table-cell>
          <table:table-cell office:value-type="float" office:value="3.4" calcext:value-type="float">
            <text:p>3.4</text:p>
          </table:table-cell>
          <table:table-cell office:value-type="float" office:value="-1.5" calcext:value-type="float">
            <text:p>-1.5</text:p>
          </table:table-cell>
          <table:table-cell office:value-type="float" office:value="0.7667029" calcext:value-type="float">
            <text:p>0.7667029</text:p>
          </table:table-cell>
          <table:table-cell office:value-type="float" office:value="0.5139914" calcext:value-type="float">
            <text:p>0.5139914</text:p>
          </table:table-cell>
          <table:table-cell office:value-type="float" office:value="256.896" calcext:value-type="float">
            <text:p>256.896</text:p>
          </table:table-cell>
          <table:table-cell office:value-type="float" office:value="5.6" calcext:value-type="float">
            <text:p>5.6</text:p>
          </table:table-cell>
          <table:table-cell office:value-type="float" office:value="-0.7332153" calcext:value-type="float">
            <text:p>-0.7332153</text:p>
          </table:table-cell>
          <table:table-cell office:value-type="float" office:value="-1.059235" calcext:value-type="float">
            <text:p>-1.059235</text:p>
          </table:table-cell>
          <table:table-cell office:value-type="float" office:value="-0.583374" calcext:value-type="float">
            <text:p>-0.583374</text:p>
          </table:table-cell>
          <table:table-cell office:value-type="float" office:value="-0.7550049" calcext:value-type="float">
            <text:p>-0.7550049</text:p>
          </table:table-cell>
          <table:table-cell office:value-type="float" office:value="-0.4681396" calcext:value-type="float">
            <text:p>-0.4681396</text:p>
          </table:table-cell>
          <table:table-cell office:value-type="float" office:value="-0.55896" calcext:value-type="float">
            <text:p>-0.55896</text:p>
          </table:table-cell>
          <table:table-cell office:value-type="float" office:value="-0.2952576" calcext:value-type="float">
            <text:p>-0.2952576</text:p>
          </table:table-cell>
          <table:table-cell office:value-type="float" office:value="-0.3377075" calcext:value-type="float">
            <text:p>-0.3377075</text:p>
          </table:table-cell>
          <table:table-cell office:value-type="float" office:value="-0.03695679" calcext:value-type="float">
            <text:p>-0.03695679</text:p>
          </table:table-cell>
          <table:table-cell office:value-type="float" office:value="-0.04391479" calcext:value-type="float">
            <text:p>-0.04391479</text:p>
          </table:table-cell>
          <table:table-cell office:value-type="float" office:value="0.2303467" calcext:value-type="float">
            <text:p>0.2303467</text:p>
          </table:table-cell>
          <table:table-cell office:value-type="float" office:value="0.2297058" calcext:value-type="float">
            <text:p>0.2297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0" calcext:value-type="float">
            <text:p>3012000</text:p>
          </table:table-cell>
          <table:table-cell office:value-type="float" office:value="5.635799" calcext:value-type="float">
            <text:p>5.635799</text:p>
          </table:table-cell>
          <table:table-cell office:value-type="float" office:value="7.55" calcext:value-type="float">
            <text:p>7.55</text:p>
          </table:table-cell>
          <table:table-cell office:value-type="float" office:value="-4.25" calcext:value-type="float">
            <text:p>-4.25</text:p>
          </table:table-cell>
          <table:table-cell office:value-type="float" office:value="0.9875761" calcext:value-type="float">
            <text:p>0.9875761</text:p>
          </table:table-cell>
          <table:table-cell office:value-type="float" office:value="0.3482442" calcext:value-type="float">
            <text:p>0.3482442</text:p>
          </table:table-cell>
          <table:table-cell office:value-type="float" office:value="423.36" calcext:value-type="float">
            <text:p>423.36</text:p>
          </table:table-cell>
          <table:table-cell office:value-type="float" office:value="1.9" calcext:value-type="float">
            <text:p>1.9</text:p>
          </table:table-cell>
          <table:table-cell office:value-type="float" office:value="-0.3162537" calcext:value-type="float">
            <text:p>-0.3162537</text:p>
          </table:table-cell>
          <table:table-cell office:value-type="float" office:value="-0.7290344" calcext:value-type="float">
            <text:p>-0.7290344</text:p>
          </table:table-cell>
          <table:table-cell office:value-type="float" office:value="-0.3700562" calcext:value-type="float">
            <text:p>-0.3700562</text:p>
          </table:table-cell>
          <table:table-cell office:value-type="float" office:value="-0.5812988" calcext:value-type="float">
            <text:p>-0.5812988</text:p>
          </table:table-cell>
          <table:table-cell office:value-type="float" office:value="-0.3551025" calcext:value-type="float">
            <text:p>-0.3551025</text:p>
          </table:table-cell>
          <table:table-cell office:value-type="float" office:value="-0.4671021" calcext:value-type="float">
            <text:p>-0.4671021</text:p>
          </table:table-cell>
          <table:table-cell office:value-type="float" office:value="-0.2401428" calcext:value-type="float">
            <text:p>-0.2401428</text:p>
          </table:table-cell>
          <table:table-cell office:value-type="float" office:value="-0.2947388" calcext:value-type="float">
            <text:p>-0.2947388</text:p>
          </table:table-cell>
          <table:table-cell office:value-type="float" office:value="-0.02676392" calcext:value-type="float">
            <text:p>-0.02676392</text:p>
          </table:table-cell>
          <table:table-cell office:value-type="float" office:value="-0.03689575" calcext:value-type="float">
            <text:p>-0.03689575</text:p>
          </table:table-cell>
          <table:table-cell office:value-type="float" office:value="0.2330017" calcext:value-type="float">
            <text:p>0.2330017</text:p>
          </table:table-cell>
          <table:table-cell office:value-type="float" office:value="0.2269592" calcext:value-type="float">
            <text:p>0.2269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0" calcext:value-type="float">
            <text:p>4012000</text:p>
          </table:table-cell>
          <table:table-cell office:value-type="float" office:value="2.4336" calcext:value-type="float">
            <text:p>2.4336</text:p>
          </table:table-cell>
          <table:table-cell office:value-type="float" office:value="8.85" calcext:value-type="float">
            <text:p>8.85</text:p>
          </table:table-cell>
          <table:table-cell office:value-type="float" office:value="-7" calcext:value-type="float">
            <text:p>-7</text:p>
          </table:table-cell>
          <table:table-cell office:value-type="float" office:value="0.9193483" calcext:value-type="float">
            <text:p>0.9193483</text:p>
          </table:table-cell>
          <table:table-cell office:value-type="float" office:value="0.2588674" calcext:value-type="float">
            <text:p>0.2588674</text:p>
          </table:table-cell>
          <table:table-cell office:value-type="float" office:value="420.948" calcext:value-type="float">
            <text:p>420.948</text:p>
          </table:table-cell>
          <table:table-cell office:value-type="float" office:value="14.9" calcext:value-type="float">
            <text:p>14.9</text:p>
          </table:table-cell>
          <table:table-cell office:value-type="float" office:value="-0.276123" calcext:value-type="float">
            <text:p>-0.276123</text:p>
          </table:table-cell>
          <table:table-cell office:value-type="float" office:value="-0.3271484" calcext:value-type="float">
            <text:p>-0.3271484</text:p>
          </table:table-cell>
          <table:table-cell office:value-type="float" office:value="-0.301239" calcext:value-type="float">
            <text:p>-0.301239</text:p>
          </table:table-cell>
          <table:table-cell office:value-type="float" office:value="-0.3688965" calcext:value-type="float">
            <text:p>-0.3688965</text:p>
          </table:table-cell>
          <table:table-cell office:value-type="float" office:value="-0.2872925" calcext:value-type="float">
            <text:p>-0.2872925</text:p>
          </table:table-cell>
          <table:table-cell office:value-type="float" office:value="-0.3540649" calcext:value-type="float">
            <text:p>-0.3540649</text:p>
          </table:table-cell>
          <table:table-cell office:value-type="float" office:value="-0.1955261" calcext:value-type="float">
            <text:p>-0.1955261</text:p>
          </table:table-cell>
          <table:table-cell office:value-type="float" office:value="-0.2396851" calcext:value-type="float">
            <text:p>-0.2396851</text:p>
          </table:table-cell>
          <table:table-cell office:value-type="float" office:value="-0.01745605" calcext:value-type="float">
            <text:p>-0.01745605</text:p>
          </table:table-cell>
          <table:table-cell office:value-type="float" office:value="-0.02661133" calcext:value-type="float">
            <text:p>-0.02661133</text:p>
          </table:table-cell>
          <table:table-cell office:value-type="float" office:value="0.2362366" calcext:value-type="float">
            <text:p>0.2362366</text:p>
          </table:table-cell>
          <table:table-cell office:value-type="float" office:value="0.2310486" calcext:value-type="float">
            <text:p>0.2310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0" calcext:value-type="float">
            <text:p>5012000</text:p>
          </table:table-cell>
          <table:table-cell office:value-type="float" office:value="7.380361" calcext:value-type="float">
            <text:p>7.380361</text:p>
          </table:table-cell>
          <table:table-cell office:value-type="float" office:value="-8.15" calcext:value-type="float">
            <text:p>-8.15</text:p>
          </table:table-cell>
          <table:table-cell office:value-type="float" office:value="-13.2" calcext:value-type="float">
            <text:p>-13.2</text:p>
          </table:table-cell>
          <table:table-cell office:value-type="float" office:value="0.2362031" calcext:value-type="float">
            <text:p>0.2362031</text:p>
          </table:table-cell>
          <table:table-cell office:value-type="float" office:value="0.1484076" calcext:value-type="float">
            <text:p>0.1484076</text:p>
          </table:table-cell>
          <table:table-cell office:value-type="float" office:value="342.684" calcext:value-type="float">
            <text:p>342.684</text:p>
          </table:table-cell>
          <table:table-cell office:value-type="float" office:value="0" calcext:value-type="float">
            <text:p>0</text:p>
          </table:table-cell>
          <table:table-cell office:value-type="float" office:value="-0.2450256" calcext:value-type="float">
            <text:p>-0.2450256</text:p>
          </table:table-cell>
          <table:table-cell office:value-type="float" office:value="-0.2756958" calcext:value-type="float">
            <text:p>-0.2756958</text:p>
          </table:table-cell>
          <table:table-cell office:value-type="float" office:value="-0.2562866" calcext:value-type="float">
            <text:p>-0.2562866</text:p>
          </table:table-cell>
          <table:table-cell office:value-type="float" office:value="-0.3007812" calcext:value-type="float">
            <text:p>-0.3007812</text:p>
          </table:table-cell>
          <table:table-cell office:value-type="float" office:value="-0.2403259" calcext:value-type="float">
            <text:p>-0.2403259</text:p>
          </table:table-cell>
          <table:table-cell office:value-type="float" office:value="-0.2867126" calcext:value-type="float">
            <text:p>-0.2867126</text:p>
          </table:table-cell>
          <table:table-cell office:value-type="float" office:value="-0.1603699" calcext:value-type="float">
            <text:p>-0.1603699</text:p>
          </table:table-cell>
          <table:table-cell office:value-type="float" office:value="-0.1951599" calcext:value-type="float">
            <text:p>-0.1951599</text:p>
          </table:table-cell>
          <table:table-cell office:value-type="float" office:value="-0.009246826" calcext:value-type="float">
            <text:p>-0.009246826</text:p>
          </table:table-cell>
          <table:table-cell office:value-type="float" office:value="-0.01733398" calcext:value-type="float">
            <text:p>-0.01733398</text:p>
          </table:table-cell>
          <table:table-cell office:value-type="float" office:value="0.2393188" calcext:value-type="float">
            <text:p>0.2393188</text:p>
          </table:table-cell>
          <table:table-cell office:value-type="float" office:value="0.2362976" calcext:value-type="float">
            <text:p>0.2362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0" calcext:value-type="float">
            <text:p>6012000</text:p>
          </table:table-cell>
          <table:table-cell office:value-type="float" office:value="2.63736" calcext:value-type="float">
            <text:p>2.63736</text:p>
          </table:table-cell>
          <table:table-cell office:value-type="float" office:value="1.6" calcext:value-type="float">
            <text:p>1.6</text:p>
          </table:table-cell>
          <table:table-cell office:value-type="float" office:value="-12.8" calcext:value-type="float">
            <text:p>-12.8</text:p>
          </table:table-cell>
          <table:table-cell office:value-type="float" office:value="0.5382093" calcext:value-type="float">
            <text:p>0.5382093</text:p>
          </table:table-cell>
          <table:table-cell office:value-type="float" office:value="0.2048036" calcext:value-type="float">
            <text:p>0.2048036</text:p>
          </table:table-cell>
          <table:table-cell office:value-type="float" office:value="252.828" calcext:value-type="float">
            <text:p>252.828</text:p>
          </table:table-cell>
          <table:table-cell office:value-type="float" office:value="0" calcext:value-type="float">
            <text:p>0</text:p>
          </table:table-cell>
          <table:table-cell office:value-type="float" office:value="-0.2324219" calcext:value-type="float">
            <text:p>-0.2324219</text:p>
          </table:table-cell>
          <table:table-cell office:value-type="float" office:value="-0.4332275" calcext:value-type="float">
            <text:p>-0.4332275</text:p>
          </table:table-cell>
          <table:table-cell office:value-type="float" office:value="-0.2405701" calcext:value-type="float">
            <text:p>-0.2405701</text:p>
          </table:table-cell>
          <table:table-cell office:value-type="float" office:value="-0.2827454" calcext:value-type="float">
            <text:p>-0.2827454</text:p>
          </table:table-cell>
          <table:table-cell office:value-type="float" office:value="-0.2191772" calcext:value-type="float">
            <text:p>-0.2191772</text:p>
          </table:table-cell>
          <table:table-cell office:value-type="float" office:value="-0.2399292" calcext:value-type="float">
            <text:p>-0.2399292</text:p>
          </table:table-cell>
          <table:table-cell office:value-type="float" office:value="-0.1358948" calcext:value-type="float">
            <text:p>-0.1358948</text:p>
          </table:table-cell>
          <table:table-cell office:value-type="float" office:value="-0.1600647" calcext:value-type="float">
            <text:p>-0.1600647</text:p>
          </table:table-cell>
          <table:table-cell office:value-type="float" office:value="-0.004058838" calcext:value-type="float">
            <text:p>-0.004058838</text:p>
          </table:table-cell>
          <table:table-cell office:value-type="float" office:value="-0.009124756" calcext:value-type="float">
            <text:p>-0.009124756</text:p>
          </table:table-cell>
          <table:table-cell office:value-type="float" office:value="0.2406616" calcext:value-type="float">
            <text:p>0.2406616</text:p>
          </table:table-cell>
          <table:table-cell office:value-type="float" office:value="0.2393494" calcext:value-type="float">
            <text:p>0.23934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0" calcext:value-type="float">
            <text:p>7012000</text:p>
          </table:table-cell>
          <table:table-cell office:value-type="float" office:value="2.81952" calcext:value-type="float">
            <text:p>2.81952</text:p>
          </table:table-cell>
          <table:table-cell office:value-type="float" office:value="2.05" calcext:value-type="float">
            <text:p>2.05</text:p>
          </table:table-cell>
          <table:table-cell office:value-type="float" office:value="-5.5" calcext:value-type="float">
            <text:p>-5.5</text:p>
          </table:table-cell>
          <table:table-cell office:value-type="float" office:value="0.615464" calcext:value-type="float">
            <text:p>0.615464</text:p>
          </table:table-cell>
          <table:table-cell office:value-type="float" office:value="0.2922916" calcext:value-type="float">
            <text:p>0.2922916</text:p>
          </table:table-cell>
          <table:table-cell office:value-type="float" office:value="350.172" calcext:value-type="float">
            <text:p>350.172</text:p>
          </table:table-cell>
          <table:table-cell office:value-type="float" office:value="1.4" calcext:value-type="float">
            <text:p>1.4</text:p>
          </table:table-cell>
          <table:table-cell office:value-type="float" office:value="-0.3648071" calcext:value-type="float">
            <text:p>-0.3648071</text:p>
          </table:table-cell>
          <table:table-cell office:value-type="float" office:value="-0.4335632" calcext:value-type="float">
            <text:p>-0.4335632</text:p>
          </table:table-cell>
          <table:table-cell office:value-type="float" office:value="-0.265625" calcext:value-type="float">
            <text:p>-0.265625</text:p>
          </table:table-cell>
          <table:table-cell office:value-type="float" office:value="-0.2842407" calcext:value-type="float">
            <text:p>-0.2842407</text:p>
          </table:table-cell>
          <table:table-cell office:value-type="float" office:value="-0.2019958" calcext:value-type="float">
            <text:p>-0.2019958</text:p>
          </table:table-cell>
          <table:table-cell office:value-type="float" office:value="-0.2189941" calcext:value-type="float">
            <text:p>-0.2189941</text:p>
          </table:table-cell>
          <table:table-cell office:value-type="float" office:value="-0.1175232" calcext:value-type="float">
            <text:p>-0.1175232</text:p>
          </table:table-cell>
          <table:table-cell office:value-type="float" office:value="-0.1357117" calcext:value-type="float">
            <text:p>-0.1357117</text:p>
          </table:table-cell>
          <table:table-cell office:value-type="float" office:value="-0.0006103516" calcext:value-type="float">
            <text:p>-0.0006103516</text:p>
          </table:table-cell>
          <table:table-cell office:value-type="float" office:value="-0.003997803" calcext:value-type="float">
            <text:p>-0.003997803</text:p>
          </table:table-cell>
          <table:table-cell office:value-type="float" office:value="0.2407837" calcext:value-type="float">
            <text:p>0.2407837</text:p>
          </table:table-cell>
          <table:table-cell office:value-type="float" office:value="0.2406006" calcext:value-type="float">
            <text:p>0.2406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0" calcext:value-type="float">
            <text:p>8012000</text:p>
          </table:table-cell>
          <table:table-cell office:value-type="float" office:value="4.2624" calcext:value-type="float">
            <text:p>4.2624</text:p>
          </table:table-cell>
          <table:table-cell office:value-type="float" office:value="2.8" calcext:value-type="float">
            <text:p>2.8</text:p>
          </table:table-cell>
          <table:table-cell office:value-type="float" office:value="-9.1" calcext:value-type="float">
            <text:p>-9.1</text:p>
          </table:table-cell>
          <table:table-cell office:value-type="float" office:value="0.5255625" calcext:value-type="float">
            <text:p>0.5255625</text:p>
          </table:table-cell>
          <table:table-cell office:value-type="float" office:value="0.2317269" calcext:value-type="float">
            <text:p>0.2317269</text:p>
          </table:table-cell>
          <table:table-cell office:value-type="float" office:value="262.152" calcext:value-type="float">
            <text:p>262.152</text:p>
          </table:table-cell>
          <table:table-cell office:value-type="float" office:value="0" calcext:value-type="float">
            <text:p>0</text:p>
          </table:table-cell>
          <table:table-cell office:value-type="float" office:value="-0.4121399" calcext:value-type="float">
            <text:p>-0.4121399</text:p>
          </table:table-cell>
          <table:table-cell office:value-type="float" office:value="-0.5664062" calcext:value-type="float">
            <text:p>-0.5664062</text:p>
          </table:table-cell>
          <table:table-cell office:value-type="float" office:value="-0.2721863" calcext:value-type="float">
            <text:p>-0.2721863</text:p>
          </table:table-cell>
          <table:table-cell office:value-type="float" office:value="-0.309906" calcext:value-type="float">
            <text:p>-0.309906</text:p>
          </table:table-cell>
          <table:table-cell office:value-type="float" office:value="-0.1974182" calcext:value-type="float">
            <text:p>-0.1974182</text:p>
          </table:table-cell>
          <table:table-cell office:value-type="float" office:value="-0.2019653" calcext:value-type="float">
            <text:p>-0.2019653</text:p>
          </table:table-cell>
          <table:table-cell office:value-type="float" office:value="-0.1049194" calcext:value-type="float">
            <text:p>-0.1049194</text:p>
          </table:table-cell>
          <table:table-cell office:value-type="float" office:value="-0.1173401" calcext:value-type="float">
            <text:p>-0.1173401</text:p>
          </table:table-cell>
          <table:table-cell office:value-type="float" office:value="0.001403809" calcext:value-type="float">
            <text:p>0.001403809</text:p>
          </table:table-cell>
          <table:table-cell office:value-type="float" office:value="-0.0007019043" calcext:value-type="float">
            <text:p>-0.0007019043</text:p>
          </table:table-cell>
          <table:table-cell office:value-type="float" office:value="0.2406921" calcext:value-type="float">
            <text:p>0.2406921</text:p>
          </table:table-cell>
          <table:table-cell office:value-type="float" office:value="0.239624" calcext:value-type="float">
            <text:p>0.239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0" calcext:value-type="float">
            <text:p>9012000</text:p>
          </table:table-cell>
          <table:table-cell office:value-type="float" office:value="1.23696" calcext:value-type="float">
            <text:p>1.23696</text:p>
          </table:table-cell>
          <table:table-cell office:value-type="float" office:value="3.75" calcext:value-type="float">
            <text:p>3.75</text:p>
          </table:table-cell>
          <table:table-cell office:value-type="float" office:value="2.15" calcext:value-type="float">
            <text:p>2.15</text:p>
          </table:table-cell>
          <table:table-cell office:value-type="float" office:value="0.6641246" calcext:value-type="float">
            <text:p>0.6641246</text:p>
          </table:table-cell>
          <table:table-cell office:value-type="float" office:value="0.5399278" calcext:value-type="float">
            <text:p>0.5399278</text:p>
          </table:table-cell>
          <table:table-cell office:value-type="float" office:value="225.216" calcext:value-type="float">
            <text:p>225.216</text:p>
          </table:table-cell>
          <table:table-cell office:value-type="float" office:value="0" calcext:value-type="float">
            <text:p>0</text:p>
          </table:table-cell>
          <table:table-cell office:value-type="float" office:value="-0.3596802" calcext:value-type="float">
            <text:p>-0.3596802</text:p>
          </table:table-cell>
          <table:table-cell office:value-type="float" office:value="-0.5290527" calcext:value-type="float">
            <text:p>-0.5290527</text:p>
          </table:table-cell>
          <table:table-cell office:value-type="float" office:value="-0.2563477" calcext:value-type="float">
            <text:p>-0.2563477</text:p>
          </table:table-cell>
          <table:table-cell office:value-type="float" office:value="-0.3074036" calcext:value-type="float">
            <text:p>-0.3074036</text:p>
          </table:table-cell>
          <table:table-cell office:value-type="float" office:value="-0.1752014" calcext:value-type="float">
            <text:p>-0.1752014</text:p>
          </table:table-cell>
          <table:table-cell office:value-type="float" office:value="-0.1972961" calcext:value-type="float">
            <text:p>-0.1972961</text:p>
          </table:table-cell>
          <table:table-cell office:value-type="float" office:value="-0.07266235" calcext:value-type="float">
            <text:p>-0.07266235</text:p>
          </table:table-cell>
          <table:table-cell office:value-type="float" office:value="-0.1047668" calcext:value-type="float">
            <text:p>-0.1047668</text:p>
          </table:table-cell>
          <table:table-cell office:value-type="float" office:value="0.1105652" calcext:value-type="float">
            <text:p>0.1105652</text:p>
          </table:table-cell>
          <table:table-cell office:value-type="float" office:value="0.001312256" calcext:value-type="float">
            <text:p>0.001312256</text:p>
          </table:table-cell>
          <table:table-cell office:value-type="float" office:value="0.3194885" calcext:value-type="float">
            <text:p>0.3194885</text:p>
          </table:table-cell>
          <table:table-cell office:value-type="float" office:value="0.2391357" calcext:value-type="float">
            <text:p>0.23913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0" calcext:value-type="float">
            <text:p>10012000</text:p>
          </table:table-cell>
          <table:table-cell office:value-type="float" office:value="0.86616" calcext:value-type="float">
            <text:p>0.86616</text:p>
          </table:table-cell>
          <table:table-cell office:value-type="float" office:value="2.8" calcext:value-type="float">
            <text:p>2.8</text:p>
          </table:table-cell>
          <table:table-cell office:value-type="float" office:value="1.05" calcext:value-type="float">
            <text:p>1.05</text:p>
          </table:table-cell>
          <table:table-cell office:value-type="float" office:value="0.720454" calcext:value-type="float">
            <text:p>0.720454</text:p>
          </table:table-cell>
          <table:table-cell office:value-type="float" office:value="0.6374621" calcext:value-type="float">
            <text:p>0.6374621</text:p>
          </table:table-cell>
          <table:table-cell office:value-type="float" office:value="341.46" calcext:value-type="float">
            <text:p>341.46</text:p>
          </table:table-cell>
          <table:table-cell office:value-type="float" office:value="15.9" calcext:value-type="float">
            <text:p>15.9</text:p>
          </table:table-cell>
          <table:table-cell office:value-type="float" office:value="-0.1970215" calcext:value-type="float">
            <text:p>-0.1970215</text:p>
          </table:table-cell>
          <table:table-cell office:value-type="float" office:value="-0.3591919" calcext:value-type="float">
            <text:p>-0.3591919</text:p>
          </table:table-cell>
          <table:table-cell office:value-type="float" office:value="-0.1851501" calcext:value-type="float">
            <text:p>-0.1851501</text:p>
          </table:table-cell>
          <table:table-cell office:value-type="float" office:value="-0.2559204" calcext:value-type="float">
            <text:p>-0.2559204</text:p>
          </table:table-cell>
          <table:table-cell office:value-type="float" office:value="-0.1412048" calcext:value-type="float">
            <text:p>-0.1412048</text:p>
          </table:table-cell>
          <table:table-cell office:value-type="float" office:value="-0.1749268" calcext:value-type="float">
            <text:p>-0.1749268</text:p>
          </table:table-cell>
          <table:table-cell office:value-type="float" office:value="-0.04846191" calcext:value-type="float">
            <text:p>-0.04846191</text:p>
          </table:table-cell>
          <table:table-cell office:value-type="float" office:value="-0.0723877" calcext:value-type="float">
            <text:p>-0.0723877</text:p>
          </table:table-cell>
          <table:table-cell office:value-type="float" office:value="0.1382446" calcext:value-type="float">
            <text:p>0.1382446</text:p>
          </table:table-cell>
          <table:table-cell office:value-type="float" office:value="0.111084" calcext:value-type="float">
            <text:p>0.111084</text:p>
          </table:table-cell>
          <table:table-cell office:value-type="float" office:value="0.3490906" calcext:value-type="float">
            <text:p>0.3490906</text:p>
          </table:table-cell>
          <table:table-cell office:value-type="float" office:value="0.3202209" calcext:value-type="float">
            <text:p>0.32022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0" calcext:value-type="float">
            <text:p>11012000</text:p>
          </table:table-cell>
          <table:table-cell office:value-type="float" office:value="1.49472" calcext:value-type="float">
            <text:p>1.49472</text:p>
          </table:table-cell>
          <table:table-cell office:value-type="float" office:value="5.15" calcext:value-type="float">
            <text:p>5.15</text:p>
          </table:table-cell>
          <table:table-cell office:value-type="float" office:value="-0.55" calcext:value-type="float">
            <text:p>-0.55</text:p>
          </table:table-cell>
          <table:table-cell office:value-type="float" office:value="0.8061769" calcext:value-type="float">
            <text:p>0.8061769</text:p>
          </table:table-cell>
          <table:table-cell office:value-type="float" office:value="0.4618109" calcext:value-type="float">
            <text:p>0.4618109</text:p>
          </table:table-cell>
          <table:table-cell office:value-type="float" office:value="510.372" calcext:value-type="float">
            <text:p>510.372</text:p>
          </table:table-cell>
          <table:table-cell office:value-type="float" office:value="0.7" calcext:value-type="float">
            <text:p>0.7</text:p>
          </table:table-cell>
          <table:table-cell office:value-type="float" office:value="-0.146759" calcext:value-type="float">
            <text:p>-0.146759</text:p>
          </table:table-cell>
          <table:table-cell office:value-type="float" office:value="-0.1964111" calcext:value-type="float">
            <text:p>-0.1964111</text:p>
          </table:table-cell>
          <table:table-cell office:value-type="float" office:value="-0.1439209" calcext:value-type="float">
            <text:p>-0.1439209</text:p>
          </table:table-cell>
          <table:table-cell office:value-type="float" office:value="-0.1846008" calcext:value-type="float">
            <text:p>-0.1846008</text:p>
          </table:table-cell>
          <table:table-cell office:value-type="float" office:value="-0.1091309" calcext:value-type="float">
            <text:p>-0.1091309</text:p>
          </table:table-cell>
          <table:table-cell office:value-type="float" office:value="-0.1407471" calcext:value-type="float">
            <text:p>-0.1407471</text:p>
          </table:table-cell>
          <table:table-cell office:value-type="float" office:value="-0.02203369" calcext:value-type="float">
            <text:p>-0.02203369</text:p>
          </table:table-cell>
          <table:table-cell office:value-type="float" office:value="-0.04812622" calcext:value-type="float">
            <text:p>-0.04812622</text:p>
          </table:table-cell>
          <table:table-cell office:value-type="float" office:value="0.1607666" calcext:value-type="float">
            <text:p>0.1607666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0.3653564" calcext:value-type="float">
            <text:p>0.3653564</text:p>
          </table:table-cell>
          <table:table-cell office:value-type="float" office:value="0.3500366" calcext:value-type="float">
            <text:p>0.35003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0" calcext:value-type="float">
            <text:p>12012000</text:p>
          </table:table-cell>
          <table:table-cell office:value-type="float" office:value="7.22448" calcext:value-type="float">
            <text:p>7.22448</text:p>
          </table:table-cell>
          <table:table-cell office:value-type="float" office:value="-0.9" calcext:value-type="float">
            <text:p>-0.9</text:p>
          </table:table-cell>
          <table:table-cell office:value-type="float" office:value="-11.05" calcext:value-type="float">
            <text:p>-11.05</text:p>
          </table:table-cell>
          <table:table-cell office:value-type="float" office:value="0.4344996" calcext:value-type="float">
            <text:p>0.4344996</text:p>
          </table:table-cell>
          <table:table-cell office:value-type="float" office:value="0.2008422" calcext:value-type="float">
            <text:p>0.2008422</text:p>
          </table:table-cell>
          <table:table-cell office:value-type="float" office:value="522.54" calcext:value-type="float">
            <text:p>522.54</text:p>
          </table:table-cell>
          <table:table-cell office:value-type="float" office:value="0" calcext:value-type="float">
            <text:p>0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-0.1465149" calcext:value-type="float">
            <text:p>-0.1465149</text:p>
          </table:table-cell>
          <table:table-cell office:value-type="float" office:value="-0.1135559" calcext:value-type="float">
            <text:p>-0.1135559</text:p>
          </table:table-cell>
          <table:table-cell office:value-type="float" office:value="-0.1434326" calcext:value-type="float">
            <text:p>-0.1434326</text:p>
          </table:table-cell>
          <table:table-cell office:value-type="float" office:value="-0.08013916" calcext:value-type="float">
            <text:p>-0.08013916</text:p>
          </table:table-cell>
          <table:table-cell office:value-type="float" office:value="-0.1088257" calcext:value-type="float">
            <text:p>-0.1088257</text:p>
          </table:table-cell>
          <table:table-cell office:value-type="float" office:value="-0.003509521" calcext:value-type="float">
            <text:p>-0.003509521</text:p>
          </table:table-cell>
          <table:table-cell office:value-type="float" office:value="-0.02175903" calcext:value-type="float">
            <text:p>-0.02175903</text:p>
          </table:table-cell>
          <table:table-cell office:value-type="float" office:value="0.1764832" calcext:value-type="float">
            <text:p>0.1764832</text:p>
          </table:table-cell>
          <table:table-cell office:value-type="float" office:value="0.1609192" calcext:value-type="float">
            <text:p>0.1609192</text:p>
          </table:table-cell>
          <table:table-cell office:value-type="float" office:value="0.3803406" calcext:value-type="float">
            <text:p>0.3803406</text:p>
          </table:table-cell>
          <table:table-cell office:value-type="float" office:value="0.3655701" calcext:value-type="float">
            <text:p>0.3655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0" calcext:value-type="float">
            <text:p>13012000</text:p>
          </table:table-cell>
          <table:table-cell office:value-type="float" office:value="4.4694" calcext:value-type="float">
            <text:p>4.4694</text:p>
          </table:table-cell>
          <table:table-cell office:value-type="float" office:value="-11.9" calcext:value-type="float">
            <text:p>-11.9</text:p>
          </table:table-cell>
          <table:table-cell office:value-type="float" office:value="-18.1" calcext:value-type="float">
            <text:p>-18.1</text:p>
          </table:table-cell>
          <table:table-cell office:value-type="float" office:value="0.1864163" calcext:value-type="float">
            <text:p>0.1864163</text:p>
          </table:table-cell>
          <table:table-cell office:value-type="float" office:value="0.1010853" calcext:value-type="float">
            <text:p>0.1010853</text:p>
          </table:table-cell>
          <table:table-cell office:value-type="float" office:value="499.176" calcext:value-type="float">
            <text:p>499.176</text:p>
          </table:table-cell>
          <table:table-cell office:value-type="float" office:value="0" calcext:value-type="float">
            <text:p>0</text:p>
          </table:table-cell>
          <table:table-cell office:value-type="float" office:value="-0.1116638" calcext:value-type="float">
            <text:p>-0.1116638</text:p>
          </table:table-cell>
          <table:table-cell office:value-type="float" office:value="-0.5575867" calcext:value-type="float">
            <text:p>-0.5575867</text:p>
          </table:table-cell>
          <table:table-cell office:value-type="float" office:value="-0.1039124" calcext:value-type="float">
            <text:p>-0.1039124</text:p>
          </table:table-cell>
          <table:table-cell office:value-type="float" office:value="-0.1950378" calcext:value-type="float">
            <text:p>-0.1950378</text:p>
          </table:table-cell>
          <table:table-cell office:value-type="float" office:value="-0.06991577" calcext:value-type="float">
            <text:p>-0.06991577</text:p>
          </table:table-cell>
          <table:table-cell office:value-type="float" office:value="-0.07989502" calcext:value-type="float">
            <text:p>-0.07989502</text:p>
          </table:table-cell>
          <table:table-cell office:value-type="float" office:value="0" calcext:value-type="float">
            <text:p>0</text:p>
          </table:table-cell>
          <table:table-cell office:value-type="float" office:value="-0.003387451" calcext:value-type="float">
            <text:p>-0.003387451</text:p>
          </table:table-cell>
          <table:table-cell office:value-type="float" office:value="0.1800232" calcext:value-type="float">
            <text:p>0.1800232</text:p>
          </table:table-cell>
          <table:table-cell office:value-type="float" office:value="0.1765747" calcext:value-type="float">
            <text:p>0.1765747</text:p>
          </table:table-cell>
          <table:table-cell office:value-type="float" office:value="0.3839722" calcext:value-type="float">
            <text:p>0.3839722</text:p>
          </table:table-cell>
          <table:table-cell office:value-type="float" office:value="0.3804321" calcext:value-type="float">
            <text:p>0.3804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0" calcext:value-type="float">
            <text:p>14012000</text:p>
          </table:table-cell>
          <table:table-cell office:value-type="float" office:value="7.4844" calcext:value-type="float">
            <text:p>7.4844</text:p>
          </table:table-cell>
          <table:table-cell office:value-type="float" office:value="-14.2" calcext:value-type="float">
            <text:p>-14.2</text:p>
          </table:table-cell>
          <table:table-cell office:value-type="float" office:value="-20.1" calcext:value-type="float">
            <text:p>-20.1</text:p>
          </table:table-cell>
          <table:table-cell office:value-type="float" office:value="0.1128073" calcext:value-type="float">
            <text:p>0.1128073</text:p>
          </table:table-cell>
          <table:table-cell office:value-type="float" office:value="0.09074996" calcext:value-type="float">
            <text:p>0.09074996</text:p>
          </table:table-cell>
          <table:table-cell office:value-type="float" office:value="468.9" calcext:value-type="float">
            <text:p>468.9</text:p>
          </table:table-cell>
          <table:table-cell office:value-type="float" office:value="0" calcext:value-type="float">
            <text:p>0</text:p>
          </table:table-cell>
          <table:table-cell office:value-type="float" office:value="-0.5655823" calcext:value-type="float">
            <text:p>-0.5655823</text:p>
          </table:table-cell>
          <table:table-cell office:value-type="float" office:value="-1.108917" calcext:value-type="float">
            <text:p>-1.108917</text:p>
          </table:table-cell>
          <table:table-cell office:value-type="float" office:value="-0.1968689" calcext:value-type="float">
            <text:p>-0.1968689</text:p>
          </table:table-cell>
          <table:table-cell office:value-type="float" office:value="-0.3819275" calcext:value-type="float">
            <text:p>-0.3819275</text:p>
          </table:table-cell>
          <table:table-cell office:value-type="float" office:value="-0.07788086" calcext:value-type="float">
            <text:p>-0.07788086</text:p>
          </table:table-cell>
          <table:table-cell office:value-type="float" office:value="-0.114624" calcext:value-type="float">
            <text:p>-0.114624</text:p>
          </table:table-cell>
          <table:table-cell office:value-type="float" office:value="-0.0005493164" calcext:value-type="float">
            <text:p>-0.0005493164</text:p>
          </table:table-cell>
          <table:table-cell office:value-type="float" office:value="-0.006652832" calcext:value-type="float">
            <text:p>-0.006652832</text:p>
          </table:table-cell>
          <table:table-cell office:value-type="float" office:value="0.1798706" calcext:value-type="float">
            <text:p>0.1798706</text:p>
          </table:table-cell>
          <table:table-cell office:value-type="float" office:value="0.1740417" calcext:value-type="float">
            <text:p>0.1740417</text:p>
          </table:table-cell>
          <table:table-cell office:value-type="float" office:value="0.3837891" calcext:value-type="float">
            <text:p>0.3837891</text:p>
          </table:table-cell>
          <table:table-cell office:value-type="float" office:value="0.3778687" calcext:value-type="float">
            <text:p>0.37786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0" calcext:value-type="float">
            <text:p>15012000</text:p>
          </table:table-cell>
          <table:table-cell office:value-type="float" office:value="6.531479" calcext:value-type="float">
            <text:p>6.531479</text:p>
          </table:table-cell>
          <table:table-cell office:value-type="float" office:value="-11.7" calcext:value-type="float">
            <text:p>-11.7</text:p>
          </table:table-cell>
          <table:table-cell office:value-type="float" office:value="-19.55" calcext:value-type="float">
            <text:p>-19.55</text:p>
          </table:table-cell>
          <table:table-cell office:value-type="float" office:value="0.1930679" calcext:value-type="float">
            <text:p>0.1930679</text:p>
          </table:table-cell>
          <table:table-cell office:value-type="float" office:value="0.09772737" calcext:value-type="float">
            <text:p>0.09772737</text:p>
          </table:table-cell>
          <table:table-cell office:value-type="float" office:value="259.524" calcext:value-type="float">
            <text:p>259.524</text:p>
          </table:table-cell>
          <table:table-cell office:value-type="float" office:value="1.1" calcext:value-type="float">
            <text:p>1.1</text:p>
          </table:table-cell>
          <table:table-cell office:value-type="float" office:value="-1.115021" calcext:value-type="float">
            <text:p>-1.115021</text:p>
          </table:table-cell>
          <table:table-cell office:value-type="float" office:value="-1.395203" calcext:value-type="float">
            <text:p>-1.395203</text:p>
          </table:table-cell>
          <table:table-cell office:value-type="float" office:value="-0.3842163" calcext:value-type="float">
            <text:p>-0.3842163</text:p>
          </table:table-cell>
          <table:table-cell office:value-type="float" office:value="-0.5315552" calcext:value-type="float">
            <text:p>-0.5315552</text:p>
          </table:table-cell>
          <table:table-cell office:value-type="float" office:value="-0.1152344" calcext:value-type="float">
            <text:p>-0.1152344</text:p>
          </table:table-cell>
          <table:table-cell office:value-type="float" office:value="-0.1610413" calcext:value-type="float">
            <text:p>-0.1610413</text:p>
          </table:table-cell>
          <table:table-cell office:value-type="float" office:value="-0.006713867" calcext:value-type="float">
            <text:p>-0.006713867</text:p>
          </table:table-cell>
          <table:table-cell office:value-type="float" office:value="-0.01620483" calcext:value-type="float">
            <text:p>-0.01620483</text:p>
          </table:table-cell>
          <table:table-cell office:value-type="float" office:value="0.1739502" calcext:value-type="float">
            <text:p>0.1739502</text:p>
          </table:table-cell>
          <table:table-cell office:value-type="float" office:value="0.164093" calcext:value-type="float">
            <text:p>0.164093</text:p>
          </table:table-cell>
          <table:table-cell office:value-type="float" office:value="0.3777466" calcext:value-type="float">
            <text:p>0.3777466</text:p>
          </table:table-cell>
          <table:table-cell office:value-type="float" office:value="0.367157" calcext:value-type="float">
            <text:p>0.3671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0" calcext:value-type="float">
            <text:p>16012000</text:p>
          </table:table-cell>
          <table:table-cell office:value-type="float" office:value="4.742999" calcext:value-type="float">
            <text:p>4.742999</text:p>
          </table:table-cell>
          <table:table-cell office:value-type="float" office:value="-5.05" calcext:value-type="float">
            <text:p>-5.05</text:p>
          </table:table-cell>
          <table:table-cell office:value-type="float" office:value="-22.5" calcext:value-type="float">
            <text:p>-22.5</text:p>
          </table:table-cell>
          <table:table-cell office:value-type="float" office:value="0.3907538" calcext:value-type="float">
            <text:p>0.3907538</text:p>
          </table:table-cell>
          <table:table-cell office:value-type="float" office:value="0.06465924" calcext:value-type="float">
            <text:p>0.06465924</text:p>
          </table:table-cell>
          <table:table-cell office:value-type="float" office:value="557.136" calcext:value-type="float">
            <text:p>557.136</text:p>
          </table:table-cell>
          <table:table-cell office:value-type="float" office:value="3.3" calcext:value-type="float">
            <text:p>3.3</text:p>
          </table:table-cell>
          <table:table-cell office:value-type="float" office:value="-1.086792" calcext:value-type="float">
            <text:p>-1.086792</text:p>
          </table:table-cell>
          <table:table-cell office:value-type="float" office:value="-1.400574" calcext:value-type="float">
            <text:p>-1.400574</text:p>
          </table:table-cell>
          <table:table-cell office:value-type="float" office:value="-0.5087585" calcext:value-type="float">
            <text:p>-0.5087585</text:p>
          </table:table-cell>
          <table:table-cell office:value-type="float" office:value="-0.5737305" calcext:value-type="float">
            <text:p>-0.5737305</text:p>
          </table:table-cell>
          <table:table-cell office:value-type="float" office:value="-0.1615295" calcext:value-type="float">
            <text:p>-0.1615295</text:p>
          </table:table-cell>
          <table:table-cell office:value-type="float" office:value="-0.190033" calcext:value-type="float">
            <text:p>-0.190033</text:p>
          </table:table-cell>
          <table:table-cell office:value-type="float" office:value="-0.01626587" calcext:value-type="float">
            <text:p>-0.01626587</text:p>
          </table:table-cell>
          <table:table-cell office:value-type="float" office:value="-0.02297974" calcext:value-type="float">
            <text:p>-0.02297974</text:p>
          </table:table-cell>
          <table:table-cell office:value-type="float" office:value="0.1639709" calcext:value-type="float">
            <text:p>0.1639709</text:p>
          </table:table-cell>
          <table:table-cell office:value-type="float" office:value="0.1553345" calcext:value-type="float">
            <text:p>0.1553345</text:p>
          </table:table-cell>
          <table:table-cell office:value-type="float" office:value="0.3670349" calcext:value-type="float">
            <text:p>0.3670349</text:p>
          </table:table-cell>
          <table:table-cell office:value-type="float" office:value="0.3564758" calcext:value-type="float">
            <text:p>0.35647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0" calcext:value-type="float">
            <text:p>17012000</text:p>
          </table:table-cell>
          <table:table-cell office:value-type="float" office:value="8.250481" calcext:value-type="float">
            <text:p>8.250481</text:p>
          </table:table-cell>
          <table:table-cell office:value-type="float" office:value="-18.15" calcext:value-type="float">
            <text:p>-18.15</text:p>
          </table:table-cell>
          <table:table-cell office:value-type="float" office:value="-26.1" calcext:value-type="float">
            <text:p>-26.1</text:p>
          </table:table-cell>
          <table:table-cell office:value-type="float" office:value="0.06816529" calcext:value-type="float">
            <text:p>0.06816529</text:p>
          </table:table-cell>
          <table:table-cell office:value-type="float" office:value="0.04470874" calcext:value-type="float">
            <text:p>0.04470874</text:p>
          </table:table-cell>
          <table:table-cell office:value-type="float" office:value="501.66" calcext:value-type="float">
            <text:p>501.66</text:p>
          </table:table-cell>
          <table:table-cell office:value-type="float" office:value="0" calcext:value-type="float">
            <text:p>0</text:p>
          </table:table-cell>
          <table:table-cell office:value-type="float" office:value="-1.092834" calcext:value-type="float">
            <text:p>-1.092834</text:p>
          </table:table-cell>
          <table:table-cell office:value-type="float" office:value="-1.334747" calcext:value-type="float">
            <text:p>-1.334747</text:p>
          </table:table-cell>
          <table:table-cell office:value-type="float" office:value="-0.5087585" calcext:value-type="float">
            <text:p>-0.5087585</text:p>
          </table:table-cell>
          <table:table-cell office:value-type="float" office:value="-0.5971985" calcext:value-type="float">
            <text:p>-0.5971985</text:p>
          </table:table-cell>
          <table:table-cell office:value-type="float" office:value="-0.1903076" calcext:value-type="float">
            <text:p>-0.1903076</text:p>
          </table:table-cell>
          <table:table-cell office:value-type="float" office:value="-0.2345276" calcext:value-type="float">
            <text:p>-0.2345276</text:p>
          </table:table-cell>
          <table:table-cell office:value-type="float" office:value="-0.02304077" calcext:value-type="float">
            <text:p>-0.02304077</text:p>
          </table:table-cell>
          <table:table-cell office:value-type="float" office:value="-0.03292847" calcext:value-type="float">
            <text:p>-0.03292847</text:p>
          </table:table-cell>
          <table:table-cell office:value-type="float" office:value="0.1552429" calcext:value-type="float">
            <text:p>0.1552429</text:p>
          </table:table-cell>
          <table:table-cell office:value-type="float" office:value="0.1441345" calcext:value-type="float">
            <text:p>0.1441345</text:p>
          </table:table-cell>
          <table:table-cell office:value-type="float" office:value="0.3563843" calcext:value-type="float">
            <text:p>0.3563843</text:p>
          </table:table-cell>
          <table:table-cell office:value-type="float" office:value="0.3442078" calcext:value-type="float">
            <text:p>0.34420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0" calcext:value-type="float">
            <text:p>18012000</text:p>
          </table:table-cell>
          <table:table-cell office:value-type="float" office:value="6.2892" calcext:value-type="float">
            <text:p>6.2892</text:p>
          </table:table-cell>
          <table:table-cell office:value-type="float" office:value="-16.55" calcext:value-type="float">
            <text:p>-16.55</text:p>
          </table:table-cell>
          <table:table-cell office:value-type="float" office:value="-23.25" calcext:value-type="float">
            <text:p>-23.25</text:p>
          </table:table-cell>
          <table:table-cell office:value-type="float" office:value="0.1036122" calcext:value-type="float">
            <text:p>0.1036122</text:p>
          </table:table-cell>
          <table:table-cell office:value-type="float" office:value="0.06742132" calcext:value-type="float">
            <text:p>0.06742132</text:p>
          </table:table-cell>
          <table:table-cell office:value-type="float" office:value="209.34" calcext:value-type="float">
            <text:p>209.34</text:p>
          </table:table-cell>
          <table:table-cell office:value-type="float" office:value="0" calcext:value-type="float">
            <text:p>0</text:p>
          </table:table-cell>
          <table:table-cell office:value-type="float" office:value="-1.337158" calcext:value-type="float">
            <text:p>-1.337158</text:p>
          </table:table-cell>
          <table:table-cell office:value-type="float" office:value="-1.479584" calcext:value-type="float">
            <text:p>-1.479584</text:p>
          </table:table-cell>
          <table:table-cell office:value-type="float" office:value="-0.598175" calcext:value-type="float">
            <text:p>-0.598175</text:p>
          </table:table-cell>
          <table:table-cell office:value-type="float" office:value="-0.6640625" calcext:value-type="float">
            <text:p>-0.6640625</text:p>
          </table:table-cell>
          <table:table-cell office:value-type="float" office:value="-0.2350769" calcext:value-type="float">
            <text:p>-0.2350769</text:p>
          </table:table-cell>
          <table:table-cell office:value-type="float" office:value="-0.2828979" calcext:value-type="float">
            <text:p>-0.2828979</text:p>
          </table:table-cell>
          <table:table-cell office:value-type="float" office:value="-0.03308105" calcext:value-type="float">
            <text:p>-0.03308105</text:p>
          </table:table-cell>
          <table:table-cell office:value-type="float" office:value="-0.04437256" calcext:value-type="float">
            <text:p>-0.04437256</text:p>
          </table:table-cell>
          <table:table-cell office:value-type="float" office:value="0.144043" calcext:value-type="float">
            <text:p>0.144043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0.3440247" calcext:value-type="float">
            <text:p>0.3440247</text:p>
          </table:table-cell>
          <table:table-cell office:value-type="float" office:value="0.3295288" calcext:value-type="float">
            <text:p>0.32952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0" calcext:value-type="float">
            <text:p>19012000</text:p>
          </table:table-cell>
          <table:table-cell office:value-type="float" office:value="7.934041" calcext:value-type="float">
            <text:p>7.934041</text:p>
          </table:table-cell>
          <table:table-cell office:value-type="float" office:value="-9.95" calcext:value-type="float">
            <text:p>-9.95</text:p>
          </table:table-cell>
          <table:table-cell office:value-type="float" office:value="-22.45" calcext:value-type="float">
            <text:p>-22.45</text:p>
          </table:table-cell>
          <table:table-cell office:value-type="float" office:value="0.1731737" calcext:value-type="float">
            <text:p>0.1731737</text:p>
          </table:table-cell>
          <table:table-cell office:value-type="float" office:value="0.09314106" calcext:value-type="float">
            <text:p>0.09314106</text:p>
          </table:table-cell>
          <table:table-cell office:value-type="float" office:value="116.424" calcext:value-type="float">
            <text:p>116.424</text:p>
          </table:table-cell>
          <table:table-cell office:value-type="float" office:value="0" calcext:value-type="float">
            <text:p>0</text:p>
          </table:table-cell>
          <table:table-cell office:value-type="float" office:value="-1.326172" calcext:value-type="float">
            <text:p>-1.326172</text:p>
          </table:table-cell>
          <table:table-cell office:value-type="float" office:value="-1.503143" calcext:value-type="float">
            <text:p>-1.503143</text:p>
          </table:table-cell>
          <table:table-cell office:value-type="float" office:value="-0.6646729" calcext:value-type="float">
            <text:p>-0.6646729</text:p>
          </table:table-cell>
          <table:table-cell office:value-type="float" office:value="-0.7038269" calcext:value-type="float">
            <text:p>-0.7038269</text:p>
          </table:table-cell>
          <table:table-cell office:value-type="float" office:value="-0.2832336" calcext:value-type="float">
            <text:p>-0.2832336</text:p>
          </table:table-cell>
          <table:table-cell office:value-type="float" office:value="-0.3130798" calcext:value-type="float">
            <text:p>-0.3130798</text:p>
          </table:table-cell>
          <table:table-cell office:value-type="float" office:value="-0.04452515" calcext:value-type="float">
            <text:p>-0.04452515</text:p>
          </table:table-cell>
          <table:table-cell office:value-type="float" office:value="-0.05297852" calcext:value-type="float">
            <text:p>-0.05297852</text:p>
          </table:table-cell>
          <table:table-cell office:value-type="float" office:value="0.1304932" calcext:value-type="float">
            <text:p>0.1304932</text:p>
          </table:table-cell>
          <table:table-cell office:value-type="float" office:value="0.1188049" calcext:value-type="float">
            <text:p>0.1188049</text:p>
          </table:table-cell>
          <table:table-cell office:value-type="float" office:value="0.3293762" calcext:value-type="float">
            <text:p>0.3293762</text:p>
          </table:table-cell>
          <table:table-cell office:value-type="float" office:value="0.3156433" calcext:value-type="float">
            <text:p>0.31564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0" calcext:value-type="float">
            <text:p>20012000</text:p>
          </table:table-cell>
          <table:table-cell office:value-type="float" office:value="4.486861" calcext:value-type="float">
            <text:p>4.486861</text:p>
          </table:table-cell>
          <table:table-cell office:value-type="float" office:value="-10.35" calcext:value-type="float">
            <text:p>-10.35</text:p>
          </table:table-cell>
          <table:table-cell office:value-type="float" office:value="-15.9" calcext:value-type="float">
            <text:p>-15.9</text:p>
          </table:table-cell>
          <table:table-cell office:value-type="float" office:value="0.2157294" calcext:value-type="float">
            <text:p>0.2157294</text:p>
          </table:table-cell>
          <table:table-cell office:value-type="float" office:value="0.1429362" calcext:value-type="float">
            <text:p>0.1429362</text:p>
          </table:table-cell>
          <table:table-cell office:value-type="float" office:value="302.148" calcext:value-type="float">
            <text:p>302.148</text:p>
          </table:table-cell>
          <table:table-cell office:value-type="float" office:value="0.2" calcext:value-type="float">
            <text:p>0.2</text:p>
          </table:table-cell>
          <table:table-cell office:value-type="float" office:value="-1.194977" calcext:value-type="float">
            <text:p>-1.194977</text:p>
          </table:table-cell>
          <table:table-cell office:value-type="float" office:value="-1.341095" calcext:value-type="float">
            <text:p>-1.341095</text:p>
          </table:table-cell>
          <table:table-cell office:value-type="float" office:value="-0.6221313" calcext:value-type="float">
            <text:p>-0.6221313</text:p>
          </table:table-cell>
          <table:table-cell office:value-type="float" office:value="-0.6663513" calcext:value-type="float">
            <text:p>-0.6663513</text:p>
          </table:table-cell>
          <table:table-cell office:value-type="float" office:value="-0.3127136" calcext:value-type="float">
            <text:p>-0.3127136</text:p>
          </table:table-cell>
          <table:table-cell office:value-type="float" office:value="-0.3186035" calcext:value-type="float">
            <text:p>-0.3186035</text:p>
          </table:table-cell>
          <table:table-cell office:value-type="float" office:value="-0.05300903" calcext:value-type="float">
            <text:p>-0.05300903</text:p>
          </table:table-cell>
          <table:table-cell office:value-type="float" office:value="-0.05548096" calcext:value-type="float">
            <text:p>-0.05548096</text:p>
          </table:table-cell>
          <table:table-cell office:value-type="float" office:value="0.1187439" calcext:value-type="float">
            <text:p>0.1187439</text:p>
          </table:table-cell>
          <table:table-cell office:value-type="float" office:value="0.1124268" calcext:value-type="float">
            <text:p>0.1124268</text:p>
          </table:table-cell>
          <table:table-cell office:value-type="float" office:value="0.3155212" calcext:value-type="float">
            <text:p>0.3155212</text:p>
          </table:table-cell>
          <table:table-cell office:value-type="float" office:value="0.3062134" calcext:value-type="float">
            <text:p>0.30621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0" calcext:value-type="float">
            <text:p>21012000</text:p>
          </table:table-cell>
          <table:table-cell office:value-type="float" office:value="8.601461" calcext:value-type="float">
            <text:p>8.601461</text:p>
          </table:table-cell>
          <table:table-cell office:value-type="float" office:value="-16.4" calcext:value-type="float">
            <text:p>-16.4</text:p>
          </table:table-cell>
          <table:table-cell office:value-type="float" office:value="-22.7" calcext:value-type="float">
            <text:p>-22.7</text:p>
          </table:table-cell>
          <table:table-cell office:value-type="float" office:value="0.133941" calcext:value-type="float">
            <text:p>0.133941</text:p>
          </table:table-cell>
          <table:table-cell office:value-type="float" office:value="0.07623609" calcext:value-type="float">
            <text:p>0.07623609</text:p>
          </table:table-cell>
          <table:table-cell office:value-type="float" office:value="481.248" calcext:value-type="float">
            <text:p>481.248</text:p>
          </table:table-cell>
          <table:table-cell office:value-type="float" office:value="0" calcext:value-type="float">
            <text:p>0</text:p>
          </table:table-cell>
          <table:table-cell office:value-type="float" office:value="-1.198822" calcext:value-type="float">
            <text:p>-1.198822</text:p>
          </table:table-cell>
          <table:table-cell office:value-type="float" office:value="-1.373444" calcext:value-type="float">
            <text:p>-1.373444</text:p>
          </table:table-cell>
          <table:table-cell office:value-type="float" office:value="-0.6218567" calcext:value-type="float">
            <text:p>-0.6218567</text:p>
          </table:table-cell>
          <table:table-cell office:value-type="float" office:value="-0.6747742" calcext:value-type="float">
            <text:p>-0.6747742</text:p>
          </table:table-cell>
          <table:table-cell office:value-type="float" office:value="-0.3121338" calcext:value-type="float">
            <text:p>-0.3121338</text:p>
          </table:table-cell>
          <table:table-cell office:value-type="float" office:value="-0.3239136" calcext:value-type="float">
            <text:p>-0.3239136</text:p>
          </table:table-cell>
          <table:table-cell office:value-type="float" office:value="-0.05517578" calcext:value-type="float">
            <text:p>-0.05517578</text:p>
          </table:table-cell>
          <table:table-cell office:value-type="float" office:value="-0.0597229" calcext:value-type="float">
            <text:p>-0.0597229</text:p>
          </table:table-cell>
          <table:table-cell office:value-type="float" office:value="0.1123962" calcext:value-type="float">
            <text:p>0.1123962</text:p>
          </table:table-cell>
          <table:table-cell office:value-type="float" office:value="0.1049805" calcext:value-type="float">
            <text:p>0.1049805</text:p>
          </table:table-cell>
          <table:table-cell office:value-type="float" office:value="0.3061218" calcext:value-type="float">
            <text:p>0.3061218</text:p>
          </table:table-cell>
          <table:table-cell office:value-type="float" office:value="0.296875" calcext:value-type="float">
            <text:p>0.2968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0" calcext:value-type="float">
            <text:p>22012000</text:p>
          </table:table-cell>
          <table:table-cell office:value-type="float" office:value="8.79084" calcext:value-type="float">
            <text:p>8.79084</text:p>
          </table:table-cell>
          <table:table-cell office:value-type="float" office:value="-19.25" calcext:value-type="float">
            <text:p>-19.25</text:p>
          </table:table-cell>
          <table:table-cell office:value-type="float" office:value="-25.05" calcext:value-type="float">
            <text:p>-25.05</text:p>
          </table:table-cell>
          <table:table-cell office:value-type="float" office:value="0.08046985" calcext:value-type="float">
            <text:p>0.08046985</text:p>
          </table:table-cell>
          <table:table-cell office:value-type="float" office:value="0.05826584" calcext:value-type="float">
            <text:p>0.05826584</text:p>
          </table:table-cell>
          <table:table-cell office:value-type="float" office:value="366.804" calcext:value-type="float">
            <text:p>366.804</text:p>
          </table:table-cell>
          <table:table-cell office:value-type="float" office:value="0" calcext:value-type="float">
            <text:p>0</text:p>
          </table:table-cell>
          <table:table-cell office:value-type="float" office:value="-1.376526" calcext:value-type="float">
            <text:p>-1.376526</text:p>
          </table:table-cell>
          <table:table-cell office:value-type="float" office:value="-1.567505" calcext:value-type="float">
            <text:p>-1.567505</text:p>
          </table:table-cell>
          <table:table-cell office:value-type="float" office:value="-0.6757202" calcext:value-type="float">
            <text:p>-0.6757202</text:p>
          </table:table-cell>
          <table:table-cell office:value-type="float" office:value="-0.757019" calcext:value-type="float">
            <text:p>-0.757019</text:p>
          </table:table-cell>
          <table:table-cell office:value-type="float" office:value="-0.3241272" calcext:value-type="float">
            <text:p>-0.3241272</text:p>
          </table:table-cell>
          <table:table-cell office:value-type="float" office:value="-0.3543396" calcext:value-type="float">
            <text:p>-0.3543396</text:p>
          </table:table-cell>
          <table:table-cell office:value-type="float" office:value="-0.05978394" calcext:value-type="float">
            <text:p>-0.05978394</text:p>
          </table:table-cell>
          <table:table-cell office:value-type="float" office:value="-0.0687561" calcext:value-type="float">
            <text:p>-0.0687561</text:p>
          </table:table-cell>
          <table:table-cell office:value-type="float" office:value="0.1048889" calcext:value-type="float">
            <text:p>0.1048889</text:p>
          </table:table-cell>
          <table:table-cell office:value-type="float" office:value="0.09344482" calcext:value-type="float">
            <text:p>0.09344482</text:p>
          </table:table-cell>
          <table:table-cell office:value-type="float" office:value="0.2967834" calcext:value-type="float">
            <text:p>0.2967834</text:p>
          </table:table-cell>
          <table:table-cell office:value-type="float" office:value="0.2840881" calcext:value-type="float">
            <text:p>0.28408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0" calcext:value-type="float">
            <text:p>23012000</text:p>
          </table:table-cell>
          <table:table-cell office:value-type="float" office:value="6.66432" calcext:value-type="float">
            <text:p>6.66432</text:p>
          </table:table-cell>
          <table:table-cell office:value-type="float" office:value="-14.05" calcext:value-type="float">
            <text:p>-14.05</text:p>
          </table:table-cell>
          <table:table-cell office:value-type="float" office:value="-24" calcext:value-type="float">
            <text:p>-24</text:p>
          </table:table-cell>
          <table:table-cell office:value-type="float" office:value="0.1761436" calcext:value-type="float">
            <text:p>0.1761436</text:p>
          </table:table-cell>
          <table:table-cell office:value-type="float" office:value="0.07772151" calcext:value-type="float">
            <text:p>0.07772151</text:p>
          </table:table-cell>
          <table:table-cell office:value-type="float" office:value="337.284" calcext:value-type="float">
            <text:p>337.284</text:p>
          </table:table-cell>
          <table:table-cell office:value-type="float" office:value="0.5" calcext:value-type="float">
            <text:p>0.5</text:p>
          </table:table-cell>
          <table:table-cell office:value-type="float" office:value="-1.501709" calcext:value-type="float">
            <text:p>-1.501709</text:p>
          </table:table-cell>
          <table:table-cell office:value-type="float" office:value="-1.694855" calcext:value-type="float">
            <text:p>-1.694855</text:p>
          </table:table-cell>
          <table:table-cell office:value-type="float" office:value="-0.7579956" calcext:value-type="float">
            <text:p>-0.7579956</text:p>
          </table:table-cell>
          <table:table-cell office:value-type="float" office:value="-0.813385" calcext:value-type="float">
            <text:p>-0.813385</text:p>
          </table:table-cell>
          <table:table-cell office:value-type="float" office:value="-0.3546448" calcext:value-type="float">
            <text:p>-0.3546448</text:p>
          </table:table-cell>
          <table:table-cell office:value-type="float" office:value="-0.3770142" calcext:value-type="float">
            <text:p>-0.3770142</text:p>
          </table:table-cell>
          <table:table-cell office:value-type="float" office:value="-0.06884766" calcext:value-type="float">
            <text:p>-0.06884766</text:p>
          </table:table-cell>
          <table:table-cell office:value-type="float" office:value="-0.07702637" calcext:value-type="float">
            <text:p>-0.07702637</text:p>
          </table:table-cell>
          <table:table-cell office:value-type="float" office:value="0.09329224" calcext:value-type="float">
            <text:p>0.09329224</text:p>
          </table:table-cell>
          <table:table-cell office:value-type="float" office:value="0.08163452" calcext:value-type="float">
            <text:p>0.08163452</text:p>
          </table:table-cell>
          <table:table-cell office:value-type="float" office:value="0.2839966" calcext:value-type="float">
            <text:p>0.2839966</text:p>
          </table:table-cell>
          <table:table-cell office:value-type="float" office:value="0.2704163" calcext:value-type="float">
            <text:p>0.27041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0" calcext:value-type="float">
            <text:p>24012000</text:p>
          </table:table-cell>
          <table:table-cell office:value-type="float" office:value="7.62264" calcext:value-type="float">
            <text:p>7.62264</text:p>
          </table:table-cell>
          <table:table-cell office:value-type="float" office:value="-3.2" calcext:value-type="float">
            <text:p>-3.2</text:p>
          </table:table-cell>
          <table:table-cell office:value-type="float" office:value="-15.5" calcext:value-type="float">
            <text:p>-15.5</text:p>
          </table:table-cell>
          <table:table-cell office:value-type="float" office:value="0.2997225" calcext:value-type="float">
            <text:p>0.2997225</text:p>
          </table:table-cell>
          <table:table-cell office:value-type="float" office:value="0.1757925" calcext:value-type="float">
            <text:p>0.1757925</text:p>
          </table:table-cell>
          <table:table-cell office:value-type="float" office:value="201.204" calcext:value-type="float">
            <text:p>201.204</text:p>
          </table:table-cell>
          <table:table-cell office:value-type="float" office:value="0.4" calcext:value-type="float">
            <text:p>0.4</text:p>
          </table:table-cell>
          <table:table-cell office:value-type="float" office:value="-1.141876" calcext:value-type="float">
            <text:p>-1.141876</text:p>
          </table:table-cell>
          <table:table-cell office:value-type="float" office:value="-1.501465" calcext:value-type="float">
            <text:p>-1.501465</text:p>
          </table:table-cell>
          <table:table-cell office:value-type="float" office:value="-0.6400757" calcext:value-type="float">
            <text:p>-0.6400757</text:p>
          </table:table-cell>
          <table:table-cell office:value-type="float" office:value="-0.7666016" calcext:value-type="float">
            <text:p>-0.7666016</text:p>
          </table:table-cell>
          <table:table-cell office:value-type="float" office:value="-0.3454285" calcext:value-type="float">
            <text:p>-0.345428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07449341" calcext:value-type="float">
            <text:p>-0.07449341</text:p>
          </table:table-cell>
          <table:table-cell office:value-type="float" office:value="-0.07809448" calcext:value-type="float">
            <text:p>-0.07809448</text:p>
          </table:table-cell>
          <table:table-cell office:value-type="float" office:value="0.08154297" calcext:value-type="float">
            <text:p>0.08154297</text:p>
          </table:table-cell>
          <table:table-cell office:value-type="float" office:value="0.07800293" calcext:value-type="float">
            <text:p>0.07800293</text:p>
          </table:table-cell>
          <table:table-cell office:value-type="float" office:value="0.2702942" calcext:value-type="float">
            <text:p>0.2702942</text:p>
          </table:table-cell>
          <table:table-cell office:value-type="float" office:value="0.263855" calcext:value-type="float">
            <text:p>0.2638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0" calcext:value-type="float">
            <text:p>25012000</text:p>
          </table:table-cell>
          <table:table-cell office:value-type="float" office:value="3.94668" calcext:value-type="float">
            <text:p>3.94668</text:p>
          </table:table-cell>
          <table:table-cell office:value-type="float" office:value="-5.3" calcext:value-type="float">
            <text:p>-5.3</text:p>
          </table:table-cell>
          <table:table-cell office:value-type="float" office:value="-15.8" calcext:value-type="float">
            <text:p>-15.8</text:p>
          </table:table-cell>
          <table:table-cell office:value-type="float" office:value="0.3500096" calcext:value-type="float">
            <text:p>0.3500096</text:p>
          </table:table-cell>
          <table:table-cell office:value-type="float" office:value="0.171711" calcext:value-type="float">
            <text:p>0.171711</text:p>
          </table:table-cell>
          <table:table-cell office:value-type="float" office:value="306.576" calcext:value-type="float">
            <text:p>306.576</text:p>
          </table:table-cell>
          <table:table-cell office:value-type="float" office:value="4" calcext:value-type="float">
            <text:p>4</text:p>
          </table:table-cell>
          <table:table-cell office:value-type="float" office:value="-1.091309" calcext:value-type="float">
            <text:p>-1.091309</text:p>
          </table:table-cell>
          <table:table-cell office:value-type="float" office:value="-1.2341" calcext:value-type="float">
            <text:p>-1.2341</text:p>
          </table:table-cell>
          <table:table-cell office:value-type="float" office:value="-0.592804" calcext:value-type="float">
            <text:p>-0.592804</text:p>
          </table:table-cell>
          <table:table-cell office:value-type="float" office:value="-0.6388245" calcext:value-type="float">
            <text:p>-0.6388245</text:p>
          </table:table-cell>
          <table:table-cell office:value-type="float" office:value="-0.3153076" calcext:value-type="float">
            <text:p>-0.3153076</text:p>
          </table:table-cell>
          <table:table-cell office:value-type="float" office:value="-0.3448792" calcext:value-type="float">
            <text:p>-0.3448792</text:p>
          </table:table-cell>
          <table:table-cell office:value-type="float" office:value="-0.07028198" calcext:value-type="float">
            <text:p>-0.07028198</text:p>
          </table:table-cell>
          <table:table-cell office:value-type="float" office:value="-0.07437134" calcext:value-type="float">
            <text:p>-0.07437134</text:p>
          </table:table-cell>
          <table:table-cell office:value-type="float" office:value="0.07937622" calcext:value-type="float">
            <text:p>0.07937622</text:p>
          </table:table-cell>
          <table:table-cell office:value-type="float" office:value="0.0786438" calcext:value-type="float">
            <text:p>0.0786438</text:p>
          </table:table-cell>
          <table:table-cell office:value-type="float" office:value="0.263855" calcext:value-type="float">
            <text:p>0.263855</text:p>
          </table:table-cell>
          <table:table-cell office:value-type="float" office:value="0.2613525" calcext:value-type="float">
            <text:p>0.26135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0" calcext:value-type="float">
            <text:p>26012000</text:p>
          </table:table-cell>
          <table:table-cell office:value-type="float" office:value="4.51548" calcext:value-type="float">
            <text:p>4.51548</text:p>
          </table:table-cell>
          <table:table-cell office:value-type="float" office:value="-6.6" calcext:value-type="float">
            <text:p>-6.6</text:p>
          </table:table-cell>
          <table:table-cell office:value-type="float" office:value="-16" calcext:value-type="float">
            <text:p>-16</text:p>
          </table:table-cell>
          <table:table-cell office:value-type="float" office:value="0.3302288" calcext:value-type="float">
            <text:p>0.3302288</text:p>
          </table:table-cell>
          <table:table-cell office:value-type="float" office:value="0.1255892" calcext:value-type="float">
            <text:p>0.1255892</text:p>
          </table:table-cell>
          <table:table-cell office:value-type="float" office:value="600.912" calcext:value-type="float">
            <text:p>600.912</text:p>
          </table:table-cell>
          <table:table-cell office:value-type="float" office:value="1.7" calcext:value-type="float">
            <text:p>1.7</text:p>
          </table:table-cell>
          <table:table-cell office:value-type="float" office:value="-0.9640808" calcext:value-type="float">
            <text:p>-0.9640808</text:p>
          </table:table-cell>
          <table:table-cell office:value-type="float" office:value="-1.089935" calcext:value-type="float">
            <text:p>-1.089935</text:p>
          </table:table-cell>
          <table:table-cell office:value-type="float" office:value="-0.5261536" calcext:value-type="float">
            <text:p>-0.5261536</text:p>
          </table:table-cell>
          <table:table-cell office:value-type="float" office:value="-0.5918274" calcext:value-type="float">
            <text:p>-0.5918274</text:p>
          </table:table-cell>
          <table:table-cell office:value-type="float" office:value="-0.2832642" calcext:value-type="float">
            <text:p>-0.2832642</text:p>
          </table:table-cell>
          <table:table-cell office:value-type="float" office:value="-0.315033" calcext:value-type="float">
            <text:p>-0.315033</text:p>
          </table:table-cell>
          <table:table-cell office:value-type="float" office:value="-0.06668091" calcext:value-type="float">
            <text:p>-0.06668091</text:p>
          </table:table-cell>
          <table:table-cell office:value-type="float" office:value="-0.07025146" calcext:value-type="float">
            <text:p>-0.07025146</text:p>
          </table:table-cell>
          <table:table-cell office:value-type="float" office:value="0.0803833" calcext:value-type="float">
            <text:p>0.0803833</text:p>
          </table:table-cell>
          <table:table-cell office:value-type="float" office:value="0.07919312" calcext:value-type="float">
            <text:p>0.07919312</text:p>
          </table:table-cell>
          <table:table-cell office:value-type="float" office:value="0.261322" calcext:value-type="float">
            <text:p>0.261322</text:p>
          </table:table-cell>
          <table:table-cell office:value-type="float" office:value="0.259613" calcext:value-type="float">
            <text:p>0.2596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0" calcext:value-type="float">
            <text:p>27012000</text:p>
          </table:table-cell>
          <table:table-cell office:value-type="float" office:value="9.24264" calcext:value-type="float">
            <text:p>9.24264</text:p>
          </table:table-cell>
          <table:table-cell office:value-type="float" office:value="-12.55" calcext:value-type="float">
            <text:p>-12.55</text:p>
          </table:table-cell>
          <table:table-cell office:value-type="float" office:value="-19.45" calcext:value-type="float">
            <text:p>-19.45</text:p>
          </table:table-cell>
          <table:table-cell office:value-type="float" office:value="0.1224896" calcext:value-type="float">
            <text:p>0.1224896</text:p>
          </table:table-cell>
          <table:table-cell office:value-type="float" office:value="0.09757274" calcext:value-type="float">
            <text:p>0.09757274</text:p>
          </table:table-cell>
          <table:table-cell office:value-type="float" office:value="544.788" calcext:value-type="float">
            <text:p>544.788</text:p>
          </table:table-cell>
          <table:table-cell office:value-type="float" office:value="0" calcext:value-type="float">
            <text:p>0</text:p>
          </table:table-cell>
          <table:table-cell office:value-type="float" office:value="-0.9845581" calcext:value-type="float">
            <text:p>-0.9845581</text:p>
          </table:table-cell>
          <table:table-cell office:value-type="float" office:value="-1.153381" calcext:value-type="float">
            <text:p>-1.153381</text:p>
          </table:table-cell>
          <table:table-cell office:value-type="float" office:value="-0.5267944" calcext:value-type="float">
            <text:p>-0.5267944</text:p>
          </table:table-cell>
          <table:table-cell office:value-type="float" office:value="-0.5769958" calcext:value-type="float">
            <text:p>-0.5769958</text:p>
          </table:table-cell>
          <table:table-cell office:value-type="float" office:value="-0.2814941" calcext:value-type="float">
            <text:p>-0.2814941</text:p>
          </table:table-cell>
          <table:table-cell office:value-type="float" office:value="-0.2867432" calcext:value-type="float">
            <text:p>-0.2867432</text:p>
          </table:table-cell>
          <table:table-cell office:value-type="float" office:value="-0.06710815" calcext:value-type="float">
            <text:p>-0.06710815</text:p>
          </table:table-cell>
          <table:table-cell office:value-type="float" office:value="-0.07501221" calcext:value-type="float">
            <text:p>-0.07501221</text:p>
          </table:table-cell>
          <table:table-cell office:value-type="float" office:value="0.0796814" calcext:value-type="float">
            <text:p>0.0796814</text:p>
          </table:table-cell>
          <table:table-cell office:value-type="float" office:value="0.07092285" calcext:value-type="float">
            <text:p>0.07092285</text:p>
          </table:table-cell>
          <table:table-cell office:value-type="float" office:value="0.2595825" calcext:value-type="float">
            <text:p>0.2595825</text:p>
          </table:table-cell>
          <table:table-cell office:value-type="float" office:value="0.2501831" calcext:value-type="float">
            <text:p>0.25018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0" calcext:value-type="float">
            <text:p>28012000</text:p>
          </table:table-cell>
          <table:table-cell office:value-type="float" office:value="5.7672" calcext:value-type="float">
            <text:p>5.7672</text:p>
          </table:table-cell>
          <table:table-cell office:value-type="float" office:value="-9.75" calcext:value-type="float">
            <text:p>-9.75</text:p>
          </table:table-cell>
          <table:table-cell office:value-type="float" office:value="-19.55" calcext:value-type="float">
            <text:p>-19.55</text:p>
          </table:table-cell>
          <table:table-cell office:value-type="float" office:value="0.14551" calcext:value-type="float">
            <text:p>0.14551</text:p>
          </table:table-cell>
          <table:table-cell office:value-type="float" office:value="0.09701465" calcext:value-type="float">
            <text:p>0.09701465</text:p>
          </table:table-cell>
          <table:table-cell office:value-type="float" office:value="386.748" calcext:value-type="float">
            <text:p>386.748</text:p>
          </table:table-cell>
          <table:table-cell office:value-type="float" office:value="0" calcext:value-type="float">
            <text:p>0</text:p>
          </table:table-cell>
          <table:table-cell office:value-type="float" office:value="-1.155121" calcext:value-type="float">
            <text:p>-1.155121</text:p>
          </table:table-cell>
          <table:table-cell office:value-type="float" office:value="-1.276978" calcext:value-type="float">
            <text:p>-1.276978</text:p>
          </table:table-cell>
          <table:table-cell office:value-type="float" office:value="-0.5775452" calcext:value-type="float">
            <text:p>-0.5775452</text:p>
          </table:table-cell>
          <table:table-cell office:value-type="float" office:value="-0.6227417" calcext:value-type="float">
            <text:p>-0.6227417</text:p>
          </table:table-cell>
          <table:table-cell office:value-type="float" office:value="-0.2868652" calcext:value-type="float">
            <text:p>-0.2868652</text:p>
          </table:table-cell>
          <table:table-cell office:value-type="float" office:value="-0.3036804" calcext:value-type="float">
            <text:p>-0.3036804</text:p>
          </table:table-cell>
          <table:table-cell office:value-type="float" office:value="-0.07510376" calcext:value-type="float">
            <text:p>-0.07510376</text:p>
          </table:table-cell>
          <table:table-cell office:value-type="float" office:value="-0.08831787" calcext:value-type="float">
            <text:p>-0.08831787</text:p>
          </table:table-cell>
          <table:table-cell office:value-type="float" office:value="0.07077026" calcext:value-type="float">
            <text:p>0.07077026</text:p>
          </table:table-cell>
          <table:table-cell office:value-type="float" office:value="0.05667114" calcext:value-type="float">
            <text:p>0.05667114</text:p>
          </table:table-cell>
          <table:table-cell office:value-type="float" office:value="0.250061" calcext:value-type="float">
            <text:p>0.250061</text:p>
          </table:table-cell>
          <table:table-cell office:value-type="float" office:value="0.2354126" calcext:value-type="float">
            <text:p>0.23541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0" calcext:value-type="float">
            <text:p>29012000</text:p>
          </table:table-cell>
          <table:table-cell office:value-type="float" office:value="9.57456" calcext:value-type="float">
            <text:p>9.57456</text:p>
          </table:table-cell>
          <table:table-cell office:value-type="float" office:value="-3.2" calcext:value-type="float">
            <text:p>-3.2</text:p>
          </table:table-cell>
          <table:table-cell office:value-type="float" office:value="-17.85" calcext:value-type="float">
            <text:p>-17.85</text:p>
          </table:table-cell>
          <table:table-cell office:value-type="float" office:value="0.2528292" calcext:value-type="float">
            <text:p>0.2528292</text:p>
          </table:table-cell>
          <table:table-cell office:value-type="float" office:value="0.1134914" calcext:value-type="float">
            <text:p>0.1134914</text:p>
          </table:table-cell>
          <table:table-cell office:value-type="float" office:value="170.136" calcext:value-type="float">
            <text:p>170.136</text:p>
          </table:table-cell>
          <table:table-cell office:value-type="float" office:value="0" calcext:value-type="float">
            <text:p>0</text:p>
          </table:table-cell>
          <table:table-cell office:value-type="float" office:value="-1.09201" calcext:value-type="float">
            <text:p>-1.09201</text:p>
          </table:table-cell>
          <table:table-cell office:value-type="float" office:value="-1.256989" calcext:value-type="float">
            <text:p>-1.256989</text:p>
          </table:table-cell>
          <table:table-cell office:value-type="float" office:value="-0.5880127" calcext:value-type="float">
            <text:p>-0.5880127</text:p>
          </table:table-cell>
          <table:table-cell office:value-type="float" office:value="-0.6289062" calcext:value-type="float">
            <text:p>-0.6289062</text:p>
          </table:table-cell>
          <table:table-cell office:value-type="float" office:value="-0.3036804" calcext:value-type="float">
            <text:p>-0.3036804</text:p>
          </table:table-cell>
          <table:table-cell office:value-type="float" office:value="-0.3125305" calcext:value-type="float">
            <text:p>-0.3125305</text:p>
          </table:table-cell>
          <table:table-cell office:value-type="float" office:value="-0.08847046" calcext:value-type="float">
            <text:p>-0.08847046</text:p>
          </table:table-cell>
          <table:table-cell office:value-type="float" office:value="-0.1021423" calcext:value-type="float">
            <text:p>-0.1021423</text:p>
          </table:table-cell>
          <table:table-cell office:value-type="float" office:value="0.05654907" calcext:value-type="float">
            <text:p>0.05654907</text:p>
          </table:table-cell>
          <table:table-cell office:value-type="float" office:value="0.0413208" calcext:value-type="float">
            <text:p>0.0413208</text:p>
          </table:table-cell>
          <table:table-cell office:value-type="float" office:value="0.2352295" calcext:value-type="float">
            <text:p>0.2352295</text:p>
          </table:table-cell>
          <table:table-cell office:value-type="float" office:value="0.2187805" calcext:value-type="float">
            <text:p>0.21878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0" calcext:value-type="float">
            <text:p>30012000</text:p>
          </table:table-cell>
          <table:table-cell office:value-type="float" office:value="7.2396" calcext:value-type="float">
            <text:p>7.2396</text:p>
          </table:table-cell>
          <table:table-cell office:value-type="float" office:value="-3.1" calcext:value-type="float">
            <text:p>-3.1</text:p>
          </table:table-cell>
          <table:table-cell office:value-type="float" office:value="-15.3" calcext:value-type="float">
            <text:p>-15.3</text:p>
          </table:table-cell>
          <table:table-cell office:value-type="float" office:value="0.3563548" calcext:value-type="float">
            <text:p>0.3563548</text:p>
          </table:table-cell>
          <table:table-cell office:value-type="float" office:value="0.1791686" calcext:value-type="float">
            <text:p>0.1791686</text:p>
          </table:table-cell>
          <table:table-cell office:value-type="float" office:value="144.108" calcext:value-type="float">
            <text:p>144.108</text:p>
          </table:table-cell>
          <table:table-cell office:value-type="float" office:value="1.4" calcext:value-type="float">
            <text:p>1.4</text:p>
          </table:table-cell>
          <table:table-cell office:value-type="float" office:value="-0.9835205" calcext:value-type="float">
            <text:p>-0.9835205</text:p>
          </table:table-cell>
          <table:table-cell office:value-type="float" office:value="-1.134552" calcext:value-type="float">
            <text:p>-1.134552</text:p>
          </table:table-cell>
          <table:table-cell office:value-type="float" office:value="-0.5495911" calcext:value-type="float">
            <text:p>-0.5495911</text:p>
          </table:table-cell>
          <table:table-cell office:value-type="float" office:value="-0.5899048" calcext:value-type="float">
            <text:p>-0.5899048</text:p>
          </table:table-cell>
          <table:table-cell office:value-type="float" office:value="-0.3052979" calcext:value-type="float">
            <text:p>-0.3052979</text:p>
          </table:table-cell>
          <table:table-cell office:value-type="float" office:value="-0.3108521" calcext:value-type="float">
            <text:p>-0.3108521</text:p>
          </table:table-cell>
          <table:table-cell office:value-type="float" office:value="-0.1022949" calcext:value-type="float">
            <text:p>-0.1022949</text:p>
          </table:table-cell>
          <table:table-cell office:value-type="float" office:value="-0.115509" calcext:value-type="float">
            <text:p>-0.115509</text:p>
          </table:table-cell>
          <table:table-cell office:value-type="float" office:value="0.04116821" calcext:value-type="float">
            <text:p>0.04116821</text:p>
          </table:table-cell>
          <table:table-cell office:value-type="float" office:value="0.02615356" calcext:value-type="float">
            <text:p>0.02615356</text:p>
          </table:table-cell>
          <table:table-cell office:value-type="float" office:value="0.2186584" calcext:value-type="float">
            <text:p>0.2186584</text:p>
          </table:table-cell>
          <table:table-cell office:value-type="float" office:value="0.2020264" calcext:value-type="float">
            <text:p>0.20202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0" calcext:value-type="float">
            <text:p>31012000</text:p>
          </table:table-cell>
          <table:table-cell office:value-type="float" office:value="4.56588" calcext:value-type="float">
            <text:p>4.56588</text:p>
          </table:table-cell>
          <table:table-cell office:value-type="float" office:value="0.15" calcext:value-type="float">
            <text:p>0.15</text:p>
          </table:table-cell>
          <table:table-cell office:value-type="float" office:value="-6.05" calcext:value-type="float">
            <text:p>-6.05</text:p>
          </table:table-cell>
          <table:table-cell office:value-type="float" office:value="0.5958969" calcext:value-type="float">
            <text:p>0.5958969</text:p>
          </table:table-cell>
          <table:table-cell office:value-type="float" office:value="0.3862085" calcext:value-type="float">
            <text:p>0.3862085</text:p>
          </table:table-cell>
          <table:table-cell office:value-type="float" office:value="270.18" calcext:value-type="float">
            <text:p>270.18</text:p>
          </table:table-cell>
          <table:table-cell office:value-type="float" office:value="2.5" calcext:value-type="float">
            <text:p>2.5</text:p>
          </table:table-cell>
          <table:table-cell office:value-type="float" office:value="-0.7264099" calcext:value-type="float">
            <text:p>-0.7264099</text:p>
          </table:table-cell>
          <table:table-cell office:value-type="float" office:value="-0.9819031" calcext:value-type="float">
            <text:p>-0.9819031</text:p>
          </table:table-cell>
          <table:table-cell office:value-type="float" office:value="-0.4572449" calcext:value-type="float">
            <text:p>-0.4572449</text:p>
          </table:table-cell>
          <table:table-cell office:value-type="float" office:value="-0.5487976" calcext:value-type="float">
            <text:p>-0.5487976</text:p>
          </table:table-cell>
          <table:table-cell office:value-type="float" office:value="-0.2838745" calcext:value-type="float">
            <text:p>-0.2838745</text:p>
          </table:table-cell>
          <table:table-cell office:value-type="float" office:value="-0.3052368" calcext:value-type="float">
            <text:p>-0.3052368</text:p>
          </table:table-cell>
          <table:table-cell office:value-type="float" office:value="-0.1155701" calcext:value-type="float">
            <text:p>-0.1155701</text:p>
          </table:table-cell>
          <table:table-cell office:value-type="float" office:value="-0.1246033" calcext:value-type="float">
            <text:p>-0.1246033</text:p>
          </table:table-cell>
          <table:table-cell office:value-type="float" office:value="0.02603149" calcext:value-type="float">
            <text:p>0.02603149</text:p>
          </table:table-cell>
          <table:table-cell office:value-type="float" office:value="0.01437378" calcext:value-type="float">
            <text:p>0.01437378</text:p>
          </table:table-cell>
          <table:table-cell office:value-type="float" office:value="0.2018738" calcext:value-type="float">
            <text:p>0.2018738</text:p>
          </table:table-cell>
          <table:table-cell office:value-type="float" office:value="0.1878052" calcext:value-type="float">
            <text:p>0.18780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7.4574" calcext:value-type="float">
            <text:p>7.4574</text:p>
          </table:table-cell>
          <table:table-cell office:value-type="float" office:value="-2.75" calcext:value-type="float">
            <text:p>-2.75</text:p>
          </table:table-cell>
          <table:table-cell office:value-type="float" office:value="-12.5" calcext:value-type="float">
            <text:p>-12.5</text:p>
          </table:table-cell>
          <table:table-cell office:value-type="float" office:value="0.4843115" calcext:value-type="float">
            <text:p>0.4843115</text:p>
          </table:table-cell>
          <table:table-cell office:value-type="float" office:value="0.1699613" calcext:value-type="float">
            <text:p>0.1699613</text:p>
          </table:table-cell>
          <table:table-cell office:value-type="float" office:value="421.956" calcext:value-type="float">
            <text:p>421.956</text:p>
          </table:table-cell>
          <table:table-cell office:value-type="float" office:value="1" calcext:value-type="float">
            <text:p>1</text:p>
          </table:table-cell>
          <table:table-cell office:value-type="float" office:value="-0.6467285" calcext:value-type="float">
            <text:p>-0.6467285</text:p>
          </table:table-cell>
          <table:table-cell office:value-type="float" office:value="-0.7239075" calcext:value-type="float">
            <text:p>-0.7239075</text:p>
          </table:table-cell>
          <table:table-cell office:value-type="float" office:value="-0.4056396" calcext:value-type="float">
            <text:p>-0.4056396</text:p>
          </table:table-cell>
          <table:table-cell office:value-type="float" office:value="-0.4561462" calcext:value-type="float">
            <text:p>-0.4561462</text:p>
          </table:table-cell>
          <table:table-cell office:value-type="float" office:value="-0.2612915" calcext:value-type="float">
            <text:p>-0.2612915</text:p>
          </table:table-cell>
          <table:table-cell office:value-type="float" office:value="-0.2835083" calcext:value-type="float">
            <text:p>-0.2835083</text:p>
          </table:table-cell>
          <table:table-cell office:value-type="float" office:value="-0.1246948" calcext:value-type="float">
            <text:p>-0.1246948</text:p>
          </table:table-cell>
          <table:table-cell office:value-type="float" office:value="-0.1289978" calcext:value-type="float">
            <text:p>-0.1289978</text:p>
          </table:table-cell>
          <table:table-cell office:value-type="float" office:value="0.01431274" calcext:value-type="float">
            <text:p>0.01431274</text:p>
          </table:table-cell>
          <table:table-cell office:value-type="float" office:value="0.007415771" calcext:value-type="float">
            <text:p>0.007415771</text:p>
          </table:table-cell>
          <table:table-cell office:value-type="float" office:value="0.1876526" calcext:value-type="float">
            <text:p>0.1876526</text:p>
          </table:table-cell>
          <table:table-cell office:value-type="float" office:value="0.1778564" calcext:value-type="float">
            <text:p>0.17785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0" calcext:value-type="float">
            <text:p>2022000</text:p>
          </table:table-cell>
          <table:table-cell office:value-type="float" office:value="10.0926" calcext:value-type="float">
            <text:p>10.0926</text:p>
          </table:table-cell>
          <table:table-cell office:value-type="float" office:value="-10.65" calcext:value-type="float">
            <text:p>-10.65</text:p>
          </table:table-cell>
          <table:table-cell office:value-type="float" office:value="-16.8" calcext:value-type="float">
            <text:p>-16.8</text:p>
          </table:table-cell>
          <table:table-cell office:value-type="float" office:value="0.1816504" calcext:value-type="float">
            <text:p>0.1816504</text:p>
          </table:table-cell>
          <table:table-cell office:value-type="float" office:value="0.1058158" calcext:value-type="float">
            <text:p>0.1058158</text:p>
          </table:table-cell>
          <table:table-cell office:value-type="float" office:value="394.704" calcext:value-type="float">
            <text:p>394.704</text:p>
          </table:table-cell>
          <table:table-cell office:value-type="float" office:value="0" calcext:value-type="float">
            <text:p>0</text:p>
          </table:table-cell>
          <table:table-cell office:value-type="float" office:value="-0.6869202" calcext:value-type="float">
            <text:p>-0.6869202</text:p>
          </table:table-cell>
          <table:table-cell office:value-type="float" office:value="-0.9837646" calcext:value-type="float">
            <text:p>-0.9837646</text:p>
          </table:table-cell>
          <table:table-cell office:value-type="float" office:value="-0.408905" calcext:value-type="float">
            <text:p>-0.408905</text:p>
          </table:table-cell>
          <table:table-cell office:value-type="float" office:value="-0.5014343" calcext:value-type="float">
            <text:p>-0.5014343</text:p>
          </table:table-cell>
          <table:table-cell office:value-type="float" office:value="-0.2610474" calcext:value-type="float">
            <text:p>-0.2610474</text:p>
          </table:table-cell>
          <table:table-cell office:value-type="float" office:value="-0.2788086" calcext:value-type="float">
            <text:p>-0.2788086</text:p>
          </table:table-cell>
          <table:table-cell office:value-type="float" office:value="-0.1290588" calcext:value-type="float">
            <text:p>-0.1290588</text:p>
          </table:table-cell>
          <table:table-cell office:value-type="float" office:value="-0.1411133" calcext:value-type="float">
            <text:p>-0.1411133</text:p>
          </table:table-cell>
          <table:table-cell office:value-type="float" office:value="0.007354736" calcext:value-type="float">
            <text:p>0.007354736</text:p>
          </table:table-cell>
          <table:table-cell office:value-type="float" office:value="-0.005187988" calcext:value-type="float">
            <text:p>-0.005187988</text:p>
          </table:table-cell>
          <table:table-cell office:value-type="float" office:value="0.1777344" calcext:value-type="float">
            <text:p>0.1777344</text:p>
          </table:table-cell>
          <table:table-cell office:value-type="float" office:value="0.1641846" calcext:value-type="float">
            <text:p>0.16418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0" calcext:value-type="float">
            <text:p>3022000</text:p>
          </table:table-cell>
          <table:table-cell office:value-type="float" office:value="7.730595" calcext:value-type="float">
            <text:p>7.730595</text:p>
          </table:table-cell>
          <table:table-cell office:value-type="float" office:value="-7.7" calcext:value-type="float">
            <text:p>-7.7</text:p>
          </table:table-cell>
          <table:table-cell office:value-type="float" office:value="-23.6" calcext:value-type="float">
            <text:p>-23.6</text:p>
          </table:table-cell>
          <table:table-cell office:value-type="float" office:value="0.1464651" calcext:value-type="float">
            <text:p>0.1464651</text:p>
          </table:table-cell>
          <table:table-cell office:value-type="float" office:value="0.08044408" calcext:value-type="float">
            <text:p>0.08044408</text:p>
          </table:table-cell>
          <table:table-cell office:value-type="float" office:value="128.052" calcext:value-type="float">
            <text:p>128.052</text:p>
          </table:table-cell>
          <table:table-cell office:value-type="float" office:value="0" calcext:value-type="float">
            <text:p>0</text:p>
          </table:table-cell>
          <table:table-cell office:value-type="float" office:value="-0.9872131" calcext:value-type="float">
            <text:p>-0.9872131</text:p>
          </table:table-cell>
          <table:table-cell office:value-type="float" office:value="-1.255798" calcext:value-type="float">
            <text:p>-1.255798</text:p>
          </table:table-cell>
          <table:table-cell office:value-type="float" office:value="-0.5026245" calcext:value-type="float">
            <text:p>-0.5026245</text:p>
          </table:table-cell>
          <table:table-cell office:value-type="float" office:value="-0.6251831" calcext:value-type="float">
            <text:p>-0.6251831</text:p>
          </table:table-cell>
          <table:table-cell office:value-type="float" office:value="-0.2791748" calcext:value-type="float">
            <text:p>-0.2791748</text:p>
          </table:table-cell>
          <table:table-cell office:value-type="float" office:value="-0.3274536" calcext:value-type="float">
            <text:p>-0.3274536</text:p>
          </table:table-cell>
          <table:table-cell office:value-type="float" office:value="-0.1413574" calcext:value-type="float">
            <text:p>-0.1413574</text:p>
          </table:table-cell>
          <table:table-cell office:value-type="float" office:value="-0.1647034" calcext:value-type="float">
            <text:p>-0.1647034</text:p>
          </table:table-cell>
          <table:table-cell office:value-type="float" office:value="-0.005340576" calcext:value-type="float">
            <text:p>-0.005340576</text:p>
          </table:table-cell>
          <table:table-cell office:value-type="float" office:value="-0.0211792" calcext:value-type="float">
            <text:p>-0.0211792</text:p>
          </table:table-cell>
          <table:table-cell office:value-type="float" office:value="0.1640015" calcext:value-type="float">
            <text:p>0.1640015</text:p>
          </table:table-cell>
          <table:table-cell office:value-type="float" office:value="0.1467285" calcext:value-type="float">
            <text:p>0.14672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0" calcext:value-type="float">
            <text:p>4022000</text:p>
          </table:table-cell>
          <table:table-cell office:value-type="float" office:value="10.58436" calcext:value-type="float">
            <text:p>10.58436</text:p>
          </table:table-cell>
          <table:table-cell office:value-type="float" office:value="-6.8" calcext:value-type="float">
            <text:p>-6.8</text:p>
          </table:table-cell>
          <table:table-cell office:value-type="float" office:value="-18.7" calcext:value-type="float">
            <text:p>-18.7</text:p>
          </table:table-cell>
          <table:table-cell office:value-type="float" office:value="0.1904335" calcext:value-type="float">
            <text:p>0.1904335</text:p>
          </table:table-cell>
          <table:table-cell office:value-type="float" office:value="0.1334083" calcext:value-type="float">
            <text:p>0.1334083</text:p>
          </table:table-cell>
          <table:table-cell office:value-type="float" office:value="159.228" calcext:value-type="float">
            <text:p>159.228</text:p>
          </table:table-cell>
          <table:table-cell office:value-type="float" office:value="0" calcext:value-type="float">
            <text:p>0</text:p>
          </table:table-cell>
          <table:table-cell office:value-type="float" office:value="-1.208618" calcext:value-type="float">
            <text:p>-1.208618</text:p>
          </table:table-cell>
          <table:table-cell office:value-type="float" office:value="-1.340698" calcext:value-type="float">
            <text:p>-1.340698</text:p>
          </table:table-cell>
          <table:table-cell office:value-type="float" office:value="-0.625946" calcext:value-type="float">
            <text:p>-0.625946</text:p>
          </table:table-cell>
          <table:table-cell office:value-type="float" office:value="-0.6791077" calcext:value-type="float">
            <text:p>-0.6791077</text:p>
          </table:table-cell>
          <table:table-cell office:value-type="float" office:value="-0.3278809" calcext:value-type="float">
            <text:p>-0.3278809</text:p>
          </table:table-cell>
          <table:table-cell office:value-type="float" office:value="-0.3685303" calcext:value-type="float">
            <text:p>-0.3685303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-0.1904297" calcext:value-type="float">
            <text:p>-0.1904297</text:p>
          </table:table-cell>
          <table:table-cell office:value-type="float" office:value="-0.02114868" calcext:value-type="float">
            <text:p>-0.02114868</text:p>
          </table:table-cell>
          <table:table-cell office:value-type="float" office:value="-0.02703857" calcext:value-type="float">
            <text:p>-0.02703857</text:p>
          </table:table-cell>
          <table:table-cell office:value-type="float" office:value="0.146637" calcext:value-type="float">
            <text:p>0.146637</text:p>
          </table:table-cell>
          <table:table-cell office:value-type="float" office:value="0.138031" calcext:value-type="float">
            <text:p>0.1380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0" calcext:value-type="float">
            <text:p>5022000</text:p>
          </table:table-cell>
          <table:table-cell office:value-type="float" office:value="5.1588" calcext:value-type="float">
            <text:p>5.1588</text:p>
          </table:table-cell>
          <table:table-cell office:value-type="float" office:value="-4.65" calcext:value-type="float">
            <text:p>-4.65</text:p>
          </table:table-cell>
          <table:table-cell office:value-type="float" office:value="-17.55" calcext:value-type="float">
            <text:p>-17.55</text:p>
          </table:table-cell>
          <table:table-cell office:value-type="float" office:value="0.4288088" calcext:value-type="float">
            <text:p>0.4288088</text:p>
          </table:table-cell>
          <table:table-cell office:value-type="float" office:value="0.1368399" calcext:value-type="float">
            <text:p>0.1368399</text:p>
          </table:table-cell>
          <table:table-cell office:value-type="float" office:value="260.64" calcext:value-type="float">
            <text:p>260.64</text:p>
          </table:table-cell>
          <table:table-cell office:value-type="float" office:value="3.8" calcext:value-type="float">
            <text:p>3.8</text:p>
          </table:table-cell>
          <table:table-cell office:value-type="float" office:value="-1.147491" calcext:value-type="float">
            <text:p>-1.147491</text:p>
          </table:table-cell>
          <table:table-cell office:value-type="float" office:value="-1.331146" calcext:value-type="float">
            <text:p>-1.331146</text:p>
          </table:table-cell>
          <table:table-cell office:value-type="float" office:value="-0.6592102" calcext:value-type="float">
            <text:p>-0.6592102</text:p>
          </table:table-cell>
          <table:table-cell office:value-type="float" office:value="-0.7003479" calcext:value-type="float">
            <text:p>-0.7003479</text:p>
          </table:table-cell>
          <table:table-cell office:value-type="float" office:value="-0.3687439" calcext:value-type="float">
            <text:p>-0.3687439</text:p>
          </table:table-cell>
          <table:table-cell office:value-type="float" office:value="-0.3955688" calcext:value-type="float">
            <text:p>-0.3955688</text:p>
          </table:table-cell>
          <table:table-cell office:value-type="float" office:value="-0.1906433" calcext:value-type="float">
            <text:p>-0.1906433</text:p>
          </table:table-cell>
          <table:table-cell office:value-type="float" office:value="-0.2149048" calcext:value-type="float">
            <text:p>-0.2149048</text:p>
          </table:table-cell>
          <table:table-cell office:value-type="float" office:value="-0.02709961" calcext:value-type="float">
            <text:p>-0.02709961</text:p>
          </table:table-cell>
          <table:table-cell office:value-type="float" office:value="-0.03262329" calcext:value-type="float">
            <text:p>-0.03262329</text:p>
          </table:table-cell>
          <table:table-cell office:value-type="float" office:value="0.1379395" calcext:value-type="float">
            <text:p>0.1379395</text:p>
          </table:table-cell>
          <table:table-cell office:value-type="float" office:value="0.1295776" calcext:value-type="float">
            <text:p>0.1295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0" calcext:value-type="float">
            <text:p>6022000</text:p>
          </table:table-cell>
          <table:table-cell office:value-type="float" office:value="10.92528" calcext:value-type="float">
            <text:p>10.92528</text:p>
          </table:table-cell>
          <table:table-cell office:value-type="float" office:value="-3.55" calcext:value-type="float">
            <text:p>-3.55</text:p>
          </table:table-cell>
          <table:table-cell office:value-type="float" office:value="-15.35" calcext:value-type="float">
            <text:p>-15.35</text:p>
          </table:table-cell>
          <table:table-cell office:value-type="float" office:value="0.3721851" calcext:value-type="float">
            <text:p>0.3721851</text:p>
          </table:table-cell>
          <table:table-cell office:value-type="float" office:value="0.162518" calcext:value-type="float">
            <text:p>0.162518</text:p>
          </table:table-cell>
          <table:table-cell office:value-type="float" office:value="399.132" calcext:value-type="float">
            <text:p>399.132</text:p>
          </table:table-cell>
          <table:table-cell office:value-type="float" office:value="0" calcext:value-type="float">
            <text:p>0</text:p>
          </table:table-cell>
          <table:table-cell office:value-type="float" office:value="-1.067413" calcext:value-type="float">
            <text:p>-1.067413</text:p>
          </table:table-cell>
          <table:table-cell office:value-type="float" office:value="-1.150818" calcext:value-type="float">
            <text:p>-1.150818</text:p>
          </table:table-cell>
          <table:table-cell office:value-type="float" office:value="-0.6339417" calcext:value-type="float">
            <text:p>-0.6339417</text:p>
          </table:table-cell>
          <table:table-cell office:value-type="float" office:value="-0.6630249" calcext:value-type="float">
            <text:p>-0.6630249</text:p>
          </table:table-cell>
          <table:table-cell office:value-type="float" office:value="-0.3952637" calcext:value-type="float">
            <text:p>-0.3952637</text:p>
          </table:table-cell>
          <table:table-cell office:value-type="float" office:value="-0.3995361" calcext:value-type="float">
            <text:p>-0.3995361</text:p>
          </table:table-cell>
          <table:table-cell office:value-type="float" office:value="-0.2150269" calcext:value-type="float">
            <text:p>-0.2150269</text:p>
          </table:table-cell>
          <table:table-cell office:value-type="float" office:value="-0.2297668" calcext:value-type="float">
            <text:p>-0.2297668</text:p>
          </table:table-cell>
          <table:table-cell office:value-type="float" office:value="-0.03271484" calcext:value-type="float">
            <text:p>-0.03271484</text:p>
          </table:table-cell>
          <table:table-cell office:value-type="float" office:value="-0.03674316" calcext:value-type="float">
            <text:p>-0.03674316</text:p>
          </table:table-cell>
          <table:table-cell office:value-type="float" office:value="0.1295166" calcext:value-type="float">
            <text:p>0.1295166</text:p>
          </table:table-cell>
          <table:table-cell office:value-type="float" office:value="0.1224365" calcext:value-type="float">
            <text:p>0.12243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0" calcext:value-type="float">
            <text:p>7022000</text:p>
          </table:table-cell>
          <table:table-cell office:value-type="float" office:value="10.63692" calcext:value-type="float">
            <text:p>10.63692</text:p>
          </table:table-cell>
          <table:table-cell office:value-type="float" office:value="-2.85" calcext:value-type="float">
            <text:p>-2.85</text:p>
          </table:table-cell>
          <table:table-cell office:value-type="float" office:value="-14.05" calcext:value-type="float">
            <text:p>-14.05</text:p>
          </table:table-cell>
          <table:table-cell office:value-type="float" office:value="0.4310752" calcext:value-type="float">
            <text:p>0.4310752</text:p>
          </table:table-cell>
          <table:table-cell office:value-type="float" office:value="0.1132422" calcext:value-type="float">
            <text:p>0.1132422</text:p>
          </table:table-cell>
          <table:table-cell office:value-type="float" office:value="470.772" calcext:value-type="float">
            <text:p>470.772</text:p>
          </table:table-cell>
          <table:table-cell office:value-type="float" office:value="0.4" calcext:value-type="float">
            <text:p>0.4</text:p>
          </table:table-cell>
          <table:table-cell office:value-type="float" office:value="-0.9212036" calcext:value-type="float">
            <text:p>-0.9212036</text:p>
          </table:table-cell>
          <table:table-cell office:value-type="float" office:value="-1.065582" calcext:value-type="float">
            <text:p>-1.065582</text:p>
          </table:table-cell>
          <table:table-cell office:value-type="float" office:value="-0.5778809" calcext:value-type="float">
            <text:p>-0.5778809</text:p>
          </table:table-cell>
          <table:table-cell office:value-type="float" office:value="-0.6333313" calcext:value-type="float">
            <text:p>-0.6333313</text:p>
          </table:table-cell>
          <table:table-cell office:value-type="float" office:value="-0.384613" calcext:value-type="float">
            <text:p>-0.384613</text:p>
          </table:table-cell>
          <table:table-cell office:value-type="float" office:value="-0.3984985" calcext:value-type="float">
            <text:p>-0.3984985</text:p>
          </table:table-cell>
          <table:table-cell office:value-type="float" office:value="-0.2298584" calcext:value-type="float">
            <text:p>-0.2298584</text:p>
          </table:table-cell>
          <table:table-cell office:value-type="float" office:value="-0.2338257" calcext:value-type="float">
            <text:p>-0.2338257</text:p>
          </table:table-cell>
          <table:table-cell office:value-type="float" office:value="-0.03674316" calcext:value-type="float">
            <text:p>-0.03674316</text:p>
          </table:table-cell>
          <table:table-cell office:value-type="float" office:value="-0.03869629" calcext:value-type="float">
            <text:p>-0.03869629</text:p>
          </table:table-cell>
          <table:table-cell office:value-type="float" office:value="0.122406" calcext:value-type="float">
            <text:p>0.122406</text:p>
          </table:table-cell>
          <table:table-cell office:value-type="float" office:value="0.117157" calcext:value-type="float">
            <text:p>0.1171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0" calcext:value-type="float">
            <text:p>8022000</text:p>
          </table:table-cell>
          <table:table-cell office:value-type="float" office:value="11.30292" calcext:value-type="float">
            <text:p>11.30292</text:p>
          </table:table-cell>
          <table:table-cell office:value-type="float" office:value="-4.8" calcext:value-type="float">
            <text:p>-4.8</text:p>
          </table:table-cell>
          <table:table-cell office:value-type="float" office:value="-21.75" calcext:value-type="float">
            <text:p>-21.75</text:p>
          </table:table-cell>
          <table:table-cell office:value-type="float" office:value="0.2802779" calcext:value-type="float">
            <text:p>0.2802779</text:p>
          </table:table-cell>
          <table:table-cell office:value-type="float" office:value="0.09752204" calcext:value-type="float">
            <text:p>0.09752204</text:p>
          </table:table-cell>
          <table:table-cell office:value-type="float" office:value="303.408" calcext:value-type="float">
            <text:p>303.408</text:p>
          </table:table-cell>
          <table:table-cell office:value-type="float" office:value="0" calcext:value-type="float">
            <text:p>0</text:p>
          </table:table-cell>
          <table:table-cell office:value-type="float" office:value="-0.9581909" calcext:value-type="float">
            <text:p>-0.9581909</text:p>
          </table:table-cell>
          <table:table-cell office:value-type="float" office:value="-1.207245" calcext:value-type="float">
            <text:p>-1.207245</text:p>
          </table:table-cell>
          <table:table-cell office:value-type="float" office:value="-0.5812073" calcext:value-type="float">
            <text:p>-0.5812073</text:p>
          </table:table-cell>
          <table:table-cell office:value-type="float" office:value="-0.6620483" calcext:value-type="float">
            <text:p>-0.6620483</text:p>
          </table:table-cell>
          <table:table-cell office:value-type="float" office:value="-0.3845825" calcext:value-type="float">
            <text:p>-0.3845825</text:p>
          </table:table-cell>
          <table:table-cell office:value-type="float" office:value="-0.407135" calcext:value-type="float">
            <text:p>-0.407135</text:p>
          </table:table-cell>
          <table:table-cell office:value-type="float" office:value="-0.2338562" calcext:value-type="float">
            <text:p>-0.2338562</text:p>
          </table:table-cell>
          <table:table-cell office:value-type="float" office:value="-0.243103" calcext:value-type="float">
            <text:p>-0.243103</text:p>
          </table:table-cell>
          <table:table-cell office:value-type="float" office:value="-0.03866577" calcext:value-type="float">
            <text:p>-0.03866577</text:p>
          </table:table-cell>
          <table:table-cell office:value-type="float" office:value="-0.04144287" calcext:value-type="float">
            <text:p>-0.04144287</text:p>
          </table:table-cell>
          <table:table-cell office:value-type="float" office:value="0.1170959" calcext:value-type="float">
            <text:p>0.1170959</text:p>
          </table:table-cell>
          <table:table-cell office:value-type="float" office:value="0.1116638" calcext:value-type="float">
            <text:p>0.11166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0" calcext:value-type="float">
            <text:p>9022000</text:p>
          </table:table-cell>
          <table:table-cell office:value-type="float" office:value="2.42964" calcext:value-type="float">
            <text:p>2.42964</text:p>
          </table:table-cell>
          <table:table-cell office:value-type="float" office:value="1.55" calcext:value-type="float">
            <text:p>1.55</text:p>
          </table:table-cell>
          <table:table-cell office:value-type="float" office:value="-9.35" calcext:value-type="float">
            <text:p>-9.35</text:p>
          </table:table-cell>
          <table:table-cell office:value-type="float" office:value="0.6272823" calcext:value-type="float">
            <text:p>0.6272823</text:p>
          </table:table-cell>
          <table:table-cell office:value-type="float" office:value="0.2096588" calcext:value-type="float">
            <text:p>0.2096588</text:p>
          </table:table-cell>
          <table:table-cell office:value-type="float" office:value="405.648" calcext:value-type="float">
            <text:p>405.648</text:p>
          </table:table-cell>
          <table:table-cell office:value-type="float" office:value="3.8" calcext:value-type="float">
            <text:p>3.8</text:p>
          </table:table-cell>
          <table:table-cell office:value-type="float" office:value="-0.6071777" calcext:value-type="float">
            <text:p>-0.6071777</text:p>
          </table:table-cell>
          <table:table-cell office:value-type="float" office:value="-1.14209" calcext:value-type="float">
            <text:p>-1.14209</text:p>
          </table:table-cell>
          <table:table-cell office:value-type="float" office:value="-0.498291" calcext:value-type="float">
            <text:p>-0.498291</text:p>
          </table:table-cell>
          <table:table-cell office:value-type="float" office:value="-0.6585999" calcext:value-type="float">
            <text:p>-0.6585999</text:p>
          </table:table-cell>
          <table:table-cell office:value-type="float" office:value="-0.3783264" calcext:value-type="float">
            <text:p>-0.3783264</text:p>
          </table:table-cell>
          <table:table-cell office:value-type="float" office:value="-0.4101562" calcext:value-type="float">
            <text:p>-0.4101562</text:p>
          </table:table-cell>
          <table:table-cell office:value-type="float" office:value="-0.2408142" calcext:value-type="float">
            <text:p>-0.2408142</text:p>
          </table:table-cell>
          <table:table-cell office:value-type="float" office:value="-0.2467041" calcext:value-type="float">
            <text:p>-0.2467041</text:p>
          </table:table-cell>
          <table:table-cell office:value-type="float" office:value="-0.04150391" calcext:value-type="float">
            <text:p>-0.04150391</text:p>
          </table:table-cell>
          <table:table-cell office:value-type="float" office:value="-0.04299927" calcext:value-type="float">
            <text:p>-0.04299927</text:p>
          </table:table-cell>
          <table:table-cell office:value-type="float" office:value="0.1116333" calcext:value-type="float">
            <text:p>0.1116333</text:p>
          </table:table-cell>
          <table:table-cell office:value-type="float" office:value="0.1075439" calcext:value-type="float">
            <text:p>0.10754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0" calcext:value-type="float">
            <text:p>10022000</text:p>
          </table:table-cell>
          <table:table-cell office:value-type="float" office:value="7.5474" calcext:value-type="float">
            <text:p>7.5474</text:p>
          </table:table-cell>
          <table:table-cell office:value-type="float" office:value="-9.8" calcext:value-type="float">
            <text:p>-9.8</text:p>
          </table:table-cell>
          <table:table-cell office:value-type="float" office:value="-14.15" calcext:value-type="float">
            <text:p>-14.15</text:p>
          </table:table-cell>
          <table:table-cell office:value-type="float" office:value="0.2708118" calcext:value-type="float">
            <text:p>0.2708118</text:p>
          </table:table-cell>
          <table:table-cell office:value-type="float" office:value="0.1244166" calcext:value-type="float">
            <text:p>0.1244166</text:p>
          </table:table-cell>
          <table:table-cell office:value-type="float" office:value="360.252" calcext:value-type="float">
            <text:p>360.252</text:p>
          </table:table-cell>
          <table:table-cell office:value-type="float" office:value="6.3" calcext:value-type="float">
            <text:p>6.3</text:p>
          </table:table-cell>
          <table:table-cell office:value-type="float" office:value="-0.5397034" calcext:value-type="float">
            <text:p>-0.5397034</text:p>
          </table:table-cell>
          <table:table-cell office:value-type="float" office:value="-0.8257751" calcext:value-type="float">
            <text:p>-0.8257751</text:p>
          </table:table-cell>
          <table:table-cell office:value-type="float" office:value="-0.4475708" calcext:value-type="float">
            <text:p>-0.4475708</text:p>
          </table:table-cell>
          <table:table-cell office:value-type="float" office:value="-0.4960938" calcext:value-type="float">
            <text:p>-0.4960938</text:p>
          </table:table-cell>
          <table:table-cell office:value-type="float" office:value="-0.3415833" calcext:value-type="float">
            <text:p>-0.3415833</text:p>
          </table:table-cell>
          <table:table-cell office:value-type="float" office:value="-0.377533" calcext:value-type="float">
            <text:p>-0.377533</text:p>
          </table:table-cell>
          <table:table-cell office:value-type="float" office:value="-0.2239685" calcext:value-type="float">
            <text:p>-0.2239685</text:p>
          </table:table-cell>
          <table:table-cell office:value-type="float" office:value="-0.2404785" calcext:value-type="float">
            <text:p>-0.2404785</text:p>
          </table:table-cell>
          <table:table-cell office:value-type="float" office:value="-0.03997803" calcext:value-type="float">
            <text:p>-0.03997803</text:p>
          </table:table-cell>
          <table:table-cell office:value-type="float" office:value="-0.04232788" calcext:value-type="float">
            <text:p>-0.04232788</text:p>
          </table:table-cell>
          <table:table-cell office:value-type="float" office:value="0.1075745" calcext:value-type="float">
            <text:p>0.1075745</text:p>
          </table:table-cell>
          <table:table-cell office:value-type="float" office:value="0.1064758" calcext:value-type="float">
            <text:p>0.10647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0" calcext:value-type="float">
            <text:p>11022000</text:p>
          </table:table-cell>
          <table:table-cell office:value-type="float" office:value="8.59824" calcext:value-type="float">
            <text:p>8.59824</text:p>
          </table:table-cell>
          <table:table-cell office:value-type="float" office:value="-5" calcext:value-type="float">
            <text:p>-5</text:p>
          </table:table-cell>
          <table:table-cell office:value-type="float" office:value="-12.85" calcext:value-type="float">
            <text:p>-12.85</text:p>
          </table:table-cell>
          <table:table-cell office:value-type="float" office:value="0.3125194" calcext:value-type="float">
            <text:p>0.3125194</text:p>
          </table:table-cell>
          <table:table-cell office:value-type="float" office:value="0.1470338" calcext:value-type="float">
            <text:p>0.1470338</text:p>
          </table:table-cell>
          <table:table-cell office:value-type="float" office:value="338.076" calcext:value-type="float">
            <text:p>338.076</text:p>
          </table:table-cell>
          <table:table-cell office:value-type="float" office:value="3.7" calcext:value-type="float">
            <text:p>3.7</text:p>
          </table:table-cell>
          <table:table-cell office:value-type="float" office:value="-0.6477966" calcext:value-type="float">
            <text:p>-0.6477966</text:p>
          </table:table-cell>
          <table:table-cell office:value-type="float" office:value="-0.968811" calcext:value-type="float">
            <text:p>-0.968811</text:p>
          </table:table-cell>
          <table:table-cell office:value-type="float" office:value="-0.4724731" calcext:value-type="float">
            <text:p>-0.4724731</text:p>
          </table:table-cell>
          <table:table-cell office:value-type="float" office:value="-0.5461731" calcext:value-type="float">
            <text:p>-0.5461731</text:p>
          </table:table-cell>
          <table:table-cell office:value-type="float" office:value="-0.3380127" calcext:value-type="float">
            <text:p>-0.3380127</text:p>
          </table:table-cell>
          <table:table-cell office:value-type="float" office:value="-0.3505249" calcext:value-type="float">
            <text:p>-0.3505249</text:p>
          </table:table-cell>
          <table:table-cell office:value-type="float" office:value="-0.2184753" calcext:value-type="float">
            <text:p>-0.2184753</text:p>
          </table:table-cell>
          <table:table-cell office:value-type="float" office:value="-0.2238464" calcext:value-type="float">
            <text:p>-0.2238464</text:p>
          </table:table-cell>
          <table:table-cell office:value-type="float" office:value="-0.03952026" calcext:value-type="float">
            <text:p>-0.03952026</text:p>
          </table:table-cell>
          <table:table-cell office:value-type="float" office:value="-0.0401001" calcext:value-type="float">
            <text:p>-0.0401001</text:p>
          </table:table-cell>
          <table:table-cell office:value-type="float" office:value="0.1064758" calcext:value-type="float">
            <text:p>0.1064758</text:p>
          </table:table-cell>
          <table:table-cell office:value-type="float" office:value="0.1041565" calcext:value-type="float">
            <text:p>0.10415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0" calcext:value-type="float">
            <text:p>12022000</text:p>
          </table:table-cell>
          <table:table-cell office:value-type="float" office:value="12.36348" calcext:value-type="float">
            <text:p>12.36348</text:p>
          </table:table-cell>
          <table:table-cell office:value-type="float" office:value="-8.4" calcext:value-type="float">
            <text:p>-8.4</text:p>
          </table:table-cell>
          <table:table-cell office:value-type="float" office:value="-19.5" calcext:value-type="float">
            <text:p>-19.5</text:p>
          </table:table-cell>
          <table:table-cell office:value-type="float" office:value="0.1422253" calcext:value-type="float">
            <text:p>0.1422253</text:p>
          </table:table-cell>
          <table:table-cell office:value-type="float" office:value="0.111452" calcext:value-type="float">
            <text:p>0.111452</text:p>
          </table:table-cell>
          <table:table-cell office:value-type="float" office:value="194.22" calcext:value-type="float">
            <text:p>194.22</text:p>
          </table:table-cell>
          <table:table-cell office:value-type="float" office:value="0" calcext:value-type="float">
            <text:p>0</text:p>
          </table:table-cell>
          <table:table-cell office:value-type="float" office:value="-0.9290771" calcext:value-type="float">
            <text:p>-0.9290771</text:p>
          </table:table-cell>
          <table:table-cell office:value-type="float" office:value="-1.061401" calcext:value-type="float">
            <text:p>-1.061401</text:p>
          </table:table-cell>
          <table:table-cell office:value-type="float" office:value="-0.532074" calcext:value-type="float">
            <text:p>-0.532074</text:p>
          </table:table-cell>
          <table:table-cell office:value-type="float" office:value="-0.5986938" calcext:value-type="float">
            <text:p>-0.5986938</text:p>
          </table:table-cell>
          <table:table-cell office:value-type="float" office:value="-0.346344" calcext:value-type="float">
            <text:p>-0.346344</text:p>
          </table:table-cell>
          <table:table-cell office:value-type="float" office:value="-0.3682556" calcext:value-type="float">
            <text:p>-0.3682556</text:p>
          </table:table-cell>
          <table:table-cell office:value-type="float" office:value="-0.2189636" calcext:value-type="float">
            <text:p>-0.2189636</text:p>
          </table:table-cell>
          <table:table-cell office:value-type="float" office:value="-0.2235413" calcext:value-type="float">
            <text:p>-0.2235413</text:p>
          </table:table-cell>
          <table:table-cell office:value-type="float" office:value="-0.03988647" calcext:value-type="float">
            <text:p>-0.03988647</text:p>
          </table:table-cell>
          <table:table-cell office:value-type="float" office:value="-0.04147339" calcext:value-type="float">
            <text:p>-0.04147339</text:p>
          </table:table-cell>
          <table:table-cell office:value-type="float" office:value="0.104126" calcext:value-type="float">
            <text:p>0.104126</text:p>
          </table:table-cell>
          <table:table-cell office:value-type="float" office:value="0.1004639" calcext:value-type="float">
            <text:p>0.10046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0" calcext:value-type="float">
            <text:p>13022000</text:p>
          </table:table-cell>
          <table:table-cell office:value-type="float" office:value="5.38848" calcext:value-type="float">
            <text:p>5.38848</text:p>
          </table:table-cell>
          <table:table-cell office:value-type="float" office:value="-6.8" calcext:value-type="float">
            <text:p>-6.8</text:p>
          </table:table-cell>
          <table:table-cell office:value-type="float" office:value="-18.55" calcext:value-type="float">
            <text:p>-18.55</text:p>
          </table:table-cell>
          <table:table-cell office:value-type="float" office:value="0.3644622" calcext:value-type="float">
            <text:p>0.3644622</text:p>
          </table:table-cell>
          <table:table-cell office:value-type="float" office:value="0.1272969" calcext:value-type="float">
            <text:p>0.1272969</text:p>
          </table:table-cell>
          <table:table-cell office:value-type="float" office:value="205.74" calcext:value-type="float">
            <text:p>205.74</text:p>
          </table:table-cell>
          <table:table-cell office:value-type="float" office:value="5.8" calcext:value-type="float">
            <text:p>5.8</text:p>
          </table:table-cell>
          <table:table-cell office:value-type="float" office:value="-0.9413147" calcext:value-type="float">
            <text:p>-0.9413147</text:p>
          </table:table-cell>
          <table:table-cell office:value-type="float" office:value="-1.105621" calcext:value-type="float">
            <text:p>-1.105621</text:p>
          </table:table-cell>
          <table:table-cell office:value-type="float" office:value="-0.5857544" calcext:value-type="float">
            <text:p>-0.5857544</text:p>
          </table:table-cell>
          <table:table-cell office:value-type="float" office:value="-0.6230774" calcext:value-type="float">
            <text:p>-0.6230774</text:p>
          </table:table-cell>
          <table:table-cell office:value-type="float" office:value="-0.3685608" calcext:value-type="float">
            <text:p>-0.3685608</text:p>
          </table:table-cell>
          <table:table-cell office:value-type="float" office:value="-0.3847351" calcext:value-type="float">
            <text:p>-0.3847351</text:p>
          </table:table-cell>
          <table:table-cell office:value-type="float" office:value="-0.2235413" calcext:value-type="float">
            <text:p>-0.2235413</text:p>
          </table:table-cell>
          <table:table-cell office:value-type="float" office:value="-0.2306824" calcext:value-type="float">
            <text:p>-0.2306824</text:p>
          </table:table-cell>
          <table:table-cell office:value-type="float" office:value="-0.04144287" calcext:value-type="float">
            <text:p>-0.04144287</text:p>
          </table:table-cell>
          <table:table-cell office:value-type="float" office:value="-0.0435791" calcext:value-type="float">
            <text:p>-0.0435791</text:p>
          </table:table-cell>
          <table:table-cell office:value-type="float" office:value="0.1004333" calcext:value-type="float">
            <text:p>0.1004333</text:p>
          </table:table-cell>
          <table:table-cell office:value-type="float" office:value="0.09597778" calcext:value-type="float">
            <text:p>0.09597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0" calcext:value-type="float">
            <text:p>14022000</text:p>
          </table:table-cell>
          <table:table-cell office:value-type="float" office:value="4.401361" calcext:value-type="float">
            <text:p>4.401361</text:p>
          </table:table-cell>
          <table:table-cell office:value-type="float" office:value="-3.75" calcext:value-type="float">
            <text:p>-3.75</text:p>
          </table:table-cell>
          <table:table-cell office:value-type="float" office:value="-6.65" calcext:value-type="float">
            <text:p>-6.65</text:p>
          </table:table-cell>
          <table:table-cell office:value-type="float" office:value="0.4336149" calcext:value-type="float">
            <text:p>0.4336149</text:p>
          </table:table-cell>
          <table:table-cell office:value-type="float" office:value="0.3421905" calcext:value-type="float">
            <text:p>0.3421905</text:p>
          </table:table-cell>
          <table:table-cell office:value-type="float" office:value="381.42" calcext:value-type="float">
            <text:p>381.42</text:p>
          </table:table-cell>
          <table:table-cell office:value-type="float" office:value="7.400001" calcext:value-type="float">
            <text:p>7.400001</text:p>
          </table:table-cell>
          <table:table-cell office:value-type="float" office:value="-0.964447" calcext:value-type="float">
            <text:p>-0.964447</text:p>
          </table:table-cell>
          <table:table-cell office:value-type="float" office:value="-1.105621" calcext:value-type="float">
            <text:p>-1.105621</text:p>
          </table:table-cell>
          <table:table-cell office:value-type="float" office:value="-0.5947876" calcext:value-type="float">
            <text:p>-0.5947876</text:p>
          </table:table-cell>
          <table:table-cell office:value-type="float" office:value="-0.626709" calcext:value-type="float">
            <text:p>-0.626709</text:p>
          </table:table-cell>
          <table:table-cell office:value-type="float" office:value="-0.3849182" calcext:value-type="float">
            <text:p>-0.3849182</text:p>
          </table:table-cell>
          <table:table-cell office:value-type="float" office:value="-0.3912659" calcext:value-type="float">
            <text:p>-0.3912659</text:p>
          </table:table-cell>
          <table:table-cell office:value-type="float" office:value="-0.2308044" calcext:value-type="float">
            <text:p>-0.2308044</text:p>
          </table:table-cell>
          <table:table-cell office:value-type="float" office:value="-0.2359314" calcext:value-type="float">
            <text:p>-0.2359314</text:p>
          </table:table-cell>
          <table:table-cell office:value-type="float" office:value="-0.0435791" calcext:value-type="float">
            <text:p>-0.0435791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0.09594727" calcext:value-type="float">
            <text:p>0.09594727</text:p>
          </table:table-cell>
          <table:table-cell office:value-type="float" office:value="0.09158325" calcext:value-type="float">
            <text:p>0.091583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0" calcext:value-type="float">
            <text:p>15022000</text:p>
          </table:table-cell>
          <table:table-cell office:value-type="float" office:value="12.78016" calcext:value-type="float">
            <text:p>12.78016</text:p>
          </table:table-cell>
          <table:table-cell office:value-type="float" office:value="-0.95" calcext:value-type="float">
            <text:p>-0.95</text:p>
          </table:table-cell>
          <table:table-cell office:value-type="float" office:value="-10.85" calcext:value-type="float">
            <text:p>-10.85</text:p>
          </table:table-cell>
          <table:table-cell office:value-type="float" office:value="0.3978412" calcext:value-type="float">
            <text:p>0.3978412</text:p>
          </table:table-cell>
          <table:table-cell office:value-type="float" office:value="0.2086411" calcext:value-type="float">
            <text:p>0.2086411</text:p>
          </table:table-cell>
          <table:table-cell office:value-type="float" office:value="259.308" calcext:value-type="float">
            <text:p>259.308</text:p>
          </table:table-cell>
          <table:table-cell office:value-type="float" office:value="0.9" calcext:value-type="float">
            <text:p>0.9</text:p>
          </table:table-cell>
          <table:table-cell office:value-type="float" office:value="-0.8601685" calcext:value-type="float">
            <text:p>-0.8601685</text:p>
          </table:table-cell>
          <table:table-cell office:value-type="float" office:value="-0.9622498" calcext:value-type="float">
            <text:p>-0.9622498</text:p>
          </table:table-cell>
          <table:table-cell office:value-type="float" office:value="-0.5453491" calcext:value-type="float">
            <text:p>-0.5453491</text:p>
          </table:table-cell>
          <table:table-cell office:value-type="float" office:value="-0.5940857" calcext:value-type="float">
            <text:p>-0.5940857</text:p>
          </table:table-cell>
          <table:table-cell office:value-type="float" office:value="-0.3716736" calcext:value-type="float">
            <text:p>-0.3716736</text:p>
          </table:table-cell>
          <table:table-cell office:value-type="float" office:value="-0.388092" calcext:value-type="float">
            <text:p>-0.388092</text:p>
          </table:table-cell>
          <table:table-cell office:value-type="float" office:value="-0.2326355" calcext:value-type="float">
            <text:p>-0.2326355</text:p>
          </table:table-cell>
          <table:table-cell office:value-type="float" office:value="-0.2359619" calcext:value-type="float">
            <text:p>-0.2359619</text:p>
          </table:table-cell>
          <table:table-cell office:value-type="float" office:value="-0.04562378" calcext:value-type="float">
            <text:p>-0.04562378</text:p>
          </table:table-cell>
          <table:table-cell office:value-type="float" office:value="-0.04611206" calcext:value-type="float">
            <text:p>-0.04611206</text:p>
          </table:table-cell>
          <table:table-cell office:value-type="float" office:value="0.09155273" calcext:value-type="float">
            <text:p>0.09155273</text:p>
          </table:table-cell>
          <table:table-cell office:value-type="float" office:value="0.08868408" calcext:value-type="float">
            <text:p>0.088684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0" calcext:value-type="float">
            <text:p>16022000</text:p>
          </table:table-cell>
          <table:table-cell office:value-type="float" office:value="6.55884" calcext:value-type="float">
            <text:p>6.55884</text:p>
          </table:table-cell>
          <table:table-cell office:value-type="float" office:value="0.5" calcext:value-type="float">
            <text:p>0.5</text:p>
          </table:table-cell>
          <table:table-cell office:value-type="float" office:value="-10.5" calcext:value-type="float">
            <text:p>-10.5</text:p>
          </table:table-cell>
          <table:table-cell office:value-type="float" office:value="0.589" calcext:value-type="float">
            <text:p>0.589</text:p>
          </table:table-cell>
          <table:table-cell office:value-type="float" office:value="0.2090538" calcext:value-type="float">
            <text:p>0.2090538</text:p>
          </table:table-cell>
          <table:table-cell office:value-type="float" office:value="349.344" calcext:value-type="float">
            <text:p>349.344</text:p>
          </table:table-cell>
          <table:table-cell office:value-type="float" office:value="10.3" calcext:value-type="float">
            <text:p>10.3</text:p>
          </table:table-cell>
          <table:table-cell office:value-type="float" office:value="-0.7059631" calcext:value-type="float">
            <text:p>-0.7059631</text:p>
          </table:table-cell>
          <table:table-cell office:value-type="float" office:value="-0.8765869" calcext:value-type="float">
            <text:p>-0.8765869</text:p>
          </table:table-cell>
          <table:table-cell office:value-type="float" office:value="-0.4901428" calcext:value-type="float">
            <text:p>-0.4901428</text:p>
          </table:table-cell>
          <table:table-cell office:value-type="float" office:value="-0.5454102" calcext:value-type="float">
            <text:p>-0.5454102</text:p>
          </table:table-cell>
          <table:table-cell office:value-type="float" office:value="-0.3512878" calcext:value-type="float">
            <text:p>-0.3512878</text:p>
          </table:table-cell>
          <table:table-cell office:value-type="float" office:value="-0.3715515" calcext:value-type="float">
            <text:p>-0.3715515</text:p>
          </table:table-cell>
          <table:table-cell office:value-type="float" office:value="-0.2250061" calcext:value-type="float">
            <text:p>-0.2250061</text:p>
          </table:table-cell>
          <table:table-cell office:value-type="float" office:value="-0.2325745" calcext:value-type="float">
            <text:p>-0.2325745</text:p>
          </table:table-cell>
          <table:table-cell office:value-type="float" office:value="-0.04534912" calcext:value-type="float">
            <text:p>-0.04534912</text:p>
          </table:table-cell>
          <table:table-cell office:value-type="float" office:value="-0.04608154" calcext:value-type="float">
            <text:p>-0.04608154</text:p>
          </table:table-cell>
          <table:table-cell office:value-type="float" office:value="0.08862305" calcext:value-type="float">
            <text:p>0.08862305</text:p>
          </table:table-cell>
          <table:table-cell office:value-type="float" office:value="0.08657837" calcext:value-type="float">
            <text:p>0.086578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0" calcext:value-type="float">
            <text:p>17022000</text:p>
          </table:table-cell>
          <table:table-cell office:value-type="float" office:value="13.57198" calcext:value-type="float">
            <text:p>13.57198</text:p>
          </table:table-cell>
          <table:table-cell office:value-type="float" office:value="-11.6" calcext:value-type="float">
            <text:p>-11.6</text:p>
          </table:table-cell>
          <table:table-cell office:value-type="float" office:value="-19" calcext:value-type="float">
            <text:p>-19</text:p>
          </table:table-cell>
          <table:table-cell office:value-type="float" office:value="0.2031188" calcext:value-type="float">
            <text:p>0.2031188</text:p>
          </table:table-cell>
          <table:table-cell office:value-type="float" office:value="0.08773791" calcext:value-type="float">
            <text:p>0.08773791</text:p>
          </table:table-cell>
          <table:table-cell office:value-type="float" office:value="225.828" calcext:value-type="float">
            <text:p>225.828</text:p>
          </table:table-cell>
          <table:table-cell office:value-type="float" office:value="0" calcext:value-type="float">
            <text:p>0</text:p>
          </table:table-cell>
          <table:table-cell office:value-type="float" office:value="-0.6671143" calcext:value-type="float">
            <text:p>-0.6671143</text:p>
          </table:table-cell>
          <table:table-cell office:value-type="float" office:value="-0.7436523" calcext:value-type="float">
            <text:p>-0.7436523</text:p>
          </table:table-cell>
          <table:table-cell office:value-type="float" office:value="-0.4610596" calcext:value-type="float">
            <text:p>-0.4610596</text:p>
          </table:table-cell>
          <table:table-cell office:value-type="float" office:value="-0.4889221" calcext:value-type="float">
            <text:p>-0.4889221</text:p>
          </table:table-cell>
          <table:table-cell office:value-type="float" office:value="-0.3288574" calcext:value-type="float">
            <text:p>-0.3288574</text:p>
          </table:table-cell>
          <table:table-cell office:value-type="float" office:value="-0.3509216" calcext:value-type="float">
            <text:p>-0.3509216</text:p>
          </table:table-cell>
          <table:table-cell office:value-type="float" office:value="-0.2132263" calcext:value-type="float">
            <text:p>-0.2132263</text:p>
          </table:table-cell>
          <table:table-cell office:value-type="float" office:value="-0.2249756" calcext:value-type="float">
            <text:p>-0.2249756</text:p>
          </table:table-cell>
          <table:table-cell office:value-type="float" office:value="-0.04376221" calcext:value-type="float">
            <text:p>-0.04376221</text:p>
          </table:table-cell>
          <table:table-cell office:value-type="float" office:value="-0.04541016" calcext:value-type="float">
            <text:p>-0.04541016</text:p>
          </table:table-cell>
          <table:table-cell office:value-type="float" office:value="0.08657837" calcext:value-type="float">
            <text:p>0.08657837</text:p>
          </table:table-cell>
          <table:table-cell office:value-type="float" office:value="0.08566284" calcext:value-type="float">
            <text:p>0.085662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0" calcext:value-type="float">
            <text:p>18022000</text:p>
          </table:table-cell>
          <table:table-cell office:value-type="float" office:value="8.68896" calcext:value-type="float">
            <text:p>8.68896</text:p>
          </table:table-cell>
          <table:table-cell office:value-type="float" office:value="-8.1" calcext:value-type="float">
            <text:p>-8.1</text:p>
          </table:table-cell>
          <table:table-cell office:value-type="float" office:value="-19.55" calcext:value-type="float">
            <text:p>-19.55</text:p>
          </table:table-cell>
          <table:table-cell office:value-type="float" office:value="0.2038884" calcext:value-type="float">
            <text:p>0.2038884</text:p>
          </table:table-cell>
          <table:table-cell office:value-type="float" office:value="0.1072459" calcext:value-type="float">
            <text:p>0.1072459</text:p>
          </table:table-cell>
          <table:table-cell office:value-type="float" office:value="249.804" calcext:value-type="float">
            <text:p>249.804</text:p>
          </table:table-cell>
          <table:table-cell office:value-type="float" office:value="0" calcext:value-type="float">
            <text:p>0</text:p>
          </table:table-cell>
          <table:table-cell office:value-type="float" office:value="-0.7457275" calcext:value-type="float">
            <text:p>-0.7457275</text:p>
          </table:table-cell>
          <table:table-cell office:value-type="float" office:value="-0.9273376" calcext:value-type="float">
            <text:p>-0.9273376</text:p>
          </table:table-cell>
          <table:table-cell office:value-type="float" office:value="-0.4682312" calcext:value-type="float">
            <text:p>-0.4682312</text:p>
          </table:table-cell>
          <table:table-cell office:value-type="float" office:value="-0.5297546" calcext:value-type="float">
            <text:p>-0.5297546</text:p>
          </table:table-cell>
          <table:table-cell office:value-type="float" office:value="-0.3283386" calcext:value-type="float">
            <text:p>-0.3283386</text:p>
          </table:table-cell>
          <table:table-cell office:value-type="float" office:value="-0.3374634" calcext:value-type="float">
            <text:p>-0.3374634</text:p>
          </table:table-cell>
          <table:table-cell office:value-type="float" office:value="-0.2102966" calcext:value-type="float">
            <text:p>-0.2102966</text:p>
          </table:table-cell>
          <table:table-cell office:value-type="float" office:value="-0.2131958" calcext:value-type="float">
            <text:p>-0.2131958</text:p>
          </table:table-cell>
          <table:table-cell office:value-type="float" office:value="-0.04351807" calcext:value-type="float">
            <text:p>-0.04351807</text:p>
          </table:table-cell>
          <table:table-cell office:value-type="float" office:value="-0.04388428" calcext:value-type="float">
            <text:p>-0.04388428</text:p>
          </table:table-cell>
          <table:table-cell office:value-type="float" office:value="0.08560181" calcext:value-type="float">
            <text:p>0.08560181</text:p>
          </table:table-cell>
          <table:table-cell office:value-type="float" office:value="0.08358765" calcext:value-type="float">
            <text:p>0.083587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0" calcext:value-type="float">
            <text:p>19022000</text:p>
          </table:table-cell>
          <table:table-cell office:value-type="float" office:value="13.20946" calcext:value-type="float">
            <text:p>13.20946</text:p>
          </table:table-cell>
          <table:table-cell office:value-type="float" office:value="-2.05" calcext:value-type="float">
            <text:p>-2.05</text:p>
          </table:table-cell>
          <table:table-cell office:value-type="float" office:value="-13.5" calcext:value-type="float">
            <text:p>-13.5</text:p>
          </table:table-cell>
          <table:table-cell office:value-type="float" office:value="0.2484195" calcext:value-type="float">
            <text:p>0.2484195</text:p>
          </table:table-cell>
          <table:table-cell office:value-type="float" office:value="0.1863765" calcext:value-type="float">
            <text:p>0.1863765</text:p>
          </table:table-cell>
          <table:table-cell office:value-type="float" office:value="158.148" calcext:value-type="float">
            <text:p>158.148</text:p>
          </table:table-cell>
          <table:table-cell office:value-type="float" office:value="0" calcext:value-type="float">
            <text:p>0</text:p>
          </table:table-cell>
          <table:table-cell office:value-type="float" office:value="-0.927948" calcext:value-type="float">
            <text:p>-0.927948</text:p>
          </table:table-cell>
          <table:table-cell office:value-type="float" office:value="-0.9640198" calcext:value-type="float">
            <text:p>-0.9640198</text:p>
          </table:table-cell>
          <table:table-cell office:value-type="float" office:value="-0.5301208" calcext:value-type="float">
            <text:p>-0.5301208</text:p>
          </table:table-cell>
          <table:table-cell office:value-type="float" office:value="-0.5529785" calcext:value-type="float">
            <text:p>-0.5529785</text:p>
          </table:table-cell>
          <table:table-cell office:value-type="float" office:value="-0.337677" calcext:value-type="float">
            <text:p>-0.337677</text:p>
          </table:table-cell>
          <table:table-cell office:value-type="float" office:value="-0.3491211" calcext:value-type="float">
            <text:p>-0.3491211</text:p>
          </table:table-cell>
          <table:table-cell office:value-type="float" office:value="-0.2105713" calcext:value-type="float">
            <text:p>-0.2105713</text:p>
          </table:table-cell>
          <table:table-cell office:value-type="float" office:value="-0.2130127" calcext:value-type="float">
            <text:p>-0.2130127</text:p>
          </table:table-cell>
          <table:table-cell office:value-type="float" office:value="-0.04379272" calcext:value-type="float">
            <text:p>-0.04379272</text:p>
          </table:table-cell>
          <table:table-cell office:value-type="float" office:value="-0.04495239" calcext:value-type="float">
            <text:p>-0.04495239</text:p>
          </table:table-cell>
          <table:table-cell office:value-type="float" office:value="0.08358765" calcext:value-type="float">
            <text:p>0.08358765</text:p>
          </table:table-cell>
          <table:table-cell office:value-type="float" office:value="0.08062744" calcext:value-type="float">
            <text:p>0.080627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0" calcext:value-type="float">
            <text:p>20022000</text:p>
          </table:table-cell>
          <table:table-cell office:value-type="float" office:value="10.24812" calcext:value-type="float">
            <text:p>10.24812</text:p>
          </table:table-cell>
          <table:table-cell office:value-type="float" office:value="-0.3" calcext:value-type="float">
            <text:p>-0.3</text:p>
          </table:table-cell>
          <table:table-cell office:value-type="float" office:value="-13.9" calcext:value-type="float">
            <text:p>-13.9</text:p>
          </table:table-cell>
          <table:table-cell office:value-type="float" office:value="0.4761319" calcext:value-type="float">
            <text:p>0.4761319</text:p>
          </table:table-cell>
          <table:table-cell office:value-type="float" office:value="0.2057791" calcext:value-type="float">
            <text:p>0.2057791</text:p>
          </table:table-cell>
          <table:table-cell office:value-type="float" office:value="261.252" calcext:value-type="float">
            <text:p>261.252</text:p>
          </table:table-cell>
          <table:table-cell office:value-type="float" office:value="0" calcext:value-type="float">
            <text:p>0</text:p>
          </table:table-cell>
          <table:table-cell office:value-type="float" office:value="-0.8813782" calcext:value-type="float">
            <text:p>-0.8813782</text:p>
          </table:table-cell>
          <table:table-cell office:value-type="float" office:value="-0.9349976" calcext:value-type="float">
            <text:p>-0.9349976</text:p>
          </table:table-cell>
          <table:table-cell office:value-type="float" office:value="-0.5376892" calcext:value-type="float">
            <text:p>-0.5376892</text:p>
          </table:table-cell>
          <table:table-cell office:value-type="float" office:value="-0.5501709" calcext:value-type="float">
            <text:p>-0.5501709</text:p>
          </table:table-cell>
          <table:table-cell office:value-type="float" office:value="-0.3491211" calcext:value-type="float">
            <text:p>-0.3491211</text:p>
          </table:table-cell>
          <table:table-cell office:value-type="float" office:value="-0.3519897" calcext:value-type="float">
            <text:p>-0.3519897</text:p>
          </table:table-cell>
          <table:table-cell office:value-type="float" office:value="-0.2130127" calcext:value-type="float">
            <text:p>-0.2130127</text:p>
          </table:table-cell>
          <table:table-cell office:value-type="float" office:value="-0.2146912" calcext:value-type="float">
            <text:p>-0.2146912</text:p>
          </table:table-cell>
          <table:table-cell office:value-type="float" office:value="-0.04486084" calcext:value-type="float">
            <text:p>-0.04486084</text:p>
          </table:table-cell>
          <table:table-cell office:value-type="float" office:value="-0.04577637" calcext:value-type="float">
            <text:p>-0.04577637</text:p>
          </table:table-cell>
          <table:table-cell office:value-type="float" office:value="0.08059692" calcext:value-type="float">
            <text:p>0.08059692</text:p>
          </table:table-cell>
          <table:table-cell office:value-type="float" office:value="0.07754517" calcext:value-type="float">
            <text:p>0.077545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0" calcext:value-type="float">
            <text:p>21022000</text:p>
          </table:table-cell>
          <table:table-cell office:value-type="float" office:value="7.662599" calcext:value-type="float">
            <text:p>7.662599</text:p>
          </table:table-cell>
          <table:table-cell office:value-type="float" office:value="-1.7" calcext:value-type="float">
            <text:p>-1.7</text:p>
          </table:table-cell>
          <table:table-cell office:value-type="float" office:value="-13.95" calcext:value-type="float">
            <text:p>-13.95</text:p>
          </table:table-cell>
          <table:table-cell office:value-type="float" office:value="0.4338017" calcext:value-type="float">
            <text:p>0.4338017</text:p>
          </table:table-cell>
          <table:table-cell office:value-type="float" office:value="0.2036867" calcext:value-type="float">
            <text:p>0.2036867</text:p>
          </table:table-cell>
          <table:table-cell office:value-type="float" office:value="180.216" calcext:value-type="float">
            <text:p>180.216</text:p>
          </table:table-cell>
          <table:table-cell office:value-type="float" office:value="0" calcext:value-type="float">
            <text:p>0</text:p>
          </table:table-cell>
          <table:table-cell office:value-type="float" office:value="-0.8193054" calcext:value-type="float">
            <text:p>-0.8193054</text:p>
          </table:table-cell>
          <table:table-cell office:value-type="float" office:value="-0.8799438" calcext:value-type="float">
            <text:p>-0.8799438</text:p>
          </table:table-cell>
          <table:table-cell office:value-type="float" office:value="-0.5115356" calcext:value-type="float">
            <text:p>-0.5115356</text:p>
          </table:table-cell>
          <table:table-cell office:value-type="float" office:value="-0.537384" calcext:value-type="float">
            <text:p>-0.537384</text:p>
          </table:table-cell>
          <table:table-cell office:value-type="float" office:value="-0.3428345" calcext:value-type="float">
            <text:p>-0.3428345</text:p>
          </table:table-cell>
          <table:table-cell office:value-type="float" office:value="-0.3506775" calcext:value-type="float">
            <text:p>-0.3506775</text:p>
          </table:table-cell>
          <table:table-cell office:value-type="float" office:value="-0.212738" calcext:value-type="float">
            <text:p>-0.212738</text:p>
          </table:table-cell>
          <table:table-cell office:value-type="float" office:value="-0.2145996" calcext:value-type="float">
            <text:p>-0.2145996</text:p>
          </table:table-cell>
          <table:table-cell office:value-type="float" office:value="-0.04571533" calcext:value-type="float">
            <text:p>-0.04571533</text:p>
          </table:table-cell>
          <table:table-cell office:value-type="float" office:value="-0.04620361" calcext:value-type="float">
            <text:p>-0.04620361</text:p>
          </table:table-cell>
          <table:table-cell office:value-type="float" office:value="0.07751465" calcext:value-type="float">
            <text:p>0.07751465</text:p>
          </table:table-cell>
          <table:table-cell office:value-type="float" office:value="0.07510376" calcext:value-type="float">
            <text:p>0.075103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0" calcext:value-type="float">
            <text:p>22022000</text:p>
          </table:table-cell>
          <table:table-cell office:value-type="float" office:value="10.4364" calcext:value-type="float">
            <text:p>10.4364</text:p>
          </table:table-cell>
          <table:table-cell office:value-type="float" office:value="1.8" calcext:value-type="float">
            <text:p>1.8</text:p>
          </table:table-cell>
          <table:table-cell office:value-type="float" office:value="-11.85" calcext:value-type="float">
            <text:p>-11.85</text:p>
          </table:table-cell>
          <table:table-cell office:value-type="float" office:value="0.5517244" calcext:value-type="float">
            <text:p>0.5517244</text:p>
          </table:table-cell>
          <table:table-cell office:value-type="float" office:value="0.245524" calcext:value-type="float">
            <text:p>0.245524</text:p>
          </table:table-cell>
          <table:table-cell office:value-type="float" office:value="195.912" calcext:value-type="float">
            <text:p>195.912</text:p>
          </table:table-cell>
          <table:table-cell office:value-type="float" office:value="0" calcext:value-type="float">
            <text:p>0</text:p>
          </table:table-cell>
          <table:table-cell office:value-type="float" office:value="-0.7607117" calcext:value-type="float">
            <text:p>-0.7607117</text:p>
          </table:table-cell>
          <table:table-cell office:value-type="float" office:value="-0.8182068" calcext:value-type="float">
            <text:p>-0.8182068</text:p>
          </table:table-cell>
          <table:table-cell office:value-type="float" office:value="-0.4862671" calcext:value-type="float">
            <text:p>-0.4862671</text:p>
          </table:table-cell>
          <table:table-cell office:value-type="float" office:value="-0.5112" calcext:value-type="float">
            <text:p>-0.5112</text:p>
          </table:table-cell>
          <table:table-cell office:value-type="float" office:value="-0.3322449" calcext:value-type="float">
            <text:p>-0.3322449</text:p>
          </table:table-cell>
          <table:table-cell office:value-type="float" office:value="-0.3427124" calcext:value-type="float">
            <text:p>-0.3427124</text:p>
          </table:table-cell>
          <table:table-cell office:value-type="float" office:value="-0.2086792" calcext:value-type="float">
            <text:p>-0.2086792</text:p>
          </table:table-cell>
          <table:table-cell office:value-type="float" office:value="-0.2127075" calcext:value-type="float">
            <text:p>-0.2127075</text:p>
          </table:table-cell>
          <table:table-cell office:value-type="float" office:value="-0.04602051" calcext:value-type="float">
            <text:p>-0.04602051</text:p>
          </table:table-cell>
          <table:table-cell office:value-type="float" office:value="-0.04626465" calcext:value-type="float">
            <text:p>-0.04626465</text:p>
          </table:table-cell>
          <table:table-cell office:value-type="float" office:value="0.07507324" calcext:value-type="float">
            <text:p>0.07507324</text:p>
          </table:table-cell>
          <table:table-cell office:value-type="float" office:value="0.07305908" calcext:value-type="float">
            <text:p>0.073059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0" calcext:value-type="float">
            <text:p>23022000</text:p>
          </table:table-cell>
          <table:table-cell office:value-type="float" office:value="2.78532" calcext:value-type="float">
            <text:p>2.78532</text:p>
          </table:table-cell>
          <table:table-cell office:value-type="float" office:value="6.45" calcext:value-type="float">
            <text:p>6.45</text:p>
          </table:table-cell>
          <table:table-cell office:value-type="float" office:value="-0.1" calcext:value-type="float">
            <text:p>-0.1</text:p>
          </table:table-cell>
          <table:table-cell office:value-type="float" office:value="0.7414623" calcext:value-type="float">
            <text:p>0.7414623</text:p>
          </table:table-cell>
          <table:table-cell office:value-type="float" office:value="0.5420626" calcext:value-type="float">
            <text:p>0.5420626</text:p>
          </table:table-cell>
          <table:table-cell office:value-type="float" office:value="281.16" calcext:value-type="float">
            <text:p>281.16</text:p>
          </table:table-cell>
          <table:table-cell office:value-type="float" office:value="0" calcext:value-type="float">
            <text:p>0</text:p>
          </table:table-cell>
          <table:table-cell office:value-type="float" office:value="-0.5327148" calcext:value-type="float">
            <text:p>-0.5327148</text:p>
          </table:table-cell>
          <table:table-cell office:value-type="float" office:value="-0.7590332" calcext:value-type="float">
            <text:p>-0.7590332</text:p>
          </table:table-cell>
          <table:table-cell office:value-type="float" office:value="-0.4037781" calcext:value-type="float">
            <text:p>-0.4037781</text:p>
          </table:table-cell>
          <table:table-cell office:value-type="float" office:value="-0.4856567" calcext:value-type="float">
            <text:p>-0.4856567</text:p>
          </table:table-cell>
          <table:table-cell office:value-type="float" office:value="-0.3050537" calcext:value-type="float">
            <text:p>-0.3050537</text:p>
          </table:table-cell>
          <table:table-cell office:value-type="float" office:value="-0.3320923" calcext:value-type="float">
            <text:p>-0.3320923</text:p>
          </table:table-cell>
          <table:table-cell office:value-type="float" office:value="-0.1985779" calcext:value-type="float">
            <text:p>-0.1985779</text:p>
          </table:table-cell>
          <table:table-cell office:value-type="float" office:value="-0.2086182" calcext:value-type="float">
            <text:p>-0.2086182</text:p>
          </table:table-cell>
          <table:table-cell office:value-type="float" office:value="-0.04464722" calcext:value-type="float">
            <text:p>-0.04464722</text:p>
          </table:table-cell>
          <table:table-cell office:value-type="float" office:value="-0.0461731" calcext:value-type="float">
            <text:p>-0.0461731</text:p>
          </table:table-cell>
          <table:table-cell office:value-type="float" office:value="0.07302856" calcext:value-type="float">
            <text:p>0.07302856</text:p>
          </table:table-cell>
          <table:table-cell office:value-type="float" office:value="0.07202148" calcext:value-type="float">
            <text:p>0.072021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0" calcext:value-type="float">
            <text:p>24022000</text:p>
          </table:table-cell>
          <table:table-cell office:value-type="float" office:value="3.98124" calcext:value-type="float">
            <text:p>3.98124</text:p>
          </table:table-cell>
          <table:table-cell office:value-type="float" office:value="4.1" calcext:value-type="float">
            <text:p>4.1</text:p>
          </table:table-cell>
          <table:table-cell office:value-type="float" office:value="-1.05" calcext:value-type="float">
            <text:p>-1.05</text:p>
          </table:table-cell>
          <table:table-cell office:value-type="float" office:value="0.7995577" calcext:value-type="float">
            <text:p>0.7995577</text:p>
          </table:table-cell>
          <table:table-cell office:value-type="float" office:value="0.5584294" calcext:value-type="float">
            <text:p>0.5584294</text:p>
          </table:table-cell>
          <table:table-cell office:value-type="float" office:value="143.028" calcext:value-type="float">
            <text:p>143.028</text:p>
          </table:table-cell>
          <table:table-cell office:value-type="float" office:value="4" calcext:value-type="float">
            <text:p>4</text:p>
          </table:table-cell>
          <table:table-cell office:value-type="float" office:value="-0.2576294" calcext:value-type="float">
            <text:p>-0.2576294</text:p>
          </table:table-cell>
          <table:table-cell office:value-type="float" office:value="-0.5300903" calcext:value-type="float">
            <text:p>-0.5300903</text:p>
          </table:table-cell>
          <table:table-cell office:value-type="float" office:value="-0.2895203" calcext:value-type="float">
            <text:p>-0.2895203</text:p>
          </table:table-cell>
          <table:table-cell office:value-type="float" office:value="-0.4026489" calcext:value-type="float">
            <text:p>-0.4026489</text:p>
          </table:table-cell>
          <table:table-cell office:value-type="float" office:value="-0.2599792" calcext:value-type="float">
            <text:p>-0.2599792</text:p>
          </table:table-cell>
          <table:table-cell office:value-type="float" office:value="-0.304657" calcext:value-type="float">
            <text:p>-0.304657</text:p>
          </table:table-cell>
          <table:table-cell office:value-type="float" office:value="-0.180542" calcext:value-type="float">
            <text:p>-0.180542</text:p>
          </table:table-cell>
          <table:table-cell office:value-type="float" office:value="-0.1983643" calcext:value-type="float">
            <text:p>-0.1983643</text:p>
          </table:table-cell>
          <table:table-cell office:value-type="float" office:value="-0.04180908" calcext:value-type="float">
            <text:p>-0.04180908</text:p>
          </table:table-cell>
          <table:table-cell office:value-type="float" office:value="-0.04467773" calcext:value-type="float">
            <text:p>-0.04467773</text:p>
          </table:table-cell>
          <table:table-cell office:value-type="float" office:value="0.07266235" calcext:value-type="float">
            <text:p>0.07266235</text:p>
          </table:table-cell>
          <table:table-cell office:value-type="float" office:value="0.0715332" calcext:value-type="float">
            <text:p>0.07153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0" calcext:value-type="float">
            <text:p>25022000</text:p>
          </table:table-cell>
          <table:table-cell office:value-type="float" office:value="2.31516" calcext:value-type="float">
            <text:p>2.31516</text:p>
          </table:table-cell>
          <table:table-cell office:value-type="float" office:value="3.75" calcext:value-type="float">
            <text:p>3.75</text:p>
          </table:table-cell>
          <table:table-cell office:value-type="float" office:value="0.05" calcext:value-type="float">
            <text:p>0.05</text:p>
          </table:table-cell>
          <table:table-cell office:value-type="float" office:value="0.7775179" calcext:value-type="float">
            <text:p>0.7775179</text:p>
          </table:table-cell>
          <table:table-cell office:value-type="float" office:value="0.491957" calcext:value-type="float">
            <text:p>0.491957</text:p>
          </table:table-cell>
          <table:table-cell office:value-type="float" office:value="552.708" calcext:value-type="float">
            <text:p>552.708</text:p>
          </table:table-cell>
          <table:table-cell office:value-type="float" office:value="3.4" calcext:value-type="float">
            <text:p>3.4</text:p>
          </table:table-cell>
          <table:table-cell office:value-type="float" office:value="-0.180603" calcext:value-type="float">
            <text:p>-0.180603</text:p>
          </table:table-cell>
          <table:table-cell office:value-type="float" office:value="-0.2561646" calcext:value-type="float">
            <text:p>-0.2561646</text:p>
          </table:table-cell>
          <table:table-cell office:value-type="float" office:value="-0.2258606" calcext:value-type="float">
            <text:p>-0.2258606</text:p>
          </table:table-cell>
          <table:table-cell office:value-type="float" office:value="-0.2886658" calcext:value-type="float">
            <text:p>-0.2886658</text:p>
          </table:table-cell>
          <table:table-cell office:value-type="float" office:value="-0.2193298" calcext:value-type="float">
            <text:p>-0.2193298</text:p>
          </table:table-cell>
          <table:table-cell office:value-type="float" office:value="-0.2594604" calcext:value-type="float">
            <text:p>-0.2594604</text:p>
          </table:table-cell>
          <table:table-cell office:value-type="float" office:value="-0.1589966" calcext:value-type="float">
            <text:p>-0.1589966</text:p>
          </table:table-cell>
          <table:table-cell office:value-type="float" office:value="-0.1802979" calcext:value-type="float">
            <text:p>-0.1802979</text:p>
          </table:table-cell>
          <table:table-cell office:value-type="float" office:value="-0.03399658" calcext:value-type="float">
            <text:p>-0.03399658</text:p>
          </table:table-cell>
          <table:table-cell office:value-type="float" office:value="-0.04174805" calcext:value-type="float">
            <text:p>-0.04174805</text:p>
          </table:table-cell>
          <table:table-cell office:value-type="float" office:value="0.07696533" calcext:value-type="float">
            <text:p>0.07696533</text:p>
          </table:table-cell>
          <table:table-cell office:value-type="float" office:value="0.07107544" calcext:value-type="float">
            <text:p>0.071075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0" calcext:value-type="float">
            <text:p>26022000</text:p>
          </table:table-cell>
          <table:table-cell office:value-type="float" office:value="8.729641" calcext:value-type="float">
            <text:p>8.729641</text:p>
          </table:table-cell>
          <table:table-cell office:value-type="float" office:value="5.9" calcext:value-type="float">
            <text:p>5.9</text:p>
          </table:table-cell>
          <table:table-cell office:value-type="float" office:value="0.7" calcext:value-type="float">
            <text:p>0.7</text:p>
          </table:table-cell>
          <table:table-cell office:value-type="float" office:value="0.7145403" calcext:value-type="float">
            <text:p>0.7145403</text:p>
          </table:table-cell>
          <table:table-cell office:value-type="float" office:value="0.5841308" calcext:value-type="float">
            <text:p>0.5841308</text:p>
          </table:table-cell>
          <table:table-cell office:value-type="float" office:value="273.78" calcext:value-type="float">
            <text:p>273.78</text:p>
          </table:table-cell>
          <table:table-cell office:value-type="float" office:value="0" calcext:value-type="float">
            <text:p>0</text:p>
          </table:table-cell>
          <table:table-cell office:value-type="float" office:value="-0.136322" calcext:value-type="float">
            <text:p>-0.136322</text:p>
          </table:table-cell>
          <table:table-cell office:value-type="float" office:value="-0.1801758" calcext:value-type="float">
            <text:p>-0.1801758</text:p>
          </table:table-cell>
          <table:table-cell office:value-type="float" office:value="-0.1873474" calcext:value-type="float">
            <text:p>-0.1873474</text:p>
          </table:table-cell>
          <table:table-cell office:value-type="float" office:value="-0.2254639" calcext:value-type="float">
            <text:p>-0.2254639</text:p>
          </table:table-cell>
          <table:table-cell office:value-type="float" office:value="-0.1891479" calcext:value-type="float">
            <text:p>-0.1891479</text:p>
          </table:table-cell>
          <table:table-cell office:value-type="float" office:value="-0.2189331" calcext:value-type="float">
            <text:p>-0.2189331</text:p>
          </table:table-cell>
          <table:table-cell office:value-type="float" office:value="-0.1396484" calcext:value-type="float">
            <text:p>-0.1396484</text:p>
          </table:table-cell>
          <table:table-cell office:value-type="float" office:value="-0.1588135" calcext:value-type="float">
            <text:p>-0.1588135</text:p>
          </table:table-cell>
          <table:table-cell office:value-type="float" office:value="-0.02612305" calcext:value-type="float">
            <text:p>-0.02612305</text:p>
          </table:table-cell>
          <table:table-cell office:value-type="float" office:value="-0.03390503" calcext:value-type="float">
            <text:p>-0.03390503</text:p>
          </table:table-cell>
          <table:table-cell office:value-type="float" office:value="0.08181763" calcext:value-type="float">
            <text:p>0.08181763</text:p>
          </table:table-cell>
          <table:table-cell office:value-type="float" office:value="0.07705688" calcext:value-type="float">
            <text:p>0.077056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0" calcext:value-type="float">
            <text:p>27022000</text:p>
          </table:table-cell>
          <table:table-cell office:value-type="float" office:value="6.597001" calcext:value-type="float">
            <text:p>6.597001</text:p>
          </table:table-cell>
          <table:table-cell office:value-type="float" office:value="10.1" calcext:value-type="float">
            <text:p>10.1</text:p>
          </table:table-cell>
          <table:table-cell office:value-type="float" office:value="0.45" calcext:value-type="float">
            <text:p>0.45</text:p>
          </table:table-cell>
          <table:table-cell office:value-type="float" office:value="1.005286" calcext:value-type="float">
            <text:p>1.005286</text:p>
          </table:table-cell>
          <table:table-cell office:value-type="float" office:value="0.6221144" calcext:value-type="float">
            <text:p>0.6221144</text:p>
          </table:table-cell>
          <table:table-cell office:value-type="float" office:value="255.78" calcext:value-type="float">
            <text:p>255.78</text:p>
          </table:table-cell>
          <table:table-cell office:value-type="float" office:value="0" calcext:value-type="float">
            <text:p>0</text:p>
          </table:table-cell>
          <table:table-cell office:value-type="float" office:value="-0.1078186" calcext:value-type="float">
            <text:p>-0.1078186</text:p>
          </table:table-cell>
          <table:table-cell office:value-type="float" office:value="-0.1361084" calcext:value-type="float">
            <text:p>-0.1361084</text:p>
          </table:table-cell>
          <table:table-cell office:value-type="float" office:value="-0.1597595" calcext:value-type="float">
            <text:p>-0.1597595</text:p>
          </table:table-cell>
          <table:table-cell office:value-type="float" office:value="-0.1870422" calcext:value-type="float">
            <text:p>-0.1870422</text:p>
          </table:table-cell>
          <table:table-cell office:value-type="float" office:value="-0.1656494" calcext:value-type="float">
            <text:p>-0.1656494</text:p>
          </table:table-cell>
          <table:table-cell office:value-type="float" office:value="-0.1888733" calcext:value-type="float">
            <text:p>-0.1888733</text:p>
          </table:table-cell>
          <table:table-cell office:value-type="float" office:value="-0.1229858" calcext:value-type="float">
            <text:p>-0.1229858</text:p>
          </table:table-cell>
          <table:table-cell office:value-type="float" office:value="-0.1394653" calcext:value-type="float">
            <text:p>-0.1394653</text:p>
          </table:table-cell>
          <table:table-cell office:value-type="float" office:value="-0.01785278" calcext:value-type="float">
            <text:p>-0.01785278</text:p>
          </table:table-cell>
          <table:table-cell office:value-type="float" office:value="-0.02606201" calcext:value-type="float">
            <text:p>-0.02606201</text:p>
          </table:table-cell>
          <table:table-cell office:value-type="float" office:value="0.08621216" calcext:value-type="float">
            <text:p>0.08621216</text:p>
          </table:table-cell>
          <table:table-cell office:value-type="float" office:value="0.08187866" calcext:value-type="float">
            <text:p>0.081878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0" calcext:value-type="float">
            <text:p>28022000</text:p>
          </table:table-cell>
          <table:table-cell office:value-type="float" office:value="8.875081" calcext:value-type="float">
            <text:p>8.875081</text:p>
          </table:table-cell>
          <table:table-cell office:value-type="float" office:value="6.1" calcext:value-type="float">
            <text:p>6.1</text:p>
          </table:table-cell>
          <table:table-cell office:value-type="float" office:value="-0.9" calcext:value-type="float">
            <text:p>-0.9</text:p>
          </table:table-cell>
          <table:table-cell office:value-type="float" office:value="0.7491993" calcext:value-type="float">
            <text:p>0.7491993</text:p>
          </table:table-cell>
          <table:table-cell office:value-type="float" office:value="0.4167766" calcext:value-type="float">
            <text:p>0.4167766</text:p>
          </table:table-cell>
          <table:table-cell office:value-type="float" office:value="439.2" calcext:value-type="float">
            <text:p>439.2</text:p>
          </table:table-cell>
          <table:table-cell office:value-type="float" office:value="0" calcext:value-type="float">
            <text:p>0</text:p>
          </table:table-cell>
          <table:table-cell office:value-type="float" office:value="-0.1001892" calcext:value-type="float">
            <text:p>-0.1001892</text:p>
          </table:table-cell>
          <table:table-cell office:value-type="float" office:value="-0.1077881" calcext:value-type="float">
            <text:p>-0.1077881</text:p>
          </table:table-cell>
          <table:table-cell office:value-type="float" office:value="-0.1421509" calcext:value-type="float">
            <text:p>-0.1421509</text:p>
          </table:table-cell>
          <table:table-cell office:value-type="float" office:value="-0.1594543" calcext:value-type="float">
            <text:p>-0.1594543</text:p>
          </table:table-cell>
          <table:table-cell office:value-type="float" office:value="-0.1472473" calcext:value-type="float">
            <text:p>-0.1472473</text:p>
          </table:table-cell>
          <table:table-cell office:value-type="float" office:value="-0.1654053" calcext:value-type="float">
            <text:p>-0.1654053</text:p>
          </table:table-cell>
          <table:table-cell office:value-type="float" office:value="-0.1087036" calcext:value-type="float">
            <text:p>-0.1087036</text:p>
          </table:table-cell>
          <table:table-cell office:value-type="float" office:value="-0.1227417" calcext:value-type="float">
            <text:p>-0.1227417</text:p>
          </table:table-cell>
          <table:table-cell office:value-type="float" office:value="-0.01196289" calcext:value-type="float">
            <text:p>-0.01196289</text:p>
          </table:table-cell>
          <table:table-cell office:value-type="float" office:value="-0.01776123" calcext:value-type="float">
            <text:p>-0.01776123</text:p>
          </table:table-cell>
          <table:table-cell office:value-type="float" office:value="0.08990479" calcext:value-type="float">
            <text:p>0.08990479</text:p>
          </table:table-cell>
          <table:table-cell office:value-type="float" office:value="0.08636475" calcext:value-type="float">
            <text:p>0.086364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0" calcext:value-type="float">
            <text:p>29022000</text:p>
          </table:table-cell>
          <table:table-cell office:value-type="float" office:value="15.0084" calcext:value-type="float">
            <text:p>15.0084</text:p>
          </table:table-cell>
          <table:table-cell office:value-type="float" office:value="4.3" calcext:value-type="float">
            <text:p>4.3</text:p>
          </table:table-cell>
          <table:table-cell office:value-type="float" office:value="-3.75" calcext:value-type="float">
            <text:p>-3.75</text:p>
          </table:table-cell>
          <table:table-cell office:value-type="float" office:value="0.5167301" calcext:value-type="float">
            <text:p>0.5167301</text:p>
          </table:table-cell>
          <table:table-cell office:value-type="float" office:value="0.376016" calcext:value-type="float">
            <text:p>0.376016</text:p>
          </table:table-cell>
          <table:table-cell office:value-type="float" office:value="216.612" calcext:value-type="float">
            <text:p>216.612</text:p>
          </table:table-cell>
          <table:table-cell office:value-type="float" office:value="0" calcext:value-type="float">
            <text:p>0</text:p>
          </table:table-cell>
          <table:table-cell office:value-type="float" office:value="-0.09432983" calcext:value-type="float">
            <text:p>-0.09432983</text:p>
          </table:table-cell>
          <table:table-cell office:value-type="float" office:value="-0.1002808" calcext:value-type="float">
            <text:p>-0.1002808</text:p>
          </table:table-cell>
          <table:table-cell office:value-type="float" office:value="-0.1295471" calcext:value-type="float">
            <text:p>-0.1295471</text:p>
          </table:table-cell>
          <table:table-cell office:value-type="float" office:value="-0.1420593" calcext:value-type="float">
            <text:p>-0.1420593</text:p>
          </table:table-cell>
          <table:table-cell office:value-type="float" office:value="-0.1332092" calcext:value-type="float">
            <text:p>-0.1332092</text:p>
          </table:table-cell>
          <table:table-cell office:value-type="float" office:value="-0.1470642" calcext:value-type="float">
            <text:p>-0.1470642</text:p>
          </table:table-cell>
          <table:table-cell office:value-type="float" office:value="-0.09814453" calcext:value-type="float">
            <text:p>-0.09814453</text:p>
          </table:table-cell>
          <table:table-cell office:value-type="float" office:value="-0.1086426" calcext:value-type="float">
            <text:p>-0.1086426</text:p>
          </table:table-cell>
          <table:table-cell office:value-type="float" office:value="-0.01025391" calcext:value-type="float">
            <text:p>-0.01025391</text:p>
          </table:table-cell>
          <table:table-cell office:value-type="float" office:value="-0.01193237" calcext:value-type="float">
            <text:p>-0.01193237</text:p>
          </table:table-cell>
          <table:table-cell office:value-type="float" office:value="0.09066772" calcext:value-type="float">
            <text:p>0.09066772</text:p>
          </table:table-cell>
          <table:table-cell office:value-type="float" office:value="0.08889771" calcext:value-type="float">
            <text:p>0.088897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0" calcext:value-type="float">
            <text:p>1032000</text:p>
          </table:table-cell>
          <table:table-cell office:value-type="float" office:value="5.76612" calcext:value-type="float">
            <text:p>5.76612</text:p>
          </table:table-cell>
          <table:table-cell office:value-type="float" office:value="3.92" calcext:value-type="float">
            <text:p>3.92</text:p>
          </table:table-cell>
          <table:table-cell office:value-type="float" office:value="-1.9" calcext:value-type="float">
            <text:p>-1.9</text:p>
          </table:table-cell>
          <table:table-cell office:value-type="float" office:value="0.7452402" calcext:value-type="float">
            <text:p>0.7452402</text:p>
          </table:table-cell>
          <table:table-cell office:value-type="float" office:value="0.4624828" calcext:value-type="float">
            <text:p>0.4624828</text:p>
          </table:table-cell>
          <table:table-cell office:value-type="float" office:value="332.748" calcext:value-type="float">
            <text:p>332.748</text:p>
          </table:table-cell>
          <table:table-cell office:value-type="float" office:value="2.4" calcext:value-type="float">
            <text:p>2.4</text:p>
          </table:table-cell>
          <table:table-cell office:value-type="float" office:value="-0.08776855" calcext:value-type="float">
            <text:p>-0.08776855</text:p>
          </table:table-cell>
          <table:table-cell office:value-type="float" office:value="-0.09536743" calcext:value-type="float">
            <text:p>-0.09536743</text:p>
          </table:table-cell>
          <table:table-cell office:value-type="float" office:value="-0.118866" calcext:value-type="float">
            <text:p>-0.118866</text:p>
          </table:table-cell>
          <table:table-cell office:value-type="float" office:value="-0.1293335" calcext:value-type="float">
            <text:p>-0.1293335</text:p>
          </table:table-cell>
          <table:table-cell office:value-type="float" office:value="-0.1219788" calcext:value-type="float">
            <text:p>-0.1219788</text:p>
          </table:table-cell>
          <table:table-cell office:value-type="float" office:value="-0.1330872" calcext:value-type="float">
            <text:p>-0.1330872</text:p>
          </table:table-cell>
          <table:table-cell office:value-type="float" office:value="-0.08972168" calcext:value-type="float">
            <text:p>-0.08972168</text:p>
          </table:table-cell>
          <table:table-cell office:value-type="float" office:value="-0.0980835" calcext:value-type="float">
            <text:p>-0.0980835</text:p>
          </table:table-cell>
          <table:table-cell office:value-type="float" office:value="-0.009735107" calcext:value-type="float">
            <text:p>-0.009735107</text:p>
          </table:table-cell>
          <table:table-cell office:value-type="float" office:value="-0.01031494" calcext:value-type="float">
            <text:p>-0.01031494</text:p>
          </table:table-cell>
          <table:table-cell office:value-type="float" office:value="0.09075928" calcext:value-type="float">
            <text:p>0.09075928</text:p>
          </table:table-cell>
          <table:table-cell office:value-type="float" office:value="0.08914185" calcext:value-type="float">
            <text:p>0.089141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0" calcext:value-type="float">
            <text:p>2032000</text:p>
          </table:table-cell>
          <table:table-cell office:value-type="float" office:value="3.44952" calcext:value-type="float">
            <text:p>3.44952</text:p>
          </table:table-cell>
          <table:table-cell office:value-type="float" office:value="3.03" calcext:value-type="float">
            <text:p>3.03</text:p>
          </table:table-cell>
          <table:table-cell office:value-type="float" office:value="-3.15" calcext:value-type="float">
            <text:p>-3.15</text:p>
          </table:table-cell>
          <table:table-cell office:value-type="float" office:value="0.6604792" calcext:value-type="float">
            <text:p>0.6604792</text:p>
          </table:table-cell>
          <table:table-cell office:value-type="float" office:value="0.4247065" calcext:value-type="float">
            <text:p>0.4247065</text:p>
          </table:table-cell>
          <table:table-cell office:value-type="float" office:value="639.036" calcext:value-type="float">
            <text:p>639.036</text:p>
          </table:table-cell>
          <table:table-cell office:value-type="float" office:value="0.2" calcext:value-type="float">
            <text:p>0.2</text:p>
          </table:table-cell>
          <table:table-cell office:value-type="float" office:value="-0.08825684" calcext:value-type="float">
            <text:p>-0.08825684</text:p>
          </table:table-cell>
          <table:table-cell office:value-type="float" office:value="-0.08889771" calcext:value-type="float">
            <text:p>-0.08889771</text:p>
          </table:table-cell>
          <table:table-cell office:value-type="float" office:value="-0.1113892" calcext:value-type="float">
            <text:p>-0.1113892</text:p>
          </table:table-cell>
          <table:table-cell office:value-type="float" office:value="-0.1187744" calcext:value-type="float">
            <text:p>-0.1187744</text:p>
          </table:table-cell>
          <table:table-cell office:value-type="float" office:value="-0.1127319" calcext:value-type="float">
            <text:p>-0.1127319</text:p>
          </table:table-cell>
          <table:table-cell office:value-type="float" office:value="-0.1219482" calcext:value-type="float">
            <text:p>-0.1219482</text:p>
          </table:table-cell>
          <table:table-cell office:value-type="float" office:value="-0.08276367" calcext:value-type="float">
            <text:p>-0.08276367</text:p>
          </table:table-cell>
          <table:table-cell office:value-type="float" office:value="-0.08959961" calcext:value-type="float">
            <text:p>-0.08959961</text:p>
          </table:table-cell>
          <table:table-cell office:value-type="float" office:value="-0.009155273" calcext:value-type="float">
            <text:p>-0.009155273</text:p>
          </table:table-cell>
          <table:table-cell office:value-type="float" office:value="-0.00994873" calcext:value-type="float">
            <text:p>-0.00994873</text:p>
          </table:table-cell>
          <table:table-cell office:value-type="float" office:value="0.09066772" calcext:value-type="float">
            <text:p>0.09066772</text:p>
          </table:table-cell>
          <table:table-cell office:value-type="float" office:value="0.08978271" calcext:value-type="float">
            <text:p>0.089782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0" calcext:value-type="float">
            <text:p>3032000</text:p>
          </table:table-cell>
          <table:table-cell office:value-type="float" office:value="13.93524" calcext:value-type="float">
            <text:p>13.93524</text:p>
          </table:table-cell>
          <table:table-cell office:value-type="float" office:value="2.16" calcext:value-type="float">
            <text:p>2.16</text:p>
          </table:table-cell>
          <table:table-cell office:value-type="float" office:value="-5.05" calcext:value-type="float">
            <text:p>-5.05</text:p>
          </table:table-cell>
          <table:table-cell office:value-type="float" office:value="0.4215744" calcext:value-type="float">
            <text:p>0.4215744</text:p>
          </table:table-cell>
          <table:table-cell office:value-type="float" office:value="0.2730958" calcext:value-type="float">
            <text:p>0.2730958</text:p>
          </table:table-cell>
          <table:table-cell office:value-type="float" office:value="579.924" calcext:value-type="float">
            <text:p>579.924</text:p>
          </table:table-cell>
          <table:table-cell office:value-type="float" office:value="0.1" calcext:value-type="float">
            <text:p>0.1</text:p>
          </table:table-cell>
          <table:table-cell office:value-type="float" office:value="-0.08328247" calcext:value-type="float">
            <text:p>-0.08328247</text:p>
          </table:table-cell>
          <table:table-cell office:value-type="float" office:value="-0.09048462" calcext:value-type="float">
            <text:p>-0.09048462</text:p>
          </table:table-cell>
          <table:table-cell office:value-type="float" office:value="-0.1045227" calcext:value-type="float">
            <text:p>-0.1045227</text:p>
          </table:table-cell>
          <table:table-cell office:value-type="float" office:value="-0.1113586" calcext:value-type="float">
            <text:p>-0.1113586</text:p>
          </table:table-cell>
          <table:table-cell office:value-type="float" office:value="-0.1050415" calcext:value-type="float">
            <text:p>-0.1050415</text:p>
          </table:table-cell>
          <table:table-cell office:value-type="float" office:value="-0.1126404" calcext:value-type="float">
            <text:p>-0.1126404</text:p>
          </table:table-cell>
          <table:table-cell office:value-type="float" office:value="-0.07720947" calcext:value-type="float">
            <text:p>-0.07720947</text:p>
          </table:table-cell>
          <table:table-cell office:value-type="float" office:value="-0.08270264" calcext:value-type="float">
            <text:p>-0.08270264</text:p>
          </table:table-cell>
          <table:table-cell office:value-type="float" office:value="-0.009246826" calcext:value-type="float">
            <text:p>-0.009246826</text:p>
          </table:table-cell>
          <table:table-cell office:value-type="float" office:value="-0.009674072" calcext:value-type="float">
            <text:p>-0.009674072</text:p>
          </table:table-cell>
          <table:table-cell office:value-type="float" office:value="0.09039307" calcext:value-type="float">
            <text:p>0.09039307</text:p>
          </table:table-cell>
          <table:table-cell office:value-type="float" office:value="0.08959961" calcext:value-type="float">
            <text:p>0.089599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0" calcext:value-type="float">
            <text:p>4032000</text:p>
          </table:table-cell>
          <table:table-cell office:value-type="float" office:value="9.620098" calcext:value-type="float">
            <text:p>9.620098</text:p>
          </table:table-cell>
          <table:table-cell office:value-type="float" office:value="4.09" calcext:value-type="float">
            <text:p>4.09</text:p>
          </table:table-cell>
          <table:table-cell office:value-type="float" office:value="-5.35" calcext:value-type="float">
            <text:p>-5.35</text:p>
          </table:table-cell>
          <table:table-cell office:value-type="float" office:value="0.5370498" calcext:value-type="float">
            <text:p>0.5370498</text:p>
          </table:table-cell>
          <table:table-cell office:value-type="float" office:value="0.3074619" calcext:value-type="float">
            <text:p>0.3074619</text:p>
          </table:table-cell>
          <table:table-cell office:value-type="float" office:value="271.296" calcext:value-type="float">
            <text:p>271.296</text:p>
          </table:table-cell>
          <table:table-cell office:value-type="float" office:value="0" calcext:value-type="float">
            <text:p>0</text:p>
          </table:table-cell>
          <table:table-cell office:value-type="float" office:value="-0.08413696" calcext:value-type="float">
            <text:p>-0.08413696</text:p>
          </table:table-cell>
          <table:table-cell office:value-type="float" office:value="-0.08831787" calcext:value-type="float">
            <text:p>-0.08831787</text:p>
          </table:table-cell>
          <table:table-cell office:value-type="float" office:value="-0.09979248" calcext:value-type="float">
            <text:p>-0.09979248</text:p>
          </table:table-cell>
          <table:table-cell office:value-type="float" office:value="-0.1044312" calcext:value-type="float">
            <text:p>-0.1044312</text:p>
          </table:table-cell>
          <table:table-cell office:value-type="float" office:value="-0.09884644" calcext:value-type="float">
            <text:p>-0.09884644</text:p>
          </table:table-cell>
          <table:table-cell office:value-type="float" office:value="-0.10495" calcext:value-type="float">
            <text:p>-0.10495</text:p>
          </table:table-cell>
          <table:table-cell office:value-type="float" office:value="-0.07263184" calcext:value-type="float">
            <text:p>-0.07263184</text:p>
          </table:table-cell>
          <table:table-cell office:value-type="float" office:value="-0.07720947" calcext:value-type="float">
            <text:p>-0.07720947</text:p>
          </table:table-cell>
          <table:table-cell office:value-type="float" office:value="-0.009460449" calcext:value-type="float">
            <text:p>-0.009460449</text:p>
          </table:table-cell>
          <table:table-cell office:value-type="float" office:value="-0.00982666" calcext:value-type="float">
            <text:p>-0.00982666</text:p>
          </table:table-cell>
          <table:table-cell office:value-type="float" office:value="0.08959961" calcext:value-type="float">
            <text:p>0.08959961</text:p>
          </table:table-cell>
          <table:table-cell office:value-type="float" office:value="0.0887146" calcext:value-type="float">
            <text:p>0.08871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0" calcext:value-type="float">
            <text:p>5032000</text:p>
          </table:table-cell>
          <table:table-cell office:value-type="float" office:value="5.172479" calcext:value-type="float">
            <text:p>5.172479</text:p>
          </table:table-cell>
          <table:table-cell office:value-type="float" office:value="3.78" calcext:value-type="float">
            <text:p>3.78</text:p>
          </table:table-cell>
          <table:table-cell office:value-type="float" office:value="-0.31" calcext:value-type="float">
            <text:p>-0.31</text:p>
          </table:table-cell>
          <table:table-cell office:value-type="float" office:value="0.6060861" calcext:value-type="float">
            <text:p>0.6060861</text:p>
          </table:table-cell>
          <table:table-cell office:value-type="float" office:value="0.3775164" calcext:value-type="float">
            <text:p>0.3775164</text:p>
          </table:table-cell>
          <table:table-cell office:value-type="float" office:value="392.436" calcext:value-type="float">
            <text:p>392.436</text:p>
          </table:table-cell>
          <table:table-cell office:value-type="float" office:value="0" calcext:value-type="float">
            <text:p>0</text:p>
          </table:table-cell>
          <table:table-cell office:value-type="float" office:value="-0.08221436" calcext:value-type="float">
            <text:p>-0.08221436</text:p>
          </table:table-cell>
          <table:table-cell office:value-type="float" office:value="-0.09042358" calcext:value-type="float">
            <text:p>-0.09042358</text:p>
          </table:table-cell>
          <table:table-cell office:value-type="float" office:value="-0.09490967" calcext:value-type="float">
            <text:p>-0.09490967</text:p>
          </table:table-cell>
          <table:table-cell office:value-type="float" office:value="-0.09979248" calcext:value-type="float">
            <text:p>-0.09979248</text:p>
          </table:table-cell>
          <table:table-cell office:value-type="float" office:value="-0.09350586" calcext:value-type="float">
            <text:p>-0.09350586</text:p>
          </table:table-cell>
          <table:table-cell office:value-type="float" office:value="-0.09875488" calcext:value-type="float">
            <text:p>-0.09875488</text:p>
          </table:table-cell>
          <table:table-cell office:value-type="float" office:value="-0.06845093" calcext:value-type="float">
            <text:p>-0.06845093</text:p>
          </table:table-cell>
          <table:table-cell office:value-type="float" office:value="-0.0725708" calcext:value-type="float">
            <text:p>-0.0725708</text:p>
          </table:table-cell>
          <table:table-cell office:value-type="float" office:value="-0.009246826" calcext:value-type="float">
            <text:p>-0.009246826</text:p>
          </table:table-cell>
          <table:table-cell office:value-type="float" office:value="-0.009887695" calcext:value-type="float">
            <text:p>-0.009887695</text:p>
          </table:table-cell>
          <table:table-cell office:value-type="float" office:value="0.08877563" calcext:value-type="float">
            <text:p>0.08877563</text:p>
          </table:table-cell>
          <table:table-cell office:value-type="float" office:value="0.08731079" calcext:value-type="float">
            <text:p>0.087310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16.22628" calcext:value-type="float">
            <text:p>16.22628</text:p>
          </table:table-cell>
          <table:table-cell office:value-type="float" office:value="5.57" calcext:value-type="float">
            <text:p>5.57</text:p>
          </table:table-cell>
          <table:table-cell office:value-type="float" office:value="-2.05" calcext:value-type="float">
            <text:p>-2.05</text:p>
          </table:table-cell>
          <table:table-cell office:value-type="float" office:value="0.5386057" calcext:value-type="float">
            <text:p>0.5386057</text:p>
          </table:table-cell>
          <table:table-cell office:value-type="float" office:value="0.3419744" calcext:value-type="float">
            <text:p>0.3419744</text:p>
          </table:table-cell>
          <table:table-cell office:value-type="float" office:value="297.252" calcext:value-type="float">
            <text:p>297.252</text:p>
          </table:table-cell>
          <table:table-cell office:value-type="float" office:value="0" calcext:value-type="float">
            <text:p>0</text:p>
          </table:table-cell>
          <table:table-cell office:value-type="float" office:value="-0.07833862" calcext:value-type="float">
            <text:p>-0.07833862</text:p>
          </table:table-cell>
          <table:table-cell office:value-type="float" office:value="-0.08276367" calcext:value-type="float">
            <text:p>-0.08276367</text:p>
          </table:table-cell>
          <table:table-cell office:value-type="float" office:value="-0.09042358" calcext:value-type="float">
            <text:p>-0.09042358</text:p>
          </table:table-cell>
          <table:table-cell office:value-type="float" office:value="-0.09487915" calcext:value-type="float">
            <text:p>-0.09487915</text:p>
          </table:table-cell>
          <table:table-cell office:value-type="float" office:value="-0.08850098" calcext:value-type="float">
            <text:p>-0.08850098</text:p>
          </table:table-cell>
          <table:table-cell office:value-type="float" office:value="-0.09347534" calcext:value-type="float">
            <text:p>-0.09347534</text:p>
          </table:table-cell>
          <table:table-cell office:value-type="float" office:value="-0.0647583" calcext:value-type="float">
            <text:p>-0.0647583</text:p>
          </table:table-cell>
          <table:table-cell office:value-type="float" office:value="-0.06832886" calcext:value-type="float">
            <text:p>-0.06832886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-0.00958252" calcext:value-type="float">
            <text:p>-0.00958252</text:p>
          </table:table-cell>
          <table:table-cell office:value-type="float" office:value="0.08843994" calcext:value-type="float">
            <text:p>0.08843994</text:p>
          </table:table-cell>
          <table:table-cell office:value-type="float" office:value="0.08554077" calcext:value-type="float">
            <text:p>0.085540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0" calcext:value-type="float">
            <text:p>7032000</text:p>
          </table:table-cell>
          <table:table-cell office:value-type="float" office:value="5.80572" calcext:value-type="float">
            <text:p>5.80572</text:p>
          </table:table-cell>
          <table:table-cell office:value-type="float" office:value="10.29" calcext:value-type="float">
            <text:p>1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676825" calcext:value-type="float">
            <text:p>0.676825</text:p>
          </table:table-cell>
          <table:table-cell office:value-type="float" office:value="0.5316647" calcext:value-type="float">
            <text:p>0.5316647</text:p>
          </table:table-cell>
          <table:table-cell office:value-type="float" office:value="202.14" calcext:value-type="float">
            <text:p>202.14</text:p>
          </table:table-cell>
          <table:table-cell office:value-type="float" office:value="0" calcext:value-type="float">
            <text:p>0</text:p>
          </table:table-cell>
          <table:table-cell office:value-type="float" office:value="-0.07519531" calcext:value-type="float">
            <text:p>-0.07519531</text:p>
          </table:table-cell>
          <table:table-cell office:value-type="float" office:value="-0.0793457" calcext:value-type="float">
            <text:p>-0.0793457</text:p>
          </table:table-cell>
          <table:table-cell office:value-type="float" office:value="-0.08615112" calcext:value-type="float">
            <text:p>-0.08615112</text:p>
          </table:table-cell>
          <table:table-cell office:value-type="float" office:value="-0.09042358" calcext:value-type="float">
            <text:p>-0.09042358</text:p>
          </table:table-cell>
          <table:table-cell office:value-type="float" office:value="-0.08425903" calcext:value-type="float">
            <text:p>-0.08425903</text:p>
          </table:table-cell>
          <table:table-cell office:value-type="float" office:value="-0.08853149" calcext:value-type="float">
            <text:p>-0.08853149</text:p>
          </table:table-cell>
          <table:table-cell office:value-type="float" office:value="-0.06109619" calcext:value-type="float">
            <text:p>-0.06109619</text:p>
          </table:table-cell>
          <table:table-cell office:value-type="float" office:value="-0.06472778" calcext:value-type="float">
            <text:p>-0.06472778</text:p>
          </table:table-cell>
          <table:table-cell office:value-type="float" office:value="-0.005706787" calcext:value-type="float">
            <text:p>-0.005706787</text:p>
          </table:table-cell>
          <table:table-cell office:value-type="float" office:value="-0.007751465" calcext:value-type="float">
            <text:p>-0.007751465</text:p>
          </table:table-cell>
          <table:table-cell office:value-type="float" office:value="0.08889771" calcext:value-type="float">
            <text:p>0.08889771</text:p>
          </table:table-cell>
          <table:table-cell office:value-type="float" office:value="0.08648682" calcext:value-type="float">
            <text:p>0.086486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0" calcext:value-type="float">
            <text:p>8032000</text:p>
          </table:table-cell>
          <table:table-cell office:value-type="float" office:value="11.3904" calcext:value-type="float">
            <text:p>11.3904</text:p>
          </table:table-cell>
          <table:table-cell office:value-type="float" office:value="11.24" calcext:value-type="float">
            <text:p>11.24</text:p>
          </table:table-cell>
          <table:table-cell office:value-type="float" office:value="0.78" calcext:value-type="float">
            <text:p>0.78</text:p>
          </table:table-cell>
          <table:table-cell office:value-type="float" office:value="0.8588172" calcext:value-type="float">
            <text:p>0.8588172</text:p>
          </table:table-cell>
          <table:table-cell office:value-type="float" office:value="0.5526626" calcext:value-type="float">
            <text:p>0.5526626</text:p>
          </table:table-cell>
          <table:table-cell office:value-type="float" office:value="188.424" calcext:value-type="float">
            <text:p>188.424</text:p>
          </table:table-cell>
          <table:table-cell office:value-type="float" office:value="0" calcext:value-type="float">
            <text:p>0</text:p>
          </table:table-cell>
          <table:table-cell office:value-type="float" office:value="-0.07086182" calcext:value-type="float">
            <text:p>-0.07086182</text:p>
          </table:table-cell>
          <table:table-cell office:value-type="float" office:value="-0.07577515" calcext:value-type="float">
            <text:p>-0.07577515</text:p>
          </table:table-cell>
          <table:table-cell office:value-type="float" office:value="-0.08206177" calcext:value-type="float">
            <text:p>-0.08206177</text:p>
          </table:table-cell>
          <table:table-cell office:value-type="float" office:value="-0.08612061" calcext:value-type="float">
            <text:p>-0.08612061</text:p>
          </table:table-cell>
          <table:table-cell office:value-type="float" office:value="-0.08016968" calcext:value-type="float">
            <text:p>-0.08016968</text:p>
          </table:table-cell>
          <table:table-cell office:value-type="float" office:value="-0.084198" calcext:value-type="float">
            <text:p>-0.084198</text:p>
          </table:table-cell>
          <table:table-cell office:value-type="float" office:value="-0.05764771" calcext:value-type="float">
            <text:p>-0.05764771</text:p>
          </table:table-cell>
          <table:table-cell office:value-type="float" office:value="-0.06109619" calcext:value-type="float">
            <text:p>-0.06109619</text:p>
          </table:table-cell>
          <table:table-cell office:value-type="float" office:value="-0.003173828" calcext:value-type="float">
            <text:p>-0.003173828</text:p>
          </table:table-cell>
          <table:table-cell office:value-type="float" office:value="-0.005706787" calcext:value-type="float">
            <text:p>-0.005706787</text:p>
          </table:table-cell>
          <table:table-cell office:value-type="float" office:value="0.08950806" calcext:value-type="float">
            <text:p>0.08950806</text:p>
          </table:table-cell>
          <table:table-cell office:value-type="float" office:value="0.08666992" calcext:value-type="float">
            <text:p>0.086669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0" calcext:value-type="float">
            <text:p>9032000</text:p>
          </table:table-cell>
          <table:table-cell office:value-type="float" office:value="10.25136" calcext:value-type="float">
            <text:p>10.25136</text:p>
          </table:table-cell>
          <table:table-cell office:value-type="float" office:value="17.53" calcext:value-type="float">
            <text:p>17.53</text:p>
          </table:table-cell>
          <table:table-cell office:value-type="float" office:value="-4.75" calcext:value-type="float">
            <text:p>-4.75</text:p>
          </table:table-cell>
          <table:table-cell office:value-type="float" office:value="1.194108" calcext:value-type="float">
            <text:p>1.194108</text:p>
          </table:table-cell>
          <table:table-cell office:value-type="float" office:value="0.2619707" calcext:value-type="float">
            <text:p>0.2619707</text:p>
          </table:table-cell>
          <table:table-cell office:value-type="float" office:value="406.368" calcext:value-type="float">
            <text:p>406.368</text:p>
          </table:table-cell>
          <table:table-cell office:value-type="float" office:value="0" calcext:value-type="float">
            <text:p>0</text:p>
          </table:table-cell>
          <table:table-cell office:value-type="float" office:value="-0.06652832" calcext:value-type="float">
            <text:p>-0.06652832</text:p>
          </table:table-cell>
          <table:table-cell office:value-type="float" office:value="-0.07174683" calcext:value-type="float">
            <text:p>-0.07174683</text:p>
          </table:table-cell>
          <table:table-cell office:value-type="float" office:value="-0.07809448" calcext:value-type="float">
            <text:p>-0.07809448</text:p>
          </table:table-cell>
          <table:table-cell office:value-type="float" office:value="-0.08200073" calcext:value-type="float">
            <text:p>-0.08200073</text:p>
          </table:table-cell>
          <table:table-cell office:value-type="float" office:value="-0.07629395" calcext:value-type="float">
            <text:p>-0.07629395</text:p>
          </table:table-cell>
          <table:table-cell office:value-type="float" office:value="-0.08013916" calcext:value-type="float">
            <text:p>-0.08013916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-0.05758667" calcext:value-type="float">
            <text:p>-0.05758667</text:p>
          </table:table-cell>
          <table:table-cell office:value-type="float" office:value="0.00009155273" calcext:value-type="float">
            <text:p>9.155273E-05</text:p>
          </table:table-cell>
          <table:table-cell office:value-type="float" office:value="-0.003143311" calcext:value-type="float">
            <text:p>-0.003143311</text:p>
          </table:table-cell>
          <table:table-cell office:value-type="float" office:value="0.09042358" calcext:value-type="float">
            <text:p>0.09042358</text:p>
          </table:table-cell>
          <table:table-cell office:value-type="float" office:value="0.08764648" calcext:value-type="float">
            <text:p>0.087646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0" calcext:value-type="float">
            <text:p>10032000</text:p>
          </table:table-cell>
          <table:table-cell office:value-type="float" office:value="14.45868" calcext:value-type="float">
            <text:p>14.45868</text:p>
          </table:table-cell>
          <table:table-cell office:value-type="float" office:value="-3.2" calcext:value-type="float">
            <text:p>-3.2</text:p>
          </table:table-cell>
          <table:table-cell office:value-type="float" office:value="-10.35" calcext:value-type="float">
            <text:p>-10.35</text:p>
          </table:table-cell>
          <table:table-cell office:value-type="float" office:value="0.2414987" calcext:value-type="float">
            <text:p>0.2414987</text:p>
          </table:table-cell>
          <table:table-cell office:value-type="float" office:value="0.1361314" calcext:value-type="float">
            <text:p>0.1361314</text:p>
          </table:table-cell>
          <table:table-cell office:value-type="float" office:value="355.14" calcext:value-type="float">
            <text:p>355.14</text:p>
          </table:table-cell>
          <table:table-cell office:value-type="float" office:value="0" calcext:value-type="float">
            <text:p>0</text:p>
          </table:table-cell>
          <table:table-cell office:value-type="float" office:value="-0.06646729" calcext:value-type="float">
            <text:p>-0.06646729</text:p>
          </table:table-cell>
          <table:table-cell office:value-type="float" office:value="-0.06735229" calcext:value-type="float">
            <text:p>-0.06735229</text:p>
          </table:table-cell>
          <table:table-cell office:value-type="float" office:value="-0.07537842" calcext:value-type="float">
            <text:p>-0.07537842</text:p>
          </table:table-cell>
          <table:table-cell office:value-type="float" office:value="-0.07806396" calcext:value-type="float">
            <text:p>-0.07806396</text:p>
          </table:table-cell>
          <table:table-cell office:value-type="float" office:value="-0.07296753" calcext:value-type="float">
            <text:p>-0.07296753</text:p>
          </table:table-cell>
          <table:table-cell office:value-type="float" office:value="-0.07626343" calcext:value-type="float">
            <text:p>-0.07626343</text:p>
          </table:table-cell>
          <table:table-cell office:value-type="float" office:value="-0.05145264" calcext:value-type="float">
            <text:p>-0.05145264</text:p>
          </table:table-cell>
          <table:table-cell office:value-type="float" office:value="-0.05413818" calcext:value-type="float">
            <text:p>-0.05413818</text:p>
          </table:table-cell>
          <table:table-cell office:value-type="float" office:value="0.0004882812" calcext:value-type="float">
            <text:p>0.0004882812</text:p>
          </table:table-cell>
          <table:table-cell office:value-type="float" office:value="-0.0002441406" calcext:value-type="float">
            <text:p>-0.0002441406</text:p>
          </table:table-cell>
          <table:table-cell office:value-type="float" office:value="0.09042358" calcext:value-type="float">
            <text:p>0.09042358</text:p>
          </table:table-cell>
          <table:table-cell office:value-type="float" office:value="0.08920288" calcext:value-type="float">
            <text:p>0.089202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0" calcext:value-type="float">
            <text:p>11032000</text:p>
          </table:table-cell>
          <table:table-cell office:value-type="float" office:value="13.37004" calcext:value-type="float">
            <text:p>13.37004</text:p>
          </table:table-cell>
          <table:table-cell office:value-type="float" office:value="0.65" calcext:value-type="float">
            <text:p>0.65</text:p>
          </table:table-cell>
          <table:table-cell office:value-type="float" office:value="-4.99" calcext:value-type="float">
            <text:p>-4.99</text:p>
          </table:table-cell>
          <table:table-cell office:value-type="float" office:value="0.4840481" calcext:value-type="float">
            <text:p>0.4840481</text:p>
          </table:table-cell>
          <table:table-cell office:value-type="float" office:value="0.2194995" calcext:value-type="float">
            <text:p>0.2194995</text:p>
          </table:table-cell>
          <table:table-cell office:value-type="float" office:value="226.62" calcext:value-type="float">
            <text:p>226.62</text:p>
          </table:table-cell>
          <table:table-cell office:value-type="float" office:value="0" calcext:value-type="float">
            <text:p>0</text:p>
          </table:table-cell>
          <table:table-cell office:value-type="float" office:value="-0.06524658" calcext:value-type="float">
            <text:p>-0.06524658</text:p>
          </table:table-cell>
          <table:table-cell office:value-type="float" office:value="-0.06768799" calcext:value-type="float">
            <text:p>-0.06768799</text:p>
          </table:table-cell>
          <table:table-cell office:value-type="float" office:value="-0.07244873" calcext:value-type="float">
            <text:p>-0.07244873</text:p>
          </table:table-cell>
          <table:table-cell office:value-type="float" office:value="-0.07531738" calcext:value-type="float">
            <text:p>-0.07531738</text:p>
          </table:table-cell>
          <table:table-cell office:value-type="float" office:value="-0.07006836" calcext:value-type="float">
            <text:p>-0.07006836</text:p>
          </table:table-cell>
          <table:table-cell office:value-type="float" office:value="-0.07290649" calcext:value-type="float">
            <text:p>-0.07290649</text:p>
          </table:table-cell>
          <table:table-cell office:value-type="float" office:value="-0.04940796" calcext:value-type="float">
            <text:p>-0.04940796</text:p>
          </table:table-cell>
          <table:table-cell office:value-type="float" office:value="-0.05145264" calcext:value-type="float">
            <text:p>-0.05145264</text:p>
          </table:table-cell>
          <table:table-cell office:value-type="float" office:value="-0.0001525879" calcext:value-type="float">
            <text:p>-0.0001525879</text:p>
          </table:table-cell>
          <table:table-cell office:value-type="float" office:value="-0.001220703" calcext:value-type="float">
            <text:p>-0.001220703</text:p>
          </table:table-cell>
          <table:table-cell office:value-type="float" office:value="0.08917236" calcext:value-type="float">
            <text:p>0.08917236</text:p>
          </table:table-cell>
          <table:table-cell office:value-type="float" office:value="0.08847046" calcext:value-type="float">
            <text:p>0.088470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0" calcext:value-type="float">
            <text:p>12032000</text:p>
          </table:table-cell>
          <table:table-cell office:value-type="float" office:value="12.87238" calcext:value-type="float">
            <text:p>12.87238</text:p>
          </table:table-cell>
          <table:table-cell office:value-type="float" office:value="1.57" calcext:value-type="float">
            <text:p>1.57</text:p>
          </table:table-cell>
          <table:table-cell office:value-type="float" office:value="-4.52" calcext:value-type="float">
            <text:p>-4.52</text:p>
          </table:table-cell>
          <table:table-cell office:value-type="float" office:value="0.4977182" calcext:value-type="float">
            <text:p>0.4977182</text:p>
          </table:table-cell>
          <table:table-cell office:value-type="float" office:value="0.2001243" calcext:value-type="float">
            <text:p>0.2001243</text:p>
          </table:table-cell>
          <table:table-cell office:value-type="float" office:value="429.444" calcext:value-type="float">
            <text:p>429.444</text:p>
          </table:table-cell>
          <table:table-cell office:value-type="float" office:value="5.7" calcext:value-type="float">
            <text:p>5.7</text:p>
          </table:table-cell>
          <table:table-cell office:value-type="float" office:value="-0.05679321" calcext:value-type="float">
            <text:p>-0.05679321</text:p>
          </table:table-cell>
          <table:table-cell office:value-type="float" office:value="-0.06530762" calcext:value-type="float">
            <text:p>-0.06530762</text:p>
          </table:table-cell>
          <table:table-cell office:value-type="float" office:value="-0.06845093" calcext:value-type="float">
            <text:p>-0.06845093</text:p>
          </table:table-cell>
          <table:table-cell office:value-type="float" office:value="-0.07250977" calcext:value-type="float">
            <text:p>-0.07250977</text:p>
          </table:table-cell>
          <table:table-cell office:value-type="float" office:value="-0.06713867" calcext:value-type="float">
            <text:p>-0.06713867</text:p>
          </table:table-cell>
          <table:table-cell office:value-type="float" office:value="-0.07003784" calcext:value-type="float">
            <text:p>-0.07003784</text:p>
          </table:table-cell>
          <table:table-cell office:value-type="float" office:value="-0.04733276" calcext:value-type="float">
            <text:p>-0.04733276</text:p>
          </table:table-cell>
          <table:table-cell office:value-type="float" office:value="-0.04949951" calcext:value-type="float">
            <text:p>-0.04949951</text:p>
          </table:table-cell>
          <table:table-cell office:value-type="float" office:value="-0.0008544922" calcext:value-type="float">
            <text:p>-0.0008544922</text:p>
          </table:table-cell>
          <table:table-cell office:value-type="float" office:value="-0.002349854" calcext:value-type="float">
            <text:p>-0.002349854</text:p>
          </table:table-cell>
          <table:table-cell office:value-type="float" office:value="0.08850098" calcext:value-type="float">
            <text:p>0.08850098</text:p>
          </table:table-cell>
          <table:table-cell office:value-type="float" office:value="0.08572388" calcext:value-type="float">
            <text:p>0.085723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0" calcext:value-type="float">
            <text:p>13032000</text:p>
          </table:table-cell>
          <table:table-cell office:value-type="float" office:value="18.6858" calcext:value-type="float">
            <text:p>18.6858</text:p>
          </table:table-cell>
          <table:table-cell office:value-type="float" office:value="-0.34" calcext:value-type="float">
            <text:p>-0.34</text:p>
          </table:table-cell>
          <table:table-cell office:value-type="float" office:value="-9.35" calcext:value-type="float">
            <text:p>-9.35</text:p>
          </table:table-cell>
          <table:table-cell office:value-type="float" office:value="0.2346782" calcext:value-type="float">
            <text:p>0.2346782</text:p>
          </table:table-cell>
          <table:table-cell office:value-type="float" office:value="0.1255648" calcext:value-type="float">
            <text:p>0.1255648</text:p>
          </table:table-cell>
          <table:table-cell office:value-type="float" office:value="214.128" calcext:value-type="float">
            <text:p>214.128</text:p>
          </table:table-cell>
          <table:table-cell office:value-type="float" office:value="0" calcext:value-type="float">
            <text:p>0</text:p>
          </table:table-cell>
          <table:table-cell office:value-type="float" office:value="-0.05679321" calcext:value-type="float">
            <text:p>-0.05679321</text:p>
          </table:table-cell>
          <table:table-cell office:value-type="float" office:value="-0.05764771" calcext:value-type="float">
            <text:p>-0.05764771</text:p>
          </table:table-cell>
          <table:table-cell office:value-type="float" office:value="-0.06616211" calcext:value-type="float">
            <text:p>-0.06616211</text:p>
          </table:table-cell>
          <table:table-cell office:value-type="float" office:value="-0.06851196" calcext:value-type="float">
            <text:p>-0.06851196</text:p>
          </table:table-cell>
          <table:table-cell office:value-type="float" office:value="-0.06454468" calcext:value-type="float">
            <text:p>-0.06454468</text:p>
          </table:table-cell>
          <table:table-cell office:value-type="float" office:value="-0.06707764" calcext:value-type="float">
            <text:p>-0.06707764</text:p>
          </table:table-cell>
          <table:table-cell office:value-type="float" office:value="-0.04537964" calcext:value-type="float">
            <text:p>-0.04537964</text:p>
          </table:table-cell>
          <table:table-cell office:value-type="float" office:value="-0.04730225" calcext:value-type="float">
            <text:p>-0.04730225</text:p>
          </table:table-cell>
          <table:table-cell office:value-type="float" office:value="-0.0004272461" calcext:value-type="float">
            <text:p>-0.0004272461</text:p>
          </table:table-cell>
          <table:table-cell office:value-type="float" office:value="-0.0009765625" calcext:value-type="float">
            <text:p>-0.0009765625</text:p>
          </table:table-cell>
          <table:table-cell office:value-type="float" office:value="0.08816528" calcext:value-type="float">
            <text:p>0.08816528</text:p>
          </table:table-cell>
          <table:table-cell office:value-type="float" office:value="0.08728027" calcext:value-type="float">
            <text:p>0.087280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0" calcext:value-type="float">
            <text:p>14032000</text:p>
          </table:table-cell>
          <table:table-cell office:value-type="float" office:value="8.778601" calcext:value-type="float">
            <text:p>8.778601</text:p>
          </table:table-cell>
          <table:table-cell office:value-type="float" office:value="4.95" calcext:value-type="float">
            <text:p>4.95</text:p>
          </table:table-cell>
          <table:table-cell office:value-type="float" office:value="-5.35" calcext:value-type="float">
            <text:p>-5.35</text:p>
          </table:table-cell>
          <table:table-cell office:value-type="float" office:value="0.6388498" calcext:value-type="float">
            <text:p>0.6388498</text:p>
          </table:table-cell>
          <table:table-cell office:value-type="float" office:value="0.3165812" calcext:value-type="float">
            <text:p>0.3165812</text:p>
          </table:table-cell>
          <table:table-cell office:value-type="float" office:value="399.996" calcext:value-type="float">
            <text:p>399.996</text:p>
          </table:table-cell>
          <table:table-cell office:value-type="float" office:value="1.2" calcext:value-type="float">
            <text:p>1.2</text:p>
          </table:table-cell>
          <table:table-cell office:value-type="float" office:value="-0.05163574" calcext:value-type="float">
            <text:p>-0.05163574</text:p>
          </table:table-cell>
          <table:table-cell office:value-type="float" office:value="-0.05712891" calcext:value-type="float">
            <text:p>-0.05712891</text:p>
          </table:table-cell>
          <table:table-cell office:value-type="float" office:value="-0.06298828" calcext:value-type="float">
            <text:p>-0.06298828</text:p>
          </table:table-cell>
          <table:table-cell office:value-type="float" office:value="-0.06619263" calcext:value-type="float">
            <text:p>-0.06619263</text:p>
          </table:table-cell>
          <table:table-cell office:value-type="float" office:value="-0.06195068" calcext:value-type="float">
            <text:p>-0.06195068</text:p>
          </table:table-cell>
          <table:table-cell office:value-type="float" office:value="-0.06451416" calcext:value-type="float">
            <text:p>-0.06451416</text:p>
          </table:table-cell>
          <table:table-cell office:value-type="float" office:value="-0.04388428" calcext:value-type="float">
            <text:p>-0.04388428</text:p>
          </table:table-cell>
          <table:table-cell office:value-type="float" office:value="-0.04537964" calcext:value-type="float">
            <text:p>-0.04537964</text:p>
          </table:table-cell>
          <table:table-cell office:value-type="float" office:value="-0.0009460449" calcext:value-type="float">
            <text:p>-0.0009460449</text:p>
          </table:table-cell>
          <table:table-cell office:value-type="float" office:value="-0.002105713" calcext:value-type="float">
            <text:p>-0.002105713</text:p>
          </table:table-cell>
          <table:table-cell office:value-type="float" office:value="0.08728027" calcext:value-type="float">
            <text:p>0.08728027</text:p>
          </table:table-cell>
          <table:table-cell office:value-type="float" office:value="0.08474731" calcext:value-type="float">
            <text:p>0.084747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0" calcext:value-type="float">
            <text:p>15032000</text:p>
          </table:table-cell>
          <table:table-cell office:value-type="float" office:value="4.53348" calcext:value-type="float">
            <text:p>4.53348</text:p>
          </table:table-cell>
          <table:table-cell office:value-type="float" office:value="3.93" calcext:value-type="float">
            <text:p>3.93</text:p>
          </table:table-cell>
          <table:table-cell office:value-type="float" office:value="-0.5" calcext:value-type="float">
            <text:p>-0.5</text:p>
          </table:table-cell>
          <table:table-cell office:value-type="float" office:value="0.7880634" calcext:value-type="float">
            <text:p>0.7880634</text:p>
          </table:table-cell>
          <table:table-cell office:value-type="float" office:value="0" calcext:value-type="float">
            <text:p>0</text:p>
          </table:table-cell>
          <table:table-cell office:value-type="float" office:value="259.488" calcext:value-type="float">
            <text:p>259.488</text:p>
          </table:table-cell>
          <table:table-cell office:value-type="float" office:value="0.7" calcext:value-type="float">
            <text:p>0.7</text:p>
          </table:table-cell>
          <table:table-cell office:value-type="float" office:value="-0.04998779" calcext:value-type="float">
            <text:p>-0.04998779</text:p>
          </table:table-cell>
          <table:table-cell office:value-type="float" office:value="-0.05203247" calcext:value-type="float">
            <text:p>-0.05203247</text:p>
          </table:table-cell>
          <table:table-cell office:value-type="float" office:value="-0.06072998" calcext:value-type="float">
            <text:p>-0.06072998</text:p>
          </table:table-cell>
          <table:table-cell office:value-type="float" office:value="-0.06311035" calcext:value-type="float">
            <text:p>-0.06311035</text:p>
          </table:table-cell>
          <table:table-cell office:value-type="float" office:value="-0.05984497" calcext:value-type="float">
            <text:p>-0.05984497</text:p>
          </table:table-cell>
          <table:table-cell office:value-type="float" office:value="-0.0619812" calcext:value-type="float">
            <text:p>-0.0619812</text:p>
          </table:table-cell>
          <table:table-cell office:value-type="float" office:value="-0.0423584" calcext:value-type="float">
            <text:p>-0.0423584</text:p>
          </table:table-cell>
          <table:table-cell office:value-type="float" office:value="-0.04385376" calcext:value-type="float">
            <text:p>-0.04385376</text:p>
          </table:table-cell>
          <table:table-cell office:value-type="float" office:value="-0.001281738" calcext:value-type="float">
            <text:p>-0.001281738</text:p>
          </table:table-cell>
          <table:table-cell office:value-type="float" office:value="-0.001953125" calcext:value-type="float">
            <text:p>-0.001953125</text:p>
          </table:table-cell>
          <table:table-cell office:value-type="float" office:value="0.08651733" calcext:value-type="float">
            <text:p>0.08651733</text:p>
          </table:table-cell>
          <table:table-cell office:value-type="float" office:value="0.08560181" calcext:value-type="float">
            <text:p>0.085601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0" calcext:value-type="float">
            <text:p>16032000</text:p>
          </table:table-cell>
          <table:table-cell office:value-type="float" office:value="14.90724" calcext:value-type="float">
            <text:p>14.90724</text:p>
          </table:table-cell>
          <table:table-cell office:value-type="float" office:value="5.08" calcext:value-type="float">
            <text:p>5.08</text:p>
          </table:table-cell>
          <table:table-cell office:value-type="float" office:value="-3.77" calcext:value-type="float">
            <text:p>-3.77</text:p>
          </table:table-cell>
          <table:table-cell office:value-type="float" office:value="0.8135098" calcext:value-type="float">
            <text:p>0.8135098</text:p>
          </table:table-cell>
          <table:table-cell office:value-type="float" office:value="0.2120084" calcext:value-type="float">
            <text:p>0.2120084</text:p>
          </table:table-cell>
          <table:table-cell office:value-type="float" office:value="406.296" calcext:value-type="float">
            <text:p>406.296</text:p>
          </table:table-cell>
          <table:table-cell office:value-type="float" office:value="4.5" calcext:value-type="float">
            <text:p>4.5</text:p>
          </table:table-cell>
          <table:table-cell office:value-type="float" office:value="-0.04745483" calcext:value-type="float">
            <text:p>-0.04745483</text:p>
          </table:table-cell>
          <table:table-cell office:value-type="float" office:value="-0.05014038" calcext:value-type="float">
            <text:p>-0.05014038</text:p>
          </table:table-cell>
          <table:table-cell office:value-type="float" office:value="-0.05844116" calcext:value-type="float">
            <text:p>-0.05844116</text:p>
          </table:table-cell>
          <table:table-cell office:value-type="float" office:value="-0.06085205" calcext:value-type="float">
            <text:p>-0.06085205</text:p>
          </table:table-cell>
          <table:table-cell office:value-type="float" office:value="-0.05770874" calcext:value-type="float">
            <text:p>-0.05770874</text:p>
          </table:table-cell>
          <table:table-cell office:value-type="float" office:value="-0.05987549" calcext:value-type="float">
            <text:p>-0.05987549</text:p>
          </table:table-cell>
          <table:table-cell office:value-type="float" office:value="-0.040802" calcext:value-type="float">
            <text:p>-0.040802</text:p>
          </table:table-cell>
          <table:table-cell office:value-type="float" office:value="-0.04238892" calcext:value-type="float">
            <text:p>-0.04238892</text:p>
          </table:table-cell>
          <table:table-cell office:value-type="float" office:value="-0.0004272461" calcext:value-type="float">
            <text:p>-0.0004272461</text:p>
          </table:table-cell>
          <table:table-cell office:value-type="float" office:value="-0.002593994" calcext:value-type="float">
            <text:p>-0.002593994</text:p>
          </table:table-cell>
          <table:table-cell office:value-type="float" office:value="0.08575439" calcext:value-type="float">
            <text:p>0.08575439</text:p>
          </table:table-cell>
          <table:table-cell office:value-type="float" office:value="0.08331299" calcext:value-type="float">
            <text:p>0.083312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0" calcext:value-type="float">
            <text:p>17032000</text:p>
          </table:table-cell>
          <table:table-cell office:value-type="float" office:value="18.8928" calcext:value-type="float">
            <text:p>18.8928</text:p>
          </table:table-cell>
          <table:table-cell office:value-type="float" office:value="-4.01" calcext:value-type="float">
            <text:p>-4.01</text:p>
          </table:table-cell>
          <table:table-cell office:value-type="float" office:value="-8.25" calcext:value-type="float">
            <text:p>-8.25</text:p>
          </table:table-cell>
          <table:table-cell office:value-type="float" office:value="0.2190831" calcext:value-type="float">
            <text:p>0.2190831</text:p>
          </table:table-cell>
          <table:table-cell office:value-type="float" office:value="0.1227846" calcext:value-type="float">
            <text:p>0.1227846</text:p>
          </table:table-cell>
          <table:table-cell office:value-type="float" office:value="400.572" calcext:value-type="float">
            <text:p>400.572</text:p>
          </table:table-cell>
          <table:table-cell office:value-type="float" office:value="0" calcext:value-type="float">
            <text:p>0</text:p>
          </table:table-cell>
          <table:table-cell office:value-type="float" office:value="-0.04736328" calcext:value-type="float">
            <text:p>-0.04736328</text:p>
          </table:table-cell>
          <table:table-cell office:value-type="float" office:value="-0.04876709" calcext:value-type="float">
            <text:p>-0.04876709</text:p>
          </table:table-cell>
          <table:table-cell office:value-type="float" office:value="-0.05664062" calcext:value-type="float">
            <text:p>-0.05664062</text:p>
          </table:table-cell>
          <table:table-cell office:value-type="float" office:value="-0.05838013" calcext:value-type="float">
            <text:p>-0.05838013</text:p>
          </table:table-cell>
          <table:table-cell office:value-type="float" office:value="-0.05575562" calcext:value-type="float">
            <text:p>-0.05575562</text:p>
          </table:table-cell>
          <table:table-cell office:value-type="float" office:value="-0.05776978" calcext:value-type="float">
            <text:p>-0.05776978</text:p>
          </table:table-cell>
          <table:table-cell office:value-type="float" office:value="-0.03955078" calcext:value-type="float">
            <text:p>-0.03955078</text:p>
          </table:table-cell>
          <table:table-cell office:value-type="float" office:value="-0.04077148" calcext:value-type="float">
            <text:p>-0.04077148</text:p>
          </table:table-cell>
          <table:table-cell office:value-type="float" office:value="-0.0004272461" calcext:value-type="float">
            <text:p>-0.0004272461</text:p>
          </table:table-cell>
          <table:table-cell office:value-type="float" office:value="-0.001190186" calcext:value-type="float">
            <text:p>-0.001190186</text:p>
          </table:table-cell>
          <table:table-cell office:value-type="float" office:value="0.08572388" calcext:value-type="float">
            <text:p>0.08572388</text:p>
          </table:table-cell>
          <table:table-cell office:value-type="float" office:value="0.08468628" calcext:value-type="float">
            <text:p>0.084686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0" calcext:value-type="float">
            <text:p>18032000</text:p>
          </table:table-cell>
          <table:table-cell office:value-type="float" office:value="18.54828" calcext:value-type="float">
            <text:p>18.54828</text:p>
          </table:table-cell>
          <table:table-cell office:value-type="float" office:value="-1.6" calcext:value-type="float">
            <text:p>-1.6</text:p>
          </table:table-cell>
          <table:table-cell office:value-type="float" office:value="-9.5" calcext:value-type="float">
            <text:p>-9.5</text:p>
          </table:table-cell>
          <table:table-cell office:value-type="float" office:value="0.3036245" calcext:value-type="float">
            <text:p>0.3036245</text:p>
          </table:table-cell>
          <table:table-cell office:value-type="float" office:value="0.1338527" calcext:value-type="float">
            <text:p>0.1338527</text:p>
          </table:table-cell>
          <table:table-cell office:value-type="float" office:value="236.412" calcext:value-type="float">
            <text:p>236.412</text:p>
          </table:table-cell>
          <table:table-cell office:value-type="float" office:value="0" calcext:value-type="float">
            <text:p>0</text:p>
          </table:table-cell>
          <table:table-cell office:value-type="float" office:value="-0.04666138" calcext:value-type="float">
            <text:p>-0.04666138</text:p>
          </table:table-cell>
          <table:table-cell office:value-type="float" office:value="-0.04959106" calcext:value-type="float">
            <text:p>-0.04959106</text:p>
          </table:table-cell>
          <table:table-cell office:value-type="float" office:value="-0.05511475" calcext:value-type="float">
            <text:p>-0.05511475</text:p>
          </table:table-cell>
          <table:table-cell office:value-type="float" office:value="-0.05670166" calcext:value-type="float">
            <text:p>-0.05670166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-0.05578613" calcext:value-type="float">
            <text:p>-0.05578613</text:p>
          </table:table-cell>
          <table:table-cell office:value-type="float" office:value="-0.0385437" calcext:value-type="float">
            <text:p>-0.0385437</text:p>
          </table:table-cell>
          <table:table-cell office:value-type="float" office:value="-0.03952026" calcext:value-type="float">
            <text:p>-0.03952026</text:p>
          </table:table-cell>
          <table:table-cell office:value-type="float" office:value="-0.001190186" calcext:value-type="float">
            <text:p>-0.001190186</text:p>
          </table:table-cell>
          <table:table-cell office:value-type="float" office:value="-0.002532959" calcext:value-type="float">
            <text:p>-0.002532959</text:p>
          </table:table-cell>
          <table:table-cell office:value-type="float" office:value="0.08465576" calcext:value-type="float">
            <text:p>0.08465576</text:p>
          </table:table-cell>
          <table:table-cell office:value-type="float" office:value="0.08352661" calcext:value-type="float">
            <text:p>0.083526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0" calcext:value-type="float">
            <text:p>19032000</text:p>
          </table:table-cell>
          <table:table-cell office:value-type="float" office:value="18.76824" calcext:value-type="float">
            <text:p>18.76824</text:p>
          </table:table-cell>
          <table:table-cell office:value-type="float" office:value="5.42" calcext:value-type="float">
            <text:p>5.42</text:p>
          </table:table-cell>
          <table:table-cell office:value-type="float" office:value="-7.3" calcext:value-type="float">
            <text:p>-7.3</text:p>
          </table:table-cell>
          <table:table-cell office:value-type="float" office:value="0.4429989" calcext:value-type="float">
            <text:p>0.4429989</text:p>
          </table:table-cell>
          <table:table-cell office:value-type="float" office:value="0.269608" calcext:value-type="float">
            <text:p>0.269608</text:p>
          </table:table-cell>
          <table:table-cell office:value-type="float" office:value="318.888" calcext:value-type="float">
            <text:p>318.888</text:p>
          </table:table-cell>
          <table:table-cell office:value-type="float" office:value="0" calcext:value-type="float">
            <text:p>0</text:p>
          </table:table-cell>
          <table:table-cell office:value-type="float" office:value="-0.0397644" calcext:value-type="float">
            <text:p>-0.0397644</text:p>
          </table:table-cell>
          <table:table-cell office:value-type="float" office:value="-0.04800415" calcext:value-type="float">
            <text:p>-0.04800415</text:p>
          </table:table-cell>
          <table:table-cell office:value-type="float" office:value="-0.05233765" calcext:value-type="float">
            <text:p>-0.05233765</text:p>
          </table:table-cell>
          <table:table-cell office:value-type="float" office:value="-0.05514526" calcext:value-type="float">
            <text:p>-0.05514526</text:p>
          </table:table-cell>
          <table:table-cell office:value-type="float" office:value="-0.05233765" calcext:value-type="float">
            <text:p>-0.05233765</text:p>
          </table:table-cell>
          <table:table-cell office:value-type="float" office:value="-0.05419922" calcext:value-type="float">
            <text:p>-0.05419922</text:p>
          </table:table-cell>
          <table:table-cell office:value-type="float" office:value="-0.03747559" calcext:value-type="float">
            <text:p>-0.03747559</text:p>
          </table:table-cell>
          <table:table-cell office:value-type="float" office:value="-0.03857422" calcext:value-type="float">
            <text:p>-0.03857422</text:p>
          </table:table-cell>
          <table:table-cell office:value-type="float" office:value="-0.002532959" calcext:value-type="float">
            <text:p>-0.002532959</text:p>
          </table:table-cell>
          <table:table-cell office:value-type="float" office:value="-0.003601074" calcext:value-type="float">
            <text:p>-0.003601074</text:p>
          </table:table-cell>
          <table:table-cell office:value-type="float" office:value="0.08346558" calcext:value-type="float">
            <text:p>0.08346558</text:p>
          </table:table-cell>
          <table:table-cell office:value-type="float" office:value="0.08047485" calcext:value-type="float">
            <text:p>0.080474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0" calcext:value-type="float">
            <text:p>20032000</text:p>
          </table:table-cell>
          <table:table-cell office:value-type="float" office:value="9.151561" calcext:value-type="float">
            <text:p>9.151561</text:p>
          </table:table-cell>
          <table:table-cell office:value-type="float" office:value="6.76" calcext:value-type="float">
            <text:p>6.76</text:p>
          </table:table-cell>
          <table:table-cell office:value-type="float" office:value="0.99" calcext:value-type="float">
            <text:p>0.99</text:p>
          </table:table-cell>
          <table:table-cell office:value-type="float" office:value="0.4566622" calcext:value-type="float">
            <text:p>0.4566622</text:p>
          </table:table-cell>
          <table:table-cell office:value-type="float" office:value="0.3523767" calcext:value-type="float">
            <text:p>0.3523767</text:p>
          </table:table-cell>
          <table:table-cell office:value-type="float" office:value="329.148" calcext:value-type="float">
            <text:p>329.148</text:p>
          </table:table-cell>
          <table:table-cell office:value-type="float" office:value="0" calcext:value-type="float">
            <text:p>0</text:p>
          </table:table-cell>
          <table:table-cell office:value-type="float" office:value="-0.03744507" calcext:value-type="float">
            <text:p>-0.03744507</text:p>
          </table:table-cell>
          <table:table-cell office:value-type="float" office:value="-0.04016113" calcext:value-type="float">
            <text:p>-0.04016113</text:p>
          </table:table-cell>
          <table:table-cell office:value-type="float" office:value="-0.05032349" calcext:value-type="float">
            <text:p>-0.05032349</text:p>
          </table:table-cell>
          <table:table-cell office:value-type="float" office:value="-0.05233765" calcext:value-type="float">
            <text:p>-0.05233765</text:p>
          </table:table-cell>
          <table:table-cell office:value-type="float" office:value="-0.05072021" calcext:value-type="float">
            <text:p>-0.05072021</text:p>
          </table:table-cell>
          <table:table-cell office:value-type="float" office:value="-0.05233765" calcext:value-type="float">
            <text:p>-0.05233765</text:p>
          </table:table-cell>
          <table:table-cell office:value-type="float" office:value="-0.03613281" calcext:value-type="float">
            <text:p>-0.03613281</text:p>
          </table:table-cell>
          <table:table-cell office:value-type="float" office:value="-0.03747559" calcext:value-type="float">
            <text:p>-0.03747559</text:p>
          </table:table-cell>
          <table:table-cell office:value-type="float" office:value="-0.001373291" calcext:value-type="float">
            <text:p>-0.001373291</text:p>
          </table:table-cell>
          <table:table-cell office:value-type="float" office:value="-0.002563477" calcext:value-type="float">
            <text:p>-0.002563477</text:p>
          </table:table-cell>
          <table:table-cell office:value-type="float" office:value="0.08294678" calcext:value-type="float">
            <text:p>0.08294678</text:p>
          </table:table-cell>
          <table:table-cell office:value-type="float" office:value="0.08117676" calcext:value-type="float">
            <text:p>0.081176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0" calcext:value-type="float">
            <text:p>21032000</text:p>
          </table:table-cell>
          <table:table-cell office:value-type="float" office:value="13.09788" calcext:value-type="float">
            <text:p>13.09788</text:p>
          </table:table-cell>
          <table:table-cell office:value-type="float" office:value="9.86" calcext:value-type="float">
            <text:p>9.86</text:p>
          </table:table-cell>
          <table:table-cell office:value-type="float" office:value="-0.98" calcext:value-type="float">
            <text:p>-0.98</text:p>
          </table:table-cell>
          <table:table-cell office:value-type="float" office:value="0.5583678" calcext:value-type="float">
            <text:p>0.5583678</text:p>
          </table:table-cell>
          <table:table-cell office:value-type="float" office:value="0.3894415" calcext:value-type="float">
            <text:p>0.3894415</text:p>
          </table:table-cell>
          <table:table-cell office:value-type="float" office:value="229.428" calcext:value-type="float">
            <text:p>229.428</text:p>
          </table:table-cell>
          <table:table-cell office:value-type="float" office:value="0" calcext:value-type="float">
            <text:p>0</text:p>
          </table:table-cell>
          <table:table-cell office:value-type="float" office:value="-0.03424072" calcext:value-type="float">
            <text:p>-0.03424072</text:p>
          </table:table-cell>
          <table:table-cell office:value-type="float" office:value="-0.03765869" calcext:value-type="float">
            <text:p>-0.03765869</text:p>
          </table:table-cell>
          <table:table-cell office:value-type="float" office:value="-0.04827881" calcext:value-type="float">
            <text:p>-0.04827881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-0.04910278" calcext:value-type="float">
            <text:p>-0.04910278</text:p>
          </table:table-cell>
          <table:table-cell office:value-type="float" office:value="-0.05072021" calcext:value-type="float">
            <text:p>-0.05072021</text:p>
          </table:table-cell>
          <table:table-cell office:value-type="float" office:value="-0.03491211" calcext:value-type="float">
            <text:p>-0.03491211</text:p>
          </table:table-cell>
          <table:table-cell office:value-type="float" office:value="-0.03616333" calcext:value-type="float">
            <text:p>-0.03616333</text:p>
          </table:table-cell>
          <table:table-cell office:value-type="float" office:value="-0.0002441406" calcext:value-type="float">
            <text:p>-0.0002441406</text:p>
          </table:table-cell>
          <table:table-cell office:value-type="float" office:value="-0.001678467" calcext:value-type="float">
            <text:p>-0.001678467</text:p>
          </table:table-cell>
          <table:table-cell office:value-type="float" office:value="0.08291626" calcext:value-type="float">
            <text:p>0.08291626</text:p>
          </table:table-cell>
          <table:table-cell office:value-type="float" office:value="0.08056641" calcext:value-type="float">
            <text:p>0.080566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0" calcext:value-type="float">
            <text:p>22032000</text:p>
          </table:table-cell>
          <table:table-cell office:value-type="float" office:value="18.82728" calcext:value-type="float">
            <text:p>18.82728</text:p>
          </table:table-cell>
          <table:table-cell office:value-type="float" office:value="15.08" calcext:value-type="float">
            <text:p>15.08</text:p>
          </table:table-cell>
          <table:table-cell office:value-type="float" office:value="-0.38" calcext:value-type="float">
            <text:p>-0.38</text:p>
          </table:table-cell>
          <table:table-cell office:value-type="float" office:value="0.685688" calcext:value-type="float">
            <text:p>0.685688</text:p>
          </table:table-cell>
          <table:table-cell office:value-type="float" office:value="0.4329158" calcext:value-type="float">
            <text:p>0.4329158</text:p>
          </table:table-cell>
          <table:table-cell office:value-type="float" office:value="128.88" calcext:value-type="float">
            <text:p>128.88</text:p>
          </table:table-cell>
          <table:table-cell office:value-type="float" office:value="0" calcext:value-type="float">
            <text:p>0</text:p>
          </table:table-cell>
          <table:table-cell office:value-type="float" office:value="-0.03140259" calcext:value-type="float">
            <text:p>-0.03140259</text:p>
          </table:table-cell>
          <table:table-cell office:value-type="float" office:value="-0.0345459" calcext:value-type="float">
            <text:p>-0.0345459</text:p>
          </table:table-cell>
          <table:table-cell office:value-type="float" office:value="-0.04632568" calcext:value-type="float">
            <text:p>-0.04632568</text:p>
          </table:table-cell>
          <table:table-cell office:value-type="float" office:value="-0.04827881" calcext:value-type="float">
            <text:p>-0.04827881</text:p>
          </table:table-cell>
          <table:table-cell office:value-type="float" office:value="-0.04745483" calcext:value-type="float">
            <text:p>-0.04745483</text:p>
          </table:table-cell>
          <table:table-cell office:value-type="float" office:value="-0.0491333" calcext:value-type="float">
            <text:p>-0.0491333</text:p>
          </table:table-cell>
          <table:table-cell office:value-type="float" office:value="-0.03341675" calcext:value-type="float">
            <text:p>-0.03341675</text:p>
          </table:table-cell>
          <table:table-cell office:value-type="float" office:value="-0.03497314" calcext:value-type="float">
            <text:p>-0.03497314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-0.0002441406" calcext:value-type="float">
            <text:p>-0.0002441406</text:p>
          </table:table-cell>
          <table:table-cell office:value-type="float" office:value="0.08294678" calcext:value-type="float">
            <text:p>0.08294678</text:p>
          </table:table-cell>
          <table:table-cell office:value-type="float" office:value="0.0809021" calcext:value-type="float">
            <text:p>0.08090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0" calcext:value-type="float">
            <text:p>23032000</text:p>
          </table:table-cell>
          <table:table-cell office:value-type="float" office:value="19.91448" calcext:value-type="float">
            <text:p>19.91448</text:p>
          </table:table-cell>
          <table:table-cell office:value-type="float" office:value="16.23" calcext:value-type="float">
            <text:p>16.23</text:p>
          </table:table-cell>
          <table:table-cell office:value-type="float" office:value="3.04" calcext:value-type="float">
            <text:p>3.04</text:p>
          </table:table-cell>
          <table:table-cell office:value-type="float" office:value="0.8588511" calcext:value-type="float">
            <text:p>0.8588511</text:p>
          </table:table-cell>
          <table:table-cell office:value-type="float" office:value="0.518417" calcext:value-type="float">
            <text:p>0.518417</text:p>
          </table:table-cell>
          <table:table-cell office:value-type="float" office:value="227.088" calcext:value-type="float">
            <text:p>227.088</text:p>
          </table:table-cell>
          <table:table-cell office:value-type="float" office:value="0" calcext:value-type="float">
            <text:p>0</text:p>
          </table:table-cell>
          <table:table-cell office:value-type="float" office:value="-0.03207397" calcext:value-type="float">
            <text:p>-0.03207397</text:p>
          </table:table-cell>
          <table:table-cell office:value-type="float" office:value="-0.04006958" calcext:value-type="float">
            <text:p>-0.04006958</text:p>
          </table:table-cell>
          <table:table-cell office:value-type="float" office:value="-0.04562378" calcext:value-type="float">
            <text:p>-0.04562378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-0.0461731" calcext:value-type="float">
            <text:p>-0.0461731</text:p>
          </table:table-cell>
          <table:table-cell office:value-type="float" office:value="-0.04748535" calcext:value-type="float">
            <text:p>-0.04748535</text:p>
          </table:table-cell>
          <table:table-cell office:value-type="float" office:value="-0.03201294" calcext:value-type="float">
            <text:p>-0.03201294</text:p>
          </table:table-cell>
          <table:table-cell office:value-type="float" office:value="-0.03338623" calcext:value-type="float">
            <text:p>-0.03338623</text:p>
          </table:table-cell>
          <table:table-cell office:value-type="float" office:value="0.004089355" calcext:value-type="float">
            <text:p>0.004089355</text:p>
          </table:table-cell>
          <table:table-cell office:value-type="float" office:value="0.001983643" calcext:value-type="float">
            <text:p>0.001983643</text:p>
          </table:table-cell>
          <table:table-cell office:value-type="float" office:value="0.08358765" calcext:value-type="float">
            <text:p>0.08358765</text:p>
          </table:table-cell>
          <table:table-cell office:value-type="float" office:value="0.0821228" calcext:value-type="float">
            <text:p>0.08212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0" calcext:value-type="float">
            <text:p>24032000</text:p>
          </table:table-cell>
          <table:table-cell office:value-type="float" office:value="20.7846" calcext:value-type="float">
            <text:p>20.7846</text:p>
          </table:table-cell>
          <table:table-cell office:value-type="float" office:value="14.97" calcext:value-type="float">
            <text:p>14.97</text:p>
          </table:table-cell>
          <table:table-cell office:value-type="float" office:value="0.17" calcext:value-type="float">
            <text:p>0.17</text:p>
          </table:table-cell>
          <table:table-cell office:value-type="float" office:value="0.5730889" calcext:value-type="float">
            <text:p>0.5730889</text:p>
          </table:table-cell>
          <table:table-cell office:value-type="float" office:value="0.3838583" calcext:value-type="float">
            <text:p>0.3838583</text:p>
          </table:table-cell>
          <table:table-cell office:value-type="float" office:value="115.56" calcext:value-type="float">
            <text:p>115.56</text:p>
          </table:table-cell>
          <table:table-cell office:value-type="float" office:value="0" calcext:value-type="float">
            <text:p>0</text:p>
          </table:table-cell>
          <table:table-cell office:value-type="float" office:value="-0.03457642" calcext:value-type="float">
            <text:p>-0.03457642</text:p>
          </table:table-cell>
          <table:table-cell office:value-type="float" office:value="-0.03829956" calcext:value-type="float">
            <text:p>-0.03829956</text:p>
          </table:table-cell>
          <table:table-cell office:value-type="float" office:value="-0.04440308" calcext:value-type="float">
            <text:p>-0.04440308</text:p>
          </table:table-cell>
          <table:table-cell office:value-type="float" office:value="-0.04623413" calcext:value-type="float">
            <text:p>-0.04623413</text:p>
          </table:table-cell>
          <table:table-cell office:value-type="float" office:value="-0.04470825" calcext:value-type="float">
            <text:p>-0.04470825</text:p>
          </table:table-cell>
          <table:table-cell office:value-type="float" office:value="-0.0461731" calcext:value-type="float">
            <text:p>-0.0461731</text:p>
          </table:table-cell>
          <table:table-cell office:value-type="float" office:value="-0.03076172" calcext:value-type="float">
            <text:p>-0.03076172</text:p>
          </table:table-cell>
          <table:table-cell office:value-type="float" office:value="-0.03201294" calcext:value-type="float">
            <text:p>-0.03201294</text:p>
          </table:table-cell>
          <table:table-cell office:value-type="float" office:value="0.00479126" calcext:value-type="float">
            <text:p>0.00479126</text:p>
          </table:table-cell>
          <table:table-cell office:value-type="float" office:value="0.004119873" calcext:value-type="float">
            <text:p>0.004119873</text:p>
          </table:table-cell>
          <table:table-cell office:value-type="float" office:value="0.08255005" calcext:value-type="float">
            <text:p>0.08255005</text:p>
          </table:table-cell>
          <table:table-cell office:value-type="float" office:value="0.07815552" calcext:value-type="float">
            <text:p>0.078155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0" calcext:value-type="float">
            <text:p>25032000</text:p>
          </table:table-cell>
          <table:table-cell office:value-type="float" office:value="8.830441" calcext:value-type="float">
            <text:p>8.830441</text:p>
          </table:table-cell>
          <table:table-cell office:value-type="float" office:value="16.69" calcext:value-type="float">
            <text:p>16.69</text:p>
          </table:table-cell>
          <table:table-cell office:value-type="float" office:value="1.14" calcext:value-type="float">
            <text:p>1.14</text:p>
          </table:table-cell>
          <table:table-cell office:value-type="float" office:value="1.320016" calcext:value-type="float">
            <text:p>1.320016</text:p>
          </table:table-cell>
          <table:table-cell office:value-type="float" office:value="0.4288896" calcext:value-type="float">
            <text:p>0.4288896</text:p>
          </table:table-cell>
          <table:table-cell office:value-type="float" office:value="272.34" calcext:value-type="float">
            <text:p>272.34</text:p>
          </table:table-cell>
          <table:table-cell office:value-type="float" office:value="8.2" calcext:value-type="float">
            <text:p>8.2</text:p>
          </table:table-cell>
          <table:table-cell office:value-type="float" office:value="-0.03118896" calcext:value-type="float">
            <text:p>-0.03118896</text:p>
          </table:table-cell>
          <table:table-cell office:value-type="float" office:value="-0.03756714" calcext:value-type="float">
            <text:p>-0.03756714</text:p>
          </table:table-cell>
          <table:table-cell office:value-type="float" office:value="-0.0428772" calcext:value-type="float">
            <text:p>-0.0428772</text:p>
          </table:table-cell>
          <table:table-cell office:value-type="float" office:value="-0.04501343" calcext:value-type="float">
            <text:p>-0.04501343</text:p>
          </table:table-cell>
          <table:table-cell office:value-type="float" office:value="-0.04333496" calcext:value-type="float">
            <text:p>-0.04333496</text:p>
          </table:table-cell>
          <table:table-cell office:value-type="float" office:value="-0.04473877" calcext:value-type="float">
            <text:p>-0.04473877</text:p>
          </table:table-cell>
          <table:table-cell office:value-type="float" office:value="-0.02984619" calcext:value-type="float">
            <text:p>-0.02984619</text:p>
          </table:table-cell>
          <table:table-cell office:value-type="float" office:value="-0.03082275" calcext:value-type="float">
            <text:p>-0.03082275</text:p>
          </table:table-cell>
          <table:table-cell office:value-type="float" office:value="0.004821777" calcext:value-type="float">
            <text:p>0.004821777</text:p>
          </table:table-cell>
          <table:table-cell office:value-type="float" office:value="0.004272461" calcext:value-type="float">
            <text:p>0.004272461</text:p>
          </table:table-cell>
          <table:table-cell office:value-type="float" office:value="0.08026123" calcext:value-type="float">
            <text:p>0.08026123</text:p>
          </table:table-cell>
          <table:table-cell office:value-type="float" office:value="0.07681274" calcext:value-type="float">
            <text:p>0.076812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0" calcext:value-type="float">
            <text:p>26032000</text:p>
          </table:table-cell>
          <table:table-cell office:value-type="float" office:value="10.45008" calcext:value-type="float">
            <text:p>10.45008</text:p>
          </table:table-cell>
          <table:table-cell office:value-type="float" office:value="7.65" calcext:value-type="float">
            <text:p>7.65</text:p>
          </table:table-cell>
          <table:table-cell office:value-type="float" office:value="0.82" calcext:value-type="float">
            <text:p>0.82</text:p>
          </table:table-cell>
          <table:table-cell office:value-type="float" office:value="0.6277015" calcext:value-type="float">
            <text:p>0.6277015</text:p>
          </table:table-cell>
          <table:table-cell office:value-type="float" office:value="0.4942932" calcext:value-type="float">
            <text:p>0.4942932</text:p>
          </table:table-cell>
          <table:table-cell office:value-type="float" office:value="444.744" calcext:value-type="float">
            <text:p>444.744</text:p>
          </table:table-cell>
          <table:table-cell office:value-type="float" office:value="0" calcext:value-type="float">
            <text:p>0</text:p>
          </table:table-cell>
          <table:table-cell office:value-type="float" office:value="-0.02920532" calcext:value-type="float">
            <text:p>-0.02920532</text:p>
          </table:table-cell>
          <table:table-cell office:value-type="float" office:value="-0.03875732" calcext:value-type="float">
            <text:p>-0.03875732</text:p>
          </table:table-cell>
          <table:table-cell office:value-type="float" office:value="-0.04135132" calcext:value-type="float">
            <text:p>-0.04135132</text:p>
          </table:table-cell>
          <table:table-cell office:value-type="float" office:value="-0.04324341" calcext:value-type="float">
            <text:p>-0.04324341</text:p>
          </table:table-cell>
          <table:table-cell office:value-type="float" office:value="-0.04226685" calcext:value-type="float">
            <text:p>-0.04226685</text:p>
          </table:table-cell>
          <table:table-cell office:value-type="float" office:value="-0.043396" calcext:value-type="float">
            <text:p>-0.043396</text:p>
          </table:table-cell>
          <table:table-cell office:value-type="float" office:value="-0.02890015" calcext:value-type="float">
            <text:p>-0.02890015</text:p>
          </table:table-cell>
          <table:table-cell office:value-type="float" office:value="-0.02987671" calcext:value-type="float">
            <text:p>-0.02987671</text:p>
          </table:table-cell>
          <table:table-cell office:value-type="float" office:value="0.004882812" calcext:value-type="float">
            <text:p>0.004882812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0.07891846" calcext:value-type="float">
            <text:p>0.07891846</text:p>
          </table:table-cell>
          <table:table-cell office:value-type="float" office:value="0.0760498" calcext:value-type="float">
            <text:p>0.07604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0" calcext:value-type="float">
            <text:p>27032000</text:p>
          </table:table-cell>
          <table:table-cell office:value-type="float" office:value="10.67976" calcext:value-type="float">
            <text:p>10.67976</text:p>
          </table:table-cell>
          <table:table-cell office:value-type="float" office:value="11.42" calcext:value-type="float">
            <text:p>11.42</text:p>
          </table:table-cell>
          <table:table-cell office:value-type="float" office:value="-1.66" calcext:value-type="float">
            <text:p>-1.66</text:p>
          </table:table-cell>
          <table:table-cell office:value-type="float" office:value="0.8956534" calcext:value-type="float">
            <text:p>0.8956534</text:p>
          </table:table-cell>
          <table:table-cell office:value-type="float" office:value="0.4747742" calcext:value-type="float">
            <text:p>0.4747742</text:p>
          </table:table-cell>
          <table:table-cell office:value-type="float" office:value="264.852" calcext:value-type="float">
            <text:p>264.852</text:p>
          </table:table-cell>
          <table:table-cell office:value-type="float" office:value="1.9" calcext:value-type="float">
            <text:p>1.9</text:p>
          </table:table-cell>
          <table:table-cell office:value-type="float" office:value="-0.03106689" calcext:value-type="float">
            <text:p>-0.03106689</text:p>
          </table:table-cell>
          <table:table-cell office:value-type="float" office:value="-0.367981" calcext:value-type="float">
            <text:p>-0.367981</text:p>
          </table:table-cell>
          <table:table-cell office:value-type="float" office:value="-0.04226685" calcext:value-type="float">
            <text:p>-0.04226685</text:p>
          </table:table-cell>
          <table:table-cell office:value-type="float" office:value="-0.1077576" calcext:value-type="float">
            <text:p>-0.1077576</text:p>
          </table:table-cell>
          <table:table-cell office:value-type="float" office:value="-0.04162598" calcext:value-type="float">
            <text:p>-0.04162598</text:p>
          </table:table-cell>
          <table:table-cell office:value-type="float" office:value="-0.05245972" calcext:value-type="float">
            <text:p>-0.05245972</text:p>
          </table:table-cell>
          <table:table-cell office:value-type="float" office:value="-0.0284729" calcext:value-type="float">
            <text:p>-0.0284729</text:p>
          </table:table-cell>
          <table:table-cell office:value-type="float" office:value="-0.03067017" calcext:value-type="float">
            <text:p>-0.03067017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0.003936768" calcext:value-type="float">
            <text:p>0.003936768</text:p>
          </table:table-cell>
          <table:table-cell office:value-type="float" office:value="0.08035278" calcext:value-type="float">
            <text:p>0.08035278</text:p>
          </table:table-cell>
          <table:table-cell office:value-type="float" office:value="0.07901001" calcext:value-type="float">
            <text:p>0.079010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0" calcext:value-type="float">
            <text:p>28032000</text:p>
          </table:table-cell>
          <table:table-cell office:value-type="float" office:value="1.39644" calcext:value-type="float">
            <text:p>1.39644</text:p>
          </table:table-cell>
          <table:table-cell office:value-type="float" office:value="7.15" calcext:value-type="float">
            <text:p>7.15</text:p>
          </table:table-cell>
          <table:table-cell office:value-type="float" office:value="1.71" calcext:value-type="float">
            <text:p>1.71</text:p>
          </table:table-cell>
          <table:table-cell office:value-type="float" office:value="0.9510431" calcext:value-type="float">
            <text:p>0.9510431</text:p>
          </table:table-cell>
          <table:table-cell office:value-type="float" office:value="0" calcext:value-type="float">
            <text:p>0</text:p>
          </table:table-cell>
          <table:table-cell office:value-type="float" office:value="301.716" calcext:value-type="float">
            <text:p>301.716</text:p>
          </table:table-cell>
          <table:table-cell office:value-type="float" office:value="38.99999" calcext:value-type="float">
            <text:p>38.99999</text:p>
          </table:table-cell>
          <table:table-cell office:value-type="float" office:value="-0.02249146" calcext:value-type="float">
            <text:p>-0.02249146</text:p>
          </table:table-cell>
          <table:table-cell office:value-type="float" office:value="-0.05780029" calcext:value-type="float">
            <text:p>-0.05780029</text:p>
          </table:table-cell>
          <table:table-cell office:value-type="float" office:value="-0.03945923" calcext:value-type="float">
            <text:p>-0.03945923</text:p>
          </table:table-cell>
          <table:table-cell office:value-type="float" office:value="-0.04644775" calcext:value-type="float">
            <text:p>-0.04644775</text:p>
          </table:table-cell>
          <table:table-cell office:value-type="float" office:value="-0.0406189" calcext:value-type="float">
            <text:p>-0.0406189</text:p>
          </table:table-cell>
          <table:table-cell office:value-type="float" office:value="-0.04165649" calcext:value-type="float">
            <text:p>-0.04165649</text:p>
          </table:table-cell>
          <table:table-cell office:value-type="float" office:value="-0.02770996" calcext:value-type="float">
            <text:p>-0.02770996</text:p>
          </table:table-cell>
          <table:table-cell office:value-type="float" office:value="-0.02853394" calcext:value-type="float">
            <text:p>-0.02853394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0.004211426" calcext:value-type="float">
            <text:p>0.004211426</text:p>
          </table:table-cell>
          <table:table-cell office:value-type="float" office:value="0.08084106" calcext:value-type="float">
            <text:p>0.08084106</text:p>
          </table:table-cell>
          <table:table-cell office:value-type="float" office:value="0.0793457" calcext:value-type="float">
            <text:p>0.07934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0" calcext:value-type="float">
            <text:p>29032000</text:p>
          </table:table-cell>
          <table:table-cell office:value-type="float" office:value="5.69016" calcext:value-type="float">
            <text:p>5.69016</text:p>
          </table:table-cell>
          <table:table-cell office:value-type="float" office:value="3.63" calcext:value-type="float">
            <text:p>3.63</text:p>
          </table:table-cell>
          <table:table-cell office:value-type="float" office:value="1.32" calcext:value-type="float">
            <text:p>1.32</text:p>
          </table:table-cell>
          <table:table-cell office:value-type="float" office:value="0.6903101" calcext:value-type="float">
            <text:p>0.6903101</text:p>
          </table:table-cell>
          <table:table-cell office:value-type="float" office:value="0.5356488" calcext:value-type="float">
            <text:p>0.5356488</text:p>
          </table:table-cell>
          <table:table-cell office:value-type="float" office:value="638.5681" calcext:value-type="float">
            <text:p>638.5681</text:p>
          </table:table-cell>
          <table:table-cell office:value-type="float" office:value="3.5" calcext:value-type="float">
            <text:p>3.5</text:p>
          </table:table-cell>
          <table:table-cell office:value-type="float" office:value="0.187439" calcext:value-type="float">
            <text:p>0.187439</text:p>
          </table:table-cell>
          <table:table-cell office:value-type="float" office:value="-0.1422729" calcext:value-type="float">
            <text:p>-0.1422729</text:p>
          </table:table-cell>
          <table:table-cell office:value-type="float" office:value="0.004241943" calcext:value-type="float">
            <text:p>0.004241943</text:p>
          </table:table-cell>
          <table:table-cell office:value-type="float" office:value="-0.0614624" calcext:value-type="float">
            <text:p>-0.0614624</text:p>
          </table:table-cell>
          <table:table-cell office:value-type="float" office:value="-0.03292847" calcext:value-type="float">
            <text:p>-0.03292847</text:p>
          </table:table-cell>
          <table:table-cell office:value-type="float" office:value="-0.0428772" calcext:value-type="float">
            <text:p>-0.0428772</text:p>
          </table:table-cell>
          <table:table-cell office:value-type="float" office:value="-0.02590942" calcext:value-type="float">
            <text:p>-0.02590942</text:p>
          </table:table-cell>
          <table:table-cell office:value-type="float" office:value="-0.02774048" calcext:value-type="float">
            <text:p>-0.02774048</text:p>
          </table:table-cell>
          <table:table-cell office:value-type="float" office:value="0.004608154" calcext:value-type="float">
            <text:p>0.004608154</text:p>
          </table:table-cell>
          <table:table-cell office:value-type="float" office:value="0.004241943" calcext:value-type="float">
            <text:p>0.004241943</text:p>
          </table:table-cell>
          <table:table-cell office:value-type="float" office:value="0.07931519" calcext:value-type="float">
            <text:p>0.07931519</text:p>
          </table:table-cell>
          <table:table-cell office:value-type="float" office:value="0.07818604" calcext:value-type="float">
            <text:p>0.078186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0" calcext:value-type="float">
            <text:p>30032000</text:p>
          </table:table-cell>
          <table:table-cell office:value-type="float" office:value="9.350639" calcext:value-type="float">
            <text:p>9.350639</text:p>
          </table:table-cell>
          <table:table-cell office:value-type="float" office:value="5.68" calcext:value-type="float">
            <text:p>5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285944" calcext:value-type="float">
            <text:p>0.6285944</text:p>
          </table:table-cell>
          <table:table-cell office:value-type="float" office:value="0.522126" calcext:value-type="float">
            <text:p>0.522126</text:p>
          </table:table-cell>
          <table:table-cell office:value-type="float" office:value="414.36" calcext:value-type="float">
            <text:p>414.36</text:p>
          </table:table-cell>
          <table:table-cell office:value-type="float" office:value="0.3" calcext:value-type="float">
            <text:p>0.3</text:p>
          </table:table-cell>
          <table:table-cell office:value-type="float" office:value="0.734436" calcext:value-type="float">
            <text:p>0.734436</text:p>
          </table:table-cell>
          <table:table-cell office:value-type="float" office:value="-0.4609985" calcext:value-type="float">
            <text:p>-0.4609985</text:p>
          </table:table-cell>
          <table:table-cell office:value-type="float" office:value="0.1149597" calcext:value-type="float">
            <text:p>0.1149597</text:p>
          </table:table-cell>
          <table:table-cell office:value-type="float" office:value="-0.1258545" calcext:value-type="float">
            <text:p>-0.1258545</text:p>
          </table:table-cell>
          <table:table-cell office:value-type="float" office:value="-0.0149231" calcext:value-type="float">
            <text:p>-0.0149231</text:p>
          </table:table-cell>
          <table:table-cell office:value-type="float" office:value="-0.05328369" calcext:value-type="float">
            <text:p>-0.05328369</text:p>
          </table:table-cell>
          <table:table-cell office:value-type="float" office:value="-0.02230835" calcext:value-type="float">
            <text:p>-0.02230835</text:p>
          </table:table-cell>
          <table:table-cell office:value-type="float" office:value="-0.02947998" calcext:value-type="float">
            <text:p>-0.02947998</text:p>
          </table:table-cell>
          <table:table-cell office:value-type="float" office:value="0.004486084" calcext:value-type="float">
            <text:p>0.004486084</text:p>
          </table:table-cell>
          <table:table-cell office:value-type="float" office:value="0.003601074" calcext:value-type="float">
            <text:p>0.003601074</text:p>
          </table:table-cell>
          <table:table-cell office:value-type="float" office:value="0.07952881" calcext:value-type="float">
            <text:p>0.07952881</text:p>
          </table:table-cell>
          <table:table-cell office:value-type="float" office:value="0.07885742" calcext:value-type="float">
            <text:p>0.078857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0" calcext:value-type="float">
            <text:p>31032000</text:p>
          </table:table-cell>
          <table:table-cell office:value-type="float" office:value="20.64636" calcext:value-type="float">
            <text:p>20.64636</text:p>
          </table:table-cell>
          <table:table-cell office:value-type="float" office:value="8.63" calcext:value-type="float">
            <text:p>8.63</text:p>
          </table:table-cell>
          <table:table-cell office:value-type="float" office:value="-1.74" calcext:value-type="float">
            <text:p>-1.74</text:p>
          </table:table-cell>
          <table:table-cell office:value-type="float" office:value="0.6063829" calcext:value-type="float">
            <text:p>0.6063829</text:p>
          </table:table-cell>
          <table:table-cell office:value-type="float" office:value="0.4776859" calcext:value-type="float">
            <text:p>0.4776859</text:p>
          </table:table-cell>
          <table:table-cell office:value-type="float" office:value="277.704" calcext:value-type="float">
            <text:p>277.704</text:p>
          </table:table-cell>
          <table:table-cell office:value-type="float" office:value="0" calcext:value-type="float">
            <text:p>0</text:p>
          </table:table-cell>
          <table:table-cell office:value-type="float" office:value="2.501953" calcext:value-type="float">
            <text:p>2.501953</text:p>
          </table:table-cell>
          <table:table-cell office:value-type="float" office:value="-0.7336121" calcext:value-type="float">
            <text:p>-0.7336121</text:p>
          </table:table-cell>
          <table:table-cell office:value-type="float" office:value="0.4941711" calcext:value-type="float">
            <text:p>0.4941711</text:p>
          </table:table-cell>
          <table:table-cell office:value-type="float" office:value="-0.1784363" calcext:value-type="float">
            <text:p>-0.1784363</text:p>
          </table:table-cell>
          <table:table-cell office:value-type="float" office:value="0.04803467" calcext:value-type="float">
            <text:p>0.04803467</text:p>
          </table:table-cell>
          <table:table-cell office:value-type="float" office:value="-0.06085205" calcext:value-type="float">
            <text:p>-0.06085205</text:p>
          </table:table-cell>
          <table:table-cell office:value-type="float" office:value="-0.009857178" calcext:value-type="float">
            <text:p>-0.009857178</text:p>
          </table:table-cell>
          <table:table-cell office:value-type="float" office:value="-0.03033447" calcext:value-type="float">
            <text:p>-0.03033447</text:p>
          </table:table-cell>
          <table:table-cell office:value-type="float" office:value="0.006256104" calcext:value-type="float">
            <text:p>0.006256104</text:p>
          </table:table-cell>
          <table:table-cell office:value-type="float" office:value="0.002960205" calcext:value-type="float">
            <text:p>0.002960205</text:p>
          </table:table-cell>
          <table:table-cell office:value-type="float" office:value="0.0796814" calcext:value-type="float">
            <text:p>0.0796814</text:p>
          </table:table-cell>
          <table:table-cell office:value-type="float" office:value="0.07824707" calcext:value-type="float">
            <text:p>0.078247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0" calcext:value-type="float">
            <text:p>1042000</text:p>
          </table:table-cell>
          <table:table-cell office:value-type="float" office:value="17.72568" calcext:value-type="float">
            <text:p>17.72568</text:p>
          </table:table-cell>
          <table:table-cell office:value-type="float" office:value="13.36" calcext:value-type="float">
            <text:p>13.36</text:p>
          </table:table-cell>
          <table:table-cell office:value-type="float" office:value="-1.15" calcext:value-type="float">
            <text:p>-1.15</text:p>
          </table:table-cell>
          <table:table-cell office:value-type="float" office:value="0.6728492" calcext:value-type="float">
            <text:p>0.6728492</text:p>
          </table:table-cell>
          <table:table-cell office:value-type="float" office:value="0.4873452" calcext:value-type="float">
            <text:p>0.4873452</text:p>
          </table:table-cell>
          <table:table-cell office:value-type="float" office:value="256.428" calcext:value-type="float">
            <text:p>256.428</text:p>
          </table:table-cell>
          <table:table-cell office:value-type="float" office:value="0" calcext:value-type="float">
            <text:p>0</text:p>
          </table:table-cell>
          <table:table-cell office:value-type="float" office:value="9.726562" calcext:value-type="float">
            <text:p>9.726562</text:p>
          </table:table-cell>
          <table:table-cell office:value-type="float" office:value="-1.041443" calcext:value-type="float">
            <text:p>-1.041443</text:p>
          </table:table-cell>
          <table:table-cell office:value-type="float" office:value="2.073212" calcext:value-type="float">
            <text:p>2.073212</text:p>
          </table:table-cell>
          <table:table-cell office:value-type="float" office:value="-0.2351379" calcext:value-type="float">
            <text:p>-0.2351379</text:p>
          </table:table-cell>
          <table:table-cell office:value-type="float" office:value="0.3204651" calcext:value-type="float">
            <text:p>0.3204651</text:p>
          </table:table-cell>
          <table:table-cell office:value-type="float" office:value="-0.06710815" calcext:value-type="float">
            <text:p>-0.06710815</text:p>
          </table:table-cell>
          <table:table-cell office:value-type="float" office:value="0.04122925" calcext:value-type="float">
            <text:p>0.04122925</text:p>
          </table:table-cell>
          <table:table-cell office:value-type="float" office:value="-0.03063965" calcext:value-type="float">
            <text:p>-0.03063965</text:p>
          </table:table-cell>
          <table:table-cell office:value-type="float" office:value="0.01501465" calcext:value-type="float">
            <text:p>0.01501465</text:p>
          </table:table-cell>
          <table:table-cell office:value-type="float" office:value="0.00302124" calcext:value-type="float">
            <text:p>0.00302124</text:p>
          </table:table-cell>
          <table:table-cell office:value-type="float" office:value="0.08425903" calcext:value-type="float">
            <text:p>0.08425903</text:p>
          </table:table-cell>
          <table:table-cell office:value-type="float" office:value="0.07769775" calcext:value-type="float">
            <text:p>0.077697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0" calcext:value-type="float">
            <text:p>2042000</text:p>
          </table:table-cell>
          <table:table-cell office:value-type="float" office:value="6.91668" calcext:value-type="float">
            <text:p>6.91668</text:p>
          </table:table-cell>
          <table:table-cell office:value-type="float" office:value="11.25" calcext:value-type="float">
            <text:p>11.25</text:p>
          </table:table-cell>
          <table:table-cell office:value-type="float" office:value="-0.63" calcext:value-type="float">
            <text:p>-0.63</text:p>
          </table:table-cell>
          <table:table-cell office:value-type="float" office:value="0.9371948" calcext:value-type="float">
            <text:p>0.9371948</text:p>
          </table:table-cell>
          <table:table-cell office:value-type="float" office:value="0.5730599" calcext:value-type="float">
            <text:p>0.5730599</text:p>
          </table:table-cell>
          <table:table-cell office:value-type="float" office:value="214.812" calcext:value-type="float">
            <text:p>214.812</text:p>
          </table:table-cell>
          <table:table-cell office:value-type="float" office:value="1.2" calcext:value-type="float">
            <text:p>1.2</text:p>
          </table:table-cell>
          <table:table-cell office:value-type="float" office:value="7.476807" calcext:value-type="float">
            <text:p>7.476807</text:p>
          </table:table-cell>
          <table:table-cell office:value-type="float" office:value="-1.066193" calcext:value-type="float">
            <text:p>-1.066193</text:p>
          </table:table-cell>
          <table:table-cell office:value-type="float" office:value="1.547272" calcext:value-type="float">
            <text:p>1.547272</text:p>
          </table:table-cell>
          <table:table-cell office:value-type="float" office:value="-0.2106934" calcext:value-type="float">
            <text:p>-0.2106934</text:p>
          </table:table-cell>
          <table:table-cell office:value-type="float" office:value="0.2617188" calcext:value-type="float">
            <text:p>0.2617188</text:p>
          </table:table-cell>
          <table:table-cell office:value-type="float" office:value="-0.04598999" calcext:value-type="float">
            <text:p>-0.04598999</text:p>
          </table:table-cell>
          <table:table-cell office:value-type="float" office:value="0.03256226" calcext:value-type="float">
            <text:p>0.03256226</text:p>
          </table:table-cell>
          <table:table-cell office:value-type="float" office:value="-0.02148438" calcext:value-type="float">
            <text:p>-0.02148438</text:p>
          </table:table-cell>
          <table:table-cell office:value-type="float" office:value="0.01376343" calcext:value-type="float">
            <text:p>0.01376343</text:p>
          </table:table-cell>
          <table:table-cell office:value-type="float" office:value="0.004730225" calcext:value-type="float">
            <text:p>0.004730225</text:p>
          </table:table-cell>
          <table:table-cell office:value-type="float" office:value="0.08511353" calcext:value-type="float">
            <text:p>0.08511353</text:p>
          </table:table-cell>
          <table:table-cell office:value-type="float" office:value="0.0786438" calcext:value-type="float">
            <text:p>0.07864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0" calcext:value-type="float">
            <text:p>3042000</text:p>
          </table:table-cell>
          <table:table-cell office:value-type="float" office:value="7.10928" calcext:value-type="float">
            <text:p>7.10928</text:p>
          </table:table-cell>
          <table:table-cell office:value-type="float" office:value="8.38" calcext:value-type="float">
            <text:p>8.38</text:p>
          </table:table-cell>
          <table:table-cell office:value-type="float" office:value="-3.09" calcext:value-type="float">
            <text:p>-3.09</text:p>
          </table:table-cell>
          <table:table-cell office:value-type="float" office:value="0.9140357" calcext:value-type="float">
            <text:p>0.9140357</text:p>
          </table:table-cell>
          <table:table-cell office:value-type="float" office:value="0" calcext:value-type="float">
            <text:p>0</text:p>
          </table:table-cell>
          <table:table-cell office:value-type="float" office:value="268.812" calcext:value-type="float">
            <text:p>268.812</text:p>
          </table:table-cell>
          <table:table-cell office:value-type="float" office:value="2.7" calcext:value-type="float">
            <text:p>2.7</text:p>
          </table:table-cell>
          <table:table-cell office:value-type="float" office:value="7.492432" calcext:value-type="float">
            <text:p>7.492432</text:p>
          </table:table-cell>
          <table:table-cell office:value-type="float" office:value="-1.6651" calcext:value-type="float">
            <text:p>-1.6651</text:p>
          </table:table-cell>
          <table:table-cell office:value-type="float" office:value="2.66684" calcext:value-type="float">
            <text:p>2.66684</text:p>
          </table:table-cell>
          <table:table-cell office:value-type="float" office:value="-0.3216553" calcext:value-type="float">
            <text:p>-0.3216553</text:p>
          </table:table-cell>
          <table:table-cell office:value-type="float" office:value="0.4564819" calcext:value-type="float">
            <text:p>0.4564819</text:p>
          </table:table-cell>
          <table:table-cell office:value-type="float" office:value="-0.0663147" calcext:value-type="float">
            <text:p>-0.0663147</text:p>
          </table:table-cell>
          <table:table-cell office:value-type="float" office:value="0.06759644" calcext:value-type="float">
            <text:p>0.06759644</text:p>
          </table:table-cell>
          <table:table-cell office:value-type="float" office:value="-0.02542114" calcext:value-type="float">
            <text:p>-0.02542114</text:p>
          </table:table-cell>
          <table:table-cell office:value-type="float" office:value="0.01882935" calcext:value-type="float">
            <text:p>0.01882935</text:p>
          </table:table-cell>
          <table:table-cell office:value-type="float" office:value="0.003570557" calcext:value-type="float">
            <text:p>0.003570557</text:p>
          </table:table-cell>
          <table:table-cell office:value-type="float" office:value="0.08712769" calcext:value-type="float">
            <text:p>0.08712769</text:p>
          </table:table-cell>
          <table:table-cell office:value-type="float" office:value="0.07781982" calcext:value-type="float">
            <text:p>0.077819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0" calcext:value-type="float">
            <text:p>4042000</text:p>
          </table:table-cell>
          <table:table-cell office:value-type="float" office:value="4.5828" calcext:value-type="float">
            <text:p>4.5828</text:p>
          </table:table-cell>
          <table:table-cell office:value-type="float" office:value="8.83" calcext:value-type="float">
            <text:p>8.83</text:p>
          </table:table-cell>
          <table:table-cell office:value-type="float" office:value="1.54" calcext:value-type="float">
            <text:p>1.54</text:p>
          </table:table-cell>
          <table:table-cell office:value-type="float" office:value="1.108011" calcext:value-type="float">
            <text:p>1.108011</text:p>
          </table:table-cell>
          <table:table-cell office:value-type="float" office:value="0" calcext:value-type="float">
            <text:p>0</text:p>
          </table:table-cell>
          <table:table-cell office:value-type="float" office:value="315.036" calcext:value-type="float">
            <text:p>315.036</text:p>
          </table:table-cell>
          <table:table-cell office:value-type="float" office:value="22.6" calcext:value-type="float">
            <text:p>22.6</text:p>
          </table:table-cell>
          <table:table-cell office:value-type="float" office:value="9.369385" calcext:value-type="float">
            <text:p>9.369385</text:p>
          </table:table-cell>
          <table:table-cell office:value-type="float" office:value="-1.169708" calcext:value-type="float">
            <text:p>-1.169708</text:p>
          </table:table-cell>
          <table:table-cell office:value-type="float" office:value="3.682159" calcext:value-type="float">
            <text:p>3.682159</text:p>
          </table:table-cell>
          <table:table-cell office:value-type="float" office:value="-0.2381897" calcext:value-type="float">
            <text:p>-0.2381897</text:p>
          </table:table-cell>
          <table:table-cell office:value-type="float" office:value="0.6135254" calcext:value-type="float">
            <text:p>0.6135254</text:p>
          </table:table-cell>
          <table:table-cell office:value-type="float" office:value="-0.04733276" calcext:value-type="float">
            <text:p>-0.04733276</text:p>
          </table:table-cell>
          <table:table-cell office:value-type="float" office:value="0.09518433" calcext:value-type="float">
            <text:p>0.09518433</text:p>
          </table:table-cell>
          <table:table-cell office:value-type="float" office:value="-0.01950073" calcext:value-type="float">
            <text:p>-0.01950073</text:p>
          </table:table-cell>
          <table:table-cell office:value-type="float" office:value="0.02410889" calcext:value-type="float">
            <text:p>0.02410889</text:p>
          </table:table-cell>
          <table:table-cell office:value-type="float" office:value="0.003845215" calcext:value-type="float">
            <text:p>0.003845215</text:p>
          </table:table-cell>
          <table:table-cell office:value-type="float" office:value="0.08932495" calcext:value-type="float">
            <text:p>0.08932495</text:p>
          </table:table-cell>
          <table:table-cell office:value-type="float" office:value="0.07757568" calcext:value-type="float">
            <text:p>0.077575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0" calcext:value-type="float">
            <text:p>5042000</text:p>
          </table:table-cell>
          <table:table-cell office:value-type="float" office:value="12.735" calcext:value-type="float">
            <text:p>12.735</text:p>
          </table:table-cell>
          <table:table-cell office:value-type="float" office:value="1.03" calcext:value-type="float">
            <text:p>1.03</text:p>
          </table:table-cell>
          <table:table-cell office:value-type="float" office:value="-3.48" calcext:value-type="float">
            <text:p>-3.48</text:p>
          </table:table-cell>
          <table:table-cell office:value-type="float" office:value="0.6128221" calcext:value-type="float">
            <text:p>0.6128221</text:p>
          </table:table-cell>
          <table:table-cell office:value-type="float" office:value="0" calcext:value-type="float">
            <text:p>0</text:p>
          </table:table-cell>
          <table:table-cell office:value-type="float" office:value="536.94" calcext:value-type="float">
            <text:p>536.94</text:p>
          </table:table-cell>
          <table:table-cell office:value-type="float" office:value="0.2" calcext:value-type="float">
            <text:p>0.2</text:p>
          </table:table-cell>
          <table:table-cell office:value-type="float" office:value="7.43158" calcext:value-type="float">
            <text:p>7.43158</text:p>
          </table:table-cell>
          <table:table-cell office:value-type="float" office:value="-1.807129" calcext:value-type="float">
            <text:p>-1.807129</text:p>
          </table:table-cell>
          <table:table-cell office:value-type="float" office:value="2.784302" calcext:value-type="float">
            <text:p>2.784302</text:p>
          </table:table-cell>
          <table:table-cell office:value-type="float" office:value="-0.3979492" calcext:value-type="float">
            <text:p>-0.3979492</text:p>
          </table:table-cell>
          <table:table-cell office:value-type="float" office:value="0.4601135" calcext:value-type="float">
            <text:p>0.4601135</text:p>
          </table:table-cell>
          <table:table-cell office:value-type="float" office:value="-0.0710144" calcext:value-type="float">
            <text:p>-0.0710144</text:p>
          </table:table-cell>
          <table:table-cell office:value-type="float" office:value="0.06817627" calcext:value-type="float">
            <text:p>0.06817627</text:p>
          </table:table-cell>
          <table:table-cell office:value-type="float" office:value="-0.02114868" calcext:value-type="float">
            <text:p>-0.02114868</text:p>
          </table:table-cell>
          <table:table-cell office:value-type="float" office:value="0.02001953" calcext:value-type="float">
            <text:p>0.02001953</text:p>
          </table:table-cell>
          <table:table-cell office:value-type="float" office:value="0.005249023" calcext:value-type="float">
            <text:p>0.005249023</text:p>
          </table:table-cell>
          <table:table-cell office:value-type="float" office:value="0.08728027" calcext:value-type="float">
            <text:p>0.08728027</text:p>
          </table:table-cell>
          <table:table-cell office:value-type="float" office:value="0.07720947" calcext:value-type="float">
            <text:p>0.077209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0" calcext:value-type="float">
            <text:p>6042000</text:p>
          </table:table-cell>
          <table:table-cell office:value-type="float" office:value="3.31812" calcext:value-type="float">
            <text:p>3.31812</text:p>
          </table:table-cell>
          <table:table-cell office:value-type="float" office:value="0.22" calcext:value-type="float">
            <text:p>0.22</text:p>
          </table:table-cell>
          <table:table-cell office:value-type="float" office:value="-2.14" calcext:value-type="float">
            <text:p>-2.14</text:p>
          </table:table-cell>
          <table:table-cell office:value-type="float" office:value="0.5705153" calcext:value-type="float">
            <text:p>0.5705153</text:p>
          </table:table-cell>
          <table:table-cell office:value-type="float" office:value="0" calcext:value-type="float">
            <text:p>0</text:p>
          </table:table-cell>
          <table:table-cell office:value-type="float" office:value="243.036" calcext:value-type="float">
            <text:p>243.036</text:p>
          </table:table-cell>
          <table:table-cell office:value-type="float" office:value="3.900001" calcext:value-type="float">
            <text:p>3.900001</text:p>
          </table:table-cell>
          <table:table-cell office:value-type="float" office:value="0.6461792" calcext:value-type="float">
            <text:p>0.6461792</text:p>
          </table:table-cell>
          <table:table-cell office:value-type="float" office:value="-3.694611" calcext:value-type="float">
            <text:p>-3.694611</text:p>
          </table:table-cell>
          <table:table-cell office:value-type="float" office:value="0.1115112" calcext:value-type="float">
            <text:p>0.1115112</text:p>
          </table:table-cell>
          <table:table-cell office:value-type="float" office:value="-0.6752319" calcext:value-type="float">
            <text:p>-0.6752319</text:p>
          </table:table-cell>
          <table:table-cell office:value-type="float" office:value="0.01333618" calcext:value-type="float">
            <text:p>0.01333618</text:p>
          </table:table-cell>
          <table:table-cell office:value-type="float" office:value="-0.1107178" calcext:value-type="float">
            <text:p>-0.1107178</text:p>
          </table:table-cell>
          <table:table-cell office:value-type="float" office:value="-0.005981445" calcext:value-type="float">
            <text:p>-0.005981445</text:p>
          </table:table-cell>
          <table:table-cell office:value-type="float" office:value="-0.02557373" calcext:value-type="float">
            <text:p>-0.02557373</text:p>
          </table:table-cell>
          <table:table-cell office:value-type="float" office:value="0.00668335" calcext:value-type="float">
            <text:p>0.00668335</text:p>
          </table:table-cell>
          <table:table-cell office:value-type="float" office:value="0.002807617" calcext:value-type="float">
            <text:p>0.002807617</text:p>
          </table:table-cell>
          <table:table-cell office:value-type="float" office:value="0.07867432" calcext:value-type="float">
            <text:p>0.07867432</text:p>
          </table:table-cell>
          <table:table-cell office:value-type="float" office:value="0.07623291" calcext:value-type="float">
            <text:p>0.076232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0" calcext:value-type="float">
            <text:p>7042000</text:p>
          </table:table-cell>
          <table:table-cell office:value-type="float" office:value="8.736084" calcext:value-type="float">
            <text:p>8.736084</text:p>
          </table:table-cell>
          <table:table-cell office:value-type="float" office:value="6.08" calcext:value-type="float">
            <text:p>6.08</text:p>
          </table:table-cell>
          <table:table-cell office:value-type="float" office:value="-1.44" calcext:value-type="float">
            <text:p>-1.44</text:p>
          </table:table-cell>
          <table:table-cell office:value-type="float" office:value="0.7401801" calcext:value-type="float">
            <text:p>0.7401801</text:p>
          </table:table-cell>
          <table:table-cell office:value-type="float" office:value="0.5409752" calcext:value-type="float">
            <text:p>0.5409752</text:p>
          </table:table-cell>
          <table:table-cell office:value-type="float" office:value="143.208" calcext:value-type="float">
            <text:p>143.208</text:p>
          </table:table-cell>
          <table:table-cell office:value-type="float" office:value="2.1" calcext:value-type="float">
            <text:p>2.1</text:p>
          </table:table-cell>
          <table:table-cell office:value-type="float" office:value="4.239075" calcext:value-type="float">
            <text:p>4.239075</text:p>
          </table:table-cell>
          <table:table-cell office:value-type="float" office:value="-3.519806" calcext:value-type="float">
            <text:p>-3.519806</text:p>
          </table:table-cell>
          <table:table-cell office:value-type="float" office:value="0.8380127" calcext:value-type="float">
            <text:p>0.8380127</text:p>
          </table:table-cell>
          <table:table-cell office:value-type="float" office:value="-0.6674194" calcext:value-type="float">
            <text:p>-0.6674194</text:p>
          </table:table-cell>
          <table:table-cell office:value-type="float" office:value="0.1269531" calcext:value-type="float">
            <text:p>0.1269531</text:p>
          </table:table-cell>
          <table:table-cell office:value-type="float" office:value="-0.1134338" calcext:value-type="float">
            <text:p>-0.1134338</text:p>
          </table:table-cell>
          <table:table-cell office:value-type="float" office:value="0.01168823" calcext:value-type="float">
            <text:p>0.01168823</text:p>
          </table:table-cell>
          <table:table-cell office:value-type="float" office:value="-0.02651978" calcext:value-type="float">
            <text:p>-0.02651978</text:p>
          </table:table-cell>
          <table:table-cell office:value-type="float" office:value="0.008209229" calcext:value-type="float">
            <text:p>0.008209229</text:p>
          </table:table-cell>
          <table:table-cell office:value-type="float" office:value="0.002563477" calcext:value-type="float">
            <text:p>0.002563477</text:p>
          </table:table-cell>
          <table:table-cell office:value-type="float" office:value="0.07870483" calcext:value-type="float">
            <text:p>0.07870483</text:p>
          </table:table-cell>
          <table:table-cell office:value-type="float" office:value="0.07562256" calcext:value-type="float">
            <text:p>0.075622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0" calcext:value-type="float">
            <text:p>8042000</text:p>
          </table:table-cell>
          <table:table-cell office:value-type="float" office:value="2.89503" calcext:value-type="float">
            <text:p>2.89503</text:p>
          </table:table-cell>
          <table:table-cell office:value-type="float" office:value="2.75" calcext:value-type="float">
            <text:p>2.75</text:p>
          </table:table-cell>
          <table:table-cell office:value-type="float" office:value="-3.95" calcext:value-type="float">
            <text:p>-3.95</text:p>
          </table:table-cell>
          <table:table-cell office:value-type="float" office:value="0.689881" calcext:value-type="float">
            <text:p>0.689881</text:p>
          </table:table-cell>
          <table:table-cell office:value-type="float" office:value="0" calcext:value-type="float">
            <text:p>0</text:p>
          </table:table-cell>
          <table:table-cell office:value-type="float" office:value="461.844" calcext:value-type="float">
            <text:p>461.844</text:p>
          </table:table-cell>
          <table:table-cell office:value-type="float" office:value="17.6" calcext:value-type="float">
            <text:p>17.6</text:p>
          </table:table-cell>
          <table:table-cell office:value-type="float" office:value="0.6352844" calcext:value-type="float">
            <text:p>0.6352844</text:p>
          </table:table-cell>
          <table:table-cell office:value-type="float" office:value="-2.266602" calcext:value-type="float">
            <text:p>-2.266602</text:p>
          </table:table-cell>
          <table:table-cell office:value-type="float" office:value="0.1272888" calcext:value-type="float">
            <text:p>0.1272888</text:p>
          </table:table-cell>
          <table:table-cell office:value-type="float" office:value="-0.4431458" calcext:value-type="float">
            <text:p>-0.4431458</text:p>
          </table:table-cell>
          <table:table-cell office:value-type="float" office:value="0.01727295" calcext:value-type="float">
            <text:p>0.01727295</text:p>
          </table:table-cell>
          <table:table-cell office:value-type="float" office:value="-0.07455444" calcext:value-type="float">
            <text:p>-0.07455444</text:p>
          </table:table-cell>
          <table:table-cell office:value-type="float" office:value="-0.005126953" calcext:value-type="float">
            <text:p>-0.005126953</text:p>
          </table:table-cell>
          <table:table-cell office:value-type="float" office:value="-0.02008057" calcext:value-type="float">
            <text:p>-0.02008057</text:p>
          </table:table-cell>
          <table:table-cell office:value-type="float" office:value="0.006072998" calcext:value-type="float">
            <text:p>0.006072998</text:p>
          </table:table-cell>
          <table:table-cell office:value-type="float" office:value="0.003295898" calcext:value-type="float">
            <text:p>0.003295898</text:p>
          </table:table-cell>
          <table:table-cell office:value-type="float" office:value="0.07644653" calcext:value-type="float">
            <text:p>0.07644653</text:p>
          </table:table-cell>
          <table:table-cell office:value-type="float" office:value="0.07473755" calcext:value-type="float">
            <text:p>0.074737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0" calcext:value-type="float">
            <text:p>9042000</text:p>
          </table:table-cell>
          <table:table-cell office:value-type="float" office:value="9.712746" calcext:value-type="float">
            <text:p>9.712746</text:p>
          </table:table-cell>
          <table:table-cell office:value-type="float" office:value="0.98" calcext:value-type="float">
            <text:p>0.98</text:p>
          </table:table-cell>
          <table:table-cell office:value-type="float" office:value="-4.95" calcext:value-type="float">
            <text:p>-4.95</text:p>
          </table:table-cell>
          <table:table-cell office:value-type="float" office:value="0.4586226" calcext:value-type="float">
            <text:p>0.4586226</text:p>
          </table:table-cell>
          <table:table-cell office:value-type="float" office:value="0.262251" calcext:value-type="float">
            <text:p>0.262251</text:p>
          </table:table-cell>
          <table:table-cell office:value-type="float" office:value="926.6041" calcext:value-type="float">
            <text:p>926.6041</text:p>
          </table:table-cell>
          <table:table-cell office:value-type="float" office:value="0" calcext:value-type="float">
            <text:p>0</text:p>
          </table:table-cell>
          <table:table-cell office:value-type="float" office:value="2.24408" calcext:value-type="float">
            <text:p>2.24408</text:p>
          </table:table-cell>
          <table:table-cell office:value-type="float" office:value="-4.383575" calcext:value-type="float">
            <text:p>-4.383575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0.7886963" calcext:value-type="float">
            <text:p>-0.7886963</text:p>
          </table:table-cell>
          <table:table-cell office:value-type="float" office:value="0.06170654" calcext:value-type="float">
            <text:p>0.06170654</text:p>
          </table:table-cell>
          <table:table-cell office:value-type="float" office:value="-0.1306458" calcext:value-type="float">
            <text:p>-0.1306458</text:p>
          </table:table-cell>
          <table:table-cell office:value-type="float" office:value="0.00189209" calcext:value-type="float">
            <text:p>0.00189209</text:p>
          </table:table-cell>
          <table:table-cell office:value-type="float" office:value="-0.02938843" calcext:value-type="float">
            <text:p>-0.02938843</text:p>
          </table:table-cell>
          <table:table-cell office:value-type="float" office:value="0.007232666" calcext:value-type="float">
            <text:p>0.007232666</text:p>
          </table:table-cell>
          <table:table-cell office:value-type="float" office:value="0.002502441" calcext:value-type="float">
            <text:p>0.002502441</text:p>
          </table:table-cell>
          <table:table-cell office:value-type="float" office:value="0.07684326" calcext:value-type="float">
            <text:p>0.07684326</text:p>
          </table:table-cell>
          <table:table-cell office:value-type="float" office:value="0.07388306" calcext:value-type="float">
            <text:p>0.073883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0" calcext:value-type="float">
            <text:p>10042000</text:p>
          </table:table-cell>
          <table:table-cell office:value-type="float" office:value="24.42156" calcext:value-type="float">
            <text:p>24.42156</text:p>
          </table:table-cell>
          <table:table-cell office:value-type="float" office:value="5.6" calcext:value-type="float">
            <text:p>5.6</text:p>
          </table:table-cell>
          <table:table-cell office:value-type="float" office:value="-1.93" calcext:value-type="float">
            <text:p>-1.93</text:p>
          </table:table-cell>
          <table:table-cell office:value-type="float" office:value="0.5616565" calcext:value-type="float">
            <text:p>0.5616565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572.724" calcext:value-type="float">
            <text:p>572.724</text:p>
          </table:table-cell>
          <table:table-cell office:value-type="float" office:value="0" calcext:value-type="float">
            <text:p>0</text:p>
          </table:table-cell>
          <table:table-cell office:value-type="float" office:value="16.24249" calcext:value-type="float">
            <text:p>16.24249</text:p>
          </table:table-cell>
          <table:table-cell office:value-type="float" office:value="-4.395935" calcext:value-type="float">
            <text:p>-4.395935</text:p>
          </table:table-cell>
          <table:table-cell office:value-type="float" office:value="3.302124" calcext:value-type="float">
            <text:p>3.302124</text:p>
          </table:table-cell>
          <table:table-cell office:value-type="float" office:value="-0.8239136" calcext:value-type="float">
            <text:p>-0.8239136</text:p>
          </table:table-cell>
          <table:table-cell office:value-type="float" office:value="0.5654602" calcext:value-type="float">
            <text:p>0.5654602</text:p>
          </table:table-cell>
          <table:table-cell office:value-type="float" office:value="-0.1413574" calcext:value-type="float">
            <text:p>-0.1413574</text:p>
          </table:table-cell>
          <table:table-cell office:value-type="float" office:value="0.08358765" calcext:value-type="float">
            <text:p>0.08358765</text:p>
          </table:table-cell>
          <table:table-cell office:value-type="float" office:value="-0.03134155" calcext:value-type="float">
            <text:p>-0.03134155</text:p>
          </table:table-cell>
          <table:table-cell office:value-type="float" office:value="0.01977539" calcext:value-type="float">
            <text:p>0.01977539</text:p>
          </table:table-cell>
          <table:table-cell office:value-type="float" office:value="0.0006103516" calcext:value-type="float">
            <text:p>0.0006103516</text:p>
          </table:table-cell>
          <table:table-cell office:value-type="float" office:value="0.08502197" calcext:value-type="float">
            <text:p>0.08502197</text:p>
          </table:table-cell>
          <table:table-cell office:value-type="float" office:value="0.07278442" calcext:value-type="float">
            <text:p>0.072784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0" calcext:value-type="float">
            <text:p>11042000</text:p>
          </table:table-cell>
          <table:table-cell office:value-type="float" office:value="13.93492" calcext:value-type="float">
            <text:p>13.93492</text:p>
          </table:table-cell>
          <table:table-cell office:value-type="float" office:value="-0.34" calcext:value-type="float">
            <text:p>-0.34</text:p>
          </table:table-cell>
          <table:table-cell office:value-type="float" office:value="-3.64" calcext:value-type="float">
            <text:p>-3.64</text:p>
          </table:table-cell>
          <table:table-cell office:value-type="float" office:value="0.4781414" calcext:value-type="float">
            <text:p>0.4781414</text:p>
          </table:table-cell>
          <table:table-cell office:value-type="float" office:value="0.2781743" calcext:value-type="float">
            <text:p>0.2781743</text:p>
          </table:table-cell>
          <table:table-cell office:value-type="float" office:value="265.896" calcext:value-type="float">
            <text:p>265.896</text:p>
          </table:table-cell>
          <table:table-cell office:value-type="float" office:value="0" calcext:value-type="float">
            <text:p>0</text:p>
          </table:table-cell>
          <table:table-cell office:value-type="float" office:value="9.717224" calcext:value-type="float">
            <text:p>9.717224</text:p>
          </table:table-cell>
          <table:table-cell office:value-type="float" office:value="-2.315155" calcext:value-type="float">
            <text:p>-2.315155</text:p>
          </table:table-cell>
          <table:table-cell office:value-type="float" office:value="3.722656" calcext:value-type="float">
            <text:p>3.722656</text:p>
          </table:table-cell>
          <table:table-cell office:value-type="float" office:value="-0.5318604" calcext:value-type="float">
            <text:p>-0.5318604</text:p>
          </table:table-cell>
          <table:table-cell office:value-type="float" office:value="0.5714111" calcext:value-type="float">
            <text:p>0.5714111</text:p>
          </table:table-cell>
          <table:table-cell office:value-type="float" office:value="-0.08828735" calcext:value-type="float">
            <text:p>-0.08828735</text:p>
          </table:table-cell>
          <table:table-cell office:value-type="float" office:value="0.08319092" calcext:value-type="float">
            <text:p>0.08319092</text:p>
          </table:table-cell>
          <table:table-cell office:value-type="float" office:value="-0.02142334" calcext:value-type="float">
            <text:p>-0.02142334</text:p>
          </table:table-cell>
          <table:table-cell office:value-type="float" office:value="0.01794434" calcext:value-type="float">
            <text:p>0.01794434</text:p>
          </table:table-cell>
          <table:table-cell office:value-type="float" office:value="0.0001831055" calcext:value-type="float">
            <text:p>0.0001831055</text:p>
          </table:table-cell>
          <table:table-cell office:value-type="float" office:value="0.0836792" calcext:value-type="float">
            <text:p>0.0836792</text:p>
          </table:table-cell>
          <table:table-cell office:value-type="float" office:value="0.07321167" calcext:value-type="float">
            <text:p>0.073211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0" calcext:value-type="float">
            <text:p>12042000</text:p>
          </table:table-cell>
          <table:table-cell office:value-type="float" office:value="23.14293" calcext:value-type="float">
            <text:p>23.14293</text:p>
          </table:table-cell>
          <table:table-cell office:value-type="float" office:value="4.31" calcext:value-type="float">
            <text:p>4.31</text:p>
          </table:table-cell>
          <table:table-cell office:value-type="float" office:value="-5.25" calcext:value-type="float">
            <text:p>-5.25</text:p>
          </table:table-cell>
          <table:table-cell office:value-type="float" office:value="0.4803903" calcext:value-type="float">
            <text:p>0.4803903</text:p>
          </table:table-cell>
          <table:table-cell office:value-type="float" office:value="0.2581355" calcext:value-type="float">
            <text:p>0.2581355</text:p>
          </table:table-cell>
          <table:table-cell office:value-type="float" office:value="348.048" calcext:value-type="float">
            <text:p>348.048</text:p>
          </table:table-cell>
          <table:table-cell office:value-type="float" office:value="2.9" calcext:value-type="float">
            <text:p>2.9</text:p>
          </table:table-cell>
          <table:table-cell office:value-type="float" office:value="11.19968" calcext:value-type="float">
            <text:p>11.19968</text:p>
          </table:table-cell>
          <table:table-cell office:value-type="float" office:value="-2.552612" calcext:value-type="float">
            <text:p>-2.552612</text:p>
          </table:table-cell>
          <table:table-cell office:value-type="float" office:value="4.267212" calcext:value-type="float">
            <text:p>4.267212</text:p>
          </table:table-cell>
          <table:table-cell office:value-type="float" office:value="-0.5682678" calcext:value-type="float">
            <text:p>-0.5682678</text:p>
          </table:table-cell>
          <table:table-cell office:value-type="float" office:value="0.6773682" calcext:value-type="float">
            <text:p>0.6773682</text:p>
          </table:table-cell>
          <table:table-cell office:value-type="float" office:value="-0.09896851" calcext:value-type="float">
            <text:p>-0.09896851</text:p>
          </table:table-cell>
          <table:table-cell office:value-type="float" office:value="0.09640503" calcext:value-type="float">
            <text:p>0.09640503</text:p>
          </table:table-cell>
          <table:table-cell office:value-type="float" office:value="-0.02243042" calcext:value-type="float">
            <text:p>-0.02243042</text:p>
          </table:table-cell>
          <table:table-cell office:value-type="float" office:value="0.019104" calcext:value-type="float">
            <text:p>0.019104</text:p>
          </table:table-cell>
          <table:table-cell office:value-type="float" office:value="-0.0009765625" calcext:value-type="float">
            <text:p>-0.0009765625</text:p>
          </table:table-cell>
          <table:table-cell office:value-type="float" office:value="0.08361816" calcext:value-type="float">
            <text:p>0.08361816</text:p>
          </table:table-cell>
          <table:table-cell office:value-type="float" office:value="0.07192993" calcext:value-type="float">
            <text:p>0.071929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0" calcext:value-type="float">
            <text:p>13042000</text:p>
          </table:table-cell>
          <table:table-cell office:value-type="float" office:value="22.8981" calcext:value-type="float">
            <text:p>22.8981</text:p>
          </table:table-cell>
          <table:table-cell office:value-type="float" office:value="7.54" calcext:value-type="float">
            <text:p>7.54</text:p>
          </table:table-cell>
          <table:table-cell office:value-type="float" office:value="-4.92" calcext:value-type="float">
            <text:p>-4.92</text:p>
          </table:table-cell>
          <table:table-cell office:value-type="float" office:value="0.4595989" calcext:value-type="float">
            <text:p>0.4595989</text:p>
          </table:table-cell>
          <table:table-cell office:value-type="float" office:value="0.3060139" calcext:value-type="float">
            <text:p>0.3060139</text:p>
          </table:table-cell>
          <table:table-cell office:value-type="float" office:value="207.108" calcext:value-type="float">
            <text:p>207.108</text:p>
          </table:table-cell>
          <table:table-cell office:value-type="float" office:value="0" calcext:value-type="float">
            <text:p>0</text:p>
          </table:table-cell>
          <table:table-cell office:value-type="float" office:value="15.83676" calcext:value-type="float">
            <text:p>15.83676</text:p>
          </table:table-cell>
          <table:table-cell office:value-type="float" office:value="-2.329468" calcext:value-type="float">
            <text:p>-2.329468</text:p>
          </table:table-cell>
          <table:table-cell office:value-type="float" office:value="6.198853" calcext:value-type="float">
            <text:p>6.198853</text:p>
          </table:table-cell>
          <table:table-cell office:value-type="float" office:value="-0.475708" calcext:value-type="float">
            <text:p>-0.475708</text:p>
          </table:table-cell>
          <table:table-cell office:value-type="float" office:value="3.108185" calcext:value-type="float">
            <text:p>3.108185</text:p>
          </table:table-cell>
          <table:table-cell office:value-type="float" office:value="-0.08398438" calcext:value-type="float">
            <text:p>-0.08398438</text:p>
          </table:table-cell>
          <table:table-cell office:value-type="float" office:value="0.444397" calcext:value-type="float">
            <text:p>0.444397</text:p>
          </table:table-cell>
          <table:table-cell office:value-type="float" office:value="-0.01934814" calcext:value-type="float">
            <text:p>-0.01934814</text:p>
          </table:table-cell>
          <table:table-cell office:value-type="float" office:value="0.07922363" calcext:value-type="float">
            <text:p>0.07922363</text:p>
          </table:table-cell>
          <table:table-cell office:value-type="float" office:value="-0.000579834" calcext:value-type="float">
            <text:p>-0.000579834</text:p>
          </table:table-cell>
          <table:table-cell office:value-type="float" office:value="0.1223755" calcext:value-type="float">
            <text:p>0.1223755</text:p>
          </table:table-cell>
          <table:table-cell office:value-type="float" office:value="0.07208252" calcext:value-type="float">
            <text:p>0.072082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0" calcext:value-type="float">
            <text:p>14042000</text:p>
          </table:table-cell>
          <table:table-cell office:value-type="float" office:value="21.32951" calcext:value-type="float">
            <text:p>21.32951</text:p>
          </table:table-cell>
          <table:table-cell office:value-type="float" office:value="15.1" calcext:value-type="float">
            <text:p>15.1</text:p>
          </table:table-cell>
          <table:table-cell office:value-type="float" office:value="-2.52" calcext:value-type="float">
            <text:p>-2.52</text:p>
          </table:table-cell>
          <table:table-cell office:value-type="float" office:value="0.7644897" calcext:value-type="float">
            <text:p>0.7644897</text:p>
          </table:table-cell>
          <table:table-cell office:value-type="float" office:value="0.4075398" calcext:value-type="float">
            <text:p>0.4075398</text:p>
          </table:table-cell>
          <table:table-cell office:value-type="float" office:value="417.78" calcext:value-type="float">
            <text:p>417.78</text:p>
          </table:table-cell>
          <table:table-cell office:value-type="float" office:value="0" calcext:value-type="float">
            <text:p>0</text:p>
          </table:table-cell>
          <table:table-cell office:value-type="float" office:value="26.00305" calcext:value-type="float">
            <text:p>26.00305</text:p>
          </table:table-cell>
          <table:table-cell office:value-type="float" office:value="-1.988464" calcext:value-type="float">
            <text:p>-1.988464</text:p>
          </table:table-cell>
          <table:table-cell office:value-type="float" office:value="13.29565" calcext:value-type="float">
            <text:p>13.29565</text:p>
          </table:table-cell>
          <table:table-cell office:value-type="float" office:value="-0.4108582" calcext:value-type="float">
            <text:p>-0.4108582</text:p>
          </table:table-cell>
          <table:table-cell office:value-type="float" office:value="7.207184" calcext:value-type="float">
            <text:p>7.207184</text:p>
          </table:table-cell>
          <table:table-cell office:value-type="float" office:value="-0.07421875" calcext:value-type="float">
            <text:p>-0.07421875</text:p>
          </table:table-cell>
          <table:table-cell office:value-type="float" office:value="1.031036" calcext:value-type="float">
            <text:p>1.031036</text:p>
          </table:table-cell>
          <table:table-cell office:value-type="float" office:value="-0.01620483" calcext:value-type="float">
            <text:p>-0.01620483</text:p>
          </table:table-cell>
          <table:table-cell office:value-type="float" office:value="0.6765747" calcext:value-type="float">
            <text:p>0.6765747</text:p>
          </table:table-cell>
          <table:table-cell office:value-type="float" office:value="0.001586914" calcext:value-type="float">
            <text:p>0.001586914</text:p>
          </table:table-cell>
          <table:table-cell office:value-type="float" office:value="0.522522" calcext:value-type="float">
            <text:p>0.522522</text:p>
          </table:table-cell>
          <table:table-cell office:value-type="float" office:value="0.07550049" calcext:value-type="float">
            <text:p>0.075500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0" calcext:value-type="float">
            <text:p>15042000</text:p>
          </table:table-cell>
          <table:table-cell office:value-type="float" office:value="19.78378" calcext:value-type="float">
            <text:p>19.78378</text:p>
          </table:table-cell>
          <table:table-cell office:value-type="float" office:value="22.07" calcext:value-type="float">
            <text:p>22.07</text:p>
          </table:table-cell>
          <table:table-cell office:value-type="float" office:value="6.32" calcext:value-type="float">
            <text:p>6.32</text:p>
          </table:table-cell>
          <table:table-cell office:value-type="float" office:value="1.416641" calcext:value-type="float">
            <text:p>1.416641</text:p>
          </table:table-cell>
          <table:table-cell office:value-type="float" office:value="0.7472944" calcext:value-type="float">
            <text:p>0.7472944</text:p>
          </table:table-cell>
          <table:table-cell office:value-type="float" office:value="539.028" calcext:value-type="float">
            <text:p>539.028</text:p>
          </table:table-cell>
          <table:table-cell office:value-type="float" office:value="0" calcext:value-type="float">
            <text:p>0</text:p>
          </table:table-cell>
          <table:table-cell office:value-type="float" office:value="28.09998" calcext:value-type="float">
            <text:p>28.09998</text:p>
          </table:table-cell>
          <table:table-cell office:value-type="float" office:value="2.045013" calcext:value-type="float">
            <text:p>2.045013</text:p>
          </table:table-cell>
          <table:table-cell office:value-type="float" office:value="16.86923" calcext:value-type="float">
            <text:p>16.86923</text:p>
          </table:table-cell>
          <table:table-cell office:value-type="float" office:value="1.351593" calcext:value-type="float">
            <text:p>1.351593</text:p>
          </table:table-cell>
          <table:table-cell office:value-type="float" office:value="12.38293" calcext:value-type="float">
            <text:p>12.38293</text:p>
          </table:table-cell>
          <table:table-cell office:value-type="float" office:value="0.8467102" calcext:value-type="float">
            <text:p>0.8467102</text:p>
          </table:table-cell>
          <table:table-cell office:value-type="float" office:value="8.946472" calcext:value-type="float">
            <text:p>8.946472</text:p>
          </table:table-cell>
          <table:table-cell office:value-type="float" office:value="0.1429749" calcext:value-type="float">
            <text:p>0.1429749</text:p>
          </table:table-cell>
          <table:table-cell office:value-type="float" office:value="6.870789" calcext:value-type="float">
            <text:p>6.870789</text:p>
          </table:table-cell>
          <table:table-cell office:value-type="float" office:value="0.2209167" calcext:value-type="float">
            <text:p>0.2209167</text:p>
          </table:table-cell>
          <table:table-cell office:value-type="float" office:value="5.363312" calcext:value-type="float">
            <text:p>5.363312</text:p>
          </table:table-cell>
          <table:table-cell office:value-type="float" office:value="0.2852478" calcext:value-type="float">
            <text:p>0.28524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0" calcext:value-type="float">
            <text:p>16042000</text:p>
          </table:table-cell>
          <table:table-cell office:value-type="float" office:value="16.40566" calcext:value-type="float">
            <text:p>16.40566</text:p>
          </table:table-cell>
          <table:table-cell office:value-type="float" office:value="9.23" calcext:value-type="float">
            <text:p>9.23</text:p>
          </table:table-cell>
          <table:table-cell office:value-type="float" office:value="1.61" calcext:value-type="float">
            <text:p>1.61</text:p>
          </table:table-cell>
          <table:table-cell office:value-type="float" office:value="0.7140125" calcext:value-type="float">
            <text:p>0.7140125</text:p>
          </table:table-cell>
          <table:table-cell office:value-type="float" office:value="0.2818535" calcext:value-type="float">
            <text:p>0.2818535</text:p>
          </table:table-cell>
          <table:table-cell office:value-type="float" office:value="317.232" calcext:value-type="float">
            <text:p>317.232</text:p>
          </table:table-cell>
          <table:table-cell office:value-type="float" office:value="0.1" calcext:value-type="float">
            <text:p>0.1</text:p>
          </table:table-cell>
          <table:table-cell office:value-type="float" office:value="25.18909" calcext:value-type="float">
            <text:p>25.18909</text:p>
          </table:table-cell>
          <table:table-cell office:value-type="float" office:value="-1.421265" calcext:value-type="float">
            <text:p>-1.421265</text:p>
          </table:table-cell>
          <table:table-cell office:value-type="float" office:value="14.5423" calcext:value-type="float">
            <text:p>14.5423</text:p>
          </table:table-cell>
          <table:table-cell office:value-type="float" office:value="2.957184" calcext:value-type="float">
            <text:p>2.957184</text:p>
          </table:table-cell>
          <table:table-cell office:value-type="float" office:value="11.44601" calcext:value-type="float">
            <text:p>11.44601</text:p>
          </table:table-cell>
          <table:table-cell office:value-type="float" office:value="3.758881" calcext:value-type="float">
            <text:p>3.758881</text:p>
          </table:table-cell>
          <table:table-cell office:value-type="float" office:value="8.937012" calcext:value-type="float">
            <text:p>8.937012</text:p>
          </table:table-cell>
          <table:table-cell office:value-type="float" office:value="3.966156" calcext:value-type="float">
            <text:p>3.966156</text:p>
          </table:table-cell>
          <table:table-cell office:value-type="float" office:value="7.200745" calcext:value-type="float">
            <text:p>7.200745</text:p>
          </table:table-cell>
          <table:table-cell office:value-type="float" office:value="3.942719" calcext:value-type="float">
            <text:p>3.942719</text:p>
          </table:table-cell>
          <table:table-cell office:value-type="float" office:value="5.963318" calcext:value-type="float">
            <text:p>5.963318</text:p>
          </table:table-cell>
          <table:table-cell office:value-type="float" office:value="3.750061" calcext:value-type="float">
            <text:p>3.7500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0" calcext:value-type="float">
            <text:p>17042000</text:p>
          </table:table-cell>
          <table:table-cell office:value-type="float" office:value="8.940357" calcext:value-type="float">
            <text:p>8.940357</text:p>
          </table:table-cell>
          <table:table-cell office:value-type="float" office:value="2.58" calcext:value-type="float">
            <text:p>2.58</text:p>
          </table:table-cell>
          <table:table-cell office:value-type="float" office:value="-1.1" calcext:value-type="float">
            <text:p>-1.1</text:p>
          </table:table-cell>
          <table:table-cell office:value-type="float" office:value="0.3254706" calcext:value-type="float">
            <text:p>0.3254706</text:p>
          </table:table-cell>
          <table:table-cell office:value-type="float" office:value="0.2018733" calcext:value-type="float">
            <text:p>0.2018733</text:p>
          </table:table-cell>
          <table:table-cell office:value-type="float" office:value="362.052" calcext:value-type="float">
            <text:p>362.052</text:p>
          </table:table-cell>
          <table:table-cell office:value-type="float" office:value="0" calcext:value-type="float">
            <text:p>0</text:p>
          </table:table-cell>
          <table:table-cell office:value-type="float" office:value="10.76324" calcext:value-type="float">
            <text:p>10.76324</text:p>
          </table:table-cell>
          <table:table-cell office:value-type="float" office:value="-4.038025" calcext:value-type="float">
            <text:p>-4.038025</text:p>
          </table:table-cell>
          <table:table-cell office:value-type="float" office:value="6.773132" calcext:value-type="float">
            <text:p>6.773132</text:p>
          </table:table-cell>
          <table:table-cell office:value-type="float" office:value="0.2028809" calcext:value-type="float">
            <text:p>0.2028809</text:p>
          </table:table-cell>
          <table:table-cell office:value-type="float" office:value="5.690186" calcext:value-type="float">
            <text:p>5.690186</text:p>
          </table:table-cell>
          <table:table-cell office:value-type="float" office:value="1.48233" calcext:value-type="float">
            <text:p>1.48233</text:p>
          </table:table-cell>
          <table:table-cell office:value-type="float" office:value="5.270294" calcext:value-type="float">
            <text:p>5.270294</text:p>
          </table:table-cell>
          <table:table-cell office:value-type="float" office:value="2.512817" calcext:value-type="float">
            <text:p>2.512817</text:p>
          </table:table-cell>
          <table:table-cell office:value-type="float" office:value="5.568146" calcext:value-type="float">
            <text:p>5.568146</text:p>
          </table:table-cell>
          <table:table-cell office:value-type="float" office:value="3.028534" calcext:value-type="float">
            <text:p>3.028534</text:p>
          </table:table-cell>
          <table:table-cell office:value-type="float" office:value="5.377411" calcext:value-type="float">
            <text:p>5.377411</text:p>
          </table:table-cell>
          <table:table-cell office:value-type="float" office:value="3.24939" calcext:value-type="float">
            <text:p>3.249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0" calcext:value-type="float">
            <text:p>18042000</text:p>
          </table:table-cell>
          <table:table-cell office:value-type="float" office:value="9.319896" calcext:value-type="float">
            <text:p>9.319896</text:p>
          </table:table-cell>
          <table:table-cell office:value-type="float" office:value="8.67" calcext:value-type="float">
            <text:p>8.67</text:p>
          </table:table-cell>
          <table:table-cell office:value-type="float" office:value="0.51" calcext:value-type="float">
            <text:p>0.51</text:p>
          </table:table-cell>
          <table:table-cell office:value-type="float" office:value="0.7476417" calcext:value-type="float">
            <text:p>0.7476417</text:p>
          </table:table-cell>
          <table:table-cell office:value-type="float" office:value="0.3304665" calcext:value-type="float">
            <text:p>0.3304665</text:p>
          </table:table-cell>
          <table:table-cell office:value-type="float" office:value="289.152" calcext:value-type="float">
            <text:p>289.152</text:p>
          </table:table-cell>
          <table:table-cell office:value-type="float" office:value="0" calcext:value-type="float">
            <text:p>0</text:p>
          </table:table-cell>
          <table:table-cell office:value-type="float" office:value="17.75195" calcext:value-type="float">
            <text:p>17.75195</text:p>
          </table:table-cell>
          <table:table-cell office:value-type="float" office:value="-3.52005" calcext:value-type="float">
            <text:p>-3.52005</text:p>
          </table:table-cell>
          <table:table-cell office:value-type="float" office:value="9.196198" calcext:value-type="float">
            <text:p>9.196198</text:p>
          </table:table-cell>
          <table:table-cell office:value-type="float" office:value="-0.3219299" calcext:value-type="float">
            <text:p>-0.3219299</text:p>
          </table:table-cell>
          <table:table-cell office:value-type="float" office:value="7.262085" calcext:value-type="float">
            <text:p>7.262085</text:p>
          </table:table-cell>
          <table:table-cell office:value-type="float" office:value="0.5198669" calcext:value-type="float">
            <text:p>0.5198669</text:p>
          </table:table-cell>
          <table:table-cell office:value-type="float" office:value="5.832764" calcext:value-type="float">
            <text:p>5.832764</text:p>
          </table:table-cell>
          <table:table-cell office:value-type="float" office:value="1.245117" calcext:value-type="float">
            <text:p>1.245117</text:p>
          </table:table-cell>
          <table:table-cell office:value-type="float" office:value="4.900299" calcext:value-type="float">
            <text:p>4.900299</text:p>
          </table:table-cell>
          <table:table-cell office:value-type="float" office:value="1.749908" calcext:value-type="float">
            <text:p>1.749908</text:p>
          </table:table-cell>
          <table:table-cell office:value-type="float" office:value="4.277039" calcext:value-type="float">
            <text:p>4.277039</text:p>
          </table:table-cell>
          <table:table-cell office:value-type="float" office:value="2.102417" calcext:value-type="float">
            <text:p>2.1024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0" calcext:value-type="float">
            <text:p>19042000</text:p>
          </table:table-cell>
          <table:table-cell office:value-type="float" office:value="8.374503" calcext:value-type="float">
            <text:p>8.374503</text:p>
          </table:table-cell>
          <table:table-cell office:value-type="float" office:value="11.38" calcext:value-type="float">
            <text:p>11.38</text:p>
          </table:table-cell>
          <table:table-cell office:value-type="float" office:value="5.5" calcext:value-type="float">
            <text:p>5.5</text:p>
          </table:table-cell>
          <table:table-cell office:value-type="float" office:value="0.9297194" calcext:value-type="float">
            <text:p>0.9297194</text:p>
          </table:table-cell>
          <table:table-cell office:value-type="float" office:value="0.7202871" calcext:value-type="float">
            <text:p>0.7202871</text:p>
          </table:table-cell>
          <table:table-cell office:value-type="float" office:value="152.964" calcext:value-type="float">
            <text:p>152.964</text:p>
          </table:table-cell>
          <table:table-cell office:value-type="float" office:value="0" calcext:value-type="float">
            <text:p>0</text:p>
          </table:table-cell>
          <table:table-cell office:value-type="float" office:value="18.41922" calcext:value-type="float">
            <text:p>18.41922</text:p>
          </table:table-cell>
          <table:table-cell office:value-type="float" office:value="1.353271" calcext:value-type="float">
            <text:p>1.353271</text:p>
          </table:table-cell>
          <table:table-cell office:value-type="float" office:value="11.85107" calcext:value-type="float">
            <text:p>11.85107</text:p>
          </table:table-cell>
          <table:table-cell office:value-type="float" office:value="2.72406" calcext:value-type="float">
            <text:p>2.72406</text:p>
          </table:table-cell>
          <table:table-cell office:value-type="float" office:value="9.539429" calcext:value-type="float">
            <text:p>9.539429</text:p>
          </table:table-cell>
          <table:table-cell office:value-type="float" office:value="3.199463" calcext:value-type="float">
            <text:p>3.199463</text:p>
          </table:table-cell>
          <table:table-cell office:value-type="float" office:value="7.747559" calcext:value-type="float">
            <text:p>7.747559</text:p>
          </table:table-cell>
          <table:table-cell office:value-type="float" office:value="3.485535" calcext:value-type="float">
            <text:p>3.485535</text:p>
          </table:table-cell>
          <table:table-cell office:value-type="float" office:value="6.575195" calcext:value-type="float">
            <text:p>6.575195</text:p>
          </table:table-cell>
          <table:table-cell office:value-type="float" office:value="3.561523" calcext:value-type="float">
            <text:p>3.561523</text:p>
          </table:table-cell>
          <table:table-cell office:value-type="float" office:value="5.71933" calcext:value-type="float">
            <text:p>5.71933</text:p>
          </table:table-cell>
          <table:table-cell office:value-type="float" office:value="3.521027" calcext:value-type="float">
            <text:p>3.5210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0" calcext:value-type="float">
            <text:p>20042000</text:p>
          </table:table-cell>
          <table:table-cell office:value-type="float" office:value="13.98977" calcext:value-type="float">
            <text:p>13.98977</text:p>
          </table:table-cell>
          <table:table-cell office:value-type="float" office:value="12.98" calcext:value-type="float">
            <text:p>12.98</text:p>
          </table:table-cell>
          <table:table-cell office:value-type="float" office:value="4.16" calcext:value-type="float">
            <text:p>4.16</text:p>
          </table:table-cell>
          <table:table-cell office:value-type="float" office:value="0.9651239" calcext:value-type="float">
            <text:p>0.9651239</text:p>
          </table:table-cell>
          <table:table-cell office:value-type="float" office:value="0" calcext:value-type="float">
            <text:p>0</text:p>
          </table:table-cell>
          <table:table-cell office:value-type="float" office:value="263.7" calcext:value-type="float">
            <text:p>263.7</text:p>
          </table:table-cell>
          <table:table-cell office:value-type="float" office:value="0.3" calcext:value-type="float">
            <text:p>0.3</text:p>
          </table:table-cell>
          <table:table-cell office:value-type="float" office:value="30.71548" calcext:value-type="float">
            <text:p>30.71548</text:p>
          </table:table-cell>
          <table:table-cell office:value-type="float" office:value="-1.58429" calcext:value-type="float">
            <text:p>-1.58429</text:p>
          </table:table-cell>
          <table:table-cell office:value-type="float" office:value="17.32083" calcext:value-type="float">
            <text:p>17.32083</text:p>
          </table:table-cell>
          <table:table-cell office:value-type="float" office:value="3.009918" calcext:value-type="float">
            <text:p>3.009918</text:p>
          </table:table-cell>
          <table:table-cell office:value-type="float" office:value="13.51132" calcext:value-type="float">
            <text:p>13.51132</text:p>
          </table:table-cell>
          <table:table-cell office:value-type="float" office:value="4.145142" calcext:value-type="float">
            <text:p>4.145142</text:p>
          </table:table-cell>
          <table:table-cell office:value-type="float" office:value="10.59393" calcext:value-type="float">
            <text:p>10.59393</text:p>
          </table:table-cell>
          <table:table-cell office:value-type="float" office:value="4.650299" calcext:value-type="float">
            <text:p>4.650299</text:p>
          </table:table-cell>
          <table:table-cell office:value-type="float" office:value="8.762573" calcext:value-type="float">
            <text:p>8.762573</text:p>
          </table:table-cell>
          <table:table-cell office:value-type="float" office:value="4.765045" calcext:value-type="float">
            <text:p>4.765045</text:p>
          </table:table-cell>
          <table:table-cell office:value-type="float" office:value="7.526337" calcext:value-type="float">
            <text:p>7.526337</text:p>
          </table:table-cell>
          <table:table-cell office:value-type="float" office:value="4.677032" calcext:value-type="float">
            <text:p>4.6770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0" calcext:value-type="float">
            <text:p>21042000</text:p>
          </table:table-cell>
          <table:table-cell office:value-type="float" office:value="2.749513" calcext:value-type="float">
            <text:p>2.749513</text:p>
          </table:table-cell>
          <table:table-cell office:value-type="float" office:value="7.04" calcext:value-type="float">
            <text:p>7.04</text:p>
          </table:table-cell>
          <table:table-cell office:value-type="float" office:value="3.09" calcext:value-type="float">
            <text:p>3.09</text:p>
          </table:table-cell>
          <table:table-cell office:value-type="float" office:value="0.8722346" calcext:value-type="float">
            <text:p>0.8722346</text:p>
          </table:table-cell>
          <table:table-cell office:value-type="float" office:value="0.6013704" calcext:value-type="float">
            <text:p>0.6013704</text:p>
          </table:table-cell>
          <table:table-cell office:value-type="float" office:value="629.388" calcext:value-type="float">
            <text:p>629.388</text:p>
          </table:table-cell>
          <table:table-cell office:value-type="float" office:value="20.6" calcext:value-type="float">
            <text:p>20.6</text:p>
          </table:table-cell>
          <table:table-cell office:value-type="float" office:value="7.845856" calcext:value-type="float">
            <text:p>7.845856</text:p>
          </table:table-cell>
          <table:table-cell office:value-type="float" office:value="1.713959" calcext:value-type="float">
            <text:p>1.713959</text:p>
          </table:table-cell>
          <table:table-cell office:value-type="float" office:value="6.498901" calcext:value-type="float">
            <text:p>6.498901</text:p>
          </table:table-cell>
          <table:table-cell office:value-type="float" office:value="3.340118" calcext:value-type="float">
            <text:p>3.340118</text:p>
          </table:table-cell>
          <table:table-cell office:value-type="float" office:value="7.396332" calcext:value-type="float">
            <text:p>7.396332</text:p>
          </table:table-cell>
          <table:table-cell office:value-type="float" office:value="4.023407" calcext:value-type="float">
            <text:p>4.023407</text:p>
          </table:table-cell>
          <table:table-cell office:value-type="float" office:value="7.775238" calcext:value-type="float">
            <text:p>7.775238</text:p>
          </table:table-cell>
          <table:table-cell office:value-type="float" office:value="4.565918" calcext:value-type="float">
            <text:p>4.565918</text:p>
          </table:table-cell>
          <table:table-cell office:value-type="float" office:value="7.650452" calcext:value-type="float">
            <text:p>7.650452</text:p>
          </table:table-cell>
          <table:table-cell office:value-type="float" office:value="4.843811" calcext:value-type="float">
            <text:p>4.843811</text:p>
          </table:table-cell>
          <table:table-cell office:value-type="float" office:value="7.187408" calcext:value-type="float">
            <text:p>7.187408</text:p>
          </table:table-cell>
          <table:table-cell office:value-type="float" office:value="4.925842" calcext:value-type="float">
            <text:p>4.9258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0" calcext:value-type="float">
            <text:p>22042000</text:p>
          </table:table-cell>
          <table:table-cell office:value-type="float" office:value="6.485537" calcext:value-type="float">
            <text:p>6.485537</text:p>
          </table:table-cell>
          <table:table-cell office:value-type="float" office:value="6.24" calcext:value-type="float">
            <text:p>6.24</text:p>
          </table:table-cell>
          <table:table-cell office:value-type="float" office:value="3.54" calcext:value-type="float">
            <text:p>3.54</text:p>
          </table:table-cell>
          <table:table-cell office:value-type="float" office:value="0.8093132" calcext:value-type="float">
            <text:p>0.8093132</text:p>
          </table:table-cell>
          <table:table-cell office:value-type="float" office:value="0.7155069" calcext:value-type="float">
            <text:p>0.7155069</text:p>
          </table:table-cell>
          <table:table-cell office:value-type="float" office:value="367.776" calcext:value-type="float">
            <text:p>367.776</text:p>
          </table:table-cell>
          <table:table-cell office:value-type="float" office:value="4.4" calcext:value-type="float">
            <text:p>4.4</text:p>
          </table:table-cell>
          <table:table-cell office:value-type="float" office:value="11.2222" calcext:value-type="float">
            <text:p>11.2222</text:p>
          </table:table-cell>
          <table:table-cell office:value-type="float" office:value="0.9862671" calcext:value-type="float">
            <text:p>0.9862671</text:p>
          </table:table-cell>
          <table:table-cell office:value-type="float" office:value="8.326447" calcext:value-type="float">
            <text:p>8.326447</text:p>
          </table:table-cell>
          <table:table-cell office:value-type="float" office:value="2.377136" calcext:value-type="float">
            <text:p>2.377136</text:p>
          </table:table-cell>
          <table:table-cell office:value-type="float" office:value="7.039337" calcext:value-type="float">
            <text:p>7.039337</text:p>
          </table:table-cell>
          <table:table-cell office:value-type="float" office:value="3.051575" calcext:value-type="float">
            <text:p>3.051575</text:p>
          </table:table-cell>
          <table:table-cell office:value-type="float" office:value="6.115906" calcext:value-type="float">
            <text:p>6.115906</text:p>
          </table:table-cell>
          <table:table-cell office:value-type="float" office:value="3.573639" calcext:value-type="float">
            <text:p>3.573639</text:p>
          </table:table-cell>
          <table:table-cell office:value-type="float" office:value="5.533966" calcext:value-type="float">
            <text:p>5.533966</text:p>
          </table:table-cell>
          <table:table-cell office:value-type="float" office:value="3.886871" calcext:value-type="float">
            <text:p>3.886871</text:p>
          </table:table-cell>
          <table:table-cell office:value-type="float" office:value="5.127625" calcext:value-type="float">
            <text:p>5.127625</text:p>
          </table:table-cell>
          <table:table-cell office:value-type="float" office:value="4.063995" calcext:value-type="float">
            <text:p>4.0639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0" calcext:value-type="float">
            <text:p>23042000</text:p>
          </table:table-cell>
          <table:table-cell office:value-type="float" office:value="8.384792" calcext:value-type="float">
            <text:p>8.384792</text:p>
          </table:table-cell>
          <table:table-cell office:value-type="float" office:value="10.92" calcext:value-type="float">
            <text:p>10.92</text:p>
          </table:table-cell>
          <table:table-cell office:value-type="float" office:value="2.38" calcext:value-type="float">
            <text:p>2.38</text:p>
          </table:table-cell>
          <table:table-cell office:value-type="float" office:value="0.9093115" calcext:value-type="float">
            <text:p>0.9093115</text:p>
          </table:table-cell>
          <table:table-cell office:value-type="float" office:value="0.707977" calcext:value-type="float">
            <text:p>0.707977</text:p>
          </table:table-cell>
          <table:table-cell office:value-type="float" office:value="177.948" calcext:value-type="float">
            <text:p>177.948</text:p>
          </table:table-cell>
          <table:table-cell office:value-type="float" office:value="0.4" calcext:value-type="float">
            <text:p>0.4</text:p>
          </table:table-cell>
          <table:table-cell office:value-type="float" office:value="14.15686" calcext:value-type="float">
            <text:p>14.15686</text:p>
          </table:table-cell>
          <table:table-cell office:value-type="float" office:value="0.1361389" calcext:value-type="float">
            <text:p>0.1361389</text:p>
          </table:table-cell>
          <table:table-cell office:value-type="float" office:value="9.9664" calcext:value-type="float">
            <text:p>9.9664</text:p>
          </table:table-cell>
          <table:table-cell office:value-type="float" office:value="1.705566" calcext:value-type="float">
            <text:p>1.705566</text:p>
          </table:table-cell>
          <table:table-cell office:value-type="float" office:value="8.48703" calcext:value-type="float">
            <text:p>8.48703</text:p>
          </table:table-cell>
          <table:table-cell office:value-type="float" office:value="2.486908" calcext:value-type="float">
            <text:p>2.486908</text:p>
          </table:table-cell>
          <table:table-cell office:value-type="float" office:value="7.279968" calcext:value-type="float">
            <text:p>7.279968</text:p>
          </table:table-cell>
          <table:table-cell office:value-type="float" office:value="3.155304" calcext:value-type="float">
            <text:p>3.155304</text:p>
          </table:table-cell>
          <table:table-cell office:value-type="float" office:value="6.373962" calcext:value-type="float">
            <text:p>6.373962</text:p>
          </table:table-cell>
          <table:table-cell office:value-type="float" office:value="3.55835" calcext:value-type="float">
            <text:p>3.55835</text:p>
          </table:table-cell>
          <table:table-cell office:value-type="float" office:value="5.717438" calcext:value-type="float">
            <text:p>5.717438</text:p>
          </table:table-cell>
          <table:table-cell office:value-type="float" office:value="3.787292" calcext:value-type="float">
            <text:p>3.7872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0" calcext:value-type="float">
            <text:p>24042000</text:p>
          </table:table-cell>
          <table:table-cell office:value-type="float" office:value="27.62327" calcext:value-type="float">
            <text:p>27.62327</text:p>
          </table:table-cell>
          <table:table-cell office:value-type="float" office:value="14.6" calcext:value-type="float">
            <text:p>14.6</text:p>
          </table:table-cell>
          <table:table-cell office:value-type="float" office:value="3.14" calcext:value-type="float">
            <text:p>3.14</text:p>
          </table:table-cell>
          <table:table-cell office:value-type="float" office:value="0.7090613" calcext:value-type="float">
            <text:p>0.7090613</text:p>
          </table:table-cell>
          <table:table-cell office:value-type="float" office:value="0.2810459" calcext:value-type="float">
            <text:p>0.2810459</text:p>
          </table:table-cell>
          <table:table-cell office:value-type="float" office:value="368.928" calcext:value-type="float">
            <text:p>368.928</text:p>
          </table:table-cell>
          <table:table-cell office:value-type="float" office:value="0" calcext:value-type="float">
            <text:p>0</text:p>
          </table:table-cell>
          <table:table-cell office:value-type="float" office:value="27.42801" calcext:value-type="float">
            <text:p>27.42801</text:p>
          </table:table-cell>
          <table:table-cell office:value-type="float" office:value="-0.04550171" calcext:value-type="float">
            <text:p>-0.04550171</text:p>
          </table:table-cell>
          <table:table-cell office:value-type="float" office:value="17.60617" calcext:value-type="float">
            <text:p>17.60617</text:p>
          </table:table-cell>
          <table:table-cell office:value-type="float" office:value="2.027222" calcext:value-type="float">
            <text:p>2.027222</text:p>
          </table:table-cell>
          <table:table-cell office:value-type="float" office:value="14.54739" calcext:value-type="float">
            <text:p>14.54739</text:p>
          </table:table-cell>
          <table:table-cell office:value-type="float" office:value="3.018585" calcext:value-type="float">
            <text:p>3.018585</text:p>
          </table:table-cell>
          <table:table-cell office:value-type="float" office:value="11.93872" calcext:value-type="float">
            <text:p>11.93872</text:p>
          </table:table-cell>
          <table:table-cell office:value-type="float" office:value="3.727295" calcext:value-type="float">
            <text:p>3.727295</text:p>
          </table:table-cell>
          <table:table-cell office:value-type="float" office:value="9.970367" calcext:value-type="float">
            <text:p>9.970367</text:p>
          </table:table-cell>
          <table:table-cell office:value-type="float" office:value="4.148071" calcext:value-type="float">
            <text:p>4.148071</text:p>
          </table:table-cell>
          <table:table-cell office:value-type="float" office:value="8.519287" calcext:value-type="float">
            <text:p>8.519287</text:p>
          </table:table-cell>
          <table:table-cell office:value-type="float" office:value="4.345703" calcext:value-type="float">
            <text:p>4.3457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0" calcext:value-type="float">
            <text:p>25042000</text:p>
          </table:table-cell>
          <table:table-cell office:value-type="float" office:value="28.30036" calcext:value-type="float">
            <text:p>28.30036</text:p>
          </table:table-cell>
          <table:table-cell office:value-type="float" office:value="13.19" calcext:value-type="float">
            <text:p>13.19</text:p>
          </table:table-cell>
          <table:table-cell office:value-type="float" office:value="2.14" calcext:value-type="float">
            <text:p>2.14</text:p>
          </table:table-cell>
          <table:table-cell office:value-type="float" office:value="0.4370154" calcext:value-type="float">
            <text:p>0.4370154</text:p>
          </table:table-cell>
          <table:table-cell office:value-type="float" office:value="0.2230298" calcext:value-type="float">
            <text:p>0.2230298</text:p>
          </table:table-cell>
          <table:table-cell office:value-type="float" office:value="271.8" calcext:value-type="float">
            <text:p>271.8</text:p>
          </table:table-cell>
          <table:table-cell office:value-type="float" office:value="0" calcext:value-type="float">
            <text:p>0</text:p>
          </table:table-cell>
          <table:table-cell office:value-type="float" office:value="36.12787" calcext:value-type="float">
            <text:p>36.12787</text:p>
          </table:table-cell>
          <table:table-cell office:value-type="float" office:value="-0.9025879" calcext:value-type="float">
            <text:p>-0.9025879</text:p>
          </table:table-cell>
          <table:table-cell office:value-type="float" office:value="22.21982" calcext:value-type="float">
            <text:p>22.21982</text:p>
          </table:table-cell>
          <table:table-cell office:value-type="float" office:value="3.326599" calcext:value-type="float">
            <text:p>3.326599</text:p>
          </table:table-cell>
          <table:table-cell office:value-type="float" office:value="18.20435" calcext:value-type="float">
            <text:p>18.20435</text:p>
          </table:table-cell>
          <table:table-cell office:value-type="float" office:value="4.719177" calcext:value-type="float">
            <text:p>4.719177</text:p>
          </table:table-cell>
          <table:table-cell office:value-type="float" office:value="14.83224" calcext:value-type="float">
            <text:p>14.83224</text:p>
          </table:table-cell>
          <table:table-cell office:value-type="float" office:value="5.611053" calcext:value-type="float">
            <text:p>5.611053</text:p>
          </table:table-cell>
          <table:table-cell office:value-type="float" office:value="12.39886" calcext:value-type="float">
            <text:p>12.39886</text:p>
          </table:table-cell>
          <table:table-cell office:value-type="float" office:value="6.054901" calcext:value-type="float">
            <text:p>6.054901</text:p>
          </table:table-cell>
          <table:table-cell office:value-type="float" office:value="10.60938" calcext:value-type="float">
            <text:p>10.60938</text:p>
          </table:table-cell>
          <table:table-cell office:value-type="float" office:value="6.160736" calcext:value-type="float">
            <text:p>6.16073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0" calcext:value-type="float">
            <text:p>26042000</text:p>
          </table:table-cell>
          <table:table-cell office:value-type="float" office:value="25.02124" calcext:value-type="float">
            <text:p>25.02124</text:p>
          </table:table-cell>
          <table:table-cell office:value-type="float" office:value="11.57" calcext:value-type="float">
            <text:p>11.57</text:p>
          </table:table-cell>
          <table:table-cell office:value-type="float" office:value="2.26" calcext:value-type="float">
            <text:p>2.26</text:p>
          </table:table-cell>
          <table:table-cell office:value-type="float" office:value="0.7127572" calcext:value-type="float">
            <text:p>0.7127572</text:p>
          </table:table-cell>
          <table:table-cell office:value-type="float" office:value="0.340836" calcext:value-type="float">
            <text:p>0.340836</text:p>
          </table:table-cell>
          <table:table-cell office:value-type="float" office:value="357.228" calcext:value-type="float">
            <text:p>357.228</text:p>
          </table:table-cell>
          <table:table-cell office:value-type="float" office:value="0" calcext:value-type="float">
            <text:p>0</text:p>
          </table:table-cell>
          <table:table-cell office:value-type="float" office:value="38.97595" calcext:value-type="float">
            <text:p>38.97595</text:p>
          </table:table-cell>
          <table:table-cell office:value-type="float" office:value="-0.04153442" calcext:value-type="float">
            <text:p>-0.04153442</text:p>
          </table:table-cell>
          <table:table-cell office:value-type="float" office:value="23.87405" calcext:value-type="float">
            <text:p>23.87405</text:p>
          </table:table-cell>
          <table:table-cell office:value-type="float" office:value="4.325195" calcext:value-type="float">
            <text:p>4.325195</text:p>
          </table:table-cell>
          <table:table-cell office:value-type="float" office:value="19.2597" calcext:value-type="float">
            <text:p>19.2597</text:p>
          </table:table-cell>
          <table:table-cell office:value-type="float" office:value="5.843933" calcext:value-type="float">
            <text:p>5.843933</text:p>
          </table:table-cell>
          <table:table-cell office:value-type="float" office:value="15.6803" calcext:value-type="float">
            <text:p>15.6803</text:p>
          </table:table-cell>
          <table:table-cell office:value-type="float" office:value="6.861603" calcext:value-type="float">
            <text:p>6.861603</text:p>
          </table:table-cell>
          <table:table-cell office:value-type="float" office:value="13.21872" calcext:value-type="float">
            <text:p>13.21872</text:p>
          </table:table-cell>
          <table:table-cell office:value-type="float" office:value="7.372437" calcext:value-type="float">
            <text:p>7.372437</text:p>
          </table:table-cell>
          <table:table-cell office:value-type="float" office:value="11.4646" calcext:value-type="float">
            <text:p>11.4646</text:p>
          </table:table-cell>
          <table:table-cell office:value-type="float" office:value="7.492859" calcext:value-type="float">
            <text:p>7.4928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0" calcext:value-type="float">
            <text:p>27042000</text:p>
          </table:table-cell>
          <table:table-cell office:value-type="float" office:value="22.60346" calcext:value-type="float">
            <text:p>22.60346</text:p>
          </table:table-cell>
          <table:table-cell office:value-type="float" office:value="12.99" calcext:value-type="float">
            <text:p>12.99</text:p>
          </table:table-cell>
          <table:table-cell office:value-type="float" office:value="2.89" calcext:value-type="float">
            <text:p>2.89</text:p>
          </table:table-cell>
          <table:table-cell office:value-type="float" office:value="0.7401611" calcext:value-type="float">
            <text:p>0.7401611</text:p>
          </table:table-cell>
          <table:table-cell office:value-type="float" office:value="0.4030503" calcext:value-type="float">
            <text:p>0.4030503</text:p>
          </table:table-cell>
          <table:table-cell office:value-type="float" office:value="195.408" calcext:value-type="float">
            <text:p>195.408</text:p>
          </table:table-cell>
          <table:table-cell office:value-type="float" office:value="0" calcext:value-type="float">
            <text:p>0</text:p>
          </table:table-cell>
          <table:table-cell office:value-type="float" office:value="35.81464" calcext:value-type="float">
            <text:p>35.81464</text:p>
          </table:table-cell>
          <table:table-cell office:value-type="float" office:value="2.161682" calcext:value-type="float">
            <text:p>2.161682</text:p>
          </table:table-cell>
          <table:table-cell office:value-type="float" office:value="22.65338" calcext:value-type="float">
            <text:p>22.65338</text:p>
          </table:table-cell>
          <table:table-cell office:value-type="float" office:value="6.037903" calcext:value-type="float">
            <text:p>6.037903</text:p>
          </table:table-cell>
          <table:table-cell office:value-type="float" office:value="18.12289" calcext:value-type="float">
            <text:p>18.12289</text:p>
          </table:table-cell>
          <table:table-cell office:value-type="float" office:value="7.372314" calcext:value-type="float">
            <text:p>7.372314</text:p>
          </table:table-cell>
          <table:table-cell office:value-type="float" office:value="15.13647" calcext:value-type="float">
            <text:p>15.13647</text:p>
          </table:table-cell>
          <table:table-cell office:value-type="float" office:value="8.169922" calcext:value-type="float">
            <text:p>8.169922</text:p>
          </table:table-cell>
          <table:table-cell office:value-type="float" office:value="13.27423" calcext:value-type="float">
            <text:p>13.27423</text:p>
          </table:table-cell>
          <table:table-cell office:value-type="float" office:value="8.505432" calcext:value-type="float">
            <text:p>8.505432</text:p>
          </table:table-cell>
          <table:table-cell office:value-type="float" office:value="11.83139" calcext:value-type="float">
            <text:p>11.83139</text:p>
          </table:table-cell>
          <table:table-cell office:value-type="float" office:value="8.531525" calcext:value-type="float">
            <text:p>8.5315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0" calcext:value-type="float">
            <text:p>28042000</text:p>
          </table:table-cell>
          <table:table-cell office:value-type="float" office:value="27.78775" calcext:value-type="float">
            <text:p>27.78775</text:p>
          </table:table-cell>
          <table:table-cell office:value-type="float" office:value="19.26" calcext:value-type="float">
            <text:p>19.26</text:p>
          </table:table-cell>
          <table:table-cell office:value-type="float" office:value="0.98" calcext:value-type="float">
            <text:p>0.98</text:p>
          </table:table-cell>
          <table:table-cell office:value-type="float" office:value="0.7156694" calcext:value-type="float">
            <text:p>0.7156694</text:p>
          </table:table-cell>
          <table:table-cell office:value-type="float" office:value="0.4371748" calcext:value-type="float">
            <text:p>0.4371748</text:p>
          </table:table-cell>
          <table:table-cell office:value-type="float" office:value="194.724" calcext:value-type="float">
            <text:p>194.724</text:p>
          </table:table-cell>
          <table:table-cell office:value-type="float" office:value="0" calcext:value-type="float">
            <text:p>0</text:p>
          </table:table-cell>
          <table:table-cell office:value-type="float" office:value="41.41754" calcext:value-type="float">
            <text:p>41.41754</text:p>
          </table:table-cell>
          <table:table-cell office:value-type="float" office:value="1.159088" calcext:value-type="float">
            <text:p>1.159088</text:p>
          </table:table-cell>
          <table:table-cell office:value-type="float" office:value="26.12125" calcext:value-type="float">
            <text:p>26.12125</text:p>
          </table:table-cell>
          <table:table-cell office:value-type="float" office:value="5.634338" calcext:value-type="float">
            <text:p>5.634338</text:p>
          </table:table-cell>
          <table:table-cell office:value-type="float" office:value="21.81747" calcext:value-type="float">
            <text:p>21.81747</text:p>
          </table:table-cell>
          <table:table-cell office:value-type="float" office:value="7.225494" calcext:value-type="float">
            <text:p>7.225494</text:p>
          </table:table-cell>
          <table:table-cell office:value-type="float" office:value="18.24365" calcext:value-type="float">
            <text:p>18.24365</text:p>
          </table:table-cell>
          <table:table-cell office:value-type="float" office:value="8.272003" calcext:value-type="float">
            <text:p>8.272003</text:p>
          </table:table-cell>
          <table:table-cell office:value-type="float" office:value="15.65567" calcext:value-type="float">
            <text:p>15.65567</text:p>
          </table:table-cell>
          <table:table-cell office:value-type="float" office:value="8.803986" calcext:value-type="float">
            <text:p>8.803986</text:p>
          </table:table-cell>
          <table:table-cell office:value-type="float" office:value="13.72903" calcext:value-type="float">
            <text:p>13.72903</text:p>
          </table:table-cell>
          <table:table-cell office:value-type="float" office:value="8.942596" calcext:value-type="float">
            <text:p>8.9425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0" calcext:value-type="float">
            <text:p>29042000</text:p>
          </table:table-cell>
          <table:table-cell office:value-type="float" office:value="26.2527" calcext:value-type="float">
            <text:p>26.2527</text:p>
          </table:table-cell>
          <table:table-cell office:value-type="float" office:value="15.83" calcext:value-type="float">
            <text:p>15.83</text:p>
          </table:table-cell>
          <table:table-cell office:value-type="float" office:value="5.43" calcext:value-type="float">
            <text:p>5.43</text:p>
          </table:table-cell>
          <table:table-cell office:value-type="float" office:value="0.7470006" calcext:value-type="float">
            <text:p>0.7470006</text:p>
          </table:table-cell>
          <table:table-cell office:value-type="float" office:value="0.4603467" calcext:value-type="float">
            <text:p>0.4603467</text:p>
          </table:table-cell>
          <table:table-cell office:value-type="float" office:value="396.504" calcext:value-type="float">
            <text:p>396.504</text:p>
          </table:table-cell>
          <table:table-cell office:value-type="float" office:value="0" calcext:value-type="float">
            <text:p>0</text:p>
          </table:table-cell>
          <table:table-cell office:value-type="float" office:value="43.95151" calcext:value-type="float">
            <text:p>43.95151</text:p>
          </table:table-cell>
          <table:table-cell office:value-type="float" office:value="4.398438" calcext:value-type="float">
            <text:p>4.398438</text:p>
          </table:table-cell>
          <table:table-cell office:value-type="float" office:value="28.59604" calcext:value-type="float">
            <text:p>28.59604</text:p>
          </table:table-cell>
          <table:table-cell office:value-type="float" office:value="8.495422" calcext:value-type="float">
            <text:p>8.495422</text:p>
          </table:table-cell>
          <table:table-cell office:value-type="float" office:value="24.03589" calcext:value-type="float">
            <text:p>24.03589</text:p>
          </table:table-cell>
          <table:table-cell office:value-type="float" office:value="9.916229" calcext:value-type="float">
            <text:p>9.916229</text:p>
          </table:table-cell>
          <table:table-cell office:value-type="float" office:value="20.13446" calcext:value-type="float">
            <text:p>20.13446</text:p>
          </table:table-cell>
          <table:table-cell office:value-type="float" office:value="10.73721" calcext:value-type="float">
            <text:p>10.73721</text:p>
          </table:table-cell>
          <table:table-cell office:value-type="float" office:value="17.3009" calcext:value-type="float">
            <text:p>17.3009</text:p>
          </table:table-cell>
          <table:table-cell office:value-type="float" office:value="11.02286" calcext:value-type="float">
            <text:p>11.02286</text:p>
          </table:table-cell>
          <table:table-cell office:value-type="float" office:value="15.21988" calcext:value-type="float">
            <text:p>15.21988</text:p>
          </table:table-cell>
          <table:table-cell office:value-type="float" office:value="10.9205" calcext:value-type="float">
            <text:p>10.92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0" calcext:value-type="float">
            <text:p>30042000</text:p>
          </table:table-cell>
          <table:table-cell office:value-type="float" office:value="28.95402" calcext:value-type="float">
            <text:p>28.95402</text:p>
          </table:table-cell>
          <table:table-cell office:value-type="float" office:value="13.69" calcext:value-type="float">
            <text:p>13.69</text:p>
          </table:table-cell>
          <table:table-cell office:value-type="float" office:value="2.82" calcext:value-type="float">
            <text:p>2.82</text:p>
          </table:table-cell>
          <table:table-cell office:value-type="float" office:value="0.4836337" calcext:value-type="float">
            <text:p>0.4836337</text:p>
          </table:table-cell>
          <table:table-cell office:value-type="float" office:value="0.2355383" calcext:value-type="float">
            <text:p>0.2355383</text:p>
          </table:table-cell>
          <table:table-cell office:value-type="float" office:value="386.532" calcext:value-type="float">
            <text:p>386.532</text:p>
          </table:table-cell>
          <table:table-cell office:value-type="float" office:value="0" calcext:value-type="float">
            <text:p>0</text:p>
          </table:table-cell>
          <table:table-cell office:value-type="float" office:value="40.63159" calcext:value-type="float">
            <text:p>40.63159</text:p>
          </table:table-cell>
          <table:table-cell office:value-type="float" office:value="1.575012" calcext:value-type="float">
            <text:p>1.575012</text:p>
          </table:table-cell>
          <table:table-cell office:value-type="float" office:value="26.74536" calcext:value-type="float">
            <text:p>26.74536</text:p>
          </table:table-cell>
          <table:table-cell office:value-type="float" office:value="7.229187" calcext:value-type="float">
            <text:p>7.229187</text:p>
          </table:table-cell>
          <table:table-cell office:value-type="float" office:value="22.66998" calcext:value-type="float">
            <text:p>22.66998</text:p>
          </table:table-cell>
          <table:table-cell office:value-type="float" office:value="9.168365" calcext:value-type="float">
            <text:p>9.168365</text:p>
          </table:table-cell>
          <table:table-cell office:value-type="float" office:value="19.29538" calcext:value-type="float">
            <text:p>19.29538</text:p>
          </table:table-cell>
          <table:table-cell office:value-type="float" office:value="10.41568" calcext:value-type="float">
            <text:p>10.41568</text:p>
          </table:table-cell>
          <table:table-cell office:value-type="float" office:value="16.89731" calcext:value-type="float">
            <text:p>16.89731</text:p>
          </table:table-cell>
          <table:table-cell office:value-type="float" office:value="11.0336" calcext:value-type="float">
            <text:p>11.0336</text:p>
          </table:table-cell>
          <table:table-cell office:value-type="float" office:value="15.10526" calcext:value-type="float">
            <text:p>15.10526</text:p>
          </table:table-cell>
          <table:table-cell office:value-type="float" office:value="11.19022" calcext:value-type="float">
            <text:p>11.190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0" calcext:value-type="float">
            <text:p>1052000</text:p>
          </table:table-cell>
          <table:table-cell office:value-type="float" office:value="7.638278" calcext:value-type="float">
            <text:p>7.638278</text:p>
          </table:table-cell>
          <table:table-cell office:value-type="float" office:value="13.55" calcext:value-type="float">
            <text:p>13.55</text:p>
          </table:table-cell>
          <table:table-cell office:value-type="float" office:value="5.74" calcext:value-type="float">
            <text:p>5.74</text:p>
          </table:table-cell>
          <table:table-cell office:value-type="float" office:value="0.9800216" calcext:value-type="float">
            <text:p>0.9800216</text:p>
          </table:table-cell>
          <table:table-cell office:value-type="float" office:value="0.4944195" calcext:value-type="float">
            <text:p>0.4944195</text:p>
          </table:table-cell>
          <table:table-cell office:value-type="float" office:value="276.696" calcext:value-type="float">
            <text:p>276.696</text:p>
          </table:table-cell>
          <table:table-cell office:value-type="float" office:value="0.3" calcext:value-type="float">
            <text:p>0.3</text:p>
          </table:table-cell>
          <table:table-cell office:value-type="float" office:value="21.98834" calcext:value-type="float">
            <text:p>21.98834</text:p>
          </table:table-cell>
          <table:table-cell office:value-type="float" office:value="4.869232" calcext:value-type="float">
            <text:p>4.869232</text:p>
          </table:table-cell>
          <table:table-cell office:value-type="float" office:value="16.40326" calcext:value-type="float">
            <text:p>16.40326</text:p>
          </table:table-cell>
          <table:table-cell office:value-type="float" office:value="8.750031" calcext:value-type="float">
            <text:p>8.750031</text:p>
          </table:table-cell>
          <table:table-cell office:value-type="float" office:value="14.57959" calcext:value-type="float">
            <text:p>14.57959</text:p>
          </table:table-cell>
          <table:table-cell office:value-type="float" office:value="9.953918" calcext:value-type="float">
            <text:p>9.953918</text:p>
          </table:table-cell>
          <table:table-cell office:value-type="float" office:value="13.86667" calcext:value-type="float">
            <text:p>13.86667</text:p>
          </table:table-cell>
          <table:table-cell office:value-type="float" office:value="10.79788" calcext:value-type="float">
            <text:p>10.79788</text:p>
          </table:table-cell>
          <table:table-cell office:value-type="float" office:value="14.30896" calcext:value-type="float">
            <text:p>14.30896</text:p>
          </table:table-cell>
          <table:table-cell office:value-type="float" office:value="11.22034" calcext:value-type="float">
            <text:p>11.22034</text:p>
          </table:table-cell>
          <table:table-cell office:value-type="float" office:value="14.06516" calcext:value-type="float">
            <text:p>14.06516</text:p>
          </table:table-cell>
          <table:table-cell office:value-type="float" office:value="11.30896" calcext:value-type="float">
            <text:p>11.3089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0" calcext:value-type="float">
            <text:p>2052000</text:p>
          </table:table-cell>
          <table:table-cell office:value-type="float" office:value="28.82971" calcext:value-type="float">
            <text:p>28.82971</text:p>
          </table:table-cell>
          <table:table-cell office:value-type="float" office:value="14.17" calcext:value-type="float">
            <text:p>14.17</text:p>
          </table:table-cell>
          <table:table-cell office:value-type="float" office:value="5.16" calcext:value-type="float">
            <text:p>5.16</text:p>
          </table:table-cell>
          <table:table-cell office:value-type="float" office:value="0.8342234" calcext:value-type="float">
            <text:p>0.8342234</text:p>
          </table:table-cell>
          <table:table-cell office:value-type="float" office:value="0.4388319" calcext:value-type="float">
            <text:p>0.4388319</text:p>
          </table:table-cell>
          <table:table-cell office:value-type="float" office:value="286.2" calcext:value-type="float">
            <text:p>286.2</text:p>
          </table:table-cell>
          <table:table-cell office:value-type="float" office:value="0" calcext:value-type="float">
            <text:p>0</text:p>
          </table:table-cell>
          <table:table-cell office:value-type="float" office:value="41.28955" calcext:value-type="float">
            <text:p>41.28955</text:p>
          </table:table-cell>
          <table:table-cell office:value-type="float" office:value="3.461151" calcext:value-type="float">
            <text:p>3.461151</text:p>
          </table:table-cell>
          <table:table-cell office:value-type="float" office:value="26.28336" calcext:value-type="float">
            <text:p>26.28336</text:p>
          </table:table-cell>
          <table:table-cell office:value-type="float" office:value="6.887177" calcext:value-type="float">
            <text:p>6.887177</text:p>
          </table:table-cell>
          <table:table-cell office:value-type="float" office:value="21.91168" calcext:value-type="float">
            <text:p>21.91168</text:p>
          </table:table-cell>
          <table:table-cell office:value-type="float" office:value="8.149841" calcext:value-type="float">
            <text:p>8.149841</text:p>
          </table:table-cell>
          <table:table-cell office:value-type="float" office:value="18.55038" calcext:value-type="float">
            <text:p>18.55038</text:p>
          </table:table-cell>
          <table:table-cell office:value-type="float" office:value="9.052063" calcext:value-type="float">
            <text:p>9.052063</text:p>
          </table:table-cell>
          <table:table-cell office:value-type="float" office:value="16.17819" calcext:value-type="float">
            <text:p>16.17819</text:p>
          </table:table-cell>
          <table:table-cell office:value-type="float" office:value="9.586853" calcext:value-type="float">
            <text:p>9.586853</text:p>
          </table:table-cell>
          <table:table-cell office:value-type="float" office:value="14.44922" calcext:value-type="float">
            <text:p>14.44922</text:p>
          </table:table-cell>
          <table:table-cell office:value-type="float" office:value="9.849731" calcext:value-type="float">
            <text:p>9.8497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0" calcext:value-type="float">
            <text:p>3052000</text:p>
          </table:table-cell>
          <table:table-cell office:value-type="float" office:value="28.43509" calcext:value-type="float">
            <text:p>28.43509</text:p>
          </table:table-cell>
          <table:table-cell office:value-type="float" office:value="19.45" calcext:value-type="float">
            <text:p>19.45</text:p>
          </table:table-cell>
          <table:table-cell office:value-type="float" office:value="0.69" calcext:value-type="float">
            <text:p>0.69</text:p>
          </table:table-cell>
          <table:table-cell office:value-type="float" office:value="0.7035512" calcext:value-type="float">
            <text:p>0.7035512</text:p>
          </table:table-cell>
          <table:table-cell office:value-type="float" office:value="0.5167502" calcext:value-type="float">
            <text:p>0.5167502</text:p>
          </table:table-cell>
          <table:table-cell office:value-type="float" office:value="183.78" calcext:value-type="float">
            <text:p>183.78</text:p>
          </table:table-cell>
          <table:table-cell office:value-type="float" office:value="0.1" calcext:value-type="float">
            <text:p>0.1</text:p>
          </table:table-cell>
          <table:table-cell office:value-type="float" office:value="42.19189" calcext:value-type="float">
            <text:p>42.19189</text:p>
          </table:table-cell>
          <table:table-cell office:value-type="float" office:value="1.378784" calcext:value-type="float">
            <text:p>1.378784</text:p>
          </table:table-cell>
          <table:table-cell office:value-type="float" office:value="27.8508" calcext:value-type="float">
            <text:p>27.8508</text:p>
          </table:table-cell>
          <table:table-cell office:value-type="float" office:value="6.841492" calcext:value-type="float">
            <text:p>6.841492</text:p>
          </table:table-cell>
          <table:table-cell office:value-type="float" office:value="23.50818" calcext:value-type="float">
            <text:p>23.50818</text:p>
          </table:table-cell>
          <table:table-cell office:value-type="float" office:value="8.757416" calcext:value-type="float">
            <text:p>8.757416</text:p>
          </table:table-cell>
          <table:table-cell office:value-type="float" office:value="20.03964" calcext:value-type="float">
            <text:p>20.03964</text:p>
          </table:table-cell>
          <table:table-cell office:value-type="float" office:value="10.05615" calcext:value-type="float">
            <text:p>10.05615</text:p>
          </table:table-cell>
          <table:table-cell office:value-type="float" office:value="17.54388" calcext:value-type="float">
            <text:p>17.54388</text:p>
          </table:table-cell>
          <table:table-cell office:value-type="float" office:value="10.75949" calcext:value-type="float">
            <text:p>10.75949</text:p>
          </table:table-cell>
          <table:table-cell office:value-type="float" office:value="15.68915" calcext:value-type="float">
            <text:p>15.68915</text:p>
          </table:table-cell>
          <table:table-cell office:value-type="float" office:value="11.01611" calcext:value-type="float">
            <text:p>11.016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0" calcext:value-type="float">
            <text:p>4052000</text:p>
          </table:table-cell>
          <table:table-cell office:value-type="float" office:value="24.16144" calcext:value-type="float">
            <text:p>24.16144</text:p>
          </table:table-cell>
          <table:table-cell office:value-type="float" office:value="24.27" calcext:value-type="float">
            <text:p>24.27</text:p>
          </table:table-cell>
          <table:table-cell office:value-type="float" office:value="5.18" calcext:value-type="float">
            <text:p>5.18</text:p>
          </table:table-cell>
          <table:table-cell office:value-type="float" office:value="1.487253" calcext:value-type="float">
            <text:p>1.487253</text:p>
          </table:table-cell>
          <table:table-cell office:value-type="float" office:value="0.6975558" calcext:value-type="float">
            <text:p>0.6975558</text:p>
          </table:table-cell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45.36255" calcext:value-type="float">
            <text:p>45.36255</text:p>
          </table:table-cell>
          <table:table-cell office:value-type="float" office:value="5.272797" calcext:value-type="float">
            <text:p>5.272797</text:p>
          </table:table-cell>
          <table:table-cell office:value-type="float" office:value="28.44406" calcext:value-type="float">
            <text:p>28.44406</text:p>
          </table:table-cell>
          <table:table-cell office:value-type="float" office:value="9.885376" calcext:value-type="float">
            <text:p>9.885376</text:p>
          </table:table-cell>
          <table:table-cell office:value-type="float" office:value="23.93988" calcext:value-type="float">
            <text:p>23.93988</text:p>
          </table:table-cell>
          <table:table-cell office:value-type="float" office:value="11.46292" calcext:value-type="float">
            <text:p>11.46292</text:p>
          </table:table-cell>
          <table:table-cell office:value-type="float" office:value="20.62036" calcext:value-type="float">
            <text:p>20.62036</text:p>
          </table:table-cell>
          <table:table-cell office:value-type="float" office:value="12.39279" calcext:value-type="float">
            <text:p>12.39279</text:p>
          </table:table-cell>
          <table:table-cell office:value-type="float" office:value="18.29883" calcext:value-type="float">
            <text:p>18.29883</text:p>
          </table:table-cell>
          <table:table-cell office:value-type="float" office:value="12.77463" calcext:value-type="float">
            <text:p>12.77463</text:p>
          </table:table-cell>
          <table:table-cell office:value-type="float" office:value="16.5881" calcext:value-type="float">
            <text:p>16.5881</text:p>
          </table:table-cell>
          <table:table-cell office:value-type="float" office:value="12.74603" calcext:value-type="float">
            <text:p>12.746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0" calcext:value-type="float">
            <text:p>5052000</text:p>
          </table:table-cell>
          <table:table-cell office:value-type="float" office:value="16.52543" calcext:value-type="float">
            <text:p>16.52543</text:p>
          </table:table-cell>
          <table:table-cell office:value-type="float" office:value="21.2" calcext:value-type="float">
            <text:p>21.2</text:p>
          </table:table-cell>
          <table:table-cell office:value-type="float" office:value="13.53" calcext:value-type="float">
            <text:p>13.53</text:p>
          </table:table-cell>
          <table:table-cell office:value-type="float" office:value="1.780712" calcext:value-type="float">
            <text:p>1.780712</text:p>
          </table:table-cell>
          <table:table-cell office:value-type="float" office:value="0" calcext:value-type="float">
            <text:p>0</text:p>
          </table:table-cell>
          <table:table-cell office:value-type="float" office:value="188.46" calcext:value-type="float">
            <text:p>188.46</text:p>
          </table:table-cell>
          <table:table-cell office:value-type="float" office:value="0" calcext:value-type="float">
            <text:p>0</text:p>
          </table:table-cell>
          <table:table-cell office:value-type="float" office:value="42.01135" calcext:value-type="float">
            <text:p>42.01135</text:p>
          </table:table-cell>
          <table:table-cell office:value-type="float" office:value="11.0098" calcext:value-type="float">
            <text:p>11.0098</text:p>
          </table:table-cell>
          <table:table-cell office:value-type="float" office:value="28.17334" calcext:value-type="float">
            <text:p>28.17334</text:p>
          </table:table-cell>
          <table:table-cell office:value-type="float" office:value="14.16226" calcext:value-type="float">
            <text:p>14.16226</text:p>
          </table:table-cell>
          <table:table-cell office:value-type="float" office:value="23.95349" calcext:value-type="float">
            <text:p>23.95349</text:p>
          </table:table-cell>
          <table:table-cell office:value-type="float" office:value="15.04062" calcext:value-type="float">
            <text:p>15.04062</text:p>
          </table:table-cell>
          <table:table-cell office:value-type="float" office:value="20.90494" calcext:value-type="float">
            <text:p>20.90494</text:p>
          </table:table-cell>
          <table:table-cell office:value-type="float" office:value="15.31628" calcext:value-type="float">
            <text:p>15.31628</text:p>
          </table:table-cell>
          <table:table-cell office:value-type="float" office:value="18.99493" calcext:value-type="float">
            <text:p>18.99493</text:p>
          </table:table-cell>
          <table:table-cell office:value-type="float" office:value="15.17041" calcext:value-type="float">
            <text:p>15.17041</text:p>
          </table:table-cell>
          <table:table-cell office:value-type="float" office:value="17.4606" calcext:value-type="float">
            <text:p>17.4606</text:p>
          </table:table-cell>
          <table:table-cell office:value-type="float" office:value="14.75888" calcext:value-type="float">
            <text:p>14.758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16.79774" calcext:value-type="float">
            <text:p>16.79774</text:p>
          </table:table-cell>
          <table:table-cell office:value-type="float" office:value="27.06" calcext:value-type="float">
            <text:p>27.06</text:p>
          </table:table-cell>
          <table:table-cell office:value-type="float" office:value="12.65" calcext:value-type="float">
            <text:p>12.65</text:p>
          </table:table-cell>
          <table:table-cell office:value-type="float" office:value="1.914819" calcext:value-type="float">
            <text:p>1.914819</text:p>
          </table:table-cell>
          <table:table-cell office:value-type="float" office:value="0.8991624" calcext:value-type="float">
            <text:p>0.8991624</text:p>
          </table:table-cell>
          <table:table-cell office:value-type="float" office:value="223.128" calcext:value-type="float">
            <text:p>223.128</text:p>
          </table:table-cell>
          <table:table-cell office:value-type="float" office:value="0" calcext:value-type="float">
            <text:p>0</text:p>
          </table:table-cell>
          <table:table-cell office:value-type="float" office:value="43.10989" calcext:value-type="float">
            <text:p>43.10989</text:p>
          </table:table-cell>
          <table:table-cell office:value-type="float" office:value="11.57837" calcext:value-type="float">
            <text:p>11.57837</text:p>
          </table:table-cell>
          <table:table-cell office:value-type="float" office:value="29.30563" calcext:value-type="float">
            <text:p>29.30563</text:p>
          </table:table-cell>
          <table:table-cell office:value-type="float" office:value="14.6171" calcext:value-type="float">
            <text:p>14.6171</text:p>
          </table:table-cell>
          <table:table-cell office:value-type="float" office:value="25.38809" calcext:value-type="float">
            <text:p>25.38809</text:p>
          </table:table-cell>
          <table:table-cell office:value-type="float" office:value="15.46326" calcext:value-type="float">
            <text:p>15.46326</text:p>
          </table:table-cell>
          <table:table-cell office:value-type="float" office:value="22.18298" calcext:value-type="float">
            <text:p>22.18298</text:p>
          </table:table-cell>
          <table:table-cell office:value-type="float" office:value="15.53781" calcext:value-type="float">
            <text:p>15.53781</text:p>
          </table:table-cell>
          <table:table-cell office:value-type="float" office:value="19.8602" calcext:value-type="float">
            <text:p>19.8602</text:p>
          </table:table-cell>
          <table:table-cell office:value-type="float" office:value="15.40158" calcext:value-type="float">
            <text:p>15.40158</text:p>
          </table:table-cell>
          <table:table-cell office:value-type="float" office:value="18.12177" calcext:value-type="float">
            <text:p>18.12177</text:p>
          </table:table-cell>
          <table:table-cell office:value-type="float" office:value="15.08679" calcext:value-type="float">
            <text:p>15.086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0" calcext:value-type="float">
            <text:p>7052000</text:p>
          </table:table-cell>
          <table:table-cell office:value-type="float" office:value="14.96757" calcext:value-type="float">
            <text:p>14.96757</text:p>
          </table:table-cell>
          <table:table-cell office:value-type="float" office:value="27.73" calcext:value-type="float">
            <text:p>27.73</text:p>
          </table:table-cell>
          <table:table-cell office:value-type="float" office:value="11.65" calcext:value-type="float">
            <text:p>11.65</text:p>
          </table:table-cell>
          <table:table-cell office:value-type="float" office:value="2.158417" calcext:value-type="float">
            <text:p>2.158417</text:p>
          </table:table-cell>
          <table:table-cell office:value-type="float" office:value="1.257073" calcext:value-type="float">
            <text:p>1.257073</text:p>
          </table:table-cell>
          <table:table-cell office:value-type="float" office:value="377.1" calcext:value-type="float">
            <text:p>377.1</text:p>
          </table:table-cell>
          <table:table-cell office:value-type="float" office:value="0" calcext:value-type="float">
            <text:p>0</text:p>
          </table:table-cell>
          <table:table-cell office:value-type="float" office:value="46.82687" calcext:value-type="float">
            <text:p>46.82687</text:p>
          </table:table-cell>
          <table:table-cell office:value-type="float" office:value="11.71768" calcext:value-type="float">
            <text:p>11.71768</text:p>
          </table:table-cell>
          <table:table-cell office:value-type="float" office:value="29.11737" calcext:value-type="float">
            <text:p>29.11737</text:p>
          </table:table-cell>
          <table:table-cell office:value-type="float" office:value="14.49728" calcext:value-type="float">
            <text:p>14.49728</text:p>
          </table:table-cell>
          <table:table-cell office:value-type="float" office:value="25.83911" calcext:value-type="float">
            <text:p>25.83911</text:p>
          </table:table-cell>
          <table:table-cell office:value-type="float" office:value="15.51114" calcext:value-type="float">
            <text:p>15.51114</text:p>
          </table:table-cell>
          <table:table-cell office:value-type="float" office:value="22.97147" calcext:value-type="float">
            <text:p>22.97147</text:p>
          </table:table-cell>
          <table:table-cell office:value-type="float" office:value="16.10696" calcext:value-type="float">
            <text:p>16.10696</text:p>
          </table:table-cell>
          <table:table-cell office:value-type="float" office:value="20.84778" calcext:value-type="float">
            <text:p>20.84778</text:p>
          </table:table-cell>
          <table:table-cell office:value-type="float" office:value="16.17142" calcext:value-type="float">
            <text:p>16.17142</text:p>
          </table:table-cell>
          <table:table-cell office:value-type="float" office:value="19.16263" calcext:value-type="float">
            <text:p>19.16263</text:p>
          </table:table-cell>
          <table:table-cell office:value-type="float" office:value="15.88708" calcext:value-type="float">
            <text:p>15.887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0" calcext:value-type="float">
            <text:p>8052000</text:p>
          </table:table-cell>
          <table:table-cell office:value-type="float" office:value="3.25044" calcext:value-type="float">
            <text:p>3.25044</text:p>
          </table:table-cell>
          <table:table-cell office:value-type="float" office:value="18.45" calcext:value-type="float">
            <text:p>18.45</text:p>
          </table:table-cell>
          <table:table-cell office:value-type="float" office:value="13.1" calcext:value-type="float">
            <text:p>13.1</text:p>
          </table:table-cell>
          <table:table-cell office:value-type="float" office:value="1.959882" calcext:value-type="float">
            <text:p>1.959882</text:p>
          </table:table-cell>
          <table:table-cell office:value-type="float" office:value="1.375187" calcext:value-type="float">
            <text:p>1.375187</text:p>
          </table:table-cell>
          <table:table-cell office:value-type="float" office:value="306.18" calcext:value-type="float">
            <text:p>306.18</text:p>
          </table:table-cell>
          <table:table-cell office:value-type="float" office:value="18.2" calcext:value-type="float">
            <text:p>18.2</text:p>
          </table:table-cell>
          <table:table-cell office:value-type="float" office:value="18.37689" calcext:value-type="float">
            <text:p>18.37689</text:p>
          </table:table-cell>
          <table:table-cell office:value-type="float" office:value="11.90253" calcext:value-type="float">
            <text:p>11.90253</text:p>
          </table:table-cell>
          <table:table-cell office:value-type="float" office:value="19.72641" calcext:value-type="float">
            <text:p>19.72641</text:p>
          </table:table-cell>
          <table:table-cell office:value-type="float" office:value="13.29703" calcext:value-type="float">
            <text:p>13.29703</text:p>
          </table:table-cell>
          <table:table-cell office:value-type="float" office:value="20.22833" calcext:value-type="float">
            <text:p>20.22833</text:p>
          </table:table-cell>
          <table:table-cell office:value-type="float" office:value="14.09647" calcext:value-type="float">
            <text:p>14.09647</text:p>
          </table:table-cell>
          <table:table-cell office:value-type="float" office:value="20.22437" calcext:value-type="float">
            <text:p>20.22437</text:p>
          </table:table-cell>
          <table:table-cell office:value-type="float" office:value="14.83032" calcext:value-type="float">
            <text:p>14.83032</text:p>
          </table:table-cell>
          <table:table-cell office:value-type="float" office:value="19.69861" calcext:value-type="float">
            <text:p>19.69861</text:p>
          </table:table-cell>
          <table:table-cell office:value-type="float" office:value="15.21252" calcext:value-type="float">
            <text:p>15.21252</text:p>
          </table:table-cell>
          <table:table-cell office:value-type="float" office:value="18.79694" calcext:value-type="float">
            <text:p>18.79694</text:p>
          </table:table-cell>
          <table:table-cell office:value-type="float" office:value="15.31064" calcext:value-type="float">
            <text:p>15.310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0" calcext:value-type="float">
            <text:p>9052000</text:p>
          </table:table-cell>
          <table:table-cell office:value-type="float" office:value="3.10248" calcext:value-type="float">
            <text:p>3.10248</text:p>
          </table:table-cell>
          <table:table-cell office:value-type="float" office:value="12.75" calcext:value-type="float">
            <text:p>12.75</text:p>
          </table:table-cell>
          <table:table-cell office:value-type="float" office:value="7.85" calcext:value-type="float">
            <text:p>7.85</text:p>
          </table:table-cell>
          <table:table-cell office:value-type="float" office:value="1.445128" calcext:value-type="float">
            <text:p>1.445128</text:p>
          </table:table-cell>
          <table:table-cell office:value-type="float" office:value="1.042143" calcext:value-type="float">
            <text:p>1.042143</text:p>
          </table:table-cell>
          <table:table-cell office:value-type="float" office:value="364.932" calcext:value-type="float">
            <text:p>364.932</text:p>
          </table:table-cell>
          <table:table-cell office:value-type="float" office:value="15.3" calcext:value-type="float">
            <text:p>15.3</text:p>
          </table:table-cell>
          <table:table-cell office:value-type="float" office:value="15.54678" calcext:value-type="float">
            <text:p>15.54678</text:p>
          </table:table-cell>
          <table:table-cell office:value-type="float" office:value="7.246887" calcext:value-type="float">
            <text:p>7.246887</text:p>
          </table:table-cell>
          <table:table-cell office:value-type="float" office:value="14.34045" calcext:value-type="float">
            <text:p>14.34045</text:p>
          </table:table-cell>
          <table:table-cell office:value-type="float" office:value="9.609222" calcext:value-type="float">
            <text:p>9.609222</text:p>
          </table:table-cell>
          <table:table-cell office:value-type="float" office:value="14.00162" calcext:value-type="float">
            <text:p>14.00162</text:p>
          </table:table-cell>
          <table:table-cell office:value-type="float" office:value="10.80786" calcext:value-type="float">
            <text:p>10.80786</text:p>
          </table:table-cell>
          <table:table-cell office:value-type="float" office:value="14.75497" calcext:value-type="float">
            <text:p>14.75497</text:p>
          </table:table-cell>
          <table:table-cell office:value-type="float" office:value="11.88632" calcext:value-type="float">
            <text:p>11.88632</text:p>
          </table:table-cell>
          <table:table-cell office:value-type="float" office:value="15.15433" calcext:value-type="float">
            <text:p>15.15433</text:p>
          </table:table-cell>
          <table:table-cell office:value-type="float" office:value="12.57114" calcext:value-type="float">
            <text:p>12.57114</text:p>
          </table:table-cell>
          <table:table-cell office:value-type="float" office:value="15.26572" calcext:value-type="float">
            <text:p>15.26572</text:p>
          </table:table-cell>
          <table:table-cell office:value-type="float" office:value="12.93503" calcext:value-type="float">
            <text:p>12.935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0" calcext:value-type="float">
            <text:p>10052000</text:p>
          </table:table-cell>
          <table:table-cell office:value-type="float" office:value="3.00096" calcext:value-type="float">
            <text:p>3.00096</text:p>
          </table:table-cell>
          <table:table-cell office:value-type="float" office:value="10.9" calcext:value-type="float">
            <text:p>10.9</text:p>
          </table:table-cell>
          <table:table-cell office:value-type="float" office:value="6.8" calcext:value-type="float">
            <text:p>6.8</text:p>
          </table:table-cell>
          <table:table-cell office:value-type="float" office:value="1.269398" calcext:value-type="float">
            <text:p>1.269398</text:p>
          </table:table-cell>
          <table:table-cell office:value-type="float" office:value="0.9701875" calcext:value-type="float">
            <text:p>0.9701875</text:p>
          </table:table-cell>
          <table:table-cell office:value-type="float" office:value="349.272" calcext:value-type="float">
            <text:p>349.272</text:p>
          </table:table-cell>
          <table:table-cell office:value-type="float" office:value="9.200001" calcext:value-type="float">
            <text:p>9.200001</text:p>
          </table:table-cell>
          <table:table-cell office:value-type="float" office:value="14.18457" calcext:value-type="float">
            <text:p>14.18457</text:p>
          </table:table-cell>
          <table:table-cell office:value-type="float" office:value="6.027863" calcext:value-type="float">
            <text:p>6.027863</text:p>
          </table:table-cell>
          <table:table-cell office:value-type="float" office:value="11.67715" calcext:value-type="float">
            <text:p>11.67715</text:p>
          </table:table-cell>
          <table:table-cell office:value-type="float" office:value="8.112701" calcext:value-type="float">
            <text:p>8.112701</text:p>
          </table:table-cell>
          <table:table-cell office:value-type="float" office:value="10.97116" calcext:value-type="float">
            <text:p>10.97116</text:p>
          </table:table-cell>
          <table:table-cell office:value-type="float" office:value="9.213165" calcext:value-type="float">
            <text:p>9.213165</text:p>
          </table:table-cell>
          <table:table-cell office:value-type="float" office:value="11.81528" calcext:value-type="float">
            <text:p>11.81528</text:p>
          </table:table-cell>
          <table:table-cell office:value-type="float" office:value="10.18008" calcext:value-type="float">
            <text:p>10.18008</text:p>
          </table:table-cell>
          <table:table-cell office:value-type="float" office:value="12.51306" calcext:value-type="float">
            <text:p>12.51306</text:p>
          </table:table-cell>
          <table:table-cell office:value-type="float" office:value="10.78323" calcext:value-type="float">
            <text:p>10.78323</text:p>
          </table:table-cell>
          <table:table-cell office:value-type="float" office:value="12.89151" calcext:value-type="float">
            <text:p>12.89151</text:p>
          </table:table-cell>
          <table:table-cell office:value-type="float" office:value="11.02817" calcext:value-type="float">
            <text:p>11.028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0" calcext:value-type="float">
            <text:p>11052000</text:p>
          </table:table-cell>
          <table:table-cell office:value-type="float" office:value="23.28084" calcext:value-type="float">
            <text:p>23.28084</text:p>
          </table:table-cell>
          <table:table-cell office:value-type="float" office:value="17.95" calcext:value-type="float">
            <text:p>17.95</text:p>
          </table:table-cell>
          <table:table-cell office:value-type="float" office:value="9.2" calcext:value-type="float">
            <text:p>9.2</text:p>
          </table:table-cell>
          <table:table-cell office:value-type="float" office:value="1.262936" calcext:value-type="float">
            <text:p>1.262936</text:p>
          </table:table-cell>
          <table:table-cell office:value-type="float" office:value="1.019576" calcext:value-type="float">
            <text:p>1.019576</text:p>
          </table:table-cell>
          <table:table-cell office:value-type="float" office:value="325.152" calcext:value-type="float">
            <text:p>325.152</text:p>
          </table:table-cell>
          <table:table-cell office:value-type="float" office:value="1.5" calcext:value-type="float">
            <text:p>1.5</text:p>
          </table:table-cell>
          <table:table-cell office:value-type="float" office:value="30.11389" calcext:value-type="float">
            <text:p>30.11389</text:p>
          </table:table-cell>
          <table:table-cell office:value-type="float" office:value="7.10611" calcext:value-type="float">
            <text:p>7.10611</text:p>
          </table:table-cell>
          <table:table-cell office:value-type="float" office:value="22.12283" calcext:value-type="float">
            <text:p>22.12283</text:p>
          </table:table-cell>
          <table:table-cell office:value-type="float" office:value="8.535034" calcext:value-type="float">
            <text:p>8.535034</text:p>
          </table:table-cell>
          <table:table-cell office:value-type="float" office:value="19.03842" calcext:value-type="float">
            <text:p>19.03842</text:p>
          </table:table-cell>
          <table:table-cell office:value-type="float" office:value="9.225128" calcext:value-type="float">
            <text:p>9.225128</text:p>
          </table:table-cell>
          <table:table-cell office:value-type="float" office:value="16.53415" calcext:value-type="float">
            <text:p>16.53415</text:p>
          </table:table-cell>
          <table:table-cell office:value-type="float" office:value="9.810486" calcext:value-type="float">
            <text:p>9.810486</text:p>
          </table:table-cell>
          <table:table-cell office:value-type="float" office:value="14.9223" calcext:value-type="float">
            <text:p>14.9223</text:p>
          </table:table-cell>
          <table:table-cell office:value-type="float" office:value="10.20389" calcext:value-type="float">
            <text:p>10.20389</text:p>
          </table:table-cell>
          <table:table-cell office:value-type="float" office:value="13.79892" calcext:value-type="float">
            <text:p>13.79892</text:p>
          </table:table-cell>
          <table:table-cell office:value-type="float" office:value="10.47037" calcext:value-type="float">
            <text:p>10.470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19.53072" calcext:value-type="float">
            <text:p>19.53072</text:p>
          </table:table-cell>
          <table:table-cell office:value-type="float" office:value="20.15" calcext:value-type="float">
            <text:p>20.15</text:p>
          </table:table-cell>
          <table:table-cell office:value-type="float" office:value="9.45" calcext:value-type="float">
            <text:p>9.45</text:p>
          </table:table-cell>
          <table:table-cell office:value-type="float" office:value="1.393125" calcext:value-type="float">
            <text:p>1.393125</text:p>
          </table:table-cell>
          <table:table-cell office:value-type="float" office:value="1.114824" calcext:value-type="float">
            <text:p>1.114824</text:p>
          </table:table-cell>
          <table:table-cell office:value-type="float" office:value="290.664" calcext:value-type="float">
            <text:p>290.664</text:p>
          </table:table-cell>
          <table:table-cell office:value-type="float" office:value="0" calcext:value-type="float">
            <text:p>0</text:p>
          </table:table-cell>
          <table:table-cell office:value-type="float" office:value="29.76752" calcext:value-type="float">
            <text:p>29.76752</text:p>
          </table:table-cell>
          <table:table-cell office:value-type="float" office:value="8.245544" calcext:value-type="float">
            <text:p>8.245544</text:p>
          </table:table-cell>
          <table:table-cell office:value-type="float" office:value="21.59464" calcext:value-type="float">
            <text:p>21.59464</text:p>
          </table:table-cell>
          <table:table-cell office:value-type="float" office:value="10.29541" calcext:value-type="float">
            <text:p>10.29541</text:p>
          </table:table-cell>
          <table:table-cell office:value-type="float" office:value="19.01065" calcext:value-type="float">
            <text:p>19.01065</text:p>
          </table:table-cell>
          <table:table-cell office:value-type="float" office:value="11.2565" calcext:value-type="float">
            <text:p>11.2565</text:p>
          </table:table-cell>
          <table:table-cell office:value-type="float" office:value="17.22687" calcext:value-type="float">
            <text:p>17.22687</text:p>
          </table:table-cell>
          <table:table-cell office:value-type="float" office:value="11.8584" calcext:value-type="float">
            <text:p>11.8584</text:p>
          </table:table-cell>
          <table:table-cell office:value-type="float" office:value="15.81827" calcext:value-type="float">
            <text:p>15.81827</text:p>
          </table:table-cell>
          <table:table-cell office:value-type="float" office:value="12.09845" calcext:value-type="float">
            <text:p>12.09845</text:p>
          </table:table-cell>
          <table:table-cell office:value-type="float" office:value="14.7225" calcext:value-type="float">
            <text:p>14.7225</text:p>
          </table:table-cell>
          <table:table-cell office:value-type="float" office:value="12.1232" calcext:value-type="float">
            <text:p>12.12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0" calcext:value-type="float">
            <text:p>13052000</text:p>
          </table:table-cell>
          <table:table-cell office:value-type="float" office:value="7.607161" calcext:value-type="float">
            <text:p>7.607161</text:p>
          </table:table-cell>
          <table:table-cell office:value-type="float" office:value="23.15" calcext:value-type="float">
            <text:p>23.15</text:p>
          </table:table-cell>
          <table:table-cell office:value-type="float" office:value="12.55" calcext:value-type="float">
            <text:p>12.55</text:p>
          </table:table-cell>
          <table:table-cell office:value-type="float" office:value="2.371077" calcext:value-type="float">
            <text:p>2.371077</text:p>
          </table:table-cell>
          <table:table-cell office:value-type="float" office:value="0.875333" calcext:value-type="float">
            <text:p>0.875333</text:p>
          </table:table-cell>
          <table:table-cell office:value-type="float" office:value="343.908" calcext:value-type="float">
            <text:p>343.908</text:p>
          </table:table-cell>
          <table:table-cell office:value-type="float" office:value="2.5" calcext:value-type="float">
            <text:p>2.5</text:p>
          </table:table-cell>
          <table:table-cell office:value-type="float" office:value="28.94608" calcext:value-type="float">
            <text:p>28.94608</text:p>
          </table:table-cell>
          <table:table-cell office:value-type="float" office:value="9.482788" calcext:value-type="float">
            <text:p>9.482788</text:p>
          </table:table-cell>
          <table:table-cell office:value-type="float" office:value="21.61295" calcext:value-type="float">
            <text:p>21.61295</text:p>
          </table:table-cell>
          <table:table-cell office:value-type="float" office:value="12.51434" calcext:value-type="float">
            <text:p>12.51434</text:p>
          </table:table-cell>
          <table:table-cell office:value-type="float" office:value="19.01428" calcext:value-type="float">
            <text:p>19.01428</text:p>
          </table:table-cell>
          <table:table-cell office:value-type="float" office:value="13.37704" calcext:value-type="float">
            <text:p>13.37704</text:p>
          </table:table-cell>
          <table:table-cell office:value-type="float" office:value="17.0256" calcext:value-type="float">
            <text:p>17.0256</text:p>
          </table:table-cell>
          <table:table-cell office:value-type="float" office:value="13.59573" calcext:value-type="float">
            <text:p>13.59573</text:p>
          </table:table-cell>
          <table:table-cell office:value-type="float" office:value="15.75858" calcext:value-type="float">
            <text:p>15.75858</text:p>
          </table:table-cell>
          <table:table-cell office:value-type="float" office:value="13.56915" calcext:value-type="float">
            <text:p>13.56915</text:p>
          </table:table-cell>
          <table:table-cell office:value-type="float" office:value="14.84003" calcext:value-type="float">
            <text:p>14.84003</text:p>
          </table:table-cell>
          <table:table-cell office:value-type="float" office:value="13.35471" calcext:value-type="float">
            <text:p>13.3547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0" calcext:value-type="float">
            <text:p>14052000</text:p>
          </table:table-cell>
          <table:table-cell office:value-type="float" office:value="17.86212" calcext:value-type="float">
            <text:p>17.86212</text:p>
          </table:table-cell>
          <table:table-cell office:value-type="float" office:value="14.15" calcext:value-type="float">
            <text:p>14.15</text:p>
          </table:table-cell>
          <table:table-cell office:value-type="float" office:value="7" calcext:value-type="float">
            <text:p>7</text:p>
          </table:table-cell>
          <table:table-cell office:value-type="float" office:value="0.999768" calcext:value-type="float">
            <text:p>0.999768</text:p>
          </table:table-cell>
          <table:table-cell office:value-type="float" office:value="0.6932602" calcext:value-type="float">
            <text:p>0.6932602</text:p>
          </table:table-cell>
          <table:table-cell office:value-type="float" office:value="402.444" calcext:value-type="float">
            <text:p>402.444</text:p>
          </table:table-cell>
          <table:table-cell office:value-type="float" office:value="1.5" calcext:value-type="float">
            <text:p>1.5</text:p>
          </table:table-cell>
          <table:table-cell office:value-type="float" office:value="23.53979" calcext:value-type="float">
            <text:p>23.53979</text:p>
          </table:table-cell>
          <table:table-cell office:value-type="float" office:value="5.154816" calcext:value-type="float">
            <text:p>5.154816</text:p>
          </table:table-cell>
          <table:table-cell office:value-type="float" office:value="18.53442" calcext:value-type="float">
            <text:p>18.53442</text:p>
          </table:table-cell>
          <table:table-cell office:value-type="float" office:value="8.925476" calcext:value-type="float">
            <text:p>8.925476</text:p>
          </table:table-cell>
          <table:table-cell office:value-type="float" office:value="16.90924" calcext:value-type="float">
            <text:p>16.90924</text:p>
          </table:table-cell>
          <table:table-cell office:value-type="float" office:value="10.80426" calcext:value-type="float">
            <text:p>10.80426</text:p>
          </table:table-cell>
          <table:table-cell office:value-type="float" office:value="15.73749" calcext:value-type="float">
            <text:p>15.73749</text:p>
          </table:table-cell>
          <table:table-cell office:value-type="float" office:value="11.91483" calcext:value-type="float">
            <text:p>11.91483</text:p>
          </table:table-cell>
          <table:table-cell office:value-type="float" office:value="14.81543" calcext:value-type="float">
            <text:p>14.81543</text:p>
          </table:table-cell>
          <table:table-cell office:value-type="float" office:value="12.46268" calcext:value-type="float">
            <text:p>12.46268</text:p>
          </table:table-cell>
          <table:table-cell office:value-type="float" office:value="14.45474" calcext:value-type="float">
            <text:p>14.45474</text:p>
          </table:table-cell>
          <table:table-cell office:value-type="float" office:value="12.6651" calcext:value-type="float">
            <text:p>12.66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0" calcext:value-type="float">
            <text:p>15052000</text:p>
          </table:table-cell>
          <table:table-cell office:value-type="float" office:value="24.56496" calcext:value-type="float">
            <text:p>24.56496</text:p>
          </table:table-cell>
          <table:table-cell office:value-type="float" office:value="13.7" calcext:value-type="float">
            <text:p>13.7</text:p>
          </table:table-cell>
          <table:table-cell office:value-type="float" office:value="4.85" calcext:value-type="float">
            <text:p>4.85</text:p>
          </table:table-cell>
          <table:table-cell office:value-type="float" office:value="0.7792237" calcext:value-type="float">
            <text:p>0.7792237</text:p>
          </table:table-cell>
          <table:table-cell office:value-type="float" office:value="0.6182395" calcext:value-type="float">
            <text:p>0.6182395</text:p>
          </table:table-cell>
          <table:table-cell office:value-type="float" office:value="326.484" calcext:value-type="float">
            <text:p>326.484</text:p>
          </table:table-cell>
          <table:table-cell office:value-type="float" office:value="0" calcext:value-type="float">
            <text:p>0</text:p>
          </table:table-cell>
          <table:table-cell office:value-type="float" office:value="28.65311" calcext:value-type="float">
            <text:p>28.65311</text:p>
          </table:table-cell>
          <table:table-cell office:value-type="float" office:value="3.505707" calcext:value-type="float">
            <text:p>3.505707</text:p>
          </table:table-cell>
          <table:table-cell office:value-type="float" office:value="20.38403" calcext:value-type="float">
            <text:p>20.38403</text:p>
          </table:table-cell>
          <table:table-cell office:value-type="float" office:value="6.840973" calcext:value-type="float">
            <text:p>6.840973</text:p>
          </table:table-cell>
          <table:table-cell office:value-type="float" office:value="17.90207" calcext:value-type="float">
            <text:p>17.90207</text:p>
          </table:table-cell>
          <table:table-cell office:value-type="float" office:value="8.507294" calcext:value-type="float">
            <text:p>8.507294</text:p>
          </table:table-cell>
          <table:table-cell office:value-type="float" office:value="16.20566" calcext:value-type="float">
            <text:p>16.20566</text:p>
          </table:table-cell>
          <table:table-cell office:value-type="float" office:value="9.84613" calcext:value-type="float">
            <text:p>9.84613</text:p>
          </table:table-cell>
          <table:table-cell office:value-type="float" office:value="14.95752" calcext:value-type="float">
            <text:p>14.95752</text:p>
          </table:table-cell>
          <table:table-cell office:value-type="float" office:value="10.70581" calcext:value-type="float">
            <text:p>10.70581</text:p>
          </table:table-cell>
          <table:table-cell office:value-type="float" office:value="14.0368" calcext:value-type="float">
            <text:p>14.0368</text:p>
          </table:table-cell>
          <table:table-cell office:value-type="float" office:value="11.21204" calcext:value-type="float">
            <text:p>11.212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0" calcext:value-type="float">
            <text:p>16052000</text:p>
          </table:table-cell>
          <table:table-cell office:value-type="float" office:value="21.4452" calcext:value-type="float">
            <text:p>21.4452</text:p>
          </table:table-cell>
          <table:table-cell office:value-type="float" office:value="15.15" calcext:value-type="float">
            <text:p>15.15</text:p>
          </table:table-cell>
          <table:table-cell office:value-type="float" office:value="3.15" calcext:value-type="float">
            <text:p>3.15</text:p>
          </table:table-cell>
          <table:table-cell office:value-type="float" office:value="0.9293895" calcext:value-type="float">
            <text:p>0.9293895</text:p>
          </table:table-cell>
          <table:table-cell office:value-type="float" office:value="0.6571835" calcext:value-type="float">
            <text:p>0.6571835</text:p>
          </table:table-cell>
          <table:table-cell office:value-type="float" office:value="267.3" calcext:value-type="float">
            <text:p>267.3</text:p>
          </table:table-cell>
          <table:table-cell office:value-type="float" office:value="0" calcext:value-type="float">
            <text:p>0</text:p>
          </table:table-cell>
          <table:table-cell office:value-type="float" office:value="38.65997" calcext:value-type="float">
            <text:p>38.65997</text:p>
          </table:table-cell>
          <table:table-cell office:value-type="float" office:value="3.342651" calcext:value-type="float">
            <text:p>3.342651</text:p>
          </table:table-cell>
          <table:table-cell office:value-type="float" office:value="24.23105" calcext:value-type="float">
            <text:p>24.23105</text:p>
          </table:table-cell>
          <table:table-cell office:value-type="float" office:value="8.012207" calcext:value-type="float">
            <text:p>8.012207</text:p>
          </table:table-cell>
          <table:table-cell office:value-type="float" office:value="20.46985" calcext:value-type="float">
            <text:p>20.46985</text:p>
          </table:table-cell>
          <table:table-cell office:value-type="float" office:value="9.679169" calcext:value-type="float">
            <text:p>9.679169</text:p>
          </table:table-cell>
          <table:table-cell office:value-type="float" office:value="17.88068" calcext:value-type="float">
            <text:p>17.88068</text:p>
          </table:table-cell>
          <table:table-cell office:value-type="float" office:value="10.82431" calcext:value-type="float">
            <text:p>10.82431</text:p>
          </table:table-cell>
          <table:table-cell office:value-type="float" office:value="16.34729" calcext:value-type="float">
            <text:p>16.34729</text:p>
          </table:table-cell>
          <table:table-cell office:value-type="float" office:value="11.46387" calcext:value-type="float">
            <text:p>11.46387</text:p>
          </table:table-cell>
          <table:table-cell office:value-type="float" office:value="15.14032" calcext:value-type="float">
            <text:p>15.14032</text:p>
          </table:table-cell>
          <table:table-cell office:value-type="float" office:value="11.76755" calcext:value-type="float">
            <text:p>11.7675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0" calcext:value-type="float">
            <text:p>17052000</text:p>
          </table:table-cell>
          <table:table-cell office:value-type="float" office:value="25.92504" calcext:value-type="float">
            <text:p>25.92504</text:p>
          </table:table-cell>
          <table:table-cell office:value-type="float" office:value="18.5" calcext:value-type="float">
            <text:p>18.5</text:p>
          </table:table-cell>
          <table:table-cell office:value-type="float" office:value="3.3" calcext:value-type="float">
            <text:p>3.3</text:p>
          </table:table-cell>
          <table:table-cell office:value-type="float" office:value="1.236979" calcext:value-type="float">
            <text:p>1.236979</text:p>
          </table:table-cell>
          <table:table-cell office:value-type="float" office:value="0.7613463" calcext:value-type="float">
            <text:p>0.7613463</text:p>
          </table:table-cell>
          <table:table-cell office:value-type="float" office:value="213.084" calcext:value-type="float">
            <text:p>213.084</text:p>
          </table:table-cell>
          <table:table-cell office:value-type="float" office:value="0" calcext:value-type="float">
            <text:p>0</text:p>
          </table:table-cell>
          <table:table-cell office:value-type="float" office:value="42.21786" calcext:value-type="float">
            <text:p>42.21786</text:p>
          </table:table-cell>
          <table:table-cell office:value-type="float" office:value="3.871277" calcext:value-type="float">
            <text:p>3.871277</text:p>
          </table:table-cell>
          <table:table-cell office:value-type="float" office:value="26.97128" calcext:value-type="float">
            <text:p>26.97128</text:p>
          </table:table-cell>
          <table:table-cell office:value-type="float" office:value="8.694061" calcext:value-type="float">
            <text:p>8.694061</text:p>
          </table:table-cell>
          <table:table-cell office:value-type="float" office:value="23.3324" calcext:value-type="float">
            <text:p>23.3324</text:p>
          </table:table-cell>
          <table:table-cell office:value-type="float" office:value="10.43292" calcext:value-type="float">
            <text:p>10.43292</text:p>
          </table:table-cell>
          <table:table-cell office:value-type="float" office:value="20.40137" calcext:value-type="float">
            <text:p>20.40137</text:p>
          </table:table-cell>
          <table:table-cell office:value-type="float" office:value="11.58731" calcext:value-type="float">
            <text:p>11.58731</text:p>
          </table:table-cell>
          <table:table-cell office:value-type="float" office:value="18.33676" calcext:value-type="float">
            <text:p>18.33676</text:p>
          </table:table-cell>
          <table:table-cell office:value-type="float" office:value="12.20697" calcext:value-type="float">
            <text:p>12.20697</text:p>
          </table:table-cell>
          <table:table-cell office:value-type="float" office:value="16.75739" calcext:value-type="float">
            <text:p>16.75739</text:p>
          </table:table-cell>
          <table:table-cell office:value-type="float" office:value="12.46231" calcext:value-type="float">
            <text:p>12.462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0" calcext:value-type="float">
            <text:p>18052000</text:p>
          </table:table-cell>
          <table:table-cell office:value-type="float" office:value="6.08832" calcext:value-type="float">
            <text:p>6.08832</text:p>
          </table:table-cell>
          <table:table-cell office:value-type="float" office:value="13.75" calcext:value-type="float">
            <text:p>13.75</text:p>
          </table:table-cell>
          <table:table-cell office:value-type="float" office:value="5.35" calcext:value-type="float">
            <text:p>5.35</text:p>
          </table:table-cell>
          <table:table-cell office:value-type="float" office:value="1.483479" calcext:value-type="float">
            <text:p>1.483479</text:p>
          </table:table-cell>
          <table:table-cell office:value-type="float" office:value="0.5789476" calcext:value-type="float">
            <text:p>0.5789476</text:p>
          </table:table-cell>
          <table:table-cell office:value-type="float" office:value="341.244" calcext:value-type="float">
            <text:p>341.244</text:p>
          </table:table-cell>
          <table:table-cell office:value-type="float" office:value="13.7" calcext:value-type="float">
            <text:p>13.7</text:p>
          </table:table-cell>
          <table:table-cell office:value-type="float" office:value="17.19485" calcext:value-type="float">
            <text:p>17.19485</text:p>
          </table:table-cell>
          <table:table-cell office:value-type="float" office:value="3.961609" calcext:value-type="float">
            <text:p>3.961609</text:p>
          </table:table-cell>
          <table:table-cell office:value-type="float" office:value="16.01855" calcext:value-type="float">
            <text:p>16.01855</text:p>
          </table:table-cell>
          <table:table-cell office:value-type="float" office:value="8.097412" calcext:value-type="float">
            <text:p>8.097412</text:p>
          </table:table-cell>
          <table:table-cell office:value-type="float" office:value="16.96182" calcext:value-type="float">
            <text:p>16.96182</text:p>
          </table:table-cell>
          <table:table-cell office:value-type="float" office:value="10.1803" calcext:value-type="float">
            <text:p>10.1803</text:p>
          </table:table-cell>
          <table:table-cell office:value-type="float" office:value="17.32309" calcext:value-type="float">
            <text:p>17.32309</text:p>
          </table:table-cell>
          <table:table-cell office:value-type="float" office:value="11.88391" calcext:value-type="float">
            <text:p>11.88391</text:p>
          </table:table-cell>
          <table:table-cell office:value-type="float" office:value="17.07117" calcext:value-type="float">
            <text:p>17.07117</text:p>
          </table:table-cell>
          <table:table-cell office:value-type="float" office:value="12.86804" calcext:value-type="float">
            <text:p>12.86804</text:p>
          </table:table-cell>
          <table:table-cell office:value-type="float" office:value="16.39398" calcext:value-type="float">
            <text:p>16.39398</text:p>
          </table:table-cell>
          <table:table-cell office:value-type="float" office:value="13.31714" calcext:value-type="float">
            <text:p>13.317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0" calcext:value-type="float">
            <text:p>19052000</text:p>
          </table:table-cell>
          <table:table-cell office:value-type="float" office:value="25.16616" calcext:value-type="float">
            <text:p>25.16616</text:p>
          </table:table-cell>
          <table:table-cell office:value-type="float" office:value="12.5" calcext:value-type="float">
            <text:p>12.5</text:p>
          </table:table-cell>
          <table:table-cell office:value-type="float" office:value="2.65" calcext:value-type="float">
            <text:p>2.65</text:p>
          </table:table-cell>
          <table:table-cell office:value-type="float" office:value="0.6065165" calcext:value-type="float">
            <text:p>0.6065165</text:p>
          </table:table-cell>
          <table:table-cell office:value-type="float" office:value="0.4710673" calcext:value-type="float">
            <text:p>0.4710673</text:p>
          </table:table-cell>
          <table:table-cell office:value-type="float" office:value="268.884" calcext:value-type="float">
            <text:p>268.884</text:p>
          </table:table-cell>
          <table:table-cell office:value-type="float" office:value="0" calcext:value-type="float">
            <text:p>0</text:p>
          </table:table-cell>
          <table:table-cell office:value-type="float" office:value="24.92206" calcext:value-type="float">
            <text:p>24.92206</text:p>
          </table:table-cell>
          <table:table-cell office:value-type="float" office:value="1.369293" calcext:value-type="float">
            <text:p>1.369293</text:p>
          </table:table-cell>
          <table:table-cell office:value-type="float" office:value="18.81686" calcext:value-type="float">
            <text:p>18.81686</text:p>
          </table:table-cell>
          <table:table-cell office:value-type="float" office:value="5.409485" calcext:value-type="float">
            <text:p>5.409485</text:p>
          </table:table-cell>
          <table:table-cell office:value-type="float" office:value="16.42236" calcext:value-type="float">
            <text:p>16.42236</text:p>
          </table:table-cell>
          <table:table-cell office:value-type="float" office:value="7.425537" calcext:value-type="float">
            <text:p>7.425537</text:p>
          </table:table-cell>
          <table:table-cell office:value-type="float" office:value="14.78943" calcext:value-type="float">
            <text:p>14.78943</text:p>
          </table:table-cell>
          <table:table-cell office:value-type="float" office:value="9.096008" calcext:value-type="float">
            <text:p>9.096008</text:p>
          </table:table-cell>
          <table:table-cell office:value-type="float" office:value="13.78497" calcext:value-type="float">
            <text:p>13.78497</text:p>
          </table:table-cell>
          <table:table-cell office:value-type="float" office:value="10.20465" calcext:value-type="float">
            <text:p>10.20465</text:p>
          </table:table-cell>
          <table:table-cell office:value-type="float" office:value="13.24615" calcext:value-type="float">
            <text:p>13.24615</text:p>
          </table:table-cell>
          <table:table-cell office:value-type="float" office:value="10.89676" calcext:value-type="float">
            <text:p>10.896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0" calcext:value-type="float">
            <text:p>20052000</text:p>
          </table:table-cell>
          <table:table-cell office:value-type="float" office:value="28.00116" calcext:value-type="float">
            <text:p>28.00116</text:p>
          </table:table-cell>
          <table:table-cell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office:value-type="float" office:value="1.066389" calcext:value-type="float">
            <text:p>1.066389</text:p>
          </table:table-cell>
          <table:table-cell office:value-type="float" office:value="0.5956743" calcext:value-type="float">
            <text:p>0.5956743</text:p>
          </table:table-cell>
          <table:table-cell office:value-type="float" office:value="228.312" calcext:value-type="float">
            <text:p>228.312</text:p>
          </table:table-cell>
          <table:table-cell office:value-type="float" office:value="0" calcext:value-type="float">
            <text:p>0</text:p>
          </table:table-cell>
          <table:table-cell office:value-type="float" office:value="40.85236" calcext:value-type="float">
            <text:p>40.85236</text:p>
          </table:table-cell>
          <table:table-cell office:value-type="float" office:value="1.717163" calcext:value-type="float">
            <text:p>1.717163</text:p>
          </table:table-cell>
          <table:table-cell office:value-type="float" office:value="25.48218" calcext:value-type="float">
            <text:p>25.48218</text:p>
          </table:table-cell>
          <table:table-cell office:value-type="float" office:value="6.033051" calcext:value-type="float">
            <text:p>6.033051</text:p>
          </table:table-cell>
          <table:table-cell office:value-type="float" office:value="21.94794" calcext:value-type="float">
            <text:p>21.94794</text:p>
          </table:table-cell>
          <table:table-cell office:value-type="float" office:value="7.733429" calcext:value-type="float">
            <text:p>7.733429</text:p>
          </table:table-cell>
          <table:table-cell office:value-type="float" office:value="19.07935" calcext:value-type="float">
            <text:p>19.07935</text:p>
          </table:table-cell>
          <table:table-cell office:value-type="float" office:value="9.131348" calcext:value-type="float">
            <text:p>9.131348</text:p>
          </table:table-cell>
          <table:table-cell office:value-type="float" office:value="16.99478" calcext:value-type="float">
            <text:p>16.99478</text:p>
          </table:table-cell>
          <table:table-cell office:value-type="float" office:value="10.03934" calcext:value-type="float">
            <text:p>10.03934</text:p>
          </table:table-cell>
          <table:table-cell office:value-type="float" office:value="15.48242" calcext:value-type="float">
            <text:p>15.48242</text:p>
          </table:table-cell>
          <table:table-cell office:value-type="float" office:value="10.60287" calcext:value-type="float">
            <text:p>10.602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0" calcext:value-type="float">
            <text:p>21052000</text:p>
          </table:table-cell>
          <table:table-cell office:value-type="float" office:value="24.3792" calcext:value-type="float">
            <text:p>24.3792</text:p>
          </table:table-cell>
          <table:table-cell office:value-type="float" office:value="16.75" calcext:value-type="float">
            <text:p>16.75</text:p>
          </table:table-cell>
          <table:table-cell office:value-type="float" office:value="5.2" calcext:value-type="float">
            <text:p>5.2</text:p>
          </table:table-cell>
          <table:table-cell office:value-type="float" office:value="1.31984" calcext:value-type="float">
            <text:p>1.31984</text:p>
          </table:table-cell>
          <table:table-cell office:value-type="float" office:value="0.8690805" calcext:value-type="float">
            <text:p>0.8690805</text:p>
          </table:table-cell>
          <table:table-cell office:value-type="float" office:value="178.2" calcext:value-type="float">
            <text:p>178.2</text:p>
          </table:table-cell>
          <table:table-cell office:value-type="float" office:value="0" calcext:value-type="float">
            <text:p>0</text:p>
          </table:table-cell>
          <table:table-cell office:value-type="float" office:value="40.78833" calcext:value-type="float">
            <text:p>40.78833</text:p>
          </table:table-cell>
          <table:table-cell office:value-type="float" office:value="5.528839" calcext:value-type="float">
            <text:p>5.528839</text:p>
          </table:table-cell>
          <table:table-cell office:value-type="float" office:value="26.87155" calcext:value-type="float">
            <text:p>26.87155</text:p>
          </table:table-cell>
          <table:table-cell office:value-type="float" office:value="9.908386" calcext:value-type="float">
            <text:p>9.908386</text:p>
          </table:table-cell>
          <table:table-cell office:value-type="float" office:value="23.05728" calcext:value-type="float">
            <text:p>23.05728</text:p>
          </table:table-cell>
          <table:table-cell office:value-type="float" office:value="11.47882" calcext:value-type="float">
            <text:p>11.47882</text:p>
          </table:table-cell>
          <table:table-cell office:value-type="float" office:value="20.2428" calcext:value-type="float">
            <text:p>20.2428</text:p>
          </table:table-cell>
          <table:table-cell office:value-type="float" office:value="12.46579" calcext:value-type="float">
            <text:p>12.46579</text:p>
          </table:table-cell>
          <table:table-cell office:value-type="float" office:value="18.19144" calcext:value-type="float">
            <text:p>18.19144</text:p>
          </table:table-cell>
          <table:table-cell office:value-type="float" office:value="12.90768" calcext:value-type="float">
            <text:p>12.90768</text:p>
          </table:table-cell>
          <table:table-cell office:value-type="float" office:value="16.65955" calcext:value-type="float">
            <text:p>16.65955</text:p>
          </table:table-cell>
          <table:table-cell office:value-type="float" office:value="13.01688" calcext:value-type="float">
            <text:p>13.016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0" calcext:value-type="float">
            <text:p>22052000</text:p>
          </table:table-cell>
          <table:table-cell office:value-type="float" office:value="12.5028" calcext:value-type="float">
            <text:p>12.5028</text:p>
          </table:table-cell>
          <table:table-cell office:value-type="float" office:value="17.45" calcext:value-type="float">
            <text:p>17.45</text:p>
          </table:table-cell>
          <table:table-cell office:value-type="float" office:value="8.35" calcext:value-type="float">
            <text:p>8.35</text:p>
          </table:table-cell>
          <table:table-cell office:value-type="float" office:value="1.537701" calcext:value-type="float">
            <text:p>1.537701</text:p>
          </table:table-cell>
          <table:table-cell office:value-type="float" office:value="1.078056" calcext:value-type="float">
            <text:p>1.078056</text:p>
          </table:table-cell>
          <table:table-cell office:value-type="float" office:value="182.628" calcext:value-type="float">
            <text:p>182.628</text:p>
          </table:table-cell>
          <table:table-cell office:value-type="float" office:value="0.6" calcext:value-type="float">
            <text:p>0.6</text:p>
          </table:table-cell>
          <table:table-cell office:value-type="float" office:value="30.99545" calcext:value-type="float">
            <text:p>30.99545</text:p>
          </table:table-cell>
          <table:table-cell office:value-type="float" office:value="8.621124" calcext:value-type="float">
            <text:p>8.621124</text:p>
          </table:table-cell>
          <table:table-cell office:value-type="float" office:value="22.40836" calcext:value-type="float">
            <text:p>22.40836</text:p>
          </table:table-cell>
          <table:table-cell office:value-type="float" office:value="12.43112" calcext:value-type="float">
            <text:p>12.43112</text:p>
          </table:table-cell>
          <table:table-cell office:value-type="float" office:value="20.01541" calcext:value-type="float">
            <text:p>20.01541</text:p>
          </table:table-cell>
          <table:table-cell office:value-type="float" office:value="13.73282" calcext:value-type="float">
            <text:p>13.73282</text:p>
          </table:table-cell>
          <table:table-cell office:value-type="float" office:value="18.30713" calcext:value-type="float">
            <text:p>18.30713</text:p>
          </table:table-cell>
          <table:table-cell office:value-type="float" office:value="14.37561" calcext:value-type="float">
            <text:p>14.37561</text:p>
          </table:table-cell>
          <table:table-cell office:value-type="float" office:value="17.04123" calcext:value-type="float">
            <text:p>17.04123</text:p>
          </table:table-cell>
          <table:table-cell office:value-type="float" office:value="14.50546" calcext:value-type="float">
            <text:p>14.50546</text:p>
          </table:table-cell>
          <table:table-cell office:value-type="float" office:value="16.27142" calcext:value-type="float">
            <text:p>16.27142</text:p>
          </table:table-cell>
          <table:table-cell office:value-type="float" office:value="14.38797" calcext:value-type="float">
            <text:p>14.387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0" calcext:value-type="float">
            <text:p>23052000</text:p>
          </table:table-cell>
          <table:table-cell office:value-type="float" office:value="16.08228" calcext:value-type="float">
            <text:p>16.08228</text:p>
          </table:table-cell>
          <table:table-cell office:value-type="float" office:value="20.7" calcext:value-type="float">
            <text:p>20.7</text:p>
          </table:table-cell>
          <table:table-cell office:value-type="float" office:value="13.15" calcext:value-type="float">
            <text:p>13.15</text:p>
          </table:table-cell>
          <table:table-cell office:value-type="float" office:value="1.697287" calcext:value-type="float">
            <text:p>1.697287</text:p>
          </table:table-cell>
          <table:table-cell office:value-type="float" office:value="1.327295" calcext:value-type="float">
            <text:p>1.327295</text:p>
          </table:table-cell>
          <table:table-cell office:value-type="float" office:value="210.78" calcext:value-type="float">
            <text:p>210.78</text:p>
          </table:table-cell>
          <table:table-cell office:value-type="float" office:value="6.299999" calcext:value-type="float">
            <text:p>6.299999</text:p>
          </table:table-cell>
          <table:table-cell office:value-type="float" office:value="31.60706" calcext:value-type="float">
            <text:p>31.60706</text:p>
          </table:table-cell>
          <table:table-cell office:value-type="float" office:value="11.91461" calcext:value-type="float">
            <text:p>11.91461</text:p>
          </table:table-cell>
          <table:table-cell office:value-type="float" office:value="23.44003" calcext:value-type="float">
            <text:p>23.44003</text:p>
          </table:table-cell>
          <table:table-cell office:value-type="float" office:value="13.4368" calcext:value-type="float">
            <text:p>13.4368</text:p>
          </table:table-cell>
          <table:table-cell office:value-type="float" office:value="21.00797" calcext:value-type="float">
            <text:p>21.00797</text:p>
          </table:table-cell>
          <table:table-cell office:value-type="float" office:value="14.14474" calcext:value-type="float">
            <text:p>14.14474</text:p>
          </table:table-cell>
          <table:table-cell office:value-type="float" office:value="18.90717" calcext:value-type="float">
            <text:p>18.90717</text:p>
          </table:table-cell>
          <table:table-cell office:value-type="float" office:value="14.50192" calcext:value-type="float">
            <text:p>14.50192</text:p>
          </table:table-cell>
          <table:table-cell office:value-type="float" office:value="17.39621" calcext:value-type="float">
            <text:p>17.39621</text:p>
          </table:table-cell>
          <table:table-cell office:value-type="float" office:value="14.561" calcext:value-type="float">
            <text:p>14.561</text:p>
          </table:table-cell>
          <table:table-cell office:value-type="float" office:value="16.31427" calcext:value-type="float">
            <text:p>16.31427</text:p>
          </table:table-cell>
          <table:table-cell office:value-type="float" office:value="14.43198" calcext:value-type="float">
            <text:p>14.431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19.99404" calcext:value-type="float">
            <text:p>19.99404</text:p>
          </table:table-cell>
          <table:table-cell office:value-type="float" office:value="21.8" calcext:value-type="float">
            <text:p>21.8</text:p>
          </table:table-cell>
          <table:table-cell office:value-type="float" office:value="12.35" calcext:value-type="float">
            <text:p>12.35</text:p>
          </table:table-cell>
          <table:table-cell office:value-type="float" office:value="1.804504" calcext:value-type="float">
            <text:p>1.804504</text:p>
          </table:table-cell>
          <table:table-cell office:value-type="float" office:value="1.348638" calcext:value-type="float">
            <text:p>1.348638</text:p>
          </table:table-cell>
          <table:table-cell office:value-type="float" office:value="277.2" calcext:value-type="float">
            <text:p>277.2</text:p>
          </table:table-cell>
          <table:table-cell office:value-type="float" office:value="14.7" calcext:value-type="float">
            <text:p>14.7</text:p>
          </table:table-cell>
          <table:table-cell office:value-type="float" office:value="33.50891" calcext:value-type="float">
            <text:p>33.50891</text:p>
          </table:table-cell>
          <table:table-cell office:value-type="float" office:value="12.13812" calcext:value-type="float">
            <text:p>12.13812</text:p>
          </table:table-cell>
          <table:table-cell office:value-type="float" office:value="25.70981" calcext:value-type="float">
            <text:p>25.70981</text:p>
          </table:table-cell>
          <table:table-cell office:value-type="float" office:value="14.11606" calcext:value-type="float">
            <text:p>14.11606</text:p>
          </table:table-cell>
          <table:table-cell office:value-type="float" office:value="22.29941" calcext:value-type="float">
            <text:p>22.29941</text:p>
          </table:table-cell>
          <table:table-cell office:value-type="float" office:value="14.55453" calcext:value-type="float">
            <text:p>14.55453</text:p>
          </table:table-cell>
          <table:table-cell office:value-type="float" office:value="20.04553" calcext:value-type="float">
            <text:p>20.04553</text:p>
          </table:table-cell>
          <table:table-cell office:value-type="float" office:value="14.87329" calcext:value-type="float">
            <text:p>14.87329</text:p>
          </table:table-cell>
          <table:table-cell office:value-type="float" office:value="18.39374" calcext:value-type="float">
            <text:p>18.39374</text:p>
          </table:table-cell>
          <table:table-cell office:value-type="float" office:value="14.90475" calcext:value-type="float">
            <text:p>14.90475</text:p>
          </table:table-cell>
          <table:table-cell office:value-type="float" office:value="17.17865" calcext:value-type="float">
            <text:p>17.17865</text:p>
          </table:table-cell>
          <table:table-cell office:value-type="float" office:value="14.75629" calcext:value-type="float">
            <text:p>14.756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0" calcext:value-type="float">
            <text:p>25052000</text:p>
          </table:table-cell>
          <table:table-cell office:value-type="float" office:value="17.29737" calcext:value-type="float">
            <text:p>17.29737</text:p>
          </table:table-cell>
          <table:table-cell office:value-type="float" office:value="16.25" calcext:value-type="float">
            <text:p>16.25</text:p>
          </table:table-cell>
          <table:table-cell office:value-type="float" office:value="11.8" calcext:value-type="float">
            <text:p>11.8</text:p>
          </table:table-cell>
          <table:table-cell office:value-type="float" office:value="1.440175" calcext:value-type="float">
            <text:p>1.440175</text:p>
          </table:table-cell>
          <table:table-cell office:value-type="float" office:value="1.005598" calcext:value-type="float">
            <text:p>1.005598</text:p>
          </table:table-cell>
          <table:table-cell office:value-type="float" office:value="385.74" calcext:value-type="float">
            <text:p>385.74</text:p>
          </table:table-cell>
          <table:table-cell office:value-type="float" office:value="12.3" calcext:value-type="float">
            <text:p>12.3</text:p>
          </table:table-cell>
          <table:table-cell office:value-type="float" office:value="29.88626" calcext:value-type="float">
            <text:p>29.88626</text:p>
          </table:table-cell>
          <table:table-cell office:value-type="float" office:value="10.4725" calcext:value-type="float">
            <text:p>10.4725</text:p>
          </table:table-cell>
          <table:table-cell office:value-type="float" office:value="22.73071" calcext:value-type="float">
            <text:p>22.73071</text:p>
          </table:table-cell>
          <table:table-cell office:value-type="float" office:value="12.88959" calcext:value-type="float">
            <text:p>12.88959</text:p>
          </table:table-cell>
          <table:table-cell office:value-type="float" office:value="20.29404" calcext:value-type="float">
            <text:p>20.29404</text:p>
          </table:table-cell>
          <table:table-cell office:value-type="float" office:value="13.74438" calcext:value-type="float">
            <text:p>13.74438</text:p>
          </table:table-cell>
          <table:table-cell office:value-type="float" office:value="18.36169" calcext:value-type="float">
            <text:p>18.36169</text:p>
          </table:table-cell>
          <table:table-cell office:value-type="float" office:value="14.39655" calcext:value-type="float">
            <text:p>14.39655</text:p>
          </table:table-cell>
          <table:table-cell office:value-type="float" office:value="17.33975" calcext:value-type="float">
            <text:p>17.33975</text:p>
          </table:table-cell>
          <table:table-cell office:value-type="float" office:value="14.70331" calcext:value-type="float">
            <text:p>14.70331</text:p>
          </table:table-cell>
          <table:table-cell office:value-type="float" office:value="16.4938" calcext:value-type="float">
            <text:p>16.4938</text:p>
          </table:table-cell>
          <table:table-cell office:value-type="float" office:value="14.74429" calcext:value-type="float">
            <text:p>14.744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0" calcext:value-type="float">
            <text:p>26052000</text:p>
          </table:table-cell>
          <table:table-cell office:value-type="float" office:value="16.1154" calcext:value-type="float">
            <text:p>16.1154</text:p>
          </table:table-cell>
          <table:table-cell office:value-type="float" office:value="16.8" calcext:value-type="float">
            <text:p>16.8</text:p>
          </table:table-cell>
          <table:table-cell office:value-type="float" office:value="10.05" calcext:value-type="float">
            <text:p>10.05</text:p>
          </table:table-cell>
          <table:table-cell office:value-type="float" office:value="1.262461" calcext:value-type="float">
            <text:p>1.262461</text:p>
          </table:table-cell>
          <table:table-cell office:value-type="float" office:value="1.008903" calcext:value-type="float">
            <text:p>1.008903</text:p>
          </table:table-cell>
          <table:table-cell office:value-type="float" office:value="403.776" calcext:value-type="float">
            <text:p>403.776</text:p>
          </table:table-cell>
          <table:table-cell office:value-type="float" office:value="0.5" calcext:value-type="float">
            <text:p>0.5</text:p>
          </table:table-cell>
          <table:table-cell office:value-type="float" office:value="31.52597" calcext:value-type="float">
            <text:p>31.52597</text:p>
          </table:table-cell>
          <table:table-cell office:value-type="float" office:value="9.438751" calcext:value-type="float">
            <text:p>9.438751</text:p>
          </table:table-cell>
          <table:table-cell office:value-type="float" office:value="22.87497" calcext:value-type="float">
            <text:p>22.87497</text:p>
          </table:table-cell>
          <table:table-cell office:value-type="float" office:value="11.61465" calcext:value-type="float">
            <text:p>11.61465</text:p>
          </table:table-cell>
          <table:table-cell office:value-type="float" office:value="19.6449" calcext:value-type="float">
            <text:p>19.6449</text:p>
          </table:table-cell>
          <table:table-cell office:value-type="float" office:value="12.5976" calcext:value-type="float">
            <text:p>12.5976</text:p>
          </table:table-cell>
          <table:table-cell office:value-type="float" office:value="17.71054" calcext:value-type="float">
            <text:p>17.71054</text:p>
          </table:table-cell>
          <table:table-cell office:value-type="float" office:value="13.4389" calcext:value-type="float">
            <text:p>13.4389</text:p>
          </table:table-cell>
          <table:table-cell office:value-type="float" office:value="16.58859" calcext:value-type="float">
            <text:p>16.58859</text:p>
          </table:table-cell>
          <table:table-cell office:value-type="float" office:value="13.90875" calcext:value-type="float">
            <text:p>13.90875</text:p>
          </table:table-cell>
          <table:table-cell office:value-type="float" office:value="15.80157" calcext:value-type="float">
            <text:p>15.80157</text:p>
          </table:table-cell>
          <table:table-cell office:value-type="float" office:value="14.10544" calcext:value-type="float">
            <text:p>14.105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0" calcext:value-type="float">
            <text:p>27052000</text:p>
          </table:table-cell>
          <table:table-cell office:value-type="float" office:value="15.96564" calcext:value-type="float">
            <text:p>15.96564</text:p>
          </table:table-cell>
          <table:table-cell office:value-type="float" office:value="15.8" calcext:value-type="float">
            <text:p>15.8</text:p>
          </table:table-cell>
          <table:table-cell office:value-type="float" office:value="9.65" calcext:value-type="float">
            <text:p>9.65</text:p>
          </table:table-cell>
          <table:table-cell office:value-type="float" office:value="1.078894" calcext:value-type="float">
            <text:p>1.078894</text:p>
          </table:table-cell>
          <table:table-cell office:value-type="float" office:value="0.9545442" calcext:value-type="float">
            <text:p>0.9545442</text:p>
          </table:table-cell>
          <table:table-cell office:value-type="float" office:value="334.116" calcext:value-type="float">
            <text:p>334.116</text:p>
          </table:table-cell>
          <table:table-cell office:value-type="float" office:value="0" calcext:value-type="float">
            <text:p>0</text:p>
          </table:table-cell>
          <table:table-cell office:value-type="float" office:value="24.61816" calcext:value-type="float">
            <text:p>24.61816</text:p>
          </table:table-cell>
          <table:table-cell office:value-type="float" office:value="8.319336" calcext:value-type="float">
            <text:p>8.319336</text:p>
          </table:table-cell>
          <table:table-cell office:value-type="float" office:value="19.06772" calcext:value-type="float">
            <text:p>19.06772</text:p>
          </table:table-cell>
          <table:table-cell office:value-type="float" office:value="10.7392" calcext:value-type="float">
            <text:p>10.7392</text:p>
          </table:table-cell>
          <table:table-cell office:value-type="float" office:value="17.68976" calcext:value-type="float">
            <text:p>17.68976</text:p>
          </table:table-cell>
          <table:table-cell office:value-type="float" office:value="11.86285" calcext:value-type="float">
            <text:p>11.86285</text:p>
          </table:table-cell>
          <table:table-cell office:value-type="float" office:value="16.6239" calcext:value-type="float">
            <text:p>16.6239</text:p>
          </table:table-cell>
          <table:table-cell office:value-type="float" office:value="12.79541" calcext:value-type="float">
            <text:p>12.79541</text:p>
          </table:table-cell>
          <table:table-cell office:value-type="float" office:value="15.78989" calcext:value-type="float">
            <text:p>15.78989</text:p>
          </table:table-cell>
          <table:table-cell office:value-type="float" office:value="13.33713" calcext:value-type="float">
            <text:p>13.33713</text:p>
          </table:table-cell>
          <table:table-cell office:value-type="float" office:value="15.21259" calcext:value-type="float">
            <text:p>15.21259</text:p>
          </table:table-cell>
          <table:table-cell office:value-type="float" office:value="13.6091" calcext:value-type="float">
            <text:p>13.60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0" calcext:value-type="float">
            <text:p>28052000</text:p>
          </table:table-cell>
          <table:table-cell office:value-type="float" office:value="13.7682" calcext:value-type="float">
            <text:p>13.7682</text:p>
          </table:table-cell>
          <table:table-cell office:value-type="float" office:value="15.4" calcext:value-type="float">
            <text:p>15.4</text:p>
          </table:table-cell>
          <table:table-cell office:value-type="float" office:value="9.9" calcext:value-type="float">
            <text:p>9.9</text:p>
          </table:table-cell>
          <table:table-cell office:value-type="float" office:value="1.227903" calcext:value-type="float">
            <text:p>1.227903</text:p>
          </table:table-cell>
          <table:table-cell office:value-type="float" office:value="0.8817602" calcext:value-type="float">
            <text:p>0.8817602</text:p>
          </table:table-cell>
          <table:table-cell office:value-type="float" office:value="218.088" calcext:value-type="float">
            <text:p>218.088</text:p>
          </table:table-cell>
          <table:table-cell office:value-type="float" office:value="0" calcext:value-type="float">
            <text:p>0</text:p>
          </table:table-cell>
          <table:table-cell office:value-type="float" office:value="30.95096" calcext:value-type="float">
            <text:p>30.95096</text:p>
          </table:table-cell>
          <table:table-cell office:value-type="float" office:value="7.591766" calcext:value-type="float">
            <text:p>7.591766</text:p>
          </table:table-cell>
          <table:table-cell office:value-type="float" office:value="21.34833" calcext:value-type="float">
            <text:p>21.34833</text:p>
          </table:table-cell>
          <table:table-cell office:value-type="float" office:value="10.61218" calcext:value-type="float">
            <text:p>10.61218</text:p>
          </table:table-cell>
          <table:table-cell office:value-type="float" office:value="18.53867" calcext:value-type="float">
            <text:p>18.53867</text:p>
          </table:table-cell>
          <table:table-cell office:value-type="float" office:value="11.67722" calcext:value-type="float">
            <text:p>11.67722</text:p>
          </table:table-cell>
          <table:table-cell office:value-type="float" office:value="16.93661" calcext:value-type="float">
            <text:p>16.93661</text:p>
          </table:table-cell>
          <table:table-cell office:value-type="float" office:value="12.37582" calcext:value-type="float">
            <text:p>12.37582</text:p>
          </table:table-cell>
          <table:table-cell office:value-type="float" office:value="15.89609" calcext:value-type="float">
            <text:p>15.89609</text:p>
          </table:table-cell>
          <table:table-cell office:value-type="float" office:value="12.8056" calcext:value-type="float">
            <text:p>12.8056</text:p>
          </table:table-cell>
          <table:table-cell office:value-type="float" office:value="15.12418" calcext:value-type="float">
            <text:p>15.12418</text:p>
          </table:table-cell>
          <table:table-cell office:value-type="float" office:value="13.03671" calcext:value-type="float">
            <text:p>13.036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0" calcext:value-type="float">
            <text:p>29052000</text:p>
          </table:table-cell>
          <table:table-cell office:value-type="float" office:value="29.60537" calcext:value-type="float">
            <text:p>29.60537</text:p>
          </table:table-cell>
          <table:table-cell office:value-type="float" office:value="19" calcext:value-type="float">
            <text:p>19</text:p>
          </table:table-cell>
          <table:table-cell office:value-type="float" office:value="10.05" calcext:value-type="float">
            <text:p>10.05</text:p>
          </table:table-cell>
          <table:table-cell office:value-type="float" office:value="1.217008" calcext:value-type="float">
            <text:p>1.217008</text:p>
          </table:table-cell>
          <table:table-cell office:value-type="float" office:value="0.9564221" calcext:value-type="float">
            <text:p>0.9564221</text:p>
          </table:table-cell>
          <table:table-cell office:value-type="float" office:value="281.412" calcext:value-type="float">
            <text:p>281.412</text:p>
          </table:table-cell>
          <table:table-cell office:value-type="float" office:value="0" calcext:value-type="float">
            <text:p>0</text:p>
          </table:table-cell>
          <table:table-cell office:value-type="float" office:value="44.92633" calcext:value-type="float">
            <text:p>44.92633</text:p>
          </table:table-cell>
          <table:table-cell office:value-type="float" office:value="9.071045" calcext:value-type="float">
            <text:p>9.071045</text:p>
          </table:table-cell>
          <table:table-cell office:value-type="float" office:value="30.55109" calcext:value-type="float">
            <text:p>30.55109</text:p>
          </table:table-cell>
          <table:table-cell office:value-type="float" office:value="11.73523" calcext:value-type="float">
            <text:p>11.73523</text:p>
          </table:table-cell>
          <table:table-cell office:value-type="float" office:value="26.21829" calcext:value-type="float">
            <text:p>26.21829</text:p>
          </table:table-cell>
          <table:table-cell office:value-type="float" office:value="12.689" calcext:value-type="float">
            <text:p>12.689</text:p>
          </table:table-cell>
          <table:table-cell office:value-type="float" office:value="22.81924" calcext:value-type="float">
            <text:p>22.81924</text:p>
          </table:table-cell>
          <table:table-cell office:value-type="float" office:value="13.32928" calcext:value-type="float">
            <text:p>13.32928</text:p>
          </table:table-cell>
          <table:table-cell office:value-type="float" office:value="20.39438" calcext:value-type="float">
            <text:p>20.39438</text:p>
          </table:table-cell>
          <table:table-cell office:value-type="float" office:value="13.62451" calcext:value-type="float">
            <text:p>13.62451</text:p>
          </table:table-cell>
          <table:table-cell office:value-type="float" office:value="18.59048" calcext:value-type="float">
            <text:p>18.59048</text:p>
          </table:table-cell>
          <table:table-cell office:value-type="float" office:value="13.69916" calcext:value-type="float">
            <text:p>13.699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0" calcext:value-type="float">
            <text:p>30052000</text:p>
          </table:table-cell>
          <table:table-cell office:value-type="float" office:value="26.62302" calcext:value-type="float">
            <text:p>26.62302</text:p>
          </table:table-cell>
          <table:table-cell office:value-type="float" office:value="22.55" calcext:value-type="float">
            <text:p>22.55</text:p>
          </table:table-cell>
          <table:table-cell office:value-type="float" office:value="7.75" calcext:value-type="float">
            <text:p>7.75</text:p>
          </table:table-cell>
          <table:table-cell office:value-type="float" office:value="1.36365" calcext:value-type="float">
            <text:p>1.36365</text:p>
          </table:table-cell>
          <table:table-cell office:value-type="float" office:value="1.035089" calcext:value-type="float">
            <text:p>1.035089</text:p>
          </table:table-cell>
          <table:table-cell office:value-type="float" office:value="276.48" calcext:value-type="float">
            <text:p>276.48</text:p>
          </table:table-cell>
          <table:table-cell office:value-type="float" office:value="0" calcext:value-type="float">
            <text:p>0</text:p>
          </table:table-cell>
          <table:table-cell office:value-type="float" office:value="47.96002" calcext:value-type="float">
            <text:p>47.96002</text:p>
          </table:table-cell>
          <table:table-cell office:value-type="float" office:value="9.411224" calcext:value-type="float">
            <text:p>9.411224</text:p>
          </table:table-cell>
          <table:table-cell office:value-type="float" office:value="32.67719" calcext:value-type="float">
            <text:p>32.67719</text:p>
          </table:table-cell>
          <table:table-cell office:value-type="float" office:value="13.5936" calcext:value-type="float">
            <text:p>13.5936</text:p>
          </table:table-cell>
          <table:table-cell office:value-type="float" office:value="28.48889" calcext:value-type="float">
            <text:p>28.48889</text:p>
          </table:table-cell>
          <table:table-cell office:value-type="float" office:value="15.03369" calcext:value-type="float">
            <text:p>15.03369</text:p>
          </table:table-cell>
          <table:table-cell office:value-type="float" office:value="24.96445" calcext:value-type="float">
            <text:p>24.96445</text:p>
          </table:table-cell>
          <table:table-cell office:value-type="float" office:value="15.84409" calcext:value-type="float">
            <text:p>15.84409</text:p>
          </table:table-cell>
          <table:table-cell office:value-type="float" office:value="22.38077" calcext:value-type="float">
            <text:p>22.38077</text:p>
          </table:table-cell>
          <table:table-cell office:value-type="float" office:value="16.10797" calcext:value-type="float">
            <text:p>16.10797</text:p>
          </table:table-cell>
          <table:table-cell office:value-type="float" office:value="20.43408" calcext:value-type="float">
            <text:p>20.43408</text:p>
          </table:table-cell>
          <table:table-cell office:value-type="float" office:value="16.01135" calcext:value-type="float">
            <text:p>16.011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0" calcext:value-type="float">
            <text:p>31052000</text:p>
          </table:table-cell>
          <table:table-cell office:value-type="float" office:value="12.0078" calcext:value-type="float">
            <text:p>12.0078</text:p>
          </table:table-cell>
          <table:table-cell office:value-type="float" office:value="20.8" calcext:value-type="float">
            <text:p>20.8</text:p>
          </table:table-cell>
          <table:table-cell office:value-type="float" office:value="14.6" calcext:value-type="float">
            <text:p>14.6</text:p>
          </table:table-cell>
          <table:table-cell office:value-type="float" office:value="1.864364" calcext:value-type="float">
            <text:p>1.864364</text:p>
          </table:table-cell>
          <table:table-cell office:value-type="float" office:value="1.233414" calcext:value-type="float">
            <text:p>1.233414</text:p>
          </table:table-cell>
          <table:table-cell office:value-type="float" office:value="340.848" calcext:value-type="float">
            <text:p>340.848</text:p>
          </table:table-cell>
          <table:table-cell office:value-type="float" office:value="0" calcext:value-type="float">
            <text:p>0</text:p>
          </table:table-cell>
          <table:table-cell office:value-type="float" office:value="37.37662" calcext:value-type="float">
            <text:p>37.37662</text:p>
          </table:table-cell>
          <table:table-cell office:value-type="float" office:value="14.0972" calcext:value-type="float">
            <text:p>14.0972</text:p>
          </table:table-cell>
          <table:table-cell office:value-type="float" office:value="26.41635" calcext:value-type="float">
            <text:p>26.41635</text:p>
          </table:table-cell>
          <table:table-cell office:value-type="float" office:value="17.12112" calcext:value-type="float">
            <text:p>17.12112</text:p>
          </table:table-cell>
          <table:table-cell office:value-type="float" office:value="23.81732" calcext:value-type="float">
            <text:p>23.81732</text:p>
          </table:table-cell>
          <table:table-cell office:value-type="float" office:value="17.99146" calcext:value-type="float">
            <text:p>17.99146</text:p>
          </table:table-cell>
          <table:table-cell office:value-type="float" office:value="22.06741" calcext:value-type="float">
            <text:p>22.06741</text:p>
          </table:table-cell>
          <table:table-cell office:value-type="float" office:value="18.38391" calcext:value-type="float">
            <text:p>18.38391</text:p>
          </table:table-cell>
          <table:table-cell office:value-type="float" office:value="20.66025" calcext:value-type="float">
            <text:p>20.66025</text:p>
          </table:table-cell>
          <table:table-cell office:value-type="float" office:value="18.18954" calcext:value-type="float">
            <text:p>18.18954</text:p>
          </table:table-cell>
          <table:table-cell office:value-type="float" office:value="19.89221" calcext:value-type="float">
            <text:p>19.89221</text:p>
          </table:table-cell>
          <table:table-cell office:value-type="float" office:value="17.78845" calcext:value-type="float">
            <text:p>17.788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0" calcext:value-type="float">
            <text:p>1062000</text:p>
          </table:table-cell>
          <table:table-cell office:value-type="float" office:value="16.36072" calcext:value-type="float">
            <text:p>16.36072</text:p>
          </table:table-cell>
          <table:table-cell office:value-type="float" office:value="20.1" calcext:value-type="float">
            <text:p>20.1</text:p>
          </table:table-cell>
          <table:table-cell office:value-type="float" office:value="13.9" calcext:value-type="float">
            <text:p>13.9</text:p>
          </table:table-cell>
          <table:table-cell office:value-type="float" office:value="1.73888" calcext:value-type="float">
            <text:p>1.73888</text:p>
          </table:table-cell>
          <table:table-cell office:value-type="float" office:value="0.9050639" calcext:value-type="float">
            <text:p>0.9050639</text:p>
          </table:table-cell>
          <table:table-cell office:value-type="float" office:value="257.688" calcext:value-type="float">
            <text:p>257.688</text:p>
          </table:table-cell>
          <table:table-cell office:value-type="float" office:value="0.1" calcext:value-type="float">
            <text:p>0.1</text:p>
          </table:table-cell>
          <table:table-cell office:value-type="float" office:value="38.84436" calcext:value-type="float">
            <text:p>38.84436</text:p>
          </table:table-cell>
          <table:table-cell office:value-type="float" office:value="14.1666" calcext:value-type="float">
            <text:p>14.1666</text:p>
          </table:table-cell>
          <table:table-cell office:value-type="float" office:value="26.94415" calcext:value-type="float">
            <text:p>26.94415</text:p>
          </table:table-cell>
          <table:table-cell office:value-type="float" office:value="16.7316" calcext:value-type="float">
            <text:p>16.7316</text:p>
          </table:table-cell>
          <table:table-cell office:value-type="float" office:value="24.15765" calcext:value-type="float">
            <text:p>24.15765</text:p>
          </table:table-cell>
          <table:table-cell office:value-type="float" office:value="17.491" calcext:value-type="float">
            <text:p>17.491</text:p>
          </table:table-cell>
          <table:table-cell office:value-type="float" office:value="22.36316" calcext:value-type="float">
            <text:p>22.36316</text:p>
          </table:table-cell>
          <table:table-cell office:value-type="float" office:value="17.9212" calcext:value-type="float">
            <text:p>17.9212</text:p>
          </table:table-cell>
          <table:table-cell office:value-type="float" office:value="20.98877" calcext:value-type="float">
            <text:p>20.98877</text:p>
          </table:table-cell>
          <table:table-cell office:value-type="float" office:value="17.95511" calcext:value-type="float">
            <text:p>17.95511</text:p>
          </table:table-cell>
          <table:table-cell office:value-type="float" office:value="19.82285" calcext:value-type="float">
            <text:p>19.82285</text:p>
          </table:table-cell>
          <table:table-cell office:value-type="float" office:value="17.7366" calcext:value-type="float">
            <text:p>17.73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0" calcext:value-type="float">
            <text:p>2062000</text:p>
          </table:table-cell>
          <table:table-cell office:value-type="float" office:value="17.37252" calcext:value-type="float">
            <text:p>17.37252</text:p>
          </table:table-cell>
          <table:table-cell office:value-type="float" office:value="24.655" calcext:value-type="float">
            <text:p>24.655</text:p>
          </table:table-cell>
          <table:table-cell office:value-type="float" office:value="11.27" calcext:value-type="float">
            <text:p>11.27</text:p>
          </table:table-cell>
          <table:table-cell office:value-type="float" office:value="1.7366" calcext:value-type="float">
            <text:p>1.7366</text:p>
          </table:table-cell>
          <table:table-cell office:value-type="float" office:value="0.9511493" calcext:value-type="float">
            <text:p>0.9511493</text:p>
          </table:table-cell>
          <table:table-cell office:value-type="float" office:value="490.7628" calcext:value-type="float">
            <text:p>490.7628</text:p>
          </table:table-cell>
          <table:table-cell office:value-type="float" office:value="1.6" calcext:value-type="float">
            <text:p>1.6</text:p>
          </table:table-cell>
          <table:table-cell office:value-type="float" office:value="35.89963" calcext:value-type="float">
            <text:p>35.89963</text:p>
          </table:table-cell>
          <table:table-cell office:value-type="float" office:value="11.6106" calcext:value-type="float">
            <text:p>11.6106</text:p>
          </table:table-cell>
          <table:table-cell office:value-type="float" office:value="26.96762" calcext:value-type="float">
            <text:p>26.96762</text:p>
          </table:table-cell>
          <table:table-cell office:value-type="float" office:value="16.31744" calcext:value-type="float">
            <text:p>16.31744</text:p>
          </table:table-cell>
          <table:table-cell office:value-type="float" office:value="24.29462" calcext:value-type="float">
            <text:p>24.29462</text:p>
          </table:table-cell>
          <table:table-cell office:value-type="float" office:value="16.91949" calcext:value-type="float">
            <text:p>16.91949</text:p>
          </table:table-cell>
          <table:table-cell office:value-type="float" office:value="22.10114" calcext:value-type="float">
            <text:p>22.10114</text:p>
          </table:table-cell>
          <table:table-cell office:value-type="float" office:value="17.26877" calcext:value-type="float">
            <text:p>17.26877</text:p>
          </table:table-cell>
          <table:table-cell office:value-type="float" office:value="20.56409" calcext:value-type="float">
            <text:p>20.56409</text:p>
          </table:table-cell>
          <table:table-cell office:value-type="float" office:value="17.41397" calcext:value-type="float">
            <text:p>17.41397</text:p>
          </table:table-cell>
          <table:table-cell office:value-type="float" office:value="19.41257" calcext:value-type="float">
            <text:p>19.41257</text:p>
          </table:table-cell>
          <table:table-cell office:value-type="float" office:value="17.35907" calcext:value-type="float">
            <text:p>17.359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0" calcext:value-type="float">
            <text:p>3062000</text:p>
          </table:table-cell>
          <table:table-cell office:value-type="float" office:value="28.8367" calcext:value-type="float">
            <text:p>28.8367</text:p>
          </table:table-cell>
          <table:table-cell office:value-type="float" office:value="21.015" calcext:value-type="float">
            <text:p>21.015</text:p>
          </table:table-cell>
          <table:table-cell office:value-type="float" office:value="8.05" calcext:value-type="float">
            <text:p>8.05</text:p>
          </table:table-cell>
          <table:table-cell office:value-type="float" office:value="1.22039" calcext:value-type="float">
            <text:p>1.22039</text:p>
          </table:table-cell>
          <table:table-cell office:value-type="float" office:value="0.6967682" calcext:value-type="float">
            <text:p>0.6967682</text:p>
          </table:table-cell>
          <table:table-cell office:value-type="float" office:value="410.2506" calcext:value-type="float">
            <text:p>410.2506</text:p>
          </table:table-cell>
          <table:table-cell office:value-type="float" office:value="0.1" calcext:value-type="float">
            <text:p>0.1</text:p>
          </table:table-cell>
          <table:table-cell office:value-type="float" office:value="49.1792" calcext:value-type="float">
            <text:p>49.1792</text:p>
          </table:table-cell>
          <table:table-cell office:value-type="float" office:value="8.94458" calcext:value-type="float">
            <text:p>8.94458</text:p>
          </table:table-cell>
          <table:table-cell office:value-type="float" office:value="33.90152" calcext:value-type="float">
            <text:p>33.90152</text:p>
          </table:table-cell>
          <table:table-cell office:value-type="float" office:value="13.66037" calcext:value-type="float">
            <text:p>13.66037</text:p>
          </table:table-cell>
          <table:table-cell office:value-type="float" office:value="29.47809" calcext:value-type="float">
            <text:p>29.47809</text:p>
          </table:table-cell>
          <table:table-cell office:value-type="float" office:value="15.1546" calcext:value-type="float">
            <text:p>15.1546</text:p>
          </table:table-cell>
          <table:table-cell office:value-type="float" office:value="25.74698" calcext:value-type="float">
            <text:p>25.74698</text:p>
          </table:table-cell>
          <table:table-cell office:value-type="float" office:value="16.25748" calcext:value-type="float">
            <text:p>16.25748</text:p>
          </table:table-cell>
          <table:table-cell office:value-type="float" office:value="23.10431" calcext:value-type="float">
            <text:p>23.10431</text:p>
          </table:table-cell>
          <table:table-cell office:value-type="float" office:value="16.79642" calcext:value-type="float">
            <text:p>16.79642</text:p>
          </table:table-cell>
          <table:table-cell office:value-type="float" office:value="21.25183" calcext:value-type="float">
            <text:p>21.25183</text:p>
          </table:table-cell>
          <table:table-cell office:value-type="float" office:value="16.95999" calcext:value-type="float">
            <text:p>16.9599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0" calcext:value-type="float">
            <text:p>4062000</text:p>
          </table:table-cell>
          <table:table-cell office:value-type="float" office:value="17.9204" calcext:value-type="float">
            <text:p>17.9204</text:p>
          </table:table-cell>
          <table:table-cell office:value-type="float" office:value="14.97" calcext:value-type="float">
            <text:p>14.97</text:p>
          </table:table-cell>
          <table:table-cell office:value-type="float" office:value="4.108" calcext:value-type="float">
            <text:p>4.108</text:p>
          </table:table-cell>
          <table:table-cell office:value-type="float" office:value="1.19205" calcext:value-type="float">
            <text:p>1.19205</text:p>
          </table:table-cell>
          <table:table-cell office:value-type="float" office:value="0.8023993" calcext:value-type="float">
            <text:p>0.8023993</text:p>
          </table:table-cell>
          <table:table-cell office:value-type="float" office:value="257.9904" calcext:value-type="float">
            <text:p>257.9904</text:p>
          </table:table-cell>
          <table:table-cell office:value-type="float" office:value="4.4" calcext:value-type="float">
            <text:p>4.4</text:p>
          </table:table-cell>
          <table:table-cell office:value-type="float" office:value="36.85483" calcext:value-type="float">
            <text:p>36.85483</text:p>
          </table:table-cell>
          <table:table-cell office:value-type="float" office:value="5.612915" calcext:value-type="float">
            <text:p>5.612915</text:p>
          </table:table-cell>
          <table:table-cell office:value-type="float" office:value="25.82169" calcext:value-type="float">
            <text:p>25.82169</text:p>
          </table:table-cell>
          <table:table-cell office:value-type="float" office:value="10.74365" calcext:value-type="float">
            <text:p>10.74365</text:p>
          </table:table-cell>
          <table:table-cell office:value-type="float" office:value="23.12509" calcext:value-type="float">
            <text:p>23.12509</text:p>
          </table:table-cell>
          <table:table-cell office:value-type="float" office:value="13.3208" calcext:value-type="float">
            <text:p>13.3208</text:p>
          </table:table-cell>
          <table:table-cell office:value-type="float" office:value="21.03067" calcext:value-type="float">
            <text:p>21.03067</text:p>
          </table:table-cell>
          <table:table-cell office:value-type="float" office:value="15.39502" calcext:value-type="float">
            <text:p>15.39502</text:p>
          </table:table-cell>
          <table:table-cell office:value-type="float" office:value="20.79977" calcext:value-type="float">
            <text:p>20.79977</text:p>
          </table:table-cell>
          <table:table-cell office:value-type="float" office:value="16.64728" calcext:value-type="float">
            <text:p>16.64728</text:p>
          </table:table-cell>
          <table:table-cell office:value-type="float" office:value="20.40604" calcext:value-type="float">
            <text:p>20.40604</text:p>
          </table:table-cell>
          <table:table-cell office:value-type="float" office:value="17.25858" calcext:value-type="float">
            <text:p>17.2585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0" calcext:value-type="float">
            <text:p>5062000</text:p>
          </table:table-cell>
          <table:table-cell office:value-type="float" office:value="28.69481" calcext:value-type="float">
            <text:p>28.69481</text:p>
          </table:table-cell>
          <table:table-cell office:value-type="float" office:value="18.64" calcext:value-type="float">
            <text:p>18.64</text:p>
          </table:table-cell>
          <table:table-cell office:value-type="float" office:value="1.767" calcext:value-type="float">
            <text:p>1.767</text:p>
          </table:table-cell>
          <table:table-cell office:value-type="float" office:value="1.218024" calcext:value-type="float">
            <text:p>1.218024</text:p>
          </table:table-cell>
          <table:table-cell office:value-type="float" office:value="0" calcext:value-type="float">
            <text:p>0</text:p>
          </table:table-cell>
          <table:table-cell office:value-type="float" office:value="263.421" calcext:value-type="float">
            <text:p>263.421</text:p>
          </table:table-cell>
          <table:table-cell office:value-type="float" office:value="0.2" calcext:value-type="float">
            <text:p>0.2</text:p>
          </table:table-cell>
          <table:table-cell office:value-type="float" office:value="40.52664" calcext:value-type="float">
            <text:p>40.52664</text:p>
          </table:table-cell>
          <table:table-cell office:value-type="float" office:value="1.945557" calcext:value-type="float">
            <text:p>1.945557</text:p>
          </table:table-cell>
          <table:table-cell office:value-type="float" office:value="26.83585" calcext:value-type="float">
            <text:p>26.83585</text:p>
          </table:table-cell>
          <table:table-cell office:value-type="float" office:value="7.41687" calcext:value-type="float">
            <text:p>7.41687</text:p>
          </table:table-cell>
          <table:table-cell office:value-type="float" office:value="23.26587" calcext:value-type="float">
            <text:p>23.26587</text:p>
          </table:table-cell>
          <table:table-cell office:value-type="float" office:value="10.02838" calcext:value-type="float">
            <text:p>10.02838</text:p>
          </table:table-cell>
          <table:table-cell office:value-type="float" office:value="20.771" calcext:value-type="float">
            <text:p>20.771</text:p>
          </table:table-cell>
          <table:table-cell office:value-type="float" office:value="12.06604" calcext:value-type="float">
            <text:p>12.06604</text:p>
          </table:table-cell>
          <table:table-cell office:value-type="float" office:value="19.151" calcext:value-type="float">
            <text:p>19.151</text:p>
          </table:table-cell>
          <table:table-cell office:value-type="float" office:value="13.47202" calcext:value-type="float">
            <text:p>13.47202</text:p>
          </table:table-cell>
          <table:table-cell office:value-type="float" office:value="18.07657" calcext:value-type="float">
            <text:p>18.07657</text:p>
          </table:table-cell>
          <table:table-cell office:value-type="float" office:value="14.38736" calcext:value-type="float">
            <text:p>14.3873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0" calcext:value-type="float">
            <text:p>6062000</text:p>
          </table:table-cell>
          <table:table-cell office:value-type="float" office:value="14.25556" calcext:value-type="float">
            <text:p>14.25556</text:p>
          </table:table-cell>
          <table:table-cell office:value-type="float" office:value="14.6" calcext:value-type="float">
            <text:p>14.6</text:p>
          </table:table-cell>
          <table:table-cell office:value-type="float" office:value="8.14" calcext:value-type="float">
            <text:p>8.14</text:p>
          </table:table-cell>
          <table:table-cell office:value-type="float" office:value="1.301532" calcext:value-type="float">
            <text:p>1.301532</text:p>
          </table:table-cell>
          <table:table-cell office:value-type="float" office:value="1.022015" calcext:value-type="float">
            <text:p>1.022015</text:p>
          </table:table-cell>
          <table:table-cell office:value-type="float" office:value="277.299" calcext:value-type="float">
            <text:p>277.299</text:p>
          </table:table-cell>
          <table:table-cell office:value-type="float" office:value="3.2" calcext:value-type="float">
            <text:p>3.2</text:p>
          </table:table-cell>
          <table:table-cell office:value-type="float" office:value="23.55597" calcext:value-type="float">
            <text:p>23.55597</text:p>
          </table:table-cell>
          <table:table-cell office:value-type="float" office:value="8.466583" calcext:value-type="float">
            <text:p>8.466583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12.15536" calcext:value-type="float">
            <text:p>12.15536</text:p>
          </table:table-cell>
          <table:table-cell office:value-type="float" office:value="18.94229" calcext:value-type="float">
            <text:p>18.94229</text:p>
          </table:table-cell>
          <table:table-cell office:value-type="float" office:value="13.84424" calcext:value-type="float">
            <text:p>13.84424</text:p>
          </table:table-cell>
          <table:table-cell office:value-type="float" office:value="18.06876" calcext:value-type="float">
            <text:p>18.06876</text:p>
          </table:table-cell>
          <table:table-cell office:value-type="float" office:value="15.18124" calcext:value-type="float">
            <text:p>15.18124</text:p>
          </table:table-cell>
          <table:table-cell office:value-type="float" office:value="17.9548" calcext:value-type="float">
            <text:p>17.9548</text:p>
          </table:table-cell>
          <table:table-cell office:value-type="float" office:value="15.91812" calcext:value-type="float">
            <text:p>15.91812</text:p>
          </table:table-cell>
          <table:table-cell office:value-type="float" office:value="17.70776" calcext:value-type="float">
            <text:p>17.70776</text:p>
          </table:table-cell>
          <table:table-cell office:value-type="float" office:value="16.05411" calcext:value-type="float">
            <text:p>16.054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0" calcext:value-type="float">
            <text:p>7062000</text:p>
          </table:table-cell>
          <table:table-cell office:value-type="float" office:value="30.88056" calcext:value-type="float">
            <text:p>30.88056</text:p>
          </table:table-cell>
          <table:table-cell office:value-type="float" office:value="18.96" calcext:value-type="float">
            <text:p>18.96</text:p>
          </table:table-cell>
          <table:table-cell office:value-type="float" office:value="6.693" calcext:value-type="float">
            <text:p>6.693</text:p>
          </table:table-cell>
          <table:table-cell office:value-type="float" office:value="1.130545" calcext:value-type="float">
            <text:p>1.130545</text:p>
          </table:table-cell>
          <table:table-cell office:value-type="float" office:value="0" calcext:value-type="float">
            <text:p>0</text:p>
          </table:table-cell>
          <table:table-cell office:value-type="float" office:value="313.6176" calcext:value-type="float">
            <text:p>313.6176</text:p>
          </table:table-cell>
          <table:table-cell office:value-type="float" office:value="0" calcext:value-type="float">
            <text:p>0</text:p>
          </table:table-cell>
          <table:table-cell office:value-type="float" office:value="46.20312" calcext:value-type="float">
            <text:p>46.20312</text:p>
          </table:table-cell>
          <table:table-cell office:value-type="float" office:value="3.121246" calcext:value-type="float">
            <text:p>3.121246</text:p>
          </table:table-cell>
          <table:table-cell office:value-type="float" office:value="30.48624" calcext:value-type="float">
            <text:p>30.48624</text:p>
          </table:table-cell>
          <table:table-cell office:value-type="float" office:value="8.718475" calcext:value-type="float">
            <text:p>8.718475</text:p>
          </table:table-cell>
          <table:table-cell office:value-type="float" office:value="26.15353" calcext:value-type="float">
            <text:p>26.15353</text:p>
          </table:table-cell>
          <table:table-cell office:value-type="float" office:value="10.95859" calcext:value-type="float">
            <text:p>10.95859</text:p>
          </table:table-cell>
          <table:table-cell office:value-type="float" office:value="22.80423" calcext:value-type="float">
            <text:p>22.80423</text:p>
          </table:table-cell>
          <table:table-cell office:value-type="float" office:value="12.63211" calcext:value-type="float">
            <text:p>12.63211</text:p>
          </table:table-cell>
          <table:table-cell office:value-type="float" office:value="20.58432" calcext:value-type="float">
            <text:p>20.58432</text:p>
          </table:table-cell>
          <table:table-cell office:value-type="float" office:value="13.66043" calcext:value-type="float">
            <text:p>13.66043</text:p>
          </table:table-cell>
          <table:table-cell office:value-type="float" office:value="19.03479" calcext:value-type="float">
            <text:p>19.03479</text:p>
          </table:table-cell>
          <table:table-cell office:value-type="float" office:value="14.26569" calcext:value-type="float">
            <text:p>14.265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0" calcext:value-type="float">
            <text:p>8062000</text:p>
          </table:table-cell>
          <table:table-cell office:value-type="float" office:value="8.293704" calcext:value-type="float">
            <text:p>8.293704</text:p>
          </table:table-cell>
          <table:table-cell office:value-type="float" office:value="22.485" calcext:value-type="float">
            <text:p>22.485</text:p>
          </table:table-cell>
          <table:table-cell office:value-type="float" office:value="9.9" calcext:value-type="float">
            <text:p>9.9</text:p>
          </table:table-cell>
          <table:table-cell office:value-type="float" office:value="1.630368" calcext:value-type="float">
            <text:p>1.630368</text:p>
          </table:table-cell>
          <table:table-cell office:value-type="float" office:value="0.85278" calcext:value-type="float">
            <text:p>0.85278</text:p>
          </table:table-cell>
          <table:table-cell office:value-type="float" office:value="466.0578" calcext:value-type="float">
            <text:p>466.0578</text:p>
          </table:table-cell>
          <table:table-cell office:value-type="float" office:value="1.5" calcext:value-type="float">
            <text:p>1.5</text:p>
          </table:table-cell>
          <table:table-cell office:value-type="float" office:value="24.6582" calcext:value-type="float">
            <text:p>24.6582</text:p>
          </table:table-cell>
          <table:table-cell office:value-type="float" office:value="10.39954" calcext:value-type="float">
            <text:p>10.39954</text:p>
          </table:table-cell>
          <table:table-cell office:value-type="float" office:value="19.90918" calcext:value-type="float">
            <text:p>19.90918</text:p>
          </table:table-cell>
          <table:table-cell office:value-type="float" office:value="14.16263" calcext:value-type="float">
            <text:p>14.16263</text:p>
          </table:table-cell>
          <table:table-cell office:value-type="float" office:value="18.74954" calcext:value-type="float">
            <text:p>18.74954</text:p>
          </table:table-cell>
          <table:table-cell office:value-type="float" office:value="15.26886" calcext:value-type="float">
            <text:p>15.26886</text:p>
          </table:table-cell>
          <table:table-cell office:value-type="float" office:value="18.5275" calcext:value-type="float">
            <text:p>18.5275</text:p>
          </table:table-cell>
          <table:table-cell office:value-type="float" office:value="16.09189" calcext:value-type="float">
            <text:p>16.09189</text:p>
          </table:table-cell>
          <table:table-cell office:value-type="float" office:value="18.79608" calcext:value-type="float">
            <text:p>18.79608</text:p>
          </table:table-cell>
          <table:table-cell office:value-type="float" office:value="16.32385" calcext:value-type="float">
            <text:p>16.32385</text:p>
          </table:table-cell>
          <table:table-cell office:value-type="float" office:value="18.4653" calcext:value-type="float">
            <text:p>18.4653</text:p>
          </table:table-cell>
          <table:table-cell office:value-type="float" office:value="16.27841" calcext:value-type="float">
            <text:p>16.278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0" calcext:value-type="float">
            <text:p>9062000</text:p>
          </table:table-cell>
          <table:table-cell office:value-type="float" office:value="12.73081" calcext:value-type="float">
            <text:p>12.73081</text:p>
          </table:table-cell>
          <table:table-cell office:value-type="float" office:value="16.61" calcext:value-type="float">
            <text:p>16.61</text:p>
          </table:table-cell>
          <table:table-cell office:value-type="float" office:value="10.95" calcext:value-type="float">
            <text:p>10.95</text:p>
          </table:table-cell>
          <table:table-cell office:value-type="float" office:value="1.497349" calcext:value-type="float">
            <text:p>1.497349</text:p>
          </table:table-cell>
          <table:table-cell office:value-type="float" office:value="0.9490699" calcext:value-type="float">
            <text:p>0.9490699</text:p>
          </table:table-cell>
          <table:table-cell office:value-type="float" office:value="253.1052" calcext:value-type="float">
            <text:p>253.1052</text:p>
          </table:table-cell>
          <table:table-cell office:value-type="float" office:value="5.7" calcext:value-type="float">
            <text:p>5.7</text:p>
          </table:table-cell>
          <table:table-cell office:value-type="float" office:value="24.54581" calcext:value-type="float">
            <text:p>24.54581</text:p>
          </table:table-cell>
          <table:table-cell office:value-type="float" office:value="11.14636" calcext:value-type="float">
            <text:p>11.14636</text:p>
          </table:table-cell>
          <table:table-cell office:value-type="float" office:value="19.72977" calcext:value-type="float">
            <text:p>19.72977</text:p>
          </table:table-cell>
          <table:table-cell office:value-type="float" office:value="13.52063" calcext:value-type="float">
            <text:p>13.52063</text:p>
          </table:table-cell>
          <table:table-cell office:value-type="float" office:value="18.43338" calcext:value-type="float">
            <text:p>18.43338</text:p>
          </table:table-cell>
          <table:table-cell office:value-type="float" office:value="14.73959" calcext:value-type="float">
            <text:p>14.73959</text:p>
          </table:table-cell>
          <table:table-cell office:value-type="float" office:value="17.39996" calcext:value-type="float">
            <text:p>17.39996</text:p>
          </table:table-cell>
          <table:table-cell office:value-type="float" office:value="15.51743" calcext:value-type="float">
            <text:p>15.51743</text:p>
          </table:table-cell>
          <table:table-cell office:value-type="float" office:value="17.1929" calcext:value-type="float">
            <text:p>17.1929</text:p>
          </table:table-cell>
          <table:table-cell office:value-type="float" office:value="15.68704" calcext:value-type="float">
            <text:p>15.68704</text:p>
          </table:table-cell>
          <table:table-cell office:value-type="float" office:value="16.87381" calcext:value-type="float">
            <text:p>16.87381</text:p>
          </table:table-cell>
          <table:table-cell office:value-type="float" office:value="15.68198" calcext:value-type="float">
            <text:p>15.6819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0" calcext:value-type="float">
            <text:p>10062000</text:p>
          </table:table-cell>
          <table:table-cell office:value-type="float" office:value="10.32096" calcext:value-type="float">
            <text:p>10.32096</text:p>
          </table:table-cell>
          <table:table-cell office:value-type="float" office:value="14.95" calcext:value-type="float">
            <text:p>14.95</text:p>
          </table:table-cell>
          <table:table-cell office:value-type="float" office:value="8.385" calcext:value-type="float">
            <text:p>8.385</text:p>
          </table:table-cell>
          <table:table-cell office:value-type="float" office:value="1.370013" calcext:value-type="float">
            <text:p>1.370013</text:p>
          </table:table-cell>
          <table:table-cell office:value-type="float" office:value="0.9129599" calcext:value-type="float">
            <text:p>0.9129599</text:p>
          </table:table-cell>
          <table:table-cell office:value-type="float" office:value="327.06" calcext:value-type="float">
            <text:p>327.06</text:p>
          </table:table-cell>
          <table:table-cell office:value-type="float" office:value="16.1" calcext:value-type="float">
            <text:p>16.1</text:p>
          </table:table-cell>
          <table:table-cell office:value-type="float" office:value="21.53937" calcext:value-type="float">
            <text:p>21.53937</text:p>
          </table:table-cell>
          <table:table-cell office:value-type="float" office:value="8.468994" calcext:value-type="float">
            <text:p>8.468994</text:p>
          </table:table-cell>
          <table:table-cell office:value-type="float" office:value="18.49683" calcext:value-type="float">
            <text:p>18.49683</text:p>
          </table:table-cell>
          <table:table-cell office:value-type="float" office:value="10.78119" calcext:value-type="float">
            <text:p>10.78119</text:p>
          </table:table-cell>
          <table:table-cell office:value-type="float" office:value="17.37589" calcext:value-type="float">
            <text:p>17.37589</text:p>
          </table:table-cell>
          <table:table-cell office:value-type="float" office:value="12.17191" calcext:value-type="float">
            <text:p>12.17191</text:p>
          </table:table-cell>
          <table:table-cell office:value-type="float" office:value="16.59763" calcext:value-type="float">
            <text:p>16.59763</text:p>
          </table:table-cell>
          <table:table-cell office:value-type="float" office:value="13.62744" calcext:value-type="float">
            <text:p>13.62744</text:p>
          </table:table-cell>
          <table:table-cell office:value-type="float" office:value="16.03513" calcext:value-type="float">
            <text:p>16.03513</text:p>
          </table:table-cell>
          <table:table-cell office:value-type="float" office:value="14.49631" calcext:value-type="float">
            <text:p>14.49631</text:p>
          </table:table-cell>
          <table:table-cell office:value-type="float" office:value="16.03421" calcext:value-type="float">
            <text:p>16.03421</text:p>
          </table:table-cell>
          <table:table-cell office:value-type="float" office:value="14.70822" calcext:value-type="float">
            <text:p>14.708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0" calcext:value-type="float">
            <text:p>11062000</text:p>
          </table:table-cell>
          <table:table-cell office:value-type="float" office:value="9.146716" calcext:value-type="float">
            <text:p>9.146716</text:p>
          </table:table-cell>
          <table:table-cell office:value-type="float" office:value="12.965" calcext:value-type="float">
            <text:p>12.965</text:p>
          </table:table-cell>
          <table:table-cell office:value-type="float" office:value="6.961" calcext:value-type="float">
            <text:p>6.961</text:p>
          </table:table-cell>
          <table:table-cell office:value-type="float" office:value="1.180442" calcext:value-type="float">
            <text:p>1.180442</text:p>
          </table:table-cell>
          <table:table-cell office:value-type="float" office:value="0.9091256" calcext:value-type="float">
            <text:p>0.9091256</text:p>
          </table:table-cell>
          <table:table-cell office:value-type="float" office:value="321.2208" calcext:value-type="float">
            <text:p>321.2208</text:p>
          </table:table-cell>
          <table:table-cell office:value-type="float" office:value="13.6" calcext:value-type="float">
            <text:p>13.6</text:p>
          </table:table-cell>
          <table:table-cell office:value-type="float" office:value="19.84576" calcext:value-type="float">
            <text:p>19.84576</text:p>
          </table:table-cell>
          <table:table-cell office:value-type="float" office:value="6.725739" calcext:value-type="float">
            <text:p>6.725739</text:p>
          </table:table-cell>
          <table:table-cell office:value-type="float" office:value="16.38336" calcext:value-type="float">
            <text:p>16.38336</text:p>
          </table:table-cell>
          <table:table-cell office:value-type="float" office:value="9.011932" calcext:value-type="float">
            <text:p>9.011932</text:p>
          </table:table-cell>
          <table:table-cell office:value-type="float" office:value="14.88065" calcext:value-type="float">
            <text:p>14.88065</text:p>
          </table:table-cell>
          <table:table-cell office:value-type="float" office:value="10.22626" calcext:value-type="float">
            <text:p>10.22626</text:p>
          </table:table-cell>
          <table:table-cell office:value-type="float" office:value="14.00909" calcext:value-type="float">
            <text:p>14.00909</text:p>
          </table:table-cell>
          <table:table-cell office:value-type="float" office:value="11.24374" calcext:value-type="float">
            <text:p>11.24374</text:p>
          </table:table-cell>
          <table:table-cell office:value-type="float" office:value="14.41614" calcext:value-type="float">
            <text:p>14.41614</text:p>
          </table:table-cell>
          <table:table-cell office:value-type="float" office:value="12.04202" calcext:value-type="float">
            <text:p>12.04202</text:p>
          </table:table-cell>
          <table:table-cell office:value-type="float" office:value="14.86166" calcext:value-type="float">
            <text:p>14.86166</text:p>
          </table:table-cell>
          <table:table-cell office:value-type="float" office:value="12.59021" calcext:value-type="float">
            <text:p>12.5902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0" calcext:value-type="float">
            <text:p>12062000</text:p>
          </table:table-cell>
          <table:table-cell office:value-type="float" office:value="31.1195" calcext:value-type="float">
            <text:p>31.1195</text:p>
          </table:table-cell>
          <table:table-cell office:value-type="float" office:value="20.36" calcext:value-type="float">
            <text:p>20.36</text:p>
          </table:table-cell>
          <table:table-cell office:value-type="float" office:value="9.145" calcext:value-type="float">
            <text:p>9.145</text:p>
          </table:table-cell>
          <table:table-cell office:value-type="float" office:value="1.144609" calcext:value-type="float">
            <text:p>1.144609</text:p>
          </table:table-cell>
          <table:table-cell office:value-type="float" office:value="0.7571949" calcext:value-type="float">
            <text:p>0.7571949</text:p>
          </table:table-cell>
          <table:table-cell office:value-type="float" office:value="205.7383" calcext:value-type="float">
            <text:p>205.7383</text:p>
          </table:table-cell>
          <table:table-cell office:value-type="float" office:value="0" calcext:value-type="float">
            <text:p>0</text:p>
          </table:table-cell>
          <table:table-cell office:value-type="float" office:value="35.48407" calcext:value-type="float">
            <text:p>35.48407</text:p>
          </table:table-cell>
          <table:table-cell office:value-type="float" office:value="7.774658" calcext:value-type="float">
            <text:p>7.774658</text:p>
          </table:table-cell>
          <table:table-cell office:value-type="float" office:value="25.18115" calcext:value-type="float">
            <text:p>25.18115</text:p>
          </table:table-cell>
          <table:table-cell office:value-type="float" office:value="9.838837" calcext:value-type="float">
            <text:p>9.838837</text:p>
          </table:table-cell>
          <table:table-cell office:value-type="float" office:value="22.17923" calcext:value-type="float">
            <text:p>22.17923</text:p>
          </table:table-cell>
          <table:table-cell office:value-type="float" office:value="10.80002" calcext:value-type="float">
            <text:p>10.80002</text:p>
          </table:table-cell>
          <table:table-cell office:value-type="float" office:value="19.69983" calcext:value-type="float">
            <text:p>19.69983</text:p>
          </table:table-cell>
          <table:table-cell office:value-type="float" office:value="11.60699" calcext:value-type="float">
            <text:p>11.60699</text:p>
          </table:table-cell>
          <table:table-cell office:value-type="float" office:value="17.96249" calcext:value-type="float">
            <text:p>17.96249</text:p>
          </table:table-cell>
          <table:table-cell office:value-type="float" office:value="12.18347" calcext:value-type="float">
            <text:p>12.18347</text:p>
          </table:table-cell>
          <table:table-cell office:value-type="float" office:value="16.75104" calcext:value-type="float">
            <text:p>16.75104</text:p>
          </table:table-cell>
          <table:table-cell office:value-type="float" office:value="12.56982" calcext:value-type="float">
            <text:p>12.569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0" calcext:value-type="float">
            <text:p>13062000</text:p>
          </table:table-cell>
          <table:table-cell office:value-type="float" office:value="14.99958" calcext:value-type="float">
            <text:p>14.99958</text:p>
          </table:table-cell>
          <table:table-cell office:value-type="float" office:value="19.135" calcext:value-type="float">
            <text:p>19.135</text:p>
          </table:table-cell>
          <table:table-cell office:value-type="float" office:value="9.54" calcext:value-type="float">
            <text:p>9.54</text:p>
          </table:table-cell>
          <table:table-cell office:value-type="float" office:value="1.631338" calcext:value-type="float">
            <text:p>1.631338</text:p>
          </table:table-cell>
          <table:table-cell office:value-type="float" office:value="1.001841" calcext:value-type="float">
            <text:p>1.001841</text:p>
          </table:table-cell>
          <table:table-cell office:value-type="float" office:value="317.4696" calcext:value-type="float">
            <text:p>317.4696</text:p>
          </table:table-cell>
          <table:table-cell office:value-type="float" office:value="0.5" calcext:value-type="float">
            <text:p>0.5</text:p>
          </table:table-cell>
          <table:table-cell office:value-type="float" office:value="43.48846" calcext:value-type="float">
            <text:p>43.48846</text:p>
          </table:table-cell>
          <table:table-cell office:value-type="float" office:value="9.997406" calcext:value-type="float">
            <text:p>9.997406</text:p>
          </table:table-cell>
          <table:table-cell office:value-type="float" office:value="26.48959" calcext:value-type="float">
            <text:p>26.48959</text:p>
          </table:table-cell>
          <table:table-cell office:value-type="float" office:value="13.34" calcext:value-type="float">
            <text:p>13.34</text:p>
          </table:table-cell>
          <table:table-cell office:value-type="float" office:value="22.53183" calcext:value-type="float">
            <text:p>22.53183</text:p>
          </table:table-cell>
          <table:table-cell office:value-type="float" office:value="14.3085" calcext:value-type="float">
            <text:p>14.3085</text:p>
          </table:table-cell>
          <table:table-cell office:value-type="float" office:value="20.16882" calcext:value-type="float">
            <text:p>20.16882</text:p>
          </table:table-cell>
          <table:table-cell office:value-type="float" office:value="14.92792" calcext:value-type="float">
            <text:p>14.92792</text:p>
          </table:table-cell>
          <table:table-cell office:value-type="float" office:value="18.61298" calcext:value-type="float">
            <text:p>18.61298</text:p>
          </table:table-cell>
          <table:table-cell office:value-type="float" office:value="15.11459" calcext:value-type="float">
            <text:p>15.11459</text:p>
          </table:table-cell>
          <table:table-cell office:value-type="float" office:value="17.49866" calcext:value-type="float">
            <text:p>17.49866</text:p>
          </table:table-cell>
          <table:table-cell office:value-type="float" office:value="15.0896" calcext:value-type="float">
            <text:p>15.08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0" calcext:value-type="float">
            <text:p>14062000</text:p>
          </table:table-cell>
          <table:table-cell office:value-type="float" office:value="5.100914" calcext:value-type="float">
            <text:p>5.100914</text:p>
          </table:table-cell>
          <table:table-cell office:value-type="float" office:value="17.97" calcext:value-type="float">
            <text:p>17.97</text:p>
          </table:table-cell>
          <table:table-cell office:value-type="float" office:value="13.965" calcext:value-type="float">
            <text:p>13.965</text:p>
          </table:table-cell>
          <table:table-cell office:value-type="float" office:value="1.801918" calcext:value-type="float">
            <text:p>1.801918</text:p>
          </table:table-cell>
          <table:table-cell office:value-type="float" office:value="0" calcext:value-type="float">
            <text:p>0</text:p>
          </table:table-cell>
          <table:table-cell office:value-type="float" office:value="288.063" calcext:value-type="float">
            <text:p>288.063</text:p>
          </table:table-cell>
          <table:table-cell office:value-type="float" office:value="0.4" calcext:value-type="float">
            <text:p>0.4</text:p>
          </table:table-cell>
          <table:table-cell office:value-type="float" office:value="23.28888" calcext:value-type="float">
            <text:p>23.28888</text:p>
          </table:table-cell>
          <table:table-cell office:value-type="float" office:value="6.338562" calcext:value-type="float">
            <text:p>6.338562</text:p>
          </table:table-cell>
          <table:table-cell office:value-type="float" office:value="18.77875" calcext:value-type="float">
            <text:p>18.77875</text:p>
          </table:table-cell>
          <table:table-cell office:value-type="float" office:value="11.63013" calcext:value-type="float">
            <text:p>11.63013</text:p>
          </table:table-cell>
          <table:table-cell office:value-type="float" office:value="17.58054" calcext:value-type="float">
            <text:p>17.58054</text:p>
          </table:table-cell>
          <table:table-cell office:value-type="float" office:value="12.72211" calcext:value-type="float">
            <text:p>12.72211</text:p>
          </table:table-cell>
          <table:table-cell office:value-type="float" office:value="17.2572" calcext:value-type="float">
            <text:p>17.2572</text:p>
          </table:table-cell>
          <table:table-cell office:value-type="float" office:value="13.59308" calcext:value-type="float">
            <text:p>13.59308</text:p>
          </table:table-cell>
          <table:table-cell office:value-type="float" office:value="17.27966" calcext:value-type="float">
            <text:p>17.27966</text:p>
          </table:table-cell>
          <table:table-cell office:value-type="float" office:value="14.15326" calcext:value-type="float">
            <text:p>14.15326</text:p>
          </table:table-cell>
          <table:table-cell office:value-type="float" office:value="16.99759" calcext:value-type="float">
            <text:p>16.99759</text:p>
          </table:table-cell>
          <table:table-cell office:value-type="float" office:value="14.4794" calcext:value-type="float">
            <text:p>14.47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0" calcext:value-type="float">
            <text:p>15062000</text:p>
          </table:table-cell>
          <table:table-cell office:value-type="float" office:value="13.8283" calcext:value-type="float">
            <text:p>13.8283</text:p>
          </table:table-cell>
          <table:table-cell office:value-type="float" office:value="25.215" calcext:value-type="float">
            <text:p>25.215</text:p>
          </table:table-cell>
          <table:table-cell office:value-type="float" office:value="15.65" calcext:value-type="float">
            <text:p>15.65</text:p>
          </table:table-cell>
          <table:table-cell office:value-type="float" office:value="2.324717" calcext:value-type="float">
            <text:p>2.324717</text:p>
          </table:table-cell>
          <table:table-cell office:value-type="float" office:value="1.714357" calcext:value-type="float">
            <text:p>1.714357</text:p>
          </table:table-cell>
          <table:table-cell office:value-type="float" office:value="471.6972" calcext:value-type="float">
            <text:p>471.6972</text:p>
          </table:table-cell>
          <table:table-cell office:value-type="float" office:value="7.8" calcext:value-type="float">
            <text:p>7.8</text:p>
          </table:table-cell>
          <table:table-cell office:value-type="float" office:value="34.35529" calcext:value-type="float">
            <text:p>34.35529</text:p>
          </table:table-cell>
          <table:table-cell office:value-type="float" office:value="14.3743" calcext:value-type="float">
            <text:p>14.3743</text:p>
          </table:table-cell>
          <table:table-cell office:value-type="float" office:value="25.47046" calcext:value-type="float">
            <text:p>25.47046</text:p>
          </table:table-cell>
          <table:table-cell office:value-type="float" office:value="14.90228" calcext:value-type="float">
            <text:p>14.90228</text:p>
          </table:table-cell>
          <table:table-cell office:value-type="float" office:value="22.34164" calcext:value-type="float">
            <text:p>22.34164</text:p>
          </table:table-cell>
          <table:table-cell office:value-type="float" office:value="15.14908" calcext:value-type="float">
            <text:p>15.14908</text:p>
          </table:table-cell>
          <table:table-cell office:value-type="float" office:value="20.12698" calcext:value-type="float">
            <text:p>20.12698</text:p>
          </table:table-cell>
          <table:table-cell office:value-type="float" office:value="15.29092" calcext:value-type="float">
            <text:p>15.29092</text:p>
          </table:table-cell>
          <table:table-cell office:value-type="float" office:value="18.75076" calcext:value-type="float">
            <text:p>18.75076</text:p>
          </table:table-cell>
          <table:table-cell office:value-type="float" office:value="15.27826" calcext:value-type="float">
            <text:p>15.27826</text:p>
          </table:table-cell>
          <table:table-cell office:value-type="float" office:value="17.76572" calcext:value-type="float">
            <text:p>17.76572</text:p>
          </table:table-cell>
          <table:table-cell office:value-type="float" office:value="15.16742" calcext:value-type="float">
            <text:p>15.167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0" calcext:value-type="float">
            <text:p>16062000</text:p>
          </table:table-cell>
          <table:table-cell office:value-type="float" office:value="29.07892" calcext:value-type="float">
            <text:p>29.07892</text:p>
          </table:table-cell>
          <table:table-cell office:value-type="float" office:value="28.04" calcext:value-type="float">
            <text:p>28.04</text:p>
          </table:table-cell>
          <table:table-cell office:value-type="float" office:value="17.185" calcext:value-type="float">
            <text:p>17.185</text:p>
          </table:table-cell>
          <table:table-cell office:value-type="float" office:value="2.420593" calcext:value-type="float">
            <text:p>2.420593</text:p>
          </table:table-cell>
          <table:table-cell office:value-type="float" office:value="1.566347" calcext:value-type="float">
            <text:p>1.566347</text:p>
          </table:table-cell>
          <table:table-cell office:value-type="float" office:value="513.2178" calcext:value-type="float">
            <text:p>513.2178</text:p>
          </table:table-cell>
          <table:table-cell office:value-type="float" office:value="0.4" calcext:value-type="float">
            <text:p>0.4</text:p>
          </table:table-cell>
          <table:table-cell office:value-type="float" office:value="51.04401" calcext:value-type="float">
            <text:p>51.04401</text:p>
          </table:table-cell>
          <table:table-cell office:value-type="float" office:value="16.27771" calcext:value-type="float">
            <text:p>16.27771</text:p>
          </table:table-cell>
          <table:table-cell office:value-type="float" office:value="34.17767" calcext:value-type="float">
            <text:p>34.17767</text:p>
          </table:table-cell>
          <table:table-cell office:value-type="float" office:value="16.98544" calcext:value-type="float">
            <text:p>16.98544</text:p>
          </table:table-cell>
          <table:table-cell office:value-type="float" office:value="29.32809" calcext:value-type="float">
            <text:p>29.32809</text:p>
          </table:table-cell>
          <table:table-cell office:value-type="float" office:value="17.26709" calcext:value-type="float">
            <text:p>17.26709</text:p>
          </table:table-cell>
          <table:table-cell office:value-type="float" office:value="25.82852" calcext:value-type="float">
            <text:p>25.82852</text:p>
          </table:table-cell>
          <table:table-cell office:value-type="float" office:value="17.30408" calcext:value-type="float">
            <text:p>17.30408</text:p>
          </table:table-cell>
          <table:table-cell office:value-type="float" office:value="23.31833" calcext:value-type="float">
            <text:p>23.31833</text:p>
          </table:table-cell>
          <table:table-cell office:value-type="float" office:value="17.15125" calcext:value-type="float">
            <text:p>17.15125</text:p>
          </table:table-cell>
          <table:table-cell office:value-type="float" office:value="21.46133" calcext:value-type="float">
            <text:p>21.46133</text:p>
          </table:table-cell>
          <table:table-cell office:value-type="float" office:value="16.85419" calcext:value-type="float">
            <text:p>16.854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0" calcext:value-type="float">
            <text:p>17062000</text:p>
          </table:table-cell>
          <table:table-cell office:value-type="float" office:value="25.55084" calcext:value-type="float">
            <text:p>25.55084</text:p>
          </table:table-cell>
          <table:table-cell office:value-type="float" office:value="22.985" calcext:value-type="float">
            <text:p>22.985</text:p>
          </table:table-cell>
          <table:table-cell office:value-type="float" office:value="14.225" calcext:value-type="float">
            <text:p>14.225</text:p>
          </table:table-cell>
          <table:table-cell office:value-type="float" office:value="2.107944" calcext:value-type="float">
            <text:p>2.107944</text:p>
          </table:table-cell>
          <table:table-cell office:value-type="float" office:value="0.9488488" calcext:value-type="float">
            <text:p>0.9488488</text:p>
          </table:table-cell>
          <table:table-cell office:value-type="float" office:value="482.1228" calcext:value-type="float">
            <text:p>482.1228</text:p>
          </table:table-cell>
          <table:table-cell office:value-type="float" office:value="0" calcext:value-type="float">
            <text:p>0</text:p>
          </table:table-cell>
          <table:table-cell office:value-type="float" office:value="48.80911" calcext:value-type="float">
            <text:p>48.80911</text:p>
          </table:table-cell>
          <table:table-cell office:value-type="float" office:value="15.23199" calcext:value-type="float">
            <text:p>15.23199</text:p>
          </table:table-cell>
          <table:table-cell office:value-type="float" office:value="33.98801" calcext:value-type="float">
            <text:p>33.98801</text:p>
          </table:table-cell>
          <table:table-cell office:value-type="float" office:value="20.02823" calcext:value-type="float">
            <text:p>20.02823</text:p>
          </table:table-cell>
          <table:table-cell office:value-type="float" office:value="30.46771" calcext:value-type="float">
            <text:p>30.46771</text:p>
          </table:table-cell>
          <table:table-cell office:value-type="float" office:value="20.38812" calcext:value-type="float">
            <text:p>20.38812</text:p>
          </table:table-cell>
          <table:table-cell office:value-type="float" office:value="27.35062" calcext:value-type="float">
            <text:p>27.35062</text:p>
          </table:table-cell>
          <table:table-cell office:value-type="float" office:value="20.49414" calcext:value-type="float">
            <text:p>20.49414</text:p>
          </table:table-cell>
          <table:table-cell office:value-type="float" office:value="24.94678" calcext:value-type="float">
            <text:p>24.94678</text:p>
          </table:table-cell>
          <table:table-cell office:value-type="float" office:value="20.24289" calcext:value-type="float">
            <text:p>20.24289</text:p>
          </table:table-cell>
          <table:table-cell office:value-type="float" office:value="23.06247" calcext:value-type="float">
            <text:p>23.06247</text:p>
          </table:table-cell>
          <table:table-cell office:value-type="float" office:value="19.75241" calcext:value-type="float">
            <text:p>19.752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0" calcext:value-type="float">
            <text:p>18062000</text:p>
          </table:table-cell>
          <table:table-cell office:value-type="float" office:value="9.904995" calcext:value-type="float">
            <text:p>9.904995</text:p>
          </table:table-cell>
          <table:table-cell office:value-type="float" office:value="15.345" calcext:value-type="float">
            <text:p>15.345</text:p>
          </table:table-cell>
          <table:table-cell office:value-type="float" office:value="10.335" calcext:value-type="float">
            <text:p>10.335</text:p>
          </table:table-cell>
          <table:table-cell office:value-type="float" office:value="1.346341" calcext:value-type="float">
            <text:p>1.346341</text:p>
          </table:table-cell>
          <table:table-cell office:value-type="float" office:value="0.9651338" calcext:value-type="float">
            <text:p>0.9651338</text:p>
          </table:table-cell>
          <table:table-cell office:value-type="float" office:value="136.2204" calcext:value-type="float">
            <text:p>136.2204</text:p>
          </table:table-cell>
          <table:table-cell office:value-type="float" office:value="3.2" calcext:value-type="float">
            <text:p>3.2</text:p>
          </table:table-cell>
          <table:table-cell office:value-type="float" office:value="24.491" calcext:value-type="float">
            <text:p>24.491</text:p>
          </table:table-cell>
          <table:table-cell office:value-type="float" office:value="10.88467" calcext:value-type="float">
            <text:p>10.88467</text:p>
          </table:table-cell>
          <table:table-cell office:value-type="float" office:value="21.1015" calcext:value-type="float">
            <text:p>21.1015</text:p>
          </table:table-cell>
          <table:table-cell office:value-type="float" office:value="14.16748" calcext:value-type="float">
            <text:p>14.16748</text:p>
          </table:table-cell>
          <table:table-cell office:value-type="float" office:value="21.87408" calcext:value-type="float">
            <text:p>21.87408</text:p>
          </table:table-cell>
          <table:table-cell office:value-type="float" office:value="15.77356" calcext:value-type="float">
            <text:p>15.77356</text:p>
          </table:table-cell>
          <table:table-cell office:value-type="float" office:value="22.86523" calcext:value-type="float">
            <text:p>22.86523</text:p>
          </table:table-cell>
          <table:table-cell office:value-type="float" office:value="16.99316" calcext:value-type="float">
            <text:p>16.99316</text:p>
          </table:table-cell>
          <table:table-cell office:value-type="float" office:value="22.9339" calcext:value-type="float">
            <text:p>22.9339</text:p>
          </table:table-cell>
          <table:table-cell office:value-type="float" office:value="17.70676" calcext:value-type="float">
            <text:p>17.70676</text:p>
          </table:table-cell>
          <table:table-cell office:value-type="float" office:value="22.33945" calcext:value-type="float">
            <text:p>22.33945</text:p>
          </table:table-cell>
          <table:table-cell office:value-type="float" office:value="18.04037" calcext:value-type="float">
            <text:p>18.040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0" calcext:value-type="float">
            <text:p>19062000</text:p>
          </table:table-cell>
          <table:table-cell office:value-type="float" office:value="24.87738" calcext:value-type="float">
            <text:p>24.87738</text:p>
          </table:table-cell>
          <table:table-cell office:value-type="float" office:value="22.215" calcext:value-type="float">
            <text:p>22.215</text:p>
          </table:table-cell>
          <table:table-cell office:value-type="float" office:value="8.135" calcext:value-type="float">
            <text:p>8.135</text:p>
          </table:table-cell>
          <table:table-cell office:value-type="float" office:value="1.678396" calcext:value-type="float">
            <text:p>1.678396</text:p>
          </table:table-cell>
          <table:table-cell office:value-type="float" office:value="0" calcext:value-type="float">
            <text:p>0</text:p>
          </table:table-cell>
          <table:table-cell office:value-type="float" office:value="301.3506" calcext:value-type="float">
            <text:p>301.3506</text:p>
          </table:table-cell>
          <table:table-cell office:value-type="float" office:value="6.3" calcext:value-type="float">
            <text:p>6.3</text:p>
          </table:table-cell>
          <table:table-cell office:value-type="float" office:value="35.76996" calcext:value-type="float">
            <text:p>35.76996</text:p>
          </table:table-cell>
          <table:table-cell office:value-type="float" office:value="4.140717" calcext:value-type="float">
            <text:p>4.140717</text:p>
          </table:table-cell>
          <table:table-cell office:value-type="float" office:value="26.65787" calcext:value-type="float">
            <text:p>26.65787</text:p>
          </table:table-cell>
          <table:table-cell office:value-type="float" office:value="9.57431" calcext:value-type="float">
            <text:p>9.57431</text:p>
          </table:table-cell>
          <table:table-cell office:value-type="float" office:value="23.8989" calcext:value-type="float">
            <text:p>23.8989</text:p>
          </table:table-cell>
          <table:table-cell office:value-type="float" office:value="11.94131" calcext:value-type="float">
            <text:p>11.94131</text:p>
          </table:table-cell>
          <table:table-cell office:value-type="float" office:value="21.72025" calcext:value-type="float">
            <text:p>21.72025</text:p>
          </table:table-cell>
          <table:table-cell office:value-type="float" office:value="13.80881" calcext:value-type="float">
            <text:p>13.80881</text:p>
          </table:table-cell>
          <table:table-cell office:value-type="float" office:value="20.16525" calcext:value-type="float">
            <text:p>20.16525</text:p>
          </table:table-cell>
          <table:table-cell office:value-type="float" office:value="15.02649" calcext:value-type="float">
            <text:p>15.02649</text:p>
          </table:table-cell>
          <table:table-cell office:value-type="float" office:value="19.0686" calcext:value-type="float">
            <text:p>19.0686</text:p>
          </table:table-cell>
          <table:table-cell office:value-type="float" office:value="15.76245" calcext:value-type="float">
            <text:p>15.762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0" calcext:value-type="float">
            <text:p>20062000</text:p>
          </table:table-cell>
          <table:table-cell office:value-type="float" office:value="30.19988" calcext:value-type="float">
            <text:p>30.19988</text:p>
          </table:table-cell>
          <table:table-cell office:value-type="float" office:value="25.295" calcext:value-type="float">
            <text:p>25.295</text:p>
          </table:table-cell>
          <table:table-cell office:value-type="float" office:value="12.5" calcext:value-type="float">
            <text:p>12.5</text:p>
          </table:table-cell>
          <table:table-cell office:value-type="float" office:value="1.610428" calcext:value-type="float">
            <text:p>1.610428</text:p>
          </table:table-cell>
          <table:table-cell office:value-type="float" office:value="1.002071" calcext:value-type="float">
            <text:p>1.002071</text:p>
          </table:table-cell>
          <table:table-cell office:value-type="float" office:value="207.864" calcext:value-type="float">
            <text:p>207.864</text:p>
          </table:table-cell>
          <table:table-cell office:value-type="float" office:value="0" calcext:value-type="float">
            <text:p>0</text:p>
          </table:table-cell>
          <table:table-cell office:value-type="float" office:value="43.89014" calcext:value-type="float">
            <text:p>43.89014</text:p>
          </table:table-cell>
          <table:table-cell office:value-type="float" office:value="12.57928" calcext:value-type="float">
            <text:p>12.57928</text:p>
          </table:table-cell>
          <table:table-cell office:value-type="float" office:value="30.40201" calcext:value-type="float">
            <text:p>30.40201</text:p>
          </table:table-cell>
          <table:table-cell office:value-type="float" office:value="14.88849" calcext:value-type="float">
            <text:p>14.88849</text:p>
          </table:table-cell>
          <table:table-cell office:value-type="float" office:value="26.73514" calcext:value-type="float">
            <text:p>26.73514</text:p>
          </table:table-cell>
          <table:table-cell office:value-type="float" office:value="15.83981" calcext:value-type="float">
            <text:p>15.83981</text:p>
          </table:table-cell>
          <table:table-cell office:value-type="float" office:value="23.86417" calcext:value-type="float">
            <text:p>23.86417</text:p>
          </table:table-cell>
          <table:table-cell office:value-type="float" office:value="16.59573" calcext:value-type="float">
            <text:p>16.59573</text:p>
          </table:table-cell>
          <table:table-cell office:value-type="float" office:value="21.95779" calcext:value-type="float">
            <text:p>21.95779</text:p>
          </table:table-cell>
          <table:table-cell office:value-type="float" office:value="16.98404" calcext:value-type="float">
            <text:p>16.98404</text:p>
          </table:table-cell>
          <table:table-cell office:value-type="float" office:value="20.60318" calcext:value-type="float">
            <text:p>20.60318</text:p>
          </table:table-cell>
          <table:table-cell office:value-type="float" office:value="17.10901" calcext:value-type="float">
            <text:p>17.109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0" calcext:value-type="float">
            <text:p>21062000</text:p>
          </table:table-cell>
          <table:table-cell office:value-type="float" office:value="6.513192" calcext:value-type="float">
            <text:p>6.513192</text:p>
          </table:table-cell>
          <table:table-cell office:value-type="float" office:value="22.705" calcext:value-type="float">
            <text:p>22.705</text:p>
          </table:table-cell>
          <table:table-cell office:value-type="float" office:value="17.99" calcext:value-type="float">
            <text:p>17.99</text:p>
          </table:table-cell>
          <table:table-cell office:value-type="float" office:value="2.417867" calcext:value-type="float">
            <text:p>2.417867</text:p>
          </table:table-cell>
          <table:table-cell office:value-type="float" office:value="1.434056" calcext:value-type="float">
            <text:p>1.434056</text:p>
          </table:table-cell>
          <table:table-cell office:value-type="float" office:value="392.9041" calcext:value-type="float">
            <text:p>392.9041</text:p>
          </table:table-cell>
          <table:table-cell office:value-type="float" office:value="17.2" calcext:value-type="float">
            <text:p>17.2</text:p>
          </table:table-cell>
          <table:table-cell office:value-type="float" office:value="26.31561" calcext:value-type="float">
            <text:p>26.31561</text:p>
          </table:table-cell>
          <table:table-cell office:value-type="float" office:value="17.01007" calcext:value-type="float">
            <text:p>17.01007</text:p>
          </table:table-cell>
          <table:table-cell office:value-type="float" office:value="23.13242" calcext:value-type="float">
            <text:p>23.13242</text:p>
          </table:table-cell>
          <table:table-cell office:value-type="float" office:value="18.94531" calcext:value-type="float">
            <text:p>18.94531</text:p>
          </table:table-cell>
          <table:table-cell office:value-type="float" office:value="21.95279" calcext:value-type="float">
            <text:p>21.95279</text:p>
          </table:table-cell>
          <table:table-cell office:value-type="float" office:value="19.47983" calcext:value-type="float">
            <text:p>19.47983</text:p>
          </table:table-cell>
          <table:table-cell office:value-type="float" office:value="21.44882" calcext:value-type="float">
            <text:p>21.44882</text:p>
          </table:table-cell>
          <table:table-cell office:value-type="float" office:value="19.4567" calcext:value-type="float">
            <text:p>19.4567</text:p>
          </table:table-cell>
          <table:table-cell office:value-type="float" office:value="21.09848" calcext:value-type="float">
            <text:p>21.09848</text:p>
          </table:table-cell>
          <table:table-cell office:value-type="float" office:value="19.27396" calcext:value-type="float">
            <text:p>19.27396</text:p>
          </table:table-cell>
          <table:table-cell office:value-type="float" office:value="20.40305" calcext:value-type="float">
            <text:p>20.40305</text:p>
          </table:table-cell>
          <table:table-cell office:value-type="float" office:value="18.98373" calcext:value-type="float">
            <text:p>18.983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0" calcext:value-type="float">
            <text:p>22062000</text:p>
          </table:table-cell>
          <table:table-cell office:value-type="float" office:value="18.00414" calcext:value-type="float">
            <text:p>18.00414</text:p>
          </table:table-cell>
          <table:table-cell office:value-type="float" office:value="25.37" calcext:value-type="float">
            <text:p>25.37</text:p>
          </table:table-cell>
          <table:table-cell office:value-type="float" office:value="16.27" calcext:value-type="float">
            <text:p>16.27</text:p>
          </table:table-cell>
          <table:table-cell office:value-type="float" office:value="2.103073" calcext:value-type="float">
            <text:p>2.103073</text:p>
          </table:table-cell>
          <table:table-cell office:value-type="float" office:value="1.483632" calcext:value-type="float">
            <text:p>1.483632</text:p>
          </table:table-cell>
          <table:table-cell office:value-type="float" office:value="495.5275" calcext:value-type="float">
            <text:p>495.5275</text:p>
          </table:table-cell>
          <table:table-cell office:value-type="float" office:value="7.199999" calcext:value-type="float">
            <text:p>7.199999</text:p>
          </table:table-cell>
          <table:table-cell office:value-type="float" office:value="33.71854" calcext:value-type="float">
            <text:p>33.71854</text:p>
          </table:table-cell>
          <table:table-cell office:value-type="float" office:value="15.62158" calcext:value-type="float">
            <text:p>15.62158</text:p>
          </table:table-cell>
          <table:table-cell office:value-type="float" office:value="26.72888" calcext:value-type="float">
            <text:p>26.72888</text:p>
          </table:table-cell>
          <table:table-cell office:value-type="float" office:value="17.46292" calcext:value-type="float">
            <text:p>17.46292</text:p>
          </table:table-cell>
          <table:table-cell office:value-type="float" office:value="24.04929" calcext:value-type="float">
            <text:p>24.04929</text:p>
          </table:table-cell>
          <table:table-cell office:value-type="float" office:value="18.36884" calcext:value-type="float">
            <text:p>18.36884</text:p>
          </table:table-cell>
          <table:table-cell office:value-type="float" office:value="22.12805" calcext:value-type="float">
            <text:p>22.12805</text:p>
          </table:table-cell>
          <table:table-cell office:value-type="float" office:value="18.82895" calcext:value-type="float">
            <text:p>18.82895</text:p>
          </table:table-cell>
          <table:table-cell office:value-type="float" office:value="20.84344" calcext:value-type="float">
            <text:p>20.84344</text:p>
          </table:table-cell>
          <table:table-cell office:value-type="float" office:value="18.87106" calcext:value-type="float">
            <text:p>18.87106</text:p>
          </table:table-cell>
          <table:table-cell office:value-type="float" office:value="19.92648" calcext:value-type="float">
            <text:p>19.92648</text:p>
          </table:table-cell>
          <table:table-cell office:value-type="float" office:value="18.71799" calcext:value-type="float">
            <text:p>18.717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0" calcext:value-type="float">
            <text:p>23062000</text:p>
          </table:table-cell>
          <table:table-cell office:value-type="float" office:value="31.80433" calcext:value-type="float">
            <text:p>31.80433</text:p>
          </table:table-cell>
          <table:table-cell office:value-type="float" office:value="21.35" calcext:value-type="float">
            <text:p>21.35</text:p>
          </table:table-cell>
          <table:table-cell office:value-type="float" office:value="12.65" calcext:value-type="float">
            <text:p>12.65</text:p>
          </table:table-cell>
          <table:table-cell office:value-type="float" office:value="1.612489" calcext:value-type="float">
            <text:p>1.612489</text:p>
          </table:table-cell>
          <table:table-cell office:value-type="float" office:value="0.6501493" calcext:value-type="float">
            <text:p>0.6501493</text:p>
          </table:table-cell>
          <table:table-cell office:value-type="float" office:value="346.9914" calcext:value-type="float">
            <text:p>346.9914</text:p>
          </table:table-cell>
          <table:table-cell office:value-type="float" office:value="0.1" calcext:value-type="float">
            <text:p>0.1</text:p>
          </table:table-cell>
          <table:table-cell office:value-type="float" office:value="39.14273" calcext:value-type="float">
            <text:p>39.14273</text:p>
          </table:table-cell>
          <table:table-cell office:value-type="float" office:value="14.16031" calcext:value-type="float">
            <text:p>14.16031</text:p>
          </table:table-cell>
          <table:table-cell office:value-type="float" office:value="28.34192" calcext:value-type="float">
            <text:p>28.34192</text:p>
          </table:table-cell>
          <table:table-cell office:value-type="float" office:value="15.9675" calcext:value-type="float">
            <text:p>15.9675</text:p>
          </table:table-cell>
          <table:table-cell office:value-type="float" office:value="25.50885" calcext:value-type="float">
            <text:p>25.50885</text:p>
          </table:table-cell>
          <table:table-cell office:value-type="float" office:value="16.81314" calcext:value-type="float">
            <text:p>16.81314</text:p>
          </table:table-cell>
          <table:table-cell office:value-type="float" office:value="23.15314" calcext:value-type="float">
            <text:p>23.15314</text:p>
          </table:table-cell>
          <table:table-cell office:value-type="float" office:value="17.42203" calcext:value-type="float">
            <text:p>17.42203</text:p>
          </table:table-cell>
          <table:table-cell office:value-type="float" office:value="21.62866" calcext:value-type="float">
            <text:p>21.62866</text:p>
          </table:table-cell>
          <table:table-cell office:value-type="float" office:value="17.75821" calcext:value-type="float">
            <text:p>17.75821</text:p>
          </table:table-cell>
          <table:table-cell office:value-type="float" office:value="20.50754" calcext:value-type="float">
            <text:p>20.50754</text:p>
          </table:table-cell>
          <table:table-cell office:value-type="float" office:value="17.86526" calcext:value-type="float">
            <text:p>17.8652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0" calcext:value-type="float">
            <text:p>24062000</text:p>
          </table:table-cell>
          <table:table-cell office:value-type="float" office:value="24.02778" calcext:value-type="float">
            <text:p>24.02778</text:p>
          </table:table-cell>
          <table:table-cell office:value-type="float" office:value="25.715" calcext:value-type="float">
            <text:p>25.715</text:p>
          </table:table-cell>
          <table:table-cell office:value-type="float" office:value="11.41" calcext:value-type="float">
            <text:p>11.41</text:p>
          </table:table-cell>
          <table:table-cell office:value-type="float" office:value="1.736728" calcext:value-type="float">
            <text:p>1.736728</text:p>
          </table:table-cell>
          <table:table-cell office:value-type="float" office:value="1.213243" calcext:value-type="float">
            <text:p>1.213243</text:p>
          </table:table-cell>
          <table:table-cell office:value-type="float" office:value="294.5628" calcext:value-type="float">
            <text:p>294.5628</text:p>
          </table:table-cell>
          <table:table-cell office:value-type="float" office:value="0" calcext:value-type="float">
            <text:p>0</text:p>
          </table:table-cell>
          <table:table-cell office:value-type="float" office:value="47.98514" calcext:value-type="float">
            <text:p>47.98514</text:p>
          </table:table-cell>
          <table:table-cell office:value-type="float" office:value="12.89899" calcext:value-type="float">
            <text:p>12.89899</text:p>
          </table:table-cell>
          <table:table-cell office:value-type="float" office:value="33.02603" calcext:value-type="float">
            <text:p>33.02603</text:p>
          </table:table-cell>
          <table:table-cell office:value-type="float" office:value="16.47403" calcext:value-type="float">
            <text:p>16.47403</text:p>
          </table:table-cell>
          <table:table-cell office:value-type="float" office:value="28.96637" calcext:value-type="float">
            <text:p>28.96637</text:p>
          </table:table-cell>
          <table:table-cell office:value-type="float" office:value="17.44196" calcext:value-type="float">
            <text:p>17.44196</text:p>
          </table:table-cell>
          <table:table-cell office:value-type="float" office:value="25.8577" calcext:value-type="float">
            <text:p>25.8577</text:p>
          </table:table-cell>
          <table:table-cell office:value-type="float" office:value="18.12344" calcext:value-type="float">
            <text:p>18.12344</text:p>
          </table:table-cell>
          <table:table-cell office:value-type="float" office:value="23.71085" calcext:value-type="float">
            <text:p>23.71085</text:p>
          </table:table-cell>
          <table:table-cell office:value-type="float" office:value="18.42627" calcext:value-type="float">
            <text:p>18.42627</text:p>
          </table:table-cell>
          <table:table-cell office:value-type="float" office:value="22.1521" calcext:value-type="float">
            <text:p>22.1521</text:p>
          </table:table-cell>
          <table:table-cell office:value-type="float" office:value="18.46219" calcext:value-type="float">
            <text:p>18.462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0" calcext:value-type="float">
            <text:p>25062000</text:p>
          </table:table-cell>
          <table:table-cell office:value-type="float" office:value="13.95851" calcext:value-type="float">
            <text:p>13.95851</text:p>
          </table:table-cell>
          <table:table-cell office:value-type="float" office:value="26.585" calcext:value-type="float">
            <text:p>26.585</text:p>
          </table:table-cell>
          <table:table-cell office:value-type="float" office:value="19.27" calcext:value-type="float">
            <text:p>19.27</text:p>
          </table:table-cell>
          <table:table-cell office:value-type="float" office:value="2.424431" calcext:value-type="float">
            <text:p>2.424431</text:p>
          </table:table-cell>
          <table:table-cell office:value-type="float" office:value="0" calcext:value-type="float">
            <text:p>0</text:p>
          </table:table-cell>
          <table:table-cell office:value-type="float" office:value="286.731" calcext:value-type="float">
            <text:p>286.731</text:p>
          </table:table-cell>
          <table:table-cell office:value-type="float" office:value="48.1" calcext:value-type="float">
            <text:p>48.1</text:p>
          </table:table-cell>
          <table:table-cell office:value-type="float" office:value="32.60428" calcext:value-type="float">
            <text:p>32.60428</text:p>
          </table:table-cell>
          <table:table-cell office:value-type="float" office:value="15.07153" calcext:value-type="float">
            <text:p>15.07153</text:p>
          </table:table-cell>
          <table:table-cell office:value-type="float" office:value="26.33328" calcext:value-type="float">
            <text:p>26.33328</text:p>
          </table:table-cell>
          <table:table-cell office:value-type="float" office:value="17.10632" calcext:value-type="float">
            <text:p>17.10632</text:p>
          </table:table-cell>
          <table:table-cell office:value-type="float" office:value="24.1051" calcext:value-type="float">
            <text:p>24.1051</text:p>
          </table:table-cell>
          <table:table-cell office:value-type="float" office:value="17.97858" calcext:value-type="float">
            <text:p>17.97858</text:p>
          </table:table-cell>
          <table:table-cell office:value-type="float" office:value="23.05637" calcext:value-type="float">
            <text:p>23.05637</text:p>
          </table:table-cell>
          <table:table-cell office:value-type="float" office:value="18.6445" calcext:value-type="float">
            <text:p>18.6445</text:p>
          </table:table-cell>
          <table:table-cell office:value-type="float" office:value="22.65314" calcext:value-type="float">
            <text:p>22.65314</text:p>
          </table:table-cell>
          <table:table-cell office:value-type="float" office:value="19.03055" calcext:value-type="float">
            <text:p>19.03055</text:p>
          </table:table-cell>
          <table:table-cell office:value-type="float" office:value="21.88919" calcext:value-type="float">
            <text:p>21.88919</text:p>
          </table:table-cell>
          <table:table-cell office:value-type="float" office:value="19.17239" calcext:value-type="float">
            <text:p>19.172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0" calcext:value-type="float">
            <text:p>26062000</text:p>
          </table:table-cell>
          <table:table-cell office:value-type="float" office:value="29.47406" calcext:value-type="float">
            <text:p>29.47406</text:p>
          </table:table-cell>
          <table:table-cell office:value-type="float" office:value="28.595" calcext:value-type="float">
            <text:p>28.595</text:p>
          </table:table-cell>
          <table:table-cell office:value-type="float" office:value="17.21" calcext:value-type="float">
            <text:p>17.21</text:p>
          </table:table-cell>
          <table:table-cell office:value-type="float" office:value="2.350418" calcext:value-type="float">
            <text:p>2.350418</text:p>
          </table:table-cell>
          <table:table-cell office:value-type="float" office:value="0" calcext:value-type="float">
            <text:p>0</text:p>
          </table:table-cell>
          <table:table-cell office:value-type="float" office:value="299.9448" calcext:value-type="float">
            <text:p>299.9448</text:p>
          </table:table-cell>
          <table:table-cell office:value-type="float" office:value="0" calcext:value-type="float">
            <text:p>0</text:p>
          </table:table-cell>
          <table:table-cell office:value-type="float" office:value="42.45697" calcext:value-type="float">
            <text:p>42.45697</text:p>
          </table:table-cell>
          <table:table-cell office:value-type="float" office:value="15.14218" calcext:value-type="float">
            <text:p>15.14218</text:p>
          </table:table-cell>
          <table:table-cell office:value-type="float" office:value="31.23123" calcext:value-type="float">
            <text:p>31.23123</text:p>
          </table:table-cell>
          <table:table-cell office:value-type="float" office:value="17.65994" calcext:value-type="float">
            <text:p>17.65994</text:p>
          </table:table-cell>
          <table:table-cell office:value-type="float" office:value="28.16638" calcext:value-type="float">
            <text:p>28.16638</text:p>
          </table:table-cell>
          <table:table-cell office:value-type="float" office:value="18.8606" calcext:value-type="float">
            <text:p>18.8606</text:p>
          </table:table-cell>
          <table:table-cell office:value-type="float" office:value="25.63089" calcext:value-type="float">
            <text:p>25.63089</text:p>
          </table:table-cell>
          <table:table-cell office:value-type="float" office:value="19.54886" calcext:value-type="float">
            <text:p>19.54886</text:p>
          </table:table-cell>
          <table:table-cell office:value-type="float" office:value="23.81537" calcext:value-type="float">
            <text:p>23.81537</text:p>
          </table:table-cell>
          <table:table-cell office:value-type="float" office:value="19.73117" calcext:value-type="float">
            <text:p>19.73117</text:p>
          </table:table-cell>
          <table:table-cell office:value-type="float" office:value="22.47134" calcext:value-type="float">
            <text:p>22.47134</text:p>
          </table:table-cell>
          <table:table-cell office:value-type="float" office:value="19.63428" calcext:value-type="float">
            <text:p>19.634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0" calcext:value-type="float">
            <text:p>27062000</text:p>
          </table:table-cell>
          <table:table-cell office:value-type="float" office:value="29.36023" calcext:value-type="float">
            <text:p>29.36023</text:p>
          </table:table-cell>
          <table:table-cell office:value-type="float" office:value="24.975" calcext:value-type="float">
            <text:p>24.975</text:p>
          </table:table-cell>
          <table:table-cell office:value-type="float" office:value="15.815" calcext:value-type="float">
            <text:p>15.815</text:p>
          </table:table-cell>
          <table:table-cell office:value-type="float" office:value="2.242778" calcext:value-type="float">
            <text:p>2.242778</text:p>
          </table:table-cell>
          <table:table-cell office:value-type="float" office:value="1.122391" calcext:value-type="float">
            <text:p>1.122391</text:p>
          </table:table-cell>
          <table:table-cell office:value-type="float" office:value="451.4742" calcext:value-type="float">
            <text:p>451.4742</text:p>
          </table:table-cell>
          <table:table-cell office:value-type="float" office:value="3.4" calcext:value-type="float">
            <text:p>3.4</text:p>
          </table:table-cell>
          <table:table-cell office:value-type="float" office:value="39.44223" calcext:value-type="float">
            <text:p>39.44223</text:p>
          </table:table-cell>
          <table:table-cell office:value-type="float" office:value="17.01718" calcext:value-type="float">
            <text:p>17.01718</text:p>
          </table:table-cell>
          <table:table-cell office:value-type="float" office:value="30.02087" calcext:value-type="float">
            <text:p>30.02087</text:p>
          </table:table-cell>
          <table:table-cell office:value-type="float" office:value="20.10541" calcext:value-type="float">
            <text:p>20.10541</text:p>
          </table:table-cell>
          <table:table-cell office:value-type="float" office:value="27.45901" calcext:value-type="float">
            <text:p>27.45901</text:p>
          </table:table-cell>
          <table:table-cell office:value-type="float" office:value="20.93658" calcext:value-type="float">
            <text:p>20.93658</text:p>
          </table:table-cell>
          <table:table-cell office:value-type="float" office:value="25.49176" calcext:value-type="float">
            <text:p>25.49176</text:p>
          </table:table-cell>
          <table:table-cell office:value-type="float" office:value="21.36292" calcext:value-type="float">
            <text:p>21.36292</text:p>
          </table:table-cell>
          <table:table-cell office:value-type="float" office:value="23.99704" calcext:value-type="float">
            <text:p>23.99704</text:p>
          </table:table-cell>
          <table:table-cell office:value-type="float" office:value="21.34424" calcext:value-type="float">
            <text:p>21.34424</text:p>
          </table:table-cell>
          <table:table-cell office:value-type="float" office:value="22.81741" calcext:value-type="float">
            <text:p>22.81741</text:p>
          </table:table-cell>
          <table:table-cell office:value-type="float" office:value="21.06149" calcext:value-type="float">
            <text:p>21.061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0" calcext:value-type="float">
            <text:p>28062000</text:p>
          </table:table-cell>
          <table:table-cell office:value-type="float" office:value="22.89199" calcext:value-type="float">
            <text:p>22.89199</text:p>
          </table:table-cell>
          <table:table-cell office:value-type="float" office:value="22.61" calcext:value-type="float">
            <text:p>22.61</text:p>
          </table:table-cell>
          <table:table-cell office:value-type="float" office:value="12.7" calcext:value-type="float">
            <text:p>12.7</text:p>
          </table:table-cell>
          <table:table-cell office:value-type="float" office:value="1.479008" calcext:value-type="float">
            <text:p>1.479008</text:p>
          </table:table-cell>
          <table:table-cell office:value-type="float" office:value="1.035119" calcext:value-type="float">
            <text:p>1.035119</text:p>
          </table:table-cell>
          <table:table-cell office:value-type="float" office:value="284.9455" calcext:value-type="float">
            <text:p>284.9455</text:p>
          </table:table-cell>
          <table:table-cell office:value-type="float" office:value="0.2" calcext:value-type="float">
            <text:p>0.2</text:p>
          </table:table-cell>
          <table:table-cell office:value-type="float" office:value="37.05002" calcext:value-type="float">
            <text:p>37.05002</text:p>
          </table:table-cell>
          <table:table-cell office:value-type="float" office:value="14.3446" calcext:value-type="float">
            <text:p>14.3446</text:p>
          </table:table-cell>
          <table:table-cell office:value-type="float" office:value="29.0885" calcext:value-type="float">
            <text:p>29.0885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26.93594" calcext:value-type="float">
            <text:p>26.93594</text:p>
          </table:table-cell>
          <table:table-cell office:value-type="float" office:value="19.44092" calcext:value-type="float">
            <text:p>19.44092</text:p>
          </table:table-cell>
          <table:table-cell office:value-type="float" office:value="24.94791" calcext:value-type="float">
            <text:p>24.94791</text:p>
          </table:table-cell>
          <table:table-cell office:value-type="float" office:value="20.21039" calcext:value-type="float">
            <text:p>20.21039</text:p>
          </table:table-cell>
          <table:table-cell office:value-type="float" office:value="23.57025" calcext:value-type="float">
            <text:p>23.57025</text:p>
          </table:table-cell>
          <table:table-cell office:value-type="float" office:value="20.53268" calcext:value-type="float">
            <text:p>20.53268</text:p>
          </table:table-cell>
          <table:table-cell office:value-type="float" office:value="22.50967" calcext:value-type="float">
            <text:p>22.50967</text:p>
          </table:table-cell>
          <table:table-cell office:value-type="float" office:value="20.5343" calcext:value-type="float">
            <text:p>20.53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0" calcext:value-type="float">
            <text:p>29062000</text:p>
          </table:table-cell>
          <table:table-cell office:value-type="float" office:value="13.02644" calcext:value-type="float">
            <text:p>13.02644</text:p>
          </table:table-cell>
          <table:table-cell office:value-type="float" office:value="20.53" calcext:value-type="float">
            <text:p>20.53</text:p>
          </table:table-cell>
          <table:table-cell office:value-type="float" office:value="14.58" calcext:value-type="float">
            <text:p>14.58</text:p>
          </table:table-cell>
          <table:table-cell office:value-type="float" office:value="1.592803" calcext:value-type="float">
            <text:p>1.592803</text:p>
          </table:table-cell>
          <table:table-cell office:value-type="float" office:value="1.113419" calcext:value-type="float">
            <text:p>1.113419</text:p>
          </table:table-cell>
          <table:table-cell office:value-type="float" office:value="163.4148" calcext:value-type="float">
            <text:p>163.4148</text:p>
          </table:table-cell>
          <table:table-cell office:value-type="float" office:value="1.6" calcext:value-type="float">
            <text:p>1.6</text:p>
          </table:table-cell>
          <table:table-cell office:value-type="float" office:value="32.48404" calcext:value-type="float">
            <text:p>32.48404</text:p>
          </table:table-cell>
          <table:table-cell office:value-type="float" office:value="14.89453" calcext:value-type="float">
            <text:p>14.89453</text:p>
          </table:table-cell>
          <table:table-cell office:value-type="float" office:value="25.43527" calcext:value-type="float">
            <text:p>25.43527</text:p>
          </table:table-cell>
          <table:table-cell office:value-type="float" office:value="17.58997" calcext:value-type="float">
            <text:p>17.58997</text:p>
          </table:table-cell>
          <table:table-cell office:value-type="float" office:value="23.78259" calcext:value-type="float">
            <text:p>23.78259</text:p>
          </table:table-cell>
          <table:table-cell office:value-type="float" office:value="18.8291" calcext:value-type="float">
            <text:p>18.8291</text:p>
          </table:table-cell>
          <table:table-cell office:value-type="float" office:value="22.66034" calcext:value-type="float">
            <text:p>22.66034</text:p>
          </table:table-cell>
          <table:table-cell office:value-type="float" office:value="19.80255" calcext:value-type="float">
            <text:p>19.80255</text:p>
          </table:table-cell>
          <table:table-cell office:value-type="float" office:value="22.3764" calcext:value-type="float">
            <text:p>22.3764</text:p>
          </table:table-cell>
          <table:table-cell office:value-type="float" office:value="20.30298" calcext:value-type="float">
            <text:p>20.30298</text:p>
          </table:table-cell>
          <table:table-cell office:value-type="float" office:value="22.05786" calcext:value-type="float">
            <text:p>22.05786</text:p>
          </table:table-cell>
          <table:table-cell office:value-type="float" office:value="20.42319" calcext:value-type="float">
            <text:p>20.4231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0" calcext:value-type="float">
            <text:p>30062000</text:p>
          </table:table-cell>
          <table:table-cell office:value-type="float" office:value="24.88663" calcext:value-type="float">
            <text:p>24.88663</text:p>
          </table:table-cell>
          <table:table-cell office:value-type="float" office:value="24.08" calcext:value-type="float">
            <text:p>24.08</text:p>
          </table:table-cell>
          <table:table-cell office:value-type="float" office:value="14.295" calcext:value-type="float">
            <text:p>14.295</text:p>
          </table:table-cell>
          <table:table-cell office:value-type="float" office:value="1.629719" calcext:value-type="float">
            <text:p>1.629719</text:p>
          </table:table-cell>
          <table:table-cell office:value-type="float" office:value="1.145748" calcext:value-type="float">
            <text:p>1.145748</text:p>
          </table:table-cell>
          <table:table-cell office:value-type="float" office:value="232.9308" calcext:value-type="float">
            <text:p>232.9308</text:p>
          </table:table-cell>
          <table:table-cell office:value-type="float" office:value="0.6" calcext:value-type="float">
            <text:p>0.6</text:p>
          </table:table-cell>
          <table:table-cell office:value-type="float" office:value="39.26691" calcext:value-type="float">
            <text:p>39.26691</text:p>
          </table:table-cell>
          <table:table-cell office:value-type="float" office:value="14.59277" calcext:value-type="float">
            <text:p>14.59277</text:p>
          </table:table-cell>
          <table:table-cell office:value-type="float" office:value="28.13052" calcext:value-type="float">
            <text:p>28.13052</text:p>
          </table:table-cell>
          <table:table-cell office:value-type="float" office:value="16.6539" calcext:value-type="float">
            <text:p>16.6539</text:p>
          </table:table-cell>
          <table:table-cell office:value-type="float" office:value="25.2178" calcext:value-type="float">
            <text:p>25.2178</text:p>
          </table:table-cell>
          <table:table-cell office:value-type="float" office:value="17.60727" calcext:value-type="float">
            <text:p>17.60727</text:p>
          </table:table-cell>
          <table:table-cell office:value-type="float" office:value="23.16788" calcext:value-type="float">
            <text:p>23.16788</text:p>
          </table:table-cell>
          <table:table-cell office:value-type="float" office:value="18.2963" calcext:value-type="float">
            <text:p>18.2963</text:p>
          </table:table-cell>
          <table:table-cell office:value-type="float" office:value="21.95166" calcext:value-type="float">
            <text:p>21.95166</text:p>
          </table:table-cell>
          <table:table-cell office:value-type="float" office:value="18.71649" calcext:value-type="float">
            <text:p>18.71649</text:p>
          </table:table-cell>
          <table:table-cell office:value-type="float" office:value="21.07928" calcext:value-type="float">
            <text:p>21.07928</text:p>
          </table:table-cell>
          <table:table-cell office:value-type="float" office:value="18.92688" calcext:value-type="float">
            <text:p>18.926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0" calcext:value-type="float">
            <text:p>1072000</text:p>
          </table:table-cell>
          <table:table-cell office:value-type="float" office:value="25.70276" calcext:value-type="float">
            <text:p>25.70276</text:p>
          </table:table-cell>
          <table:table-cell office:value-type="float" office:value="27.4" calcext:value-type="float">
            <text:p>27.4</text:p>
          </table:table-cell>
          <table:table-cell office:value-type="float" office:value="12.5" calcext:value-type="float">
            <text:p>12.5</text:p>
          </table:table-cell>
          <table:table-cell office:value-type="float" office:value="1.838494" calcext:value-type="float">
            <text:p>1.838494</text:p>
          </table:table-cell>
          <table:table-cell office:value-type="float" office:value="1.314173" calcext:value-type="float">
            <text:p>1.314173</text:p>
          </table:table-cell>
          <table:table-cell office:value-type="float" office:value="254.043" calcext:value-type="float">
            <text:p>254.043</text:p>
          </table:table-cell>
          <table:table-cell office:value-type="float" office:value="7.7" calcext:value-type="float">
            <text:p>7.7</text:p>
          </table:table-cell>
          <table:table-cell office:value-type="float" office:value="44.52454" calcext:value-type="float">
            <text:p>44.52454</text:p>
          </table:table-cell>
          <table:table-cell office:value-type="float" office:value="13.8335" calcext:value-type="float">
            <text:p>13.8335</text:p>
          </table:table-cell>
          <table:table-cell office:value-type="float" office:value="32.35059" calcext:value-type="float">
            <text:p>32.35059</text:p>
          </table:table-cell>
          <table:table-cell office:value-type="float" office:value="17.24033" calcext:value-type="float">
            <text:p>17.24033</text:p>
          </table:table-cell>
          <table:table-cell office:value-type="float" office:value="28.97058" calcext:value-type="float">
            <text:p>28.97058</text:p>
          </table:table-cell>
          <table:table-cell office:value-type="float" office:value="18.30331" calcext:value-type="float">
            <text:p>18.30331</text:p>
          </table:table-cell>
          <table:table-cell office:value-type="float" office:value="25.99252" calcext:value-type="float">
            <text:p>25.99252</text:p>
          </table:table-cell>
          <table:table-cell office:value-type="float" office:value="18.98746" calcext:value-type="float">
            <text:p>18.98746</text:p>
          </table:table-cell>
          <table:table-cell office:value-type="float" office:value="24.03326" calcext:value-type="float">
            <text:p>24.03326</text:p>
          </table:table-cell>
          <table:table-cell office:value-type="float" office:value="19.31348" calcext:value-type="float">
            <text:p>19.31348</text:p>
          </table:table-cell>
          <table:table-cell office:value-type="float" office:value="22.58673" calcext:value-type="float">
            <text:p>22.58673</text:p>
          </table:table-cell>
          <table:table-cell office:value-type="float" office:value="19.39008" calcext:value-type="float">
            <text:p>19.390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17.37659" calcext:value-type="float">
            <text:p>17.37659</text:p>
          </table:table-cell>
          <table:table-cell office:value-type="float" office:value="26.565" calcext:value-type="float">
            <text:p>26.565</text:p>
          </table:table-cell>
          <table:table-cell office:value-type="float" office:value="17.285" calcext:value-type="float">
            <text:p>17.285</text:p>
          </table:table-cell>
          <table:table-cell office:value-type="float" office:value="2.18033" calcext:value-type="float">
            <text:p>2.18033</text:p>
          </table:table-cell>
          <table:table-cell office:value-type="float" office:value="1.658898" calcext:value-type="float">
            <text:p>1.658898</text:p>
          </table:table-cell>
          <table:table-cell office:value-type="float" office:value="460.4202" calcext:value-type="float">
            <text:p>460.4202</text:p>
          </table:table-cell>
          <table:table-cell office:value-type="float" office:value="9.700001" calcext:value-type="float">
            <text:p>9.700001</text:p>
          </table:table-cell>
          <table:table-cell office:value-type="float" office:value="31.78632" calcext:value-type="float">
            <text:p>31.78632</text:p>
          </table:table-cell>
          <table:table-cell office:value-type="float" office:value="16.6651" calcext:value-type="float">
            <text:p>16.6651</text:p>
          </table:table-cell>
          <table:table-cell office:value-type="float" office:value="25.43082" calcext:value-type="float">
            <text:p>25.43082</text:p>
          </table:table-cell>
          <table:table-cell office:value-type="float" office:value="18.37" calcext:value-type="float">
            <text:p>18.37</text:p>
          </table:table-cell>
          <table:table-cell office:value-type="float" office:value="23.60916" calcext:value-type="float">
            <text:p>23.60916</text:p>
          </table:table-cell>
          <table:table-cell office:value-type="float" office:value="19.11136" calcext:value-type="float">
            <text:p>19.11136</text:p>
          </table:table-cell>
          <table:table-cell office:value-type="float" office:value="22.39325" calcext:value-type="float">
            <text:p>22.39325</text:p>
          </table:table-cell>
          <table:table-cell office:value-type="float" office:value="19.66492" calcext:value-type="float">
            <text:p>19.66492</text:p>
          </table:table-cell>
          <table:table-cell office:value-type="float" office:value="21.64606" calcext:value-type="float">
            <text:p>21.64606</text:p>
          </table:table-cell>
          <table:table-cell office:value-type="float" office:value="19.89447" calcext:value-type="float">
            <text:p>19.89447</text:p>
          </table:table-cell>
          <table:table-cell office:value-type="float" office:value="21.55881" calcext:value-type="float">
            <text:p>21.55881</text:p>
          </table:table-cell>
          <table:table-cell office:value-type="float" office:value="19.91357" calcext:value-type="float">
            <text:p>19.9135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0" calcext:value-type="float">
            <text:p>3072000</text:p>
          </table:table-cell>
          <table:table-cell office:value-type="float" office:value="8.153714" calcext:value-type="float">
            <text:p>8.153714</text:p>
          </table:table-cell>
          <table:table-cell office:value-type="float" office:value="20.885" calcext:value-type="float">
            <text:p>20.885</text:p>
          </table:table-cell>
          <table:table-cell office:value-type="float" office:value="16.36" calcext:value-type="float">
            <text:p>16.36</text:p>
          </table:table-cell>
          <table:table-cell office:value-type="float" office:value="2.117875" calcext:value-type="float">
            <text:p>2.117875</text:p>
          </table:table-cell>
          <table:table-cell office:value-type="float" office:value="1.76581" calcext:value-type="float">
            <text:p>1.76581</text:p>
          </table:table-cell>
          <table:table-cell office:value-type="float" office:value="171.81" calcext:value-type="float">
            <text:p>171.81</text:p>
          </table:table-cell>
          <table:table-cell office:value-type="float" office:value="0.7" calcext:value-type="float">
            <text:p>0.7</text:p>
          </table:table-cell>
          <table:table-cell office:value-type="float" office:value="25.90228" calcext:value-type="float">
            <text:p>25.90228</text:p>
          </table:table-cell>
          <table:table-cell office:value-type="float" office:value="16.65546" calcext:value-type="float">
            <text:p>16.65546</text:p>
          </table:table-cell>
          <table:table-cell office:value-type="float" office:value="22.38895" calcext:value-type="float">
            <text:p>22.38895</text:p>
          </table:table-cell>
          <table:table-cell office:value-type="float" office:value="18.17557" calcext:value-type="float">
            <text:p>18.17557</text:p>
          </table:table-cell>
          <table:table-cell office:value-type="float" office:value="21.1918" calcext:value-type="float">
            <text:p>21.1918</text:p>
          </table:table-cell>
          <table:table-cell office:value-type="float" office:value="18.88318" calcext:value-type="float">
            <text:p>18.88318</text:p>
          </table:table-cell>
          <table:table-cell office:value-type="float" office:value="20.52539" calcext:value-type="float">
            <text:p>20.52539</text:p>
          </table:table-cell>
          <table:table-cell office:value-type="float" office:value="19.31818" calcext:value-type="float">
            <text:p>19.31818</text:p>
          </table:table-cell>
          <table:table-cell office:value-type="float" office:value="20.59842" calcext:value-type="float">
            <text:p>20.59842</text:p>
          </table:table-cell>
          <table:table-cell office:value-type="float" office:value="19.47681" calcext:value-type="float">
            <text:p>19.47681</text:p>
          </table:table-cell>
          <table:table-cell office:value-type="float" office:value="20.46371" calcext:value-type="float">
            <text:p>20.46371</text:p>
          </table:table-cell>
          <table:table-cell office:value-type="float" office:value="19.45483" calcext:value-type="float">
            <text:p>19.454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0" calcext:value-type="float">
            <text:p>4072000</text:p>
          </table:table-cell>
          <table:table-cell office:value-type="float" office:value="27.31898" calcext:value-type="float">
            <text:p>27.31898</text:p>
          </table:table-cell>
          <table:table-cell office:value-type="float" office:value="26.155" calcext:value-type="float">
            <text:p>26.155</text:p>
          </table:table-cell>
          <table:table-cell office:value-type="float" office:value="15.21" calcext:value-type="float">
            <text:p>15.21</text:p>
          </table:table-cell>
          <table:table-cell office:value-type="float" office:value="2.093021" calcext:value-type="float">
            <text:p>2.093021</text:p>
          </table:table-cell>
          <table:table-cell office:value-type="float" office:value="0" calcext:value-type="float">
            <text:p>0</text:p>
          </table:table-cell>
          <table:table-cell office:value-type="float" office:value="230.796" calcext:value-type="float">
            <text:p>230.796</text:p>
          </table:table-cell>
          <table:table-cell office:value-type="float" office:value="0" calcext:value-type="float">
            <text:p>0</text:p>
          </table:table-cell>
          <table:table-cell office:value-type="float" office:value="37.67529" calcext:value-type="float">
            <text:p>37.67529</text:p>
          </table:table-cell>
          <table:table-cell office:value-type="float" office:value="10.21143" calcext:value-type="float">
            <text:p>10.21143</text:p>
          </table:table-cell>
          <table:table-cell office:value-type="float" office:value="27.71188" calcext:value-type="float">
            <text:p>27.71188</text:p>
          </table:table-cell>
          <table:table-cell office:value-type="float" office:value="14.04251" calcext:value-type="float">
            <text:p>14.04251</text:p>
          </table:table-cell>
          <table:table-cell office:value-type="float" office:value="25.0947" calcext:value-type="float">
            <text:p>25.0947</text:p>
          </table:table-cell>
          <table:table-cell office:value-type="float" office:value="15.54166" calcext:value-type="float">
            <text:p>15.54166</text:p>
          </table:table-cell>
          <table:table-cell office:value-type="float" office:value="23.12659" calcext:value-type="float">
            <text:p>23.12659</text:p>
          </table:table-cell>
          <table:table-cell office:value-type="float" office:value="16.75403" calcext:value-type="float">
            <text:p>16.75403</text:p>
          </table:table-cell>
          <table:table-cell office:value-type="float" office:value="21.81253" calcext:value-type="float">
            <text:p>21.81253</text:p>
          </table:table-cell>
          <table:table-cell office:value-type="float" office:value="17.52121" calcext:value-type="float">
            <text:p>17.52121</text:p>
          </table:table-cell>
          <table:table-cell office:value-type="float" office:value="20.85263" calcext:value-type="float">
            <text:p>20.85263</text:p>
          </table:table-cell>
          <table:table-cell office:value-type="float" office:value="17.9465" calcext:value-type="float">
            <text:p>17.94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0" calcext:value-type="float">
            <text:p>5072000</text:p>
          </table:table-cell>
          <table:table-cell office:value-type="float" office:value="31.97857" calcext:value-type="float">
            <text:p>31.97857</text:p>
          </table:table-cell>
          <table:table-cell office:value-type="float" office:value="21.07" calcext:value-type="float">
            <text:p>21.07</text:p>
          </table:table-cell>
          <table:table-cell office:value-type="float" office:value="11.81" calcext:value-type="float">
            <text:p>11.81</text:p>
          </table:table-cell>
          <table:table-cell office:value-type="float" office:value="1.20726" calcext:value-type="float">
            <text:p>1.20726</text:p>
          </table:table-cell>
          <table:table-cell office:value-type="float" office:value="0.8964702" calcext:value-type="float">
            <text:p>0.8964702</text:p>
          </table:table-cell>
          <table:table-cell office:value-type="float" office:value="373.122" calcext:value-type="float">
            <text:p>373.122</text:p>
          </table:table-cell>
          <table:table-cell office:value-type="float" office:value="0" calcext:value-type="float">
            <text:p>0</text:p>
          </table:table-cell>
          <table:table-cell office:value-type="float" office:value="39.32932" calcext:value-type="float">
            <text:p>39.32932</text:p>
          </table:table-cell>
          <table:table-cell office:value-type="float" office:value="14.70587" calcext:value-type="float">
            <text:p>14.70587</text:p>
          </table:table-cell>
          <table:table-cell office:value-type="float" office:value="29.75189" calcext:value-type="float">
            <text:p>29.75189</text:p>
          </table:table-cell>
          <table:table-cell office:value-type="float" office:value="17.88873" calcext:value-type="float">
            <text:p>17.88873</text:p>
          </table:table-cell>
          <table:table-cell office:value-type="float" office:value="26.90765" calcext:value-type="float">
            <text:p>26.90765</text:p>
          </table:table-cell>
          <table:table-cell office:value-type="float" office:value="18.71622" calcext:value-type="float">
            <text:p>18.71622</text:p>
          </table:table-cell>
          <table:table-cell office:value-type="float" office:value="24.66583" calcext:value-type="float">
            <text:p>24.66583</text:p>
          </table:table-cell>
          <table:table-cell office:value-type="float" office:value="19.24954" calcext:value-type="float">
            <text:p>19.24954</text:p>
          </table:table-cell>
          <table:table-cell office:value-type="float" office:value="23.07053" calcext:value-type="float">
            <text:p>23.07053</text:p>
          </table:table-cell>
          <table:table-cell office:value-type="float" office:value="19.44632" calcext:value-type="float">
            <text:p>19.44632</text:p>
          </table:table-cell>
          <table:table-cell office:value-type="float" office:value="21.90948" calcext:value-type="float">
            <text:p>21.90948</text:p>
          </table:table-cell>
          <table:table-cell office:value-type="float" office:value="19.42291" calcext:value-type="float">
            <text:p>19.422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0" calcext:value-type="float">
            <text:p>6072000</text:p>
          </table:table-cell>
          <table:table-cell office:value-type="float" office:value="29.04895" calcext:value-type="float">
            <text:p>29.04895</text:p>
          </table:table-cell>
          <table:table-cell office:value-type="float" office:value="22" calcext:value-type="float">
            <text:p>22</text:p>
          </table:table-cell>
          <table:table-cell office:value-type="float" office:value="9.535" calcext:value-type="float">
            <text:p>9.535</text:p>
          </table:table-cell>
          <table:table-cell office:value-type="float" office:value="1.204868" calcext:value-type="float">
            <text:p>1.204868</text:p>
          </table:table-cell>
          <table:table-cell office:value-type="float" office:value="0.868156" calcext:value-type="float">
            <text:p>0.868156</text:p>
          </table:table-cell>
          <table:table-cell office:value-type="float" office:value="280.3536" calcext:value-type="float">
            <text:p>280.3536</text:p>
          </table:table-cell>
          <table:table-cell office:value-type="float" office:value="0" calcext:value-type="float">
            <text:p>0</text:p>
          </table:table-cell>
          <table:table-cell office:value-type="float" office:value="39.76291" calcext:value-type="float">
            <text:p>39.76291</text:p>
          </table:table-cell>
          <table:table-cell office:value-type="float" office:value="11.77066" calcext:value-type="float">
            <text:p>11.77066</text:p>
          </table:table-cell>
          <table:table-cell office:value-type="float" office:value="29.54269" calcext:value-type="float">
            <text:p>29.54269</text:p>
          </table:table-cell>
          <table:table-cell office:value-type="float" office:value="16.1702" calcext:value-type="float">
            <text:p>16.1702</text:p>
          </table:table-cell>
          <table:table-cell office:value-type="float" office:value="26.73679" calcext:value-type="float">
            <text:p>26.73679</text:p>
          </table:table-cell>
          <table:table-cell office:value-type="float" office:value="17.56619" calcext:value-type="float">
            <text:p>17.56619</text:p>
          </table:table-cell>
          <table:table-cell office:value-type="float" office:value="24.44247" calcext:value-type="float">
            <text:p>24.44247</text:p>
          </table:table-cell>
          <table:table-cell office:value-type="float" office:value="18.56082" calcext:value-type="float">
            <text:p>18.56082</text:p>
          </table:table-cell>
          <table:table-cell office:value-type="float" office:value="22.89307" calcext:value-type="float">
            <text:p>22.89307</text:p>
          </table:table-cell>
          <table:table-cell office:value-type="float" office:value="19.07742" calcext:value-type="float">
            <text:p>19.07742</text:p>
          </table:table-cell>
          <table:table-cell office:value-type="float" office:value="21.81546" calcext:value-type="float">
            <text:p>21.81546</text:p>
          </table:table-cell>
          <table:table-cell office:value-type="float" office:value="19.28452" calcext:value-type="float">
            <text:p>19.284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0" calcext:value-type="float">
            <text:p>7072000</text:p>
          </table:table-cell>
          <table:table-cell office:value-type="float" office:value="25.10357" calcext:value-type="float">
            <text:p>25.10357</text:p>
          </table:table-cell>
          <table:table-cell office:value-type="float" office:value="19.655" calcext:value-type="float">
            <text:p>19.655</text:p>
          </table:table-cell>
          <table:table-cell office:value-type="float" office:value="10.6" calcext:value-type="float">
            <text:p>10.6</text:p>
          </table:table-cell>
          <table:table-cell office:value-type="float" office:value="1.384319" calcext:value-type="float">
            <text:p>1.384319</text:p>
          </table:table-cell>
          <table:table-cell office:value-type="float" office:value="0.9369634" calcext:value-type="float">
            <text:p>0.9369634</text:p>
          </table:table-cell>
          <table:table-cell office:value-type="float" office:value="295.8354" calcext:value-type="float">
            <text:p>295.8354</text:p>
          </table:table-cell>
          <table:table-cell office:value-type="float" office:value="1.6" calcext:value-type="float">
            <text:p>1.6</text:p>
          </table:table-cell>
          <table:table-cell office:value-type="float" office:value="34.0159" calcext:value-type="float">
            <text:p>34.0159</text:p>
          </table:table-cell>
          <table:table-cell office:value-type="float" office:value="12.56241" calcext:value-type="float">
            <text:p>12.56241</text:p>
          </table:table-cell>
          <table:table-cell office:value-type="float" office:value="25.55399" calcext:value-type="float">
            <text:p>25.55399</text:p>
          </table:table-cell>
          <table:table-cell office:value-type="float" office:value="16.72052" calcext:value-type="float">
            <text:p>16.72052</text:p>
          </table:table-cell>
          <table:table-cell office:value-type="float" office:value="23.06216" calcext:value-type="float">
            <text:p>23.06216</text:p>
          </table:table-cell>
          <table:table-cell office:value-type="float" office:value="17.91806" calcext:value-type="float">
            <text:p>17.91806</text:p>
          </table:table-cell>
          <table:table-cell office:value-type="float" office:value="21.8298" calcext:value-type="float">
            <text:p>21.8298</text:p>
          </table:table-cell>
          <table:table-cell office:value-type="float" office:value="18.76465" calcext:value-type="float">
            <text:p>18.76465</text:p>
          </table:table-cell>
          <table:table-cell office:value-type="float" office:value="21.54855" calcext:value-type="float">
            <text:p>21.54855</text:p>
          </table:table-cell>
          <table:table-cell office:value-type="float" office:value="19.21741" calcext:value-type="float">
            <text:p>19.21741</text:p>
          </table:table-cell>
          <table:table-cell office:value-type="float" office:value="21.32983" calcext:value-type="float">
            <text:p>21.32983</text:p>
          </table:table-cell>
          <table:table-cell office:value-type="float" office:value="19.3855" calcext:value-type="float">
            <text:p>19.38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0" calcext:value-type="float">
            <text:p>8072000</text:p>
          </table:table-cell>
          <table:table-cell office:value-type="float" office:value="29.22335" calcext:value-type="float">
            <text:p>29.22335</text:p>
          </table:table-cell>
          <table:table-cell office:value-type="float" office:value="24.52" calcext:value-type="float">
            <text:p>24.52</text:p>
          </table:table-cell>
          <table:table-cell office:value-type="float" office:value="10.765" calcext:value-type="float">
            <text:p>10.765</text:p>
          </table:table-cell>
          <table:table-cell office:value-type="float" office:value="1.62692" calcext:value-type="float">
            <text:p>1.62692</text:p>
          </table:table-cell>
          <table:table-cell office:value-type="float" office:value="0.9928753" calcext:value-type="float">
            <text:p>0.9928753</text:p>
          </table:table-cell>
          <table:table-cell office:value-type="float" office:value="218.6028" calcext:value-type="float">
            <text:p>218.6028</text:p>
          </table:table-cell>
          <table:table-cell office:value-type="float" office:value="1.2" calcext:value-type="float">
            <text:p>1.2</text:p>
          </table:table-cell>
          <table:table-cell office:value-type="float" office:value="41.00006" calcext:value-type="float">
            <text:p>41.00006</text:p>
          </table:table-cell>
          <table:table-cell office:value-type="float" office:value="12.46448" calcext:value-type="float">
            <text:p>12.46448</text:p>
          </table:table-cell>
          <table:table-cell office:value-type="float" office:value="29.3042" calcext:value-type="float">
            <text:p>29.3042</text:p>
          </table:table-cell>
          <table:table-cell office:value-type="float" office:value="15.80508" calcext:value-type="float">
            <text:p>15.80508</text:p>
          </table:table-cell>
          <table:table-cell office:value-type="float" office:value="26.39645" calcext:value-type="float">
            <text:p>26.39645</text:p>
          </table:table-cell>
          <table:table-cell office:value-type="float" office:value="16.78992" calcext:value-type="float">
            <text:p>16.78992</text:p>
          </table:table-cell>
          <table:table-cell office:value-type="float" office:value="24.14935" calcext:value-type="float">
            <text:p>24.14935</text:p>
          </table:table-cell>
          <table:table-cell office:value-type="float" office:value="17.58279" calcext:value-type="float">
            <text:p>17.58279</text:p>
          </table:table-cell>
          <table:table-cell office:value-type="float" office:value="22.59903" calcext:value-type="float">
            <text:p>22.59903</text:p>
          </table:table-cell>
          <table:table-cell office:value-type="float" office:value="18.09369" calcext:value-type="float">
            <text:p>18.09369</text:p>
          </table:table-cell>
          <table:table-cell office:value-type="float" office:value="21.51404" calcext:value-type="float">
            <text:p>21.51404</text:p>
          </table:table-cell>
          <table:table-cell office:value-type="float" office:value="18.37741" calcext:value-type="float">
            <text:p>18.377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0" calcext:value-type="float">
            <text:p>9072000</text:p>
          </table:table-cell>
          <table:table-cell office:value-type="float" office:value="5.426907" calcext:value-type="float">
            <text:p>5.426907</text:p>
          </table:table-cell>
          <table:table-cell office:value-type="float" office:value="18.855" calcext:value-type="float">
            <text:p>18.855</text:p>
          </table:table-cell>
          <table:table-cell office:value-type="float" office:value="14.64" calcext:value-type="float">
            <text:p>14.64</text:p>
          </table:table-cell>
          <table:table-cell office:value-type="float" office:value="1.762052" calcext:value-type="float">
            <text:p>1.762052</text:p>
          </table:table-cell>
          <table:table-cell office:value-type="float" office:value="1.570598" calcext:value-type="float">
            <text:p>1.570598</text:p>
          </table:table-cell>
          <table:table-cell office:value-type="float" office:value="257.4486" calcext:value-type="float">
            <text:p>257.4486</text:p>
          </table:table-cell>
          <table:table-cell office:value-type="float" office:value="8.7" calcext:value-type="float">
            <text:p>8.7</text:p>
          </table:table-cell>
          <table:table-cell office:value-type="float" office:value="19.70944" calcext:value-type="float">
            <text:p>19.70944</text:p>
          </table:table-cell>
          <table:table-cell office:value-type="float" office:value="15.23358" calcext:value-type="float">
            <text:p>15.23358</text:p>
          </table:table-cell>
          <table:table-cell office:value-type="float" office:value="19.80917" calcext:value-type="float">
            <text:p>19.80917</text:p>
          </table:table-cell>
          <table:table-cell office:value-type="float" office:value="16.44269" calcext:value-type="float">
            <text:p>16.44269</text:p>
          </table:table-cell>
          <table:table-cell office:value-type="float" office:value="21.03311" calcext:value-type="float">
            <text:p>21.03311</text:p>
          </table:table-cell>
          <table:table-cell office:value-type="float" office:value="17.05392" calcext:value-type="float">
            <text:p>17.05392</text:p>
          </table:table-cell>
          <table:table-cell office:value-type="float" office:value="21.64908" calcext:value-type="float">
            <text:p>21.64908</text:p>
          </table:table-cell>
          <table:table-cell office:value-type="float" office:value="17.67441" calcext:value-type="float">
            <text:p>17.67441</text:p>
          </table:table-cell>
          <table:table-cell office:value-type="float" office:value="21.64722" calcext:value-type="float">
            <text:p>21.64722</text:p>
          </table:table-cell>
          <table:table-cell office:value-type="float" office:value="18.12424" calcext:value-type="float">
            <text:p>18.12424</text:p>
          </table:table-cell>
          <table:table-cell office:value-type="float" office:value="21.24905" calcext:value-type="float">
            <text:p>21.24905</text:p>
          </table:table-cell>
          <table:table-cell office:value-type="float" office:value="18.40216" calcext:value-type="float">
            <text:p>18.402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0" calcext:value-type="float">
            <text:p>10072000</text:p>
          </table:table-cell>
          <table:table-cell office:value-type="float" office:value="21.00643" calcext:value-type="float">
            <text:p>21.00643</text:p>
          </table:table-cell>
          <table:table-cell office:value-type="float" office:value="22.675" calcext:value-type="float">
            <text:p>22.675</text:p>
          </table:table-cell>
          <table:table-cell office:value-type="float" office:value="13.59" calcext:value-type="float">
            <text:p>13.59</text:p>
          </table:table-cell>
          <table:table-cell office:value-type="float" office:value="1.904763" calcext:value-type="float">
            <text:p>1.904763</text:p>
          </table:table-cell>
          <table:table-cell office:value-type="float" office:value="0" calcext:value-type="float">
            <text:p>0</text:p>
          </table:table-cell>
          <table:table-cell office:value-type="float" office:value="327.3103" calcext:value-type="float">
            <text:p>327.3103</text:p>
          </table:table-cell>
          <table:table-cell office:value-type="float" office:value="0.3" calcext:value-type="float">
            <text:p>0.3</text:p>
          </table:table-cell>
          <table:table-cell office:value-type="float" office:value="28.14014" calcext:value-type="float">
            <text:p>28.14014</text:p>
          </table:table-cell>
          <table:table-cell office:value-type="float" office:value="10.27521" calcext:value-type="float">
            <text:p>10.27521</text:p>
          </table:table-cell>
          <table:table-cell office:value-type="float" office:value="23.18784" calcext:value-type="float">
            <text:p>23.18784</text:p>
          </table:table-cell>
          <table:table-cell office:value-type="float" office:value="13.91431" calcext:value-type="float">
            <text:p>13.91431</text:p>
          </table:table-cell>
          <table:table-cell office:value-type="float" office:value="21.6553" calcext:value-type="float">
            <text:p>21.6553</text:p>
          </table:table-cell>
          <table:table-cell office:value-type="float" office:value="15.46246" calcext:value-type="float">
            <text:p>15.46246</text:p>
          </table:table-cell>
          <table:table-cell office:value-type="float" office:value="20.40659" calcext:value-type="float">
            <text:p>20.40659</text:p>
          </table:table-cell>
          <table:table-cell office:value-type="float" office:value="16.49582" calcext:value-type="float">
            <text:p>16.49582</text:p>
          </table:table-cell>
          <table:table-cell office:value-type="float" office:value="19.60599" calcext:value-type="float">
            <text:p>19.60599</text:p>
          </table:table-cell>
          <table:table-cell office:value-type="float" office:value="17.10925" calcext:value-type="float">
            <text:p>17.10925</text:p>
          </table:table-cell>
          <table:table-cell office:value-type="float" office:value="19.07294" calcext:value-type="float">
            <text:p>19.07294</text:p>
          </table:table-cell>
          <table:table-cell office:value-type="float" office:value="17.46741" calcext:value-type="float">
            <text:p>17.467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0" calcext:value-type="float">
            <text:p>11072000</text:p>
          </table:table-cell>
          <table:table-cell office:value-type="float" office:value="26.87445" calcext:value-type="float">
            <text:p>26.87445</text:p>
          </table:table-cell>
          <table:table-cell office:value-type="float" office:value="24.05" calcext:value-type="float">
            <text:p>24.05</text:p>
          </table:table-cell>
          <table:table-cell office:value-type="float" office:value="12.54" calcext:value-type="float">
            <text:p>12.54</text:p>
          </table:table-cell>
          <table:table-cell office:value-type="float" office:value="1.450451" calcext:value-type="float">
            <text:p>1.450451</text:p>
          </table:table-cell>
          <table:table-cell office:value-type="float" office:value="1.08391" calcext:value-type="float">
            <text:p>1.08391</text:p>
          </table:table-cell>
          <table:table-cell office:value-type="float" office:value="304.0038" calcext:value-type="float">
            <text:p>304.0038</text:p>
          </table:table-cell>
          <table:table-cell office:value-type="float" office:value="0" calcext:value-type="float">
            <text:p>0</text:p>
          </table:table-cell>
          <table:table-cell office:value-type="float" office:value="39.54703" calcext:value-type="float">
            <text:p>39.54703</text:p>
          </table:table-cell>
          <table:table-cell office:value-type="float" office:value="13.05707" calcext:value-type="float">
            <text:p>13.05707</text:p>
          </table:table-cell>
          <table:table-cell office:value-type="float" office:value="28.34045" calcext:value-type="float">
            <text:p>28.34045</text:p>
          </table:table-cell>
          <table:table-cell office:value-type="float" office:value="15.49069" calcext:value-type="float">
            <text:p>15.49069</text:p>
          </table:table-cell>
          <table:table-cell office:value-type="float" office:value="24.92889" calcext:value-type="float">
            <text:p>24.92889</text:p>
          </table:table-cell>
          <table:table-cell office:value-type="float" office:value="16.27698" calcext:value-type="float">
            <text:p>16.27698</text:p>
          </table:table-cell>
          <table:table-cell office:value-type="float" office:value="22.72852" calcext:value-type="float">
            <text:p>22.72852</text:p>
          </table:table-cell>
          <table:table-cell office:value-type="float" office:value="16.9191" calcext:value-type="float">
            <text:p>16.9191</text:p>
          </table:table-cell>
          <table:table-cell office:value-type="float" office:value="21.33524" calcext:value-type="float">
            <text:p>21.33524</text:p>
          </table:table-cell>
          <table:table-cell office:value-type="float" office:value="17.32138" calcext:value-type="float">
            <text:p>17.32138</text:p>
          </table:table-cell>
          <table:table-cell office:value-type="float" office:value="20.4028" calcext:value-type="float">
            <text:p>20.4028</text:p>
          </table:table-cell>
          <table:table-cell office:value-type="float" office:value="17.54718" calcext:value-type="float">
            <text:p>17.547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0" calcext:value-type="float">
            <text:p>12072000</text:p>
          </table:table-cell>
          <table:table-cell office:value-type="float" office:value="30.98153" calcext:value-type="float">
            <text:p>30.98153</text:p>
          </table:table-cell>
          <table:table-cell office:value-type="float" office:value="26.665" calcext:value-type="float">
            <text:p>26.665</text:p>
          </table:table-cell>
          <table:table-cell office:value-type="float" office:value="12.2" calcext:value-type="float">
            <text:p>12.2</text:p>
          </table:table-cell>
          <table:table-cell office:value-type="float" office:value="1.570992" calcext:value-type="float">
            <text:p>1.570992</text:p>
          </table:table-cell>
          <table:table-cell office:value-type="float" office:value="1.25212" calcext:value-type="float">
            <text:p>1.25212</text:p>
          </table:table-cell>
          <table:table-cell office:value-type="float" office:value="214.4574" calcext:value-type="float">
            <text:p>214.4574</text:p>
          </table:table-cell>
          <table:table-cell office:value-type="float" office:value="0" calcext:value-type="float">
            <text:p>0</text:p>
          </table:table-cell>
          <table:table-cell office:value-type="float" office:value="41.5502" calcext:value-type="float">
            <text:p>41.5502</text:p>
          </table:table-cell>
          <table:table-cell office:value-type="float" office:value="13.70267" calcext:value-type="float">
            <text:p>13.70267</text:p>
          </table:table-cell>
          <table:table-cell office:value-type="float" office:value="30.44666" calcext:value-type="float">
            <text:p>30.44666</text:p>
          </table:table-cell>
          <table:table-cell office:value-type="float" office:value="16.69876" calcext:value-type="float">
            <text:p>16.69876</text:p>
          </table:table-cell>
          <table:table-cell office:value-type="float" office:value="27.07166" calcext:value-type="float">
            <text:p>27.07166</text:p>
          </table:table-cell>
          <table:table-cell office:value-type="float" office:value="17.70767" calcext:value-type="float">
            <text:p>17.70767</text:p>
          </table:table-cell>
          <table:table-cell office:value-type="float" office:value="24.66611" calcext:value-type="float">
            <text:p>24.66611</text:p>
          </table:table-cell>
          <table:table-cell office:value-type="float" office:value="18.36316" calcext:value-type="float">
            <text:p>18.36316</text:p>
          </table:table-cell>
          <table:table-cell office:value-type="float" office:value="23.02805" calcext:value-type="float">
            <text:p>23.02805</text:p>
          </table:table-cell>
          <table:table-cell office:value-type="float" office:value="18.66013" calcext:value-type="float">
            <text:p>18.66013</text:p>
          </table:table-cell>
          <table:table-cell office:value-type="float" office:value="21.8287" calcext:value-type="float">
            <text:p>21.8287</text:p>
          </table:table-cell>
          <table:table-cell office:value-type="float" office:value="18.72647" calcext:value-type="float">
            <text:p>18.726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0" calcext:value-type="float">
            <text:p>13072000</text:p>
          </table:table-cell>
          <table:table-cell office:value-type="float" office:value="25.11994" calcext:value-type="float">
            <text:p>25.11994</text:p>
          </table:table-cell>
          <table:table-cell office:value-type="float" office:value="26.115" calcext:value-type="float">
            <text:p>26.115</text:p>
          </table:table-cell>
          <table:table-cell office:value-type="float" office:value="13.105" calcext:value-type="float">
            <text:p>13.105</text:p>
          </table:table-cell>
          <table:table-cell office:value-type="float" office:value="1.719569" calcext:value-type="float">
            <text:p>1.719569</text:p>
          </table:table-cell>
          <table:table-cell office:value-type="float" office:value="1.204593" calcext:value-type="float">
            <text:p>1.204593</text:p>
          </table:table-cell>
          <table:table-cell office:value-type="float" office:value="185.5314" calcext:value-type="float">
            <text:p>185.5314</text:p>
          </table:table-cell>
          <table:table-cell office:value-type="float" office:value="0" calcext:value-type="float">
            <text:p>0</text:p>
          </table:table-cell>
          <table:table-cell office:value-type="float" office:value="37.72751" calcext:value-type="float">
            <text:p>37.72751</text:p>
          </table:table-cell>
          <table:table-cell office:value-type="float" office:value="14.99487" calcext:value-type="float">
            <text:p>14.99487</text:p>
          </table:table-cell>
          <table:table-cell office:value-type="float" office:value="28.8587" calcext:value-type="float">
            <text:p>28.8587</text:p>
          </table:table-cell>
          <table:table-cell office:value-type="float" office:value="18.04691" calcext:value-type="float">
            <text:p>18.04691</text:p>
          </table:table-cell>
          <table:table-cell office:value-type="float" office:value="26.29486" calcext:value-type="float">
            <text:p>26.29486</text:p>
          </table:table-cell>
          <table:table-cell office:value-type="float" office:value="19.04779" calcext:value-type="float">
            <text:p>19.04779</text:p>
          </table:table-cell>
          <table:table-cell office:value-type="float" office:value="24.36996" calcext:value-type="float">
            <text:p>24.36996</text:p>
          </table:table-cell>
          <table:table-cell office:value-type="float" office:value="19.64944" calcext:value-type="float">
            <text:p>19.64944</text:p>
          </table:table-cell>
          <table:table-cell office:value-type="float" office:value="22.9975" calcext:value-type="float">
            <text:p>22.9975</text:p>
          </table:table-cell>
          <table:table-cell office:value-type="float" office:value="19.86182" calcext:value-type="float">
            <text:p>19.86182</text:p>
          </table:table-cell>
          <table:table-cell office:value-type="float" office:value="21.97244" calcext:value-type="float">
            <text:p>21.97244</text:p>
          </table:table-cell>
          <table:table-cell office:value-type="float" office:value="19.82739" calcext:value-type="float">
            <text:p>19.8273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0" calcext:value-type="float">
            <text:p>14072000</text:p>
          </table:table-cell>
          <table:table-cell office:value-type="float" office:value="23.00297" calcext:value-type="float">
            <text:p>23.00297</text:p>
          </table:table-cell>
          <table:table-cell office:value-type="float" office:value="27.455" calcext:value-type="float">
            <text:p>27.455</text:p>
          </table:table-cell>
          <table:table-cell office:value-type="float" office:value="15.025" calcext:value-type="float">
            <text:p>15.025</text:p>
          </table:table-cell>
          <table:table-cell office:value-type="float" office:value="1.958062" calcext:value-type="float">
            <text:p>1.958062</text:p>
          </table:table-cell>
          <table:table-cell office:value-type="float" office:value="1.522321" calcext:value-type="float">
            <text:p>1.522321</text:p>
          </table:table-cell>
          <table:table-cell office:value-type="float" office:value="199.2942" calcext:value-type="float">
            <text:p>199.2942</text:p>
          </table:table-cell>
          <table:table-cell office:value-type="float" office:value="1.9" calcext:value-type="float">
            <text:p>1.9</text:p>
          </table:table-cell>
          <table:table-cell office:value-type="float" office:value="38.9935" calcext:value-type="float">
            <text:p>38.9935</text:p>
          </table:table-cell>
          <table:table-cell office:value-type="float" office:value="16.51526" calcext:value-type="float">
            <text:p>16.51526</text:p>
          </table:table-cell>
          <table:table-cell office:value-type="float" office:value="29.26706" calcext:value-type="float">
            <text:p>29.26706</text:p>
          </table:table-cell>
          <table:table-cell office:value-type="float" office:value="18.96918" calcext:value-type="float">
            <text:p>18.96918</text:p>
          </table:table-cell>
          <table:table-cell office:value-type="float" office:value="26.5639" calcext:value-type="float">
            <text:p>26.5639</text:p>
          </table:table-cell>
          <table:table-cell office:value-type="float" office:value="19.84854" calcext:value-type="float">
            <text:p>19.84854</text:p>
          </table:table-cell>
          <table:table-cell office:value-type="float" office:value="24.51239" calcext:value-type="float">
            <text:p>24.51239</text:p>
          </table:table-cell>
          <table:table-cell office:value-type="float" office:value="20.26205" calcext:value-type="float">
            <text:p>20.26205</text:p>
          </table:table-cell>
          <table:table-cell office:value-type="float" office:value="23.07303" calcext:value-type="float">
            <text:p>23.07303</text:p>
          </table:table-cell>
          <table:table-cell office:value-type="float" office:value="20.37115" calcext:value-type="float">
            <text:p>20.37115</text:p>
          </table:table-cell>
          <table:table-cell office:value-type="float" office:value="22.05423" calcext:value-type="float">
            <text:p>22.05423</text:p>
          </table:table-cell>
          <table:table-cell office:value-type="float" office:value="20.28558" calcext:value-type="float">
            <text:p>20.2855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0" calcext:value-type="float">
            <text:p>15072000</text:p>
          </table:table-cell>
          <table:table-cell office:value-type="float" office:value="8.537765" calcext:value-type="float">
            <text:p>8.537765</text:p>
          </table:table-cell>
          <table:table-cell office:value-type="float" office:value="21.43" calcext:value-type="float">
            <text:p>21.43</text:p>
          </table:table-cell>
          <table:table-cell office:value-type="float" office:value="16.37" calcext:value-type="float">
            <text:p>16.37</text:p>
          </table:table-cell>
          <table:table-cell office:value-type="float" office:value="2.152479" calcext:value-type="float">
            <text:p>2.152479</text:p>
          </table:table-cell>
          <table:table-cell office:value-type="float" office:value="1.684552" calcext:value-type="float">
            <text:p>1.684552</text:p>
          </table:table-cell>
          <table:table-cell office:value-type="float" office:value="293.2758" calcext:value-type="float">
            <text:p>293.2758</text:p>
          </table:table-cell>
          <table:table-cell office:value-type="float" office:value="7.1" calcext:value-type="float">
            <text:p>7.1</text:p>
          </table:table-cell>
          <table:table-cell office:value-type="float" office:value="22.58313" calcext:value-type="float">
            <text:p>22.58313</text:p>
          </table:table-cell>
          <table:table-cell office:value-type="float" office:value="16.47198" calcext:value-type="float">
            <text:p>16.47198</text:p>
          </table:table-cell>
          <table:table-cell office:value-type="float" office:value="21.37488" calcext:value-type="float">
            <text:p>21.37488</text:p>
          </table:table-cell>
          <table:table-cell office:value-type="float" office:value="17.92886" calcext:value-type="float">
            <text:p>17.92886</text:p>
          </table:table-cell>
          <table:table-cell office:value-type="float" office:value="21.20468" calcext:value-type="float">
            <text:p>21.20468</text:p>
          </table:table-cell>
          <table:table-cell office:value-type="float" office:value="18.66794" calcext:value-type="float">
            <text:p>18.66794</text:p>
          </table:table-cell>
          <table:table-cell office:value-type="float" office:value="21.69574" calcext:value-type="float">
            <text:p>21.69574</text:p>
          </table:table-cell>
          <table:table-cell office:value-type="float" office:value="19.23889" calcext:value-type="float">
            <text:p>19.23889</text:p>
          </table:table-cell>
          <table:table-cell office:value-type="float" office:value="21.77521" calcext:value-type="float">
            <text:p>21.77521</text:p>
          </table:table-cell>
          <table:table-cell office:value-type="float" office:value="19.53815" calcext:value-type="float">
            <text:p>19.53815</text:p>
          </table:table-cell>
          <table:table-cell office:value-type="float" office:value="21.54205" calcext:value-type="float">
            <text:p>21.54205</text:p>
          </table:table-cell>
          <table:table-cell office:value-type="float" office:value="19.64078" calcext:value-type="float">
            <text:p>19.640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0" calcext:value-type="float">
            <text:p>16072000</text:p>
          </table:table-cell>
          <table:table-cell office:value-type="float" office:value="12.25893" calcext:value-type="float">
            <text:p>12.25893</text:p>
          </table:table-cell>
          <table:table-cell office:value-type="float" office:value="22.135" calcext:value-type="float">
            <text:p>22.135</text:p>
          </table:table-cell>
          <table:table-cell office:value-type="float" office:value="15.33" calcext:value-type="float">
            <text:p>15.33</text:p>
          </table:table-cell>
          <table:table-cell office:value-type="float" office:value="2.268188" calcext:value-type="float">
            <text:p>2.268188</text:p>
          </table:table-cell>
          <table:table-cell office:value-type="float" office:value="1.543262" calcext:value-type="float">
            <text:p>1.543262</text:p>
          </table:table-cell>
          <table:table-cell office:value-type="float" office:value="314.8452" calcext:value-type="float">
            <text:p>314.8452</text:p>
          </table:table-cell>
          <table:table-cell office:value-type="float" office:value="3.3" calcext:value-type="float">
            <text:p>3.3</text:p>
          </table:table-cell>
          <table:table-cell office:value-type="float" office:value="23.62686" calcext:value-type="float">
            <text:p>23.62686</text:p>
          </table:table-cell>
          <table:table-cell office:value-type="float" office:value="15.22263" calcext:value-type="float">
            <text:p>15.22263</text:p>
          </table:table-cell>
          <table:table-cell office:value-type="float" office:value="21.05423" calcext:value-type="float">
            <text:p>21.05423</text:p>
          </table:table-cell>
          <table:table-cell office:value-type="float" office:value="16.62827" calcext:value-type="float">
            <text:p>16.62827</text:p>
          </table:table-cell>
          <table:table-cell office:value-type="float" office:value="20.32053" calcext:value-type="float">
            <text:p>20.32053</text:p>
          </table:table-cell>
          <table:table-cell office:value-type="float" office:value="17.27429" calcext:value-type="float">
            <text:p>17.27429</text:p>
          </table:table-cell>
          <table:table-cell office:value-type="float" office:value="19.77344" calcext:value-type="float">
            <text:p>19.77344</text:p>
          </table:table-cell>
          <table:table-cell office:value-type="float" office:value="17.87311" calcext:value-type="float">
            <text:p>17.87311</text:p>
          </table:table-cell>
          <table:table-cell office:value-type="float" office:value="19.49814" calcext:value-type="float">
            <text:p>19.49814</text:p>
          </table:table-cell>
          <table:table-cell office:value-type="float" office:value="18.24188" calcext:value-type="float">
            <text:p>18.24188</text:p>
          </table:table-cell>
          <table:table-cell office:value-type="float" office:value="19.61203" calcext:value-type="float">
            <text:p>19.61203</text:p>
          </table:table-cell>
          <table:table-cell office:value-type="float" office:value="18.41617" calcext:value-type="float">
            <text:p>18.416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0" calcext:value-type="float">
            <text:p>17072000</text:p>
          </table:table-cell>
          <table:table-cell office:value-type="float" office:value="20.94626" calcext:value-type="float">
            <text:p>20.94626</text:p>
          </table:table-cell>
          <table:table-cell office:value-type="float" office:value="25.465" calcext:value-type="float">
            <text:p>25.465</text:p>
          </table:table-cell>
          <table:table-cell office:value-type="float" office:value="17.715" calcext:value-type="float">
            <text:p>17.715</text:p>
          </table:table-cell>
          <table:table-cell office:value-type="float" office:value="2.129231" calcext:value-type="float">
            <text:p>2.129231</text:p>
          </table:table-cell>
          <table:table-cell office:value-type="float" office:value="0" calcext:value-type="float">
            <text:p>0</text:p>
          </table:table-cell>
          <table:table-cell office:value-type="float" office:value="259.5078" calcext:value-type="float">
            <text:p>259.5078</text:p>
          </table:table-cell>
          <table:table-cell office:value-type="float" office:value="0.1" calcext:value-type="float">
            <text:p>0.1</text:p>
          </table:table-cell>
          <table:table-cell office:value-type="float" office:value="29.18518" calcext:value-type="float">
            <text:p>29.18518</text:p>
          </table:table-cell>
          <table:table-cell office:value-type="float" office:value="10.7724" calcext:value-type="float">
            <text:p>10.7724</text:p>
          </table:table-cell>
          <table:table-cell office:value-type="float" office:value="23.49188" calcext:value-type="float">
            <text:p>23.49188</text:p>
          </table:table-cell>
          <table:table-cell office:value-type="float" office:value="14.25403" calcext:value-type="float">
            <text:p>14.25403</text:p>
          </table:table-cell>
          <table:table-cell office:value-type="float" office:value="21.54984" calcext:value-type="float">
            <text:p>21.54984</text:p>
          </table:table-cell>
          <table:table-cell office:value-type="float" office:value="15.59933" calcext:value-type="float">
            <text:p>15.59933</text:p>
          </table:table-cell>
          <table:table-cell office:value-type="float" office:value="20.52121" calcext:value-type="float">
            <text:p>20.52121</text:p>
          </table:table-cell>
          <table:table-cell office:value-type="float" office:value="16.65649" calcext:value-type="float">
            <text:p>16.65649</text:p>
          </table:table-cell>
          <table:table-cell office:value-type="float" office:value="19.83743" calcext:value-type="float">
            <text:p>19.83743</text:p>
          </table:table-cell>
          <table:table-cell office:value-type="float" office:value="17.32742" calcext:value-type="float">
            <text:p>17.32742</text:p>
          </table:table-cell>
          <table:table-cell office:value-type="float" office:value="19.3548" calcext:value-type="float">
            <text:p>19.3548</text:p>
          </table:table-cell>
          <table:table-cell office:value-type="float" office:value="17.71863" calcext:value-type="float">
            <text:p>17.718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0" calcext:value-type="float">
            <text:p>18072000</text:p>
          </table:table-cell>
          <table:table-cell office:value-type="float" office:value="20.34109" calcext:value-type="float">
            <text:p>20.34109</text:p>
          </table:table-cell>
          <table:table-cell office:value-type="float" office:value="19.395" calcext:value-type="float">
            <text:p>19.395</text:p>
          </table:table-cell>
          <table:table-cell office:value-type="float" office:value="13.875" calcext:value-type="float">
            <text:p>13.875</text:p>
          </table:table-cell>
          <table:table-cell office:value-type="float" office:value="2.043866" calcext:value-type="float">
            <text:p>2.043866</text:p>
          </table:table-cell>
          <table:table-cell office:value-type="float" office:value="1.023258" calcext:value-type="float">
            <text:p>1.023258</text:p>
          </table:table-cell>
          <table:table-cell office:value-type="float" office:value="416.9574" calcext:value-type="float">
            <text:p>416.9574</text:p>
          </table:table-cell>
          <table:table-cell office:value-type="float" office:value="0.1" calcext:value-type="float">
            <text:p>0.1</text:p>
          </table:table-cell>
          <table:table-cell office:value-type="float" office:value="26.60638" calcext:value-type="float">
            <text:p>26.60638</text:p>
          </table:table-cell>
          <table:table-cell office:value-type="float" office:value="14.78387" calcext:value-type="float">
            <text:p>14.78387</text:p>
          </table:table-cell>
          <table:table-cell office:value-type="float" office:value="22.50916" calcext:value-type="float">
            <text:p>22.50916</text:p>
          </table:table-cell>
          <table:table-cell office:value-type="float" office:value="17.16156" calcext:value-type="float">
            <text:p>17.16156</text:p>
          </table:table-cell>
          <table:table-cell office:value-type="float" office:value="21.41791" calcext:value-type="float">
            <text:p>21.41791</text:p>
          </table:table-cell>
          <table:table-cell office:value-type="float" office:value="18.1062" calcext:value-type="float">
            <text:p>18.1062</text:p>
          </table:table-cell>
          <table:table-cell office:value-type="float" office:value="20.57404" calcext:value-type="float">
            <text:p>20.57404</text:p>
          </table:table-cell>
          <table:table-cell office:value-type="float" office:value="18.72278" calcext:value-type="float">
            <text:p>18.72278</text:p>
          </table:table-cell>
          <table:table-cell office:value-type="float" office:value="19.94443" calcext:value-type="float">
            <text:p>19.94443</text:p>
          </table:table-cell>
          <table:table-cell office:value-type="float" office:value="18.95114" calcext:value-type="float">
            <text:p>18.95114</text:p>
          </table:table-cell>
          <table:table-cell office:value-type="float" office:value="19.46652" calcext:value-type="float">
            <text:p>19.46652</text:p>
          </table:table-cell>
          <table:table-cell office:value-type="float" office:value="18.82693" calcext:value-type="float">
            <text:p>18.8269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0" calcext:value-type="float">
            <text:p>19072000</text:p>
          </table:table-cell>
          <table:table-cell office:value-type="float" office:value="28.34298" calcext:value-type="float">
            <text:p>28.34298</text:p>
          </table:table-cell>
          <table:table-cell office:value-type="float" office:value="19.11" calcext:value-type="float">
            <text:p>19.11</text:p>
          </table:table-cell>
          <table:table-cell office:value-type="float" office:value="10.315" calcext:value-type="float">
            <text:p>10.315</text:p>
          </table:table-cell>
          <table:table-cell office:value-type="float" office:value="1.222708" calcext:value-type="float">
            <text:p>1.222708</text:p>
          </table:table-cell>
          <table:table-cell office:value-type="float" office:value="0.8637859" calcext:value-type="float">
            <text:p>0.8637859</text:p>
          </table:table-cell>
          <table:table-cell office:value-type="float" office:value="228.8052" calcext:value-type="float">
            <text:p>228.8052</text:p>
          </table:table-cell>
          <table:table-cell office:value-type="float" office:value="0.2" calcext:value-type="float">
            <text:p>0.2</text:p>
          </table:table-cell>
          <table:table-cell office:value-type="float" office:value="31.69354" calcext:value-type="float">
            <text:p>31.69354</text:p>
          </table:table-cell>
          <table:table-cell office:value-type="float" office:value="12.55057" calcext:value-type="float">
            <text:p>12.55057</text:p>
          </table:table-cell>
          <table:table-cell office:value-type="float" office:value="24.49982" calcext:value-type="float">
            <text:p>24.49982</text:p>
          </table:table-cell>
          <table:table-cell office:value-type="float" office:value="15.87122" calcext:value-type="float">
            <text:p>15.87122</text:p>
          </table:table-cell>
          <table:table-cell office:value-type="float" office:value="22.19925" calcext:value-type="float">
            <text:p>22.19925</text:p>
          </table:table-cell>
          <table:table-cell office:value-type="float" office:value="16.70605" calcext:value-type="float">
            <text:p>16.70605</text:p>
          </table:table-cell>
          <table:table-cell office:value-type="float" office:value="20.87067" calcext:value-type="float">
            <text:p>20.87067</text:p>
          </table:table-cell>
          <table:table-cell office:value-type="float" office:value="17.28348" calcext:value-type="float">
            <text:p>17.28348</text:p>
          </table:table-cell>
          <table:table-cell office:value-type="float" office:value="20.04581" calcext:value-type="float">
            <text:p>20.04581</text:p>
          </table:table-cell>
          <table:table-cell office:value-type="float" office:value="17.64493" calcext:value-type="float">
            <text:p>17.64493</text:p>
          </table:table-cell>
          <table:table-cell office:value-type="float" office:value="19.46216" calcext:value-type="float">
            <text:p>19.46216</text:p>
          </table:table-cell>
          <table:table-cell office:value-type="float" office:value="17.84888" calcext:value-type="float">
            <text:p>17.848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0" calcext:value-type="float">
            <text:p>20072000</text:p>
          </table:table-cell>
          <table:table-cell office:value-type="float" office:value="26.97066" calcext:value-type="float">
            <text:p>26.97066</text:p>
          </table:table-cell>
          <table:table-cell office:value-type="float" office:value="23.035" calcext:value-type="float">
            <text:p>23.035</text:p>
          </table:table-cell>
          <table:table-cell office:value-type="float" office:value="7.605" calcext:value-type="float">
            <text:p>7.605</text:p>
          </table:table-cell>
          <table:table-cell office:value-type="float" office:value="1.363475" calcext:value-type="float">
            <text:p>1.363475</text:p>
          </table:table-cell>
          <table:table-cell office:value-type="float" office:value="0.9918836" calcext:value-type="float">
            <text:p>0.9918836</text:p>
          </table:table-cell>
          <table:table-cell office:value-type="float" office:value="182.772" calcext:value-type="float">
            <text:p>182.772</text:p>
          </table:table-cell>
          <table:table-cell office:value-type="float" office:value="0" calcext:value-type="float">
            <text:p>0</text:p>
          </table:table-cell>
          <table:table-cell office:value-type="float" office:value="33.69446" calcext:value-type="float">
            <text:p>33.69446</text:p>
          </table:table-cell>
          <table:table-cell office:value-type="float" office:value="9.670471" calcext:value-type="float">
            <text:p>9.670471</text:p>
          </table:table-cell>
          <table:table-cell office:value-type="float" office:value="25.14053" calcext:value-type="float">
            <text:p>25.14053</text:p>
          </table:table-cell>
          <table:table-cell office:value-type="float" office:value="13.63852" calcext:value-type="float">
            <text:p>13.63852</text:p>
          </table:table-cell>
          <table:table-cell office:value-type="float" office:value="22.67615" calcext:value-type="float">
            <text:p>22.67615</text:p>
          </table:table-cell>
          <table:table-cell office:value-type="float" office:value="15.22928" calcext:value-type="float">
            <text:p>15.22928</text:p>
          </table:table-cell>
          <table:table-cell office:value-type="float" office:value="21.27887" calcext:value-type="float">
            <text:p>21.27887</text:p>
          </table:table-cell>
          <table:table-cell office:value-type="float" office:value="16.31998" calcext:value-type="float">
            <text:p>16.31998</text:p>
          </table:table-cell>
          <table:table-cell office:value-type="float" office:value="20.3226" calcext:value-type="float">
            <text:p>20.3226</text:p>
          </table:table-cell>
          <table:table-cell office:value-type="float" office:value="16.98056" calcext:value-type="float">
            <text:p>16.98056</text:p>
          </table:table-cell>
          <table:table-cell office:value-type="float" office:value="19.63309" calcext:value-type="float">
            <text:p>19.63309</text:p>
          </table:table-cell>
          <table:table-cell office:value-type="float" office:value="17.35986" calcext:value-type="float">
            <text:p>17.359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0" calcext:value-type="float">
            <text:p>21072000</text:p>
          </table:table-cell>
          <table:table-cell office:value-type="float" office:value="7.438896" calcext:value-type="float">
            <text:p>7.438896</text:p>
          </table:table-cell>
          <table:table-cell office:value-type="float" office:value="18.34" calcext:value-type="float">
            <text:p>18.34</text:p>
          </table:table-cell>
          <table:table-cell office:value-type="float" office:value="14.035" calcext:value-type="float">
            <text:p>14.035</text:p>
          </table:table-cell>
          <table:table-cell office:value-type="float" office:value="1.747149" calcext:value-type="float">
            <text:p>1.747149</text:p>
          </table:table-cell>
          <table:table-cell office:value-type="float" office:value="1.379497" calcext:value-type="float">
            <text:p>1.379497</text:p>
          </table:table-cell>
          <table:table-cell office:value-type="float" office:value="133.0164" calcext:value-type="float">
            <text:p>133.0164</text:p>
          </table:table-cell>
          <table:table-cell office:value-type="float" office:value="11.3" calcext:value-type="float">
            <text:p>11.3</text:p>
          </table:table-cell>
          <table:table-cell office:value-type="float" office:value="19.87363" calcext:value-type="float">
            <text:p>19.87363</text:p>
          </table:table-cell>
          <table:table-cell office:value-type="float" office:value="14.33194" calcext:value-type="float">
            <text:p>14.33194</text:p>
          </table:table-cell>
          <table:table-cell office:value-type="float" office:value="18.89035" calcext:value-type="float">
            <text:p>18.89035</text:p>
          </table:table-cell>
          <table:table-cell office:value-type="float" office:value="15.49231" calcext:value-type="float">
            <text:p>15.49231</text:p>
          </table:table-cell>
          <table:table-cell office:value-type="float" office:value="19.51041" calcext:value-type="float">
            <text:p>19.51041</text:p>
          </table:table-cell>
          <table:table-cell office:value-type="float" office:value="16.16052" calcext:value-type="float">
            <text:p>16.16052</text:p>
          </table:table-cell>
          <table:table-cell office:value-type="float" office:value="19.80032" calcext:value-type="float">
            <text:p>19.80032</text:p>
          </table:table-cell>
          <table:table-cell office:value-type="float" office:value="16.8837" calcext:value-type="float">
            <text:p>16.8837</text:p>
          </table:table-cell>
          <table:table-cell office:value-type="float" office:value="19.74341" calcext:value-type="float">
            <text:p>19.74341</text:p>
          </table:table-cell>
          <table:table-cell office:value-type="float" office:value="17.36438" calcext:value-type="float">
            <text:p>17.36438</text:p>
          </table:table-cell>
          <table:table-cell office:value-type="float" office:value="19.46964" calcext:value-type="float">
            <text:p>19.46964</text:p>
          </table:table-cell>
          <table:table-cell office:value-type="float" office:value="17.63776" calcext:value-type="float">
            <text:p>17.637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0" calcext:value-type="float">
            <text:p>22072000</text:p>
          </table:table-cell>
          <table:table-cell office:value-type="float" office:value="17.01776" calcext:value-type="float">
            <text:p>17.01776</text:p>
          </table:table-cell>
          <table:table-cell office:value-type="float" office:value="18.29" calcext:value-type="float">
            <text:p>18.29</text:p>
          </table:table-cell>
          <table:table-cell office:value-type="float" office:value="12.24" calcext:value-type="float">
            <text:p>12.24</text:p>
          </table:table-cell>
          <table:table-cell office:value-type="float" office:value="1.581828" calcext:value-type="float">
            <text:p>1.581828</text:p>
          </table:table-cell>
          <table:table-cell office:value-type="float" office:value="0" calcext:value-type="float">
            <text:p>0</text:p>
          </table:table-cell>
          <table:table-cell office:value-type="float" office:value="238.716" calcext:value-type="float">
            <text:p>238.716</text:p>
          </table:table-cell>
          <table:table-cell office:value-type="float" office:value="6.5" calcext:value-type="float">
            <text:p>6.5</text:p>
          </table:table-cell>
          <table:table-cell office:value-type="float" office:value="21.49118" calcext:value-type="float">
            <text:p>21.49118</text:p>
          </table:table-cell>
          <table:table-cell office:value-type="float" office:value="10.16971" calcext:value-type="float">
            <text:p>10.16971</text:p>
          </table:table-cell>
          <table:table-cell office:value-type="float" office:value="19.3902" calcext:value-type="float">
            <text:p>19.3902</text:p>
          </table:table-cell>
          <table:table-cell office:value-type="float" office:value="13.19522" calcext:value-type="float">
            <text:p>13.19522</text:p>
          </table:table-cell>
          <table:table-cell office:value-type="float" office:value="18.49826" calcext:value-type="float">
            <text:p>18.49826</text:p>
          </table:table-cell>
          <table:table-cell office:value-type="float" office:value="14.43228" calcext:value-type="float">
            <text:p>14.43228</text:p>
          </table:table-cell>
          <table:table-cell office:value-type="float" office:value="17.86621" calcext:value-type="float">
            <text:p>17.86621</text:p>
          </table:table-cell>
          <table:table-cell office:value-type="float" office:value="15.47806" calcext:value-type="float">
            <text:p>15.47806</text:p>
          </table:table-cell>
          <table:table-cell office:value-type="float" office:value="17.52692" calcext:value-type="float">
            <text:p>17.52692</text:p>
          </table:table-cell>
          <table:table-cell office:value-type="float" office:value="16.12164" calcext:value-type="float">
            <text:p>16.12164</text:p>
          </table:table-cell>
          <table:table-cell office:value-type="float" office:value="17.60608" calcext:value-type="float">
            <text:p>17.60608</text:p>
          </table:table-cell>
          <table:table-cell office:value-type="float" office:value="16.53256" calcext:value-type="float">
            <text:p>16.5325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26.69998" calcext:value-type="float">
            <text:p>26.69998</text:p>
          </table:table-cell>
          <table:table-cell office:value-type="float" office:value="23.92" calcext:value-type="float">
            <text:p>23.92</text:p>
          </table:table-cell>
          <table:table-cell office:value-type="float" office:value="13.29" calcext:value-type="float">
            <text:p>13.29</text:p>
          </table:table-cell>
          <table:table-cell office:value-type="float" office:value="1.721274" calcext:value-type="float">
            <text:p>1.721274</text:p>
          </table:table-cell>
          <table:table-cell office:value-type="float" office:value="1.487461" calcext:value-type="float">
            <text:p>1.487461</text:p>
          </table:table-cell>
          <table:table-cell office:value-type="float" office:value="223.857" calcext:value-type="float">
            <text:p>223.857</text:p>
          </table:table-cell>
          <table:table-cell office:value-type="float" office:value="0" calcext:value-type="float">
            <text:p>0</text:p>
          </table:table-cell>
          <table:table-cell office:value-type="float" office:value="26.76575" calcext:value-type="float">
            <text:p>26.76575</text:p>
          </table:table-cell>
          <table:table-cell office:value-type="float" office:value="13.6358" calcext:value-type="float">
            <text:p>13.6358</text:p>
          </table:table-cell>
          <table:table-cell office:value-type="float" office:value="22.12848" calcext:value-type="float">
            <text:p>22.12848</text:p>
          </table:table-cell>
          <table:table-cell office:value-type="float" office:value="14.77911" calcext:value-type="float">
            <text:p>14.77911</text:p>
          </table:table-cell>
          <table:table-cell office:value-type="float" office:value="20.43082" calcext:value-type="float">
            <text:p>20.43082</text:p>
          </table:table-cell>
          <table:table-cell office:value-type="float" office:value="15.33554" calcext:value-type="float">
            <text:p>15.33554</text:p>
          </table:table-cell>
          <table:table-cell office:value-type="float" office:value="19.34198" calcext:value-type="float">
            <text:p>19.34198</text:p>
          </table:table-cell>
          <table:table-cell office:value-type="float" office:value="15.8172" calcext:value-type="float">
            <text:p>15.8172</text:p>
          </table:table-cell>
          <table:table-cell office:value-type="float" office:value="18.64297" calcext:value-type="float">
            <text:p>18.64297</text:p>
          </table:table-cell>
          <table:table-cell office:value-type="float" office:value="16.16251" calcext:value-type="float">
            <text:p>16.16251</text:p>
          </table:table-cell>
          <table:table-cell office:value-type="float" office:value="18.15384" calcext:value-type="float">
            <text:p>18.15384</text:p>
          </table:table-cell>
          <table:table-cell office:value-type="float" office:value="16.39899" calcext:value-type="float">
            <text:p>16.398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0" calcext:value-type="float">
            <text:p>24072000</text:p>
          </table:table-cell>
          <table:table-cell office:value-type="float" office:value="27.51188" calcext:value-type="float">
            <text:p>27.51188</text:p>
          </table:table-cell>
          <table:table-cell office:value-type="float" office:value="26.295" calcext:value-type="float">
            <text:p>26.295</text:p>
          </table:table-cell>
          <table:table-cell office:value-type="float" office:value="12.07" calcext:value-type="float">
            <text:p>12.07</text:p>
          </table:table-cell>
          <table:table-cell office:value-type="float" office:value="1.80087" calcext:value-type="float">
            <text:p>1.80087</text:p>
          </table:table-cell>
          <table:table-cell office:value-type="float" office:value="1.361017" calcext:value-type="float">
            <text:p>1.361017</text:p>
          </table:table-cell>
          <table:table-cell office:value-type="float" office:value="104.859" calcext:value-type="float">
            <text:p>104.859</text:p>
          </table:table-cell>
          <table:table-cell office:value-type="float" office:value="0" calcext:value-type="float">
            <text:p>0</text:p>
          </table:table-cell>
          <table:table-cell office:value-type="float" office:value="31.68933" calcext:value-type="float">
            <text:p>31.68933</text:p>
          </table:table-cell>
          <table:table-cell office:value-type="float" office:value="12.74643" calcext:value-type="float">
            <text:p>12.74643</text:p>
          </table:table-cell>
          <table:table-cell office:value-type="float" office:value="24.72894" calcext:value-type="float">
            <text:p>24.72894</text:p>
          </table:table-cell>
          <table:table-cell office:value-type="float" office:value="14.94925" calcext:value-type="float">
            <text:p>14.94925</text:p>
          </table:table-cell>
          <table:table-cell office:value-type="float" office:value="22.52771" calcext:value-type="float">
            <text:p>22.52771</text:p>
          </table:table-cell>
          <table:table-cell office:value-type="float" office:value="15.80396" calcext:value-type="float">
            <text:p>15.80396</text:p>
          </table:table-cell>
          <table:table-cell office:value-type="float" office:value="21.07828" calcext:value-type="float">
            <text:p>21.07828</text:p>
          </table:table-cell>
          <table:table-cell office:value-type="float" office:value="16.42838" calcext:value-type="float">
            <text:p>16.42838</text:p>
          </table:table-cell>
          <table:table-cell office:value-type="float" office:value="20.05334" calcext:value-type="float">
            <text:p>20.05334</text:p>
          </table:table-cell>
          <table:table-cell office:value-type="float" office:value="16.7803" calcext:value-type="float">
            <text:p>16.7803</text:p>
          </table:table-cell>
          <table:table-cell office:value-type="float" office:value="19.28043" calcext:value-type="float">
            <text:p>19.28043</text:p>
          </table:table-cell>
          <table:table-cell office:value-type="float" office:value="16.95532" calcext:value-type="float">
            <text:p>16.955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0" calcext:value-type="float">
            <text:p>25072000</text:p>
          </table:table-cell>
          <table:table-cell office:value-type="float" office:value="29.4534" calcext:value-type="float">
            <text:p>29.4534</text:p>
          </table:table-cell>
          <table:table-cell office:value-type="float" office:value="28.18" calcext:value-type="float">
            <text:p>28.18</text:p>
          </table:table-cell>
          <table:table-cell office:value-type="float" office:value="13.155" calcext:value-type="float">
            <text:p>13.155</text:p>
          </table:table-cell>
          <table:table-cell office:value-type="float" office:value="1.974143" calcext:value-type="float">
            <text:p>1.974143</text:p>
          </table:table-cell>
          <table:table-cell office:value-type="float" office:value="0" calcext:value-type="float">
            <text:p>0</text:p>
          </table:table-cell>
          <table:table-cell office:value-type="float" office:value="101.6514" calcext:value-type="float">
            <text:p>101.6514</text:p>
          </table:table-cell>
          <table:table-cell office:value-type="float" office:value="0" calcext:value-type="float">
            <text:p>0</text:p>
          </table:table-cell>
          <table:table-cell office:value-type="float" office:value="36.43704" calcext:value-type="float">
            <text:p>36.43704</text:p>
          </table:table-cell>
          <table:table-cell office:value-type="float" office:value="11.15735" calcext:value-type="float">
            <text:p>11.15735</text:p>
          </table:table-cell>
          <table:table-cell office:value-type="float" office:value="27.55466" calcext:value-type="float">
            <text:p>27.55466</text:p>
          </table:table-cell>
          <table:table-cell office:value-type="float" office:value="15.70193" calcext:value-type="float">
            <text:p>15.70193</text:p>
          </table:table-cell>
          <table:table-cell office:value-type="float" office:value="24.63239" calcext:value-type="float">
            <text:p>24.63239</text:p>
          </table:table-cell>
          <table:table-cell office:value-type="float" office:value="17.16739" calcext:value-type="float">
            <text:p>17.16739</text:p>
          </table:table-cell>
          <table:table-cell office:value-type="float" office:value="22.89349" calcext:value-type="float">
            <text:p>22.89349</text:p>
          </table:table-cell>
          <table:table-cell office:value-type="float" office:value="17.88614" calcext:value-type="float">
            <text:p>17.88614</text:p>
          </table:table-cell>
          <table:table-cell office:value-type="float" office:value="21.64355" calcext:value-type="float">
            <text:p>21.64355</text:p>
          </table:table-cell>
          <table:table-cell office:value-type="float" office:value="18.13843" calcext:value-type="float">
            <text:p>18.13843</text:p>
          </table:table-cell>
          <table:table-cell office:value-type="float" office:value="20.66501" calcext:value-type="float">
            <text:p>20.66501</text:p>
          </table:table-cell>
          <table:table-cell office:value-type="float" office:value="18.15082" calcext:value-type="float">
            <text:p>18.1508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0" calcext:value-type="float">
            <text:p>26072000</text:p>
          </table:table-cell>
          <table:table-cell office:value-type="float" office:value="20.70156" calcext:value-type="float">
            <text:p>20.70156</text:p>
          </table:table-cell>
          <table:table-cell office:value-type="float" office:value="27.475" calcext:value-type="float">
            <text:p>27.475</text:p>
          </table:table-cell>
          <table:table-cell office:value-type="float" office:value="15.01" calcext:value-type="float">
            <text:p>15.01</text:p>
          </table:table-cell>
          <table:table-cell office:value-type="float" office:value="2.070265" calcext:value-type="float">
            <text:p>2.070265</text:p>
          </table:table-cell>
          <table:table-cell office:value-type="float" office:value="1.661438" calcext:value-type="float">
            <text:p>1.661438</text:p>
          </table:table-cell>
          <table:table-cell office:value-type="float" office:value="146.2338" calcext:value-type="float">
            <text:p>146.2338</text:p>
          </table:table-cell>
          <table:table-cell office:value-type="float" office:value="0" calcext:value-type="float">
            <text:p>0</text:p>
          </table:table-cell>
          <table:table-cell office:value-type="float" office:value="34.46375" calcext:value-type="float">
            <text:p>34.46375</text:p>
          </table:table-cell>
          <table:table-cell office:value-type="float" office:value="16.56091" calcext:value-type="float">
            <text:p>16.56091</text:p>
          </table:table-cell>
          <table:table-cell office:value-type="float" office:value="27.21979" calcext:value-type="float">
            <text:p>27.21979</text:p>
          </table:table-cell>
          <table:table-cell office:value-type="float" office:value="18.54742" calcext:value-type="float">
            <text:p>18.54742</text:p>
          </table:table-cell>
          <table:table-cell office:value-type="float" office:value="24.69839" calcext:value-type="float">
            <text:p>24.69839</text:p>
          </table:table-cell>
          <table:table-cell office:value-type="float" office:value="19.19235" calcext:value-type="float">
            <text:p>19.19235</text:p>
          </table:table-cell>
          <table:table-cell office:value-type="float" office:value="23.0849" calcext:value-type="float">
            <text:p>23.0849</text:p>
          </table:table-cell>
          <table:table-cell office:value-type="float" office:value="19.40448" calcext:value-type="float">
            <text:p>19.40448</text:p>
          </table:table-cell>
          <table:table-cell office:value-type="float" office:value="21.92358" calcext:value-type="float">
            <text:p>21.92358</text:p>
          </table:table-cell>
          <table:table-cell office:value-type="float" office:value="19.38657" calcext:value-type="float">
            <text:p>19.38657</text:p>
          </table:table-cell>
          <table:table-cell office:value-type="float" office:value="21.0304" calcext:value-type="float">
            <text:p>21.0304</text:p>
          </table:table-cell>
          <table:table-cell office:value-type="float" office:value="19.24637" calcext:value-type="float">
            <text:p>19.246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0" calcext:value-type="float">
            <text:p>27072000</text:p>
          </table:table-cell>
          <table:table-cell office:value-type="float" office:value="21.4544" calcext:value-type="float">
            <text:p>21.4544</text:p>
          </table:table-cell>
          <table:table-cell office:value-type="float" office:value="25.03" calcext:value-type="float">
            <text:p>25.03</text:p>
          </table:table-cell>
          <table:table-cell office:value-type="float" office:value="16.01" calcext:value-type="float">
            <text:p>16.01</text:p>
          </table:table-cell>
          <table:table-cell office:value-type="float" office:value="2.13353" calcext:value-type="float">
            <text:p>2.13353</text:p>
          </table:table-cell>
          <table:table-cell office:value-type="float" office:value="1.785256" calcext:value-type="float">
            <text:p>1.785256</text:p>
          </table:table-cell>
          <table:table-cell office:value-type="float" office:value="144.9162" calcext:value-type="float">
            <text:p>144.9162</text:p>
          </table:table-cell>
          <table:table-cell office:value-type="float" office:value="0" calcext:value-type="float">
            <text:p>0</text:p>
          </table:table-cell>
          <table:table-cell office:value-type="float" office:value="31.80994" calcext:value-type="float">
            <text:p>31.80994</text:p>
          </table:table-cell>
          <table:table-cell office:value-type="float" office:value="17.15344" calcext:value-type="float">
            <text:p>17.15344</text:p>
          </table:table-cell>
          <table:table-cell office:value-type="float" office:value="25.58505" calcext:value-type="float">
            <text:p>25.58505</text:p>
          </table:table-cell>
          <table:table-cell office:value-type="float" office:value="19.00253" calcext:value-type="float">
            <text:p>19.00253</text:p>
          </table:table-cell>
          <table:table-cell office:value-type="float" office:value="23.89557" calcext:value-type="float">
            <text:p>23.89557</text:p>
          </table:table-cell>
          <table:table-cell office:value-type="float" office:value="19.68414" calcext:value-type="float">
            <text:p>19.68414</text:p>
          </table:table-cell>
          <table:table-cell office:value-type="float" office:value="22.71213" calcext:value-type="float">
            <text:p>22.71213</text:p>
          </table:table-cell>
          <table:table-cell office:value-type="float" office:value="19.91733" calcext:value-type="float">
            <text:p>19.91733</text:p>
          </table:table-cell>
          <table:table-cell office:value-type="float" office:value="21.79977" calcext:value-type="float">
            <text:p>21.79977</text:p>
          </table:table-cell>
          <table:table-cell office:value-type="float" office:value="19.90643" calcext:value-type="float">
            <text:p>19.90643</text:p>
          </table:table-cell>
          <table:table-cell office:value-type="float" office:value="21.05032" calcext:value-type="float">
            <text:p>21.05032</text:p>
          </table:table-cell>
          <table:table-cell office:value-type="float" office:value="19.75638" calcext:value-type="float">
            <text:p>19.756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0" calcext:value-type="float">
            <text:p>28072000</text:p>
          </table:table-cell>
          <table:table-cell office:value-type="float" office:value="23.58189" calcext:value-type="float">
            <text:p>23.58189</text:p>
          </table:table-cell>
          <table:table-cell office:value-type="float" office:value="27.605" calcext:value-type="float">
            <text:p>27.605</text:p>
          </table:table-cell>
          <table:table-cell office:value-type="float" office:value="17.39" calcext:value-type="float">
            <text:p>17.39</text:p>
          </table:table-cell>
          <table:table-cell office:value-type="float" office:value="2.150626" calcext:value-type="float">
            <text:p>2.150626</text:p>
          </table:table-cell>
          <table:table-cell office:value-type="float" office:value="1.901082" calcext:value-type="float">
            <text:p>1.901082</text:p>
          </table:table-cell>
          <table:table-cell office:value-type="float" office:value="131.7816" calcext:value-type="float">
            <text:p>131.7816</text:p>
          </table:table-cell>
          <table:table-cell office:value-type="float" office:value="0" calcext:value-type="float">
            <text:p>0</text:p>
          </table:table-cell>
          <table:table-cell office:value-type="float" office:value="33.31894" calcext:value-type="float">
            <text:p>33.31894</text:p>
          </table:table-cell>
          <table:table-cell office:value-type="float" office:value="18.20193" calcext:value-type="float">
            <text:p>18.20193</text:p>
          </table:table-cell>
          <table:table-cell office:value-type="float" office:value="26.84119" calcext:value-type="float">
            <text:p>26.84119</text:p>
          </table:table-cell>
          <table:table-cell office:value-type="float" office:value="19.48251" calcext:value-type="float">
            <text:p>19.48251</text:p>
          </table:table-cell>
          <table:table-cell office:value-type="float" office:value="24.85477" calcext:value-type="float">
            <text:p>24.85477</text:p>
          </table:table-cell>
          <table:table-cell office:value-type="float" office:value="19.99969" calcext:value-type="float">
            <text:p>19.99969</text:p>
          </table:table-cell>
          <table:table-cell office:value-type="float" office:value="23.4859" calcext:value-type="float">
            <text:p>23.4859</text:p>
          </table:table-cell>
          <table:table-cell office:value-type="float" office:value="20.17117" calcext:value-type="float">
            <text:p>20.17117</text:p>
          </table:table-cell>
          <table:table-cell office:value-type="float" office:value="22.44217" calcext:value-type="float">
            <text:p>22.44217</text:p>
          </table:table-cell>
          <table:table-cell office:value-type="float" office:value="20.1311" calcext:value-type="float">
            <text:p>20.1311</text:p>
          </table:table-cell>
          <table:table-cell office:value-type="float" office:value="21.59906" calcext:value-type="float">
            <text:p>21.59906</text:p>
          </table:table-cell>
          <table:table-cell office:value-type="float" office:value="19.97226" calcext:value-type="float">
            <text:p>19.972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0" calcext:value-type="float">
            <text:p>29072000</text:p>
          </table:table-cell>
          <table:table-cell office:value-type="float" office:value="14.70534" calcext:value-type="float">
            <text:p>14.70534</text:p>
          </table:table-cell>
          <table:table-cell office:value-type="float" office:value="25.615" calcext:value-type="float">
            <text:p>25.615</text:p>
          </table:table-cell>
          <table:table-cell office:value-type="float" office:value="16.92" calcext:value-type="float">
            <text:p>16.92</text:p>
          </table:table-cell>
          <table:table-cell office:value-type="float" office:value="2.408659" calcext:value-type="float">
            <text:p>2.408659</text:p>
          </table:table-cell>
          <table:table-cell office:value-type="float" office:value="1.81947" calcext:value-type="float">
            <text:p>1.81947</text:p>
          </table:table-cell>
          <table:table-cell office:value-type="float" office:value="135.8586" calcext:value-type="float">
            <text:p>135.8586</text:p>
          </table:table-cell>
          <table:table-cell office:value-type="float" office:value="4.2" calcext:value-type="float">
            <text:p>4.2</text:p>
          </table:table-cell>
          <table:table-cell office:value-type="float" office:value="30.67993" calcext:value-type="float">
            <text:p>30.67993</text:p>
          </table:table-cell>
          <table:table-cell office:value-type="float" office:value="18.12289" calcext:value-type="float">
            <text:p>18.12289</text:p>
          </table:table-cell>
          <table:table-cell office:value-type="float" office:value="25.40662" calcext:value-type="float">
            <text:p>25.40662</text:p>
          </table:table-cell>
          <table:table-cell office:value-type="float" office:value="19.51941" calcext:value-type="float">
            <text:p>19.51941</text:p>
          </table:table-cell>
          <table:table-cell office:value-type="float" office:value="23.26453" calcext:value-type="float">
            <text:p>23.26453</text:p>
          </table:table-cell>
          <table:table-cell office:value-type="float" office:value="20.20926" calcext:value-type="float">
            <text:p>20.20926</text:p>
          </table:table-cell>
          <table:table-cell office:value-type="float" office:value="22.16418" calcext:value-type="float">
            <text:p>22.16418</text:p>
          </table:table-cell>
          <table:table-cell office:value-type="float" office:value="20.49362" calcext:value-type="float">
            <text:p>20.49362</text:p>
          </table:table-cell>
          <table:table-cell office:value-type="float" office:value="21.92227" calcext:value-type="float">
            <text:p>21.92227</text:p>
          </table:table-cell>
          <table:table-cell office:value-type="float" office:value="20.48984" calcext:value-type="float">
            <text:p>20.48984</text:p>
          </table:table-cell>
          <table:table-cell office:value-type="float" office:value="21.45532" calcext:value-type="float">
            <text:p>21.45532</text:p>
          </table:table-cell>
          <table:table-cell office:value-type="float" office:value="20.33847" calcext:value-type="float">
            <text:p>20.3384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0" calcext:value-type="float">
            <text:p>30072000</text:p>
          </table:table-cell>
          <table:table-cell office:value-type="float" office:value="21.90078" calcext:value-type="float">
            <text:p>21.90078</text:p>
          </table:table-cell>
          <table:table-cell office:value-type="float" office:value="26.525" calcext:value-type="float">
            <text:p>26.525</text:p>
          </table:table-cell>
          <table:table-cell office:value-type="float" office:value="16.1" calcext:value-type="float">
            <text:p>16.1</text:p>
          </table:table-cell>
          <table:table-cell office:value-type="float" office:value="2.288193" calcext:value-type="float">
            <text:p>2.288193</text:p>
          </table:table-cell>
          <table:table-cell office:value-type="float" office:value="0" calcext:value-type="float">
            <text:p>0</text:p>
          </table:table-cell>
          <table:table-cell office:value-type="float" office:value="167.8842" calcext:value-type="float">
            <text:p>167.8842</text:p>
          </table:table-cell>
          <table:table-cell office:value-type="float" office:value="0" calcext:value-type="float">
            <text:p>0</text:p>
          </table:table-cell>
          <table:table-cell office:value-type="float" office:value="28.88605" calcext:value-type="float">
            <text:p>28.88605</text:p>
          </table:table-cell>
          <table:table-cell office:value-type="float" office:value="10.84036" calcext:value-type="float">
            <text:p>10.84036</text:p>
          </table:table-cell>
          <table:table-cell office:value-type="float" office:value="24.15247" calcext:value-type="float">
            <text:p>24.15247</text:p>
          </table:table-cell>
          <table:table-cell office:value-type="float" office:value="14.78201" calcext:value-type="float">
            <text:p>14.78201</text:p>
          </table:table-cell>
          <table:table-cell office:value-type="float" office:value="22.19379" calcext:value-type="float">
            <text:p>22.19379</text:p>
          </table:table-cell>
          <table:table-cell office:value-type="float" office:value="16.45886" calcext:value-type="float">
            <text:p>16.45886</text:p>
          </table:table-cell>
          <table:table-cell office:value-type="float" office:value="21.25787" calcext:value-type="float">
            <text:p>21.25787</text:p>
          </table:table-cell>
          <table:table-cell office:value-type="float" office:value="17.53085" calcext:value-type="float">
            <text:p>17.53085</text:p>
          </table:table-cell>
          <table:table-cell office:value-type="float" office:value="20.61481" calcext:value-type="float">
            <text:p>20.61481</text:p>
          </table:table-cell>
          <table:table-cell office:value-type="float" office:value="18.23285" calcext:value-type="float">
            <text:p>18.23285</text:p>
          </table:table-cell>
          <table:table-cell office:value-type="float" office:value="20.44156" calcext:value-type="float">
            <text:p>20.44156</text:p>
          </table:table-cell>
          <table:table-cell office:value-type="float" office:value="18.63483" calcext:value-type="float">
            <text:p>18.6348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0" calcext:value-type="float">
            <text:p>31072000</text:p>
          </table:table-cell>
          <table:table-cell office:value-type="float" office:value="10.15438" calcext:value-type="float">
            <text:p>10.15438</text:p>
          </table:table-cell>
          <table:table-cell office:value-type="float" office:value="24.415" calcext:value-type="float">
            <text:p>24.415</text:p>
          </table:table-cell>
          <table:table-cell office:value-type="float" office:value="18.2" calcext:value-type="float">
            <text:p>18.2</text:p>
          </table:table-cell>
          <table:table-cell office:value-type="float" office:value="2.456004" calcext:value-type="float">
            <text:p>2.456004</text:p>
          </table:table-cell>
          <table:table-cell office:value-type="float" office:value="0" calcext:value-type="float">
            <text:p>0</text:p>
          </table:table-cell>
          <table:table-cell office:value-type="float" office:value="188.0424" calcext:value-type="float">
            <text:p>188.0424</text:p>
          </table:table-cell>
          <table:table-cell office:value-type="float" office:value="0" calcext:value-type="float">
            <text:p>0</text:p>
          </table:table-cell>
          <table:table-cell office:value-type="float" office:value="25.64169" calcext:value-type="float">
            <text:p>25.64169</text:p>
          </table:table-cell>
          <table:table-cell office:value-type="float" office:value="12.68381" calcext:value-type="float">
            <text:p>12.68381</text:p>
          </table:table-cell>
          <table:table-cell office:value-type="float" office:value="22.78824" calcext:value-type="float">
            <text:p>22.78824</text:p>
          </table:table-cell>
          <table:table-cell office:value-type="float" office:value="16.42392" calcext:value-type="float">
            <text:p>16.42392</text:p>
          </table:table-cell>
          <table:table-cell office:value-type="float" office:value="21.75299" calcext:value-type="float">
            <text:p>21.75299</text:p>
          </table:table-cell>
          <table:table-cell office:value-type="float" office:value="17.97379" calcext:value-type="float">
            <text:p>17.97379</text:p>
          </table:table-cell>
          <table:table-cell office:value-type="float" office:value="21.04526" calcext:value-type="float">
            <text:p>21.04526</text:p>
          </table:table-cell>
          <table:table-cell office:value-type="float" office:value="18.71484" calcext:value-type="float">
            <text:p>18.71484</text:p>
          </table:table-cell>
          <table:table-cell office:value-type="float" office:value="20.5116" calcext:value-type="float">
            <text:p>20.5116</text:p>
          </table:table-cell>
          <table:table-cell office:value-type="float" office:value="19.03577" calcext:value-type="float">
            <text:p>19.03577</text:p>
          </table:table-cell>
          <table:table-cell office:value-type="float" office:value="20.07828" calcext:value-type="float">
            <text:p>20.07828</text:p>
          </table:table-cell>
          <table:table-cell office:value-type="float" office:value="19.11597" calcext:value-type="float">
            <text:p>19.115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0" calcext:value-type="float">
            <text:p>1082000</text:p>
          </table:table-cell>
          <table:table-cell office:value-type="float" office:value="7.494174" calcext:value-type="float">
            <text:p>7.494174</text:p>
          </table:table-cell>
          <table:table-cell office:value-type="float" office:value="25.96" calcext:value-type="float">
            <text:p>25.96</text:p>
          </table:table-cell>
          <table:table-cell office:value-type="float" office:value="18.96" calcext:value-type="float">
            <text:p>18.96</text:p>
          </table:table-cell>
          <table:table-cell office:value-type="float" office:value="2.602621" calcext:value-type="float">
            <text:p>2.602621</text:p>
          </table:table-cell>
          <table:table-cell office:value-type="float" office:value="0" calcext:value-type="float">
            <text:p>0</text:p>
          </table:table-cell>
          <table:table-cell office:value-type="float" office:value="167.175" calcext:value-type="float">
            <text:p>167.175</text:p>
          </table:table-cell>
          <table:table-cell office:value-type="float" office:value="0.3" calcext:value-type="float">
            <text:p>0.3</text:p>
          </table:table-cell>
          <table:table-cell office:value-type="float" office:value="27.28741" calcext:value-type="float">
            <text:p>27.28741</text:p>
          </table:table-cell>
          <table:table-cell office:value-type="float" office:value="15.98978" calcext:value-type="float">
            <text:p>15.98978</text:p>
          </table:table-cell>
          <table:table-cell office:value-type="float" office:value="23.73621" calcext:value-type="float">
            <text:p>23.73621</text:p>
          </table:table-cell>
          <table:table-cell office:value-type="float" office:value="19.27075" calcext:value-type="float">
            <text:p>19.27075</text:p>
          </table:table-cell>
          <table:table-cell office:value-type="float" office:value="22.27325" calcext:value-type="float">
            <text:p>22.27325</text:p>
          </table:table-cell>
          <table:table-cell office:value-type="float" office:value="19.77869" calcext:value-type="float">
            <text:p>19.77869</text:p>
          </table:table-cell>
          <table:table-cell office:value-type="float" office:value="21.38968" calcext:value-type="float">
            <text:p>21.38968</text:p>
          </table:table-cell>
          <table:table-cell office:value-type="float" office:value="19.91394" calcext:value-type="float">
            <text:p>19.91394</text:p>
          </table:table-cell>
          <table:table-cell office:value-type="float" office:value="20.74847" calcext:value-type="float">
            <text:p>20.74847</text:p>
          </table:table-cell>
          <table:table-cell office:value-type="float" office:value="19.91568" calcext:value-type="float">
            <text:p>19.91568</text:p>
          </table:table-cell>
          <table:table-cell office:value-type="float" office:value="20.24005" calcext:value-type="float">
            <text:p>20.24005</text:p>
          </table:table-cell>
          <table:table-cell office:value-type="float" office:value="19.73685" calcext:value-type="float">
            <text:p>19.736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0" calcext:value-type="float">
            <text:p>2082000</text:p>
          </table:table-cell>
          <table:table-cell office:value-type="float" office:value="14.55408" calcext:value-type="float">
            <text:p>14.55408</text:p>
          </table:table-cell>
          <table:table-cell office:value-type="float" office:value="25.9" calcext:value-type="float">
            <text:p>25.9</text:p>
          </table:table-cell>
          <table:table-cell office:value-type="float" office:value="18.83" calcext:value-type="float">
            <text:p>18.83</text:p>
          </table:table-cell>
          <table:table-cell office:value-type="float" office:value="2.559904" calcext:value-type="float">
            <text:p>2.559904</text:p>
          </table:table-cell>
          <table:table-cell office:value-type="float" office:value="0" calcext:value-type="float">
            <text:p>0</text:p>
          </table:table-cell>
          <table:table-cell office:value-type="float" office:value="184.1274" calcext:value-type="float">
            <text:p>184.1274</text:p>
          </table:table-cell>
          <table:table-cell office:value-type="float" office:value="0" calcext:value-type="float">
            <text:p>0</text:p>
          </table:table-cell>
          <table:table-cell office:value-type="float" office:value="28.12393" calcext:value-type="float">
            <text:p>28.12393</text:p>
          </table:table-cell>
          <table:table-cell office:value-type="float" office:value="15.06641" calcext:value-type="float">
            <text:p>15.06641</text:p>
          </table:table-cell>
          <table:table-cell office:value-type="float" office:value="24.2858" calcext:value-type="float">
            <text:p>24.2858</text:p>
          </table:table-cell>
          <table:table-cell office:value-type="float" office:value="17.75323" calcext:value-type="float">
            <text:p>17.75323</text:p>
          </table:table-cell>
          <table:table-cell office:value-type="float" office:value="22.87079" calcext:value-type="float">
            <text:p>22.87079</text:p>
          </table:table-cell>
          <table:table-cell office:value-type="float" office:value="18.66913" calcext:value-type="float">
            <text:p>18.66913</text:p>
          </table:table-cell>
          <table:table-cell office:value-type="float" office:value="21.91443" calcext:value-type="float">
            <text:p>21.91443</text:p>
          </table:table-cell>
          <table:table-cell office:value-type="float" office:value="19.04761" calcext:value-type="float">
            <text:p>19.04761</text:p>
          </table:table-cell>
          <table:table-cell office:value-type="float" office:value="21.18607" calcext:value-type="float">
            <text:p>21.18607</text:p>
          </table:table-cell>
          <table:table-cell office:value-type="float" office:value="19.18274" calcext:value-type="float">
            <text:p>19.18274</text:p>
          </table:table-cell>
          <table:table-cell office:value-type="float" office:value="20.591" calcext:value-type="float">
            <text:p>20.591</text:p>
          </table:table-cell>
          <table:table-cell office:value-type="float" office:value="19.17963" calcext:value-type="float">
            <text:p>19.1796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0" calcext:value-type="float">
            <text:p>3082000</text:p>
          </table:table-cell>
          <table:table-cell office:value-type="float" office:value="21.54663" calcext:value-type="float">
            <text:p>21.54663</text:p>
          </table:table-cell>
          <table:table-cell office:value-type="float" office:value="24.755" calcext:value-type="float">
            <text:p>24.755</text:p>
          </table:table-cell>
          <table:table-cell office:value-type="float" office:value="11.745" calcext:value-type="float">
            <text:p>11.745</text:p>
          </table:table-cell>
          <table:table-cell office:value-type="float" office:value="2.426851" calcext:value-type="float">
            <text:p>2.426851</text:p>
          </table:table-cell>
          <table:table-cell office:value-type="float" office:value="1.263703" calcext:value-type="float">
            <text:p>1.263703</text:p>
          </table:table-cell>
          <table:table-cell office:value-type="float" office:value="288.0757" calcext:value-type="float">
            <text:p>288.0757</text:p>
          </table:table-cell>
          <table:table-cell office:value-type="float" office:value="0" calcext:value-type="float">
            <text:p>0</text:p>
          </table:table-cell>
          <table:table-cell office:value-type="float" office:value="31.62946" calcext:value-type="float">
            <text:p>31.62946</text:p>
          </table:table-cell>
          <table:table-cell office:value-type="float" office:value="14.31656" calcext:value-type="float">
            <text:p>14.31656</text:p>
          </table:table-cell>
          <table:table-cell office:value-type="float" office:value="26.14572" calcext:value-type="float">
            <text:p>26.14572</text:p>
          </table:table-cell>
          <table:table-cell office:value-type="float" office:value="17.84503" calcext:value-type="float">
            <text:p>17.84503</text:p>
          </table:table-cell>
          <table:table-cell office:value-type="float" office:value="24.23819" calcext:value-type="float">
            <text:p>24.23819</text:p>
          </table:table-cell>
          <table:table-cell office:value-type="float" office:value="19.39957" calcext:value-type="float">
            <text:p>19.39957</text:p>
          </table:table-cell>
          <table:table-cell office:value-type="float" office:value="22.92978" calcext:value-type="float">
            <text:p>22.92978</text:p>
          </table:table-cell>
          <table:table-cell office:value-type="float" office:value="20.25864" calcext:value-type="float">
            <text:p>20.25864</text:p>
          </table:table-cell>
          <table:table-cell office:value-type="float" office:value="21.96652" calcext:value-type="float">
            <text:p>21.96652</text:p>
          </table:table-cell>
          <table:table-cell office:value-type="float" office:value="20.3912" calcext:value-type="float">
            <text:p>20.3912</text:p>
          </table:table-cell>
          <table:table-cell office:value-type="float" office:value="21.22061" calcext:value-type="float">
            <text:p>21.22061</text:p>
          </table:table-cell>
          <table:table-cell office:value-type="float" office:value="20.12766" calcext:value-type="float">
            <text:p>20.1276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0" calcext:value-type="float">
            <text:p>4082000</text:p>
          </table:table-cell>
          <table:table-cell office:value-type="float" office:value="27.51757" calcext:value-type="float">
            <text:p>27.51757</text:p>
          </table:table-cell>
          <table:table-cell office:value-type="float" office:value="23.3" calcext:value-type="float">
            <text:p>23.3</text:p>
          </table:table-cell>
          <table:table-cell office:value-type="float" office:value="10.915" calcext:value-type="float">
            <text:p>10.915</text:p>
          </table:table-cell>
          <table:table-cell office:value-type="float" office:value="1.494578" calcext:value-type="float">
            <text:p>1.494578</text:p>
          </table:table-cell>
          <table:table-cell office:value-type="float" office:value="1.152405" calcext:value-type="float">
            <text:p>1.152405</text:p>
          </table:table-cell>
          <table:table-cell office:value-type="float" office:value="226.1538" calcext:value-type="float">
            <text:p>226.1538</text:p>
          </table:table-cell>
          <table:table-cell office:value-type="float" office:value="0" calcext:value-type="float">
            <text:p>0</text:p>
          </table:table-cell>
          <table:table-cell office:value-type="float" office:value="32.76117" calcext:value-type="float">
            <text:p>32.76117</text:p>
          </table:table-cell>
          <table:table-cell office:value-type="float" office:value="12.9856" calcext:value-type="float">
            <text:p>12.9856</text:p>
          </table:table-cell>
          <table:table-cell office:value-type="float" office:value="25.6087" calcext:value-type="float">
            <text:p>25.6087</text:p>
          </table:table-cell>
          <table:table-cell office:value-type="float" office:value="15.99536" calcext:value-type="float">
            <text:p>15.99536</text:p>
          </table:table-cell>
          <table:table-cell office:value-type="float" office:value="23.37051" calcext:value-type="float">
            <text:p>23.37051</text:p>
          </table:table-cell>
          <table:table-cell office:value-type="float" office:value="17.2692" calcext:value-type="float">
            <text:p>17.2692</text:p>
          </table:table-cell>
          <table:table-cell office:value-type="float" office:value="22.0719" calcext:value-type="float">
            <text:p>22.0719</text:p>
          </table:table-cell>
          <table:table-cell office:value-type="float" office:value="18.04871" calcext:value-type="float">
            <text:p>18.04871</text:p>
          </table:table-cell>
          <table:table-cell office:value-type="float" office:value="21.21075" calcext:value-type="float">
            <text:p>21.21075</text:p>
          </table:table-cell>
          <table:table-cell office:value-type="float" office:value="18.52518" calcext:value-type="float">
            <text:p>18.52518</text:p>
          </table:table-cell>
          <table:table-cell office:value-type="float" office:value="20.58456" calcext:value-type="float">
            <text:p>20.58456</text:p>
          </table:table-cell>
          <table:table-cell office:value-type="float" office:value="18.78644" calcext:value-type="float">
            <text:p>18.786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0" calcext:value-type="float">
            <text:p>5082000</text:p>
          </table:table-cell>
          <table:table-cell office:value-type="float" office:value="28.41072" calcext:value-type="float">
            <text:p>28.41072</text:p>
          </table:table-cell>
          <table:table-cell office:value-type="float" office:value="25.475" calcext:value-type="float">
            <text:p>25.475</text:p>
          </table:table-cell>
          <table:table-cell office:value-type="float" office:value="10.9" calcext:value-type="float">
            <text:p>10.9</text:p>
          </table:table-cell>
          <table:table-cell office:value-type="float" office:value="1.701038" calcext:value-type="float">
            <text:p>1.701038</text:p>
          </table:table-cell>
          <table:table-cell office:value-type="float" office:value="1.153411" calcext:value-type="float">
            <text:p>1.153411</text:p>
          </table:table-cell>
          <table:table-cell office:value-type="float" office:value="97.49522" calcext:value-type="float">
            <text:p>97.49522</text:p>
          </table:table-cell>
          <table:table-cell office:value-type="float" office:value="0" calcext:value-type="float">
            <text:p>0</text:p>
          </table:table-cell>
          <table:table-cell office:value-type="float" office:value="32.02457" calcext:value-type="float">
            <text:p>32.02457</text:p>
          </table:table-cell>
          <table:table-cell office:value-type="float" office:value="12.81631" calcext:value-type="float">
            <text:p>12.81631</text:p>
          </table:table-cell>
          <table:table-cell office:value-type="float" office:value="25.60474" calcext:value-type="float">
            <text:p>25.60474</text:p>
          </table:table-cell>
          <table:table-cell office:value-type="float" office:value="16.0004" calcext:value-type="float">
            <text:p>16.0004</text:p>
          </table:table-cell>
          <table:table-cell office:value-type="float" office:value="23.50525" calcext:value-type="float">
            <text:p>23.50525</text:p>
          </table:table-cell>
          <table:table-cell office:value-type="float" office:value="17.27289" calcext:value-type="float">
            <text:p>17.27289</text:p>
          </table:table-cell>
          <table:table-cell office:value-type="float" office:value="22.2601" calcext:value-type="float">
            <text:p>22.2601</text:p>
          </table:table-cell>
          <table:table-cell office:value-type="float" office:value="18.01556" calcext:value-type="float">
            <text:p>18.01556</text:p>
          </table:table-cell>
          <table:table-cell office:value-type="float" office:value="21.37793" calcext:value-type="float">
            <text:p>21.37793</text:p>
          </table:table-cell>
          <table:table-cell office:value-type="float" office:value="18.45932" calcext:value-type="float">
            <text:p>18.45932</text:p>
          </table:table-cell>
          <table:table-cell office:value-type="float" office:value="20.68964" calcext:value-type="float">
            <text:p>20.68964</text:p>
          </table:table-cell>
          <table:table-cell office:value-type="float" office:value="18.68979" calcext:value-type="float">
            <text:p>18.6897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0" calcext:value-type="float">
            <text:p>6082000</text:p>
          </table:table-cell>
          <table:table-cell office:value-type="float" office:value="13.36032" calcext:value-type="float">
            <text:p>13.36032</text:p>
          </table:table-cell>
          <table:table-cell office:value-type="float" office:value="23.64" calcext:value-type="float">
            <text:p>23.64</text:p>
          </table:table-cell>
          <table:table-cell office:value-type="float" office:value="14.185" calcext:value-type="float">
            <text:p>14.185</text:p>
          </table:table-cell>
          <table:table-cell office:value-type="float" office:value="1.82805" calcext:value-type="float">
            <text:p>1.82805</text:p>
          </table:table-cell>
          <table:table-cell office:value-type="float" office:value="1.508334" calcext:value-type="float">
            <text:p>1.508334</text:p>
          </table:table-cell>
          <table:table-cell office:value-type="float" office:value="173.3022" calcext:value-type="float">
            <text:p>173.3022</text:p>
          </table:table-cell>
          <table:table-cell office:value-type="float" office:value="0" calcext:value-type="float">
            <text:p>0</text:p>
          </table:table-cell>
          <table:table-cell office:value-type="float" office:value="28.65921" calcext:value-type="float">
            <text:p>28.65921</text:p>
          </table:table-cell>
          <table:table-cell office:value-type="float" office:value="15.36298" calcext:value-type="float">
            <text:p>15.36298</text:p>
          </table:table-cell>
          <table:table-cell office:value-type="float" office:value="23.58682" calcext:value-type="float">
            <text:p>23.58682</text:p>
          </table:table-cell>
          <table:table-cell office:value-type="float" office:value="17.56406" calcext:value-type="float">
            <text:p>17.56406</text:p>
          </table:table-cell>
          <table:table-cell office:value-type="float" office:value="21.87689" calcext:value-type="float">
            <text:p>21.87689</text:p>
          </table:table-cell>
          <table:table-cell office:value-type="float" office:value="18.4418" calcext:value-type="float">
            <text:p>18.4418</text:p>
          </table:table-cell>
          <table:table-cell office:value-type="float" office:value="21.01428" calcext:value-type="float">
            <text:p>21.01428</text:p>
          </table:table-cell>
          <table:table-cell office:value-type="float" office:value="18.90936" calcext:value-type="float">
            <text:p>18.90936</text:p>
          </table:table-cell>
          <table:table-cell office:value-type="float" office:value="20.6958" calcext:value-type="float">
            <text:p>20.6958</text:p>
          </table:table-cell>
          <table:table-cell office:value-type="float" office:value="19.13861" calcext:value-type="float">
            <text:p>19.13861</text:p>
          </table:table-cell>
          <table:table-cell office:value-type="float" office:value="20.45743" calcext:value-type="float">
            <text:p>20.45743</text:p>
          </table:table-cell>
          <table:table-cell office:value-type="float" office:value="19.20026" calcext:value-type="float">
            <text:p>19.200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0" calcext:value-type="float">
            <text:p>7082000</text:p>
          </table:table-cell>
          <table:table-cell office:value-type="float" office:value="10.40099" calcext:value-type="float">
            <text:p>10.40099</text:p>
          </table:table-cell>
          <table:table-cell office:value-type="float" office:value="25.425" calcext:value-type="float">
            <text:p>25.425</text:p>
          </table:table-cell>
          <table:table-cell office:value-type="float" office:value="16.43" calcext:value-type="float">
            <text:p>16.43</text:p>
          </table:table-cell>
          <table:table-cell office:value-type="float" office:value="2.547949" calcext:value-type="float">
            <text:p>2.547949</text:p>
          </table:table-cell>
          <table:table-cell office:value-type="float" office:value="0" calcext:value-type="float">
            <text:p>0</text:p>
          </table:table-cell>
          <table:table-cell office:value-type="float" office:value="136.9314" calcext:value-type="float">
            <text:p>136.9314</text:p>
          </table:table-cell>
          <table:table-cell office:value-type="float" office:value="0.7" calcext:value-type="float">
            <text:p>0.7</text:p>
          </table:table-cell>
          <table:table-cell office:value-type="float" office:value="26.16608" calcext:value-type="float">
            <text:p>26.16608</text:p>
          </table:table-cell>
          <table:table-cell office:value-type="float" office:value="11.73846" calcext:value-type="float">
            <text:p>11.73846</text:p>
          </table:table-cell>
          <table:table-cell office:value-type="float" office:value="22.22266" calcext:value-type="float">
            <text:p>22.22266</text:p>
          </table:table-cell>
          <table:table-cell office:value-type="float" office:value="15.43845" calcext:value-type="float">
            <text:p>15.43845</text:p>
          </table:table-cell>
          <table:table-cell office:value-type="float" office:value="21.17056" calcext:value-type="float">
            <text:p>21.17056</text:p>
          </table:table-cell>
          <table:table-cell office:value-type="float" office:value="16.78854" calcext:value-type="float">
            <text:p>16.78854</text:p>
          </table:table-cell>
          <table:table-cell office:value-type="float" office:value="20.43982" calcext:value-type="float">
            <text:p>20.43982</text:p>
          </table:table-cell>
          <table:table-cell office:value-type="float" office:value="17.61444" calcext:value-type="float">
            <text:p>17.61444</text:p>
          </table:table-cell>
          <table:table-cell office:value-type="float" office:value="19.90634" calcext:value-type="float">
            <text:p>19.90634</text:p>
          </table:table-cell>
          <table:table-cell office:value-type="float" office:value="18.11145" calcext:value-type="float">
            <text:p>18.11145</text:p>
          </table:table-cell>
          <table:table-cell office:value-type="float" office:value="19.66141" calcext:value-type="float">
            <text:p>19.66141</text:p>
          </table:table-cell>
          <table:table-cell office:value-type="float" office:value="18.37888" calcext:value-type="float">
            <text:p>18.3788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0" calcext:value-type="float">
            <text:p>8082000</text:p>
          </table:table-cell>
          <table:table-cell office:value-type="float" office:value="18.74365" calcext:value-type="float">
            <text:p>18.74365</text:p>
          </table:table-cell>
          <table:table-cell office:value-type="float" office:value="25.06" calcext:value-type="float">
            <text:p>25.06</text:p>
          </table:table-cell>
          <table:table-cell office:value-type="float" office:value="17.87" calcext:value-type="float">
            <text:p>17.87</text:p>
          </table:table-cell>
          <table:table-cell office:value-type="float" office:value="2.227236" calcext:value-type="float">
            <text:p>2.227236</text:p>
          </table:table-cell>
          <table:table-cell office:value-type="float" office:value="1.886865" calcext:value-type="float">
            <text:p>1.886865</text:p>
          </table:table-cell>
          <table:table-cell office:value-type="float" office:value="198.5778" calcext:value-type="float">
            <text:p>198.5778</text:p>
          </table:table-cell>
          <table:table-cell office:value-type="float" office:value="0" calcext:value-type="float">
            <text:p>0</text:p>
          </table:table-cell>
          <table:table-cell office:value-type="float" office:value="27.99399" calcext:value-type="float">
            <text:p>27.99399</text:p>
          </table:table-cell>
          <table:table-cell office:value-type="float" office:value="18.0321" calcext:value-type="float">
            <text:p>18.0321</text:p>
          </table:table-cell>
          <table:table-cell office:value-type="float" office:value="23.97409" calcext:value-type="float">
            <text:p>23.97409</text:p>
          </table:table-cell>
          <table:table-cell office:value-type="float" office:value="18.75211" calcext:value-type="float">
            <text:p>18.75211</text:p>
          </table:table-cell>
          <table:table-cell office:value-type="float" office:value="22.60745" calcext:value-type="float">
            <text:p>22.60745</text:p>
          </table:table-cell>
          <table:table-cell office:value-type="float" office:value="19.00616" calcext:value-type="float">
            <text:p>19.00616</text:p>
          </table:table-cell>
          <table:table-cell office:value-type="float" office:value="21.66348" calcext:value-type="float">
            <text:p>21.66348</text:p>
          </table:table-cell>
          <table:table-cell office:value-type="float" office:value="19.10269" calcext:value-type="float">
            <text:p>19.10269</text:p>
          </table:table-cell>
          <table:table-cell office:value-type="float" office:value="20.92511" calcext:value-type="float">
            <text:p>20.92511</text:p>
          </table:table-cell>
          <table:table-cell office:value-type="float" office:value="19.09921" calcext:value-type="float">
            <text:p>19.09921</text:p>
          </table:table-cell>
          <table:table-cell office:value-type="float" office:value="20.33319" calcext:value-type="float">
            <text:p>20.33319</text:p>
          </table:table-cell>
          <table:table-cell office:value-type="float" office:value="19.02655" calcext:value-type="float">
            <text:p>19.026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0" calcext:value-type="float">
            <text:p>9082000</text:p>
          </table:table-cell>
          <table:table-cell office:value-type="float" office:value="15.25692" calcext:value-type="float">
            <text:p>15.25692</text:p>
          </table:table-cell>
          <table:table-cell office:value-type="float" office:value="24.195" calcext:value-type="float">
            <text:p>24.195</text:p>
          </table:table-cell>
          <table:table-cell office:value-type="float" office:value="16.875" calcext:value-type="float">
            <text:p>16.875</text:p>
          </table:table-cell>
          <table:table-cell office:value-type="float" office:value="2.432576" calcext:value-type="float">
            <text:p>2.432576</text:p>
          </table:table-cell>
          <table:table-cell office:value-type="float" office:value="1.881136" calcext:value-type="float">
            <text:p>1.881136</text:p>
          </table:table-cell>
          <table:table-cell office:value-type="float" office:value="309.0708" calcext:value-type="float">
            <text:p>309.0708</text:p>
          </table:table-cell>
          <table:table-cell office:value-type="float" office:value="0.1" calcext:value-type="float">
            <text:p>0.1</text:p>
          </table:table-cell>
          <table:table-cell office:value-type="float" office:value="28.80734" calcext:value-type="float">
            <text:p>28.80734</text:p>
          </table:table-cell>
          <table:table-cell office:value-type="float" office:value="18.15805" calcext:value-type="float">
            <text:p>18.15805</text:p>
          </table:table-cell>
          <table:table-cell office:value-type="float" office:value="24.38638" calcext:value-type="float">
            <text:p>24.38638</text:p>
          </table:table-cell>
          <table:table-cell office:value-type="float" office:value="19.58148" calcext:value-type="float">
            <text:p>19.58148</text:p>
          </table:table-cell>
          <table:table-cell office:value-type="float" office:value="22.86551" calcext:value-type="float">
            <text:p>22.86551</text:p>
          </table:table-cell>
          <table:table-cell office:value-type="float" office:value="19.93176" calcext:value-type="float">
            <text:p>19.93176</text:p>
          </table:table-cell>
          <table:table-cell office:value-type="float" office:value="21.89029" calcext:value-type="float">
            <text:p>21.89029</text:p>
          </table:table-cell>
          <table:table-cell office:value-type="float" office:value="19.93137" calcext:value-type="float">
            <text:p>19.93137</text:p>
          </table:table-cell>
          <table:table-cell office:value-type="float" office:value="21.16211" calcext:value-type="float">
            <text:p>21.16211</text:p>
          </table:table-cell>
          <table:table-cell office:value-type="float" office:value="19.83304" calcext:value-type="float">
            <text:p>19.83304</text:p>
          </table:table-cell>
          <table:table-cell office:value-type="float" office:value="20.59003" calcext:value-type="float">
            <text:p>20.59003</text:p>
          </table:table-cell>
          <table:table-cell office:value-type="float" office:value="19.66388" calcext:value-type="float">
            <text:p>19.6638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0" calcext:value-type="float">
            <text:p>10082000</text:p>
          </table:table-cell>
          <table:table-cell office:value-type="float" office:value="25.17419" calcext:value-type="float">
            <text:p>25.17419</text:p>
          </table:table-cell>
          <table:table-cell office:value-type="float" office:value="26.165" calcext:value-type="float">
            <text:p>26.165</text:p>
          </table:table-cell>
          <table:table-cell office:value-type="float" office:value="16.055" calcext:value-type="float">
            <text:p>16.055</text:p>
          </table:table-cell>
          <table:table-cell office:value-type="float" office:value="2.188349" calcext:value-type="float">
            <text:p>2.188349</text:p>
          </table:table-cell>
          <table:table-cell office:value-type="float" office:value="0" calcext:value-type="float">
            <text:p>0</text:p>
          </table:table-cell>
          <table:table-cell office:value-type="float" office:value="151.344" calcext:value-type="float">
            <text:p>151.344</text:p>
          </table:table-cell>
          <table:table-cell office:value-type="float" office:value="3.6" calcext:value-type="float">
            <text:p>3.6</text:p>
          </table:table-cell>
          <table:table-cell office:value-type="float" office:value="31.29422" calcext:value-type="float">
            <text:p>31.29422</text:p>
          </table:table-cell>
          <table:table-cell office:value-type="float" office:value="13.18924" calcext:value-type="float">
            <text:p>13.18924</text:p>
          </table:table-cell>
          <table:table-cell office:value-type="float" office:value="25.48358" calcext:value-type="float">
            <text:p>25.48358</text:p>
          </table:table-cell>
          <table:table-cell office:value-type="float" office:value="16.73325" calcext:value-type="float">
            <text:p>16.73325</text:p>
          </table:table-cell>
          <table:table-cell office:value-type="float" office:value="23.45441" calcext:value-type="float">
            <text:p>23.45441</text:p>
          </table:table-cell>
          <table:table-cell office:value-type="float" office:value="18.05679" calcext:value-type="float">
            <text:p>18.05679</text:p>
          </table:table-cell>
          <table:table-cell office:value-type="float" office:value="22.06842" calcext:value-type="float">
            <text:p>22.06842</text:p>
          </table:table-cell>
          <table:table-cell office:value-type="float" office:value="18.68436" calcext:value-type="float">
            <text:p>18.68436</text:p>
          </table:table-cell>
          <table:table-cell office:value-type="float" office:value="21.1727" calcext:value-type="float">
            <text:p>21.1727</text:p>
          </table:table-cell>
          <table:table-cell office:value-type="float" office:value="18.99054" calcext:value-type="float">
            <text:p>18.99054</text:p>
          </table:table-cell>
          <table:table-cell office:value-type="float" office:value="20.58527" calcext:value-type="float">
            <text:p>20.58527</text:p>
          </table:table-cell>
          <table:table-cell office:value-type="float" office:value="19.10248" calcext:value-type="float">
            <text:p>19.102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0" calcext:value-type="float">
            <text:p>11082000</text:p>
          </table:table-cell>
          <table:table-cell office:value-type="float" office:value="9.502552" calcext:value-type="float">
            <text:p>9.502552</text:p>
          </table:table-cell>
          <table:table-cell office:value-type="float" office:value="20.79" calcext:value-type="float">
            <text:p>20.79</text:p>
          </table:table-cell>
          <table:table-cell office:value-type="float" office:value="15.23" calcext:value-type="float">
            <text:p>15.23</text:p>
          </table:table-cell>
          <table:table-cell office:value-type="float" office:value="1.960433" calcext:value-type="float">
            <text:p>1.960433</text:p>
          </table:table-cell>
          <table:table-cell office:value-type="float" office:value="1.679443" calcext:value-type="float">
            <text:p>1.679443</text:p>
          </table:table-cell>
          <table:table-cell office:value-type="float" office:value="102.3264" calcext:value-type="float">
            <text:p>102.3264</text:p>
          </table:table-cell>
          <table:table-cell office:value-type="float" office:value="7.5" calcext:value-type="float">
            <text:p>7.5</text:p>
          </table:table-cell>
          <table:table-cell office:value-type="float" office:value="21.32086" calcext:value-type="float">
            <text:p>21.32086</text:p>
          </table:table-cell>
          <table:table-cell office:value-type="float" office:value="15.87781" calcext:value-type="float">
            <text:p>15.87781</text:p>
          </table:table-cell>
          <table:table-cell office:value-type="float" office:value="20.07474" calcext:value-type="float">
            <text:p>20.07474</text:p>
          </table:table-cell>
          <table:table-cell office:value-type="float" office:value="16.98749" calcext:value-type="float">
            <text:p>16.98749</text:p>
          </table:table-cell>
          <table:table-cell office:value-type="float" office:value="19.99026" calcext:value-type="float">
            <text:p>19.99026</text:p>
          </table:table-cell>
          <table:table-cell office:value-type="float" office:value="17.65823" calcext:value-type="float">
            <text:p>17.65823</text:p>
          </table:table-cell>
          <table:table-cell office:value-type="float" office:value="20.3215" calcext:value-type="float">
            <text:p>20.3215</text:p>
          </table:table-cell>
          <table:table-cell office:value-type="float" office:value="18.26376" calcext:value-type="float">
            <text:p>18.26376</text:p>
          </table:table-cell>
          <table:table-cell office:value-type="float" office:value="20.38345" calcext:value-type="float">
            <text:p>20.38345</text:p>
          </table:table-cell>
          <table:table-cell office:value-type="float" office:value="18.63828" calcext:value-type="float">
            <text:p>18.63828</text:p>
          </table:table-cell>
          <table:table-cell office:value-type="float" office:value="20.24664" calcext:value-type="float">
            <text:p>20.24664</text:p>
          </table:table-cell>
          <table:table-cell office:value-type="float" office:value="18.81717" calcext:value-type="float">
            <text:p>18.817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0" calcext:value-type="float">
            <text:p>12082000</text:p>
          </table:table-cell>
          <table:table-cell office:value-type="float" office:value="24.98308" calcext:value-type="float">
            <text:p>24.98308</text:p>
          </table:table-cell>
          <table:table-cell office:value-type="float" office:value="25.155" calcext:value-type="float">
            <text:p>25.155</text:p>
          </table:table-cell>
          <table:table-cell office:value-type="float" office:value="13.915" calcext:value-type="float">
            <text:p>13.915</text:p>
          </table:table-cell>
          <table:table-cell office:value-type="float" office:value="1.94162" calcext:value-type="float">
            <text:p>1.94162</text:p>
          </table:table-cell>
          <table:table-cell office:value-type="float" office:value="1.509473" calcext:value-type="float">
            <text:p>1.509473</text:p>
          </table:table-cell>
          <table:table-cell office:value-type="float" office:value="155.907" calcext:value-type="float">
            <text:p>155.907</text:p>
          </table:table-cell>
          <table:table-cell office:value-type="float" office:value="1.1" calcext:value-type="float">
            <text:p>1.1</text:p>
          </table:table-cell>
          <table:table-cell office:value-type="float" office:value="26.38889" calcext:value-type="float">
            <text:p>26.38889</text:p>
          </table:table-cell>
          <table:table-cell office:value-type="float" office:value="15.04196" calcext:value-type="float">
            <text:p>15.04196</text:p>
          </table:table-cell>
          <table:table-cell office:value-type="float" office:value="23.38788" calcext:value-type="float">
            <text:p>23.38788</text:p>
          </table:table-cell>
          <table:table-cell office:value-type="float" office:value="16.41858" calcext:value-type="float">
            <text:p>16.41858</text:p>
          </table:table-cell>
          <table:table-cell office:value-type="float" office:value="21.91312" calcext:value-type="float">
            <text:p>21.91312</text:p>
          </table:table-cell>
          <table:table-cell office:value-type="float" office:value="16.88339" calcext:value-type="float">
            <text:p>16.88339</text:p>
          </table:table-cell>
          <table:table-cell office:value-type="float" office:value="20.80478" calcext:value-type="float">
            <text:p>20.80478</text:p>
          </table:table-cell>
          <table:table-cell office:value-type="float" office:value="17.36316" calcext:value-type="float">
            <text:p>17.36316</text:p>
          </table:table-cell>
          <table:table-cell office:value-type="float" office:value="20.10211" calcext:value-type="float">
            <text:p>20.10211</text:p>
          </table:table-cell>
          <table:table-cell office:value-type="float" office:value="17.69711" calcext:value-type="float">
            <text:p>17.69711</text:p>
          </table:table-cell>
          <table:table-cell office:value-type="float" office:value="19.61304" calcext:value-type="float">
            <text:p>19.61304</text:p>
          </table:table-cell>
          <table:table-cell office:value-type="float" office:value="17.91901" calcext:value-type="float">
            <text:p>17.919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0" calcext:value-type="float">
            <text:p>13082000</text:p>
          </table:table-cell>
          <table:table-cell office:value-type="float" office:value="26.52371" calcext:value-type="float">
            <text:p>26.52371</text:p>
          </table:table-cell>
          <table:table-cell office:value-type="float" office:value="26.61" calcext:value-type="float">
            <text:p>26.61</text:p>
          </table:table-cell>
          <table:table-cell office:value-type="float" office:value="11.975" calcext:value-type="float">
            <text:p>11.975</text:p>
          </table:table-cell>
          <table:table-cell office:value-type="float" office:value="1.888971" calcext:value-type="float">
            <text:p>1.888971</text:p>
          </table:table-cell>
          <table:table-cell office:value-type="float" office:value="0" calcext:value-type="float">
            <text:p>0</text:p>
          </table:table-cell>
          <table:table-cell office:value-type="float" office:value="105.2136" calcext:value-type="float">
            <text:p>105.2136</text:p>
          </table:table-cell>
          <table:table-cell office:value-type="float" office:value="0" calcext:value-type="float">
            <text:p>0</text:p>
          </table:table-cell>
          <table:table-cell office:value-type="float" office:value="27.3042" calcext:value-type="float">
            <text:p>27.3042</text:p>
          </table:table-cell>
          <table:table-cell office:value-type="float" office:value="9.684814" calcext:value-type="float">
            <text:p>9.684814</text:p>
          </table:table-cell>
          <table:table-cell office:value-type="float" office:value="22.98788" calcext:value-type="float">
            <text:p>22.98788</text:p>
          </table:table-cell>
          <table:table-cell office:value-type="float" office:value="13.7742" calcext:value-type="float">
            <text:p>13.7742</text:p>
          </table:table-cell>
          <table:table-cell office:value-type="float" office:value="21.56836" calcext:value-type="float">
            <text:p>21.56836</text:p>
          </table:table-cell>
          <table:table-cell office:value-type="float" office:value="15.42712" calcext:value-type="float">
            <text:p>15.42712</text:p>
          </table:table-cell>
          <table:table-cell office:value-type="float" office:value="20.61658" calcext:value-type="float">
            <text:p>20.61658</text:p>
          </table:table-cell>
          <table:table-cell office:value-type="float" office:value="16.52151" calcext:value-type="float">
            <text:p>16.52151</text:p>
          </table:table-cell>
          <table:table-cell office:value-type="float" office:value="19.96906" calcext:value-type="float">
            <text:p>19.96906</text:p>
          </table:table-cell>
          <table:table-cell office:value-type="float" office:value="17.19254" calcext:value-type="float">
            <text:p>17.19254</text:p>
          </table:table-cell>
          <table:table-cell office:value-type="float" office:value="19.48056" calcext:value-type="float">
            <text:p>19.48056</text:p>
          </table:table-cell>
          <table:table-cell office:value-type="float" office:value="17.59344" calcext:value-type="float">
            <text:p>17.593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0" calcext:value-type="float">
            <text:p>14082000</text:p>
          </table:table-cell>
          <table:table-cell office:value-type="float" office:value="20.69139" calcext:value-type="float">
            <text:p>20.69139</text:p>
          </table:table-cell>
          <table:table-cell office:value-type="float" office:value="26.415" calcext:value-type="float">
            <text:p>26.415</text:p>
          </table:table-cell>
          <table:table-cell office:value-type="float" office:value="12.97" calcext:value-type="float">
            <text:p>12.97</text:p>
          </table:table-cell>
          <table:table-cell office:value-type="float" office:value="2.094987" calcext:value-type="float">
            <text:p>2.094987</text:p>
          </table:table-cell>
          <table:table-cell office:value-type="float" office:value="0" calcext:value-type="float">
            <text:p>0</text:p>
          </table:table-cell>
          <table:table-cell office:value-type="float" office:value="98.04061" calcext:value-type="float">
            <text:p>98.04061</text:p>
          </table:table-cell>
          <table:table-cell office:value-type="float" office:value="0" calcext:value-type="float">
            <text:p>0</text:p>
          </table:table-cell>
          <table:table-cell office:value-type="float" office:value="31.92963" calcext:value-type="float">
            <text:p>31.92963</text:p>
          </table:table-cell>
          <table:table-cell office:value-type="float" office:value="8.920685" calcext:value-type="float">
            <text:p>8.920685</text:p>
          </table:table-cell>
          <table:table-cell office:value-type="float" office:value="25.3978" calcext:value-type="float">
            <text:p>25.3978</text:p>
          </table:table-cell>
          <table:table-cell office:value-type="float" office:value="13.68884" calcext:value-type="float">
            <text:p>13.68884</text:p>
          </table:table-cell>
          <table:table-cell office:value-type="float" office:value="22.90207" calcext:value-type="float">
            <text:p>22.90207</text:p>
          </table:table-cell>
          <table:table-cell office:value-type="float" office:value="15.58081" calcext:value-type="float">
            <text:p>15.58081</text:p>
          </table:table-cell>
          <table:table-cell office:value-type="float" office:value="21.74298" calcext:value-type="float">
            <text:p>21.74298</text:p>
          </table:table-cell>
          <table:table-cell office:value-type="float" office:value="16.70877" calcext:value-type="float">
            <text:p>16.70877</text:p>
          </table:table-cell>
          <table:table-cell office:value-type="float" office:value="20.86987" calcext:value-type="float">
            <text:p>20.86987</text:p>
          </table:table-cell>
          <table:table-cell office:value-type="float" office:value="17.37186" calcext:value-type="float">
            <text:p>17.37186</text:p>
          </table:table-cell>
          <table:table-cell office:value-type="float" office:value="20.18741" calcext:value-type="float">
            <text:p>20.18741</text:p>
          </table:table-cell>
          <table:table-cell office:value-type="float" office:value="17.73758" calcext:value-type="float">
            <text:p>17.7375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0" calcext:value-type="float">
            <text:p>15082000</text:p>
          </table:table-cell>
          <table:table-cell office:value-type="float" office:value="23.38933" calcext:value-type="float">
            <text:p>23.38933</text:p>
          </table:table-cell>
          <table:table-cell office:value-type="float" office:value="27.245" calcext:value-type="float">
            <text:p>27.245</text:p>
          </table:table-cell>
          <table:table-cell office:value-type="float" office:value="14.745" calcext:value-type="float">
            <text:p>14.745</text:p>
          </table:table-cell>
          <table:table-cell office:value-type="float" office:value="2.263879" calcext:value-type="float">
            <text:p>2.263879</text:p>
          </table:table-cell>
          <table:table-cell office:value-type="float" office:value="0" calcext:value-type="float">
            <text:p>0</text:p>
          </table:table-cell>
          <table:table-cell office:value-type="float" office:value="201.6126" calcext:value-type="float">
            <text:p>201.6126</text:p>
          </table:table-cell>
          <table:table-cell office:value-type="float" office:value="4.7" calcext:value-type="float">
            <text:p>4.7</text:p>
          </table:table-cell>
          <table:table-cell office:value-type="float" office:value="33.91013" calcext:value-type="float">
            <text:p>33.91013</text:p>
          </table:table-cell>
          <table:table-cell office:value-type="float" office:value="11.3667" calcext:value-type="float">
            <text:p>11.3667</text:p>
          </table:table-cell>
          <table:table-cell office:value-type="float" office:value="27.02219" calcext:value-type="float">
            <text:p>27.02219</text:p>
          </table:table-cell>
          <table:table-cell office:value-type="float" office:value="15.57364" calcext:value-type="float">
            <text:p>15.57364</text:p>
          </table:table-cell>
          <table:table-cell office:value-type="float" office:value="24.67661" calcext:value-type="float">
            <text:p>24.67661</text:p>
          </table:table-cell>
          <table:table-cell office:value-type="float" office:value="17.28278" calcext:value-type="float">
            <text:p>17.28278</text:p>
          </table:table-cell>
          <table:table-cell office:value-type="float" office:value="23.18811" calcext:value-type="float">
            <text:p>23.18811</text:p>
          </table:table-cell>
          <table:table-cell office:value-type="float" office:value="18.13889" calcext:value-type="float">
            <text:p>18.13889</text:p>
          </table:table-cell>
          <table:table-cell office:value-type="float" office:value="22.06232" calcext:value-type="float">
            <text:p>22.06232</text:p>
          </table:table-cell>
          <table:table-cell office:value-type="float" office:value="18.55954" calcext:value-type="float">
            <text:p>18.55954</text:p>
          </table:table-cell>
          <table:table-cell office:value-type="float" office:value="21.2023" calcext:value-type="float">
            <text:p>21.2023</text:p>
          </table:table-cell>
          <table:table-cell office:value-type="float" office:value="18.71466" calcext:value-type="float">
            <text:p>18.7146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0" calcext:value-type="float">
            <text:p>16082000</text:p>
          </table:table-cell>
          <table:table-cell office:value-type="float" office:value="20.7701" calcext:value-type="float">
            <text:p>20.7701</text:p>
          </table:table-cell>
          <table:table-cell office:value-type="float" office:value="21.075" calcext:value-type="float">
            <text:p>21.075</text:p>
          </table:table-cell>
          <table:table-cell office:value-type="float" office:value="13.345" calcext:value-type="float">
            <text:p>13.345</text:p>
          </table:table-cell>
          <table:table-cell office:value-type="float" office:value="2.335601" calcext:value-type="float">
            <text:p>2.335601</text:p>
          </table:table-cell>
          <table:table-cell office:value-type="float" office:value="1.14503" calcext:value-type="float">
            <text:p>1.14503</text:p>
          </table:table-cell>
          <table:table-cell office:value-type="float" office:value="362.313" calcext:value-type="float">
            <text:p>362.313</text:p>
          </table:table-cell>
          <table:table-cell office:value-type="float" office:value="0.4" calcext:value-type="float">
            <text:p>0.4</text:p>
          </table:table-cell>
          <table:table-cell office:value-type="float" office:value="23.18976" calcext:value-type="float">
            <text:p>23.18976</text:p>
          </table:table-cell>
          <table:table-cell office:value-type="float" office:value="13.05652" calcext:value-type="float">
            <text:p>13.05652</text:p>
          </table:table-cell>
          <table:table-cell office:value-type="float" office:value="21.61075" calcext:value-type="float">
            <text:p>21.61075</text:p>
          </table:table-cell>
          <table:table-cell office:value-type="float" office:value="15.58749" calcext:value-type="float">
            <text:p>15.58749</text:p>
          </table:table-cell>
          <table:table-cell office:value-type="float" office:value="21.52374" calcext:value-type="float">
            <text:p>21.52374</text:p>
          </table:table-cell>
          <table:table-cell office:value-type="float" office:value="16.89569" calcext:value-type="float">
            <text:p>16.89569</text:p>
          </table:table-cell>
          <table:table-cell office:value-type="float" office:value="21.59933" calcext:value-type="float">
            <text:p>21.59933</text:p>
          </table:table-cell>
          <table:table-cell office:value-type="float" office:value="17.81192" calcext:value-type="float">
            <text:p>17.81192</text:p>
          </table:table-cell>
          <table:table-cell office:value-type="float" office:value="21.39813" calcext:value-type="float">
            <text:p>21.39813</text:p>
          </table:table-cell>
          <table:table-cell office:value-type="float" office:value="18.44186" calcext:value-type="float">
            <text:p>18.44186</text:p>
          </table:table-cell>
          <table:table-cell office:value-type="float" office:value="20.99356" calcext:value-type="float">
            <text:p>20.99356</text:p>
          </table:table-cell>
          <table:table-cell office:value-type="float" office:value="18.81955" calcext:value-type="float">
            <text:p>18.819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0" calcext:value-type="float">
            <text:p>17082000</text:p>
          </table:table-cell>
          <table:table-cell office:value-type="float" office:value="15.40941" calcext:value-type="float">
            <text:p>15.40941</text:p>
          </table:table-cell>
          <table:table-cell office:value-type="float" office:value="18" calcext:value-type="float">
            <text:p>18</text:p>
          </table:table-cell>
          <table:table-cell office:value-type="float" office:value="9.335" calcext:value-type="float">
            <text:p>9.335</text:p>
          </table:table-cell>
          <table:table-cell office:value-type="float" office:value="1.313257" calcext:value-type="float">
            <text:p>1.313257</text:p>
          </table:table-cell>
          <table:table-cell office:value-type="float" office:value="0.9463836" calcext:value-type="float">
            <text:p>0.9463836</text:p>
          </table:table-cell>
          <table:table-cell office:value-type="float" office:value="212.8122" calcext:value-type="float">
            <text:p>212.8122</text:p>
          </table:table-cell>
          <table:table-cell office:value-type="float" office:value="0" calcext:value-type="float">
            <text:p>0</text:p>
          </table:table-cell>
          <table:table-cell office:value-type="float" office:value="19.95792" calcext:value-type="float">
            <text:p>19.95792</text:p>
          </table:table-cell>
          <table:table-cell office:value-type="float" office:value="11.2988" calcext:value-type="float">
            <text:p>11.2988</text:p>
          </table:table-cell>
          <table:table-cell office:value-type="float" office:value="18.12262" calcext:value-type="float">
            <text:p>18.12262</text:p>
          </table:table-cell>
          <table:table-cell office:value-type="float" office:value="14.03458" calcext:value-type="float">
            <text:p>14.03458</text:p>
          </table:table-cell>
          <table:table-cell office:value-type="float" office:value="17.71417" calcext:value-type="float">
            <text:p>17.71417</text:p>
          </table:table-cell>
          <table:table-cell office:value-type="float" office:value="15.13089" calcext:value-type="float">
            <text:p>15.13089</text:p>
          </table:table-cell>
          <table:table-cell office:value-type="float" office:value="17.74094" calcext:value-type="float">
            <text:p>17.74094</text:p>
          </table:table-cell>
          <table:table-cell office:value-type="float" office:value="15.89676" calcext:value-type="float">
            <text:p>15.89676</text:p>
          </table:table-cell>
          <table:table-cell office:value-type="float" office:value="18.38019" calcext:value-type="float">
            <text:p>18.38019</text:p>
          </table:table-cell>
          <table:table-cell office:value-type="float" office:value="16.48462" calcext:value-type="float">
            <text:p>16.48462</text:p>
          </table:table-cell>
          <table:table-cell office:value-type="float" office:value="18.76974" calcext:value-type="float">
            <text:p>18.76974</text:p>
          </table:table-cell>
          <table:table-cell office:value-type="float" office:value="16.91879" calcext:value-type="float">
            <text:p>16.918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0" calcext:value-type="float">
            <text:p>18082000</text:p>
          </table:table-cell>
          <table:table-cell office:value-type="float" office:value="16.12951" calcext:value-type="float">
            <text:p>16.12951</text:p>
          </table:table-cell>
          <table:table-cell office:value-type="float" office:value="20.76" calcext:value-type="float">
            <text:p>20.76</text:p>
          </table:table-cell>
          <table:table-cell office:value-type="float" office:value="7.225" calcext:value-type="float">
            <text:p>7.225</text:p>
          </table:table-cell>
          <table:table-cell office:value-type="float" office:value="1.571983" calcext:value-type="float">
            <text:p>1.571983</text:p>
          </table:table-cell>
          <table:table-cell office:value-type="float" office:value="0" calcext:value-type="float">
            <text:p>0</text:p>
          </table:table-cell>
          <table:table-cell office:value-type="float" office:value="96.4944" calcext:value-type="float">
            <text:p>96.4944</text:p>
          </table:table-cell>
          <table:table-cell office:value-type="float" office:value="0" calcext:value-type="float">
            <text:p>0</text:p>
          </table:table-cell>
          <table:table-cell office:value-type="float" office:value="22.67715" calcext:value-type="float">
            <text:p>22.67715</text:p>
          </table:table-cell>
          <table:table-cell office:value-type="float" office:value="5.370636" calcext:value-type="float">
            <text:p>5.370636</text:p>
          </table:table-cell>
          <table:table-cell office:value-type="float" office:value="19.76556" calcext:value-type="float">
            <text:p>19.76556</text:p>
          </table:table-cell>
          <table:table-cell office:value-type="float" office:value="10.13535" calcext:value-type="float">
            <text:p>10.13535</text:p>
          </table:table-cell>
          <table:table-cell office:value-type="float" office:value="18.68835" calcext:value-type="float">
            <text:p>18.68835</text:p>
          </table:table-cell>
          <table:table-cell office:value-type="float" office:value="12.16983" calcext:value-type="float">
            <text:p>12.16983</text:p>
          </table:table-cell>
          <table:table-cell office:value-type="float" office:value="18.07114" calcext:value-type="float">
            <text:p>18.07114</text:p>
          </table:table-cell>
          <table:table-cell office:value-type="float" office:value="13.54242" calcext:value-type="float">
            <text:p>13.54242</text:p>
          </table:table-cell>
          <table:table-cell office:value-type="float" office:value="17.66107" calcext:value-type="float">
            <text:p>17.66107</text:p>
          </table:table-cell>
          <table:table-cell office:value-type="float" office:value="14.57434" calcext:value-type="float">
            <text:p>14.57434</text:p>
          </table:table-cell>
          <table:table-cell office:value-type="float" office:value="17.41992" calcext:value-type="float">
            <text:p>17.41992</text:p>
          </table:table-cell>
          <table:table-cell office:value-type="float" office:value="15.35596" calcext:value-type="float">
            <text:p>15.355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0" calcext:value-type="float">
            <text:p>19082000</text:p>
          </table:table-cell>
          <table:table-cell office:value-type="float" office:value="22.44256" calcext:value-type="float">
            <text:p>22.44256</text:p>
          </table:table-cell>
          <table:table-cell office:value-type="float" office:value="17.58" calcext:value-type="float">
            <text:p>17.58</text:p>
          </table:table-cell>
          <table:table-cell office:value-type="float" office:value="11.15" calcext:value-type="float">
            <text:p>11.15</text:p>
          </table:table-cell>
          <table:table-cell office:value-type="float" office:value="1.43729" calcext:value-type="float">
            <text:p>1.43729</text:p>
          </table:table-cell>
          <table:table-cell office:value-type="float" office:value="1.016705" calcext:value-type="float">
            <text:p>1.016705</text:p>
          </table:table-cell>
          <table:table-cell office:value-type="float" office:value="267.3126" calcext:value-type="float">
            <text:p>267.3126</text:p>
          </table:table-cell>
          <table:table-cell office:value-type="float" office:value="1" calcext:value-type="float">
            <text:p>1</text:p>
          </table:table-cell>
          <table:table-cell office:value-type="float" office:value="24.46451" calcext:value-type="float">
            <text:p>24.46451</text:p>
          </table:table-cell>
          <table:table-cell office:value-type="float" office:value="12.83392" calcext:value-type="float">
            <text:p>12.83392</text:p>
          </table:table-cell>
          <table:table-cell office:value-type="float" office:value="20.51144" calcext:value-type="float">
            <text:p>20.51144</text:p>
          </table:table-cell>
          <table:table-cell office:value-type="float" office:value="15.25998" calcext:value-type="float">
            <text:p>15.25998</text:p>
          </table:table-cell>
          <table:table-cell office:value-type="float" office:value="19.17776" calcext:value-type="float">
            <text:p>19.17776</text:p>
          </table:table-cell>
          <table:table-cell office:value-type="float" office:value="15.8537" calcext:value-type="float">
            <text:p>15.8537</text:p>
          </table:table-cell>
          <table:table-cell office:value-type="float" office:value="18.51657" calcext:value-type="float">
            <text:p>18.51657</text:p>
          </table:table-cell>
          <table:table-cell office:value-type="float" office:value="16.22659" calcext:value-type="float">
            <text:p>16.22659</text:p>
          </table:table-cell>
          <table:table-cell office:value-type="float" office:value="18.06732" calcext:value-type="float">
            <text:p>18.06732</text:p>
          </table:table-cell>
          <table:table-cell office:value-type="float" office:value="16.4826" calcext:value-type="float">
            <text:p>16.4826</text:p>
          </table:table-cell>
          <table:table-cell office:value-type="float" office:value="17.75543" calcext:value-type="float">
            <text:p>17.75543</text:p>
          </table:table-cell>
          <table:table-cell office:value-type="float" office:value="16.65677" calcext:value-type="float">
            <text:p>16.6567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0" calcext:value-type="float">
            <text:p>20082000</text:p>
          </table:table-cell>
          <table:table-cell office:value-type="float" office:value="19.0963" calcext:value-type="float">
            <text:p>19.0963</text:p>
          </table:table-cell>
          <table:table-cell office:value-type="float" office:value="18.315" calcext:value-type="float">
            <text:p>18.315</text:p>
          </table:table-cell>
          <table:table-cell office:value-type="float" office:value="7.965" calcext:value-type="float">
            <text:p>7.965</text:p>
          </table:table-cell>
          <table:table-cell office:value-type="float" office:value="1.297533" calcext:value-type="float">
            <text:p>1.297533</text:p>
          </table:table-cell>
          <table:table-cell office:value-type="float" office:value="1.002751" calcext:value-type="float">
            <text:p>1.002751</text:p>
          </table:table-cell>
          <table:table-cell office:value-type="float" office:value="219.8646" calcext:value-type="float">
            <text:p>219.8646</text:p>
          </table:table-cell>
          <table:table-cell office:value-type="float" office:value="0" calcext:value-type="float">
            <text:p>0</text:p>
          </table:table-cell>
          <table:table-cell office:value-type="float" office:value="22.19302" calcext:value-type="float">
            <text:p>22.19302</text:p>
          </table:table-cell>
          <table:table-cell office:value-type="float" office:value="10.21927" calcext:value-type="float">
            <text:p>10.21927</text:p>
          </table:table-cell>
          <table:table-cell office:value-type="float" office:value="19.31604" calcext:value-type="float">
            <text:p>19.31604</text:p>
          </table:table-cell>
          <table:table-cell office:value-type="float" office:value="13.1214" calcext:value-type="float">
            <text:p>13.1214</text:p>
          </table:table-cell>
          <table:table-cell office:value-type="float" office:value="18.31885" calcext:value-type="float">
            <text:p>18.31885</text:p>
          </table:table-cell>
          <table:table-cell office:value-type="float" office:value="14.27396" calcext:value-type="float">
            <text:p>14.27396</text:p>
          </table:table-cell>
          <table:table-cell office:value-type="float" office:value="17.76709" calcext:value-type="float">
            <text:p>17.76709</text:p>
          </table:table-cell>
          <table:table-cell office:value-type="float" office:value="15.04599" calcext:value-type="float">
            <text:p>15.04599</text:p>
          </table:table-cell>
          <table:table-cell office:value-type="float" office:value="17.41324" calcext:value-type="float">
            <text:p>17.41324</text:p>
          </table:table-cell>
          <table:table-cell office:value-type="float" office:value="15.59967" calcext:value-type="float">
            <text:p>15.59967</text:p>
          </table:table-cell>
          <table:table-cell office:value-type="float" office:value="17.35916" calcext:value-type="float">
            <text:p>17.35916</text:p>
          </table:table-cell>
          <table:table-cell office:value-type="float" office:value="15.9949" calcext:value-type="float">
            <text:p>15.99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0" calcext:value-type="float">
            <text:p>21082000</text:p>
          </table:table-cell>
          <table:table-cell office:value-type="float" office:value="24.63252" calcext:value-type="float">
            <text:p>24.63252</text:p>
          </table:table-cell>
          <table:table-cell office:value-type="float" office:value="22.325" calcext:value-type="float">
            <text:p>22.325</text:p>
          </table:table-cell>
          <table:table-cell office:value-type="float" office:value="8.945" calcext:value-type="float">
            <text:p>8.945</text:p>
          </table:table-cell>
          <table:table-cell office:value-type="float" office:value="1.487808" calcext:value-type="float">
            <text:p>1.487808</text:p>
          </table:table-cell>
          <table:table-cell office:value-type="float" office:value="1.048983" calcext:value-type="float">
            <text:p>1.048983</text:p>
          </table:table-cell>
          <table:table-cell office:value-type="float" office:value="150.3126" calcext:value-type="float">
            <text:p>150.3126</text:p>
          </table:table-cell>
          <table:table-cell office:value-type="float" office:value="0" calcext:value-type="float">
            <text:p>0</text:p>
          </table:table-cell>
          <table:table-cell office:value-type="float" office:value="28.91144" calcext:value-type="float">
            <text:p>28.91144</text:p>
          </table:table-cell>
          <table:table-cell office:value-type="float" office:value="10.73203" calcext:value-type="float">
            <text:p>10.73203</text:p>
          </table:table-cell>
          <table:table-cell office:value-type="float" office:value="22.68677" calcext:value-type="float">
            <text:p>22.68677</text:p>
          </table:table-cell>
          <table:table-cell office:value-type="float" office:value="13.09454" calcext:value-type="float">
            <text:p>13.09454</text:p>
          </table:table-cell>
          <table:table-cell office:value-type="float" office:value="20.47791" calcext:value-type="float">
            <text:p>20.47791</text:p>
          </table:table-cell>
          <table:table-cell office:value-type="float" office:value="14.05487" calcext:value-type="float">
            <text:p>14.05487</text:p>
          </table:table-cell>
          <table:table-cell office:value-type="float" office:value="19.33548" calcext:value-type="float">
            <text:p>19.33548</text:p>
          </table:table-cell>
          <table:table-cell office:value-type="float" office:value="14.74271" calcext:value-type="float">
            <text:p>14.74271</text:p>
          </table:table-cell>
          <table:table-cell office:value-type="float" office:value="18.58957" calcext:value-type="float">
            <text:p>18.58957</text:p>
          </table:table-cell>
          <table:table-cell office:value-type="float" office:value="15.26538" calcext:value-type="float">
            <text:p>15.26538</text:p>
          </table:table-cell>
          <table:table-cell office:value-type="float" office:value="18.04785" calcext:value-type="float">
            <text:p>18.04785</text:p>
          </table:table-cell>
          <table:table-cell office:value-type="float" office:value="15.65524" calcext:value-type="float">
            <text:p>15.655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0" calcext:value-type="float">
            <text:p>22082000</text:p>
          </table:table-cell>
          <table:table-cell office:value-type="float" office:value="17.03134" calcext:value-type="float">
            <text:p>17.03134</text:p>
          </table:table-cell>
          <table:table-cell office:value-type="float" office:value="22.35" calcext:value-type="float">
            <text:p>22.35</text:p>
          </table:table-cell>
          <table:table-cell office:value-type="float" office:value="11.995" calcext:value-type="float">
            <text:p>11.995</text:p>
          </table:table-cell>
          <table:table-cell office:value-type="float" office:value="1.724877" calcext:value-type="float">
            <text:p>1.724877</text:p>
          </table:table-cell>
          <table:table-cell office:value-type="float" office:value="1.319401" calcext:value-type="float">
            <text:p>1.319401</text:p>
          </table:table-cell>
          <table:table-cell office:value-type="float" office:value="116.0856" calcext:value-type="float">
            <text:p>116.0856</text:p>
          </table:table-cell>
          <table:table-cell office:value-type="float" office:value="0" calcext:value-type="float">
            <text:p>0</text:p>
          </table:table-cell>
          <table:table-cell office:value-type="float" office:value="27.97507" calcext:value-type="float">
            <text:p>27.97507</text:p>
          </table:table-cell>
          <table:table-cell office:value-type="float" office:value="13.03265" calcext:value-type="float">
            <text:p>13.03265</text:p>
          </table:table-cell>
          <table:table-cell office:value-type="float" office:value="21.98987" calcext:value-type="float">
            <text:p>21.98987</text:p>
          </table:table-cell>
          <table:table-cell office:value-type="float" office:value="14.97379" calcext:value-type="float">
            <text:p>14.97379</text:p>
          </table:table-cell>
          <table:table-cell office:value-type="float" office:value="20.07358" calcext:value-type="float">
            <text:p>20.07358</text:p>
          </table:table-cell>
          <table:table-cell office:value-type="float" office:value="15.76865" calcext:value-type="float">
            <text:p>15.76865</text:p>
          </table:table-cell>
          <table:table-cell office:value-type="float" office:value="19.27475" calcext:value-type="float">
            <text:p>19.27475</text:p>
          </table:table-cell>
          <table:table-cell office:value-type="float" office:value="16.24222" calcext:value-type="float">
            <text:p>16.24222</text:p>
          </table:table-cell>
          <table:table-cell office:value-type="float" office:value="18.70178" calcext:value-type="float">
            <text:p>18.70178</text:p>
          </table:table-cell>
          <table:table-cell office:value-type="float" office:value="16.53427" calcext:value-type="float">
            <text:p>16.53427</text:p>
          </table:table-cell>
          <table:table-cell office:value-type="float" office:value="18.2594" calcext:value-type="float">
            <text:p>18.2594</text:p>
          </table:table-cell>
          <table:table-cell office:value-type="float" office:value="16.70084" calcext:value-type="float">
            <text:p>16.700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0" calcext:value-type="float">
            <text:p>23082000</text:p>
          </table:table-cell>
          <table:table-cell office:value-type="float" office:value="4.569052" calcext:value-type="float">
            <text:p>4.569052</text:p>
          </table:table-cell>
          <table:table-cell office:value-type="float" office:value="17.475" calcext:value-type="float">
            <text:p>17.475</text:p>
          </table:table-cell>
          <table:table-cell office:value-type="float" office:value="13.53" calcext:value-type="float">
            <text:p>13.53</text:p>
          </table:table-cell>
          <table:table-cell office:value-type="float" office:value="1.83156" calcext:value-type="float">
            <text:p>1.83156</text:p>
          </table:table-cell>
          <table:table-cell office:value-type="float" office:value="0" calcext:value-type="float">
            <text:p>0</text:p>
          </table:table-cell>
          <table:table-cell office:value-type="float" office:value="104.9382" calcext:value-type="float">
            <text:p>104.9382</text:p>
          </table:table-cell>
          <table:table-cell office:value-type="float" office:value="19" calcext:value-type="float">
            <text:p>19</text:p>
          </table:table-cell>
          <table:table-cell office:value-type="float" office:value="16.93338" calcext:value-type="float">
            <text:p>16.93338</text:p>
          </table:table-cell>
          <table:table-cell office:value-type="float" office:value="9.678955" calcext:value-type="float">
            <text:p>9.678955</text:p>
          </table:table-cell>
          <table:table-cell office:value-type="float" office:value="16.9451" calcext:value-type="float">
            <text:p>16.9451</text:p>
          </table:table-cell>
          <table:table-cell office:value-type="float" office:value="11.52469" calcext:value-type="float">
            <text:p>11.52469</text:p>
          </table:table-cell>
          <table:table-cell office:value-type="float" office:value="17.7135" calcext:value-type="float">
            <text:p>17.7135</text:p>
          </table:table-cell>
          <table:table-cell office:value-type="float" office:value="12.58075" calcext:value-type="float">
            <text:p>12.58075</text:p>
          </table:table-cell>
          <table:table-cell office:value-type="float" office:value="18.07101" calcext:value-type="float">
            <text:p>18.07101</text:p>
          </table:table-cell>
          <table:table-cell office:value-type="float" office:value="13.84625" calcext:value-type="float">
            <text:p>13.84625</text:p>
          </table:table-cell>
          <table:table-cell office:value-type="float" office:value="18.15439" calcext:value-type="float">
            <text:p>18.15439</text:p>
          </table:table-cell>
          <table:table-cell office:value-type="float" office:value="14.78873" calcext:value-type="float">
            <text:p>14.78873</text:p>
          </table:table-cell>
          <table:table-cell office:value-type="float" office:value="18.05209" calcext:value-type="float">
            <text:p>18.05209</text:p>
          </table:table-cell>
          <table:table-cell office:value-type="float" office:value="15.43781" calcext:value-type="float">
            <text:p>15.4378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0" calcext:value-type="float">
            <text:p>24082000</text:p>
          </table:table-cell>
          <table:table-cell office:value-type="float" office:value="23.33556" calcext:value-type="float">
            <text:p>23.33556</text:p>
          </table:table-cell>
          <table:table-cell office:value-type="float" office:value="23.705" calcext:value-type="float">
            <text:p>23.705</text:p>
          </table:table-cell>
          <table:table-cell office:value-type="float" office:value="12.68" calcext:value-type="float">
            <text:p>12.68</text:p>
          </table:table-cell>
          <table:table-cell office:value-type="float" office:value="1.731899" calcext:value-type="float">
            <text:p>1.731899</text:p>
          </table:table-cell>
          <table:table-cell office:value-type="float" office:value="0" calcext:value-type="float">
            <text:p>0</text:p>
          </table:table-cell>
          <table:table-cell office:value-type="float" office:value="173.6676" calcext:value-type="float">
            <text:p>173.6676</text:p>
          </table:table-cell>
          <table:table-cell office:value-type="float" office:value="0" calcext:value-type="float">
            <text:p>0</text:p>
          </table:table-cell>
          <table:table-cell office:value-type="float" office:value="24.36768" calcext:value-type="float">
            <text:p>24.36768</text:p>
          </table:table-cell>
          <table:table-cell office:value-type="float" office:value="7.824066" calcext:value-type="float">
            <text:p>7.824066</text:p>
          </table:table-cell>
          <table:table-cell office:value-type="float" office:value="20.01791" calcext:value-type="float">
            <text:p>20.01791</text:p>
          </table:table-cell>
          <table:table-cell office:value-type="float" office:value="10.45068" calcext:value-type="float">
            <text:p>10.45068</text:p>
          </table:table-cell>
          <table:table-cell office:value-type="float" office:value="18.54153" calcext:value-type="float">
            <text:p>18.54153</text:p>
          </table:table-cell>
          <table:table-cell office:value-type="float" office:value="11.61545" calcext:value-type="float">
            <text:p>11.61545</text:p>
          </table:table-cell>
          <table:table-cell office:value-type="float" office:value="17.65955" calcext:value-type="float">
            <text:p>17.65955</text:p>
          </table:table-cell>
          <table:table-cell office:value-type="float" office:value="12.70444" calcext:value-type="float">
            <text:p>12.70444</text:p>
          </table:table-cell>
          <table:table-cell office:value-type="float" office:value="17.12637" calcext:value-type="float">
            <text:p>17.12637</text:p>
          </table:table-cell>
          <table:table-cell office:value-type="float" office:value="13.61084" calcext:value-type="float">
            <text:p>13.61084</text:p>
          </table:table-cell>
          <table:table-cell office:value-type="float" office:value="16.75992" calcext:value-type="float">
            <text:p>16.75992</text:p>
          </table:table-cell>
          <table:table-cell office:value-type="float" office:value="14.31171" calcext:value-type="float">
            <text:p>14.3117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0" calcext:value-type="float">
            <text:p>25082000</text:p>
          </table:table-cell>
          <table:table-cell office:value-type="float" office:value="23.94246" calcext:value-type="float">
            <text:p>23.94246</text:p>
          </table:table-cell>
          <table:table-cell office:value-type="float" office:value="27.065" calcext:value-type="float">
            <text:p>27.065</text:p>
          </table:table-cell>
          <table:table-cell office:value-type="float" office:value="12.46" calcext:value-type="float">
            <text:p>12.46</text:p>
          </table:table-cell>
          <table:table-cell office:value-type="float" office:value="1.856451" calcext:value-type="float">
            <text:p>1.856451</text:p>
          </table:table-cell>
          <table:table-cell office:value-type="float" office:value="1.361929" calcext:value-type="float">
            <text:p>1.361929</text:p>
          </table:table-cell>
          <table:table-cell office:value-type="float" office:value="176.8986" calcext:value-type="float">
            <text:p>176.8986</text:p>
          </table:table-cell>
          <table:table-cell office:value-type="float" office:value="0" calcext:value-type="float">
            <text:p>0</text:p>
          </table:table-cell>
          <table:table-cell office:value-type="float" office:value="26.40088" calcext:value-type="float">
            <text:p>26.40088</text:p>
          </table:table-cell>
          <table:table-cell office:value-type="float" office:value="12.50967" calcext:value-type="float">
            <text:p>12.50967</text:p>
          </table:table-cell>
          <table:table-cell office:value-type="float" office:value="21.5582" calcext:value-type="float">
            <text:p>21.5582</text:p>
          </table:table-cell>
          <table:table-cell office:value-type="float" office:value="14.00375" calcext:value-type="float">
            <text:p>14.00375</text:p>
          </table:table-cell>
          <table:table-cell office:value-type="float" office:value="20.0921" calcext:value-type="float">
            <text:p>20.0921</text:p>
          </table:table-cell>
          <table:table-cell office:value-type="float" office:value="14.59021" calcext:value-type="float">
            <text:p>14.59021</text:p>
          </table:table-cell>
          <table:table-cell office:value-type="float" office:value="19.16272" calcext:value-type="float">
            <text:p>19.16272</text:p>
          </table:table-cell>
          <table:table-cell office:value-type="float" office:value="15.07889" calcext:value-type="float">
            <text:p>15.07889</text:p>
          </table:table-cell>
          <table:table-cell office:value-type="float" office:value="18.44995" calcext:value-type="float">
            <text:p>18.44995</text:p>
          </table:table-cell>
          <table:table-cell office:value-type="float" office:value="15.43073" calcext:value-type="float">
            <text:p>15.43073</text:p>
          </table:table-cell>
          <table:table-cell office:value-type="float" office:value="17.90759" calcext:value-type="float">
            <text:p>17.90759</text:p>
          </table:table-cell>
          <table:table-cell office:value-type="float" office:value="15.66696" calcext:value-type="float">
            <text:p>15.666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0" calcext:value-type="float">
            <text:p>26082000</text:p>
          </table:table-cell>
          <table:table-cell office:value-type="float" office:value="17.14983" calcext:value-type="float">
            <text:p>17.14983</text:p>
          </table:table-cell>
          <table:table-cell office:value-type="float" office:value="25.27" calcext:value-type="float">
            <text:p>25.27</text:p>
          </table:table-cell>
          <table:table-cell office:value-type="float" office:value="13.46" calcext:value-type="float">
            <text:p>13.46</text:p>
          </table:table-cell>
          <table:table-cell office:value-type="float" office:value="2.180791" calcext:value-type="float">
            <text:p>2.180791</text:p>
          </table:table-cell>
          <table:table-cell office:value-type="float" office:value="1.513826" calcext:value-type="float">
            <text:p>1.513826</text:p>
          </table:table-cell>
          <table:table-cell office:value-type="float" office:value="206.5464" calcext:value-type="float">
            <text:p>206.5464</text:p>
          </table:table-cell>
          <table:table-cell office:value-type="float" office:value="0.1" calcext:value-type="float">
            <text:p>0.1</text:p>
          </table:table-cell>
          <table:table-cell office:value-type="float" office:value="28.11313" calcext:value-type="float">
            <text:p>28.11313</text:p>
          </table:table-cell>
          <table:table-cell office:value-type="float" office:value="14.37524" calcext:value-type="float">
            <text:p>14.37524</text:p>
          </table:table-cell>
          <table:table-cell office:value-type="float" office:value="23.08374" calcext:value-type="float">
            <text:p>23.08374</text:p>
          </table:table-cell>
          <table:table-cell office:value-type="float" office:value="16.14066" calcext:value-type="float">
            <text:p>16.14066</text:p>
          </table:table-cell>
          <table:table-cell office:value-type="float" office:value="21.4216" calcext:value-type="float">
            <text:p>21.4216</text:p>
          </table:table-cell>
          <table:table-cell office:value-type="float" office:value="16.69284" calcext:value-type="float">
            <text:p>16.69284</text:p>
          </table:table-cell>
          <table:table-cell office:value-type="float" office:value="20.33081" calcext:value-type="float">
            <text:p>20.33081</text:p>
          </table:table-cell>
          <table:table-cell office:value-type="float" office:value="16.98297" calcext:value-type="float">
            <text:p>16.98297</text:p>
          </table:table-cell>
          <table:table-cell office:value-type="float" office:value="19.53015" calcext:value-type="float">
            <text:p>19.53015</text:p>
          </table:table-cell>
          <table:table-cell office:value-type="float" office:value="17.09583" calcext:value-type="float">
            <text:p>17.09583</text:p>
          </table:table-cell>
          <table:table-cell office:value-type="float" office:value="18.89688" calcext:value-type="float">
            <text:p>18.89688</text:p>
          </table:table-cell>
          <table:table-cell office:value-type="float" office:value="17.09607" calcext:value-type="float">
            <text:p>17.0960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0" calcext:value-type="float">
            <text:p>27082000</text:p>
          </table:table-cell>
          <table:table-cell office:value-type="float" office:value="19.58793" calcext:value-type="float">
            <text:p>19.58793</text:p>
          </table:table-cell>
          <table:table-cell office:value-type="float" office:value="23.625" calcext:value-type="float">
            <text:p>23.625</text:p>
          </table:table-cell>
          <table:table-cell office:value-type="float" office:value="10.41" calcext:value-type="float">
            <text:p>10.41</text:p>
          </table:table-cell>
          <table:table-cell office:value-type="float" office:value="1.955406" calcext:value-type="float">
            <text:p>1.955406</text:p>
          </table:table-cell>
          <table:table-cell office:value-type="float" office:value="1.106193" calcext:value-type="float">
            <text:p>1.106193</text:p>
          </table:table-cell>
          <table:table-cell office:value-type="float" office:value="188.253" calcext:value-type="float">
            <text:p>188.253</text:p>
          </table:table-cell>
          <table:table-cell office:value-type="float" office:value="0" calcext:value-type="float">
            <text:p>0</text:p>
          </table:table-cell>
          <table:table-cell office:value-type="float" office:value="27.9119" calcext:value-type="float">
            <text:p>27.9119</text:p>
          </table:table-cell>
          <table:table-cell office:value-type="float" office:value="12.88736" calcext:value-type="float">
            <text:p>12.88736</text:p>
          </table:table-cell>
          <table:table-cell office:value-type="float" office:value="23.27829" calcext:value-type="float">
            <text:p>23.27829</text:p>
          </table:table-cell>
          <table:table-cell office:value-type="float" office:value="16.39395" calcext:value-type="float">
            <text:p>16.39395</text:p>
          </table:table-cell>
          <table:table-cell office:value-type="float" office:value="21.70413" calcext:value-type="float">
            <text:p>21.70413</text:p>
          </table:table-cell>
          <table:table-cell office:value-type="float" office:value="17.83835" calcext:value-type="float">
            <text:p>17.83835</text:p>
          </table:table-cell>
          <table:table-cell office:value-type="float" office:value="20.67691" calcext:value-type="float">
            <text:p>20.67691</text:p>
          </table:table-cell>
          <table:table-cell office:value-type="float" office:value="18.29929" calcext:value-type="float">
            <text:p>18.29929</text:p>
          </table:table-cell>
          <table:table-cell office:value-type="float" office:value="19.89819" calcext:value-type="float">
            <text:p>19.89819</text:p>
          </table:table-cell>
          <table:table-cell office:value-type="float" office:value="18.23422" calcext:value-type="float">
            <text:p>18.23422</text:p>
          </table:table-cell>
          <table:table-cell office:value-type="float" office:value="19.27557" calcext:value-type="float">
            <text:p>19.27557</text:p>
          </table:table-cell>
          <table:table-cell office:value-type="float" office:value="18.1011" calcext:value-type="float">
            <text:p>18.101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0" calcext:value-type="float">
            <text:p>28082000</text:p>
          </table:table-cell>
          <table:table-cell office:value-type="float" office:value="22.22599" calcext:value-type="float">
            <text:p>22.22599</text:p>
          </table:table-cell>
          <table:table-cell office:value-type="float" office:value="22.44" calcext:value-type="float">
            <text:p>22.44</text:p>
          </table:table-cell>
          <table:table-cell office:value-type="float" office:value="9.175" calcext:value-type="float">
            <text:p>9.175</text:p>
          </table:table-cell>
          <table:table-cell office:value-type="float" office:value="1.361464" calcext:value-type="float">
            <text:p>1.361464</text:p>
          </table:table-cell>
          <table:table-cell office:value-type="float" office:value="0.9998686" calcext:value-type="float">
            <text:p>0.9998686</text:p>
          </table:table-cell>
          <table:table-cell office:value-type="float" office:value="155.3706" calcext:value-type="float">
            <text:p>155.3706</text:p>
          </table:table-cell>
          <table:table-cell office:value-type="float" office:value="0" calcext:value-type="float">
            <text:p>0</text:p>
          </table:table-cell>
          <table:table-cell office:value-type="float" office:value="29.1535" calcext:value-type="float">
            <text:p>29.1535</text:p>
          </table:table-cell>
          <table:table-cell office:value-type="float" office:value="11.02676" calcext:value-type="float">
            <text:p>11.02676</text:p>
          </table:table-cell>
          <table:table-cell office:value-type="float" office:value="23.28357" calcext:value-type="float">
            <text:p>23.28357</text:p>
          </table:table-cell>
          <table:table-cell office:value-type="float" office:value="14.0495" calcext:value-type="float">
            <text:p>14.0495</text:p>
          </table:table-cell>
          <table:table-cell office:value-type="float" office:value="21.1257" calcext:value-type="float">
            <text:p>21.1257</text:p>
          </table:table-cell>
          <table:table-cell office:value-type="float" office:value="15.22699" calcext:value-type="float">
            <text:p>15.22699</text:p>
          </table:table-cell>
          <table:table-cell office:value-type="float" office:value="19.97266" calcext:value-type="float">
            <text:p>19.97266</text:p>
          </table:table-cell>
          <table:table-cell office:value-type="float" office:value="16.04266" calcext:value-type="float">
            <text:p>16.04266</text:p>
          </table:table-cell>
          <table:table-cell office:value-type="float" office:value="19.23547" calcext:value-type="float">
            <text:p>19.23547</text:p>
          </table:table-cell>
          <table:table-cell office:value-type="float" office:value="16.57477" calcext:value-type="float">
            <text:p>16.57477</text:p>
          </table:table-cell>
          <table:table-cell office:value-type="float" office:value="18.78232" calcext:value-type="float">
            <text:p>18.78232</text:p>
          </table:table-cell>
          <table:table-cell office:value-type="float" office:value="16.90408" calcext:value-type="float">
            <text:p>16.904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0" calcext:value-type="float">
            <text:p>29082000</text:p>
          </table:table-cell>
          <table:table-cell office:value-type="float" office:value="18.88469" calcext:value-type="float">
            <text:p>18.88469</text:p>
          </table:table-cell>
          <table:table-cell office:value-type="float" office:value="27.02" calcext:value-type="float">
            <text:p>27.02</text:p>
          </table:table-cell>
          <table:table-cell office:value-type="float" office:value="10.56" calcext:value-type="float">
            <text:p>10.56</text:p>
          </table:table-cell>
          <table:table-cell office:value-type="float" office:value="2.207449" calcext:value-type="float">
            <text:p>2.207449</text:p>
          </table:table-cell>
          <table:table-cell office:value-type="float" office:value="1.178128" calcext:value-type="float">
            <text:p>1.178128</text:p>
          </table:table-cell>
          <table:table-cell office:value-type="float" office:value="188.082" calcext:value-type="float">
            <text:p>188.082</text:p>
          </table:table-cell>
          <table:table-cell office:value-type="float" office:value="0" calcext:value-type="float">
            <text:p>0</text:p>
          </table:table-cell>
          <table:table-cell office:value-type="float" office:value="30.42615" calcext:value-type="float">
            <text:p>30.42615</text:p>
          </table:table-cell>
          <table:table-cell office:value-type="float" office:value="11.92239" calcext:value-type="float">
            <text:p>11.92239</text:p>
          </table:table-cell>
          <table:table-cell office:value-type="float" office:value="24.24841" calcext:value-type="float">
            <text:p>24.24841</text:p>
          </table:table-cell>
          <table:table-cell office:value-type="float" office:value="14.37894" calcext:value-type="float">
            <text:p>14.37894</text:p>
          </table:table-cell>
          <table:table-cell office:value-type="float" office:value="22.16333" calcext:value-type="float">
            <text:p>22.16333</text:p>
          </table:table-cell>
          <table:table-cell office:value-type="float" office:value="15.39523" calcext:value-type="float">
            <text:p>15.39523</text:p>
          </table:table-cell>
          <table:table-cell office:value-type="float" office:value="20.89981" calcext:value-type="float">
            <text:p>20.89981</text:p>
          </table:table-cell>
          <table:table-cell office:value-type="float" office:value="16.07141" calcext:value-type="float">
            <text:p>16.07141</text:p>
          </table:table-cell>
          <table:table-cell office:value-type="float" office:value="20.01141" calcext:value-type="float">
            <text:p>20.01141</text:p>
          </table:table-cell>
          <table:table-cell office:value-type="float" office:value="16.52228" calcext:value-type="float">
            <text:p>16.52228</text:p>
          </table:table-cell>
          <table:table-cell office:value-type="float" office:value="19.35239" calcext:value-type="float">
            <text:p>19.35239</text:p>
          </table:table-cell>
          <table:table-cell office:value-type="float" office:value="16.8103" calcext:value-type="float">
            <text:p>16.81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0" calcext:value-type="float">
            <text:p>30082000</text:p>
          </table:table-cell>
          <table:table-cell office:value-type="float" office:value="12.28787" calcext:value-type="float">
            <text:p>12.28787</text:p>
          </table:table-cell>
          <table:table-cell office:value-type="float" office:value="26.53" calcext:value-type="float">
            <text:p>26.53</text:p>
          </table:table-cell>
          <table:table-cell office:value-type="float" office:value="19.555" calcext:value-type="float">
            <text:p>19.555</text:p>
          </table:table-cell>
          <table:table-cell office:value-type="float" office:value="2.43293" calcext:value-type="float">
            <text:p>2.43293</text:p>
          </table:table-cell>
          <table:table-cell office:value-type="float" office:value="2.089942" calcext:value-type="float">
            <text:p>2.089942</text:p>
          </table:table-cell>
          <table:table-cell office:value-type="float" office:value="187.9866" calcext:value-type="float">
            <text:p>187.9866</text:p>
          </table:table-cell>
          <table:table-cell office:value-type="float" office:value="0" calcext:value-type="float">
            <text:p>0</text:p>
          </table:table-cell>
          <table:table-cell office:value-type="float" office:value="28.33615" calcext:value-type="float">
            <text:p>28.33615</text:p>
          </table:table-cell>
          <table:table-cell office:value-type="float" office:value="19.70483" calcext:value-type="float">
            <text:p>19.70483</text:p>
          </table:table-cell>
          <table:table-cell office:value-type="float" office:value="24.45178" calcext:value-type="float">
            <text:p>24.45178</text:p>
          </table:table-cell>
          <table:table-cell office:value-type="float" office:value="19.69595" calcext:value-type="float">
            <text:p>19.69595</text:p>
          </table:table-cell>
          <table:table-cell office:value-type="float" office:value="22.94571" calcext:value-type="float">
            <text:p>22.94571</text:p>
          </table:table-cell>
          <table:table-cell office:value-type="float" office:value="19.66238" calcext:value-type="float">
            <text:p>19.66238</text:p>
          </table:table-cell>
          <table:table-cell office:value-type="float" office:value="21.89383" calcext:value-type="float">
            <text:p>21.89383</text:p>
          </table:table-cell>
          <table:table-cell office:value-type="float" office:value="19.50479" calcext:value-type="float">
            <text:p>19.50479</text:p>
          </table:table-cell>
          <table:table-cell office:value-type="float" office:value="21.03873" calcext:value-type="float">
            <text:p>21.03873</text:p>
          </table:table-cell>
          <table:table-cell office:value-type="float" office:value="19.26379" calcext:value-type="float">
            <text:p>19.26379</text:p>
          </table:table-cell>
          <table:table-cell office:value-type="float" office:value="20.32425" calcext:value-type="float">
            <text:p>20.32425</text:p>
          </table:table-cell>
          <table:table-cell office:value-type="float" office:value="18.97897" calcext:value-type="float">
            <text:p>18.978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0" calcext:value-type="float">
            <text:p>31082000</text:p>
          </table:table-cell>
          <table:table-cell office:value-type="float" office:value="20.65168" calcext:value-type="float">
            <text:p>20.65168</text:p>
          </table:table-cell>
          <table:table-cell office:value-type="float" office:value="28.92" calcext:value-type="float">
            <text:p>28.92</text:p>
          </table:table-cell>
          <table:table-cell office:value-type="float" office:value="17.11" calcext:value-type="float">
            <text:p>17.11</text:p>
          </table:table-cell>
          <table:table-cell office:value-type="float" office:value="2.500585" calcext:value-type="float">
            <text:p>2.500585</text:p>
          </table:table-cell>
          <table:table-cell office:value-type="float" office:value="0" calcext:value-type="float">
            <text:p>0</text:p>
          </table:table-cell>
          <table:table-cell office:value-type="float" office:value="180.4482" calcext:value-type="float">
            <text:p>180.4482</text:p>
          </table:table-cell>
          <table:table-cell office:value-type="float" office:value="0" calcext:value-type="float">
            <text:p>0</text:p>
          </table:table-cell>
          <table:table-cell office:value-type="float" office:value="33.50656" calcext:value-type="float">
            <text:p>33.50656</text:p>
          </table:table-cell>
          <table:table-cell office:value-type="float" office:value="13.5058" calcext:value-type="float">
            <text:p>13.5058</text:p>
          </table:table-cell>
          <table:table-cell office:value-type="float" office:value="27.0795" calcext:value-type="float">
            <text:p>27.0795</text:p>
          </table:table-cell>
          <table:table-cell office:value-type="float" office:value="17.20541" calcext:value-type="float">
            <text:p>17.20541</text:p>
          </table:table-cell>
          <table:table-cell office:value-type="float" office:value="24.79059" calcext:value-type="float">
            <text:p>24.79059</text:p>
          </table:table-cell>
          <table:table-cell office:value-type="float" office:value="18.50726" calcext:value-type="float">
            <text:p>18.50726</text:p>
          </table:table-cell>
          <table:table-cell office:value-type="float" office:value="23.33945" calcext:value-type="float">
            <text:p>23.33945</text:p>
          </table:table-cell>
          <table:table-cell office:value-type="float" office:value="19.01175" calcext:value-type="float">
            <text:p>19.01175</text:p>
          </table:table-cell>
          <table:table-cell office:value-type="float" office:value="22.22452" calcext:value-type="float">
            <text:p>22.22452</text:p>
          </table:table-cell>
          <table:table-cell office:value-type="float" office:value="19.16281" calcext:value-type="float">
            <text:p>19.16281</text:p>
          </table:table-cell>
          <table:table-cell office:value-type="float" office:value="21.33264" calcext:value-type="float">
            <text:p>21.33264</text:p>
          </table:table-cell>
          <table:table-cell office:value-type="float" office:value="19.12283" calcext:value-type="float">
            <text:p>19.1228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15.95419" calcext:value-type="float">
            <text:p>15.95419</text:p>
          </table:table-cell>
          <table:table-cell office:value-type="float" office:value="28.075" calcext:value-type="float">
            <text:p>28.075</text:p>
          </table:table-cell>
          <table:table-cell office:value-type="float" office:value="15.88" calcext:value-type="float">
            <text:p>15.88</text:p>
          </table:table-cell>
          <table:table-cell office:value-type="float" office:value="2.62387" calcext:value-type="float">
            <text:p>2.62387</text:p>
          </table:table-cell>
          <table:table-cell office:value-type="float" office:value="1.695257" calcext:value-type="float">
            <text:p>1.695257</text:p>
          </table:table-cell>
          <table:table-cell office:value-type="float" office:value="168.7626" calcext:value-type="float">
            <text:p>168.7626</text:p>
          </table:table-cell>
          <table:table-cell office:value-type="float" office:value="0.1" calcext:value-type="float">
            <text:p>0.1</text:p>
          </table:table-cell>
          <table:table-cell office:value-type="float" office:value="30.79971" calcext:value-type="float">
            <text:p>30.79971</text:p>
          </table:table-cell>
          <table:table-cell office:value-type="float" office:value="17.90479" calcext:value-type="float">
            <text:p>17.90479</text:p>
          </table:table-cell>
          <table:table-cell office:value-type="float" office:value="26.35028" calcext:value-type="float">
            <text:p>26.35028</text:p>
          </table:table-cell>
          <table:table-cell office:value-type="float" office:value="20.01089" calcext:value-type="float">
            <text:p>20.01089</text:p>
          </table:table-cell>
          <table:table-cell office:value-type="float" office:value="24.55826" calcext:value-type="float">
            <text:p>24.55826</text:p>
          </table:table-cell>
          <table:table-cell office:value-type="float" office:value="20.42856" calcext:value-type="float">
            <text:p>20.42856</text:p>
          </table:table-cell>
          <table:table-cell office:value-type="float" office:value="23.34113" calcext:value-type="float">
            <text:p>23.34113</text:p>
          </table:table-cell>
          <table:table-cell office:value-type="float" office:value="20.52692" calcext:value-type="float">
            <text:p>20.52692</text:p>
          </table:table-cell>
          <table:table-cell office:value-type="float" office:value="22.36545" calcext:value-type="float">
            <text:p>22.36545</text:p>
          </table:table-cell>
          <table:table-cell office:value-type="float" office:value="20.43228" calcext:value-type="float">
            <text:p>20.43228</text:p>
          </table:table-cell>
          <table:table-cell office:value-type="float" office:value="21.56311" calcext:value-type="float">
            <text:p>21.56311</text:p>
          </table:table-cell>
          <table:table-cell office:value-type="float" office:value="20.21597" calcext:value-type="float">
            <text:p>20.215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0" calcext:value-type="float">
            <text:p>2092000</text:p>
          </table:table-cell>
          <table:table-cell office:value-type="float" office:value="4.325384" calcext:value-type="float">
            <text:p>4.325384</text:p>
          </table:table-cell>
          <table:table-cell office:value-type="float" office:value="15.78" calcext:value-type="float">
            <text:p>15.78</text:p>
          </table:table-cell>
          <table:table-cell office:value-type="float" office:value="13.075" calcext:value-type="float">
            <text:p>13.075</text:p>
          </table:table-cell>
          <table:table-cell office:value-type="float" office:value="1.704554" calcext:value-type="float">
            <text:p>1.704554</text:p>
          </table:table-cell>
          <table:table-cell office:value-type="float" office:value="1.394701" calcext:value-type="float">
            <text:p>1.394701</text:p>
          </table:table-cell>
          <table:table-cell office:value-type="float" office:value="159.5736" calcext:value-type="float">
            <text:p>159.5736</text:p>
          </table:table-cell>
          <table:table-cell office:value-type="float" office:value="4" calcext:value-type="float">
            <text:p>4</text:p>
          </table:table-cell>
          <table:table-cell office:value-type="float" office:value="17.74063" calcext:value-type="float">
            <text:p>17.74063</text:p>
          </table:table-cell>
          <table:table-cell office:value-type="float" office:value="14.13742" calcext:value-type="float">
            <text:p>14.13742</text:p>
          </table:table-cell>
          <table:table-cell office:value-type="float" office:value="19.87567" calcext:value-type="float">
            <text:p>19.87567</text:p>
          </table:table-cell>
          <table:table-cell office:value-type="float" office:value="15.3996" calcext:value-type="float">
            <text:p>15.3996</text:p>
          </table:table-cell>
          <table:table-cell office:value-type="float" office:value="20.79401" calcext:value-type="float">
            <text:p>20.79401</text:p>
          </table:table-cell>
          <table:table-cell office:value-type="float" office:value="16.18188" calcext:value-type="float">
            <text:p>16.18188</text:p>
          </table:table-cell>
          <table:table-cell office:value-type="float" office:value="21.18576" calcext:value-type="float">
            <text:p>21.18576</text:p>
          </table:table-cell>
          <table:table-cell office:value-type="float" office:value="16.81812" calcext:value-type="float">
            <text:p>16.81812</text:p>
          </table:table-cell>
          <table:table-cell office:value-type="float" office:value="21.23499" calcext:value-type="float">
            <text:p>21.23499</text:p>
          </table:table-cell>
          <table:table-cell office:value-type="float" office:value="17.33209" calcext:value-type="float">
            <text:p>17.33209</text:p>
          </table:table-cell>
          <table:table-cell office:value-type="float" office:value="21.03833" calcext:value-type="float">
            <text:p>21.03833</text:p>
          </table:table-cell>
          <table:table-cell office:value-type="float" office:value="17.72601" calcext:value-type="float">
            <text:p>17.726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0" calcext:value-type="float">
            <text:p>3092000</text:p>
          </table:table-cell>
          <table:table-cell office:value-type="float" office:value="8.245825" calcext:value-type="float">
            <text:p>8.245825</text:p>
          </table:table-cell>
          <table:table-cell office:value-type="float" office:value="18.64" calcext:value-type="float">
            <text:p>18.64</text:p>
          </table:table-cell>
          <table:table-cell office:value-type="float" office:value="14.2" calcext:value-type="float">
            <text:p>14.2</text:p>
          </table:table-cell>
          <table:table-cell office:value-type="float" office:value="1.80486" calcext:value-type="float">
            <text:p>1.80486</text:p>
          </table:table-cell>
          <table:table-cell office:value-type="float" office:value="0" calcext:value-type="float">
            <text:p>0</text:p>
          </table:table-cell>
          <table:table-cell office:value-type="float" office:value="115.3728" calcext:value-type="float">
            <text:p>115.3728</text:p>
          </table:table-cell>
          <table:table-cell office:value-type="float" office:value="1.2" calcext:value-type="float">
            <text:p>1.2</text:p>
          </table:table-cell>
          <table:table-cell office:value-type="float" office:value="19.69635" calcext:value-type="float">
            <text:p>19.69635</text:p>
          </table:table-cell>
          <table:table-cell office:value-type="float" office:value="11.93524" calcext:value-type="float">
            <text:p>11.93524</text:p>
          </table:table-cell>
          <table:table-cell office:value-type="float" office:value="18.24063" calcext:value-type="float">
            <text:p>18.24063</text:p>
          </table:table-cell>
          <table:table-cell office:value-type="float" office:value="14.25082" calcext:value-type="float">
            <text:p>14.25082</text:p>
          </table:table-cell>
          <table:table-cell office:value-type="float" office:value="17.66138" calcext:value-type="float">
            <text:p>17.66138</text:p>
          </table:table-cell>
          <table:table-cell office:value-type="float" office:value="15.31387" calcext:value-type="float">
            <text:p>15.31387</text:p>
          </table:table-cell>
          <table:table-cell office:value-type="float" office:value="17.43491" calcext:value-type="float">
            <text:p>17.43491</text:p>
          </table:table-cell>
          <table:table-cell office:value-type="float" office:value="15.97113" calcext:value-type="float">
            <text:p>15.97113</text:p>
          </table:table-cell>
          <table:table-cell office:value-type="float" office:value="17.36163" calcext:value-type="float">
            <text:p>17.36163</text:p>
          </table:table-cell>
          <table:table-cell office:value-type="float" office:value="16.45386" calcext:value-type="float">
            <text:p>16.45386</text:p>
          </table:table-cell>
          <table:table-cell office:value-type="float" office:value="17.69907" calcext:value-type="float">
            <text:p>17.69907</text:p>
          </table:table-cell>
          <table:table-cell office:value-type="float" office:value="16.82431" calcext:value-type="float">
            <text:p>16.824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0" calcext:value-type="float">
            <text:p>4092000</text:p>
          </table:table-cell>
          <table:table-cell office:value-type="float" office:value="20.999" calcext:value-type="float">
            <text:p>20.999</text:p>
          </table:table-cell>
          <table:table-cell office:value-type="float" office:value="16.455" calcext:value-type="float">
            <text:p>16.455</text:p>
          </table:table-cell>
          <table:table-cell office:value-type="float" office:value="5.7455" calcext:value-type="float">
            <text:p>5.7455</text:p>
          </table:table-cell>
          <table:table-cell office:value-type="float" office:value="1.485423" calcext:value-type="float">
            <text:p>1.485423</text:p>
          </table:table-cell>
          <table:table-cell office:value-type="float" office:value="0.6872838" calcext:value-type="float">
            <text:p>0.6872838</text:p>
          </table:table-cell>
          <table:table-cell office:value-type="float" office:value="264.5046" calcext:value-type="float">
            <text:p>264.5046</text:p>
          </table:table-cell>
          <table:table-cell office:value-type="float" office:value="2.1" calcext:value-type="float">
            <text:p>2.1</text:p>
          </table:table-cell>
          <table:table-cell office:value-type="float" office:value="19.52734" calcext:value-type="float">
            <text:p>19.52734</text:p>
          </table:table-cell>
          <table:table-cell office:value-type="float" office:value="7.093964" calcext:value-type="float">
            <text:p>7.093964</text:p>
          </table:table-cell>
          <table:table-cell office:value-type="float" office:value="17.76343" calcext:value-type="float">
            <text:p>17.76343</text:p>
          </table:table-cell>
          <table:table-cell office:value-type="float" office:value="10.63196" calcext:value-type="float">
            <text:p>10.63196</text:p>
          </table:table-cell>
          <table:table-cell office:value-type="float" office:value="17.05902" calcext:value-type="float">
            <text:p>17.05902</text:p>
          </table:table-cell>
          <table:table-cell office:value-type="float" office:value="12.47473" calcext:value-type="float">
            <text:p>12.47473</text:p>
          </table:table-cell>
          <table:table-cell office:value-type="float" office:value="16.73364" calcext:value-type="float">
            <text:p>16.73364</text:p>
          </table:table-cell>
          <table:table-cell office:value-type="float" office:value="13.85812" calcext:value-type="float">
            <text:p>13.85812</text:p>
          </table:table-cell>
          <table:table-cell office:value-type="float" office:value="16.9877" calcext:value-type="float">
            <text:p>16.9877</text:p>
          </table:table-cell>
          <table:table-cell office:value-type="float" office:value="14.88452" calcext:value-type="float">
            <text:p>14.88452</text:p>
          </table:table-cell>
          <table:table-cell office:value-type="float" office:value="17.17157" calcext:value-type="float">
            <text:p>17.17157</text:p>
          </table:table-cell>
          <table:table-cell office:value-type="float" office:value="15.61078" calcext:value-type="float">
            <text:p>15.6107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0" calcext:value-type="float">
            <text:p>5092000</text:p>
          </table:table-cell>
          <table:table-cell office:value-type="float" office:value="20.84776" calcext:value-type="float">
            <text:p>20.84776</text:p>
          </table:table-cell>
          <table:table-cell office:value-type="float" office:value="15.1" calcext:value-type="float">
            <text:p>15.1</text:p>
          </table:table-cell>
          <table:table-cell office:value-type="float" office:value="3.2945" calcext:value-type="float">
            <text:p>3.2945</text:p>
          </table:table-cell>
          <table:table-cell office:value-type="float" office:value="0.8991476" calcext:value-type="float">
            <text:p>0.8991476</text:p>
          </table:table-cell>
          <table:table-cell office:value-type="float" office:value="0.7537858" calcext:value-type="float">
            <text:p>0.7537858</text:p>
          </table:table-cell>
          <table:table-cell office:value-type="float" office:value="157.9266" calcext:value-type="float">
            <text:p>157.9266</text:p>
          </table:table-cell>
          <table:table-cell office:value-type="float" office:value="0" calcext:value-type="float">
            <text:p>0</text:p>
          </table:table-cell>
          <table:table-cell office:value-type="float" office:value="17.84378" calcext:value-type="float">
            <text:p>17.84378</text:p>
          </table:table-cell>
          <table:table-cell office:value-type="float" office:value="5.547058" calcext:value-type="float">
            <text:p>5.547058</text:p>
          </table:table-cell>
          <table:table-cell office:value-type="float" office:value="15.43057" calcext:value-type="float">
            <text:p>15.43057</text:p>
          </table:table-cell>
          <table:table-cell office:value-type="float" office:value="8.995331" calcext:value-type="float">
            <text:p>8.995331</text:p>
          </table:table-cell>
          <table:table-cell office:value-type="float" office:value="14.83487" calcext:value-type="float">
            <text:p>14.83487</text:p>
          </table:table-cell>
          <table:table-cell office:value-type="float" office:value="10.56177" calcext:value-type="float">
            <text:p>10.56177</text:p>
          </table:table-cell>
          <table:table-cell office:value-type="float" office:value="14.70038" calcext:value-type="float">
            <text:p>14.70038</text:p>
          </table:table-cell>
          <table:table-cell office:value-type="float" office:value="11.85168" calcext:value-type="float">
            <text:p>11.85168</text:p>
          </table:table-cell>
          <table:table-cell office:value-type="float" office:value="14.80984" calcext:value-type="float">
            <text:p>14.80984</text:p>
          </table:table-cell>
          <table:table-cell office:value-type="float" office:value="12.90125" calcext:value-type="float">
            <text:p>12.90125</text:p>
          </table:table-cell>
          <table:table-cell office:value-type="float" office:value="15.55316" calcext:value-type="float">
            <text:p>15.55316</text:p>
          </table:table-cell>
          <table:table-cell office:value-type="float" office:value="13.7457" calcext:value-type="float">
            <text:p>13.74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0" calcext:value-type="float">
            <text:p>6092000</text:p>
          </table:table-cell>
          <table:table-cell office:value-type="float" office:value="22.09043" calcext:value-type="float">
            <text:p>22.09043</text:p>
          </table:table-cell>
          <table:table-cell office:value-type="float" office:value="19.72" calcext:value-type="float">
            <text:p>19.72</text:p>
          </table:table-cell>
          <table:table-cell office:value-type="float" office:value="1.154" calcext:value-type="float">
            <text:p>1.154</text:p>
          </table:table-cell>
          <table:table-cell office:value-type="float" office:value="1.059399" calcext:value-type="float">
            <text:p>1.059399</text:p>
          </table:table-cell>
          <table:table-cell office:value-type="float" office:value="0" calcext:value-type="float">
            <text:p>0</text:p>
          </table:table-cell>
          <table:table-cell office:value-type="float" office:value="93.6216" calcext:value-type="float">
            <text:p>93.6216</text:p>
          </table:table-cell>
          <table:table-cell office:value-type="float" office:value="0" calcext:value-type="float">
            <text:p>0</text:p>
          </table:table-cell>
          <table:table-cell office:value-type="float" office:value="22.19009" calcext:value-type="float">
            <text:p>22.19009</text:p>
          </table:table-cell>
          <table:table-cell office:value-type="float" office:value="1.682495" calcext:value-type="float">
            <text:p>1.682495</text:p>
          </table:table-cell>
          <table:table-cell office:value-type="float" office:value="18.00433" calcext:value-type="float">
            <text:p>18.00433</text:p>
          </table:table-cell>
          <table:table-cell office:value-type="float" office:value="6.740662" calcext:value-type="float">
            <text:p>6.740662</text:p>
          </table:table-cell>
          <table:table-cell office:value-type="float" office:value="16.66867" calcext:value-type="float">
            <text:p>16.66867</text:p>
          </table:table-cell>
          <table:table-cell office:value-type="float" office:value="8.974854" calcext:value-type="float">
            <text:p>8.974854</text:p>
          </table:table-cell>
          <table:table-cell office:value-type="float" office:value="15.86737" calcext:value-type="float">
            <text:p>15.86737</text:p>
          </table:table-cell>
          <table:table-cell office:value-type="float" office:value="10.50266" calcext:value-type="float">
            <text:p>10.50266</text:p>
          </table:table-cell>
          <table:table-cell office:value-type="float" office:value="15.39307" calcext:value-type="float">
            <text:p>15.39307</text:p>
          </table:table-cell>
          <table:table-cell office:value-type="float" office:value="11.68268" calcext:value-type="float">
            <text:p>11.68268</text:p>
          </table:table-cell>
          <table:table-cell office:value-type="float" office:value="15.15387" calcext:value-type="float">
            <text:p>15.15387</text:p>
          </table:table-cell>
          <table:table-cell office:value-type="float" office:value="12.61185" calcext:value-type="float">
            <text:p>12.611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0" calcext:value-type="float">
            <text:p>7092000</text:p>
          </table:table-cell>
          <table:table-cell office:value-type="float" office:value="19.73885" calcext:value-type="float">
            <text:p>19.73885</text:p>
          </table:table-cell>
          <table:table-cell office:value-type="float" office:value="22.535" calcext:value-type="float">
            <text:p>22.535</text:p>
          </table:table-cell>
          <table:table-cell office:value-type="float" office:value="6.848" calcext:value-type="float">
            <text:p>6.848</text:p>
          </table:table-cell>
          <table:table-cell office:value-type="float" office:value="1.532763" calcext:value-type="float">
            <text:p>1.532763</text:p>
          </table:table-cell>
          <table:table-cell office:value-type="float" office:value="0" calcext:value-type="float">
            <text:p>0</text:p>
          </table:table-cell>
          <table:table-cell office:value-type="float" office:value="196.371" calcext:value-type="float">
            <text:p>196.371</text:p>
          </table:table-cell>
          <table:table-cell office:value-type="float" office:value="0" calcext:value-type="float">
            <text:p>0</text:p>
          </table:table-cell>
          <table:table-cell office:value-type="float" office:value="27.21622" calcext:value-type="float">
            <text:p>27.21622</text:p>
          </table:table-cell>
          <table:table-cell office:value-type="float" office:value="4.276337" calcext:value-type="float">
            <text:p>4.276337</text:p>
          </table:table-cell>
          <table:table-cell office:value-type="float" office:value="20.82639" calcext:value-type="float">
            <text:p>20.82639</text:p>
          </table:table-cell>
          <table:table-cell office:value-type="float" office:value="8.971313" calcext:value-type="float">
            <text:p>8.971313</text:p>
          </table:table-cell>
          <table:table-cell office:value-type="float" office:value="18.76758" calcext:value-type="float">
            <text:p>18.76758</text:p>
          </table:table-cell>
          <table:table-cell office:value-type="float" office:value="10.90244" calcext:value-type="float">
            <text:p>10.90244</text:p>
          </table:table-cell>
          <table:table-cell office:value-type="float" office:value="17.5636" calcext:value-type="float">
            <text:p>17.5636</text:p>
          </table:table-cell>
          <table:table-cell office:value-type="float" office:value="12.09113" calcext:value-type="float">
            <text:p>12.09113</text:p>
          </table:table-cell>
          <table:table-cell office:value-type="float" office:value="16.79407" calcext:value-type="float">
            <text:p>16.79407</text:p>
          </table:table-cell>
          <table:table-cell office:value-type="float" office:value="12.90906" calcext:value-type="float">
            <text:p>12.90906</text:p>
          </table:table-cell>
          <table:table-cell office:value-type="float" office:value="16.29276" calcext:value-type="float">
            <text:p>16.29276</text:p>
          </table:table-cell>
          <table:table-cell office:value-type="float" office:value="13.50082" calcext:value-type="float">
            <text:p>13.5008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0" calcext:value-type="float">
            <text:p>8092000</text:p>
          </table:table-cell>
          <table:table-cell office:value-type="float" office:value="15.52413" calcext:value-type="float">
            <text:p>15.52413</text:p>
          </table:table-cell>
          <table:table-cell office:value-type="float" office:value="26.515" calcext:value-type="float">
            <text:p>26.515</text:p>
          </table:table-cell>
          <table:table-cell office:value-type="float" office:value="12.845" calcext:value-type="float">
            <text:p>12.845</text:p>
          </table:table-cell>
          <table:table-cell office:value-type="float" office:value="2.050722" calcext:value-type="float">
            <text:p>2.050722</text:p>
          </table:table-cell>
          <table:table-cell office:value-type="float" office:value="1.276068" calcext:value-type="float">
            <text:p>1.276068</text:p>
          </table:table-cell>
          <table:table-cell office:value-type="float" office:value="206.3646" calcext:value-type="float">
            <text:p>206.3646</text:p>
          </table:table-cell>
          <table:table-cell office:value-type="float" office:value="0" calcext:value-type="float">
            <text:p>0</text:p>
          </table:table-cell>
          <table:table-cell office:value-type="float" office:value="28.45016" calcext:value-type="float">
            <text:p>28.45016</text:p>
          </table:table-cell>
          <table:table-cell office:value-type="float" office:value="13.79913" calcext:value-type="float">
            <text:p>13.79913</text:p>
          </table:table-cell>
          <table:table-cell office:value-type="float" office:value="22.72665" calcext:value-type="float">
            <text:p>22.72665</text:p>
          </table:table-cell>
          <table:table-cell office:value-type="float" office:value="15.00876" calcext:value-type="float">
            <text:p>15.00876</text:p>
          </table:table-cell>
          <table:table-cell office:value-type="float" office:value="20.76459" calcext:value-type="float">
            <text:p>20.76459</text:p>
          </table:table-cell>
          <table:table-cell office:value-type="float" office:value="15.43994" calcext:value-type="float">
            <text:p>15.43994</text:p>
          </table:table-cell>
          <table:table-cell office:value-type="float" office:value="19.51593" calcext:value-type="float">
            <text:p>19.51593</text:p>
          </table:table-cell>
          <table:table-cell office:value-type="float" office:value="15.57242" calcext:value-type="float">
            <text:p>15.57242</text:p>
          </table:table-cell>
          <table:table-cell office:value-type="float" office:value="18.56998" calcext:value-type="float">
            <text:p>18.56998</text:p>
          </table:table-cell>
          <table:table-cell office:value-type="float" office:value="15.62357" calcext:value-type="float">
            <text:p>15.62357</text:p>
          </table:table-cell>
          <table:table-cell office:value-type="float" office:value="17.85086" calcext:value-type="float">
            <text:p>17.85086</text:p>
          </table:table-cell>
          <table:table-cell office:value-type="float" office:value="15.63547" calcext:value-type="float">
            <text:p>15.635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0" calcext:value-type="float">
            <text:p>9092000</text:p>
          </table:table-cell>
          <table:table-cell office:value-type="float" office:value="20.6751" calcext:value-type="float">
            <text:p>20.6751</text:p>
          </table:table-cell>
          <table:table-cell office:value-type="float" office:value="25.365" calcext:value-type="float">
            <text:p>25.365</text:p>
          </table:table-cell>
          <table:table-cell office:value-type="float" office:value="9.04" calcext:value-type="float">
            <text:p>9.04</text:p>
          </table:table-cell>
          <table:table-cell office:value-type="float" office:value="1.597647" calcext:value-type="float">
            <text:p>1.597647</text:p>
          </table:table-cell>
          <table:table-cell office:value-type="float" office:value="0" calcext:value-type="float">
            <text:p>0</text:p>
          </table:table-cell>
          <table:table-cell office:value-type="float" office:value="96.77341" calcext:value-type="float">
            <text:p>96.77341</text:p>
          </table:table-cell>
          <table:table-cell office:value-type="float" office:value="0" calcext:value-type="float">
            <text:p>0</text:p>
          </table:table-cell>
          <table:table-cell office:value-type="float" office:value="29.23645" calcext:value-type="float">
            <text:p>29.23645</text:p>
          </table:table-cell>
          <table:table-cell office:value-type="float" office:value="6.261475" calcext:value-type="float">
            <text:p>6.261475</text:p>
          </table:table-cell>
          <table:table-cell office:value-type="float" office:value="22.73145" calcext:value-type="float">
            <text:p>22.73145</text:p>
          </table:table-cell>
          <table:table-cell office:value-type="float" office:value="11.18158" calcext:value-type="float">
            <text:p>11.18158</text:p>
          </table:table-cell>
          <table:table-cell office:value-type="float" office:value="20.8334" calcext:value-type="float">
            <text:p>20.8334</text:p>
          </table:table-cell>
          <table:table-cell office:value-type="float" office:value="13.293" calcext:value-type="float">
            <text:p>13.293</text:p>
          </table:table-cell>
          <table:table-cell office:value-type="float" office:value="19.66946" calcext:value-type="float">
            <text:p>19.66946</text:p>
          </table:table-cell>
          <table:table-cell office:value-type="float" office:value="14.52493" calcext:value-type="float">
            <text:p>14.52493</text:p>
          </table:table-cell>
          <table:table-cell office:value-type="float" office:value="18.78143" calcext:value-type="float">
            <text:p>18.78143</text:p>
          </table:table-cell>
          <table:table-cell office:value-type="float" office:value="15.25598" calcext:value-type="float">
            <text:p>15.25598</text:p>
          </table:table-cell>
          <table:table-cell office:value-type="float" office:value="18.11221" calcext:value-type="float">
            <text:p>18.11221</text:p>
          </table:table-cell>
          <table:table-cell office:value-type="float" office:value="15.66901" calcext:value-type="float">
            <text:p>15.669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0" calcext:value-type="float">
            <text:p>10092000</text:p>
          </table:table-cell>
          <table:table-cell office:value-type="float" office:value="19.64929" calcext:value-type="float">
            <text:p>19.64929</text:p>
          </table:table-cell>
          <table:table-cell office:value-type="float" office:value="25.475" calcext:value-type="float">
            <text:p>25.475</text:p>
          </table:table-cell>
          <table:table-cell office:value-type="float" office:value="9.925" calcext:value-type="float">
            <text:p>9.925</text:p>
          </table:table-cell>
          <table:table-cell office:value-type="float" office:value="1.83147" calcext:value-type="float">
            <text:p>1.83147</text:p>
          </table:table-cell>
          <table:table-cell office:value-type="float" office:value="0" calcext:value-type="float">
            <text:p>0</text:p>
          </table:table-cell>
          <table:table-cell office:value-type="float" office:value="143.7048" calcext:value-type="float">
            <text:p>143.7048</text:p>
          </table:table-cell>
          <table:table-cell office:value-type="float" office:value="0" calcext:value-type="float">
            <text:p>0</text:p>
          </table:table-cell>
          <table:table-cell office:value-type="float" office:value="29.09952" calcext:value-type="float">
            <text:p>29.09952</text:p>
          </table:table-cell>
          <table:table-cell office:value-type="float" office:value="7.066589" calcext:value-type="float">
            <text:p>7.066589</text:p>
          </table:table-cell>
          <table:table-cell office:value-type="float" office:value="23.23505" calcext:value-type="float">
            <text:p>23.23505</text:p>
          </table:table-cell>
          <table:table-cell office:value-type="float" office:value="11.9855" calcext:value-type="float">
            <text:p>11.9855</text:p>
          </table:table-cell>
          <table:table-cell office:value-type="float" office:value="21.32416" calcext:value-type="float">
            <text:p>21.32416</text:p>
          </table:table-cell>
          <table:table-cell office:value-type="float" office:value="14.04712" calcext:value-type="float">
            <text:p>14.04712</text:p>
          </table:table-cell>
          <table:table-cell office:value-type="float" office:value="20.08688" calcext:value-type="float">
            <text:p>20.08688</text:p>
          </table:table-cell>
          <table:table-cell office:value-type="float" office:value="15.14484" calcext:value-type="float">
            <text:p>15.14484</text:p>
          </table:table-cell>
          <table:table-cell office:value-type="float" office:value="19.16702" calcext:value-type="float">
            <text:p>19.16702</text:p>
          </table:table-cell>
          <table:table-cell office:value-type="float" office:value="15.77158" calcext:value-type="float">
            <text:p>15.77158</text:p>
          </table:table-cell>
          <table:table-cell office:value-type="float" office:value="18.48624" calcext:value-type="float">
            <text:p>18.48624</text:p>
          </table:table-cell>
          <table:table-cell office:value-type="float" office:value="16.1106" calcext:value-type="float">
            <text:p>16.11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0" calcext:value-type="float">
            <text:p>11092000</text:p>
          </table:table-cell>
          <table:table-cell office:value-type="float" office:value="3.529658" calcext:value-type="float">
            <text:p>3.529658</text:p>
          </table:table-cell>
          <table:table-cell office:value-type="float" office:value="21.695" calcext:value-type="float">
            <text:p>21.695</text:p>
          </table:table-cell>
          <table:table-cell office:value-type="float" office:value="17.94" calcext:value-type="float">
            <text:p>17.94</text:p>
          </table:table-cell>
          <table:table-cell office:value-type="float" office:value="2.524616" calcext:value-type="float">
            <text:p>2.524616</text:p>
          </table:table-cell>
          <table:table-cell office:value-type="float" office:value="0" calcext:value-type="float">
            <text:p>0</text:p>
          </table:table-cell>
          <table:table-cell office:value-type="float" office:value="159.975" calcext:value-type="float">
            <text:p>159.975</text:p>
          </table:table-cell>
          <table:table-cell office:value-type="float" office:value="13.2" calcext:value-type="float">
            <text:p>13.2</text:p>
          </table:table-cell>
          <table:table-cell office:value-type="float" office:value="20.74005" calcext:value-type="float">
            <text:p>20.74005</text:p>
          </table:table-cell>
          <table:table-cell office:value-type="float" office:value="14.0513" calcext:value-type="float">
            <text:p>14.0513</text:p>
          </table:table-cell>
          <table:table-cell office:value-type="float" office:value="19.49728" calcext:value-type="float">
            <text:p>19.49728</text:p>
          </table:table-cell>
          <table:table-cell office:value-type="float" office:value="16.23376" calcext:value-type="float">
            <text:p>16.23376</text:p>
          </table:table-cell>
          <table:table-cell office:value-type="float" office:value="19.10989" calcext:value-type="float">
            <text:p>19.10989</text:p>
          </table:table-cell>
          <table:table-cell office:value-type="float" office:value="17.05585" calcext:value-type="float">
            <text:p>17.05585</text:p>
          </table:table-cell>
          <table:table-cell office:value-type="float" office:value="18.82947" calcext:value-type="float">
            <text:p>18.82947</text:p>
          </table:table-cell>
          <table:table-cell office:value-type="float" office:value="17.52335" calcext:value-type="float">
            <text:p>17.52335</text:p>
          </table:table-cell>
          <table:table-cell office:value-type="float" office:value="18.65619" calcext:value-type="float">
            <text:p>18.65619</text:p>
          </table:table-cell>
          <table:table-cell office:value-type="float" office:value="17.64978" calcext:value-type="float">
            <text:p>17.64978</text:p>
          </table:table-cell>
          <table:table-cell office:value-type="float" office:value="18.34265" calcext:value-type="float">
            <text:p>18.34265</text:p>
          </table:table-cell>
          <table:table-cell office:value-type="float" office:value="17.59656" calcext:value-type="float">
            <text:p>17.596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0" calcext:value-type="float">
            <text:p>12092000</text:p>
          </table:table-cell>
          <table:table-cell office:value-type="float" office:value="7.146966" calcext:value-type="float">
            <text:p>7.146966</text:p>
          </table:table-cell>
          <table:table-cell office:value-type="float" office:value="25.645" calcext:value-type="float">
            <text:p>25.645</text:p>
          </table:table-cell>
          <table:table-cell office:value-type="float" office:value="12.995" calcext:value-type="float">
            <text:p>12.995</text:p>
          </table:table-cell>
          <table:table-cell office:value-type="float" office:value="2.351771" calcext:value-type="float">
            <text:p>2.351771</text:p>
          </table:table-cell>
          <table:table-cell office:value-type="float" office:value="1.32129" calcext:value-type="float">
            <text:p>1.32129</text:p>
          </table:table-cell>
          <table:table-cell office:value-type="float" office:value="273.6774" calcext:value-type="float">
            <text:p>273.6774</text:p>
          </table:table-cell>
          <table:table-cell office:value-type="float" office:value="1.4" calcext:value-type="float">
            <text:p>1.4</text:p>
          </table:table-cell>
          <table:table-cell office:value-type="float" office:value="24.96747" calcext:value-type="float">
            <text:p>24.96747</text:p>
          </table:table-cell>
          <table:table-cell office:value-type="float" office:value="14.33676" calcext:value-type="float">
            <text:p>14.33676</text:p>
          </table:table-cell>
          <table:table-cell office:value-type="float" office:value="22.07736" calcext:value-type="float">
            <text:p>22.07736</text:p>
          </table:table-cell>
          <table:table-cell office:value-type="float" office:value="16.50949" calcext:value-type="float">
            <text:p>16.50949</text:p>
          </table:table-cell>
          <table:table-cell office:value-type="float" office:value="21.0043" calcext:value-type="float">
            <text:p>21.0043</text:p>
          </table:table-cell>
          <table:table-cell office:value-type="float" office:value="17.59464" calcext:value-type="float">
            <text:p>17.59464</text:p>
          </table:table-cell>
          <table:table-cell office:value-type="float" office:value="20.21689" calcext:value-type="float">
            <text:p>20.21689</text:p>
          </table:table-cell>
          <table:table-cell office:value-type="float" office:value="18.11642" calcext:value-type="float">
            <text:p>18.11642</text:p>
          </table:table-cell>
          <table:table-cell office:value-type="float" office:value="19.56589" calcext:value-type="float">
            <text:p>19.56589</text:p>
          </table:table-cell>
          <table:table-cell office:value-type="float" office:value="18.00146" calcext:value-type="float">
            <text:p>18.00146</text:p>
          </table:table-cell>
          <table:table-cell office:value-type="float" office:value="19.01697" calcext:value-type="float">
            <text:p>19.01697</text:p>
          </table:table-cell>
          <table:table-cell office:value-type="float" office:value="17.84436" calcext:value-type="float">
            <text:p>17.844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0" calcext:value-type="float">
            <text:p>13092000</text:p>
          </table:table-cell>
          <table:table-cell office:value-type="float" office:value="17.29445" calcext:value-type="float">
            <text:p>17.29445</text:p>
          </table:table-cell>
          <table:table-cell office:value-type="float" office:value="20.955" calcext:value-type="float">
            <text:p>20.955</text:p>
          </table:table-cell>
          <table:table-cell office:value-type="float" office:value="9.55" calcext:value-type="float">
            <text:p>9.55</text:p>
          </table:table-cell>
          <table:table-cell office:value-type="float" office:value="1.559492" calcext:value-type="float">
            <text:p>1.559492</text:p>
          </table:table-cell>
          <table:table-cell office:value-type="float" office:value="0" calcext:value-type="float">
            <text:p>0</text:p>
          </table:table-cell>
          <table:table-cell office:value-type="float" office:value="158.9526" calcext:value-type="float">
            <text:p>158.9526</text:p>
          </table:table-cell>
          <table:table-cell office:value-type="float" office:value="0" calcext:value-type="float">
            <text:p>0</text:p>
          </table:table-cell>
          <table:table-cell office:value-type="float" office:value="21.53903" calcext:value-type="float">
            <text:p>21.53903</text:p>
          </table:table-cell>
          <table:table-cell office:value-type="float" office:value="7.033844" calcext:value-type="float">
            <text:p>7.033844</text:p>
          </table:table-cell>
          <table:table-cell office:value-type="float" office:value="18.78766" calcext:value-type="float">
            <text:p>18.78766</text:p>
          </table:table-cell>
          <table:table-cell office:value-type="float" office:value="10.67062" calcext:value-type="float">
            <text:p>10.67062</text:p>
          </table:table-cell>
          <table:table-cell office:value-type="float" office:value="17.94992" calcext:value-type="float">
            <text:p>17.94992</text:p>
          </table:table-cell>
          <table:table-cell office:value-type="float" office:value="12.40079" calcext:value-type="float">
            <text:p>12.40079</text:p>
          </table:table-cell>
          <table:table-cell office:value-type="float" office:value="18.23251" calcext:value-type="float">
            <text:p>18.23251</text:p>
          </table:table-cell>
          <table:table-cell office:value-type="float" office:value="13.95609" calcext:value-type="float">
            <text:p>13.95609</text:p>
          </table:table-cell>
          <table:table-cell office:value-type="float" office:value="18.56482" calcext:value-type="float">
            <text:p>18.56482</text:p>
          </table:table-cell>
          <table:table-cell office:value-type="float" office:value="15.02957" calcext:value-type="float">
            <text:p>15.02957</text:p>
          </table:table-cell>
          <table:table-cell office:value-type="float" office:value="18.57443" calcext:value-type="float">
            <text:p>18.57443</text:p>
          </table:table-cell>
          <table:table-cell office:value-type="float" office:value="15.72388" calcext:value-type="float">
            <text:p>15.7238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0" calcext:value-type="float">
            <text:p>14092000</text:p>
          </table:table-cell>
          <table:table-cell office:value-type="float" office:value="3.026365" calcext:value-type="float">
            <text:p>3.026365</text:p>
          </table:table-cell>
          <table:table-cell office:value-type="float" office:value="16.315" calcext:value-type="float">
            <text:p>16.315</text:p>
          </table:table-cell>
          <table:table-cell office:value-type="float" office:value="12.955" calcext:value-type="float">
            <text:p>12.955</text:p>
          </table:table-cell>
          <table:table-cell office:value-type="float" office:value="1.768838" calcext:value-type="float">
            <text:p>1.768838</text:p>
          </table:table-cell>
          <table:table-cell office:value-type="float" office:value="0" calcext:value-type="float">
            <text:p>0</text:p>
          </table:table-cell>
          <table:table-cell office:value-type="float" office:value="134.1036" calcext:value-type="float">
            <text:p>134.1036</text:p>
          </table:table-cell>
          <table:table-cell office:value-type="float" office:value="25.1" calcext:value-type="float">
            <text:p>25.1</text:p>
          </table:table-cell>
          <table:table-cell office:value-type="float" office:value="16.76242" calcext:value-type="float">
            <text:p>16.76242</text:p>
          </table:table-cell>
          <table:table-cell office:value-type="float" office:value="8.087158" calcext:value-type="float">
            <text:p>8.087158</text:p>
          </table:table-cell>
          <table:table-cell office:value-type="float" office:value="16.20828" calcext:value-type="float">
            <text:p>16.20828</text:p>
          </table:table-cell>
          <table:table-cell office:value-type="float" office:value="11.07785" calcext:value-type="float">
            <text:p>11.07785</text:p>
          </table:table-cell>
          <table:table-cell office:value-type="float" office:value="16.10419" calcext:value-type="float">
            <text:p>16.10419</text:p>
          </table:table-cell>
          <table:table-cell office:value-type="float" office:value="12.63757" calcext:value-type="float">
            <text:p>12.63757</text:p>
          </table:table-cell>
          <table:table-cell office:value-type="float" office:value="16.02408" calcext:value-type="float">
            <text:p>16.02408</text:p>
          </table:table-cell>
          <table:table-cell office:value-type="float" office:value="13.81241" calcext:value-type="float">
            <text:p>13.81241</text:p>
          </table:table-cell>
          <table:table-cell office:value-type="float" office:value="16.36731" calcext:value-type="float">
            <text:p>16.36731</text:p>
          </table:table-cell>
          <table:table-cell office:value-type="float" office:value="14.68472" calcext:value-type="float">
            <text:p>14.68472</text:p>
          </table:table-cell>
          <table:table-cell office:value-type="float" office:value="16.57916" calcext:value-type="float">
            <text:p>16.57916</text:p>
          </table:table-cell>
          <table:table-cell office:value-type="float" office:value="15.2471" calcext:value-type="float">
            <text:p>15.24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0" calcext:value-type="float">
            <text:p>15092000</text:p>
          </table:table-cell>
          <table:table-cell office:value-type="float" office:value="2.836049" calcext:value-type="float">
            <text:p>2.836049</text:p>
          </table:table-cell>
          <table:table-cell office:value-type="float" office:value="13.64" calcext:value-type="float">
            <text:p>13.64</text:p>
          </table:table-cell>
          <table:table-cell office:value-type="float" office:value="9.76" calcext:value-type="float">
            <text:p>9.76</text:p>
          </table:table-cell>
          <table:table-cell office:value-type="float" office:value="1.418297" calcext:value-type="float">
            <text:p>1.418297</text:p>
          </table:table-cell>
          <table:table-cell office:value-type="float" office:value="0" calcext:value-type="float">
            <text:p>0</text:p>
          </table:table-cell>
          <table:table-cell office:value-type="float" office:value="299.403" calcext:value-type="float">
            <text:p>299.403</text:p>
          </table:table-cell>
          <table:table-cell office:value-type="float" office:value="18.6" calcext:value-type="float">
            <text:p>18.6</text:p>
          </table:table-cell>
          <table:table-cell office:value-type="float" office:value="12.32516" calcext:value-type="float">
            <text:p>12.32516</text:p>
          </table:table-cell>
          <table:table-cell office:value-type="float" office:value="6.755554" calcext:value-type="float">
            <text:p>6.755554</text:p>
          </table:table-cell>
          <table:table-cell office:value-type="float" office:value="11.66135" calcext:value-type="float">
            <text:p>11.66135</text:p>
          </table:table-cell>
          <table:table-cell office:value-type="float" office:value="8.682037" calcext:value-type="float">
            <text:p>8.682037</text:p>
          </table:table-cell>
          <table:table-cell office:value-type="float" office:value="12.47098" calcext:value-type="float">
            <text:p>12.47098</text:p>
          </table:table-cell>
          <table:table-cell office:value-type="float" office:value="9.71701" calcext:value-type="float">
            <text:p>9.71701</text:p>
          </table:table-cell>
          <table:table-cell office:value-type="float" office:value="13.69128" calcext:value-type="float">
            <text:p>13.69128</text:p>
          </table:table-cell>
          <table:table-cell office:value-type="float" office:value="10.73502" calcext:value-type="float">
            <text:p>10.73502</text:p>
          </table:table-cell>
          <table:table-cell office:value-type="float" office:value="14.60193" calcext:value-type="float">
            <text:p>14.60193</text:p>
          </table:table-cell>
          <table:table-cell office:value-type="float" office:value="11.70535" calcext:value-type="float">
            <text:p>11.70535</text:p>
          </table:table-cell>
          <table:table-cell office:value-type="float" office:value="15.1965" calcext:value-type="float">
            <text:p>15.1965</text:p>
          </table:table-cell>
          <table:table-cell office:value-type="float" office:value="12.63135" calcext:value-type="float">
            <text:p>12.631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0" calcext:value-type="float">
            <text:p>16092000</text:p>
          </table:table-cell>
          <table:table-cell office:value-type="float" office:value="11.34746" calcext:value-type="float">
            <text:p>11.34746</text:p>
          </table:table-cell>
          <table:table-cell office:value-type="float" office:value="11.545" calcext:value-type="float">
            <text:p>11.545</text:p>
          </table:table-cell>
          <table:table-cell office:value-type="float" office:value="7.091" calcext:value-type="float">
            <text:p>7.091</text:p>
          </table:table-cell>
          <table:table-cell office:value-type="float" office:value="1.047607" calcext:value-type="float">
            <text:p>1.047607</text:p>
          </table:table-cell>
          <table:table-cell office:value-type="float" office:value="0.8744812" calcext:value-type="float">
            <text:p>0.8744812</text:p>
          </table:table-cell>
          <table:table-cell office:value-type="float" office:value="258.6636" calcext:value-type="float">
            <text:p>258.6636</text:p>
          </table:table-cell>
          <table:table-cell office:value-type="float" office:value="1" calcext:value-type="float">
            <text:p>1</text:p>
          </table:table-cell>
          <table:table-cell office:value-type="float" office:value="12.72568" calcext:value-type="float">
            <text:p>12.72568</text:p>
          </table:table-cell>
          <table:table-cell office:value-type="float" office:value="7.571228" calcext:value-type="float">
            <text:p>7.571228</text:p>
          </table:table-cell>
          <table:table-cell office:value-type="float" office:value="12.00446" calcext:value-type="float">
            <text:p>12.00446</text:p>
          </table:table-cell>
          <table:table-cell office:value-type="float" office:value="9.286865" calcext:value-type="float">
            <text:p>9.286865</text:p>
          </table:table-cell>
          <table:table-cell office:value-type="float" office:value="11.94629" calcext:value-type="float">
            <text:p>11.94629</text:p>
          </table:table-cell>
          <table:table-cell office:value-type="float" office:value="10.19595" calcext:value-type="float">
            <text:p>10.19595</text:p>
          </table:table-cell>
          <table:table-cell office:value-type="float" office:value="12.09909" calcext:value-type="float">
            <text:p>12.09909</text:p>
          </table:table-cell>
          <table:table-cell office:value-type="float" office:value="10.98718" calcext:value-type="float">
            <text:p>10.98718</text:p>
          </table:table-cell>
          <table:table-cell office:value-type="float" office:value="12.33005" calcext:value-type="float">
            <text:p>12.33005</text:p>
          </table:table-cell>
          <table:table-cell office:value-type="float" office:value="11.62659" calcext:value-type="float">
            <text:p>11.62659</text:p>
          </table:table-cell>
          <table:table-cell office:value-type="float" office:value="12.79022" calcext:value-type="float">
            <text:p>12.79022</text:p>
          </table:table-cell>
          <table:table-cell office:value-type="float" office:value="12.20688" calcext:value-type="float">
            <text:p>12.2068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0" calcext:value-type="float">
            <text:p>17092000</text:p>
          </table:table-cell>
          <table:table-cell office:value-type="float" office:value="9.0707" calcext:value-type="float">
            <text:p>9.0707</text:p>
          </table:table-cell>
          <table:table-cell office:value-type="float" office:value="19.47" calcext:value-type="float">
            <text:p>19.47</text:p>
          </table:table-cell>
          <table:table-cell office:value-type="float" office:value="7.73" calcext:value-type="float">
            <text:p>7.73</text:p>
          </table:table-cell>
          <table:table-cell office:value-type="float" office:value="1.49698" calcext:value-type="float">
            <text:p>1.49698</text:p>
          </table:table-cell>
          <table:table-cell office:value-type="float" office:value="0.9243644" calcext:value-type="float">
            <text:p>0.9243644</text:p>
          </table:table-cell>
          <table:table-cell office:value-type="float" office:value="281.6244" calcext:value-type="float">
            <text:p>281.6244</text:p>
          </table:table-cell>
          <table:table-cell office:value-type="float" office:value="0" calcext:value-type="float">
            <text:p>0</text:p>
          </table:table-cell>
          <table:table-cell office:value-type="float" office:value="17.89526" calcext:value-type="float">
            <text:p>17.89526</text:p>
          </table:table-cell>
          <table:table-cell office:value-type="float" office:value="7.574768" calcext:value-type="float">
            <text:p>7.574768</text:p>
          </table:table-cell>
          <table:table-cell office:value-type="float" office:value="15.16501" calcext:value-type="float">
            <text:p>15.16501</text:p>
          </table:table-cell>
          <table:table-cell office:value-type="float" office:value="9.173553" calcext:value-type="float">
            <text:p>9.173553</text:p>
          </table:table-cell>
          <table:table-cell office:value-type="float" office:value="14.2558" calcext:value-type="float">
            <text:p>14.2558</text:p>
          </table:table-cell>
          <table:table-cell office:value-type="float" office:value="9.941498" calcext:value-type="float">
            <text:p>9.941498</text:p>
          </table:table-cell>
          <table:table-cell office:value-type="float" office:value="13.72821" calcext:value-type="float">
            <text:p>13.72821</text:p>
          </table:table-cell>
          <table:table-cell office:value-type="float" office:value="10.63474" calcext:value-type="float">
            <text:p>10.63474</text:p>
          </table:table-cell>
          <table:table-cell office:value-type="float" office:value="13.5574" calcext:value-type="float">
            <text:p>13.5574</text:p>
          </table:table-cell>
          <table:table-cell office:value-type="float" office:value="11.2117" calcext:value-type="float">
            <text:p>11.2117</text:p>
          </table:table-cell>
          <table:table-cell office:value-type="float" office:value="13.4993" calcext:value-type="float">
            <text:p>13.4993</text:p>
          </table:table-cell>
          <table:table-cell office:value-type="float" office:value="11.74744" calcext:value-type="float">
            <text:p>11.747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0" calcext:value-type="float">
            <text:p>18092000</text:p>
          </table:table-cell>
          <table:table-cell office:value-type="float" office:value="19.21669" calcext:value-type="float">
            <text:p>19.21669</text:p>
          </table:table-cell>
          <table:table-cell office:value-type="float" office:value="20.955" calcext:value-type="float">
            <text:p>20.955</text:p>
          </table:table-cell>
          <table:table-cell office:value-type="float" office:value="7.41" calcext:value-type="float">
            <text:p>7.41</text:p>
          </table:table-cell>
          <table:table-cell office:value-type="float" office:value="1.36262" calcext:value-type="float">
            <text:p>1.36262</text:p>
          </table:table-cell>
          <table:table-cell office:value-type="float" office:value="0" calcext:value-type="float">
            <text:p>0</text:p>
          </table:table-cell>
          <table:table-cell office:value-type="float" office:value="142.8822" calcext:value-type="float">
            <text:p>142.8822</text:p>
          </table:table-cell>
          <table:table-cell office:value-type="float" office:value="0" calcext:value-type="float">
            <text:p>0</text:p>
          </table:table-cell>
          <table:table-cell office:value-type="float" office:value="19.85562" calcext:value-type="float">
            <text:p>19.85562</text:p>
          </table:table-cell>
          <table:table-cell office:value-type="float" office:value="5.146545" calcext:value-type="float">
            <text:p>5.146545</text:p>
          </table:table-cell>
          <table:table-cell office:value-type="float" office:value="16.64636" calcext:value-type="float">
            <text:p>16.64636</text:p>
          </table:table-cell>
          <table:table-cell office:value-type="float" office:value="8.767731" calcext:value-type="float">
            <text:p>8.767731</text:p>
          </table:table-cell>
          <table:table-cell office:value-type="float" office:value="15.61703" calcext:value-type="float">
            <text:p>15.61703</text:p>
          </table:table-cell>
          <table:table-cell office:value-type="float" office:value="10.34998" calcext:value-type="float">
            <text:p>10.34998</text:p>
          </table:table-cell>
          <table:table-cell office:value-type="float" office:value="14.88394" calcext:value-type="float">
            <text:p>14.88394</text:p>
          </table:table-cell>
          <table:table-cell office:value-type="float" office:value="11.49048" calcext:value-type="float">
            <text:p>11.49048</text:p>
          </table:table-cell>
          <table:table-cell office:value-type="float" office:value="14.4631" calcext:value-type="float">
            <text:p>14.4631</text:p>
          </table:table-cell>
          <table:table-cell office:value-type="float" office:value="12.14471" calcext:value-type="float">
            <text:p>12.14471</text:p>
          </table:table-cell>
          <table:table-cell office:value-type="float" office:value="14.22577" calcext:value-type="float">
            <text:p>14.22577</text:p>
          </table:table-cell>
          <table:table-cell office:value-type="float" office:value="12.58398" calcext:value-type="float">
            <text:p>12.583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0" calcext:value-type="float">
            <text:p>19092000</text:p>
          </table:table-cell>
          <table:table-cell office:value-type="float" office:value="18.49699" calcext:value-type="float">
            <text:p>18.49699</text:p>
          </table:table-cell>
          <table:table-cell office:value-type="float" office:value="24.935" calcext:value-type="float">
            <text:p>24.935</text:p>
          </table:table-cell>
          <table:table-cell office:value-type="float" office:value="10.39" calcext:value-type="float">
            <text:p>10.39</text:p>
          </table:table-cell>
          <table:table-cell office:value-type="float" office:value="1.739563" calcext:value-type="float">
            <text:p>1.739563</text:p>
          </table:table-cell>
          <table:table-cell office:value-type="float" office:value="0" calcext:value-type="float">
            <text:p>0</text:p>
          </table:table-cell>
          <table:table-cell office:value-type="float" office:value="182.1114" calcext:value-type="float">
            <text:p>182.1114</text:p>
          </table:table-cell>
          <table:table-cell office:value-type="float" office:value="0" calcext:value-type="float">
            <text:p>0</text:p>
          </table:table-cell>
          <table:table-cell office:value-type="float" office:value="23.42102" calcext:value-type="float">
            <text:p>23.42102</text:p>
          </table:table-cell>
          <table:table-cell office:value-type="float" office:value="7.790283" calcext:value-type="float">
            <text:p>7.790283</text:p>
          </table:table-cell>
          <table:table-cell office:value-type="float" office:value="19.17209" calcext:value-type="float">
            <text:p>19.17209</text:p>
          </table:table-cell>
          <table:table-cell office:value-type="float" office:value="10.47894" calcext:value-type="float">
            <text:p>10.47894</text:p>
          </table:table-cell>
          <table:table-cell office:value-type="float" office:value="17.67484" calcext:value-type="float">
            <text:p>17.67484</text:p>
          </table:table-cell>
          <table:table-cell office:value-type="float" office:value="11.57968" calcext:value-type="float">
            <text:p>11.57968</text:p>
          </table:table-cell>
          <table:table-cell office:value-type="float" office:value="16.56143" calcext:value-type="float">
            <text:p>16.56143</text:p>
          </table:table-cell>
          <table:table-cell office:value-type="float" office:value="12.42172" calcext:value-type="float">
            <text:p>12.42172</text:p>
          </table:table-cell>
          <table:table-cell office:value-type="float" office:value="15.86682" calcext:value-type="float">
            <text:p>15.86682</text:p>
          </table:table-cell>
          <table:table-cell office:value-type="float" office:value="12.9187" calcext:value-type="float">
            <text:p>12.9187</text:p>
          </table:table-cell>
          <table:table-cell office:value-type="float" office:value="15.40247" calcext:value-type="float">
            <text:p>15.40247</text:p>
          </table:table-cell>
          <table:table-cell office:value-type="float" office:value="13.24222" calcext:value-type="float">
            <text:p>13.2422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0" calcext:value-type="float">
            <text:p>20092000</text:p>
          </table:table-cell>
          <table:table-cell office:value-type="float" office:value="16.71851" calcext:value-type="float">
            <text:p>16.71851</text:p>
          </table:table-cell>
          <table:table-cell office:value-type="float" office:value="26.06" calcext:value-type="float">
            <text:p>26.06</text:p>
          </table:table-cell>
          <table:table-cell office:value-type="float" office:value="12.095" calcext:value-type="float">
            <text:p>12.095</text:p>
          </table:table-cell>
          <table:table-cell office:value-type="float" office:value="1.915486" calcext:value-type="float">
            <text:p>1.915486</text:p>
          </table:table-cell>
          <table:table-cell office:value-type="float" office:value="0" calcext:value-type="float">
            <text:p>0</text:p>
          </table:table-cell>
          <table:table-cell office:value-type="float" office:value="221.7618" calcext:value-type="float">
            <text:p>221.7618</text:p>
          </table:table-cell>
          <table:table-cell office:value-type="float" office:value="0" calcext:value-type="float">
            <text:p>0</text:p>
          </table:table-cell>
          <table:table-cell office:value-type="float" office:value="24.56799" calcext:value-type="float">
            <text:p>24.56799</text:p>
          </table:table-cell>
          <table:table-cell office:value-type="float" office:value="9.640594" calcext:value-type="float">
            <text:p>9.640594</text:p>
          </table:table-cell>
          <table:table-cell office:value-type="float" office:value="20.32306" calcext:value-type="float">
            <text:p>20.32306</text:p>
          </table:table-cell>
          <table:table-cell office:value-type="float" office:value="12.40375" calcext:value-type="float">
            <text:p>12.40375</text:p>
          </table:table-cell>
          <table:table-cell office:value-type="float" office:value="18.86487" calcext:value-type="float">
            <text:p>18.86487</text:p>
          </table:table-cell>
          <table:table-cell office:value-type="float" office:value="13.42706" calcext:value-type="float">
            <text:p>13.42706</text:p>
          </table:table-cell>
          <table:table-cell office:value-type="float" office:value="17.71518" calcext:value-type="float">
            <text:p>17.71518</text:p>
          </table:table-cell>
          <table:table-cell office:value-type="float" office:value="14.06552" calcext:value-type="float">
            <text:p>14.06552</text:p>
          </table:table-cell>
          <table:table-cell office:value-type="float" office:value="17.00327" calcext:value-type="float">
            <text:p>17.00327</text:p>
          </table:table-cell>
          <table:table-cell office:value-type="float" office:value="14.36423" calcext:value-type="float">
            <text:p>14.36423</text:p>
          </table:table-cell>
          <table:table-cell office:value-type="float" office:value="16.48441" calcext:value-type="float">
            <text:p>16.48441</text:p>
          </table:table-cell>
          <table:table-cell office:value-type="float" office:value="14.4985" calcext:value-type="float">
            <text:p>14.498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0" calcext:value-type="float">
            <text:p>21092000</text:p>
          </table:table-cell>
          <table:table-cell office:value-type="float" office:value="12.8641" calcext:value-type="float">
            <text:p>12.8641</text:p>
          </table:table-cell>
          <table:table-cell office:value-type="float" office:value="22.37" calcext:value-type="float">
            <text:p>22.37</text:p>
          </table:table-cell>
          <table:table-cell office:value-type="float" office:value="9.79" calcext:value-type="float">
            <text:p>9.79</text:p>
          </table:table-cell>
          <table:table-cell office:value-type="float" office:value="2.023072" calcext:value-type="float">
            <text:p>2.023072</text:p>
          </table:table-cell>
          <table:table-cell office:value-type="float" office:value="1.033081" calcext:value-type="float">
            <text:p>1.033081</text:p>
          </table:table-cell>
          <table:table-cell office:value-type="float" office:value="386.694" calcext:value-type="float">
            <text:p>386.694</text:p>
          </table:table-cell>
          <table:table-cell office:value-type="float" office:value="8.6" calcext:value-type="float">
            <text:p>8.6</text:p>
          </table:table-cell>
          <table:table-cell office:value-type="float" office:value="19.12122" calcext:value-type="float">
            <text:p>19.12122</text:p>
          </table:table-cell>
          <table:table-cell office:value-type="float" office:value="10.72137" calcext:value-type="float">
            <text:p>10.72137</text:p>
          </table:table-cell>
          <table:table-cell office:value-type="float" office:value="17.95612" calcext:value-type="float">
            <text:p>17.95612</text:p>
          </table:table-cell>
          <table:table-cell office:value-type="float" office:value="12.60428" calcext:value-type="float">
            <text:p>12.60428</text:p>
          </table:table-cell>
          <table:table-cell office:value-type="float" office:value="17.61319" calcext:value-type="float">
            <text:p>17.61319</text:p>
          </table:table-cell>
          <table:table-cell office:value-type="float" office:value="13.57953" calcext:value-type="float">
            <text:p>13.57953</text:p>
          </table:table-cell>
          <table:table-cell office:value-type="float" office:value="17.22202" calcext:value-type="float">
            <text:p>17.22202</text:p>
          </table:table-cell>
          <table:table-cell office:value-type="float" office:value="14.49908" calcext:value-type="float">
            <text:p>14.49908</text:p>
          </table:table-cell>
          <table:table-cell office:value-type="float" office:value="16.87076" calcext:value-type="float">
            <text:p>16.87076</text:p>
          </table:table-cell>
          <table:table-cell office:value-type="float" office:value="15.08664" calcext:value-type="float">
            <text:p>15.08664</text:p>
          </table:table-cell>
          <table:table-cell office:value-type="float" office:value="16.50797" calcext:value-type="float">
            <text:p>16.50797</text:p>
          </table:table-cell>
          <table:table-cell office:value-type="float" office:value="15.3981" calcext:value-type="float">
            <text:p>15.39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0" calcext:value-type="float">
            <text:p>22092000</text:p>
          </table:table-cell>
          <table:table-cell office:value-type="float" office:value="17.04086" calcext:value-type="float">
            <text:p>17.04086</text:p>
          </table:table-cell>
          <table:table-cell office:value-type="float" office:value="14.06" calcext:value-type="float">
            <text:p>14.06</text:p>
          </table:table-cell>
          <table:table-cell office:value-type="float" office:value="4.5585" calcext:value-type="float">
            <text:p>4.5585</text:p>
          </table:table-cell>
          <table:table-cell office:value-type="float" office:value="1.139807" calcext:value-type="float">
            <text:p>1.139807</text:p>
          </table:table-cell>
          <table:table-cell office:value-type="float" office:value="0.7015482" calcext:value-type="float">
            <text:p>0.7015482</text:p>
          </table:table-cell>
          <table:table-cell office:value-type="float" office:value="174.6576" calcext:value-type="float">
            <text:p>174.6576</text:p>
          </table:table-cell>
          <table:table-cell office:value-type="float" office:value="0" calcext:value-type="float">
            <text:p>0</text:p>
          </table:table-cell>
          <table:table-cell office:value-type="float" office:value="16.20334" calcext:value-type="float">
            <text:p>16.20334</text:p>
          </table:table-cell>
          <table:table-cell office:value-type="float" office:value="6.68158" calcext:value-type="float">
            <text:p>6.68158</text:p>
          </table:table-cell>
          <table:table-cell office:value-type="float" office:value="14.40308" calcext:value-type="float">
            <text:p>14.40308</text:p>
          </table:table-cell>
          <table:table-cell office:value-type="float" office:value="9.896301" calcext:value-type="float">
            <text:p>9.896301</text:p>
          </table:table-cell>
          <table:table-cell office:value-type="float" office:value="13.88974" calcext:value-type="float">
            <text:p>13.88974</text:p>
          </table:table-cell>
          <table:table-cell office:value-type="float" office:value="11.20584" calcext:value-type="float">
            <text:p>11.20584</text:p>
          </table:table-cell>
          <table:table-cell office:value-type="float" office:value="14.43988" calcext:value-type="float">
            <text:p>14.43988</text:p>
          </table:table-cell>
          <table:table-cell office:value-type="float" office:value="12.32727" calcext:value-type="float">
            <text:p>12.32727</text:p>
          </table:table-cell>
          <table:table-cell office:value-type="float" office:value="15.03403" calcext:value-type="float">
            <text:p>15.03403</text:p>
          </table:table-cell>
          <table:table-cell office:value-type="float" office:value="13.06088" calcext:value-type="float">
            <text:p>13.06088</text:p>
          </table:table-cell>
          <table:table-cell office:value-type="float" office:value="15.35718" calcext:value-type="float">
            <text:p>15.35718</text:p>
          </table:table-cell>
          <table:table-cell office:value-type="float" office:value="13.59064" calcext:value-type="float">
            <text:p>13.5906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0" calcext:value-type="float">
            <text:p>23092000</text:p>
          </table:table-cell>
          <table:table-cell office:value-type="float" office:value="1.465785" calcext:value-type="float">
            <text:p>1.465785</text:p>
          </table:table-cell>
          <table:table-cell office:value-type="float" office:value="11.535" calcext:value-type="float">
            <text:p>11.535</text:p>
          </table:table-cell>
          <table:table-cell office:value-type="float" office:value="9.265" calcext:value-type="float">
            <text:p>9.265</text:p>
          </table:table-cell>
          <table:table-cell office:value-type="float" office:value="1.334003" calcext:value-type="float">
            <text:p>1.334003</text:p>
          </table:table-cell>
          <table:table-cell office:value-type="float" office:value="0" calcext:value-type="float">
            <text:p>0</text:p>
          </table:table-cell>
          <table:table-cell office:value-type="float" office:value="159.6168" calcext:value-type="float">
            <text:p>159.6168</text:p>
          </table:table-cell>
          <table:table-cell office:value-type="float" office:value="8.3" calcext:value-type="float">
            <text:p>8.3</text:p>
          </table:table-cell>
          <table:table-cell office:value-type="float" office:value="10.61496" calcext:value-type="float">
            <text:p>10.61496</text:p>
          </table:table-cell>
          <table:table-cell office:value-type="float" office:value="4.293732" calcext:value-type="float">
            <text:p>4.293732</text:p>
          </table:table-cell>
          <table:table-cell office:value-type="float" office:value="11.00027" calcext:value-type="float">
            <text:p>11.00027</text:p>
          </table:table-cell>
          <table:table-cell office:value-type="float" office:value="6.579529" calcext:value-type="float">
            <text:p>6.579529</text:p>
          </table:table-cell>
          <table:table-cell office:value-type="float" office:value="11.73911" calcext:value-type="float">
            <text:p>11.73911</text:p>
          </table:table-cell>
          <table:table-cell office:value-type="float" office:value="7.75116" calcext:value-type="float">
            <text:p>7.75116</text:p>
          </table:table-cell>
          <table:table-cell office:value-type="float" office:value="12.55914" calcext:value-type="float">
            <text:p>12.55914</text:p>
          </table:table-cell>
          <table:table-cell office:value-type="float" office:value="9.005585" calcext:value-type="float">
            <text:p>9.005585</text:p>
          </table:table-cell>
          <table:table-cell office:value-type="float" office:value="13.15204" calcext:value-type="float">
            <text:p>13.15204</text:p>
          </table:table-cell>
          <table:table-cell office:value-type="float" office:value="10.08148" calcext:value-type="float">
            <text:p>10.08148</text:p>
          </table:table-cell>
          <table:table-cell office:value-type="float" office:value="13.57867" calcext:value-type="float">
            <text:p>13.57867</text:p>
          </table:table-cell>
          <table:table-cell office:value-type="float" office:value="11.00845" calcext:value-type="float">
            <text:p>11.0084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0" calcext:value-type="float">
            <text:p>24092000</text:p>
          </table:table-cell>
          <table:table-cell office:value-type="float" office:value="16.8866" calcext:value-type="float">
            <text:p>16.8866</text:p>
          </table:table-cell>
          <table:table-cell office:value-type="float" office:value="12.175" calcext:value-type="float">
            <text:p>12.175</text:p>
          </table:table-cell>
          <table:table-cell office:value-type="float" office:value="1.931" calcext:value-type="float">
            <text:p>1.931</text:p>
          </table:table-cell>
          <table:table-cell office:value-type="float" office:value="1.337537" calcext:value-type="float">
            <text:p>1.337537</text:p>
          </table:table-cell>
          <table:table-cell office:value-type="float" office:value="0.6724633" calcext:value-type="float">
            <text:p>0.6724633</text:p>
          </table:table-cell>
          <table:table-cell office:value-type="float" office:value="224.181" calcext:value-type="float">
            <text:p>224.181</text:p>
          </table:table-cell>
          <table:table-cell office:value-type="float" office:value="0" calcext:value-type="float">
            <text:p>0</text:p>
          </table:table-cell>
          <table:table-cell office:value-type="float" office:value="15.38309" calcext:value-type="float">
            <text:p>15.38309</text:p>
          </table:table-cell>
          <table:table-cell office:value-type="float" office:value="3.901642" calcext:value-type="float">
            <text:p>3.901642</text:p>
          </table:table-cell>
          <table:table-cell office:value-type="float" office:value="13.21149" calcext:value-type="float">
            <text:p>13.21149</text:p>
          </table:table-cell>
          <table:table-cell office:value-type="float" office:value="7.01947" calcext:value-type="float">
            <text:p>7.01947</text:p>
          </table:table-cell>
          <table:table-cell office:value-type="float" office:value="12.46896" calcext:value-type="float">
            <text:p>12.46896</text:p>
          </table:table-cell>
          <table:table-cell office:value-type="float" office:value="7.98114" calcext:value-type="float">
            <text:p>7.98114</text:p>
          </table:table-cell>
          <table:table-cell office:value-type="float" office:value="12.05469" calcext:value-type="float">
            <text:p>12.05469</text:p>
          </table:table-cell>
          <table:table-cell office:value-type="float" office:value="9.00058" calcext:value-type="float">
            <text:p>9.00058</text:p>
          </table:table-cell>
          <table:table-cell office:value-type="float" office:value="11.97583" calcext:value-type="float">
            <text:p>11.97583</text:p>
          </table:table-cell>
          <table:table-cell office:value-type="float" office:value="9.972717" calcext:value-type="float">
            <text:p>9.972717</text:p>
          </table:table-cell>
          <table:table-cell office:value-type="float" office:value="12.05322" calcext:value-type="float">
            <text:p>12.05322</text:p>
          </table:table-cell>
          <table:table-cell office:value-type="float" office:value="10.77023" calcext:value-type="float">
            <text:p>10.770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0" calcext:value-type="float">
            <text:p>25092000</text:p>
          </table:table-cell>
          <table:table-cell office:value-type="float" office:value="15.74125" calcext:value-type="float">
            <text:p>15.74125</text:p>
          </table:table-cell>
          <table:table-cell office:value-type="float" office:value="13.32" calcext:value-type="float">
            <text:p>13.32</text:p>
          </table:table-cell>
          <table:table-cell office:value-type="float" office:value="-0.0435" calcext:value-type="float">
            <text:p>-0.0435</text:p>
          </table:table-cell>
          <table:table-cell office:value-type="float" office:value="0.8981443" calcext:value-type="float">
            <text:p>0.8981443</text:p>
          </table:table-cell>
          <table:table-cell office:value-type="float" office:value="0.5993034" calcext:value-type="float">
            <text:p>0.5993034</text:p>
          </table:table-cell>
          <table:table-cell office:value-type="float" office:value="129.0078" calcext:value-type="float">
            <text:p>129.0078</text:p>
          </table:table-cell>
          <table:table-cell office:value-type="float" office:value="0" calcext:value-type="float">
            <text:p>0</text:p>
          </table:table-cell>
          <table:table-cell office:value-type="float" office:value="14.75848" calcext:value-type="float">
            <text:p>14.75848</text:p>
          </table:table-cell>
          <table:table-cell office:value-type="float" office:value="1.798096" calcext:value-type="float">
            <text:p>1.798096</text:p>
          </table:table-cell>
          <table:table-cell office:value-type="float" office:value="11.81866" calcext:value-type="float">
            <text:p>11.81866</text:p>
          </table:table-cell>
          <table:table-cell office:value-type="float" office:value="4.829224" calcext:value-type="float">
            <text:p>4.829224</text:p>
          </table:table-cell>
          <table:table-cell office:value-type="float" office:value="10.91357" calcext:value-type="float">
            <text:p>10.91357</text:p>
          </table:table-cell>
          <table:table-cell office:value-type="float" office:value="6.306091" calcext:value-type="float">
            <text:p>6.306091</text:p>
          </table:table-cell>
          <table:table-cell office:value-type="float" office:value="10.6557" calcext:value-type="float">
            <text:p>10.6557</text:p>
          </table:table-cell>
          <table:table-cell office:value-type="float" office:value="7.733551" calcext:value-type="float">
            <text:p>7.733551</text:p>
          </table:table-cell>
          <table:table-cell office:value-type="float" office:value="10.85065" calcext:value-type="float">
            <text:p>10.85065</text:p>
          </table:table-cell>
          <table:table-cell office:value-type="float" office:value="8.801147" calcext:value-type="float">
            <text:p>8.801147</text:p>
          </table:table-cell>
          <table:table-cell office:value-type="float" office:value="11.48209" calcext:value-type="float">
            <text:p>11.48209</text:p>
          </table:table-cell>
          <table:table-cell office:value-type="float" office:value="9.675079" calcext:value-type="float">
            <text:p>9.6750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0" calcext:value-type="float">
            <text:p>26092000</text:p>
          </table:table-cell>
          <table:table-cell office:value-type="float" office:value="17.58618" calcext:value-type="float">
            <text:p>17.58618</text:p>
          </table:table-cell>
          <table:table-cell office:value-type="float" office:value="16.465" calcext:value-type="float">
            <text:p>16.465</text:p>
          </table:table-cell>
          <table:table-cell office:value-type="float" office:value="0.318" calcext:value-type="float">
            <text:p>0.318</text:p>
          </table:table-cell>
          <table:table-cell office:value-type="float" office:value="0.9528371" calcext:value-type="float">
            <text:p>0.9528371</text:p>
          </table:table-cell>
          <table:table-cell office:value-type="float" office:value="0" calcext:value-type="float">
            <text:p>0</text:p>
          </table:table-cell>
          <table:table-cell office:value-type="float" office:value="151.0236" calcext:value-type="float">
            <text:p>151.0236</text:p>
          </table:table-cell>
          <table:table-cell office:value-type="float" office:value="0" calcext:value-type="float">
            <text:p>0</text:p>
          </table:table-cell>
          <table:table-cell office:value-type="float" office:value="15.8067" calcext:value-type="float">
            <text:p>15.8067</text:p>
          </table:table-cell>
          <table:table-cell office:value-type="float" office:value="0.8106689" calcext:value-type="float">
            <text:p>0.8106689</text:p>
          </table:table-cell>
          <table:table-cell office:value-type="float" office:value="12.59729" calcext:value-type="float">
            <text:p>12.59729</text:p>
          </table:table-cell>
          <table:table-cell office:value-type="float" office:value="4.414124" calcext:value-type="float">
            <text:p>4.414124</text:p>
          </table:table-cell>
          <table:table-cell office:value-type="float" office:value="11.64917" calcext:value-type="float">
            <text:p>11.64917</text:p>
          </table:table-cell>
          <table:table-cell office:value-type="float" office:value="6.028748" calcext:value-type="float">
            <text:p>6.028748</text:p>
          </table:table-cell>
          <table:table-cell office:value-type="float" office:value="11.1069" calcext:value-type="float">
            <text:p>11.1069</text:p>
          </table:table-cell>
          <table:table-cell office:value-type="float" office:value="7.463776" calcext:value-type="float">
            <text:p>7.463776</text:p>
          </table:table-cell>
          <table:table-cell office:value-type="float" office:value="10.92673" calcext:value-type="float">
            <text:p>10.92673</text:p>
          </table:table-cell>
          <table:table-cell office:value-type="float" office:value="8.478516" calcext:value-type="float">
            <text:p>8.478516</text:p>
          </table:table-cell>
          <table:table-cell office:value-type="float" office:value="10.96246" calcext:value-type="float">
            <text:p>10.96246</text:p>
          </table:table-cell>
          <table:table-cell office:value-type="float" office:value="9.288391" calcext:value-type="float">
            <text:p>9.2883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0" calcext:value-type="float">
            <text:p>27092000</text:p>
          </table:table-cell>
          <table:table-cell office:value-type="float" office:value="6.033916" calcext:value-type="float">
            <text:p>6.033916</text:p>
          </table:table-cell>
          <table:table-cell office:value-type="float" office:value="15.795" calcext:value-type="float">
            <text:p>15.795</text:p>
          </table:table-cell>
          <table:table-cell office:value-type="float" office:value="3.512" calcext:value-type="float">
            <text:p>3.512</text:p>
          </table:table-cell>
          <table:table-cell office:value-type="float" office:value="1.353137" calcext:value-type="float">
            <text:p>1.353137</text:p>
          </table:table-cell>
          <table:table-cell office:value-type="float" office:value="0.4715829" calcext:value-type="float">
            <text:p>0.4715829</text:p>
          </table:table-cell>
          <table:table-cell office:value-type="float" office:value="222.7716" calcext:value-type="float">
            <text:p>222.7716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15.18915" calcext:value-type="float">
            <text:p>15.18915</text:p>
          </table:table-cell>
          <table:table-cell office:value-type="float" office:value="4.165283" calcext:value-type="float">
            <text:p>4.165283</text:p>
          </table:table-cell>
          <table:table-cell office:value-type="float" office:value="12.16833" calcext:value-type="float">
            <text:p>12.16833</text:p>
          </table:table-cell>
          <table:table-cell office:value-type="float" office:value="7.011261" calcext:value-type="float">
            <text:p>7.011261</text:p>
          </table:table-cell>
          <table:table-cell office:value-type="float" office:value="11.44424" calcext:value-type="float">
            <text:p>11.44424</text:p>
          </table:table-cell>
          <table:table-cell office:value-type="float" office:value="8.391724" calcext:value-type="float">
            <text:p>8.391724</text:p>
          </table:table-cell>
          <table:table-cell office:value-type="float" office:value="11.16644" calcext:value-type="float">
            <text:p>11.16644</text:p>
          </table:table-cell>
          <table:table-cell office:value-type="float" office:value="9.151123" calcext:value-type="float">
            <text:p>9.151123</text:p>
          </table:table-cell>
          <table:table-cell office:value-type="float" office:value="11.0925" calcext:value-type="float">
            <text:p>11.0925</text:p>
          </table:table-cell>
          <table:table-cell office:value-type="float" office:value="9.721558" calcext:value-type="float">
            <text:p>9.721558</text:p>
          </table:table-cell>
          <table:table-cell office:value-type="float" office:value="11.13531" calcext:value-type="float">
            <text:p>11.13531</text:p>
          </table:table-cell>
          <table:table-cell office:value-type="float" office:value="10.1926" calcext:value-type="float">
            <text:p>10.192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0" calcext:value-type="float">
            <text:p>28092000</text:p>
          </table:table-cell>
          <table:table-cell office:value-type="float" office:value="17.98291" calcext:value-type="float">
            <text:p>17.98291</text:p>
          </table:table-cell>
          <table:table-cell office:value-type="float" office:value="8.265" calcext:value-type="float">
            <text:p>8.265</text:p>
          </table:table-cell>
          <table:table-cell office:value-type="float" office:value="-2.5005" calcext:value-type="float">
            <text:p>-2.5005</text:p>
          </table:table-cell>
          <table:table-cell office:value-type="float" office:value="0.5480945" calcext:value-type="float">
            <text:p>0.5480945</text:p>
          </table:table-cell>
          <table:table-cell office:value-type="float" office:value="0.3587103" calcext:value-type="float">
            <text:p>0.3587103</text:p>
          </table:table-cell>
          <table:table-cell office:value-type="float" office:value="130.3038" calcext:value-type="float">
            <text:p>130.3038</text:p>
          </table:table-cell>
          <table:table-cell office:value-type="float" office:value="0" calcext:value-type="float">
            <text:p>0</text:p>
          </table:table-cell>
          <table:table-cell office:value-type="float" office:value="10.7048" calcext:value-type="float">
            <text:p>10.7048</text:p>
          </table:table-cell>
          <table:table-cell office:value-type="float" office:value="-0.1973572" calcext:value-type="float">
            <text:p>-0.1973572</text:p>
          </table:table-cell>
          <table:table-cell office:value-type="float" office:value="8.993256" calcext:value-type="float">
            <text:p>8.993256</text:p>
          </table:table-cell>
          <table:table-cell office:value-type="float" office:value="3.252136" calcext:value-type="float">
            <text:p>3.252136</text:p>
          </table:table-cell>
          <table:table-cell office:value-type="float" office:value="8.667938" calcext:value-type="float">
            <text:p>8.667938</text:p>
          </table:table-cell>
          <table:table-cell office:value-type="float" office:value="5.047058" calcext:value-type="float">
            <text:p>5.047058</text:p>
          </table:table-cell>
          <table:table-cell office:value-type="float" office:value="9.502625" calcext:value-type="float">
            <text:p>9.502625</text:p>
          </table:table-cell>
          <table:table-cell office:value-type="float" office:value="6.714539" calcext:value-type="float">
            <text:p>6.714539</text:p>
          </table:table-cell>
          <table:table-cell office:value-type="float" office:value="10.26465" calcext:value-type="float">
            <text:p>10.26465</text:p>
          </table:table-cell>
          <table:table-cell office:value-type="float" office:value="7.907074" calcext:value-type="float">
            <text:p>7.907074</text:p>
          </table:table-cell>
          <table:table-cell office:value-type="float" office:value="10.7471" calcext:value-type="float">
            <text:p>10.7471</text:p>
          </table:table-cell>
          <table:table-cell office:value-type="float" office:value="8.775482" calcext:value-type="float">
            <text:p>8.77548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0" calcext:value-type="float">
            <text:p>29092000</text:p>
          </table:table-cell>
          <table:table-cell office:value-type="float" office:value="15.80489" calcext:value-type="float">
            <text:p>15.80489</text:p>
          </table:table-cell>
          <table:table-cell office:value-type="float" office:value="14.645" calcext:value-type="float">
            <text:p>14.645</text:p>
          </table:table-cell>
          <table:table-cell office:value-type="float" office:value="-3.415" calcext:value-type="float">
            <text:p>-3.415</text:p>
          </table:table-cell>
          <table:table-cell office:value-type="float" office:value="0.8831434" calcext:value-type="float">
            <text:p>0.8831434</text:p>
          </table:table-cell>
          <table:table-cell office:value-type="float" office:value="0.4663143" calcext:value-type="float">
            <text:p>0.4663143</text:p>
          </table:table-cell>
          <table:table-cell office:value-type="float" office:value="182.754" calcext:value-type="float">
            <text:p>182.754</text:p>
          </table:table-cell>
          <table:table-cell office:value-type="float" office:value="0" calcext:value-type="float">
            <text:p>0</text:p>
          </table:table-cell>
          <table:table-cell office:value-type="float" office:value="13.21973" calcext:value-type="float">
            <text:p>13.21973</text:p>
          </table:table-cell>
          <table:table-cell office:value-type="float" office:value="-0.8247681" calcext:value-type="float">
            <text:p>-0.8247681</text:p>
          </table:table-cell>
          <table:table-cell office:value-type="float" office:value="9.96814" calcext:value-type="float">
            <text:p>9.96814</text:p>
          </table:table-cell>
          <table:table-cell office:value-type="float" office:value="1.960114" calcext:value-type="float">
            <text:p>1.960114</text:p>
          </table:table-cell>
          <table:table-cell office:value-type="float" office:value="9.109833" calcext:value-type="float">
            <text:p>9.109833</text:p>
          </table:table-cell>
          <table:table-cell office:value-type="float" office:value="3.426147" calcext:value-type="float">
            <text:p>3.426147</text:p>
          </table:table-cell>
          <table:table-cell office:value-type="float" office:value="8.696808" calcext:value-type="float">
            <text:p>8.696808</text:p>
          </table:table-cell>
          <table:table-cell office:value-type="float" office:value="4.874786" calcext:value-type="float">
            <text:p>4.874786</text:p>
          </table:table-cell>
          <table:table-cell office:value-type="float" office:value="8.677063" calcext:value-type="float">
            <text:p>8.677063</text:p>
          </table:table-cell>
          <table:table-cell office:value-type="float" office:value="6.025085" calcext:value-type="float">
            <text:p>6.025085</text:p>
          </table:table-cell>
          <table:table-cell office:value-type="float" office:value="8.859619" calcext:value-type="float">
            <text:p>8.859619</text:p>
          </table:table-cell>
          <table:table-cell office:value-type="float" office:value="7.03537" calcext:value-type="float">
            <text:p>7.035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0" calcext:value-type="float">
            <text:p>30092000</text:p>
          </table:table-cell>
          <table:table-cell office:value-type="float" office:value="15.37839" calcext:value-type="float">
            <text:p>15.37839</text:p>
          </table:table-cell>
          <table:table-cell office:value-type="float" office:value="19.635" calcext:value-type="float">
            <text:p>19.635</text:p>
          </table:table-cell>
          <table:table-cell office:value-type="float" office:value="3.6785" calcext:value-type="float">
            <text:p>3.6785</text:p>
          </table:table-cell>
          <table:table-cell office:value-type="float" office:value="1.161965" calcext:value-type="float">
            <text:p>1.161965</text:p>
          </table:table-cell>
          <table:table-cell office:value-type="float" office:value="0.7592916" calcext:value-type="float">
            <text:p>0.7592916</text:p>
          </table:table-cell>
          <table:table-cell office:value-type="float" office:value="239.2902" calcext:value-type="float">
            <text:p>239.2902</text:p>
          </table:table-cell>
          <table:table-cell office:value-type="float" office:value="0" calcext:value-type="float">
            <text:p>0</text:p>
          </table:table-cell>
          <table:table-cell office:value-type="float" office:value="18.63287" calcext:value-type="float">
            <text:p>18.63287</text:p>
          </table:table-cell>
          <table:table-cell office:value-type="float" office:value="3.980469" calcext:value-type="float">
            <text:p>3.980469</text:p>
          </table:table-cell>
          <table:table-cell office:value-type="float" office:value="14.03314" calcext:value-type="float">
            <text:p>14.03314</text:p>
          </table:table-cell>
          <table:table-cell office:value-type="float" office:value="5.642334" calcext:value-type="float">
            <text:p>5.642334</text:p>
          </table:table-cell>
          <table:table-cell office:value-type="float" office:value="12.44647" calcext:value-type="float">
            <text:p>12.44647</text:p>
          </table:table-cell>
          <table:table-cell office:value-type="float" office:value="6.455994" calcext:value-type="float">
            <text:p>6.455994</text:p>
          </table:table-cell>
          <table:table-cell office:value-type="float" office:value="11.40021" calcext:value-type="float">
            <text:p>11.40021</text:p>
          </table:table-cell>
          <table:table-cell office:value-type="float" office:value="7.22403" calcext:value-type="float">
            <text:p>7.22403</text:p>
          </table:table-cell>
          <table:table-cell office:value-type="float" office:value="10.94299" calcext:value-type="float">
            <text:p>10.94299</text:p>
          </table:table-cell>
          <table:table-cell office:value-type="float" office:value="7.835022" calcext:value-type="float">
            <text:p>7.835022</text:p>
          </table:table-cell>
          <table:table-cell office:value-type="float" office:value="10.75021" calcext:value-type="float">
            <text:p>10.75021</text:p>
          </table:table-cell>
          <table:table-cell office:value-type="float" office:value="8.359192" calcext:value-type="float">
            <text:p>8.3591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0" calcext:value-type="float">
            <text:p>1102000</text:p>
          </table:table-cell>
          <table:table-cell office:value-type="float" office:value="15.7311" calcext:value-type="float">
            <text:p>15.7311</text:p>
          </table:table-cell>
          <table:table-cell office:value-type="float" office:value="22.99" calcext:value-type="float">
            <text:p>22.99</text:p>
          </table:table-cell>
          <table:table-cell office:value-type="float" office:value="8.77" calcext:value-type="float">
            <text:p>8.77</text:p>
          </table:table-cell>
          <table:table-cell office:value-type="float" office:value="1.479425" calcext:value-type="float">
            <text:p>1.479425</text:p>
          </table:table-cell>
          <table:table-cell office:value-type="float" office:value="0" calcext:value-type="float">
            <text:p>0</text:p>
          </table:table-cell>
          <table:table-cell office:value-type="float" office:value="182.8512" calcext:value-type="float">
            <text:p>182.8512</text:p>
          </table:table-cell>
          <table:table-cell office:value-type="float" office:value="0" calcext:value-type="float">
            <text:p>0</text:p>
          </table:table-cell>
          <table:table-cell office:value-type="float" office:value="20.6362" calcext:value-type="float">
            <text:p>20.6362</text:p>
          </table:table-cell>
          <table:table-cell office:value-type="float" office:value="5.517059" calcext:value-type="float">
            <text:p>5.517059</text:p>
          </table:table-cell>
          <table:table-cell office:value-type="float" office:value="16.24707" calcext:value-type="float">
            <text:p>16.24707</text:p>
          </table:table-cell>
          <table:table-cell office:value-type="float" office:value="7.97879" calcext:value-type="float">
            <text:p>7.97879</text:p>
          </table:table-cell>
          <table:table-cell office:value-type="float" office:value="14.64706" calcext:value-type="float">
            <text:p>14.64706</text:p>
          </table:table-cell>
          <table:table-cell office:value-type="float" office:value="9.021271" calcext:value-type="float">
            <text:p>9.021271</text:p>
          </table:table-cell>
          <table:table-cell office:value-type="float" office:value="13.52728" calcext:value-type="float">
            <text:p>13.52728</text:p>
          </table:table-cell>
          <table:table-cell office:value-type="float" office:value="9.70224" calcext:value-type="float">
            <text:p>9.70224</text:p>
          </table:table-cell>
          <table:table-cell office:value-type="float" office:value="12.81729" calcext:value-type="float">
            <text:p>12.81729</text:p>
          </table:table-cell>
          <table:table-cell office:value-type="float" office:value="10.08029" calcext:value-type="float">
            <text:p>10.08029</text:p>
          </table:table-cell>
          <table:table-cell office:value-type="float" office:value="12.3595" calcext:value-type="float">
            <text:p>12.3595</text:p>
          </table:table-cell>
          <table:table-cell office:value-type="float" office:value="10.31177" calcext:value-type="float">
            <text:p>10.3117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0" calcext:value-type="float">
            <text:p>2102000</text:p>
          </table:table-cell>
          <table:table-cell office:value-type="float" office:value="13.68973" calcext:value-type="float">
            <text:p>13.68973</text:p>
          </table:table-cell>
          <table:table-cell office:value-type="float" office:value="23.395" calcext:value-type="float">
            <text:p>23.395</text:p>
          </table:table-cell>
          <table:table-cell office:value-type="float" office:value="9.215" calcext:value-type="float">
            <text:p>9.215</text:p>
          </table:table-cell>
          <table:table-cell office:value-type="float" office:value="1.62808" calcext:value-type="float">
            <text:p>1.62808</text:p>
          </table:table-cell>
          <table:table-cell office:value-type="float" office:value="1.115115" calcext:value-type="float">
            <text:p>1.115115</text:p>
          </table:table-cell>
          <table:table-cell office:value-type="float" office:value="213.5754" calcext:value-type="float">
            <text:p>213.5754</text:p>
          </table:table-cell>
          <table:table-cell office:value-type="float" office:value="1.6" calcext:value-type="float">
            <text:p>1.6</text:p>
          </table:table-cell>
          <table:table-cell office:value-type="float" office:value="21.24606" calcext:value-type="float">
            <text:p>21.24606</text:p>
          </table:table-cell>
          <table:table-cell office:value-type="float" office:value="8.97113" calcext:value-type="float">
            <text:p>8.97113</text:p>
          </table:table-cell>
          <table:table-cell office:value-type="float" office:value="17.13876" calcext:value-type="float">
            <text:p>17.13876</text:p>
          </table:table-cell>
          <table:table-cell office:value-type="float" office:value="10.13693" calcext:value-type="float">
            <text:p>10.13693</text:p>
          </table:table-cell>
          <table:table-cell office:value-type="float" office:value="15.49606" calcext:value-type="float">
            <text:p>15.49606</text:p>
          </table:table-cell>
          <table:table-cell office:value-type="float" office:value="10.67361" calcext:value-type="float">
            <text:p>10.67361</text:p>
          </table:table-cell>
          <table:table-cell office:value-type="float" office:value="14.33566" calcext:value-type="float">
            <text:p>14.33566</text:p>
          </table:table-cell>
          <table:table-cell office:value-type="float" office:value="11.09479" calcext:value-type="float">
            <text:p>11.09479</text:p>
          </table:table-cell>
          <table:table-cell office:value-type="float" office:value="13.72174" calcext:value-type="float">
            <text:p>13.72174</text:p>
          </table:table-cell>
          <table:table-cell office:value-type="float" office:value="11.3533" calcext:value-type="float">
            <text:p>11.3533</text:p>
          </table:table-cell>
          <table:table-cell office:value-type="float" office:value="13.32513" calcext:value-type="float">
            <text:p>13.32513</text:p>
          </table:table-cell>
          <table:table-cell office:value-type="float" office:value="11.50079" calcext:value-type="float">
            <text:p>11.5007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0" calcext:value-type="float">
            <text:p>3102000</text:p>
          </table:table-cell>
          <table:table-cell office:value-type="float" office:value="14.8578" calcext:value-type="float">
            <text:p>14.8578</text:p>
          </table:table-cell>
          <table:table-cell office:value-type="float" office:value="20.455" calcext:value-type="float">
            <text:p>20.455</text:p>
          </table:table-cell>
          <table:table-cell office:value-type="float" office:value="7.5785" calcext:value-type="float">
            <text:p>7.5785</text:p>
          </table:table-cell>
          <table:table-cell office:value-type="float" office:value="1.616819" calcext:value-type="float">
            <text:p>1.616819</text:p>
          </table:table-cell>
          <table:table-cell office:value-type="float" office:value="0.9366512" calcext:value-type="float">
            <text:p>0.9366512</text:p>
          </table:table-cell>
          <table:table-cell office:value-type="float" office:value="204.1434" calcext:value-type="float">
            <text:p>204.1434</text:p>
          </table:table-cell>
          <table:table-cell office:value-type="float" office:value="0" calcext:value-type="float">
            <text:p>0</text:p>
          </table:table-cell>
          <table:table-cell office:value-type="float" office:value="20.69199" calcext:value-type="float">
            <text:p>20.69199</text:p>
          </table:table-cell>
          <table:table-cell office:value-type="float" office:value="8.837128" calcext:value-type="float">
            <text:p>8.837128</text:p>
          </table:table-cell>
          <table:table-cell office:value-type="float" office:value="17.57162" calcext:value-type="float">
            <text:p>17.57162</text:p>
          </table:table-cell>
          <table:table-cell office:value-type="float" office:value="11.36884" calcext:value-type="float">
            <text:p>11.36884</text:p>
          </table:table-cell>
          <table:table-cell office:value-type="float" office:value="16.30399" calcext:value-type="float">
            <text:p>16.30399</text:p>
          </table:table-cell>
          <table:table-cell office:value-type="float" office:value="12.53693" calcext:value-type="float">
            <text:p>12.53693</text:p>
          </table:table-cell>
          <table:table-cell office:value-type="float" office:value="15.38315" calcext:value-type="float">
            <text:p>15.38315</text:p>
          </table:table-cell>
          <table:table-cell office:value-type="float" office:value="13.31339" calcext:value-type="float">
            <text:p>13.31339</text:p>
          </table:table-cell>
          <table:table-cell office:value-type="float" office:value="14.72745" calcext:value-type="float">
            <text:p>14.72745</text:p>
          </table:table-cell>
          <table:table-cell office:value-type="float" office:value="13.33252" calcext:value-type="float">
            <text:p>13.33252</text:p>
          </table:table-cell>
          <table:table-cell office:value-type="float" office:value="14.23013" calcext:value-type="float">
            <text:p>14.23013</text:p>
          </table:table-cell>
          <table:table-cell office:value-type="float" office:value="13.17688" calcext:value-type="float">
            <text:p>13.1768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0" calcext:value-type="float">
            <text:p>4102000</text:p>
          </table:table-cell>
          <table:table-cell office:value-type="float" office:value="4.805404" calcext:value-type="float">
            <text:p>4.805404</text:p>
          </table:table-cell>
          <table:table-cell office:value-type="float" office:value="13.38" calcext:value-type="float">
            <text:p>13.38</text:p>
          </table:table-cell>
          <table:table-cell office:value-type="float" office:value="6.3835" calcext:value-type="float">
            <text:p>6.3835</text:p>
          </table:table-cell>
          <table:table-cell office:value-type="float" office:value="1.242927" calcext:value-type="float">
            <text:p>1.242927</text:p>
          </table:table-cell>
          <table:table-cell office:value-type="float" office:value="0" calcext:value-type="float">
            <text:p>0</text:p>
          </table:table-cell>
          <table:table-cell office:value-type="float" office:value="149.0832" calcext:value-type="float">
            <text:p>149.0832</text:p>
          </table:table-cell>
          <table:table-cell office:value-type="float" office:value="1.3" calcext:value-type="float">
            <text:p>1.3</text:p>
          </table:table-cell>
          <table:table-cell office:value-type="float" office:value="13.90359" calcext:value-type="float">
            <text:p>13.90359</text:p>
          </table:table-cell>
          <table:table-cell office:value-type="float" office:value="5.182739" calcext:value-type="float">
            <text:p>5.182739</text:p>
          </table:table-cell>
          <table:table-cell office:value-type="float" office:value="12.86588" calcext:value-type="float">
            <text:p>12.86588</text:p>
          </table:table-cell>
          <table:table-cell office:value-type="float" office:value="8.612122" calcext:value-type="float">
            <text:p>8.612122</text:p>
          </table:table-cell>
          <table:table-cell office:value-type="float" office:value="12.54498" calcext:value-type="float">
            <text:p>12.54498</text:p>
          </table:table-cell>
          <table:table-cell office:value-type="float" office:value="10.12122" calcext:value-type="float">
            <text:p>10.12122</text:p>
          </table:table-cell>
          <table:table-cell office:value-type="float" office:value="13.23343" calcext:value-type="float">
            <text:p>13.23343</text:p>
          </table:table-cell>
          <table:table-cell office:value-type="float" office:value="11.26993" calcext:value-type="float">
            <text:p>11.26993</text:p>
          </table:table-cell>
          <table:table-cell office:value-type="float" office:value="13.63123" calcext:value-type="float">
            <text:p>13.63123</text:p>
          </table:table-cell>
          <table:table-cell office:value-type="float" office:value="11.8876" calcext:value-type="float">
            <text:p>11.8876</text:p>
          </table:table-cell>
          <table:table-cell office:value-type="float" office:value="13.73746" calcext:value-type="float">
            <text:p>13.73746</text:p>
          </table:table-cell>
          <table:table-cell office:value-type="float" office:value="12.2084" calcext:value-type="float">
            <text:p>12.208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0" calcext:value-type="float">
            <text:p>5102000</text:p>
          </table:table-cell>
          <table:table-cell office:value-type="float" office:value="6.861977" calcext:value-type="float">
            <text:p>6.861977</text:p>
          </table:table-cell>
          <table:table-cell office:value-type="float" office:value="11.065" calcext:value-type="float">
            <text:p>11.065</text:p>
          </table:table-cell>
          <table:table-cell office:value-type="float" office:value="2.985" calcext:value-type="float">
            <text:p>2.985</text:p>
          </table:table-cell>
          <table:table-cell office:value-type="float" office:value="0.8857422" calcext:value-type="float">
            <text:p>0.8857422</text:p>
          </table:table-cell>
          <table:table-cell office:value-type="float" office:value="0.6240773" calcext:value-type="float">
            <text:p>0.6240773</text:p>
          </table:table-cell>
          <table:table-cell office:value-type="float" office:value="172.6038" calcext:value-type="float">
            <text:p>172.6038</text:p>
          </table:table-cell>
          <table:table-cell office:value-type="float" office:value="3.9" calcext:value-type="float">
            <text:p>3.9</text:p>
          </table:table-cell>
          <table:table-cell office:value-type="float" office:value="10.83914" calcext:value-type="float">
            <text:p>10.83914</text:p>
          </table:table-cell>
          <table:table-cell office:value-type="float" office:value="4.35437" calcext:value-type="float">
            <text:p>4.35437</text:p>
          </table:table-cell>
          <table:table-cell office:value-type="float" office:value="10.15021" calcext:value-type="float">
            <text:p>10.15021</text:p>
          </table:table-cell>
          <table:table-cell office:value-type="float" office:value="6.994293" calcext:value-type="float">
            <text:p>6.994293</text:p>
          </table:table-cell>
          <table:table-cell office:value-type="float" office:value="10.09149" calcext:value-type="float">
            <text:p>10.09149</text:p>
          </table:table-cell>
          <table:table-cell office:value-type="float" office:value="8.199768" calcext:value-type="float">
            <text:p>8.199768</text:p>
          </table:table-cell>
          <table:table-cell office:value-type="float" office:value="11.16812" calcext:value-type="float">
            <text:p>11.16812</text:p>
          </table:table-cell>
          <table:table-cell office:value-type="float" office:value="9.293732" calcext:value-type="float">
            <text:p>9.293732</text:p>
          </table:table-cell>
          <table:table-cell office:value-type="float" office:value="11.82755" calcext:value-type="float">
            <text:p>11.82755</text:p>
          </table:table-cell>
          <table:table-cell office:value-type="float" office:value="10.01004" calcext:value-type="float">
            <text:p>10.01004</text:p>
          </table:table-cell>
          <table:table-cell office:value-type="float" office:value="12.17764" calcext:value-type="float">
            <text:p>12.17764</text:p>
          </table:table-cell>
          <table:table-cell office:value-type="float" office:value="10.51733" calcext:value-type="float">
            <text:p>10.517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0" calcext:value-type="float">
            <text:p>6102000</text:p>
          </table:table-cell>
          <table:table-cell office:value-type="float" office:value="2.891541" calcext:value-type="float">
            <text:p>2.891541</text:p>
          </table:table-cell>
          <table:table-cell office:value-type="float" office:value="7.185" calcext:value-type="float">
            <text:p>7.185</text:p>
          </table:table-cell>
          <table:table-cell office:value-type="float" office:value="3.447" calcext:value-type="float">
            <text:p>3.447</text:p>
          </table:table-cell>
          <table:table-cell office:value-type="float" office:value="0.9880404" calcext:value-type="float">
            <text:p>0.9880404</text:p>
          </table:table-cell>
          <table:table-cell office:value-type="float" office:value="0" calcext:value-type="float">
            <text:p>0</text:p>
          </table:table-cell>
          <table:table-cell office:value-type="float" office:value="184.4964" calcext:value-type="float">
            <text:p>184.4964</text:p>
          </table:table-cell>
          <table:table-cell office:value-type="float" office:value="2.1" calcext:value-type="float">
            <text:p>2.1</text:p>
          </table:table-cell>
          <table:table-cell office:value-type="float" office:value="8.373077" calcext:value-type="float">
            <text:p>8.373077</text:p>
          </table:table-cell>
          <table:table-cell office:value-type="float" office:value="3.214935" calcext:value-type="float">
            <text:p>3.214935</text:p>
          </table:table-cell>
          <table:table-cell office:value-type="float" office:value="8.133636" calcext:value-type="float">
            <text:p>8.133636</text:p>
          </table:table-cell>
          <table:table-cell office:value-type="float" office:value="5.592682" calcext:value-type="float">
            <text:p>5.592682</text:p>
          </table:table-cell>
          <table:table-cell office:value-type="float" office:value="8.461548" calcext:value-type="float">
            <text:p>8.461548</text:p>
          </table:table-cell>
          <table:table-cell office:value-type="float" office:value="6.753174" calcext:value-type="float">
            <text:p>6.753174</text:p>
          </table:table-cell>
          <table:table-cell office:value-type="float" office:value="9.315552" calcext:value-type="float">
            <text:p>9.315552</text:p>
          </table:table-cell>
          <table:table-cell office:value-type="float" office:value="7.857574" calcext:value-type="float">
            <text:p>7.857574</text:p>
          </table:table-cell>
          <table:table-cell office:value-type="float" office:value="9.980499" calcext:value-type="float">
            <text:p>9.980499</text:p>
          </table:table-cell>
          <table:table-cell office:value-type="float" office:value="8.697418" calcext:value-type="float">
            <text:p>8.697418</text:p>
          </table:table-cell>
          <table:table-cell office:value-type="float" office:value="10.496" calcext:value-type="float">
            <text:p>10.496</text:p>
          </table:table-cell>
          <table:table-cell office:value-type="float" office:value="9.255707" calcext:value-type="float">
            <text:p>9.25570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0" calcext:value-type="float">
            <text:p>7102000</text:p>
          </table:table-cell>
          <table:table-cell office:value-type="float" office:value="6.831091" calcext:value-type="float">
            <text:p>6.831091</text:p>
          </table:table-cell>
          <table:table-cell office:value-type="float" office:value="7.775" calcext:value-type="float">
            <text:p>7.775</text:p>
          </table:table-cell>
          <table:table-cell office:value-type="float" office:value="2.204" calcext:value-type="float">
            <text:p>2.204</text:p>
          </table:table-cell>
          <table:table-cell office:value-type="float" office:value="0.8412387" calcext:value-type="float">
            <text:p>0.8412387</text:p>
          </table:table-cell>
          <table:table-cell office:value-type="float" office:value="0" calcext:value-type="float">
            <text:p>0</text:p>
          </table:table-cell>
          <table:table-cell office:value-type="float" office:value="158.049" calcext:value-type="float">
            <text:p>158.049</text:p>
          </table:table-cell>
          <table:table-cell office:value-type="float" office:value="0" calcext:value-type="float">
            <text:p>0</text:p>
          </table:table-cell>
          <table:table-cell office:value-type="float" office:value="8.072449" calcext:value-type="float">
            <text:p>8.072449</text:p>
          </table:table-cell>
          <table:table-cell office:value-type="float" office:value="2.49295" calcext:value-type="float">
            <text:p>2.49295</text:p>
          </table:table-cell>
          <table:table-cell office:value-type="float" office:value="7.834869" calcext:value-type="float">
            <text:p>7.834869</text:p>
          </table:table-cell>
          <table:table-cell office:value-type="float" office:value="5.065063" calcext:value-type="float">
            <text:p>5.065063</text:p>
          </table:table-cell>
          <table:table-cell office:value-type="float" office:value="7.869629" calcext:value-type="float">
            <text:p>7.869629</text:p>
          </table:table-cell>
          <table:table-cell office:value-type="float" office:value="6.128296" calcext:value-type="float">
            <text:p>6.128296</text:p>
          </table:table-cell>
          <table:table-cell office:value-type="float" office:value="8.074219" calcext:value-type="float">
            <text:p>8.074219</text:p>
          </table:table-cell>
          <table:table-cell office:value-type="float" office:value="7.062195" calcext:value-type="float">
            <text:p>7.062195</text:p>
          </table:table-cell>
          <table:table-cell office:value-type="float" office:value="8.694977" calcext:value-type="float">
            <text:p>8.694977</text:p>
          </table:table-cell>
          <table:table-cell office:value-type="float" office:value="7.812744" calcext:value-type="float">
            <text:p>7.812744</text:p>
          </table:table-cell>
          <table:table-cell office:value-type="float" office:value="9.242218" calcext:value-type="float">
            <text:p>9.242218</text:p>
          </table:table-cell>
          <table:table-cell office:value-type="float" office:value="8.456604" calcext:value-type="float">
            <text:p>8.45660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0" calcext:value-type="float">
            <text:p>8102000</text:p>
          </table:table-cell>
          <table:table-cell office:value-type="float" office:value="6.101821" calcext:value-type="float">
            <text:p>6.101821</text:p>
          </table:table-cell>
          <table:table-cell office:value-type="float" office:value="5.4945" calcext:value-type="float">
            <text:p>5.4945</text:p>
          </table:table-cell>
          <table:table-cell office:value-type="float" office:value="0.923" calcext:value-type="float">
            <text:p>0.923</text:p>
          </table:table-cell>
          <table:table-cell office:value-type="float" office:value="0.6311972" calcext:value-type="float">
            <text:p>0.6311972</text:p>
          </table:table-cell>
          <table:table-cell office:value-type="float" office:value="0.5087698" calcext:value-type="float">
            <text:p>0.5087698</text:p>
          </table:table-cell>
          <table:table-cell office:value-type="float" office:value="187.9452" calcext:value-type="float">
            <text:p>187.9452</text:p>
          </table:table-cell>
          <table:table-cell office:value-type="float" office:value="0.2" calcext:value-type="float">
            <text:p>0.2</text:p>
          </table:table-cell>
          <table:table-cell office:value-type="float" office:value="6.688904" calcext:value-type="float">
            <text:p>6.688904</text:p>
          </table:table-cell>
          <table:table-cell office:value-type="float" office:value="1.369965" calcext:value-type="float">
            <text:p>1.369965</text:p>
          </table:table-cell>
          <table:table-cell office:value-type="float" office:value="6.405243" calcext:value-type="float">
            <text:p>6.405243</text:p>
          </table:table-cell>
          <table:table-cell office:value-type="float" office:value="3.43869" calcext:value-type="float">
            <text:p>3.43869</text:p>
          </table:table-cell>
          <table:table-cell office:value-type="float" office:value="6.473419" calcext:value-type="float">
            <text:p>6.473419</text:p>
          </table:table-cell>
          <table:table-cell office:value-type="float" office:value="4.544006" calcext:value-type="float">
            <text:p>4.544006</text:p>
          </table:table-cell>
          <table:table-cell office:value-type="float" office:value="7.076569" calcext:value-type="float">
            <text:p>7.076569</text:p>
          </table:table-cell>
          <table:table-cell office:value-type="float" office:value="5.658722" calcext:value-type="float">
            <text:p>5.658722</text:p>
          </table:table-cell>
          <table:table-cell office:value-type="float" office:value="7.856232" calcext:value-type="float">
            <text:p>7.856232</text:p>
          </table:table-cell>
          <table:table-cell office:value-type="float" office:value="6.581055" calcext:value-type="float">
            <text:p>6.581055</text:p>
          </table:table-cell>
          <table:table-cell office:value-type="float" office:value="8.475525" calcext:value-type="float">
            <text:p>8.475525</text:p>
          </table:table-cell>
          <table:table-cell office:value-type="float" office:value="7.338806" calcext:value-type="float">
            <text:p>7.3388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0" calcext:value-type="float">
            <text:p>9102000</text:p>
          </table:table-cell>
          <table:table-cell office:value-type="float" office:value="8.966775" calcext:value-type="float">
            <text:p>8.966775</text:p>
          </table:table-cell>
          <table:table-cell office:value-type="float" office:value="6.5175" calcext:value-type="float">
            <text:p>6.5175</text:p>
          </table:table-cell>
          <table:table-cell office:value-type="float" office:value="-2.535" calcext:value-type="float">
            <text:p>-2.535</text:p>
          </table:table-cell>
          <table:table-cell office:value-type="float" office:value="0.6102055" calcext:value-type="float">
            <text:p>0.6102055</text:p>
          </table:table-cell>
          <table:table-cell office:value-type="float" office:value="0.4148333" calcext:value-type="float">
            <text:p>0.4148333</text:p>
          </table:table-cell>
          <table:table-cell office:value-type="float" office:value="111.0762" calcext:value-type="float">
            <text:p>111.0762</text:p>
          </table:table-cell>
          <table:table-cell office:value-type="float" office:value="0" calcext:value-type="float">
            <text:p>0</text:p>
          </table:table-cell>
          <table:table-cell office:value-type="float" office:value="7.407318" calcext:value-type="float">
            <text:p>7.407318</text:p>
          </table:table-cell>
          <table:table-cell office:value-type="float" office:value="-0.546051" calcext:value-type="float">
            <text:p>-0.546051</text:p>
          </table:table-cell>
          <table:table-cell office:value-type="float" office:value="6.176086" calcext:value-type="float">
            <text:p>6.176086</text:p>
          </table:table-cell>
          <table:table-cell office:value-type="float" office:value="1.995056" calcext:value-type="float">
            <text:p>1.995056</text:p>
          </table:table-cell>
          <table:table-cell office:value-type="float" office:value="5.991119" calcext:value-type="float">
            <text:p>5.991119</text:p>
          </table:table-cell>
          <table:table-cell office:value-type="float" office:value="3.271515" calcext:value-type="float">
            <text:p>3.271515</text:p>
          </table:table-cell>
          <table:table-cell office:value-type="float" office:value="6.109528" calcext:value-type="float">
            <text:p>6.109528</text:p>
          </table:table-cell>
          <table:table-cell office:value-type="float" office:value="4.486633" calcext:value-type="float">
            <text:p>4.486633</text:p>
          </table:table-cell>
          <table:table-cell office:value-type="float" office:value="6.549194" calcext:value-type="float">
            <text:p>6.549194</text:p>
          </table:table-cell>
          <table:table-cell office:value-type="float" office:value="5.495361" calcext:value-type="float">
            <text:p>5.495361</text:p>
          </table:table-cell>
          <table:table-cell office:value-type="float" office:value="7.314301" calcext:value-type="float">
            <text:p>7.314301</text:p>
          </table:table-cell>
          <table:table-cell office:value-type="float" office:value="6.34845" calcext:value-type="float">
            <text:p>6.3484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0" calcext:value-type="float">
            <text:p>10102000</text:p>
          </table:table-cell>
          <table:table-cell office:value-type="float" office:value="3.887752" calcext:value-type="float">
            <text:p>3.887752</text:p>
          </table:table-cell>
          <table:table-cell office:value-type="float" office:value="4.0755" calcext:value-type="float">
            <text:p>4.0755</text:p>
          </table:table-cell>
          <table:table-cell office:value-type="float" office:value="0.946" calcext:value-type="float">
            <text:p>0.946</text:p>
          </table:table-cell>
          <table:table-cell office:value-type="float" office:value="0.7377247" calcext:value-type="float">
            <text:p>0.7377247</text:p>
          </table:table-cell>
          <table:table-cell office:value-type="float" office:value="0.5565113" calcext:value-type="float">
            <text:p>0.5565113</text:p>
          </table:table-cell>
          <table:table-cell office:value-type="float" office:value="151.2432" calcext:value-type="float">
            <text:p>151.2432</text:p>
          </table:table-cell>
          <table:table-cell office:value-type="float" office:value="2.3" calcext:value-type="float">
            <text:p>2.3</text:p>
          </table:table-cell>
          <table:table-cell office:value-type="float" office:value="5.011688" calcext:value-type="float">
            <text:p>5.011688</text:p>
          </table:table-cell>
          <table:table-cell office:value-type="float" office:value="1.138428" calcext:value-type="float">
            <text:p>1.138428</text:p>
          </table:table-cell>
          <table:table-cell office:value-type="float" office:value="4.748688" calcext:value-type="float">
            <text:p>4.748688</text:p>
          </table:table-cell>
          <table:table-cell office:value-type="float" office:value="2.777466" calcext:value-type="float">
            <text:p>2.777466</text:p>
          </table:table-cell>
          <table:table-cell office:value-type="float" office:value="4.889343" calcext:value-type="float">
            <text:p>4.889343</text:p>
          </table:table-cell>
          <table:table-cell office:value-type="float" office:value="3.619141" calcext:value-type="float">
            <text:p>3.619141</text:p>
          </table:table-cell>
          <table:table-cell office:value-type="float" office:value="5.290802" calcext:value-type="float">
            <text:p>5.290802</text:p>
          </table:table-cell>
          <table:table-cell office:value-type="float" office:value="4.520996" calcext:value-type="float">
            <text:p>4.520996</text:p>
          </table:table-cell>
          <table:table-cell office:value-type="float" office:value="5.963715" calcext:value-type="float">
            <text:p>5.963715</text:p>
          </table:table-cell>
          <table:table-cell office:value-type="float" office:value="5.324677" calcext:value-type="float">
            <text:p>5.324677</text:p>
          </table:table-cell>
          <table:table-cell office:value-type="float" office:value="6.643555" calcext:value-type="float">
            <text:p>6.643555</text:p>
          </table:table-cell>
          <table:table-cell office:value-type="float" office:value="6.031067" calcext:value-type="float">
            <text:p>6.03106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0" calcext:value-type="float">
            <text:p>11102000</text:p>
          </table:table-cell>
          <table:table-cell office:value-type="float" office:value="14.68898" calcext:value-type="float">
            <text:p>14.68898</text:p>
          </table:table-cell>
          <table:table-cell office:value-type="float" office:value="15.23" calcext:value-type="float">
            <text:p>15.23</text:p>
          </table:table-cell>
          <table:table-cell office:value-type="float" office:value="0.443" calcext:value-type="float">
            <text:p>0.443</text:p>
          </table:table-cell>
          <table:table-cell office:value-type="float" office:value="0.6635615" calcext:value-type="float">
            <text:p>0.6635615</text:p>
          </table:table-cell>
          <table:table-cell office:value-type="float" office:value="0.5686934" calcext:value-type="float">
            <text:p>0.5686934</text:p>
          </table:table-cell>
          <table:table-cell office:value-type="float" office:value="224.9892" calcext:value-type="float">
            <text:p>224.9892</text:p>
          </table:table-cell>
          <table:table-cell office:value-type="float" office:value="0" calcext:value-type="float">
            <text:p>0</text:p>
          </table:table-cell>
          <table:table-cell office:value-type="float" office:value="12.83539" calcext:value-type="float">
            <text:p>12.83539</text:p>
          </table:table-cell>
          <table:table-cell office:value-type="float" office:value="0.9220276" calcext:value-type="float">
            <text:p>0.9220276</text:p>
          </table:table-cell>
          <table:table-cell office:value-type="float" office:value="9.481171" calcext:value-type="float">
            <text:p>9.481171</text:p>
          </table:table-cell>
          <table:table-cell office:value-type="float" office:value="2.725006" calcext:value-type="float">
            <text:p>2.725006</text:p>
          </table:table-cell>
          <table:table-cell office:value-type="float" office:value="8.539856" calcext:value-type="float">
            <text:p>8.539856</text:p>
          </table:table-cell>
          <table:table-cell office:value-type="float" office:value="3.599915" calcext:value-type="float">
            <text:p>3.599915</text:p>
          </table:table-cell>
          <table:table-cell office:value-type="float" office:value="7.900208" calcext:value-type="float">
            <text:p>7.900208</text:p>
          </table:table-cell>
          <table:table-cell office:value-type="float" office:value="4.451752" calcext:value-type="float">
            <text:p>4.451752</text:p>
          </table:table-cell>
          <table:table-cell office:value-type="float" office:value="7.60199" calcext:value-type="float">
            <text:p>7.60199</text:p>
          </table:table-cell>
          <table:table-cell office:value-type="float" office:value="5.184601" calcext:value-type="float">
            <text:p>5.184601</text:p>
          </table:table-cell>
          <table:table-cell office:value-type="float" office:value="7.571136" calcext:value-type="float">
            <text:p>7.571136</text:p>
          </table:table-cell>
          <table:table-cell office:value-type="float" office:value="5.831818" calcext:value-type="float">
            <text:p>5.8318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0" calcext:value-type="float">
            <text:p>12102000</text:p>
          </table:table-cell>
          <table:table-cell office:value-type="float" office:value="14.54361" calcext:value-type="float">
            <text:p>14.54361</text:p>
          </table:table-cell>
          <table:table-cell office:value-type="float" office:value="20.42" calcext:value-type="float">
            <text:p>20.42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847492" calcext:value-type="float">
            <text:p>0.847492</text:p>
          </table:table-cell>
          <table:table-cell office:value-type="float" office:value="0.5616929" calcext:value-type="float">
            <text:p>0.5616929</text:p>
          </table:table-cell>
          <table:table-cell office:value-type="float" office:value="215.6076" calcext:value-type="float">
            <text:p>215.6076</text:p>
          </table:table-cell>
          <table:table-cell office:value-type="float" office:value="0" calcext:value-type="float">
            <text:p>0</text:p>
          </table:table-cell>
          <table:table-cell office:value-type="float" office:value="16.2334" calcext:value-type="float">
            <text:p>16.2334</text:p>
          </table:table-cell>
          <table:table-cell office:value-type="float" office:value="0.5519104" calcext:value-type="float">
            <text:p>0.5519104</text:p>
          </table:table-cell>
          <table:table-cell office:value-type="float" office:value="11.70865" calcext:value-type="float">
            <text:p>11.70865</text:p>
          </table:table-cell>
          <table:table-cell office:value-type="float" office:value="2.921997" calcext:value-type="float">
            <text:p>2.921997</text:p>
          </table:table-cell>
          <table:table-cell office:value-type="float" office:value="10.30978" calcext:value-type="float">
            <text:p>10.30978</text:p>
          </table:table-cell>
          <table:table-cell office:value-type="float" office:value="4.019226" calcext:value-type="float">
            <text:p>4.019226</text:p>
          </table:table-cell>
          <table:table-cell office:value-type="float" office:value="9.33551" calcext:value-type="float">
            <text:p>9.33551</text:p>
          </table:table-cell>
          <table:table-cell office:value-type="float" office:value="5.031616" calcext:value-type="float">
            <text:p>5.031616</text:p>
          </table:table-cell>
          <table:table-cell office:value-type="float" office:value="8.829498" calcext:value-type="float">
            <text:p>8.829498</text:p>
          </table:table-cell>
          <table:table-cell office:value-type="float" office:value="5.813721" calcext:value-type="float">
            <text:p>5.813721</text:p>
          </table:table-cell>
          <table:table-cell office:value-type="float" office:value="8.654907" calcext:value-type="float">
            <text:p>8.654907</text:p>
          </table:table-cell>
          <table:table-cell office:value-type="float" office:value="6.43338" calcext:value-type="float">
            <text:p>6.433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0" calcext:value-type="float">
            <text:p>13102000</text:p>
          </table:table-cell>
          <table:table-cell office:value-type="float" office:value="6.87894" calcext:value-type="float">
            <text:p>6.87894</text:p>
          </table:table-cell>
          <table:table-cell office:value-type="float" office:value="18.13" calcext:value-type="float">
            <text:p>18.13</text:p>
          </table:table-cell>
          <table:table-cell office:value-type="float" office:value="8.86" calcext:value-type="float">
            <text:p>8.86</text:p>
          </table:table-cell>
          <table:table-cell office:value-type="float" office:value="1.398279" calcext:value-type="float">
            <text:p>1.398279</text:p>
          </table:table-cell>
          <table:table-cell office:value-type="float" office:value="0.8036118" calcext:value-type="float">
            <text:p>0.8036118</text:p>
          </table:table-cell>
          <table:table-cell office:value-type="float" office:value="192.0096" calcext:value-type="float">
            <text:p>192.0096</text:p>
          </table:table-cell>
          <table:table-cell office:value-type="float" office:value="0.6" calcext:value-type="float">
            <text:p>0.6</text:p>
          </table:table-cell>
          <table:table-cell office:value-type="float" office:value="14.96893" calcext:value-type="float">
            <text:p>14.96893</text:p>
          </table:table-cell>
          <table:table-cell office:value-type="float" office:value="6.620056" calcext:value-type="float">
            <text:p>6.620056</text:p>
          </table:table-cell>
          <table:table-cell office:value-type="float" office:value="12.07523" calcext:value-type="float">
            <text:p>12.07523</text:p>
          </table:table-cell>
          <table:table-cell office:value-type="float" office:value="7.37442" calcext:value-type="float">
            <text:p>7.37442</text:p>
          </table:table-cell>
          <table:table-cell office:value-type="float" office:value="11.01129" calcext:value-type="float">
            <text:p>11.01129</text:p>
          </table:table-cell>
          <table:table-cell office:value-type="float" office:value="7.741364" calcext:value-type="float">
            <text:p>7.741364</text:p>
          </table:table-cell>
          <table:table-cell office:value-type="float" office:value="10.36005" calcext:value-type="float">
            <text:p>10.36005</text:p>
          </table:table-cell>
          <table:table-cell office:value-type="float" office:value="8.036255" calcext:value-type="float">
            <text:p>8.036255</text:p>
          </table:table-cell>
          <table:table-cell office:value-type="float" office:value="9.972412" calcext:value-type="float">
            <text:p>9.972412</text:p>
          </table:table-cell>
          <table:table-cell office:value-type="float" office:value="8.24292" calcext:value-type="float">
            <text:p>8.24292</text:p>
          </table:table-cell>
          <table:table-cell office:value-type="float" office:value="9.767365" calcext:value-type="float">
            <text:p>9.767365</text:p>
          </table:table-cell>
          <table:table-cell office:value-type="float" office:value="8.400879" calcext:value-type="float">
            <text:p>8.40087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0" calcext:value-type="float">
            <text:p>14102000</text:p>
          </table:table-cell>
          <table:table-cell office:value-type="float" office:value="5.990706" calcext:value-type="float">
            <text:p>5.990706</text:p>
          </table:table-cell>
          <table:table-cell office:value-type="float" office:value="19.97" calcext:value-type="float">
            <text:p>19.97</text:p>
          </table:table-cell>
          <table:table-cell office:value-type="float" office:value="12.525" calcext:value-type="float">
            <text:p>12.525</text:p>
          </table:table-cell>
          <table:table-cell office:value-type="float" office:value="1.437581" calcext:value-type="float">
            <text:p>1.437581</text:p>
          </table:table-cell>
          <table:table-cell office:value-type="float" office:value="1.248543" calcext:value-type="float">
            <text:p>1.248543</text:p>
          </table:table-cell>
          <table:table-cell office:value-type="float" office:value="269.5284" calcext:value-type="float">
            <text:p>269.5284</text:p>
          </table:table-cell>
          <table:table-cell office:value-type="float" office:value="3.4" calcext:value-type="float">
            <text:p>3.4</text:p>
          </table:table-cell>
          <table:table-cell office:value-type="float" office:value="16.78278" calcext:value-type="float">
            <text:p>16.78278</text:p>
          </table:table-cell>
          <table:table-cell office:value-type="float" office:value="10.39935" calcext:value-type="float">
            <text:p>10.39935</text:p>
          </table:table-cell>
          <table:table-cell office:value-type="float" office:value="14.12616" calcext:value-type="float">
            <text:p>14.12616</text:p>
          </table:table-cell>
          <table:table-cell office:value-type="float" office:value="10.25797" calcext:value-type="float">
            <text:p>10.25797</text:p>
          </table:table-cell>
          <table:table-cell office:value-type="float" office:value="13.18204" calcext:value-type="float">
            <text:p>13.18204</text:p>
          </table:table-cell>
          <table:table-cell office:value-type="float" office:value="10.16028" calcext:value-type="float">
            <text:p>10.16028</text:p>
          </table:table-cell>
          <table:table-cell office:value-type="float" office:value="12.3631" calcext:value-type="float">
            <text:p>12.3631</text:p>
          </table:table-cell>
          <table:table-cell office:value-type="float" office:value="10.03586" calcext:value-type="float">
            <text:p>10.03586</text:p>
          </table:table-cell>
          <table:table-cell office:value-type="float" office:value="11.86536" calcext:value-type="float">
            <text:p>11.86536</text:p>
          </table:table-cell>
          <table:table-cell office:value-type="float" office:value="9.907562" calcext:value-type="float">
            <text:p>9.907562</text:p>
          </table:table-cell>
          <table:table-cell office:value-type="float" office:value="11.47336" calcext:value-type="float">
            <text:p>11.47336</text:p>
          </table:table-cell>
          <table:table-cell office:value-type="float" office:value="9.769104" calcext:value-type="float">
            <text:p>9.76910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0" calcext:value-type="float">
            <text:p>15102000</text:p>
          </table:table-cell>
          <table:table-cell office:value-type="float" office:value="12.29925" calcext:value-type="float">
            <text:p>12.29925</text:p>
          </table:table-cell>
          <table:table-cell office:value-type="float" office:value="12.69" calcext:value-type="float">
            <text:p>12.69</text:p>
          </table:table-cell>
          <table:table-cell office:value-type="float" office:value="4.123" calcext:value-type="float">
            <text:p>4.123</text:p>
          </table:table-cell>
          <table:table-cell office:value-type="float" office:value="1.191006" calcext:value-type="float">
            <text:p>1.191006</text:p>
          </table:table-cell>
          <table:table-cell office:value-type="float" office:value="0.5331889" calcext:value-type="float">
            <text:p>0.5331889</text:p>
          </table:table-cell>
          <table:table-cell office:value-type="float" office:value="230.2344" calcext:value-type="float">
            <text:p>230.2344</text:p>
          </table:table-cell>
          <table:table-cell office:value-type="float" office:value="0" calcext:value-type="float">
            <text:p>0</text:p>
          </table:table-cell>
          <table:table-cell office:value-type="float" office:value="12.95071" calcext:value-type="float">
            <text:p>12.95071</text:p>
          </table:table-cell>
          <table:table-cell office:value-type="float" office:value="4.277496" calcext:value-type="float">
            <text:p>4.277496</text:p>
          </table:table-cell>
          <table:table-cell office:value-type="float" office:value="12.76889" calcext:value-type="float">
            <text:p>12.76889</text:p>
          </table:table-cell>
          <table:table-cell office:value-type="float" office:value="6.682312" calcext:value-type="float">
            <text:p>6.682312</text:p>
          </table:table-cell>
          <table:table-cell office:value-type="float" office:value="12.5929" calcext:value-type="float">
            <text:p>12.5929</text:p>
          </table:table-cell>
          <table:table-cell office:value-type="float" office:value="7.892334" calcext:value-type="float">
            <text:p>7.892334</text:p>
          </table:table-cell>
          <table:table-cell office:value-type="float" office:value="12.25223" calcext:value-type="float">
            <text:p>12.25223</text:p>
          </table:table-cell>
          <table:table-cell office:value-type="float" office:value="8.909302" calcext:value-type="float">
            <text:p>8.909302</text:p>
          </table:table-cell>
          <table:table-cell office:value-type="float" office:value="11.86612" calcext:value-type="float">
            <text:p>11.86612</text:p>
          </table:table-cell>
          <table:table-cell office:value-type="float" office:value="9.609985" calcext:value-type="float">
            <text:p>9.609985</text:p>
          </table:table-cell>
          <table:table-cell office:value-type="float" office:value="11.51028" calcext:value-type="float">
            <text:p>11.51028</text:p>
          </table:table-cell>
          <table:table-cell office:value-type="float" office:value="10.06284" calcext:value-type="float">
            <text:p>10.062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0" calcext:value-type="float">
            <text:p>16102000</text:p>
          </table:table-cell>
          <table:table-cell office:value-type="float" office:value="7.377282" calcext:value-type="float">
            <text:p>7.377282</text:p>
          </table:table-cell>
          <table:table-cell office:value-type="float" office:value="8.73" calcext:value-type="float">
            <text:p>8.73</text:p>
          </table:table-cell>
          <table:table-cell office:value-type="float" office:value="1.8495" calcext:value-type="float">
            <text:p>1.8495</text:p>
          </table:table-cell>
          <table:table-cell office:value-type="float" office:value="0.7054425" calcext:value-type="float">
            <text:p>0.7054425</text:p>
          </table:table-cell>
          <table:table-cell office:value-type="float" office:value="0.4371661" calcext:value-type="float">
            <text:p>0.4371661</text:p>
          </table:table-cell>
          <table:table-cell office:value-type="float" office:value="179.3016" calcext:value-type="float">
            <text:p>179.3016</text:p>
          </table:table-cell>
          <table:table-cell office:value-type="float" office:value="0" calcext:value-type="float">
            <text:p>0</text:p>
          </table:table-cell>
          <table:table-cell office:value-type="float" office:value="8.675507" calcext:value-type="float">
            <text:p>8.675507</text:p>
          </table:table-cell>
          <table:table-cell office:value-type="float" office:value="2.197235" calcext:value-type="float">
            <text:p>2.197235</text:p>
          </table:table-cell>
          <table:table-cell office:value-type="float" office:value="7.729858" calcext:value-type="float">
            <text:p>7.729858</text:p>
          </table:table-cell>
          <table:table-cell office:value-type="float" office:value="4.625214" calcext:value-type="float">
            <text:p>4.625214</text:p>
          </table:table-cell>
          <table:table-cell office:value-type="float" office:value="7.817719" calcext:value-type="float">
            <text:p>7.817719</text:p>
          </table:table-cell>
          <table:table-cell office:value-type="float" office:value="5.623352" calcext:value-type="float">
            <text:p>5.623352</text:p>
          </table:table-cell>
          <table:table-cell office:value-type="float" office:value="8.846985" calcext:value-type="float">
            <text:p>8.846985</text:p>
          </table:table-cell>
          <table:table-cell office:value-type="float" office:value="6.628204" calcext:value-type="float">
            <text:p>6.628204</text:p>
          </table:table-cell>
          <table:table-cell office:value-type="float" office:value="9.560852" calcext:value-type="float">
            <text:p>9.560852</text:p>
          </table:table-cell>
          <table:table-cell office:value-type="float" office:value="7.448853" calcext:value-type="float">
            <text:p>7.448853</text:p>
          </table:table-cell>
          <table:table-cell office:value-type="float" office:value="10.0264" calcext:value-type="float">
            <text:p>10.0264</text:p>
          </table:table-cell>
          <table:table-cell office:value-type="float" office:value="8.097534" calcext:value-type="float">
            <text:p>8.0975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0" calcext:value-type="float">
            <text:p>17102000</text:p>
          </table:table-cell>
          <table:table-cell office:value-type="float" office:value="4.041074" calcext:value-type="float">
            <text:p>4.041074</text:p>
          </table:table-cell>
          <table:table-cell office:value-type="float" office:value="9.775" calcext:value-type="float">
            <text:p>9.775</text:p>
          </table:table-cell>
          <table:table-cell office:value-type="float" office:value="4.1605" calcext:value-type="float">
            <text:p>4.1605</text:p>
          </table:table-cell>
          <table:table-cell office:value-type="float" office:value="1.037817" calcext:value-type="float">
            <text:p>1.037817</text:p>
          </table:table-cell>
          <table:table-cell office:value-type="float" office:value="0.6686438" calcext:value-type="float">
            <text:p>0.6686438</text:p>
          </table:table-cell>
          <table:table-cell office:value-type="float" office:value="126.8892" calcext:value-type="float">
            <text:p>126.8892</text:p>
          </table:table-cell>
          <table:table-cell office:value-type="float" office:value="1.2" calcext:value-type="float">
            <text:p>1.2</text:p>
          </table:table-cell>
          <table:table-cell office:value-type="float" office:value="9.571533" calcext:value-type="float">
            <text:p>9.571533</text:p>
          </table:table-cell>
          <table:table-cell office:value-type="float" office:value="2.892822" calcext:value-type="float">
            <text:p>2.892822</text:p>
          </table:table-cell>
          <table:table-cell office:value-type="float" office:value="8.301605" calcext:value-type="float">
            <text:p>8.301605</text:p>
          </table:table-cell>
          <table:table-cell office:value-type="float" office:value="4.641815" calcext:value-type="float">
            <text:p>4.641815</text:p>
          </table:table-cell>
          <table:table-cell office:value-type="float" office:value="7.979919" calcext:value-type="float">
            <text:p>7.979919</text:p>
          </table:table-cell>
          <table:table-cell office:value-type="float" office:value="5.382812" calcext:value-type="float">
            <text:p>5.382812</text:p>
          </table:table-cell>
          <table:table-cell office:value-type="float" office:value="7.927826" calcext:value-type="float">
            <text:p>7.927826</text:p>
          </table:table-cell>
          <table:table-cell office:value-type="float" office:value="6.129028" calcext:value-type="float">
            <text:p>6.129028</text:p>
          </table:table-cell>
          <table:table-cell office:value-type="float" office:value="8.016144" calcext:value-type="float">
            <text:p>8.016144</text:p>
          </table:table-cell>
          <table:table-cell office:value-type="float" office:value="6.805969" calcext:value-type="float">
            <text:p>6.805969</text:p>
          </table:table-cell>
          <table:table-cell office:value-type="float" office:value="8.203003" calcext:value-type="float">
            <text:p>8.203003</text:p>
          </table:table-cell>
          <table:table-cell office:value-type="float" office:value="7.399414" calcext:value-type="float">
            <text:p>7.3994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0" calcext:value-type="float">
            <text:p>18102000</text:p>
          </table:table-cell>
          <table:table-cell office:value-type="float" office:value="6.291072" calcext:value-type="float">
            <text:p>6.291072</text:p>
          </table:table-cell>
          <table:table-cell office:value-type="float" office:value="14.245" calcext:value-type="float">
            <text:p>14.245</text:p>
          </table:table-cell>
          <table:table-cell office:value-type="float" office:value="7.295" calcext:value-type="float">
            <text:p>7.295</text:p>
          </table:table-cell>
          <table:table-cell office:value-type="float" office:value="1.187415" calcext:value-type="float">
            <text:p>1.187415</text:p>
          </table:table-cell>
          <table:table-cell office:value-type="float" office:value="0" calcext:value-type="float">
            <text:p>0</text:p>
          </table:table-cell>
          <table:table-cell office:value-type="float" office:value="117.5328" calcext:value-type="float">
            <text:p>117.5328</text:p>
          </table:table-cell>
          <table:table-cell office:value-type="float" office:value="6.5" calcext:value-type="float">
            <text:p>6.5</text:p>
          </table:table-cell>
          <table:table-cell office:value-type="float" office:value="12.31625" calcext:value-type="float">
            <text:p>12.31625</text:p>
          </table:table-cell>
          <table:table-cell office:value-type="float" office:value="1.811218" calcext:value-type="float">
            <text:p>1.811218</text:p>
          </table:table-cell>
          <table:table-cell office:value-type="float" office:value="10.02878" calcext:value-type="float">
            <text:p>10.02878</text:p>
          </table:table-cell>
          <table:table-cell office:value-type="float" office:value="3.805969" calcext:value-type="float">
            <text:p>3.805969</text:p>
          </table:table-cell>
          <table:table-cell office:value-type="float" office:value="9.144928" calcext:value-type="float">
            <text:p>9.144928</text:p>
          </table:table-cell>
          <table:table-cell office:value-type="float" office:value="4.744751" calcext:value-type="float">
            <text:p>4.744751</text:p>
          </table:table-cell>
          <table:table-cell office:value-type="float" office:value="8.583893" calcext:value-type="float">
            <text:p>8.583893</text:p>
          </table:table-cell>
          <table:table-cell office:value-type="float" office:value="5.690033" calcext:value-type="float">
            <text:p>5.690033</text:p>
          </table:table-cell>
          <table:table-cell office:value-type="float" office:value="8.375458" calcext:value-type="float">
            <text:p>8.375458</text:p>
          </table:table-cell>
          <table:table-cell office:value-type="float" office:value="6.46344" calcext:value-type="float">
            <text:p>6.46344</text:p>
          </table:table-cell>
          <table:table-cell office:value-type="float" office:value="8.382477" calcext:value-type="float">
            <text:p>8.382477</text:p>
          </table:table-cell>
          <table:table-cell office:value-type="float" office:value="7.103363" calcext:value-type="float">
            <text:p>7.10336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0" calcext:value-type="float">
            <text:p>19102000</text:p>
          </table:table-cell>
          <table:table-cell office:value-type="float" office:value="12.29433" calcext:value-type="float">
            <text:p>12.29433</text:p>
          </table:table-cell>
          <table:table-cell office:value-type="float" office:value="13.565" calcext:value-type="float">
            <text:p>13.565</text:p>
          </table:table-cell>
          <table:table-cell office:value-type="float" office:value="2.201" calcext:value-type="float">
            <text:p>2.201</text:p>
          </table:table-cell>
          <table:table-cell office:value-type="float" office:value="1.076837" calcext:value-type="float">
            <text:p>1.076837</text:p>
          </table:table-cell>
          <table:table-cell office:value-type="float" office:value="0.6397625" calcext:value-type="float">
            <text:p>0.6397625</text:p>
          </table:table-cell>
          <table:table-cell office:value-type="float" office:value="196.7058" calcext:value-type="float">
            <text:p>196.7058</text:p>
          </table:table-cell>
          <table:table-cell office:value-type="float" office:value="0.1" calcext:value-type="float">
            <text:p>0.1</text:p>
          </table:table-cell>
          <table:table-cell office:value-type="float" office:value="13.36844" calcext:value-type="float">
            <text:p>13.36844</text:p>
          </table:table-cell>
          <table:table-cell office:value-type="float" office:value="3.302307" calcext:value-type="float">
            <text:p>3.302307</text:p>
          </table:table-cell>
          <table:table-cell office:value-type="float" office:value="11.07184" calcext:value-type="float">
            <text:p>11.07184</text:p>
          </table:table-cell>
          <table:table-cell office:value-type="float" office:value="5.846802" calcext:value-type="float">
            <text:p>5.846802</text:p>
          </table:table-cell>
          <table:table-cell office:value-type="float" office:value="10.24365" calcext:value-type="float">
            <text:p>10.24365</text:p>
          </table:table-cell>
          <table:table-cell office:value-type="float" office:value="7.104736" calcext:value-type="float">
            <text:p>7.104736</text:p>
          </table:table-cell>
          <table:table-cell office:value-type="float" office:value="9.650299" calcext:value-type="float">
            <text:p>9.650299</text:p>
          </table:table-cell>
          <table:table-cell office:value-type="float" office:value="7.711395" calcext:value-type="float">
            <text:p>7.711395</text:p>
          </table:table-cell>
          <table:table-cell office:value-type="float" office:value="9.333771" calcext:value-type="float">
            <text:p>9.333771</text:p>
          </table:table-cell>
          <table:table-cell office:value-type="float" office:value="7.980408" calcext:value-type="float">
            <text:p>7.980408</text:p>
          </table:table-cell>
          <table:table-cell office:value-type="float" office:value="9.186401" calcext:value-type="float">
            <text:p>9.186401</text:p>
          </table:table-cell>
          <table:table-cell office:value-type="float" office:value="8.204437" calcext:value-type="float">
            <text:p>8.20443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0" calcext:value-type="float">
            <text:p>20102000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18.955" calcext:value-type="float">
            <text:p>18.955</text:p>
          </table:table-cell>
          <table:table-cell office:value-type="float" office:value="1.2645" calcext:value-type="float">
            <text:p>1.2645</text:p>
          </table:table-cell>
          <table:table-cell office:value-type="float" office:value="1.212533" calcext:value-type="float">
            <text:p>1.212533</text:p>
          </table:table-cell>
          <table:table-cell office:value-type="float" office:value="0.6160424" calcext:value-type="float">
            <text:p>0.6160424</text:p>
          </table:table-cell>
          <table:table-cell office:value-type="float" office:value="278.6508" calcext:value-type="float">
            <text:p>278.6508</text:p>
          </table:table-cell>
          <table:table-cell office:value-type="float" office:value="0" calcext:value-type="float">
            <text:p>0</text:p>
          </table:table-cell>
          <table:table-cell office:value-type="float" office:value="15.53787" calcext:value-type="float">
            <text:p>15.53787</text:p>
          </table:table-cell>
          <table:table-cell office:value-type="float" office:value="2.093597" calcext:value-type="float">
            <text:p>2.093597</text:p>
          </table:table-cell>
          <table:table-cell office:value-type="float" office:value="12.11322" calcext:value-type="float">
            <text:p>12.11322</text:p>
          </table:table-cell>
          <table:table-cell office:value-type="float" office:value="4.245667" calcext:value-type="float">
            <text:p>4.245667</text:p>
          </table:table-cell>
          <table:table-cell office:value-type="float" office:value="10.87241" calcext:value-type="float">
            <text:p>10.87241</text:p>
          </table:table-cell>
          <table:table-cell office:value-type="float" office:value="5.272156" calcext:value-type="float">
            <text:p>5.272156</text:p>
          </table:table-cell>
          <table:table-cell office:value-type="float" office:value="10.05872" calcext:value-type="float">
            <text:p>10.05872</text:p>
          </table:table-cell>
          <table:table-cell office:value-type="float" office:value="6.258728" calcext:value-type="float">
            <text:p>6.258728</text:p>
          </table:table-cell>
          <table:table-cell office:value-type="float" office:value="9.767731" calcext:value-type="float">
            <text:p>9.767731</text:p>
          </table:table-cell>
          <table:table-cell office:value-type="float" office:value="7.013245" calcext:value-type="float">
            <text:p>7.013245</text:p>
          </table:table-cell>
          <table:table-cell office:value-type="float" office:value="9.536835" calcext:value-type="float">
            <text:p>9.536835</text:p>
          </table:table-cell>
          <table:table-cell office:value-type="float" office:value="7.590424" calcext:value-type="float">
            <text:p>7.59042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0" calcext:value-type="float">
            <text:p>21102000</text:p>
          </table:table-cell>
          <table:table-cell office:value-type="float" office:value="13.10334" calcext:value-type="float">
            <text:p>13.10334</text:p>
          </table:table-cell>
          <table:table-cell office:value-type="float" office:value="16.355" calcext:value-type="float">
            <text:p>16.355</text:p>
          </table:table-cell>
          <table:table-cell office:value-type="float" office:value="2.5865" calcext:value-type="float">
            <text:p>2.5865</text:p>
          </table:table-cell>
          <table:table-cell office:value-type="float" office:value="1.247861" calcext:value-type="float">
            <text:p>1.247861</text:p>
          </table:table-cell>
          <table:table-cell office:value-type="float" office:value="0.5232167" calcext:value-type="float">
            <text:p>0.5232167</text:p>
          </table:table-cell>
          <table:table-cell office:value-type="float" office:value="326.9772" calcext:value-type="float">
            <text:p>326.9772</text:p>
          </table:table-cell>
          <table:table-cell office:value-type="float" office:value="0.1" calcext:value-type="float">
            <text:p>0.1</text:p>
          </table:table-cell>
          <table:table-cell office:value-type="float" office:value="15.71796" calcext:value-type="float">
            <text:p>15.71796</text:p>
          </table:table-cell>
          <table:table-cell office:value-type="float" office:value="3.306335" calcext:value-type="float">
            <text:p>3.306335</text:p>
          </table:table-cell>
          <table:table-cell office:value-type="float" office:value="13.25858" calcext:value-type="float">
            <text:p>13.25858</text:p>
          </table:table-cell>
          <table:table-cell office:value-type="float" office:value="6.37558" calcext:value-type="float">
            <text:p>6.37558</text:p>
          </table:table-cell>
          <table:table-cell office:value-type="float" office:value="12.31311" calcext:value-type="float">
            <text:p>12.31311</text:p>
          </table:table-cell>
          <table:table-cell office:value-type="float" office:value="7.863953" calcext:value-type="float">
            <text:p>7.863953</text:p>
          </table:table-cell>
          <table:table-cell office:value-type="float" office:value="11.55301" calcext:value-type="float">
            <text:p>11.55301</text:p>
          </table:table-cell>
          <table:table-cell office:value-type="float" office:value="9.009125" calcext:value-type="float">
            <text:p>9.009125</text:p>
          </table:table-cell>
          <table:table-cell office:value-type="float" office:value="11.04498" calcext:value-type="float">
            <text:p>11.04498</text:p>
          </table:table-cell>
          <table:table-cell office:value-type="float" office:value="9.697723" calcext:value-type="float">
            <text:p>9.697723</text:p>
          </table:table-cell>
          <table:table-cell office:value-type="float" office:value="10.69116" calcext:value-type="float">
            <text:p>10.69116</text:p>
          </table:table-cell>
          <table:table-cell office:value-type="float" office:value="9.550751" calcext:value-type="float">
            <text:p>9.5507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0" calcext:value-type="float">
            <text:p>22102000</text:p>
          </table:table-cell>
          <table:table-cell office:value-type="float" office:value="12.81972" calcext:value-type="float">
            <text:p>12.81972</text:p>
          </table:table-cell>
          <table:table-cell office:value-type="float" office:value="10.305" calcext:value-type="float">
            <text:p>10.305</text:p>
          </table:table-cell>
          <table:table-cell office:value-type="float" office:value="-2.408" calcext:value-type="float">
            <text:p>-2.408</text:p>
          </table:table-cell>
          <table:table-cell office:value-type="float" office:value="0.5327024" calcext:value-type="float">
            <text:p>0.5327024</text:p>
          </table:table-cell>
          <table:table-cell office:value-type="float" office:value="0.4472624" calcext:value-type="float">
            <text:p>0.4472624</text:p>
          </table:table-cell>
          <table:table-cell office:value-type="float" office:value="125.9586" calcext:value-type="float">
            <text:p>125.9586</text:p>
          </table:table-cell>
          <table:table-cell office:value-type="float" office:value="0" calcext:value-type="float">
            <text:p>0</text:p>
          </table:table-cell>
          <table:table-cell office:value-type="float" office:value="9.329529" calcext:value-type="float">
            <text:p>9.329529</text:p>
          </table:table-cell>
          <table:table-cell office:value-type="float" office:value="-0.4103088" calcext:value-type="float">
            <text:p>-0.4103088</text:p>
          </table:table-cell>
          <table:table-cell office:value-type="float" office:value="8.297913" calcext:value-type="float">
            <text:p>8.297913</text:p>
          </table:table-cell>
          <table:table-cell office:value-type="float" office:value="2.975861" calcext:value-type="float">
            <text:p>2.975861</text:p>
          </table:table-cell>
          <table:table-cell office:value-type="float" office:value="8.097839" calcext:value-type="float">
            <text:p>8.097839</text:p>
          </table:table-cell>
          <table:table-cell office:value-type="float" office:value="4.681824" calcext:value-type="float">
            <text:p>4.681824</text:p>
          </table:table-cell>
          <table:table-cell office:value-type="float" office:value="8.919556" calcext:value-type="float">
            <text:p>8.919556</text:p>
          </table:table-cell>
          <table:table-cell office:value-type="float" office:value="6.125305" calcext:value-type="float">
            <text:p>6.125305</text:p>
          </table:table-cell>
          <table:table-cell office:value-type="float" office:value="9.631409" calcext:value-type="float">
            <text:p>9.631409</text:p>
          </table:table-cell>
          <table:table-cell office:value-type="float" office:value="7.161255" calcext:value-type="float">
            <text:p>7.161255</text:p>
          </table:table-cell>
          <table:table-cell office:value-type="float" office:value="10.0058" calcext:value-type="float">
            <text:p>10.0058</text:p>
          </table:table-cell>
          <table:table-cell office:value-type="float" office:value="7.887421" calcext:value-type="float">
            <text:p>7.8874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0" calcext:value-type="float">
            <text:p>23102000</text:p>
          </table:table-cell>
          <table:table-cell office:value-type="float" office:value="10.34316" calcext:value-type="float">
            <text:p>10.34316</text:p>
          </table:table-cell>
          <table:table-cell office:value-type="float" office:value="12.98" calcext:value-type="float">
            <text:p>12.98</text:p>
          </table:table-cell>
          <table:table-cell office:value-type="float" office:value="-4.605" calcext:value-type="float">
            <text:p>-4.605</text:p>
          </table:table-cell>
          <table:table-cell office:value-type="float" office:value="0.7978612" calcext:value-type="float">
            <text:p>0.7978612</text:p>
          </table:table-cell>
          <table:table-cell office:value-type="float" office:value="0.4211264" calcext:value-type="float">
            <text:p>0.4211264</text:p>
          </table:table-cell>
          <table:table-cell office:value-type="float" office:value="95.10661" calcext:value-type="float">
            <text:p>95.10661</text:p>
          </table:table-cell>
          <table:table-cell office:value-type="float" office:value="0" calcext:value-type="float">
            <text:p>0</text:p>
          </table:table-cell>
          <table:table-cell office:value-type="float" office:value="10.0358" calcext:value-type="float">
            <text:p>10.0358</text:p>
          </table:table-cell>
          <table:table-cell office:value-type="float" office:value="-1.745728" calcext:value-type="float">
            <text:p>-1.745728</text:p>
          </table:table-cell>
          <table:table-cell office:value-type="float" office:value="7.691986" calcext:value-type="float">
            <text:p>7.691986</text:p>
          </table:table-cell>
          <table:table-cell office:value-type="float" office:value="1.277222" calcext:value-type="float">
            <text:p>1.277222</text:p>
          </table:table-cell>
          <table:table-cell office:value-type="float" office:value="7.020874" calcext:value-type="float">
            <text:p>7.020874</text:p>
          </table:table-cell>
          <table:table-cell office:value-type="float" office:value="2.738983" calcext:value-type="float">
            <text:p>2.738983</text:p>
          </table:table-cell>
          <table:table-cell office:value-type="float" office:value="6.797424" calcext:value-type="float">
            <text:p>6.797424</text:p>
          </table:table-cell>
          <table:table-cell office:value-type="float" office:value="4.12558" calcext:value-type="float">
            <text:p>4.12558</text:p>
          </table:table-cell>
          <table:table-cell office:value-type="float" office:value="7.100006" calcext:value-type="float">
            <text:p>7.100006</text:p>
          </table:table-cell>
          <table:table-cell office:value-type="float" office:value="5.226135" calcext:value-type="float">
            <text:p>5.226135</text:p>
          </table:table-cell>
          <table:table-cell office:value-type="float" office:value="7.844757" calcext:value-type="float">
            <text:p>7.844757</text:p>
          </table:table-cell>
          <table:table-cell office:value-type="float" office:value="6.10379" calcext:value-type="float">
            <text:p>6.1037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0" calcext:value-type="float">
            <text:p>24102000</text:p>
          </table:table-cell>
          <table:table-cell office:value-type="float" office:value="4.964775" calcext:value-type="float">
            <text:p>4.964775</text:p>
          </table:table-cell>
          <table:table-cell office:value-type="float" office:value="16.82" calcext:value-type="float">
            <text:p>16.82</text:p>
          </table:table-cell>
          <table:table-cell office:value-type="float" office:value="4.3235" calcext:value-type="float">
            <text:p>4.3235</text:p>
          </table:table-cell>
          <table:table-cell office:value-type="float" office:value="1.295484" calcext:value-type="float">
            <text:p>1.295484</text:p>
          </table:table-cell>
          <table:table-cell office:value-type="float" office:value="0" calcext:value-type="float">
            <text:p>0</text:p>
          </table:table-cell>
          <table:table-cell office:value-type="float" office:value="125.397" calcext:value-type="float">
            <text:p>125.397</text:p>
          </table:table-cell>
          <table:table-cell office:value-type="float" office:value="0" calcext:value-type="float">
            <text:p>0</text:p>
          </table:table-cell>
          <table:table-cell office:value-type="float" office:value="14.49899" calcext:value-type="float">
            <text:p>14.49899</text:p>
          </table:table-cell>
          <table:table-cell office:value-type="float" office:value="2.342041" calcext:value-type="float">
            <text:p>2.342041</text:p>
          </table:table-cell>
          <table:table-cell office:value-type="float" office:value="11.47797" calcext:value-type="float">
            <text:p>11.47797</text:p>
          </table:table-cell>
          <table:table-cell office:value-type="float" office:value="5.617737" calcext:value-type="float">
            <text:p>5.617737</text:p>
          </table:table-cell>
          <table:table-cell office:value-type="float" office:value="10.29742" calcext:value-type="float">
            <text:p>10.29742</text:p>
          </table:table-cell>
          <table:table-cell office:value-type="float" office:value="5.970551" calcext:value-type="float">
            <text:p>5.970551</text:p>
          </table:table-cell>
          <table:table-cell office:value-type="float" office:value="9.456512" calcext:value-type="float">
            <text:p>9.456512</text:p>
          </table:table-cell>
          <table:table-cell office:value-type="float" office:value="6.353851" calcext:value-type="float">
            <text:p>6.353851</text:p>
          </table:table-cell>
          <table:table-cell office:value-type="float" office:value="8.983246" calcext:value-type="float">
            <text:p>8.983246</text:p>
          </table:table-cell>
          <table:table-cell office:value-type="float" office:value="6.711975" calcext:value-type="float">
            <text:p>6.711975</text:p>
          </table:table-cell>
          <table:table-cell office:value-type="float" office:value="8.765533" calcext:value-type="float">
            <text:p>8.765533</text:p>
          </table:table-cell>
          <table:table-cell office:value-type="float" office:value="7.056702" calcext:value-type="float">
            <text:p>7.05670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0" calcext:value-type="float">
            <text:p>25102000</text:p>
          </table:table-cell>
          <table:table-cell office:value-type="float" office:value="9.467547" calcext:value-type="float">
            <text:p>9.467547</text:p>
          </table:table-cell>
          <table:table-cell office:value-type="float" office:value="16.675" calcext:value-type="float">
            <text:p>16.675</text:p>
          </table:table-cell>
          <table:table-cell office:value-type="float" office:value="1.5725" calcext:value-type="float">
            <text:p>1.5725</text:p>
          </table:table-cell>
          <table:table-cell office:value-type="float" office:value="1.312181" calcext:value-type="float">
            <text:p>1.312181</text:p>
          </table:table-cell>
          <table:table-cell office:value-type="float" office:value="0" calcext:value-type="float">
            <text:p>0</text:p>
          </table:table-cell>
          <table:table-cell office:value-type="float" office:value="106.47" calcext:value-type="float">
            <text:p>106.47</text:p>
          </table:table-cell>
          <table:table-cell office:value-type="float" office:value="0.1" calcext:value-type="float">
            <text:p>0.1</text:p>
          </table:table-cell>
          <table:table-cell office:value-type="float" office:value="14.18085" calcext:value-type="float">
            <text:p>14.18085</text:p>
          </table:table-cell>
          <table:table-cell office:value-type="float" office:value="-0.3937988" calcext:value-type="float">
            <text:p>-0.3937988</text:p>
          </table:table-cell>
          <table:table-cell office:value-type="float" office:value="10.63574" calcext:value-type="float">
            <text:p>10.63574</text:p>
          </table:table-cell>
          <table:table-cell office:value-type="float" office:value="2.620544" calcext:value-type="float">
            <text:p>2.620544</text:p>
          </table:table-cell>
          <table:table-cell office:value-type="float" office:value="9.362549" calcext:value-type="float">
            <text:p>9.362549</text:p>
          </table:table-cell>
          <table:table-cell office:value-type="float" office:value="4.064423" calcext:value-type="float">
            <text:p>4.064423</text:p>
          </table:table-cell>
          <table:table-cell office:value-type="float" office:value="8.619202" calcext:value-type="float">
            <text:p>8.619202</text:p>
          </table:table-cell>
          <table:table-cell office:value-type="float" office:value="5.272888" calcext:value-type="float">
            <text:p>5.272888</text:p>
          </table:table-cell>
          <table:table-cell office:value-type="float" office:value="8.623047" calcext:value-type="float">
            <text:p>8.623047</text:p>
          </table:table-cell>
          <table:table-cell office:value-type="float" office:value="6.164642" calcext:value-type="float">
            <text:p>6.164642</text:p>
          </table:table-cell>
          <table:table-cell office:value-type="float" office:value="8.702179" calcext:value-type="float">
            <text:p>8.702179</text:p>
          </table:table-cell>
          <table:table-cell office:value-type="float" office:value="6.824799" calcext:value-type="float">
            <text:p>6.8247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0" calcext:value-type="float">
            <text:p>26102000</text:p>
          </table:table-cell>
          <table:table-cell office:value-type="float" office:value="6.080636" calcext:value-type="float">
            <text:p>6.080636</text:p>
          </table:table-cell>
          <table:table-cell office:value-type="float" office:value="17.795" calcext:value-type="float">
            <text:p>17.795</text:p>
          </table:table-cell>
          <table:table-cell office:value-type="float" office:value="8.215" calcext:value-type="float">
            <text:p>8.215</text:p>
          </table:table-cell>
          <table:table-cell office:value-type="float" office:value="1.575858" calcext:value-type="float">
            <text:p>1.575858</text:p>
          </table:table-cell>
          <table:table-cell office:value-type="float" office:value="0" calcext:value-type="float">
            <text:p>0</text:p>
          </table:table-cell>
          <table:table-cell office:value-type="float" office:value="114.885" calcext:value-type="float">
            <text:p>114.885</text:p>
          </table:table-cell>
          <table:table-cell office:value-type="float" office:value="0.3" calcext:value-type="float">
            <text:p>0.3</text:p>
          </table:table-cell>
          <table:table-cell office:value-type="float" office:value="15.73819" calcext:value-type="float">
            <text:p>15.73819</text:p>
          </table:table-cell>
          <table:table-cell office:value-type="float" office:value="2.023499" calcext:value-type="float">
            <text:p>2.023499</text:p>
          </table:table-cell>
          <table:table-cell office:value-type="float" office:value="11.18277" calcext:value-type="float">
            <text:p>11.18277</text:p>
          </table:table-cell>
          <table:table-cell office:value-type="float" office:value="4.0466" calcext:value-type="float">
            <text:p>4.0466</text:p>
          </table:table-cell>
          <table:table-cell office:value-type="float" office:value="10.0415" calcext:value-type="float">
            <text:p>10.0415</text:p>
          </table:table-cell>
          <table:table-cell office:value-type="float" office:value="5.008698" calcext:value-type="float">
            <text:p>5.008698</text:p>
          </table:table-cell>
          <table:table-cell office:value-type="float" office:value="9.270325" calcext:value-type="float">
            <text:p>9.270325</text:p>
          </table:table-cell>
          <table:table-cell office:value-type="float" office:value="5.85202" calcext:value-type="float">
            <text:p>5.85202</text:p>
          </table:table-cell>
          <table:table-cell office:value-type="float" office:value="8.826324" calcext:value-type="float">
            <text:p>8.826324</text:p>
          </table:table-cell>
          <table:table-cell office:value-type="float" office:value="6.496155" calcext:value-type="float">
            <text:p>6.496155</text:p>
          </table:table-cell>
          <table:table-cell office:value-type="float" office:value="8.590515" calcext:value-type="float">
            <text:p>8.590515</text:p>
          </table:table-cell>
          <table:table-cell office:value-type="float" office:value="7.005768" calcext:value-type="float">
            <text:p>7.0057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0" calcext:value-type="float">
            <text:p>27102000</text:p>
          </table:table-cell>
          <table:table-cell office:value-type="float" office:value="2.628376" calcext:value-type="float">
            <text:p>2.628376</text:p>
          </table:table-cell>
          <table:table-cell office:value-type="float" office:value="16.59" calcext:value-type="float">
            <text:p>16.59</text:p>
          </table:table-cell>
          <table:table-cell office:value-type="float" office:value="4.535" calcext:value-type="float">
            <text:p>4.535</text:p>
          </table:table-cell>
          <table:table-cell office:value-type="float" office:value="1.718303" calcext:value-type="float">
            <text:p>1.718303</text:p>
          </table:table-cell>
          <table:table-cell office:value-type="float" office:value="0" calcext:value-type="float">
            <text:p>0</text:p>
          </table:table-cell>
          <table:table-cell office:value-type="float" office:value="283.4406" calcext:value-type="float">
            <text:p>283.4406</text:p>
          </table:table-cell>
          <table:table-cell office:value-type="float" office:value="3.6" calcext:value-type="float">
            <text:p>3.6</text:p>
          </table:table-cell>
          <table:table-cell office:value-type="float" office:value="14.85812" calcext:value-type="float">
            <text:p>14.85812</text:p>
          </table:table-cell>
          <table:table-cell office:value-type="float" office:value="3.149323" calcext:value-type="float">
            <text:p>3.149323</text:p>
          </table:table-cell>
          <table:table-cell office:value-type="float" office:value="12.36276" calcext:value-type="float">
            <text:p>12.36276</text:p>
          </table:table-cell>
          <table:table-cell office:value-type="float" office:value="5.021484" calcext:value-type="float">
            <text:p>5.021484</text:p>
          </table:table-cell>
          <table:table-cell office:value-type="float" office:value="11.19409" calcext:value-type="float">
            <text:p>11.19409</text:p>
          </table:table-cell>
          <table:table-cell office:value-type="float" office:value="5.881989" calcext:value-type="float">
            <text:p>5.881989</text:p>
          </table:table-cell>
          <table:table-cell office:value-type="float" office:value="10.35056" calcext:value-type="float">
            <text:p>10.35056</text:p>
          </table:table-cell>
          <table:table-cell office:value-type="float" office:value="6.63208" calcext:value-type="float">
            <text:p>6.63208</text:p>
          </table:table-cell>
          <table:table-cell office:value-type="float" office:value="9.769043" calcext:value-type="float">
            <text:p>9.769043</text:p>
          </table:table-cell>
          <table:table-cell office:value-type="float" office:value="7.193359" calcext:value-type="float">
            <text:p>7.193359</text:p>
          </table:table-cell>
          <table:table-cell office:value-type="float" office:value="9.404877" calcext:value-type="float">
            <text:p>9.404877</text:p>
          </table:table-cell>
          <table:table-cell office:value-type="float" office:value="7.60675" calcext:value-type="float">
            <text:p>7.606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0" calcext:value-type="float">
            <text:p>28102000</text:p>
          </table:table-cell>
          <table:table-cell office:value-type="float" office:value="11.74041" calcext:value-type="float">
            <text:p>11.74041</text:p>
          </table:table-cell>
          <table:table-cell office:value-type="float" office:value="6.4195" calcext:value-type="float">
            <text:p>6.4195</text:p>
          </table:table-cell>
          <table:table-cell office:value-type="float" office:value="-0.945" calcext:value-type="float">
            <text:p>-0.945</text:p>
          </table:table-cell>
          <table:table-cell office:value-type="float" office:value="0.6271945" calcext:value-type="float">
            <text:p>0.6271945</text:p>
          </table:table-cell>
          <table:table-cell office:value-type="float" office:value="0.3020179" calcext:value-type="float">
            <text:p>0.3020179</text:p>
          </table:table-cell>
          <table:table-cell office:value-type="float" office:value="417.5497" calcext:value-type="float">
            <text:p>417.5497</text:p>
          </table:table-cell>
          <table:table-cell office:value-type="float" office:value="0" calcext:value-type="float">
            <text:p>0</text:p>
          </table:table-cell>
          <table:table-cell office:value-type="float" office:value="7.451355" calcext:value-type="float">
            <text:p>7.451355</text:p>
          </table:table-cell>
          <table:table-cell office:value-type="float" office:value="-0.20401" calcext:value-type="float">
            <text:p>-0.20401</text:p>
          </table:table-cell>
          <table:table-cell office:value-type="float" office:value="6.970917" calcext:value-type="float">
            <text:p>6.970917</text:p>
          </table:table-cell>
          <table:table-cell office:value-type="float" office:value="2.546417" calcext:value-type="float">
            <text:p>2.546417</text:p>
          </table:table-cell>
          <table:table-cell office:value-type="float" office:value="8.054382" calcext:value-type="float">
            <text:p>8.054382</text:p>
          </table:table-cell>
          <table:table-cell office:value-type="float" office:value="3.956665" calcext:value-type="float">
            <text:p>3.956665</text:p>
          </table:table-cell>
          <table:table-cell office:value-type="float" office:value="8.805145" calcext:value-type="float">
            <text:p>8.805145</text:p>
          </table:table-cell>
          <table:table-cell office:value-type="float" office:value="5.222961" calcext:value-type="float">
            <text:p>5.222961</text:p>
          </table:table-cell>
          <table:table-cell office:value-type="float" office:value="9.150269" calcext:value-type="float">
            <text:p>9.150269</text:p>
          </table:table-cell>
          <table:table-cell office:value-type="float" office:value="6.203644" calcext:value-type="float">
            <text:p>6.203644</text:p>
          </table:table-cell>
          <table:table-cell office:value-type="float" office:value="9.231812" calcext:value-type="float">
            <text:p>9.231812</text:p>
          </table:table-cell>
          <table:table-cell office:value-type="float" office:value="6.950104" calcext:value-type="float">
            <text:p>6.9501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0" calcext:value-type="float">
            <text:p>29102000</text:p>
          </table:table-cell>
          <table:table-cell office:value-type="float" office:value="7.89732" calcext:value-type="float">
            <text:p>7.89732</text:p>
          </table:table-cell>
          <table:table-cell office:value-type="float" office:value="6.7725" calcext:value-type="float">
            <text:p>6.7725</text:p>
          </table:table-cell>
          <table:table-cell office:value-type="float" office:value="-2.268" calcext:value-type="float">
            <text:p>-2.268</text:p>
          </table:table-cell>
          <table:table-cell office:value-type="float" office:value="0.4004957" calcext:value-type="float">
            <text:p>0.4004957</text:p>
          </table:table-cell>
          <table:table-cell office:value-type="float" office:value="0.3214446" calcext:value-type="float">
            <text:p>0.3214446</text:p>
          </table:table-cell>
          <table:table-cell office:value-type="float" office:value="301.4333" calcext:value-type="float">
            <text:p>301.4333</text:p>
          </table:table-cell>
          <table:table-cell office:value-type="float" office:value="0" calcext:value-type="float">
            <text:p>0</text:p>
          </table:table-cell>
          <table:table-cell office:value-type="float" office:value="4.905548" calcext:value-type="float">
            <text:p>4.905548</text:p>
          </table:table-cell>
          <table:table-cell office:value-type="float" office:value="-0.7963562" calcext:value-type="float">
            <text:p>-0.7963562</text:p>
          </table:table-cell>
          <table:table-cell office:value-type="float" office:value="4.373199" calcext:value-type="float">
            <text:p>4.373199</text:p>
          </table:table-cell>
          <table:table-cell office:value-type="float" office:value="1.53537" calcext:value-type="float">
            <text:p>1.53537</text:p>
          </table:table-cell>
          <table:table-cell office:value-type="float" office:value="4.360535" calcext:value-type="float">
            <text:p>4.360535</text:p>
          </table:table-cell>
          <table:table-cell office:value-type="float" office:value="2.692078" calcext:value-type="float">
            <text:p>2.692078</text:p>
          </table:table-cell>
          <table:table-cell office:value-type="float" office:value="5.165649" calcext:value-type="float">
            <text:p>5.165649</text:p>
          </table:table-cell>
          <table:table-cell office:value-type="float" office:value="3.779205" calcext:value-type="float">
            <text:p>3.779205</text:p>
          </table:table-cell>
          <table:table-cell office:value-type="float" office:value="6.156555" calcext:value-type="float">
            <text:p>6.156555</text:p>
          </table:table-cell>
          <table:table-cell office:value-type="float" office:value="4.668488" calcext:value-type="float">
            <text:p>4.668488</text:p>
          </table:table-cell>
          <table:table-cell office:value-type="float" office:value="6.913818" calcext:value-type="float">
            <text:p>6.913818</text:p>
          </table:table-cell>
          <table:table-cell office:value-type="float" office:value="5.405151" calcext:value-type="float">
            <text:p>5.4051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0" calcext:value-type="float">
            <text:p>30102000</text:p>
          </table:table-cell>
          <table:table-cell office:value-type="float" office:value="10.21388" calcext:value-type="float">
            <text:p>10.21388</text:p>
          </table:table-cell>
          <table:table-cell office:value-type="float" office:value="8.995" calcext:value-type="float">
            <text:p>8.995</text:p>
          </table:table-cell>
          <table:table-cell office:value-type="float" office:value="-2.2125" calcext:value-type="float">
            <text:p>-2.2125</text:p>
          </table:table-cell>
          <table:table-cell office:value-type="float" office:value="0.512769" calcext:value-type="float">
            <text:p>0.512769</text:p>
          </table:table-cell>
          <table:table-cell office:value-type="float" office:value="0.3773389" calcext:value-type="float">
            <text:p>0.3773389</text:p>
          </table:table-cell>
          <table:table-cell office:value-type="float" office:value="194.0292" calcext:value-type="float">
            <text:p>194.0292</text:p>
          </table:table-cell>
          <table:table-cell office:value-type="float" office:value="0" calcext:value-type="float">
            <text:p>0</text:p>
          </table:table-cell>
          <table:table-cell office:value-type="float" office:value="7.439667" calcext:value-type="float">
            <text:p>7.439667</text:p>
          </table:table-cell>
          <table:table-cell office:value-type="float" office:value="-0.880249" calcext:value-type="float">
            <text:p>-0.880249</text:p>
          </table:table-cell>
          <table:table-cell office:value-type="float" office:value="5.903473" calcext:value-type="float">
            <text:p>5.903473</text:p>
          </table:table-cell>
          <table:table-cell office:value-type="float" office:value="1.619629" calcext:value-type="float">
            <text:p>1.619629</text:p>
          </table:table-cell>
          <table:table-cell office:value-type="float" office:value="5.515289" calcext:value-type="float">
            <text:p>5.515289</text:p>
          </table:table-cell>
          <table:table-cell office:value-type="float" office:value="2.540771" calcext:value-type="float">
            <text:p>2.540771</text:p>
          </table:table-cell>
          <table:table-cell office:value-type="float" office:value="5.375" calcext:value-type="float">
            <text:p>5.375</text:p>
          </table:table-cell>
          <table:table-cell office:value-type="float" office:value="3.412323" calcext:value-type="float">
            <text:p>3.412323</text:p>
          </table:table-cell>
          <table:table-cell office:value-type="float" office:value="5.456329" calcext:value-type="float">
            <text:p>5.456329</text:p>
          </table:table-cell>
          <table:table-cell office:value-type="float" office:value="4.181396" calcext:value-type="float">
            <text:p>4.181396</text:p>
          </table:table-cell>
          <table:table-cell office:value-type="float" office:value="5.681854" calcext:value-type="float">
            <text:p>5.681854</text:p>
          </table:table-cell>
          <table:table-cell office:value-type="float" office:value="4.869446" calcext:value-type="float">
            <text:p>4.86944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0" calcext:value-type="float">
            <text:p>31102000</text:p>
          </table:table-cell>
          <table:table-cell office:value-type="float" office:value="10.9194" calcext:value-type="float">
            <text:p>10.9194</text:p>
          </table:table-cell>
          <table:table-cell office:value-type="float" office:value="10.05" calcext:value-type="float">
            <text:p>10.05</text:p>
          </table:table-cell>
          <table:table-cell office:value-type="float" office:value="-3.2515" calcext:value-type="float">
            <text:p>-3.2515</text:p>
          </table:table-cell>
          <table:table-cell office:value-type="float" office:value="0.594293" calcext:value-type="float">
            <text:p>0.594293</text:p>
          </table:table-cell>
          <table:table-cell office:value-type="float" office:value="0.4416213" calcext:value-type="float">
            <text:p>0.4416213</text:p>
          </table:table-cell>
          <table:table-cell office:value-type="float" office:value="114.3468" calcext:value-type="float">
            <text:p>114.3468</text:p>
          </table:table-cell>
          <table:table-cell office:value-type="float" office:value="0" calcext:value-type="float">
            <text:p>0</text:p>
          </table:table-cell>
          <table:table-cell office:value-type="float" office:value="8.017242" calcext:value-type="float">
            <text:p>8.017242</text:p>
          </table:table-cell>
          <table:table-cell office:value-type="float" office:value="-1.777588" calcext:value-type="float">
            <text:p>-1.777588</text:p>
          </table:table-cell>
          <table:table-cell office:value-type="float" office:value="6.078827" calcext:value-type="float">
            <text:p>6.078827</text:p>
          </table:table-cell>
          <table:table-cell office:value-type="float" office:value="0.669281" calcext:value-type="float">
            <text:p>0.669281</text:p>
          </table:table-cell>
          <table:table-cell office:value-type="float" office:value="5.522339" calcext:value-type="float">
            <text:p>5.522339</text:p>
          </table:table-cell>
          <table:table-cell office:value-type="float" office:value="1.796906" calcext:value-type="float">
            <text:p>1.796906</text:p>
          </table:table-cell>
          <table:table-cell office:value-type="float" office:value="5.237122" calcext:value-type="float">
            <text:p>5.237122</text:p>
          </table:table-cell>
          <table:table-cell office:value-type="float" office:value="2.829437" calcext:value-type="float">
            <text:p>2.829437</text:p>
          </table:table-cell>
          <table:table-cell office:value-type="float" office:value="5.236603" calcext:value-type="float">
            <text:p>5.236603</text:p>
          </table:table-cell>
          <table:table-cell office:value-type="float" office:value="3.689758" calcext:value-type="float">
            <text:p>3.689758</text:p>
          </table:table-cell>
          <table:table-cell office:value-type="float" office:value="5.408783" calcext:value-type="float">
            <text:p>5.408783</text:p>
          </table:table-cell>
          <table:table-cell office:value-type="float" office:value="4.421265" calcext:value-type="float">
            <text:p>4.4212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10.59589" calcext:value-type="float">
            <text:p>10.59589</text:p>
          </table:table-cell>
          <table:table-cell office:value-type="float" office:value="13.3" calcext:value-type="float">
            <text:p>13.3</text:p>
          </table:table-cell>
          <table:table-cell office:value-type="float" office:value="-3.404" calcext:value-type="float">
            <text:p>-3.404</text:p>
          </table:table-cell>
          <table:table-cell office:value-type="float" office:value="0.677469" calcext:value-type="float">
            <text:p>0.677469</text:p>
          </table:table-cell>
          <table:table-cell office:value-type="float" office:value="0.4552635" calcext:value-type="float">
            <text:p>0.4552635</text:p>
          </table:table-cell>
          <table:table-cell office:value-type="float" office:value="102.6432" calcext:value-type="float">
            <text:p>102.6432</text:p>
          </table:table-cell>
          <table:table-cell office:value-type="float" office:value="0" calcext:value-type="float">
            <text:p>0</text:p>
          </table:table-cell>
          <table:table-cell office:value-type="float" office:value="9.95166" calcext:value-type="float">
            <text:p>9.95166</text:p>
          </table:table-cell>
          <table:table-cell office:value-type="float" office:value="-1.750549" calcext:value-type="float">
            <text:p>-1.750549</text:p>
          </table:table-cell>
          <table:table-cell office:value-type="float" office:value="7.18811" calcext:value-type="float">
            <text:p>7.18811</text:p>
          </table:table-cell>
          <table:table-cell office:value-type="float" office:value="0.7512817" calcext:value-type="float">
            <text:p>0.7512817</text:p>
          </table:table-cell>
          <table:table-cell office:value-type="float" office:value="6.333984" calcext:value-type="float">
            <text:p>6.333984</text:p>
          </table:table-cell>
          <table:table-cell office:value-type="float" office:value="1.84082" calcext:value-type="float">
            <text:p>1.84082</text:p>
          </table:table-cell>
          <table:table-cell office:value-type="float" office:value="5.794525" calcext:value-type="float">
            <text:p>5.794525</text:p>
          </table:table-cell>
          <table:table-cell office:value-type="float" office:value="2.809296" calcext:value-type="float">
            <text:p>2.809296</text:p>
          </table:table-cell>
          <table:table-cell office:value-type="float" office:value="5.618561" calcext:value-type="float">
            <text:p>5.618561</text:p>
          </table:table-cell>
          <table:table-cell office:value-type="float" office:value="3.614502" calcext:value-type="float">
            <text:p>3.614502</text:p>
          </table:table-cell>
          <table:table-cell office:value-type="float" office:value="5.664276" calcext:value-type="float">
            <text:p>5.664276</text:p>
          </table:table-cell>
          <table:table-cell office:value-type="float" office:value="4.304626" calcext:value-type="float">
            <text:p>4.30462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0" calcext:value-type="float">
            <text:p>2112000</text:p>
          </table:table-cell>
          <table:table-cell office:value-type="float" office:value="10.13265" calcext:value-type="float">
            <text:p>10.13265</text:p>
          </table:table-cell>
          <table:table-cell office:value-type="float" office:value="15.93" calcext:value-type="float">
            <text:p>15.93</text:p>
          </table:table-cell>
          <table:table-cell office:value-type="float" office:value="-3.215" calcext:value-type="float">
            <text:p>-3.215</text:p>
          </table:table-cell>
          <table:table-cell office:value-type="float" office:value="0.7512962" calcext:value-type="float">
            <text:p>0.7512962</text:p>
          </table:table-cell>
          <table:table-cell office:value-type="float" office:value="0.464056" calcext:value-type="float">
            <text:p>0.464056</text:p>
          </table:table-cell>
          <table:table-cell office:value-type="float" office:value="88.51141" calcext:value-type="float">
            <text:p>88.51141</text:p>
          </table:table-cell>
          <table:table-cell office:value-type="float" office:value="0" calcext:value-type="float">
            <text:p>0</text:p>
          </table:table-cell>
          <table:table-cell office:value-type="float" office:value="11.20065" calcext:value-type="float">
            <text:p>11.20065</text:p>
          </table:table-cell>
          <table:table-cell office:value-type="float" office:value="-1.935669" calcext:value-type="float">
            <text:p>-1.935669</text:p>
          </table:table-cell>
          <table:table-cell office:value-type="float" office:value="7.927307" calcext:value-type="float">
            <text:p>7.927307</text:p>
          </table:table-cell>
          <table:table-cell office:value-type="float" office:value="0.7629395" calcext:value-type="float">
            <text:p>0.7629395</text:p>
          </table:table-cell>
          <table:table-cell office:value-type="float" office:value="6.914459" calcext:value-type="float">
            <text:p>6.914459</text:p>
          </table:table-cell>
          <table:table-cell office:value-type="float" office:value="1.917664" calcext:value-type="float">
            <text:p>1.917664</text:p>
          </table:table-cell>
          <table:table-cell office:value-type="float" office:value="6.250397" calcext:value-type="float">
            <text:p>6.250397</text:p>
          </table:table-cell>
          <table:table-cell office:value-type="float" office:value="2.930664" calcext:value-type="float">
            <text:p>2.930664</text:p>
          </table:table-cell>
          <table:table-cell office:value-type="float" office:value="5.966736" calcext:value-type="float">
            <text:p>5.966736</text:p>
          </table:table-cell>
          <table:table-cell office:value-type="float" office:value="3.754883" calcext:value-type="float">
            <text:p>3.754883</text:p>
          </table:table-cell>
          <table:table-cell office:value-type="float" office:value="5.922943" calcext:value-type="float">
            <text:p>5.922943</text:p>
          </table:table-cell>
          <table:table-cell office:value-type="float" office:value="4.430084" calcext:value-type="float">
            <text:p>4.43008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0" calcext:value-type="float">
            <text:p>3112000</text:p>
          </table:table-cell>
          <table:table-cell office:value-type="float" office:value="4.609071" calcext:value-type="float">
            <text:p>4.609071</text:p>
          </table:table-cell>
          <table:table-cell office:value-type="float" office:value="11.605" calcext:value-type="float">
            <text:p>11.605</text:p>
          </table:table-cell>
          <table:table-cell office:value-type="float" office:value="-0.632" calcext:value-type="float">
            <text:p>-0.632</text:p>
          </table:table-cell>
          <table:table-cell office:value-type="float" office:value="0.8074816" calcext:value-type="float">
            <text:p>0.8074816</text:p>
          </table:table-cell>
          <table:table-cell office:value-type="float" office:value="0" calcext:value-type="float">
            <text:p>0</text:p>
          </table:table-cell>
          <table:table-cell office:value-type="float" office:value="110.583" calcext:value-type="float">
            <text:p>110.583</text:p>
          </table:table-cell>
          <table:table-cell office:value-type="float" office:value="0" calcext:value-type="float">
            <text:p>0</text:p>
          </table:table-cell>
          <table:table-cell office:value-type="float" office:value="8.903564" calcext:value-type="float">
            <text:p>8.903564</text:p>
          </table:table-cell>
          <table:table-cell office:value-type="float" office:value="-0.2054138" calcext:value-type="float">
            <text:p>-0.2054138</text:p>
          </table:table-cell>
          <table:table-cell office:value-type="float" office:value="6.812195" calcext:value-type="float">
            <text:p>6.812195</text:p>
          </table:table-cell>
          <table:table-cell office:value-type="float" office:value="1.909485" calcext:value-type="float">
            <text:p>1.909485</text:p>
          </table:table-cell>
          <table:table-cell office:value-type="float" office:value="6.192261" calcext:value-type="float">
            <text:p>6.192261</text:p>
          </table:table-cell>
          <table:table-cell office:value-type="float" office:value="2.814087" calcext:value-type="float">
            <text:p>2.814087</text:p>
          </table:table-cell>
          <table:table-cell office:value-type="float" office:value="5.892273" calcext:value-type="float">
            <text:p>5.892273</text:p>
          </table:table-cell>
          <table:table-cell office:value-type="float" office:value="3.644135" calcext:value-type="float">
            <text:p>3.644135</text:p>
          </table:table-cell>
          <table:table-cell office:value-type="float" office:value="5.798401" calcext:value-type="float">
            <text:p>5.798401</text:p>
          </table:table-cell>
          <table:table-cell office:value-type="float" office:value="4.315979" calcext:value-type="float">
            <text:p>4.315979</text:p>
          </table:table-cell>
          <table:table-cell office:value-type="float" office:value="5.849762" calcext:value-type="float">
            <text:p>5.849762</text:p>
          </table:table-cell>
          <table:table-cell office:value-type="float" office:value="4.865814" calcext:value-type="float">
            <text:p>4.8658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0" calcext:value-type="float">
            <text:p>4112000</text:p>
          </table:table-cell>
          <table:table-cell office:value-type="float" office:value="6.85301" calcext:value-type="float">
            <text:p>6.85301</text:p>
          </table:table-cell>
          <table:table-cell office:value-type="float" office:value="10.56" calcext:value-type="float">
            <text:p>10.56</text:p>
          </table:table-cell>
          <table:table-cell office:value-type="float" office:value="-2.754" calcext:value-type="float">
            <text:p>-2.754</text:p>
          </table:table-cell>
          <table:table-cell office:value-type="float" office:value="0.8357437" calcext:value-type="float">
            <text:p>0.8357437</text:p>
          </table:table-cell>
          <table:table-cell office:value-type="float" office:value="0" calcext:value-type="float">
            <text:p>0</text:p>
          </table:table-cell>
          <table:table-cell office:value-type="float" office:value="176.3586" calcext:value-type="float">
            <text:p>176.3586</text:p>
          </table:table-cell>
          <table:table-cell office:value-type="float" office:value="0" calcext:value-type="float">
            <text:p>0</text:p>
          </table:table-cell>
          <table:table-cell office:value-type="float" office:value="9.9104" calcext:value-type="float">
            <text:p>9.9104</text:p>
          </table:table-cell>
          <table:table-cell office:value-type="float" office:value="-4.074188" calcext:value-type="float">
            <text:p>-4.074188</text:p>
          </table:table-cell>
          <table:table-cell office:value-type="float" office:value="6.269958" calcext:value-type="float">
            <text:p>6.269958</text:p>
          </table:table-cell>
          <table:table-cell office:value-type="float" office:value="-0.1650085" calcext:value-type="float">
            <text:p>-0.1650085</text:p>
          </table:table-cell>
          <table:table-cell office:value-type="float" office:value="5.600311" calcext:value-type="float">
            <text:p>5.600311</text:p>
          </table:table-cell>
          <table:table-cell office:value-type="float" office:value="1.267883" calcext:value-type="float">
            <text:p>1.267883</text:p>
          </table:table-cell>
          <table:table-cell office:value-type="float" office:value="5.336365" calcext:value-type="float">
            <text:p>5.336365</text:p>
          </table:table-cell>
          <table:table-cell office:value-type="float" office:value="2.476837" calcext:value-type="float">
            <text:p>2.476837</text:p>
          </table:table-cell>
          <table:table-cell office:value-type="float" office:value="5.488434" calcext:value-type="float">
            <text:p>5.488434</text:p>
          </table:table-cell>
          <table:table-cell office:value-type="float" office:value="3.43399" calcext:value-type="float">
            <text:p>3.43399</text:p>
          </table:table-cell>
          <table:table-cell office:value-type="float" office:value="5.766174" calcext:value-type="float">
            <text:p>5.766174</text:p>
          </table:table-cell>
          <table:table-cell office:value-type="float" office:value="4.198212" calcext:value-type="float">
            <text:p>4.1982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0" calcext:value-type="float">
            <text:p>5112000</text:p>
          </table:table-cell>
          <table:table-cell office:value-type="float" office:value="8.615048" calcext:value-type="float">
            <text:p>8.615048</text:p>
          </table:table-cell>
          <table:table-cell office:value-type="float" office:value="7.53" calcext:value-type="float">
            <text:p>7.53</text:p>
          </table:table-cell>
          <table:table-cell office:value-type="float" office:value="-1.5055" calcext:value-type="float">
            <text:p>-1.5055</text:p>
          </table:table-cell>
          <table:table-cell office:value-type="float" office:value="0.5763096" calcext:value-type="float">
            <text:p>0.5763096</text:p>
          </table:table-cell>
          <table:table-cell office:value-type="float" office:value="0.4587829" calcext:value-type="float">
            <text:p>0.4587829</text:p>
          </table:table-cell>
          <table:table-cell office:value-type="float" office:value="310.9373" calcext:value-type="float">
            <text:p>310.9373</text:p>
          </table:table-cell>
          <table:table-cell office:value-type="float" office:value="0" calcext:value-type="float">
            <text:p>0</text:p>
          </table:table-cell>
          <table:table-cell office:value-type="float" office:value="8.811127" calcext:value-type="float">
            <text:p>8.811127</text:p>
          </table:table-cell>
          <table:table-cell office:value-type="float" office:value="-0.1219788" calcext:value-type="float">
            <text:p>-0.1219788</text:p>
          </table:table-cell>
          <table:table-cell office:value-type="float" office:value="6.774994" calcext:value-type="float">
            <text:p>6.774994</text:p>
          </table:table-cell>
          <table:table-cell office:value-type="float" office:value="2.617249" calcext:value-type="float">
            <text:p>2.617249</text:p>
          </table:table-cell>
          <table:table-cell office:value-type="float" office:value="6.26651" calcext:value-type="float">
            <text:p>6.26651</text:p>
          </table:table-cell>
          <table:table-cell office:value-type="float" office:value="3.572327" calcext:value-type="float">
            <text:p>3.572327</text:p>
          </table:table-cell>
          <table:table-cell office:value-type="float" office:value="5.957275" calcext:value-type="float">
            <text:p>5.957275</text:p>
          </table:table-cell>
          <table:table-cell office:value-type="float" office:value="4.431824" calcext:value-type="float">
            <text:p>4.431824</text:p>
          </table:table-cell>
          <table:table-cell office:value-type="float" office:value="5.850372" calcext:value-type="float">
            <text:p>5.850372</text:p>
          </table:table-cell>
          <table:table-cell office:value-type="float" office:value="4.946442" calcext:value-type="float">
            <text:p>4.946442</text:p>
          </table:table-cell>
          <table:table-cell office:value-type="float" office:value="5.875763" calcext:value-type="float">
            <text:p>5.875763</text:p>
          </table:table-cell>
          <table:table-cell office:value-type="float" office:value="5.250977" calcext:value-type="float">
            <text:p>5.2509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0" calcext:value-type="float">
            <text:p>6112000</text:p>
          </table:table-cell>
          <table:table-cell office:value-type="float" office:value="9.687316" calcext:value-type="float">
            <text:p>9.687316</text:p>
          </table:table-cell>
          <table:table-cell office:value-type="float" office:value="9.99" calcext:value-type="float">
            <text:p>9.99</text:p>
          </table:table-cell>
          <table:table-cell office:value-type="float" office:value="-3.2455" calcext:value-type="float">
            <text:p>-3.2455</text:p>
          </table:table-cell>
          <table:table-cell office:value-type="float" office:value="0.626242" calcext:value-type="float">
            <text:p>0.626242</text:p>
          </table:table-cell>
          <table:table-cell office:value-type="float" office:value="0.4422977" calcext:value-type="float">
            <text:p>0.4422977</text:p>
          </table:table-cell>
          <table:table-cell office:value-type="float" office:value="195.1074" calcext:value-type="float">
            <text:p>195.1074</text:p>
          </table:table-cell>
          <table:table-cell office:value-type="float" office:value="0" calcext:value-type="float">
            <text:p>0</text:p>
          </table:table-cell>
          <table:table-cell office:value-type="float" office:value="10.51981" calcext:value-type="float">
            <text:p>10.51981</text:p>
          </table:table-cell>
          <table:table-cell office:value-type="float" office:value="-1.97995" calcext:value-type="float">
            <text:p>-1.97995</text:p>
          </table:table-cell>
          <table:table-cell office:value-type="float" office:value="6.911316" calcext:value-type="float">
            <text:p>6.911316</text:p>
          </table:table-cell>
          <table:table-cell office:value-type="float" office:value="0.891449" calcext:value-type="float">
            <text:p>0.891449</text:p>
          </table:table-cell>
          <table:table-cell office:value-type="float" office:value="6.02948" calcext:value-type="float">
            <text:p>6.02948</text:p>
          </table:table-cell>
          <table:table-cell office:value-type="float" office:value="1.990936" calcext:value-type="float">
            <text:p>1.990936</text:p>
          </table:table-cell>
          <table:table-cell office:value-type="float" office:value="5.571259" calcext:value-type="float">
            <text:p>5.571259</text:p>
          </table:table-cell>
          <table:table-cell office:value-type="float" office:value="2.97287" calcext:value-type="float">
            <text:p>2.97287</text:p>
          </table:table-cell>
          <table:table-cell office:value-type="float" office:value="5.433929" calcext:value-type="float">
            <text:p>5.433929</text:p>
          </table:table-cell>
          <table:table-cell office:value-type="float" office:value="3.760254" calcext:value-type="float">
            <text:p>3.760254</text:p>
          </table:table-cell>
          <table:table-cell office:value-type="float" office:value="5.504639" calcext:value-type="float">
            <text:p>5.504639</text:p>
          </table:table-cell>
          <table:table-cell office:value-type="float" office:value="4.399353" calcext:value-type="float">
            <text:p>4.3993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0" calcext:value-type="float">
            <text:p>7112000</text:p>
          </table:table-cell>
          <table:table-cell office:value-type="float" office:value="9.116247" calcext:value-type="float">
            <text:p>9.116247</text:p>
          </table:table-cell>
          <table:table-cell office:value-type="float" office:value="11.15" calcext:value-type="float">
            <text:p>11.15</text:p>
          </table:table-cell>
          <table:table-cell office:value-type="float" office:value="-2.915" calcext:value-type="float">
            <text:p>-2.915</text:p>
          </table:table-cell>
          <table:table-cell office:value-type="float" office:value="0.8057044" calcext:value-type="float">
            <text:p>0.8057044</text:p>
          </table:table-cell>
          <table:table-cell office:value-type="float" office:value="0.4773606" calcext:value-type="float">
            <text:p>0.4773606</text:p>
          </table:table-cell>
          <table:table-cell office:value-type="float" office:value="118.4778" calcext:value-type="float">
            <text:p>118.4778</text:p>
          </table:table-cell>
          <table:table-cell office:value-type="float" office:value="0" calcext:value-type="float">
            <text:p>0</text:p>
          </table:table-cell>
          <table:table-cell office:value-type="float" office:value="11.8414" calcext:value-type="float">
            <text:p>11.8414</text:p>
          </table:table-cell>
          <table:table-cell office:value-type="float" office:value="-0.02325439" calcext:value-type="float">
            <text:p>-0.02325439</text:p>
          </table:table-cell>
          <table:table-cell office:value-type="float" office:value="8.184265" calcext:value-type="float">
            <text:p>8.184265</text:p>
          </table:table-cell>
          <table:table-cell office:value-type="float" office:value="2.317627" calcext:value-type="float">
            <text:p>2.317627</text:p>
          </table:table-cell>
          <table:table-cell office:value-type="float" office:value="7.126617" calcext:value-type="float">
            <text:p>7.126617</text:p>
          </table:table-cell>
          <table:table-cell office:value-type="float" office:value="3.026825" calcext:value-type="float">
            <text:p>3.026825</text:p>
          </table:table-cell>
          <table:table-cell office:value-type="float" office:value="6.47229" calcext:value-type="float">
            <text:p>6.47229</text:p>
          </table:table-cell>
          <table:table-cell office:value-type="float" office:value="3.692352" calcext:value-type="float">
            <text:p>3.692352</text:p>
          </table:table-cell>
          <table:table-cell office:value-type="float" office:value="6.160675" calcext:value-type="float">
            <text:p>6.160675</text:p>
          </table:table-cell>
          <table:table-cell office:value-type="float" office:value="4.254822" calcext:value-type="float">
            <text:p>4.254822</text:p>
          </table:table-cell>
          <table:table-cell office:value-type="float" office:value="6.073639" calcext:value-type="float">
            <text:p>6.073639</text:p>
          </table:table-cell>
          <table:table-cell office:value-type="float" office:value="4.734039" calcext:value-type="float">
            <text:p>4.73403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0" calcext:value-type="float">
            <text:p>8112000</text:p>
          </table:table-cell>
          <table:table-cell office:value-type="float" office:value="2.162772" calcext:value-type="float">
            <text:p>2.162772</text:p>
          </table:table-cell>
          <table:table-cell office:value-type="float" office:value="7.65" calcext:value-type="float">
            <text:p>7.65</text:p>
          </table:table-cell>
          <table:table-cell office:value-type="float" office:value="1.8" calcext:value-type="float">
            <text:p>1.8</text:p>
          </table:table-cell>
          <table:table-cell office:value-type="float" office:value="0.9474635" calcext:value-type="float">
            <text:p>0.9474635</text:p>
          </table:table-cell>
          <table:table-cell office:value-type="float" office:value="0.6849273" calcext:value-type="float">
            <text:p>0.6849273</text:p>
          </table:table-cell>
          <table:table-cell office:value-type="float" office:value="202.896" calcext:value-type="float">
            <text:p>202.896</text:p>
          </table:table-cell>
          <table:table-cell office:value-type="float" office:value="0" calcext:value-type="float">
            <text:p>0</text:p>
          </table:table-cell>
          <table:table-cell office:value-type="float" office:value="7.373444" calcext:value-type="float">
            <text:p>7.373444</text:p>
          </table:table-cell>
          <table:table-cell office:value-type="float" office:value="2.194336" calcext:value-type="float">
            <text:p>2.194336</text:p>
          </table:table-cell>
          <table:table-cell office:value-type="float" office:value="6.141541" calcext:value-type="float">
            <text:p>6.141541</text:p>
          </table:table-cell>
          <table:table-cell office:value-type="float" office:value="3.683258" calcext:value-type="float">
            <text:p>3.683258</text:p>
          </table:table-cell>
          <table:table-cell office:value-type="float" office:value="5.86972" calcext:value-type="float">
            <text:p>5.86972</text:p>
          </table:table-cell>
          <table:table-cell office:value-type="float" office:value="4.22876" calcext:value-type="float">
            <text:p>4.22876</text:p>
          </table:table-cell>
          <table:table-cell office:value-type="float" office:value="5.769379" calcext:value-type="float">
            <text:p>5.769379</text:p>
          </table:table-cell>
          <table:table-cell office:value-type="float" office:value="4.720337" calcext:value-type="float">
            <text:p>4.720337</text:p>
          </table:table-cell>
          <table:table-cell office:value-type="float" office:value="5.810699" calcext:value-type="float">
            <text:p>5.810699</text:p>
          </table:table-cell>
          <table:table-cell office:value-type="float" office:value="5.114929" calcext:value-type="float">
            <text:p>5.114929</text:p>
          </table:table-cell>
          <table:table-cell office:value-type="float" office:value="5.983307" calcext:value-type="float">
            <text:p>5.983307</text:p>
          </table:table-cell>
          <table:table-cell office:value-type="float" office:value="5.440735" calcext:value-type="float">
            <text:p>5.4407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0" calcext:value-type="float">
            <text:p>9112000</text:p>
          </table:table-cell>
          <table:table-cell office:value-type="float" office:value="1.919754" calcext:value-type="float">
            <text:p>1.919754</text:p>
          </table:table-cell>
          <table:table-cell office:value-type="float" office:value="8.05" calcext:value-type="float">
            <text:p>8.05</text:p>
          </table:table-cell>
          <table:table-cell office:value-type="float" office:value="5.65" calcext:value-type="float">
            <text:p>5.65</text:p>
          </table:table-cell>
          <table:table-cell office:value-type="float" office:value="1.042143" calcext:value-type="float">
            <text:p>1.042143</text:p>
          </table:table-cell>
          <table:table-cell office:value-type="float" office:value="0.8965152" calcext:value-type="float">
            <text:p>0.8965152</text:p>
          </table:table-cell>
          <table:table-cell office:value-type="float" office:value="400.536" calcext:value-type="float">
            <text:p>400.536</text:p>
          </table:table-cell>
          <table:table-cell office:value-type="float" office:value="11.5" calcext:value-type="float">
            <text:p>11.5</text:p>
          </table:table-cell>
          <table:table-cell office:value-type="float" office:value="7.811676" calcext:value-type="float">
            <text:p>7.811676</text:p>
          </table:table-cell>
          <table:table-cell office:value-type="float" office:value="3.70929" calcext:value-type="float">
            <text:p>3.70929</text:p>
          </table:table-cell>
          <table:table-cell office:value-type="float" office:value="6.576385" calcext:value-type="float">
            <text:p>6.576385</text:p>
          </table:table-cell>
          <table:table-cell office:value-type="float" office:value="4.518219" calcext:value-type="float">
            <text:p>4.518219</text:p>
          </table:table-cell>
          <table:table-cell office:value-type="float" office:value="6.263794" calcext:value-type="float">
            <text:p>6.263794</text:p>
          </table:table-cell>
          <table:table-cell office:value-type="float" office:value="4.839691" calcext:value-type="float">
            <text:p>4.839691</text:p>
          </table:table-cell>
          <table:table-cell office:value-type="float" office:value="6.12851" calcext:value-type="float">
            <text:p>6.12851</text:p>
          </table:table-cell>
          <table:table-cell office:value-type="float" office:value="5.150146" calcext:value-type="float">
            <text:p>5.150146</text:p>
          </table:table-cell>
          <table:table-cell office:value-type="float" office:value="6.097198" calcext:value-type="float">
            <text:p>6.097198</text:p>
          </table:table-cell>
          <table:table-cell office:value-type="float" office:value="5.422729" calcext:value-type="float">
            <text:p>5.422729</text:p>
          </table:table-cell>
          <table:table-cell office:value-type="float" office:value="6.149933" calcext:value-type="float">
            <text:p>6.149933</text:p>
          </table:table-cell>
          <table:table-cell office:value-type="float" office:value="5.668579" calcext:value-type="float">
            <text:p>5.66857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0" calcext:value-type="float">
            <text:p>10112000</text:p>
          </table:table-cell>
          <table:table-cell office:value-type="float" office:value="0.8977212" calcext:value-type="float">
            <text:p>0.8977212</text:p>
          </table:table-cell>
          <table:table-cell office:value-type="float" office:value="10.65" calcext:value-type="float">
            <text:p>10.65</text:p>
          </table:table-cell>
          <table:table-cell office:value-type="float" office:value="8" calcext:value-type="float">
            <text:p>8</text:p>
          </table:table-cell>
          <table:table-cell office:value-type="float" office:value="1.257934" calcext:value-type="float">
            <text:p>1.257934</text:p>
          </table:table-cell>
          <table:table-cell office:value-type="float" office:value="1.052802" calcext:value-type="float">
            <text:p>1.052802</text:p>
          </table:table-cell>
          <table:table-cell office:value-type="float" office:value="282.312" calcext:value-type="float">
            <text:p>282.312</text:p>
          </table:table-cell>
          <table:table-cell office:value-type="float" office:value="8.500002" calcext:value-type="float">
            <text:p>8.500002</text:p>
          </table:table-cell>
          <table:table-cell office:value-type="float" office:value="8.619049" calcext:value-type="float">
            <text:p>8.619049</text:p>
          </table:table-cell>
          <table:table-cell office:value-type="float" office:value="5.106232" calcext:value-type="float">
            <text:p>5.106232</text:p>
          </table:table-cell>
          <table:table-cell office:value-type="float" office:value="7.682159" calcext:value-type="float">
            <text:p>7.682159</text:p>
          </table:table-cell>
          <table:table-cell office:value-type="float" office:value="5.382996" calcext:value-type="float">
            <text:p>5.382996</text:p>
          </table:table-cell>
          <table:table-cell office:value-type="float" office:value="7.356354" calcext:value-type="float">
            <text:p>7.356354</text:p>
          </table:table-cell>
          <table:table-cell office:value-type="float" office:value="5.525757" calcext:value-type="float">
            <text:p>5.525757</text:p>
          </table:table-cell>
          <table:table-cell office:value-type="float" office:value="7.060089" calcext:value-type="float">
            <text:p>7.060089</text:p>
          </table:table-cell>
          <table:table-cell office:value-type="float" office:value="5.712616" calcext:value-type="float">
            <text:p>5.712616</text:p>
          </table:table-cell>
          <table:table-cell office:value-type="float" office:value="6.894409" calcext:value-type="float">
            <text:p>6.894409</text:p>
          </table:table-cell>
          <table:table-cell office:value-type="float" office:value="5.888245" calcext:value-type="float">
            <text:p>5.888245</text:p>
          </table:table-cell>
          <table:table-cell office:value-type="float" office:value="6.838287" calcext:value-type="float">
            <text:p>6.838287</text:p>
          </table:table-cell>
          <table:table-cell office:value-type="float" office:value="6.053345" calcext:value-type="float">
            <text:p>6.05334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0" calcext:value-type="float">
            <text:p>11112000</text:p>
          </table:table-cell>
          <table:table-cell office:value-type="float" office:value="5.342816" calcext:value-type="float">
            <text:p>5.342816</text:p>
          </table:table-cell>
          <table:table-cell office:value-type="float" office:value="9.1" calcext:value-type="float">
            <text:p>9.1</text:p>
          </table:table-cell>
          <table:table-cell office:value-type="float" office:value="2.3" calcext:value-type="float">
            <text:p>2.3</text:p>
          </table:table-cell>
          <table:table-cell office:value-type="float" office:value="1.134005" calcext:value-type="float">
            <text:p>1.134005</text:p>
          </table:table-cell>
          <table:table-cell office:value-type="float" office:value="0.5971836" calcext:value-type="float">
            <text:p>0.5971836</text:p>
          </table:table-cell>
          <table:table-cell office:value-type="float" office:value="509.184" calcext:value-type="float">
            <text:p>509.184</text:p>
          </table:table-cell>
          <table:table-cell office:value-type="float" office:value="0" calcext:value-type="float">
            <text:p>0</text:p>
          </table:table-cell>
          <table:table-cell office:value-type="float" office:value="10.07248" calcext:value-type="float">
            <text:p>10.07248</text:p>
          </table:table-cell>
          <table:table-cell office:value-type="float" office:value="3.013214" calcext:value-type="float">
            <text:p>3.013214</text:p>
          </table:table-cell>
          <table:table-cell office:value-type="float" office:value="8.594025" calcext:value-type="float">
            <text:p>8.594025</text:p>
          </table:table-cell>
          <table:table-cell office:value-type="float" office:value="4.632355" calcext:value-type="float">
            <text:p>4.632355</text:p>
          </table:table-cell>
          <table:table-cell office:value-type="float" office:value="7.94635" calcext:value-type="float">
            <text:p>7.94635</text:p>
          </table:table-cell>
          <table:table-cell office:value-type="float" office:value="5.417542" calcext:value-type="float">
            <text:p>5.417542</text:p>
          </table:table-cell>
          <table:table-cell office:value-type="float" office:value="7.483582" calcext:value-type="float">
            <text:p>7.483582</text:p>
          </table:table-cell>
          <table:table-cell office:value-type="float" office:value="6.096954" calcext:value-type="float">
            <text:p>6.096954</text:p>
          </table:table-cell>
          <table:table-cell office:value-type="float" office:value="7.244781" calcext:value-type="float">
            <text:p>7.244781</text:p>
          </table:table-cell>
          <table:table-cell office:value-type="float" office:value="6.431396" calcext:value-type="float">
            <text:p>6.431396</text:p>
          </table:table-cell>
          <table:table-cell office:value-type="float" office:value="7.133362" calcext:value-type="float">
            <text:p>7.133362</text:p>
          </table:table-cell>
          <table:table-cell office:value-type="float" office:value="6.597534" calcext:value-type="float">
            <text:p>6.59753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0" calcext:value-type="float">
            <text:p>12112000</text:p>
          </table:table-cell>
          <table:table-cell office:value-type="float" office:value="8.605724" calcext:value-type="float">
            <text:p>8.605724</text:p>
          </table:table-cell>
          <table:table-cell office:value-type="float" office:value="7.75" calcext:value-type="float">
            <text:p>7.75</text:p>
          </table:table-cell>
          <table:table-cell office:value-type="float" office:value="-0.3" calcext:value-type="float">
            <text:p>-0.3</text:p>
          </table:table-cell>
          <table:table-cell office:value-type="float" office:value="0.658359" calcext:value-type="float">
            <text:p>0.658359</text:p>
          </table:table-cell>
          <table:table-cell office:value-type="float" office:value="0.5836833" calcext:value-type="float">
            <text:p>0.5836833</text:p>
          </table:table-cell>
          <table:table-cell office:value-type="float" office:value="162.288" calcext:value-type="float">
            <text:p>162.288</text:p>
          </table:table-cell>
          <table:table-cell office:value-type="float" office:value="0" calcext:value-type="float">
            <text:p>0</text:p>
          </table:table-cell>
          <table:table-cell office:value-type="float" office:value="10.83105" calcext:value-type="float">
            <text:p>10.83105</text:p>
          </table:table-cell>
          <table:table-cell office:value-type="float" office:value="1.70163" calcext:value-type="float">
            <text:p>1.70163</text:p>
          </table:table-cell>
          <table:table-cell office:value-type="float" office:value="8.328033" calcext:value-type="float">
            <text:p>8.328033</text:p>
          </table:table-cell>
          <table:table-cell office:value-type="float" office:value="3.353088" calcext:value-type="float">
            <text:p>3.353088</text:p>
          </table:table-cell>
          <table:table-cell office:value-type="float" office:value="7.471893" calcext:value-type="float">
            <text:p>7.471893</text:p>
          </table:table-cell>
          <table:table-cell office:value-type="float" office:value="4.097595" calcext:value-type="float">
            <text:p>4.097595</text:p>
          </table:table-cell>
          <table:table-cell office:value-type="float" office:value="6.920349" calcext:value-type="float">
            <text:p>6.920349</text:p>
          </table:table-cell>
          <table:table-cell office:value-type="float" office:value="4.821442" calcext:value-type="float">
            <text:p>4.821442</text:p>
          </table:table-cell>
          <table:table-cell office:value-type="float" office:value="6.681183" calcext:value-type="float">
            <text:p>6.681183</text:p>
          </table:table-cell>
          <table:table-cell office:value-type="float" office:value="5.386383" calcext:value-type="float">
            <text:p>5.386383</text:p>
          </table:table-cell>
          <table:table-cell office:value-type="float" office:value="6.791718" calcext:value-type="float">
            <text:p>6.791718</text:p>
          </table:table-cell>
          <table:table-cell office:value-type="float" office:value="5.823883" calcext:value-type="float">
            <text:p>5.82388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0" calcext:value-type="float">
            <text:p>13112000</text:p>
          </table:table-cell>
          <table:table-cell office:value-type="float" office:value="2.644413" calcext:value-type="float">
            <text:p>2.644413</text:p>
          </table:table-cell>
          <table:table-cell office:value-type="float" office:value="4.95" calcext:value-type="float">
            <text:p>4.95</text:p>
          </table:table-cell>
          <table:table-cell office:value-type="float" office:value="0.55" calcext:value-type="float">
            <text:p>0.55</text:p>
          </table:table-cell>
          <table:table-cell office:value-type="float" office:value="0.8112958" calcext:value-type="float">
            <text:p>0.8112958</text:p>
          </table:table-cell>
          <table:table-cell office:value-type="float" office:value="0.6265829" calcext:value-type="float">
            <text:p>0.6265829</text:p>
          </table:table-cell>
          <table:table-cell office:value-type="float" office:value="262.26" calcext:value-type="float">
            <text:p>262.26</text:p>
          </table:table-cell>
          <table:table-cell office:value-type="float" office:value="0" calcext:value-type="float">
            <text:p>0</text:p>
          </table:table-cell>
          <table:table-cell office:value-type="float" office:value="5.258331" calcext:value-type="float">
            <text:p>5.258331</text:p>
          </table:table-cell>
          <table:table-cell office:value-type="float" office:value="1.667389" calcext:value-type="float">
            <text:p>1.667389</text:p>
          </table:table-cell>
          <table:table-cell office:value-type="float" office:value="5.022827" calcext:value-type="float">
            <text:p>5.022827</text:p>
          </table:table-cell>
          <table:table-cell office:value-type="float" office:value="3.098938" calcext:value-type="float">
            <text:p>3.098938</text:p>
          </table:table-cell>
          <table:table-cell office:value-type="float" office:value="5.004272" calcext:value-type="float">
            <text:p>5.004272</text:p>
          </table:table-cell>
          <table:table-cell office:value-type="float" office:value="3.788544" calcext:value-type="float">
            <text:p>3.788544</text:p>
          </table:table-cell>
          <table:table-cell office:value-type="float" office:value="5.429626" calcext:value-type="float">
            <text:p>5.429626</text:p>
          </table:table-cell>
          <table:table-cell office:value-type="float" office:value="4.460144" calcext:value-type="float">
            <text:p>4.460144</text:p>
          </table:table-cell>
          <table:table-cell office:value-type="float" office:value="5.96814" calcext:value-type="float">
            <text:p>5.96814</text:p>
          </table:table-cell>
          <table:table-cell office:value-type="float" office:value="5.015808" calcext:value-type="float">
            <text:p>5.015808</text:p>
          </table:table-cell>
          <table:table-cell office:value-type="float" office:value="6.32489" calcext:value-type="float">
            <text:p>6.32489</text:p>
          </table:table-cell>
          <table:table-cell office:value-type="float" office:value="5.437927" calcext:value-type="float">
            <text:p>5.4379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0" calcext:value-type="float">
            <text:p>14112000</text:p>
          </table:table-cell>
          <table:table-cell office:value-type="float" office:value="1.910538" calcext:value-type="float">
            <text:p>1.910538</text:p>
          </table:table-cell>
          <table:table-cell office:value-type="float" office:value="7.8" calcext:value-type="float">
            <text:p>7.8</text:p>
          </table:table-cell>
          <table:table-cell office:value-type="float" office:value="-1" calcext:value-type="float">
            <text:p>-1</text:p>
          </table:table-cell>
          <table:table-cell office:value-type="float" office:value="1.003449" calcext:value-type="float">
            <text:p>1.003449</text:p>
          </table:table-cell>
          <table:table-cell office:value-type="float" office:value="0.5604534" calcext:value-type="float">
            <text:p>0.5604534</text:p>
          </table:table-cell>
          <table:table-cell office:value-type="float" office:value="224.172" calcext:value-type="float">
            <text:p>224.172</text:p>
          </table:table-cell>
          <table:table-cell office:value-type="float" office:value="0.4" calcext:value-type="float">
            <text:p>0.4</text:p>
          </table:table-cell>
          <table:table-cell office:value-type="float" office:value="6.34259" calcext:value-type="float">
            <text:p>6.34259</text:p>
          </table:table-cell>
          <table:table-cell office:value-type="float" office:value="1.32196" calcext:value-type="float">
            <text:p>1.32196</text:p>
          </table:table-cell>
          <table:table-cell office:value-type="float" office:value="5.700012" calcext:value-type="float">
            <text:p>5.700012</text:p>
          </table:table-cell>
          <table:table-cell office:value-type="float" office:value="2.959808" calcext:value-type="float">
            <text:p>2.959808</text:p>
          </table:table-cell>
          <table:table-cell office:value-type="float" office:value="5.471283" calcext:value-type="float">
            <text:p>5.471283</text:p>
          </table:table-cell>
          <table:table-cell office:value-type="float" office:value="3.713989" calcext:value-type="float">
            <text:p>3.713989</text:p>
          </table:table-cell>
          <table:table-cell office:value-type="float" office:value="5.37912" calcext:value-type="float">
            <text:p>5.37912</text:p>
          </table:table-cell>
          <table:table-cell office:value-type="float" office:value="4.235748" calcext:value-type="float">
            <text:p>4.235748</text:p>
          </table:table-cell>
          <table:table-cell office:value-type="float" office:value="5.417542" calcext:value-type="float">
            <text:p>5.417542</text:p>
          </table:table-cell>
          <table:table-cell office:value-type="float" office:value="4.692352" calcext:value-type="float">
            <text:p>4.692352</text:p>
          </table:table-cell>
          <table:table-cell office:value-type="float" office:value="5.548431" calcext:value-type="float">
            <text:p>5.548431</text:p>
          </table:table-cell>
          <table:table-cell office:value-type="float" office:value="5.097107" calcext:value-type="float">
            <text:p>5.0971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0" calcext:value-type="float">
            <text:p>15112000</text:p>
          </table:table-cell>
          <table:table-cell office:value-type="float" office:value="4.718145" calcext:value-type="float">
            <text:p>4.718145</text:p>
          </table:table-cell>
          <table:table-cell office:value-type="float" office:value="4.75" calcext:value-type="float">
            <text:p>4.75</text:p>
          </table:table-cell>
          <table:table-cell office:value-type="float" office:value="-1.3" calcext:value-type="float">
            <text:p>-1.3</text:p>
          </table:table-cell>
          <table:table-cell office:value-type="float" office:value="0.6750338" calcext:value-type="float">
            <text:p>0.6750338</text:p>
          </table:table-cell>
          <table:table-cell office:value-type="float" office:value="0.5111992" calcext:value-type="float">
            <text:p>0.5111992</text:p>
          </table:table-cell>
          <table:table-cell office:value-type="float" office:value="284.616" calcext:value-type="float">
            <text:p>284.616</text:p>
          </table:table-cell>
          <table:table-cell office:value-type="float" office:value="0" calcext:value-type="float">
            <text:p>0</text:p>
          </table:table-cell>
          <table:table-cell office:value-type="float" office:value="7.023987" calcext:value-type="float">
            <text:p>7.023987</text:p>
          </table:table-cell>
          <table:table-cell office:value-type="float" office:value="0.5479126" calcext:value-type="float">
            <text:p>0.5479126</text:p>
          </table:table-cell>
          <table:table-cell office:value-type="float" office:value="5.077057" calcext:value-type="float">
            <text:p>5.077057</text:p>
          </table:table-cell>
          <table:table-cell office:value-type="float" office:value="2.041656" calcext:value-type="float">
            <text:p>2.041656</text:p>
          </table:table-cell>
          <table:table-cell office:value-type="float" office:value="4.749847" calcext:value-type="float">
            <text:p>4.749847</text:p>
          </table:table-cell>
          <table:table-cell office:value-type="float" office:value="2.769623" calcext:value-type="float">
            <text:p>2.769623</text:p>
          </table:table-cell>
          <table:table-cell office:value-type="float" office:value="4.723022" calcext:value-type="float">
            <text:p>4.723022</text:p>
          </table:table-cell>
          <table:table-cell office:value-type="float" office:value="3.489288" calcext:value-type="float">
            <text:p>3.489288</text:p>
          </table:table-cell>
          <table:table-cell office:value-type="float" office:value="4.950684" calcext:value-type="float">
            <text:p>4.950684</text:p>
          </table:table-cell>
          <table:table-cell office:value-type="float" office:value="4.105896" calcext:value-type="float">
            <text:p>4.105896</text:p>
          </table:table-cell>
          <table:table-cell office:value-type="float" office:value="5.344086" calcext:value-type="float">
            <text:p>5.344086</text:p>
          </table:table-cell>
          <table:table-cell office:value-type="float" office:value="4.623199" calcext:value-type="float">
            <text:p>4.6231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0" calcext:value-type="float">
            <text:p>16112000</text:p>
          </table:table-cell>
          <table:table-cell office:value-type="float" office:value="3.24171" calcext:value-type="float">
            <text:p>3.24171</text:p>
          </table:table-cell>
          <table:table-cell office:value-type="float" office:value="6.4" calcext:value-type="float">
            <text:p>6.4</text:p>
          </table:table-cell>
          <table:table-cell office:value-type="float" office:value="1.4" calcext:value-type="float">
            <text:p>1.4</text:p>
          </table:table-cell>
          <table:table-cell office:value-type="float" office:value="0.7313307" calcext:value-type="float">
            <text:p>0.7313307</text:p>
          </table:table-cell>
          <table:table-cell office:value-type="float" office:value="0.5081611" calcext:value-type="float">
            <text:p>0.5081611</text:p>
          </table:table-cell>
          <table:table-cell office:value-type="float" office:value="289.656" calcext:value-type="float">
            <text:p>289.656</text:p>
          </table:table-cell>
          <table:table-cell office:value-type="float" office:value="2.7" calcext:value-type="float">
            <text:p>2.7</text:p>
          </table:table-cell>
          <table:table-cell office:value-type="float" office:value="5.526855" calcext:value-type="float">
            <text:p>5.526855</text:p>
          </table:table-cell>
          <table:table-cell office:value-type="float" office:value="0.7143555" calcext:value-type="float">
            <text:p>0.7143555</text:p>
          </table:table-cell>
          <table:table-cell office:value-type="float" office:value="4.657837" calcext:value-type="float">
            <text:p>4.657837</text:p>
          </table:table-cell>
          <table:table-cell office:value-type="float" office:value="1.966614" calcext:value-type="float">
            <text:p>1.966614</text:p>
          </table:table-cell>
          <table:table-cell office:value-type="float" office:value="4.445923" calcext:value-type="float">
            <text:p>4.445923</text:p>
          </table:table-cell>
          <table:table-cell office:value-type="float" office:value="2.59903" calcext:value-type="float">
            <text:p>2.59903</text:p>
          </table:table-cell>
          <table:table-cell office:value-type="float" office:value="4.402405" calcext:value-type="float">
            <text:p>4.402405</text:p>
          </table:table-cell>
          <table:table-cell office:value-type="float" office:value="3.2388" calcext:value-type="float">
            <text:p>3.2388</text:p>
          </table:table-cell>
          <table:table-cell office:value-type="float" office:value="4.514984" calcext:value-type="float">
            <text:p>4.514984</text:p>
          </table:table-cell>
          <table:table-cell office:value-type="float" office:value="3.798889" calcext:value-type="float">
            <text:p>3.798889</text:p>
          </table:table-cell>
          <table:table-cell office:value-type="float" office:value="4.841156" calcext:value-type="float">
            <text:p>4.841156</text:p>
          </table:table-cell>
          <table:table-cell office:value-type="float" office:value="4.288269" calcext:value-type="float">
            <text:p>4.28826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0" calcext:value-type="float">
            <text:p>17112000</text:p>
          </table:table-cell>
          <table:table-cell office:value-type="float" office:value="3.789152" calcext:value-type="float">
            <text:p>3.789152</text:p>
          </table:table-cell>
          <table:table-cell office:value-type="float" office:value="5.6" calcext:value-type="float">
            <text:p>5.6</text:p>
          </table:table-cell>
          <table:table-cell office:value-type="float" office:value="-0.65" calcext:value-type="float">
            <text:p>-0.65</text:p>
          </table:table-cell>
          <table:table-cell office:value-type="float" office:value="0.8486048" calcext:value-type="float">
            <text:p>0.8486048</text:p>
          </table:table-cell>
          <table:table-cell office:value-type="float" office:value="0.424271" calcext:value-type="float">
            <text:p>0.424271</text:p>
          </table:table-cell>
          <table:table-cell office:value-type="float" office:value="480.6" calcext:value-type="float">
            <text:p>480.6</text:p>
          </table:table-cell>
          <table:table-cell office:value-type="float" office:value="1.3" calcext:value-type="float">
            <text:p>1.3</text:p>
          </table:table-cell>
          <table:table-cell office:value-type="float" office:value="6.949463" calcext:value-type="float">
            <text:p>6.949463</text:p>
          </table:table-cell>
          <table:table-cell office:value-type="float" office:value="0.08309937" calcext:value-type="float">
            <text:p>0.08309937</text:p>
          </table:table-cell>
          <table:table-cell office:value-type="float" office:value="5.431335" calcext:value-type="float">
            <text:p>5.431335</text:p>
          </table:table-cell>
          <table:table-cell office:value-type="float" office:value="1.725983" calcext:value-type="float">
            <text:p>1.725983</text:p>
          </table:table-cell>
          <table:table-cell office:value-type="float" office:value="4.888245" calcext:value-type="float">
            <text:p>4.888245</text:p>
          </table:table-cell>
          <table:table-cell office:value-type="float" office:value="2.538513" calcext:value-type="float">
            <text:p>2.538513</text:p>
          </table:table-cell>
          <table:table-cell office:value-type="float" office:value="4.673309" calcext:value-type="float">
            <text:p>4.673309</text:p>
          </table:table-cell>
          <table:table-cell office:value-type="float" office:value="3.321503" calcext:value-type="float">
            <text:p>3.321503</text:p>
          </table:table-cell>
          <table:table-cell office:value-type="float" office:value="4.69104" calcext:value-type="float">
            <text:p>4.69104</text:p>
          </table:table-cell>
          <table:table-cell office:value-type="float" office:value="3.94516" calcext:value-type="float">
            <text:p>3.94516</text:p>
          </table:table-cell>
          <table:table-cell office:value-type="float" office:value="4.823669" calcext:value-type="float">
            <text:p>4.823669</text:p>
          </table:table-cell>
          <table:table-cell office:value-type="float" office:value="4.436462" calcext:value-type="float">
            <text:p>4.4364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0" calcext:value-type="float">
            <text:p>18112000</text:p>
          </table:table-cell>
          <table:table-cell office:value-type="float" office:value="4.048857" calcext:value-type="float">
            <text:p>4.048857</text:p>
          </table:table-cell>
          <table:table-cell office:value-type="float" office:value="2.2" calcext:value-type="float">
            <text:p>2.2</text:p>
          </table:table-cell>
          <table:table-cell office:value-type="float" office:value="-1.2" calcext:value-type="float">
            <text:p>-1.2</text:p>
          </table:table-cell>
          <table:table-cell office:value-type="float" office:value="0.5128272" calcext:value-type="float">
            <text:p>0.5128272</text:p>
          </table:table-cell>
          <table:table-cell office:value-type="float" office:value="0.3945777" calcext:value-type="float">
            <text:p>0.3945777</text:p>
          </table:table-cell>
          <table:table-cell office:value-type="float" office:value="284.904" calcext:value-type="float">
            <text:p>284.904</text:p>
          </table:table-cell>
          <table:table-cell office:value-type="float" office:value="0" calcext:value-type="float">
            <text:p>0</text:p>
          </table:table-cell>
          <table:table-cell office:value-type="float" office:value="4.202026" calcext:value-type="float">
            <text:p>4.202026</text:p>
          </table:table-cell>
          <table:table-cell office:value-type="float" office:value="-0.440918" calcext:value-type="float">
            <text:p>-0.440918</text:p>
          </table:table-cell>
          <table:table-cell office:value-type="float" office:value="3.183655" calcext:value-type="float">
            <text:p>3.183655</text:p>
          </table:table-cell>
          <table:table-cell office:value-type="float" office:value="1.050079" calcext:value-type="float">
            <text:p>1.050079</text:p>
          </table:table-cell>
          <table:table-cell office:value-type="float" office:value="3.00061" calcext:value-type="float">
            <text:p>3.00061</text:p>
          </table:table-cell>
          <table:table-cell office:value-type="float" office:value="1.72525" calcext:value-type="float">
            <text:p>1.72525</text:p>
          </table:table-cell>
          <table:table-cell office:value-type="float" office:value="3.29007" calcext:value-type="float">
            <text:p>3.29007</text:p>
          </table:table-cell>
          <table:table-cell office:value-type="float" office:value="2.429962" calcext:value-type="float">
            <text:p>2.429962</text:p>
          </table:table-cell>
          <table:table-cell office:value-type="float" office:value="3.918976" calcext:value-type="float">
            <text:p>3.918976</text:p>
          </table:table-cell>
          <table:table-cell office:value-type="float" office:value="3.044312" calcext:value-type="float">
            <text:p>3.044312</text:p>
          </table:table-cell>
          <table:table-cell office:value-type="float" office:value="4.416656" calcext:value-type="float">
            <text:p>4.416656</text:p>
          </table:table-cell>
          <table:table-cell office:value-type="float" office:value="3.577087" calcext:value-type="float">
            <text:p>3.57708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0" calcext:value-type="float">
            <text:p>19112000</text:p>
          </table:table-cell>
          <table:table-cell office:value-type="float" office:value="6.924648" calcext:value-type="float">
            <text:p>6.924648</text:p>
          </table:table-cell>
          <table:table-cell office:value-type="float" office:value="3.9" calcext:value-type="float">
            <text:p>3.9</text:p>
          </table:table-cell>
          <table:table-cell office:value-type="float" office:value="-3.05" calcext:value-type="float">
            <text:p>-3.05</text:p>
          </table:table-cell>
          <table:table-cell office:value-type="float" office:value="0.6177297" calcext:value-type="float">
            <text:p>0.6177297</text:p>
          </table:table-cell>
          <table:table-cell office:value-type="float" office:value="0.4746072" calcext:value-type="float">
            <text:p>0.4746072</text:p>
          </table:table-cell>
          <table:table-cell office:value-type="float" office:value="280.476" calcext:value-type="float">
            <text:p>280.476</text:p>
          </table:table-cell>
          <table:table-cell office:value-type="float" office:value="0" calcext:value-type="float">
            <text:p>0</text:p>
          </table:table-cell>
          <table:table-cell office:value-type="float" office:value="6.074463" calcext:value-type="float">
            <text:p>6.074463</text:p>
          </table:table-cell>
          <table:table-cell office:value-type="float" office:value="-1.33548" calcext:value-type="float">
            <text:p>-1.33548</text:p>
          </table:table-cell>
          <table:table-cell office:value-type="float" office:value="3.946167" calcext:value-type="float">
            <text:p>3.946167</text:p>
          </table:table-cell>
          <table:table-cell office:value-type="float" office:value="0.4253845" calcext:value-type="float">
            <text:p>0.4253845</text:p>
          </table:table-cell>
          <table:table-cell office:value-type="float" office:value="3.411743" calcext:value-type="float">
            <text:p>3.411743</text:p>
          </table:table-cell>
          <table:table-cell office:value-type="float" office:value="1.154938" calcext:value-type="float">
            <text:p>1.154938</text:p>
          </table:table-cell>
          <table:table-cell office:value-type="float" office:value="3.243805" calcext:value-type="float">
            <text:p>3.243805</text:p>
          </table:table-cell>
          <table:table-cell office:value-type="float" office:value="1.895691" calcext:value-type="float">
            <text:p>1.895691</text:p>
          </table:table-cell>
          <table:table-cell office:value-type="float" office:value="3.354614" calcext:value-type="float">
            <text:p>3.354614</text:p>
          </table:table-cell>
          <table:table-cell office:value-type="float" office:value="2.53299" calcext:value-type="float">
            <text:p>2.53299</text:p>
          </table:table-cell>
          <table:table-cell office:value-type="float" office:value="3.594849" calcext:value-type="float">
            <text:p>3.594849</text:p>
          </table:table-cell>
          <table:table-cell office:value-type="float" office:value="3.095337" calcext:value-type="float">
            <text:p>3.0953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0" calcext:value-type="float">
            <text:p>20112000</text:p>
          </table:table-cell>
          <table:table-cell office:value-type="float" office:value="2.744436" calcext:value-type="float">
            <text:p>2.744436</text:p>
          </table:table-cell>
          <table:table-cell office:value-type="float" office:value="2.05" calcext:value-type="float">
            <text:p>2.05</text:p>
          </table:table-cell>
          <table:table-cell office:value-type="float" office:value="-2.15" calcext:value-type="float">
            <text:p>-2.15</text:p>
          </table:table-cell>
          <table:table-cell office:value-type="float" office:value="0.6198902" calcext:value-type="float">
            <text:p>0.6198902</text:p>
          </table:table-cell>
          <table:table-cell office:value-type="float" office:value="0.5008708" calcext:value-type="float">
            <text:p>0.5008708</text:p>
          </table:table-cell>
          <table:table-cell office:value-type="float" office:value="258.732" calcext:value-type="float">
            <text:p>258.732</text:p>
          </table:table-cell>
          <table:table-cell office:value-type="float" office:value="0" calcext:value-type="float">
            <text:p>0</text:p>
          </table:table-cell>
          <table:table-cell office:value-type="float" office:value="3.160004" calcext:value-type="float">
            <text:p>3.160004</text:p>
          </table:table-cell>
          <table:table-cell office:value-type="float" office:value="-0.7262268" calcext:value-type="float">
            <text:p>-0.7262268</text:p>
          </table:table-cell>
          <table:table-cell office:value-type="float" office:value="2.358032" calcext:value-type="float">
            <text:p>2.358032</text:p>
          </table:table-cell>
          <table:table-cell office:value-type="float" office:value="0.697998" calcext:value-type="float">
            <text:p>0.697998</text:p>
          </table:table-cell>
          <table:table-cell office:value-type="float" office:value="2.321747" calcext:value-type="float">
            <text:p>2.321747</text:p>
          </table:table-cell>
          <table:table-cell office:value-type="float" office:value="1.322662" calcext:value-type="float">
            <text:p>1.322662</text:p>
          </table:table-cell>
          <table:table-cell office:value-type="float" office:value="2.534943" calcext:value-type="float">
            <text:p>2.534943</text:p>
          </table:table-cell>
          <table:table-cell office:value-type="float" office:value="1.961426" calcext:value-type="float">
            <text:p>1.961426</text:p>
          </table:table-cell>
          <table:table-cell office:value-type="float" office:value="3.009277" calcext:value-type="float">
            <text:p>3.009277</text:p>
          </table:table-cell>
          <table:table-cell office:value-type="float" office:value="2.519562" calcext:value-type="float">
            <text:p>2.519562</text:p>
          </table:table-cell>
          <table:table-cell office:value-type="float" office:value="3.453339" calcext:value-type="float">
            <text:p>3.453339</text:p>
          </table:table-cell>
          <table:table-cell office:value-type="float" office:value="3.012726" calcext:value-type="float">
            <text:p>3.01272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0" calcext:value-type="float">
            <text:p>21112000</text:p>
          </table:table-cell>
          <table:table-cell office:value-type="float" office:value="3.133063" calcext:value-type="float">
            <text:p>3.133063</text:p>
          </table:table-cell>
          <table:table-cell office:value-type="float" office:value="0.9" calcext:value-type="float">
            <text:p>0.9</text:p>
          </table:table-cell>
          <table:table-cell office:value-type="float" office:value="-4.1" calcext:value-type="float">
            <text:p>-4.1</text:p>
          </table:table-cell>
          <table:table-cell office:value-type="float" office:value="0.5666997" calcext:value-type="float">
            <text:p>0.5666997</text:p>
          </table:table-cell>
          <table:table-cell office:value-type="float" office:value="0.4442137" calcext:value-type="float">
            <text:p>0.4442137</text:p>
          </table:table-cell>
          <table:table-cell office:value-type="float" office:value="299.16" calcext:value-type="float">
            <text:p>299.16</text:p>
          </table:table-cell>
          <table:table-cell office:value-type="float" office:value="2.5" calcext:value-type="float">
            <text:p>2.5</text:p>
          </table:table-cell>
          <table:table-cell office:value-type="float" office:value="1.071411" calcext:value-type="float">
            <text:p>1.071411</text:p>
          </table:table-cell>
          <table:table-cell office:value-type="float" office:value="-1.919739" calcext:value-type="float">
            <text:p>-1.919739</text:p>
          </table:table-cell>
          <table:table-cell office:value-type="float" office:value="1.011292" calcext:value-type="float">
            <text:p>1.011292</text:p>
          </table:table-cell>
          <table:table-cell office:value-type="float" office:value="-0.06619263" calcext:value-type="float">
            <text:p>-0.06619263</text:p>
          </table:table-cell>
          <table:table-cell office:value-type="float" office:value="1.302521" calcext:value-type="float">
            <text:p>1.302521</text:p>
          </table:table-cell>
          <table:table-cell office:value-type="float" office:value="0.6315308" calcext:value-type="float">
            <text:p>0.6315308</text:p>
          </table:table-cell>
          <table:table-cell office:value-type="float" office:value="1.945953" calcext:value-type="float">
            <text:p>1.945953</text:p>
          </table:table-cell>
          <table:table-cell office:value-type="float" office:value="1.331665" calcext:value-type="float">
            <text:p>1.331665</text:p>
          </table:table-cell>
          <table:table-cell office:value-type="float" office:value="2.507294" calcext:value-type="float">
            <text:p>2.507294</text:p>
          </table:table-cell>
          <table:table-cell office:value-type="float" office:value="1.914978" calcext:value-type="float">
            <text:p>1.914978</text:p>
          </table:table-cell>
          <table:table-cell office:value-type="float" office:value="3.003235" calcext:value-type="float">
            <text:p>3.003235</text:p>
          </table:table-cell>
          <table:table-cell office:value-type="float" office:value="2.436523" calcext:value-type="float">
            <text:p>2.43652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0" calcext:value-type="float">
            <text:p>22112000</text:p>
          </table:table-cell>
          <table:table-cell office:value-type="float" office:value="5.469696" calcext:value-type="float">
            <text:p>5.469696</text:p>
          </table:table-cell>
          <table:table-cell office:value-type="float" office:value="-4.35" calcext:value-type="float">
            <text:p>-4.35</text:p>
          </table:table-cell>
          <table:table-cell office:value-type="float" office:value="-7.05" calcext:value-type="float">
            <text:p>-7.05</text:p>
          </table:table-cell>
          <table:table-cell office:value-type="float" office:value="0.438279" calcext:value-type="float">
            <text:p>0.438279</text:p>
          </table:table-cell>
          <table:table-cell office:value-type="float" office:value="0.2879473" calcext:value-type="float">
            <text:p>0.2879473</text:p>
          </table:table-cell>
          <table:table-cell office:value-type="float" office:value="339.804" calcext:value-type="float">
            <text:p>339.804</text:p>
          </table:table-cell>
          <table:table-cell office:value-type="float" office:value="0.3" calcext:value-type="float">
            <text:p>0.3</text:p>
          </table:table-cell>
          <table:table-cell office:value-type="float" office:value="-0.5032654" calcext:value-type="float">
            <text:p>-0.5032654</text:p>
          </table:table-cell>
          <table:table-cell office:value-type="float" office:value="-3.969177" calcext:value-type="float">
            <text:p>-3.969177</text:p>
          </table:table-cell>
          <table:table-cell office:value-type="float" office:value="0.06771851" calcext:value-type="float">
            <text:p>0.06771851</text:p>
          </table:table-cell>
          <table:table-cell office:value-type="float" office:value="-0.6200256" calcext:value-type="float">
            <text:p>-0.6200256</text:p>
          </table:table-cell>
          <table:table-cell office:value-type="float" office:value="0.6356506" calcext:value-type="float">
            <text:p>0.6356506</text:p>
          </table:table-cell>
          <table:table-cell office:value-type="float" office:value="-0.02023315" calcext:value-type="float">
            <text:p>-0.02023315</text:p>
          </table:table-cell>
          <table:table-cell office:value-type="float" office:value="1.315002" calcext:value-type="float">
            <text:p>1.315002</text:p>
          </table:table-cell>
          <table:table-cell office:value-type="float" office:value="0.6476746" calcext:value-type="float">
            <text:p>0.6476746</text:p>
          </table:table-cell>
          <table:table-cell office:value-type="float" office:value="1.903473" calcext:value-type="float">
            <text:p>1.903473</text:p>
          </table:table-cell>
          <table:table-cell office:value-type="float" office:value="1.263214" calcext:value-type="float">
            <text:p>1.263214</text:p>
          </table:table-cell>
          <table:table-cell office:value-type="float" office:value="2.428619" calcext:value-type="float">
            <text:p>2.428619</text:p>
          </table:table-cell>
          <table:table-cell office:value-type="float" office:value="1.830902" calcext:value-type="float">
            <text:p>1.83090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0" calcext:value-type="float">
            <text:p>23112000</text:p>
          </table:table-cell>
          <table:table-cell office:value-type="float" office:value="7.657637" calcext:value-type="float">
            <text:p>7.657637</text:p>
          </table:table-cell>
          <table:table-cell office:value-type="float" office:value="-6.5" calcext:value-type="float">
            <text:p>-6.5</text:p>
          </table:table-cell>
          <table:table-cell office:value-type="float" office:value="-12.65" calcext:value-type="float">
            <text:p>-12.65</text:p>
          </table:table-cell>
          <table:table-cell office:value-type="float" office:value="0.280092" calcext:value-type="float">
            <text:p>0.280092</text:p>
          </table:table-cell>
          <table:table-cell office:value-type="float" office:value="0.2105392" calcext:value-type="float">
            <text:p>0.2105392</text:p>
          </table:table-cell>
          <table:table-cell office:value-type="float" office:value="290.304" calcext:value-type="float">
            <text:p>290.304</text:p>
          </table:table-cell>
          <table:table-cell office:value-type="float" office:value="0" calcext:value-type="float">
            <text:p>0</text:p>
          </table:table-cell>
          <table:table-cell office:value-type="float" office:value="-0.3013306" calcext:value-type="float">
            <text:p>-0.3013306</text:p>
          </table:table-cell>
          <table:table-cell office:value-type="float" office:value="-5.294281" calcext:value-type="float">
            <text:p>-5.294281</text:p>
          </table:table-cell>
          <table:table-cell office:value-type="float" office:value="-0.03900146" calcext:value-type="float">
            <text:p>-0.03900146</text:p>
          </table:table-cell>
          <table:table-cell office:value-type="float" office:value="-0.8280334" calcext:value-type="float">
            <text:p>-0.8280334</text:p>
          </table:table-cell>
          <table:table-cell office:value-type="float" office:value="0.05834961" calcext:value-type="float">
            <text:p>0.05834961</text:p>
          </table:table-cell>
          <table:table-cell office:value-type="float" office:value="-0.0930481" calcext:value-type="float">
            <text:p>-0.0930481</text:p>
          </table:table-cell>
          <table:table-cell office:value-type="float" office:value="0.6386414" calcext:value-type="float">
            <text:p>0.6386414</text:p>
          </table:table-cell>
          <table:table-cell office:value-type="float" office:value="0.4581604" calcext:value-type="float">
            <text:p>0.4581604</text:p>
          </table:table-cell>
          <table:table-cell office:value-type="float" office:value="1.254547" calcext:value-type="float">
            <text:p>1.254547</text:p>
          </table:table-cell>
          <table:table-cell office:value-type="float" office:value="0.9926758" calcext:value-type="float">
            <text:p>0.9926758</text:p>
          </table:table-cell>
          <table:table-cell office:value-type="float" office:value="1.823669" calcext:value-type="float">
            <text:p>1.823669</text:p>
          </table:table-cell>
          <table:table-cell office:value-type="float" office:value="1.509491" calcext:value-type="float">
            <text:p>1.50949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0" calcext:value-type="float">
            <text:p>24112000</text:p>
          </table:table-cell>
          <table:table-cell office:value-type="float" office:value="6.647422" calcext:value-type="float">
            <text:p>6.647422</text:p>
          </table:table-cell>
          <table:table-cell office:value-type="float" office:value="-5.45" calcext:value-type="float">
            <text:p>-5.45</text:p>
          </table:table-cell>
          <table:table-cell office:value-type="float" office:value="-14.1" calcext:value-type="float">
            <text:p>-14.1</text:p>
          </table:table-cell>
          <table:table-cell office:value-type="float" office:value="0.3275332" calcext:value-type="float">
            <text:p>0.3275332</text:p>
          </table:table-cell>
          <table:table-cell office:value-type="float" office:value="0.2000046" calcext:value-type="float">
            <text:p>0.2000046</text:p>
          </table:table-cell>
          <table:table-cell office:value-type="float" office:value="152.388" calcext:value-type="float">
            <text:p>152.388</text:p>
          </table:table-cell>
          <table:table-cell office:value-type="float" office:value="0" calcext:value-type="float">
            <text:p>0</text:p>
          </table:table-cell>
          <table:table-cell office:value-type="float" office:value="-0.703064" calcext:value-type="float">
            <text:p>-0.703064</text:p>
          </table:table-cell>
          <table:table-cell office:value-type="float" office:value="-5.871246" calcext:value-type="float">
            <text:p>-5.871246</text:p>
          </table:table-cell>
          <table:table-cell office:value-type="float" office:value="-0.2319641" calcext:value-type="float">
            <text:p>-0.2319641</text:p>
          </table:table-cell>
          <table:table-cell office:value-type="float" office:value="-1.057617" calcext:value-type="float">
            <text:p>-1.057617</text:p>
          </table:table-cell>
          <table:table-cell office:value-type="float" office:value="0.009063721" calcext:value-type="float">
            <text:p>0.009063721</text:p>
          </table:table-cell>
          <table:table-cell office:value-type="float" office:value="-0.1340332" calcext:value-type="float">
            <text:p>-0.1340332</text:p>
          </table:table-cell>
          <table:table-cell office:value-type="float" office:value="0.4701843" calcext:value-type="float">
            <text:p>0.4701843</text:p>
          </table:table-cell>
          <table:table-cell office:value-type="float" office:value="0.3735657" calcext:value-type="float">
            <text:p>0.3735657</text:p>
          </table:table-cell>
          <table:table-cell office:value-type="float" office:value="0.9897766" calcext:value-type="float">
            <text:p>0.9897766</text:p>
          </table:table-cell>
          <table:table-cell office:value-type="float" office:value="0.8721008" calcext:value-type="float">
            <text:p>0.8721008</text:p>
          </table:table-cell>
          <table:table-cell office:value-type="float" office:value="1.506531" calcext:value-type="float">
            <text:p>1.506531</text:p>
          </table:table-cell>
          <table:table-cell office:value-type="float" office:value="1.355194" calcext:value-type="float">
            <text:p>1.35519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0" calcext:value-type="float">
            <text:p>25112000</text:p>
          </table:table-cell>
          <table:table-cell office:value-type="float" office:value="6.945024" calcext:value-type="float">
            <text:p>6.945024</text:p>
          </table:table-cell>
          <table:table-cell office:value-type="float" office:value="3.65" calcext:value-type="float">
            <text:p>3.65</text:p>
          </table:table-cell>
          <table:table-cell office:value-type="float" office:value="-6.5" calcext:value-type="float">
            <text:p>-6.5</text:p>
          </table:table-cell>
          <table:table-cell office:value-type="float" office:value="0.4834418" calcext:value-type="float">
            <text:p>0.4834418</text:p>
          </table:table-cell>
          <table:table-cell office:value-type="float" office:value="0.3289482" calcext:value-type="float">
            <text:p>0.3289482</text:p>
          </table:table-cell>
          <table:table-cell office:value-type="float" office:value="186.048" calcext:value-type="float">
            <text:p>186.048</text:p>
          </table:table-cell>
          <table:table-cell office:value-type="float" office:value="0" calcext:value-type="float">
            <text:p>0</text:p>
          </table:table-cell>
          <table:table-cell office:value-type="float" office:value="0.5642395" calcext:value-type="float">
            <text:p>0.5642395</text:p>
          </table:table-cell>
          <table:table-cell office:value-type="float" office:value="-4.414337" calcext:value-type="float">
            <text:p>-4.414337</text:p>
          </table:table-cell>
          <table:table-cell office:value-type="float" office:value="-0.2113953" calcext:value-type="float">
            <text:p>-0.2113953</text:p>
          </table:table-cell>
          <table:table-cell office:value-type="float" office:value="-1.395966" calcext:value-type="float">
            <text:p>-1.395966</text:p>
          </table:table-cell>
          <table:table-cell office:value-type="float" office:value="0.006469727" calcext:value-type="float">
            <text:p>0.006469727</text:p>
          </table:table-cell>
          <table:table-cell office:value-type="float" office:value="-0.2013855" calcext:value-type="float">
            <text:p>-0.2013855</text:p>
          </table:table-cell>
          <table:table-cell office:value-type="float" office:value="0.4187622" calcext:value-type="float">
            <text:p>0.4187622</text:p>
          </table:table-cell>
          <table:table-cell office:value-type="float" office:value="0.2934265" calcext:value-type="float">
            <text:p>0.2934265</text:p>
          </table:table-cell>
          <table:table-cell office:value-type="float" office:value="0.8695679" calcext:value-type="float">
            <text:p>0.8695679</text:p>
          </table:table-cell>
          <table:table-cell office:value-type="float" office:value="0.7857666" calcext:value-type="float">
            <text:p>0.7857666</text:p>
          </table:table-cell>
          <table:table-cell office:value-type="float" office:value="1.352844" calcext:value-type="float">
            <text:p>1.352844</text:p>
          </table:table-cell>
          <table:table-cell office:value-type="float" office:value="1.261566" calcext:value-type="float">
            <text:p>1.26156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0" calcext:value-type="float">
            <text:p>26112000</text:p>
          </table:table-cell>
          <table:table-cell office:value-type="float" office:value="0.5239152" calcext:value-type="float">
            <text:p>0.5239152</text:p>
          </table:table-cell>
          <table:table-cell office:value-type="float" office:value="0.75" calcext:value-type="float">
            <text:p>0.75</text:p>
          </table:table-cell>
          <table:table-cell office:value-type="float" office:value="-2.6" calcext:value-type="float">
            <text:p>-2.6</text:p>
          </table:table-cell>
          <table:table-cell office:value-type="float" office:value="0.6356077" calcext:value-type="float">
            <text:p>0.6356077</text:p>
          </table:table-cell>
          <table:table-cell office:value-type="float" office:value="0.4425412" calcext:value-type="float">
            <text:p>0.4425412</text:p>
          </table:table-cell>
          <table:table-cell office:value-type="float" office:value="126.504" calcext:value-type="float">
            <text:p>126.504</text:p>
          </table:table-cell>
          <table:table-cell office:value-type="float" office:value="47.3" calcext:value-type="float">
            <text:p>47.3</text:p>
          </table:table-cell>
          <table:table-cell office:value-type="float" office:value="-0.0255127" calcext:value-type="float">
            <text:p>-0.0255127</text:p>
          </table:table-cell>
          <table:table-cell office:value-type="float" office:value="-2.322083" calcext:value-type="float">
            <text:p>-2.322083</text:p>
          </table:table-cell>
          <table:table-cell office:value-type="float" office:value="-0.09014893" calcext:value-type="float">
            <text:p>-0.09014893</text:p>
          </table:table-cell>
          <table:table-cell office:value-type="float" office:value="-0.6229248" calcext:value-type="float">
            <text:p>-0.6229248</text:p>
          </table:table-cell>
          <table:table-cell office:value-type="float" office:value="0.02984619" calcext:value-type="float">
            <text:p>0.02984619</text:p>
          </table:table-cell>
          <table:table-cell office:value-type="float" office:value="-0.0640564" calcext:value-type="float">
            <text:p>-0.0640564</text:p>
          </table:table-cell>
          <table:table-cell office:value-type="float" office:value="0.4127502" calcext:value-type="float">
            <text:p>0.4127502</text:p>
          </table:table-cell>
          <table:table-cell office:value-type="float" office:value="0.3710327" calcext:value-type="float">
            <text:p>0.3710327</text:p>
          </table:table-cell>
          <table:table-cell office:value-type="float" office:value="0.8403015" calcext:value-type="float">
            <text:p>0.8403015</text:p>
          </table:table-cell>
          <table:table-cell office:value-type="float" office:value="0.802002" calcext:value-type="float">
            <text:p>0.802002</text:p>
          </table:table-cell>
          <table:table-cell office:value-type="float" office:value="1.278564" calcext:value-type="float">
            <text:p>1.278564</text:p>
          </table:table-cell>
          <table:table-cell office:value-type="float" office:value="1.219086" calcext:value-type="float">
            <text:p>1.21908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0" calcext:value-type="float">
            <text:p>27112000</text:p>
          </table:table-cell>
          <table:table-cell office:value-type="float" office:value="1.532866" calcext:value-type="float">
            <text:p>1.532866</text:p>
          </table:table-cell>
          <table:table-cell office:value-type="float" office:value="2.7" calcext:value-type="float">
            <text:p>2.7</text:p>
          </table:table-cell>
          <table:table-cell office:value-type="float" office:value="0.45" calcext:value-type="float">
            <text:p>0.45</text:p>
          </table:table-cell>
          <table:table-cell office:value-type="float" office:value="0.7299078" calcext:value-type="float">
            <text:p>0.7299078</text:p>
          </table:table-cell>
          <table:table-cell office:value-type="float" office:value="0.6221144" calcext:value-type="float">
            <text:p>0.6221144</text:p>
          </table:table-cell>
          <table:table-cell office:value-type="float" office:value="148.32" calcext:value-type="float">
            <text:p>148.32</text:p>
          </table:table-cell>
          <table:table-cell office:value-type="float" office:value="6.599999" calcext:value-type="float">
            <text:p>6.599999</text:p>
          </table:table-cell>
          <table:table-cell office:value-type="float" office:value="-0.01507568" calcext:value-type="float">
            <text:p>-0.01507568</text:p>
          </table:table-cell>
          <table:table-cell office:value-type="float" office:value="-0.2228699" calcext:value-type="float">
            <text:p>-0.2228699</text:p>
          </table:table-cell>
          <table:table-cell office:value-type="float" office:value="-0.04504395" calcext:value-type="float">
            <text:p>-0.04504395</text:p>
          </table:table-cell>
          <table:table-cell office:value-type="float" office:value="-0.08889771" calcext:value-type="float">
            <text:p>-0.08889771</text:p>
          </table:table-cell>
          <table:table-cell office:value-type="float" office:value="0.04403687" calcext:value-type="float">
            <text:p>0.04403687</text:p>
          </table:table-cell>
          <table:table-cell office:value-type="float" office:value="0.03012085" calcext:value-type="float">
            <text:p>0.03012085</text:p>
          </table:table-cell>
          <table:table-cell office:value-type="float" office:value="0.429718" calcext:value-type="float">
            <text:p>0.429718</text:p>
          </table:table-cell>
          <table:table-cell office:value-type="float" office:value="0.413208" calcext:value-type="float">
            <text:p>0.413208</text:p>
          </table:table-cell>
          <table:table-cell office:value-type="float" office:value="0.8264771" calcext:value-type="float">
            <text:p>0.8264771</text:p>
          </table:table-cell>
          <table:table-cell office:value-type="float" office:value="0.8179932" calcext:value-type="float">
            <text:p>0.8179932</text:p>
          </table:table-cell>
          <table:table-cell office:value-type="float" office:value="1.227203" calcext:value-type="float">
            <text:p>1.227203</text:p>
          </table:table-cell>
          <table:table-cell office:value-type="float" office:value="1.202332" calcext:value-type="float">
            <text:p>1.202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0" calcext:value-type="float">
            <text:p>28112000</text:p>
          </table:table-cell>
          <table:table-cell office:value-type="float" office:value="1.437264" calcext:value-type="float">
            <text:p>1.437264</text:p>
          </table:table-cell>
          <table:table-cell office:value-type="float" office:value="4.2" calcext:value-type="float">
            <text:p>4.2</text:p>
          </table:table-cell>
          <table:table-cell office:value-type="float" office:value="1.75" calcext:value-type="float">
            <text:p>1.75</text:p>
          </table:table-cell>
          <table:table-cell office:value-type="float" office:value="0.7800547" calcext:value-type="float">
            <text:p>0.7800547</text:p>
          </table:table-cell>
          <table:table-cell office:value-type="float" office:value="0.6825032" calcext:value-type="float">
            <text:p>0.6825032</text:p>
          </table:table-cell>
          <table:table-cell office:value-type="float" office:value="150.696" calcext:value-type="float">
            <text:p>150.696</text:p>
          </table:table-cell>
          <table:table-cell office:value-type="float" office:value="0.3" calcext:value-type="float">
            <text:p>0.3</text:p>
          </table:table-cell>
          <table:table-cell office:value-type="float" office:value="-0.2279968" calcext:value-type="float">
            <text:p>-0.2279968</text:p>
          </table:table-cell>
          <table:table-cell office:value-type="float" office:value="-0.3995972" calcext:value-type="float">
            <text:p>-0.3995972</text:p>
          </table:table-cell>
          <table:table-cell office:value-type="float" office:value="-0.07189941" calcext:value-type="float">
            <text:p>-0.07189941</text:p>
          </table:table-cell>
          <table:table-cell office:value-type="float" office:value="-0.0977478" calcext:value-type="float">
            <text:p>-0.0977478</text:p>
          </table:table-cell>
          <table:table-cell office:value-type="float" office:value="0.04107666" calcext:value-type="float">
            <text:p>0.04107666</text:p>
          </table:table-cell>
          <table:table-cell office:value-type="float" office:value="0.03677368" calcext:value-type="float">
            <text:p>0.03677368</text:p>
          </table:table-cell>
          <table:table-cell office:value-type="float" office:value="0.4293518" calcext:value-type="float">
            <text:p>0.4293518</text:p>
          </table:table-cell>
          <table:table-cell office:value-type="float" office:value="0.4111328" calcext:value-type="float">
            <text:p>0.4111328</text:p>
          </table:table-cell>
          <table:table-cell office:value-type="float" office:value="0.8195801" calcext:value-type="float">
            <text:p>0.8195801</text:p>
          </table:table-cell>
          <table:table-cell office:value-type="float" office:value="0.7835999" calcext:value-type="float">
            <text:p>0.7835999</text:p>
          </table:table-cell>
          <table:table-cell office:value-type="float" office:value="1.201996" calcext:value-type="float">
            <text:p>1.201996</text:p>
          </table:table-cell>
          <table:table-cell office:value-type="float" office:value="1.152069" calcext:value-type="float">
            <text:p>1.15206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0" calcext:value-type="float">
            <text:p>29112000</text:p>
          </table:table-cell>
          <table:table-cell office:value-type="float" office:value="2.822886" calcext:value-type="float">
            <text:p>2.822886</text:p>
          </table:table-cell>
          <table:table-cell office:value-type="float" office:value="2.25" calcext:value-type="float">
            <text:p>2.25</text:p>
          </table:table-cell>
          <table:table-cell office:value-type="float" office:value="0.65" calcext:value-type="float">
            <text:p>0.65</text:p>
          </table:table-cell>
          <table:table-cell office:value-type="float" office:value="0.7070965" calcext:value-type="float">
            <text:p>0.7070965</text:p>
          </table:table-cell>
          <table:table-cell office:value-type="float" office:value="0.6007681" calcext:value-type="float">
            <text:p>0.6007681</text:p>
          </table:table-cell>
          <table:table-cell office:value-type="float" office:value="221.004" calcext:value-type="float">
            <text:p>221.004</text:p>
          </table:table-cell>
          <table:table-cell office:value-type="float" office:value="0" calcext:value-type="float">
            <text:p>0</text:p>
          </table:table-cell>
          <table:table-cell office:value-type="float" office:value="-0.134552" calcext:value-type="float">
            <text:p>-0.134552</text:p>
          </table:table-cell>
          <table:table-cell office:value-type="float" office:value="-0.2763977" calcext:value-type="float">
            <text:p>-0.2763977</text:p>
          </table:table-cell>
          <table:table-cell office:value-type="float" office:value="0.05780029" calcext:value-type="float">
            <text:p>0.05780029</text:p>
          </table:table-cell>
          <table:table-cell office:value-type="float" office:value="-0.07385254" calcext:value-type="float">
            <text:p>-0.07385254</text:p>
          </table:table-cell>
          <table:table-cell office:value-type="float" office:value="0.2929688" calcext:value-type="float">
            <text:p>0.2929688</text:p>
          </table:table-cell>
          <table:table-cell office:value-type="float" office:value="0.03900146" calcext:value-type="float">
            <text:p>0.03900146</text:p>
          </table:table-cell>
          <table:table-cell office:value-type="float" office:value="0.5942688" calcext:value-type="float">
            <text:p>0.5942688</text:p>
          </table:table-cell>
          <table:table-cell office:value-type="float" office:value="0.4062805" calcext:value-type="float">
            <text:p>0.4062805</text:p>
          </table:table-cell>
          <table:table-cell office:value-type="float" office:value="0.9016113" calcext:value-type="float">
            <text:p>0.9016113</text:p>
          </table:table-cell>
          <table:table-cell office:value-type="float" office:value="0.770752" calcext:value-type="float">
            <text:p>0.770752</text:p>
          </table:table-cell>
          <table:table-cell office:value-type="float" office:value="1.215057" calcext:value-type="float">
            <text:p>1.215057</text:p>
          </table:table-cell>
          <table:table-cell office:value-type="float" office:value="1.131287" calcext:value-type="float">
            <text:p>1.13128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0" calcext:value-type="float">
            <text:p>30112000</text:p>
          </table:table-cell>
          <table:table-cell office:value-type="float" office:value="1.456776" calcext:value-type="float">
            <text:p>1.456776</text:p>
          </table:table-cell>
          <table:table-cell office:value-type="float" office:value="0.75" calcext:value-type="float">
            <text:p>0.75</text:p>
          </table:table-cell>
          <table:table-cell office:value-type="float" office:value="-2.45" calcext:value-type="float">
            <text:p>-2.45</text:p>
          </table:table-cell>
          <table:table-cell office:value-type="float" office:value="0.6139574" calcext:value-type="float">
            <text:p>0.6139574</text:p>
          </table:table-cell>
          <table:table-cell office:value-type="float" office:value="0.3911171" calcext:value-type="float">
            <text:p>0.3911171</text:p>
          </table:table-cell>
          <table:table-cell office:value-type="float" office:value="291.96" calcext:value-type="float">
            <text:p>291.96</text:p>
          </table:table-cell>
          <table:table-cell office:value-type="float" office:value="0.6" calcext:value-type="float">
            <text:p>0.6</text:p>
          </table:table-cell>
          <table:table-cell office:value-type="float" office:value="-0.0741272" calcext:value-type="float">
            <text:p>-0.0741272</text:p>
          </table:table-cell>
          <table:table-cell office:value-type="float" office:value="-0.1351318" calcext:value-type="float">
            <text:p>-0.1351318</text:p>
          </table:table-cell>
          <table:table-cell office:value-type="float" office:value="0.09881592" calcext:value-type="float">
            <text:p>0.09881592</text:p>
          </table:table-cell>
          <table:table-cell office:value-type="float" office:value="0.0585022" calcext:value-type="float">
            <text:p>0.0585022</text:p>
          </table:table-cell>
          <table:table-cell office:value-type="float" office:value="0.3392944" calcext:value-type="float">
            <text:p>0.3392944</text:p>
          </table:table-cell>
          <table:table-cell office:value-type="float" office:value="0.2940369" calcext:value-type="float">
            <text:p>0.2940369</text:p>
          </table:table-cell>
          <table:table-cell office:value-type="float" office:value="0.6499634" calcext:value-type="float">
            <text:p>0.6499634</text:p>
          </table:table-cell>
          <table:table-cell office:value-type="float" office:value="0.5955505" calcext:value-type="float">
            <text:p>0.5955505</text:p>
          </table:table-cell>
          <table:table-cell office:value-type="float" office:value="0.9613342" calcext:value-type="float">
            <text:p>0.9613342</text:p>
          </table:table-cell>
          <table:table-cell office:value-type="float" office:value="0.9030151" calcext:value-type="float">
            <text:p>0.9030151</text:p>
          </table:table-cell>
          <table:table-cell office:value-type="float" office:value="1.271606" calcext:value-type="float">
            <text:p>1.271606</text:p>
          </table:table-cell>
          <table:table-cell office:value-type="float" office:value="1.21637" calcext:value-type="float">
            <text:p>1.216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5.358757" calcext:value-type="float">
            <text:p>5.358757</text:p>
          </table:table-cell>
          <table:table-cell office:value-type="float" office:value="-2.45" calcext:value-type="float">
            <text:p>-2.45</text:p>
          </table:table-cell>
          <table:table-cell office:value-type="float" office:value="-7.25" calcext:value-type="float">
            <text:p>-7.25</text:p>
          </table:table-cell>
          <table:table-cell office:value-type="float" office:value="0.4164422" calcext:value-type="float">
            <text:p>0.4164422</text:p>
          </table:table-cell>
          <table:table-cell office:value-type="float" office:value="0.2813074" calcext:value-type="float">
            <text:p>0.2813074</text:p>
          </table:table-cell>
          <table:table-cell office:value-type="float" office:value="382.824" calcext:value-type="float">
            <text:p>382.824</text:p>
          </table:table-cell>
          <table:table-cell office:value-type="float" office:value="0" calcext:value-type="float">
            <text:p>0</text:p>
          </table:table-cell>
          <table:table-cell office:value-type="float" office:value="-0.1306763" calcext:value-type="float">
            <text:p>-0.1306763</text:p>
          </table:table-cell>
          <table:table-cell office:value-type="float" office:value="-0.2841492" calcext:value-type="float">
            <text:p>-0.2841492</text:p>
          </table:table-cell>
          <table:table-cell office:value-type="float" office:value="0.09347534" calcext:value-type="float">
            <text:p>0.09347534</text:p>
          </table:table-cell>
          <table:table-cell office:value-type="float" office:value="0.06533813" calcext:value-type="float">
            <text:p>0.06533813</text:p>
          </table:table-cell>
          <table:table-cell office:value-type="float" office:value="0.335022" calcext:value-type="float">
            <text:p>0.335022</text:p>
          </table:table-cell>
          <table:table-cell office:value-type="float" office:value="0.3118591" calcext:value-type="float">
            <text:p>0.3118591</text:p>
          </table:table-cell>
          <table:table-cell office:value-type="float" office:value="0.649292" calcext:value-type="float">
            <text:p>0.649292</text:p>
          </table:table-cell>
          <table:table-cell office:value-type="float" office:value="0.6323853" calcext:value-type="float">
            <text:p>0.6323853</text:p>
          </table:table-cell>
          <table:table-cell office:value-type="float" office:value="0.9613647" calcext:value-type="float">
            <text:p>0.9613647</text:p>
          </table:table-cell>
          <table:table-cell office:value-type="float" office:value="0.9484558" calcext:value-type="float">
            <text:p>0.9484558</text:p>
          </table:table-cell>
          <table:table-cell office:value-type="float" office:value="1.272095" calcext:value-type="float">
            <text:p>1.272095</text:p>
          </table:table-cell>
          <table:table-cell office:value-type="float" office:value="1.260254" calcext:value-type="float">
            <text:p>1.2602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0" calcext:value-type="float">
            <text:p>2122000</text:p>
          </table:table-cell>
          <table:table-cell office:value-type="float" office:value="5.829026" calcext:value-type="float">
            <text:p>5.829026</text:p>
          </table:table-cell>
          <table:table-cell office:value-type="float" office:value="-5.5" calcext:value-type="float">
            <text:p>-5.5</text:p>
          </table:table-cell>
          <table:table-cell office:value-type="float" office:value="-9.9" calcext:value-type="float">
            <text:p>-9.9</text:p>
          </table:table-cell>
          <table:table-cell office:value-type="float" office:value="0.2936431" calcext:value-type="float">
            <text:p>0.2936431</text:p>
          </table:table-cell>
          <table:table-cell office:value-type="float" office:value="0.2610922" calcext:value-type="float">
            <text:p>0.2610922</text:p>
          </table:table-cell>
          <table:table-cell office:value-type="float" office:value="262.116" calcext:value-type="float">
            <text:p>262.116</text:p>
          </table:table-cell>
          <table:table-cell office:value-type="float" office:value="0" calcext:value-type="float">
            <text:p>0</text:p>
          </table:table-cell>
          <table:table-cell office:value-type="float" office:value="-0.2879944" calcext:value-type="float">
            <text:p>-0.2879944</text:p>
          </table:table-cell>
          <table:table-cell office:value-type="float" office:value="-0.5874939" calcext:value-type="float">
            <text:p>-0.5874939</text:p>
          </table:table-cell>
          <table:table-cell office:value-type="float" office:value="0.06451416" calcext:value-type="float">
            <text:p>0.06451416</text:p>
          </table:table-cell>
          <table:table-cell office:value-type="float" office:value="0.000793457" calcext:value-type="float">
            <text:p>0.000793457</text:p>
          </table:table-cell>
          <table:table-cell office:value-type="float" office:value="0.3111267" calcext:value-type="float">
            <text:p>0.3111267</text:p>
          </table:table-cell>
          <table:table-cell office:value-type="float" office:value="0.2503967" calcext:value-type="float">
            <text:p>0.2503967</text:p>
          </table:table-cell>
          <table:table-cell office:value-type="float" office:value="0.6317749" calcext:value-type="float">
            <text:p>0.6317749</text:p>
          </table:table-cell>
          <table:table-cell office:value-type="float" office:value="0.5780945" calcext:value-type="float">
            <text:p>0.5780945</text:p>
          </table:table-cell>
          <table:table-cell office:value-type="float" office:value="0.947998" calcext:value-type="float">
            <text:p>0.947998</text:p>
          </table:table-cell>
          <table:table-cell office:value-type="float" office:value="0.8995361" calcext:value-type="float">
            <text:p>0.8995361</text:p>
          </table:table-cell>
          <table:table-cell office:value-type="float" office:value="1.259857" calcext:value-type="float">
            <text:p>1.259857</text:p>
          </table:table-cell>
          <table:table-cell office:value-type="float" office:value="1.214935" calcext:value-type="float">
            <text:p>1.21493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0" calcext:value-type="float">
            <text:p>3122000</text:p>
          </table:table-cell>
          <table:table-cell office:value-type="float" office:value="7.124281" calcext:value-type="float">
            <text:p>7.124281</text:p>
          </table:table-cell>
          <table:table-cell office:value-type="float" office:value="1.15" calcext:value-type="float">
            <text:p>1.15</text:p>
          </table:table-cell>
          <table:table-cell office:value-type="float" office:value="-11.5" calcext:value-type="float">
            <text:p>-11.5</text:p>
          </table:table-cell>
          <table:table-cell office:value-type="float" office:value="0.42542" calcext:value-type="float">
            <text:p>0.42542</text:p>
          </table:table-cell>
          <table:table-cell office:value-type="float" office:value="0.2381915" calcext:value-type="float">
            <text:p>0.2381915</text:p>
          </table:table-cell>
          <table:table-cell office:value-type="float" office:value="283.212" calcext:value-type="float">
            <text:p>283.212</text:p>
          </table:table-cell>
          <table:table-cell office:value-type="float" office:value="0" calcext:value-type="float">
            <text:p>0</text:p>
          </table:table-cell>
          <table:table-cell office:value-type="float" office:value="-0.5331116" calcext:value-type="float">
            <text:p>-0.5331116</text:p>
          </table:table-cell>
          <table:table-cell office:value-type="float" office:value="-0.8336182" calcext:value-type="float">
            <text:p>-0.8336182</text:p>
          </table:table-cell>
          <table:table-cell office:value-type="float" office:value="0.00100708" calcext:value-type="float">
            <text:p>0.00100708</text:p>
          </table:table-cell>
          <table:table-cell office:value-type="float" office:value="-0.0531311" calcext:value-type="float">
            <text:p>-0.0531311</text:p>
          </table:table-cell>
          <table:table-cell office:value-type="float" office:value="0.2492065" calcext:value-type="float">
            <text:p>0.2492065</text:p>
          </table:table-cell>
          <table:table-cell office:value-type="float" office:value="0.198822" calcext:value-type="float">
            <text:p>0.198822</text:p>
          </table:table-cell>
          <table:table-cell office:value-type="float" office:value="0.5770874" calcext:value-type="float">
            <text:p>0.5770874</text:p>
          </table:table-cell>
          <table:table-cell office:value-type="float" office:value="0.5293579" calcext:value-type="float">
            <text:p>0.5293579</text:p>
          </table:table-cell>
          <table:table-cell office:value-type="float" office:value="0.8987427" calcext:value-type="float">
            <text:p>0.8987427</text:p>
          </table:table-cell>
          <table:table-cell office:value-type="float" office:value="0.8526306" calcext:value-type="float">
            <text:p>0.8526306</text:p>
          </table:table-cell>
          <table:table-cell office:value-type="float" office:value="1.214233" calcext:value-type="float">
            <text:p>1.214233</text:p>
          </table:table-cell>
          <table:table-cell office:value-type="float" office:value="1.167908" calcext:value-type="float">
            <text:p>1.1679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0" calcext:value-type="float">
            <text:p>4122000</text:p>
          </table:table-cell>
          <table:table-cell office:value-type="float" office:value="6.012624" calcext:value-type="float">
            <text:p>6.012624</text:p>
          </table:table-cell>
          <table:table-cell office:value-type="float" office:value="3.25" calcext:value-type="float">
            <text:p>3.25</text:p>
          </table:table-cell>
          <table:table-cell office:value-type="float" office:value="-5.45" calcext:value-type="float">
            <text:p>-5.45</text:p>
          </table:table-cell>
          <table:table-cell office:value-type="float" office:value="0.5347913" calcext:value-type="float">
            <text:p>0.5347913</text:p>
          </table:table-cell>
          <table:table-cell office:value-type="float" office:value="0.3396064" calcext:value-type="float">
            <text:p>0.3396064</text:p>
          </table:table-cell>
          <table:table-cell office:value-type="float" office:value="334.404" calcext:value-type="float">
            <text:p>334.404</text:p>
          </table:table-cell>
          <table:table-cell office:value-type="float" office:value="0" calcext:value-type="float">
            <text:p>0</text:p>
          </table:table-cell>
          <table:table-cell office:value-type="float" office:value="-0.1168518" calcext:value-type="float">
            <text:p>-0.1168518</text:p>
          </table:table-cell>
          <table:table-cell office:value-type="float" office:value="-0.588562" calcext:value-type="float">
            <text:p>-0.588562</text:p>
          </table:table-cell>
          <table:table-cell office:value-type="float" office:value="0.08441162" calcext:value-type="float">
            <text:p>0.08441162</text:p>
          </table:table-cell>
          <table:table-cell office:value-type="float" office:value="-0.01000977" calcext:value-type="float">
            <text:p>-0.01000977</text:p>
          </table:table-cell>
          <table:table-cell office:value-type="float" office:value="0.297699" calcext:value-type="float">
            <text:p>0.297699</text:p>
          </table:table-cell>
          <table:table-cell office:value-type="float" office:value="0.2263184" calcext:value-type="float">
            <text:p>0.2263184</text:p>
          </table:table-cell>
          <table:table-cell office:value-type="float" office:value="0.586853" calcext:value-type="float">
            <text:p>0.586853</text:p>
          </table:table-cell>
          <table:table-cell office:value-type="float" office:value="0.5393677" calcext:value-type="float">
            <text:p>0.5393677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0.8505859" calcext:value-type="float">
            <text:p>0.8505859</text:p>
          </table:table-cell>
          <table:table-cell office:value-type="float" office:value="1.177643" calcext:value-type="float">
            <text:p>1.177643</text:p>
          </table:table-cell>
          <table:table-cell office:value-type="float" office:value="1.159149" calcext:value-type="float">
            <text:p>1.1591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0" calcext:value-type="float">
            <text:p>5122000</text:p>
          </table:table-cell>
          <table:table-cell office:value-type="float" office:value="1.430879" calcext:value-type="float">
            <text:p>1.430879</text:p>
          </table:table-cell>
          <table:table-cell office:value-type="float" office:value="0.7" calcext:value-type="float">
            <text:p>0.7</text:p>
          </table:table-cell>
          <table:table-cell office:value-type="float" office:value="-11.05" calcext:value-type="float">
            <text:p>-11.05</text:p>
          </table:table-cell>
          <table:table-cell office:value-type="float" office:value="0.6333408" calcext:value-type="float">
            <text:p>0.6333408</text:p>
          </table:table-cell>
          <table:table-cell office:value-type="float" office:value="0.2173403" calcext:value-type="float">
            <text:p>0.2173403</text:p>
          </table:table-cell>
          <table:table-cell office:value-type="float" office:value="481.968" calcext:value-type="float">
            <text:p>481.968</text:p>
          </table:table-cell>
          <table:table-cell office:value-type="float" office:value="4.4" calcext:value-type="float">
            <text:p>4.4</text:p>
          </table:table-cell>
          <table:table-cell office:value-type="float" office:value="0.01815796" calcext:value-type="float">
            <text:p>0.01815796</text:p>
          </table:table-cell>
          <table:table-cell office:value-type="float" office:value="-0.3942871" calcext:value-type="float">
            <text:p>-0.3942871</text:p>
          </table:table-cell>
          <table:table-cell office:value-type="float" office:value="0.1090088" calcext:value-type="float">
            <text:p>0.1090088</text:p>
          </table:table-cell>
          <table:table-cell office:value-type="float" office:value="0.03039551" calcext:value-type="float">
            <text:p>0.03039551</text:p>
          </table:table-cell>
          <table:table-cell office:value-type="float" office:value="0.3226929" calcext:value-type="float">
            <text:p>0.3226929</text:p>
          </table:table-cell>
          <table:table-cell office:value-type="float" office:value="0.2636108" calcext:value-type="float">
            <text:p>0.2636108</text:p>
          </table:table-cell>
          <table:table-cell office:value-type="float" office:value="0.6089172" calcext:value-type="float">
            <text:p>0.6089172</text:p>
          </table:table-cell>
          <table:table-cell office:value-type="float" office:value="0.5677185" calcext:value-type="float">
            <text:p>0.5677185</text:p>
          </table:table-cell>
          <table:table-cell office:value-type="float" office:value="0.896759" calcext:value-type="float">
            <text:p>0.896759</text:p>
          </table:table-cell>
          <table:table-cell office:value-type="float" office:value="0.8699646" calcext:value-type="float">
            <text:p>0.8699646</text:p>
          </table:table-cell>
          <table:table-cell office:value-type="float" office:value="1.184265" calcext:value-type="float">
            <text:p>1.184265</text:p>
          </table:table-cell>
          <table:table-cell office:value-type="float" office:value="1.164642" calcext:value-type="float">
            <text:p>1.1646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0" calcext:value-type="float">
            <text:p>6122000</text:p>
          </table:table-cell>
          <table:table-cell office:value-type="float" office:value="5.635799" calcext:value-type="float">
            <text:p>5.635799</text:p>
          </table:table-cell>
          <table:table-cell office:value-type="float" office:value="-10.85" calcext:value-type="float">
            <text:p>-10.85</text:p>
          </table:table-cell>
          <table:table-cell office:value-type="float" office:value="-14.6" calcext:value-type="float">
            <text:p>-14.6</text:p>
          </table:table-cell>
          <table:table-cell office:value-type="float" office:value="0.263599" calcext:value-type="float">
            <text:p>0.263599</text:p>
          </table:table-cell>
          <table:table-cell office:value-type="float" office:value="0.1578426" calcext:value-type="float">
            <text:p>0.1578426</text:p>
          </table:table-cell>
          <table:table-cell office:value-type="float" office:value="337.356" calcext:value-type="float">
            <text:p>337.356</text:p>
          </table:table-cell>
          <table:table-cell office:value-type="float" office:value="1" calcext:value-type="float">
            <text:p>1</text:p>
          </table:table-cell>
          <table:table-cell office:value-type="float" office:value="-0.2310791" calcext:value-type="float">
            <text:p>-0.2310791</text:p>
          </table:table-cell>
          <table:table-cell office:value-type="float" office:value="-0.888855" calcext:value-type="float">
            <text:p>-0.888855</text:p>
          </table:table-cell>
          <table:table-cell office:value-type="float" office:value="0.0748291" calcext:value-type="float">
            <text:p>0.0748291</text:p>
          </table:table-cell>
          <table:table-cell office:value-type="float" office:value="-0.07754517" calcext:value-type="float">
            <text:p>-0.07754517</text:p>
          </table:table-cell>
          <table:table-cell office:value-type="float" office:value="0.3157654" calcext:value-type="float">
            <text:p>0.3157654</text:p>
          </table:table-cell>
          <table:table-cell office:value-type="float" office:value="0.1793518" calcext:value-type="float">
            <text:p>0.1793518</text:p>
          </table:table-cell>
          <table:table-cell office:value-type="float" office:value="0.6083374" calcext:value-type="float">
            <text:p>0.6083374</text:p>
          </table:table-cell>
          <table:table-cell office:value-type="float" office:value="0.5004578" calcext:value-type="float">
            <text:p>0.5004578</text:p>
          </table:table-cell>
          <table:table-cell office:value-type="float" office:value="0.8970032" calcext:value-type="float">
            <text:p>0.8970032</text:p>
          </table:table-cell>
          <table:table-cell office:value-type="float" office:value="0.8141785" calcext:value-type="float">
            <text:p>0.8141785</text:p>
          </table:table-cell>
          <table:table-cell office:value-type="float" office:value="1.185211" calcext:value-type="float">
            <text:p>1.185211</text:p>
          </table:table-cell>
          <table:table-cell office:value-type="float" office:value="1.121155" calcext:value-type="float">
            <text:p>1.1211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0" calcext:value-type="float">
            <text:p>7122000</text:p>
          </table:table-cell>
          <table:table-cell office:value-type="float" office:value="6.769191" calcext:value-type="float">
            <text:p>6.769191</text:p>
          </table:table-cell>
          <table:table-cell office:value-type="float" office:value="-9.4" calcext:value-type="float">
            <text:p>-9.4</text:p>
          </table:table-cell>
          <table:table-cell office:value-type="float" office:value="-18.1" calcext:value-type="float">
            <text:p>-18.1</text:p>
          </table:table-cell>
          <table:table-cell office:value-type="float" office:value="0.2993138" calcext:value-type="float">
            <text:p>0.2993138</text:p>
          </table:table-cell>
          <table:table-cell office:value-type="float" office:value="0.1141753" calcext:value-type="float">
            <text:p>0.1141753</text:p>
          </table:table-cell>
          <table:table-cell office:value-type="float" office:value="319.356" calcext:value-type="float">
            <text:p>319.356</text:p>
          </table:table-cell>
          <table:table-cell office:value-type="float" office:value="1" calcext:value-type="float">
            <text:p>1</text:p>
          </table:table-cell>
          <table:table-cell office:value-type="float" office:value="-0.8962097" calcext:value-type="float">
            <text:p>-0.8962097</text:p>
          </table:table-cell>
          <table:table-cell office:value-type="float" office:value="-1.148682" calcext:value-type="float">
            <text:p>-1.148682</text:p>
          </table:table-cell>
          <table:table-cell office:value-type="float" office:value="-0.07919312" calcext:value-type="float">
            <text:p>-0.07919312</text:p>
          </table:table-cell>
          <table:table-cell office:value-type="float" office:value="-0.1402283" calcext:value-type="float">
            <text:p>-0.1402283</text:p>
          </table:table-cell>
          <table:table-cell office:value-type="float" office:value="0.1777954" calcext:value-type="float">
            <text:p>0.1777954</text:p>
          </table:table-cell>
          <table:table-cell office:value-type="float" office:value="0.1124878" calcext:value-type="float">
            <text:p>0.1124878</text:p>
          </table:table-cell>
          <table:table-cell office:value-type="float" office:value="0.4990845" calcext:value-type="float">
            <text:p>0.4990845</text:p>
          </table:table-cell>
          <table:table-cell office:value-type="float" office:value="0.4310913" calcext:value-type="float">
            <text:p>0.4310913</text:p>
          </table:table-cell>
          <table:table-cell office:value-type="float" office:value="0.8130798" calcext:value-type="float">
            <text:p>0.8130798</text:p>
          </table:table-cell>
          <table:table-cell office:value-type="float" office:value="0.7434998" calcext:value-type="float">
            <text:p>0.7434998</text:p>
          </table:table-cell>
          <table:table-cell office:value-type="float" office:value="1.120209" calcext:value-type="float">
            <text:p>1.120209</text:p>
          </table:table-cell>
          <table:table-cell office:value-type="float" office:value="1.050903" calcext:value-type="float">
            <text:p>1.05090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0" calcext:value-type="float">
            <text:p>8122000</text:p>
          </table:table-cell>
          <table:table-cell office:value-type="float" office:value="6.768318" calcext:value-type="float">
            <text:p>6.768318</text:p>
          </table:table-cell>
          <table:table-cell office:value-type="float" office:value="-14.4" calcext:value-type="float">
            <text:p>-14.4</text:p>
          </table:table-cell>
          <table:table-cell office:value-type="float" office:value="-20.25" calcext:value-type="float">
            <text:p>-20.25</text:p>
          </table:table-cell>
          <table:table-cell office:value-type="float" office:value="0.1381972" calcext:value-type="float">
            <text:p>0.1381972</text:p>
          </table:table-cell>
          <table:table-cell office:value-type="float" office:value="0.1000246" calcext:value-type="float">
            <text:p>0.1000246</text:p>
          </table:table-cell>
          <table:table-cell office:value-type="float" office:value="136.548" calcext:value-type="float">
            <text:p>136.548</text:p>
          </table:table-cell>
          <table:table-cell office:value-type="float" office:value="0" calcext:value-type="float">
            <text:p>0</text:p>
          </table:table-cell>
          <table:table-cell office:value-type="float" office:value="-1.157684" calcext:value-type="float">
            <text:p>-1.157684</text:p>
          </table:table-cell>
          <table:table-cell office:value-type="float" office:value="-1.478302" calcext:value-type="float">
            <text:p>-1.478302</text:p>
          </table:table-cell>
          <table:table-cell office:value-type="float" office:value="-0.1422119" calcext:value-type="float">
            <text:p>-0.1422119</text:p>
          </table:table-cell>
          <table:table-cell office:value-type="float" office:value="-0.2141418" calcext:value-type="float">
            <text:p>-0.2141418</text:p>
          </table:table-cell>
          <table:table-cell office:value-type="float" office:value="0.1109619" calcext:value-type="float">
            <text:p>0.1109619</text:p>
          </table:table-cell>
          <table:table-cell office:value-type="float" office:value="0.04159546" calcext:value-type="float">
            <text:p>0.04159546</text:p>
          </table:table-cell>
          <table:table-cell office:value-type="float" office:value="0.4299622" calcext:value-type="float">
            <text:p>0.4299622</text:p>
          </table:table-cell>
          <table:table-cell office:value-type="float" office:value="0.3648071" calcext:value-type="float">
            <text:p>0.3648071</text:p>
          </table:table-cell>
          <table:table-cell office:value-type="float" office:value="0.7426758" calcext:value-type="float">
            <text:p>0.7426758</text:p>
          </table:table-cell>
          <table:table-cell office:value-type="float" office:value="0.6744385" calcext:value-type="float">
            <text:p>0.6744385</text:p>
          </table:table-cell>
          <table:table-cell office:value-type="float" office:value="1.050171" calcext:value-type="float">
            <text:p>1.050171</text:p>
          </table:table-cell>
          <table:table-cell office:value-type="float" office:value="0.980957" calcext:value-type="float">
            <text:p>0.98095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0" calcext:value-type="float">
            <text:p>9122000</text:p>
          </table:table-cell>
          <table:table-cell office:value-type="float" office:value="5.86118" calcext:value-type="float">
            <text:p>5.86118</text:p>
          </table:table-cell>
          <table:table-cell office:value-type="float" office:value="-9.85" calcext:value-type="float">
            <text:p>-9.85</text:p>
          </table:table-cell>
          <table:table-cell office:value-type="float" office:value="-19.05" calcext:value-type="float">
            <text:p>-19.05</text:p>
          </table:table-cell>
          <table:table-cell office:value-type="float" office:value="0.1936744" calcext:value-type="float">
            <text:p>0.1936744</text:p>
          </table:table-cell>
          <table:table-cell office:value-type="float" office:value="0.128438" calcext:value-type="float">
            <text:p>0.128438</text:p>
          </table:table-cell>
          <table:table-cell office:value-type="float" office:value="134.64" calcext:value-type="float">
            <text:p>134.64</text:p>
          </table:table-cell>
          <table:table-cell office:value-type="float" office:value="0" calcext:value-type="float">
            <text:p>0</text:p>
          </table:table-cell>
          <table:table-cell office:value-type="float" office:value="-1.178894" calcext:value-type="float">
            <text:p>-1.178894</text:p>
          </table:table-cell>
          <table:table-cell office:value-type="float" office:value="-1.504547" calcext:value-type="float">
            <text:p>-1.504547</text:p>
          </table:table-cell>
          <table:table-cell office:value-type="float" office:value="-0.1878357" calcext:value-type="float">
            <text:p>-0.1878357</text:p>
          </table:table-cell>
          <table:table-cell office:value-type="float" office:value="-0.23526" calcext:value-type="float">
            <text:p>-0.23526</text:p>
          </table:table-cell>
          <table:table-cell office:value-type="float" office:value="0.05093384" calcext:value-type="float">
            <text:p>0.05093384</text:p>
          </table:table-cell>
          <table:table-cell office:value-type="float" office:value="0.01190186" calcext:value-type="float">
            <text:p>0.01190186</text:p>
          </table:table-cell>
          <table:table-cell office:value-type="float" office:value="0.3642578" calcext:value-type="float">
            <text:p>0.3642578</text:p>
          </table:table-cell>
          <table:table-cell office:value-type="float" office:value="0.3276062" calcext:value-type="float">
            <text:p>0.3276062</text:p>
          </table:table-cell>
          <table:table-cell office:value-type="float" office:value="0.6739502" calcext:value-type="float">
            <text:p>0.6739502</text:p>
          </table:table-cell>
          <table:table-cell office:value-type="float" office:value="0.6379089" calcext:value-type="float">
            <text:p>0.6379089</text:p>
          </table:table-cell>
          <table:table-cell office:value-type="float" office:value="0.9805298" calcext:value-type="float">
            <text:p>0.9805298</text:p>
          </table:table-cell>
          <table:table-cell office:value-type="float" office:value="0.9399414" calcext:value-type="float">
            <text:p>0.93994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0" calcext:value-type="float">
            <text:p>10122000</text:p>
          </table:table-cell>
          <table:table-cell office:value-type="float" office:value="1.993561" calcext:value-type="float">
            <text:p>1.993561</text:p>
          </table:table-cell>
          <table:table-cell office:value-type="float" office:value="-4.7" calcext:value-type="float">
            <text:p>-4.7</text:p>
          </table:table-cell>
          <table:table-cell office:value-type="float" office:value="-14.65" calcext:value-type="float">
            <text:p>-14.65</text:p>
          </table:table-cell>
          <table:table-cell office:value-type="float" office:value="0.4231377" calcext:value-type="float">
            <text:p>0.4231377</text:p>
          </table:table-cell>
          <table:table-cell office:value-type="float" office:value="0.1775479" calcext:value-type="float">
            <text:p>0.1775479</text:p>
          </table:table-cell>
          <table:table-cell office:value-type="float" office:value="222.084" calcext:value-type="float">
            <text:p>222.084</text:p>
          </table:table-cell>
          <table:table-cell office:value-type="float" office:value="0.4" calcext:value-type="float">
            <text:p>0.4</text:p>
          </table:table-cell>
          <table:table-cell office:value-type="float" office:value="-1.019379" calcext:value-type="float">
            <text:p>-1.019379</text:p>
          </table:table-cell>
          <table:table-cell office:value-type="float" office:value="-1.374695" calcext:value-type="float">
            <text:p>-1.374695</text:p>
          </table:table-cell>
          <table:table-cell office:value-type="float" office:value="-0.2095947" calcext:value-type="float">
            <text:p>-0.2095947</text:p>
          </table:table-cell>
          <table:table-cell office:value-type="float" office:value="-0.2659302" calcext:value-type="float">
            <text:p>-0.2659302</text:p>
          </table:table-cell>
          <table:table-cell office:value-type="float" office:value="0.03314209" calcext:value-type="float">
            <text:p>0.03314209</text:p>
          </table:table-cell>
          <table:table-cell office:value-type="float" office:value="-0.0166626" calcext:value-type="float">
            <text:p>-0.0166626</text:p>
          </table:table-cell>
          <table:table-cell office:value-type="float" office:value="0.3382263" calcext:value-type="float">
            <text:p>0.3382263</text:p>
          </table:table-cell>
          <table:table-cell office:value-type="float" office:value="0.2917175" calcext:value-type="float">
            <text:p>0.2917175</text:p>
          </table:table-cell>
          <table:table-cell office:value-type="float" office:value="0.6401672" calcext:value-type="float">
            <text:p>0.6401672</text:p>
          </table:table-cell>
          <table:table-cell office:value-type="float" office:value="0.5913086" calcext:value-type="float">
            <text:p>0.5913086</text:p>
          </table:table-cell>
          <table:table-cell office:value-type="float" office:value="0.9396362" calcext:value-type="float">
            <text:p>0.9396362</text:p>
          </table:table-cell>
          <table:table-cell office:value-type="float" office:value="0.8894348" calcext:value-type="float">
            <text:p>0.88943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0" calcext:value-type="float">
            <text:p>11122000</text:p>
          </table:table-cell>
          <table:table-cell office:value-type="float" office:value="4.324986" calcext:value-type="float">
            <text:p>4.324986</text:p>
          </table:table-cell>
          <table:table-cell office:value-type="float" office:value="-2.75" calcext:value-type="float">
            <text:p>-2.75</text:p>
          </table:table-cell>
          <table:table-cell office:value-type="float" office:value="-9.5" calcext:value-type="float">
            <text:p>-9.5</text:p>
          </table:table-cell>
          <table:table-cell office:value-type="float" office:value="0.4796762" calcext:value-type="float">
            <text:p>0.4796762</text:p>
          </table:table-cell>
          <table:table-cell office:value-type="float" office:value="0.2607362" calcext:value-type="float">
            <text:p>0.2607362</text:p>
          </table:table-cell>
          <table:table-cell office:value-type="float" office:value="271.836" calcext:value-type="float">
            <text:p>271.836</text:p>
          </table:table-cell>
          <table:table-cell office:value-type="float" office:value="8.1" calcext:value-type="float">
            <text:p>8.1</text:p>
          </table:table-cell>
          <table:table-cell office:value-type="float" office:value="-0.7196655" calcext:value-type="float">
            <text:p>-0.7196655</text:p>
          </table:table-cell>
          <table:table-cell office:value-type="float" office:value="-1.017029" calcext:value-type="float">
            <text:p>-1.017029</text:p>
          </table:table-cell>
          <table:table-cell office:value-type="float" office:value="-0.2115173" calcext:value-type="float">
            <text:p>-0.2115173</text:p>
          </table:table-cell>
          <table:table-cell office:value-type="float" office:value="-0.2634888" calcext:value-type="float">
            <text:p>-0.2634888</text:p>
          </table:table-cell>
          <table:table-cell office:value-type="float" office:value="0.01687622" calcext:value-type="float">
            <text:p>0.01687622</text:p>
          </table:table-cell>
          <table:table-cell office:value-type="float" office:value="-0.01831055" calcext:value-type="float">
            <text:p>-0.01831055</text:p>
          </table:table-cell>
          <table:table-cell office:value-type="float" office:value="0.3031616" calcext:value-type="float">
            <text:p>0.3031616</text:p>
          </table:table-cell>
          <table:table-cell office:value-type="float" office:value="0.2810364" calcext:value-type="float">
            <text:p>0.2810364</text:p>
          </table:table-cell>
          <table:table-cell office:value-type="float" office:value="0.591095" calcext:value-type="float">
            <text:p>0.591095</text:p>
          </table:table-cell>
          <table:table-cell office:value-type="float" office:value="0.57724" calcext:value-type="float">
            <text:p>0.57724</text:p>
          </table:table-cell>
          <table:table-cell office:value-type="float" office:value="0.8891296" calcext:value-type="float">
            <text:p>0.8891296</text:p>
          </table:table-cell>
          <table:table-cell office:value-type="float" office:value="0.8695068" calcext:value-type="float">
            <text:p>0.86950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0" calcext:value-type="float">
            <text:p>12122000</text:p>
          </table:table-cell>
          <table:table-cell office:value-type="float" office:value="4.16835" calcext:value-type="float">
            <text:p>4.16835</text:p>
          </table:table-cell>
          <table:table-cell office:value-type="float" office:value="-5.35" calcext:value-type="float">
            <text:p>-5.35</text:p>
          </table:table-cell>
          <table:table-cell office:value-type="float" office:value="-19.4" calcext:value-type="float">
            <text:p>-19.4</text:p>
          </table:table-cell>
          <table:table-cell office:value-type="float" office:value="0.4070067" calcext:value-type="float">
            <text:p>0.4070067</text:p>
          </table:table-cell>
          <table:table-cell office:value-type="float" office:value="0.1036953" calcext:value-type="float">
            <text:p>0.1036953</text:p>
          </table:table-cell>
          <table:table-cell office:value-type="float" office:value="530.928" calcext:value-type="float">
            <text:p>530.928</text:p>
          </table:table-cell>
          <table:table-cell office:value-type="float" office:value="11.2" calcext:value-type="float">
            <text:p>11.2</text:p>
          </table:table-cell>
          <table:table-cell office:value-type="float" office:value="-0.6799927" calcext:value-type="float">
            <text:p>-0.6799927</text:p>
          </table:table-cell>
          <table:table-cell office:value-type="float" office:value="-0.9351807" calcext:value-type="float">
            <text:p>-0.9351807</text:p>
          </table:table-cell>
          <table:table-cell office:value-type="float" office:value="-0.2090454" calcext:value-type="float">
            <text:p>-0.2090454</text:p>
          </table:table-cell>
          <table:table-cell office:value-type="float" office:value="-0.2626343" calcext:value-type="float">
            <text:p>-0.2626343</text:p>
          </table:table-cell>
          <table:table-cell office:value-type="float" office:value="0.01501465" calcext:value-type="float">
            <text:p>0.01501465</text:p>
          </table:table-cell>
          <table:table-cell office:value-type="float" office:value="-0.01876831" calcext:value-type="float">
            <text:p>-0.01876831</text:p>
          </table:table-cell>
          <table:table-cell office:value-type="float" office:value="0.2940979" calcext:value-type="float">
            <text:p>0.2940979</text:p>
          </table:table-cell>
          <table:table-cell office:value-type="float" office:value="0.2761536" calcext:value-type="float">
            <text:p>0.2761536</text:p>
          </table:table-cell>
          <table:table-cell office:value-type="float" office:value="0.5765381" calcext:value-type="float">
            <text:p>0.5765381</text:p>
          </table:table-cell>
          <table:table-cell office:value-type="float" office:value="0.5666809" calcext:value-type="float">
            <text:p>0.5666809</text:p>
          </table:table-cell>
          <table:table-cell office:value-type="float" office:value="0.8688354" calcext:value-type="float">
            <text:p>0.8688354</text:p>
          </table:table-cell>
          <table:table-cell office:value-type="float" office:value="0.8521118" calcext:value-type="float">
            <text:p>0.85211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0" calcext:value-type="float">
            <text:p>13122000</text:p>
          </table:table-cell>
          <table:table-cell office:value-type="float" office:value="6.749961" calcext:value-type="float">
            <text:p>6.749961</text:p>
          </table:table-cell>
          <table:table-cell office:value-type="float" office:value="-12.95" calcext:value-type="float">
            <text:p>-12.95</text:p>
          </table:table-cell>
          <table:table-cell office:value-type="float" office:value="-25.2" calcext:value-type="float">
            <text:p>-25.2</text:p>
          </table:table-cell>
          <table:table-cell office:value-type="float" office:value="0.1987393" calcext:value-type="float">
            <text:p>0.1987393</text:p>
          </table:table-cell>
          <table:table-cell office:value-type="float" office:value="0.07248183" calcext:value-type="float">
            <text:p>0.07248183</text:p>
          </table:table-cell>
          <table:table-cell office:value-type="float" office:value="169.308" calcext:value-type="float">
            <text:p>169.308</text:p>
          </table:table-cell>
          <table:table-cell office:value-type="float" office:value="0" calcext:value-type="float">
            <text:p>0</text:p>
          </table:table-cell>
          <table:table-cell office:value-type="float" office:value="-0.6957703" calcext:value-type="float">
            <text:p>-0.6957703</text:p>
          </table:table-cell>
          <table:table-cell office:value-type="float" office:value="-0.881897" calcext:value-type="float">
            <text:p>-0.881897</text:p>
          </table:table-cell>
          <table:table-cell office:value-type="float" office:value="-0.2093201" calcext:value-type="float">
            <text:p>-0.2093201</text:p>
          </table:table-cell>
          <table:table-cell office:value-type="float" office:value="-0.2612915" calcext:value-type="float">
            <text:p>-0.2612915</text:p>
          </table:table-cell>
          <table:table-cell office:value-type="float" office:value="0.01504517" calcext:value-type="float">
            <text:p>0.01504517</text:p>
          </table:table-cell>
          <table:table-cell office:value-type="float" office:value="-0.02133179" calcext:value-type="float">
            <text:p>-0.02133179</text:p>
          </table:table-cell>
          <table:table-cell office:value-type="float" office:value="0.294342" calcext:value-type="float">
            <text:p>0.294342</text:p>
          </table:table-cell>
          <table:table-cell office:value-type="float" office:value="0.2610779" calcext:value-type="float">
            <text:p>0.2610779</text:p>
          </table:table-cell>
          <table:table-cell office:value-type="float" office:value="0.573822" calcext:value-type="float">
            <text:p>0.573822</text:p>
          </table:table-cell>
          <table:table-cell office:value-type="float" office:value="0.5427856" calcext:value-type="float">
            <text:p>0.5427856</text:p>
          </table:table-cell>
          <table:table-cell office:value-type="float" office:value="0.8529663" calcext:value-type="float">
            <text:p>0.8529663</text:p>
          </table:table-cell>
          <table:table-cell office:value-type="float" office:value="0.8227844" calcext:value-type="float">
            <text:p>0.822784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0" calcext:value-type="float">
            <text:p>14122000</text:p>
          </table:table-cell>
          <table:table-cell office:value-type="float" office:value="1.993356" calcext:value-type="float">
            <text:p>1.993356</text:p>
          </table:table-cell>
          <table:table-cell office:value-type="float" office:value="-6.95" calcext:value-type="float">
            <text:p>-6.95</text:p>
          </table:table-cell>
          <table:table-cell office:value-type="float" office:value="-12.6" calcext:value-type="float">
            <text:p>-12.6</text:p>
          </table:table-cell>
          <table:table-cell office:value-type="float" office:value="0.360874" calcext:value-type="float">
            <text:p>0.360874</text:p>
          </table:table-cell>
          <table:table-cell office:value-type="float" office:value="0.2139698" calcext:value-type="float">
            <text:p>0.2139698</text:p>
          </table:table-cell>
          <table:table-cell office:value-type="float" office:value="330.192" calcext:value-type="float">
            <text:p>330.192</text:p>
          </table:table-cell>
          <table:table-cell office:value-type="float" office:value="4.4" calcext:value-type="float">
            <text:p>4.4</text:p>
          </table:table-cell>
          <table:table-cell office:value-type="float" office:value="-0.7400208" calcext:value-type="float">
            <text:p>-0.7400208</text:p>
          </table:table-cell>
          <table:table-cell office:value-type="float" office:value="-0.9006042" calcext:value-type="float">
            <text:p>-0.9006042</text:p>
          </table:table-cell>
          <table:table-cell office:value-type="float" office:value="-0.2442627" calcext:value-type="float">
            <text:p>-0.2442627</text:p>
          </table:table-cell>
          <table:table-cell office:value-type="float" office:value="-0.269165" calcext:value-type="float">
            <text:p>-0.269165</text:p>
          </table:table-cell>
          <table:table-cell office:value-type="float" office:value="-0.01986694" calcext:value-type="float">
            <text:p>-0.01986694</text:p>
          </table:table-cell>
          <table:table-cell office:value-type="float" office:value="-0.02365112" calcext:value-type="float">
            <text:p>-0.02365112</text:p>
          </table:table-cell>
          <table:table-cell office:value-type="float" office:value="0.2609558" calcext:value-type="float">
            <text:p>0.2609558</text:p>
          </table:table-cell>
          <table:table-cell office:value-type="float" office:value="0.2536621" calcext:value-type="float">
            <text:p>0.2536621</text:p>
          </table:table-cell>
          <table:table-cell office:value-type="float" office:value="0.542511" calcext:value-type="float">
            <text:p>0.542511</text:p>
          </table:table-cell>
          <table:table-cell office:value-type="float" office:value="0.5273743" calcext:value-type="float">
            <text:p>0.5273743</text:p>
          </table:table-cell>
          <table:table-cell office:value-type="float" office:value="0.8224792" calcext:value-type="float">
            <text:p>0.8224792</text:p>
          </table:table-cell>
          <table:table-cell office:value-type="float" office:value="0.8002625" calcext:value-type="float">
            <text:p>0.80026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0" calcext:value-type="float">
            <text:p>15122000</text:p>
          </table:table-cell>
          <table:table-cell office:value-type="float" office:value="7.509113" calcext:value-type="float">
            <text:p>7.509113</text:p>
          </table:table-cell>
          <table:table-cell office:value-type="float" office:value="-5.85" calcext:value-type="float">
            <text:p>-5.85</text:p>
          </table:table-cell>
          <table:table-cell office:value-type="float" office:value="-18.65" calcext:value-type="float">
            <text:p>-18.65</text:p>
          </table:table-cell>
          <table:table-cell office:value-type="float" office:value="0.3406619" calcext:value-type="float">
            <text:p>0.3406619</text:p>
          </table:table-cell>
          <table:table-cell office:value-type="float" office:value="0.1356994" calcext:value-type="float">
            <text:p>0.1356994</text:p>
          </table:table-cell>
          <table:table-cell office:value-type="float" office:value="116.064" calcext:value-type="float">
            <text:p>116.064</text:p>
          </table:table-cell>
          <table:table-cell office:value-type="float" office:value="0" calcext:value-type="float">
            <text:p>0</text:p>
          </table:table-cell>
          <table:table-cell office:value-type="float" office:value="-0.683136" calcext:value-type="float">
            <text:p>-0.683136</text:p>
          </table:table-cell>
          <table:table-cell office:value-type="float" office:value="-0.7384033" calcext:value-type="float">
            <text:p>-0.7384033</text:p>
          </table:table-cell>
          <table:table-cell office:value-type="float" office:value="-0.2241516" calcext:value-type="float">
            <text:p>-0.2241516</text:p>
          </table:table-cell>
          <table:table-cell office:value-type="float" office:value="-0.2438354" calcext:value-type="float">
            <text:p>-0.2438354</text:p>
          </table:table-cell>
          <table:table-cell office:value-type="float" office:value="-0.01696777" calcext:value-type="float">
            <text:p>-0.01696777</text:p>
          </table:table-cell>
          <table:table-cell office:value-type="float" office:value="-0.01983643" calcext:value-type="float">
            <text:p>-0.01983643</text:p>
          </table:table-cell>
          <table:table-cell office:value-type="float" office:value="0.2536926" calcext:value-type="float">
            <text:p>0.2536926</text:p>
          </table:table-cell>
          <table:table-cell office:value-type="float" office:value="0.2506409" calcext:value-type="float">
            <text:p>0.2506409</text:p>
          </table:table-cell>
          <table:table-cell office:value-type="float" office:value="0.5273132" calcext:value-type="float">
            <text:p>0.5273132</text:p>
          </table:table-cell>
          <table:table-cell office:value-type="float" office:value="0.5183411" calcext:value-type="float">
            <text:p>0.5183411</text:p>
          </table:table-cell>
          <table:table-cell office:value-type="float" office:value="0.8000793" calcext:value-type="float">
            <text:p>0.8000793</text:p>
          </table:table-cell>
          <table:table-cell office:value-type="float" office:value="0.7850647" calcext:value-type="float">
            <text:p>0.785064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0" calcext:value-type="float">
            <text:p>16122000</text:p>
          </table:table-cell>
          <table:table-cell office:value-type="float" office:value="4.134096" calcext:value-type="float">
            <text:p>4.134096</text:p>
          </table:table-cell>
          <table:table-cell office:value-type="float" office:value="1.05" calcext:value-type="float">
            <text:p>1.05</text:p>
          </table:table-cell>
          <table:table-cell office:value-type="float" office:value="-10.35" calcext:value-type="float">
            <text:p>-10.35</text:p>
          </table:table-cell>
          <table:table-cell office:value-type="float" office:value="0.6493621" calcext:value-type="float">
            <text:p>0.6493621</text:p>
          </table:table-cell>
          <table:table-cell office:value-type="float" office:value="0.2781132" calcext:value-type="float">
            <text:p>0.2781132</text:p>
          </table:table-cell>
          <table:table-cell office:value-type="float" office:value="356.976" calcext:value-type="float">
            <text:p>356.976</text:p>
          </table:table-cell>
          <table:table-cell office:value-type="float" office:value="5.8" calcext:value-type="float">
            <text:p>5.8</text:p>
          </table:table-cell>
          <table:table-cell office:value-type="float" office:value="-0.3843689" calcext:value-type="float">
            <text:p>-0.3843689</text:p>
          </table:table-cell>
          <table:table-cell office:value-type="float" office:value="-0.6836548" calcext:value-type="float">
            <text:p>-0.6836548</text:p>
          </table:table-cell>
          <table:table-cell office:value-type="float" office:value="-0.1697388" calcext:value-type="float">
            <text:p>-0.1697388</text:p>
          </table:table-cell>
          <table:table-cell office:value-type="float" office:value="-0.2240906" calcext:value-type="float">
            <text:p>-0.2240906</text:p>
          </table:table-cell>
          <table:table-cell office:value-type="float" office:value="-0.008972168" calcext:value-type="float">
            <text:p>-0.008972168</text:p>
          </table:table-cell>
          <table:table-cell office:value-type="float" office:value="-0.01696777" calcext:value-type="float">
            <text:p>-0.01696777</text:p>
          </table:table-cell>
          <table:table-cell office:value-type="float" office:value="0.2506104" calcext:value-type="float">
            <text:p>0.2506104</text:p>
          </table:table-cell>
          <table:table-cell office:value-type="float" office:value="0.2484741" calcext:value-type="float">
            <text:p>0.2484741</text:p>
          </table:table-cell>
          <table:table-cell office:value-type="float" office:value="0.5182495" calcext:value-type="float">
            <text:p>0.5182495</text:p>
          </table:table-cell>
          <table:table-cell office:value-type="float" office:value="0.5106812" calcext:value-type="float">
            <text:p>0.5106812</text:p>
          </table:table-cell>
          <table:table-cell office:value-type="float" office:value="0.7848816" calcext:value-type="float">
            <text:p>0.7848816</text:p>
          </table:table-cell>
          <table:table-cell office:value-type="float" office:value="0.7714539" calcext:value-type="float">
            <text:p>0.77145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0" calcext:value-type="float">
            <text:p>17122000</text:p>
          </table:table-cell>
          <table:table-cell office:value-type="float" office:value="1.437196" calcext:value-type="float">
            <text:p>1.437196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0.881179" calcext:value-type="float">
            <text:p>0.881179</text:p>
          </table:table-cell>
          <table:table-cell office:value-type="float" office:value="0.6516815" calcext:value-type="float">
            <text:p>0.6516815</text:p>
          </table:table-cell>
          <table:table-cell office:value-type="float" office:value="345.204" calcext:value-type="float">
            <text:p>345.204</text:p>
          </table:table-cell>
          <table:table-cell office:value-type="float" office:value="15.7" calcext:value-type="float">
            <text:p>15.7</text:p>
          </table:table-cell>
          <table:table-cell office:value-type="float" office:value="0.004364014" calcext:value-type="float">
            <text:p>0.004364014</text:p>
          </table:table-cell>
          <table:table-cell office:value-type="float" office:value="-0.288208" calcext:value-type="float">
            <text:p>-0.288208</text:p>
          </table:table-cell>
          <table:table-cell office:value-type="float" office:value="0.02920532" calcext:value-type="float">
            <text:p>0.02920532</text:p>
          </table:table-cell>
          <table:table-cell office:value-type="float" office:value="-0.1578369" calcext:value-type="float">
            <text:p>-0.1578369</text:p>
          </table:table-cell>
          <table:table-cell office:value-type="float" office:value="0.1937866" calcext:value-type="float">
            <text:p>0.1937866</text:p>
          </table:table-cell>
          <table:table-cell office:value-type="float" office:value="-0.007781982" calcext:value-type="float">
            <text:p>-0.007781982</text:p>
          </table:table-cell>
          <table:table-cell office:value-type="float" office:value="0.4100342" calcext:value-type="float">
            <text:p>0.4100342</text:p>
          </table:table-cell>
          <table:table-cell office:value-type="float" office:value="0.2489929" calcext:value-type="float">
            <text:p>0.2489929</text:p>
          </table:table-cell>
          <table:table-cell office:value-type="float" office:value="0.6322937" calcext:value-type="float">
            <text:p>0.6322937</text:p>
          </table:table-cell>
          <table:table-cell office:value-type="float" office:value="0.5072632" calcext:value-type="float">
            <text:p>0.5072632</text:p>
          </table:table-cell>
          <table:table-cell office:value-type="float" office:value="0.8564148" calcext:value-type="float">
            <text:p>0.8564148</text:p>
          </table:table-cell>
          <table:table-cell office:value-type="float" office:value="0.7650757" calcext:value-type="float">
            <text:p>0.765075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0" calcext:value-type="float">
            <text:p>18122000</text:p>
          </table:table-cell>
          <table:table-cell office:value-type="float" office:value="5.826294" calcext:value-type="float">
            <text:p>5.826294</text:p>
          </table:table-cell>
          <table:table-cell office:value-type="float" office:value="-0.25" calcext:value-type="float">
            <text:p>-0.25</text:p>
          </table:table-cell>
          <table:table-cell office:value-type="float" office:value="-11.25" calcext:value-type="float">
            <text:p>-11.25</text:p>
          </table:table-cell>
          <table:table-cell office:value-type="float" office:value="0.591625" calcext:value-type="float">
            <text:p>0.591625</text:p>
          </table:table-cell>
          <table:table-cell office:value-type="float" office:value="0.2119095" calcext:value-type="float">
            <text:p>0.2119095</text:p>
          </table:table-cell>
          <table:table-cell office:value-type="float" office:value="580.968" calcext:value-type="float">
            <text:p>580.968</text:p>
          </table:table-cell>
          <table:table-cell office:value-type="float" office:value="0" calcext:value-type="float">
            <text:p>0</text:p>
          </table:table-cell>
          <table:table-cell office:value-type="float" office:value="-0.003662109" calcext:value-type="float">
            <text:p>-0.003662109</text:p>
          </table:table-cell>
          <table:table-cell office:value-type="float" office:value="-0.1521301" calcext:value-type="float">
            <text:p>-0.1521301</text:p>
          </table:table-cell>
          <table:table-cell office:value-type="float" office:value="0.04962158" calcext:value-type="float">
            <text:p>0.04962158</text:p>
          </table:table-cell>
          <table:table-cell office:value-type="float" office:value="0.0144043" calcext:value-type="float">
            <text:p>0.0144043</text:p>
          </table:table-cell>
          <table:table-cell office:value-type="float" office:value="0.2215576" calcext:value-type="float">
            <text:p>0.2215576</text:p>
          </table:table-cell>
          <table:table-cell office:value-type="float" office:value="0.1943665" calcext:value-type="float">
            <text:p>0.1943665</text:p>
          </table:table-cell>
          <table:table-cell office:value-type="float" office:value="0.4442444" calcext:value-type="float">
            <text:p>0.4442444</text:p>
          </table:table-cell>
          <table:table-cell office:value-type="float" office:value="0.4107666" calcext:value-type="float">
            <text:p>0.4107666</text:p>
          </table:table-cell>
          <table:table-cell office:value-type="float" office:value="0.6662598" calcext:value-type="float">
            <text:p>0.6662598</text:p>
          </table:table-cell>
          <table:table-cell office:value-type="float" office:value="0.6330566" calcext:value-type="float">
            <text:p>0.6330566</text:p>
          </table:table-cell>
          <table:table-cell office:value-type="float" office:value="0.8869324" calcext:value-type="float">
            <text:p>0.8869324</text:p>
          </table:table-cell>
          <table:table-cell office:value-type="float" office:value="0.8569641" calcext:value-type="float">
            <text:p>0.85696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0" calcext:value-type="float">
            <text:p>19122000</text:p>
          </table:table-cell>
          <table:table-cell office:value-type="float" office:value="2.539728" calcext:value-type="float">
            <text:p>2.539728</text:p>
          </table:table-cell>
          <table:table-cell office:value-type="float" office:value="-9.1" calcext:value-type="float">
            <text:p>-9.1</text:p>
          </table:table-cell>
          <table:table-cell office:value-type="float" office:value="-11.85" calcext:value-type="float">
            <text:p>-11.85</text:p>
          </table:table-cell>
          <table:table-cell office:value-type="float" office:value="0.2981064" calcext:value-type="float">
            <text:p>0.2981064</text:p>
          </table:table-cell>
          <table:table-cell office:value-type="float" office:value="0.209021" calcext:value-type="float">
            <text:p>0.209021</text:p>
          </table:table-cell>
          <table:table-cell office:value-type="float" office:value="278.208" calcext:value-type="float">
            <text:p>278.208</text:p>
          </table:table-cell>
          <table:table-cell office:value-type="float" office:value="0.6" calcext:value-type="float">
            <text:p>0.6</text:p>
          </table:table-cell>
          <table:table-cell office:value-type="float" office:value="-0.006164551" calcext:value-type="float">
            <text:p>-0.006164551</text:p>
          </table:table-cell>
          <table:table-cell office:value-type="float" office:value="-0.06707764" calcext:value-type="float">
            <text:p>-0.06707764</text:p>
          </table:table-cell>
          <table:table-cell office:value-type="float" office:value="0.07641602" calcext:value-type="float">
            <text:p>0.07641602</text:p>
          </table:table-cell>
          <table:table-cell office:value-type="float" office:value="0.05007935" calcext:value-type="float">
            <text:p>0.05007935</text:p>
          </table:table-cell>
          <table:table-cell office:value-type="float" office:value="0.2430115" calcext:value-type="float">
            <text:p>0.2430115</text:p>
          </table:table-cell>
          <table:table-cell office:value-type="float" office:value="0.2218628" calcext:value-type="float">
            <text:p>0.2218628</text:p>
          </table:table-cell>
          <table:table-cell office:value-type="float" office:value="0.4629517" calcext:value-type="float">
            <text:p>0.4629517</text:p>
          </table:table-cell>
          <table:table-cell office:value-type="float" office:value="0.444519" calcext:value-type="float">
            <text:p>0.444519</text:p>
          </table:table-cell>
          <table:table-cell office:value-type="float" office:value="0.6830139" calcext:value-type="float">
            <text:p>0.6830139</text:p>
          </table:table-cell>
          <table:table-cell office:value-type="float" office:value="0.6664124" calcext:value-type="float">
            <text:p>0.6664124</text:p>
          </table:table-cell>
          <table:table-cell office:value-type="float" office:value="0.9028625" calcext:value-type="float">
            <text:p>0.9028625</text:p>
          </table:table-cell>
          <table:table-cell office:value-type="float" office:value="0.8871155" calcext:value-type="float">
            <text:p>0.88711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0" calcext:value-type="float">
            <text:p>20122000</text:p>
          </table:table-cell>
          <table:table-cell office:value-type="float" office:value="5.777874" calcext:value-type="float">
            <text:p>5.777874</text:p>
          </table:table-cell>
          <table:table-cell office:value-type="float" office:value="-8.65" calcext:value-type="float">
            <text:p>-8.65</text:p>
          </table:table-cell>
          <table:table-cell office:value-type="float" office:value="-14.7" calcext:value-type="float">
            <text:p>-14.7</text:p>
          </table:table-cell>
          <table:table-cell office:value-type="float" office:value="0.3002331" calcext:value-type="float">
            <text:p>0.3002331</text:p>
          </table:table-cell>
          <table:table-cell office:value-type="float" office:value="0.1814328" calcext:value-type="float">
            <text:p>0.1814328</text:p>
          </table:table-cell>
          <table:table-cell office:value-type="float" office:value="377.46" calcext:value-type="float">
            <text:p>377.46</text:p>
          </table:table-cell>
          <table:table-cell office:value-type="float" office:value="0" calcext:value-type="float">
            <text:p>0</text:p>
          </table:table-cell>
          <table:table-cell office:value-type="float" office:value="-0.0116272" calcext:value-type="float">
            <text:p>-0.0116272</text:p>
          </table:table-cell>
          <table:table-cell office:value-type="float" office:value="-0.2163391" calcext:value-type="float">
            <text:p>-0.2163391</text:p>
          </table:table-cell>
          <table:table-cell office:value-type="float" office:value="0.07601929" calcext:value-type="float">
            <text:p>0.07601929</text:p>
          </table:table-cell>
          <table:table-cell office:value-type="float" office:value="0.03152466" calcext:value-type="float">
            <text:p>0.03152466</text:p>
          </table:table-cell>
          <table:table-cell office:value-type="float" office:value="0.243103" calcext:value-type="float">
            <text:p>0.243103</text:p>
          </table:table-cell>
          <table:table-cell office:value-type="float" office:value="0.2066345" calcext:value-type="float">
            <text:p>0.2066345</text:p>
          </table:table-cell>
          <table:table-cell office:value-type="float" office:value="0.4633179" calcext:value-type="float">
            <text:p>0.4633179</text:p>
          </table:table-cell>
          <table:table-cell office:value-type="float" office:value="0.4351196" calcext:value-type="float">
            <text:p>0.4351196</text:p>
          </table:table-cell>
          <table:table-cell office:value-type="float" office:value="0.6836243" calcext:value-type="float">
            <text:p>0.6836243</text:p>
          </table:table-cell>
          <table:table-cell office:value-type="float" office:value="0.662262" calcext:value-type="float">
            <text:p>0.662262</text:p>
          </table:table-cell>
          <table:table-cell office:value-type="float" office:value="0.9038391" calcext:value-type="float">
            <text:p>0.9038391</text:p>
          </table:table-cell>
          <table:table-cell office:value-type="float" office:value="0.8876343" calcext:value-type="float">
            <text:p>0.887634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0" calcext:value-type="float">
            <text:p>21122000</text:p>
          </table:table-cell>
          <table:table-cell office:value-type="float" office:value="3.021822" calcext:value-type="float">
            <text:p>3.021822</text:p>
          </table:table-cell>
          <table:table-cell office:value-type="float" office:value="-9.65" calcext:value-type="float">
            <text:p>-9.65</text:p>
          </table:table-cell>
          <table:table-cell office:value-type="float" office:value="-15.85" calcext:value-type="float">
            <text:p>-15.85</text:p>
          </table:table-cell>
          <table:table-cell office:value-type="float" office:value="0.2771569" calcext:value-type="float">
            <text:p>0.2771569</text:p>
          </table:table-cell>
          <table:table-cell office:value-type="float" office:value="0.1708351" calcext:value-type="float">
            <text:p>0.1708351</text:p>
          </table:table-cell>
          <table:table-cell office:value-type="float" office:value="247.536" calcext:value-type="float">
            <text:p>247.536</text:p>
          </table:table-cell>
          <table:table-cell office:value-type="float" office:value="0" calcext:value-type="float">
            <text:p>0</text:p>
          </table:table-cell>
          <table:table-cell office:value-type="float" office:value="-0.2184753" calcext:value-type="float">
            <text:p>-0.2184753</text:p>
          </table:table-cell>
          <table:table-cell office:value-type="float" office:value="-0.4078369" calcext:value-type="float">
            <text:p>-0.4078369</text:p>
          </table:table-cell>
          <table:table-cell office:value-type="float" office:value="0.03097534" calcext:value-type="float">
            <text:p>0.03097534</text:p>
          </table:table-cell>
          <table:table-cell office:value-type="float" office:value="-0.01055908" calcext:value-type="float">
            <text:p>-0.01055908</text:p>
          </table:table-cell>
          <table:table-cell office:value-type="float" office:value="0.2063293" calcext:value-type="float">
            <text:p>0.2063293</text:p>
          </table:table-cell>
          <table:table-cell office:value-type="float" office:value="0.1690979" calcext:value-type="float">
            <text:p>0.1690979</text:p>
          </table:table-cell>
          <table:table-cell office:value-type="float" office:value="0.4348755" calcext:value-type="float">
            <text:p>0.4348755</text:p>
          </table:table-cell>
          <table:table-cell office:value-type="float" office:value="0.4020081" calcext:value-type="float">
            <text:p>0.4020081</text:p>
          </table:table-cell>
          <table:table-cell office:value-type="float" office:value="0.6620789" calcext:value-type="float">
            <text:p>0.6620789</text:p>
          </table:table-cell>
          <table:table-cell office:value-type="float" office:value="0.6328735" calcext:value-type="float">
            <text:p>0.6328735</text:p>
          </table:table-cell>
          <table:table-cell office:value-type="float" office:value="0.8874512" calcext:value-type="float">
            <text:p>0.8874512</text:p>
          </table:table-cell>
          <table:table-cell office:value-type="float" office:value="0.8613586" calcext:value-type="float">
            <text:p>0.861358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0" calcext:value-type="float">
            <text:p>22122000</text:p>
          </table:table-cell>
          <table:table-cell office:value-type="float" office:value="3.590568" calcext:value-type="float">
            <text:p>3.590568</text:p>
          </table:table-cell>
          <table:table-cell office:value-type="float" office:value="-6.1" calcext:value-type="float">
            <text:p>-6.1</text:p>
          </table:table-cell>
          <table:table-cell office:value-type="float" office:value="-10" calcext:value-type="float">
            <text:p>-10</text:p>
          </table:table-cell>
          <table:table-cell office:value-type="float" office:value="0.3653418" calcext:value-type="float">
            <text:p>0.3653418</text:p>
          </table:table-cell>
          <table:table-cell office:value-type="float" office:value="0.2671442" calcext:value-type="float">
            <text:p>0.2671442</text:p>
          </table:table-cell>
          <table:table-cell office:value-type="float" office:value="273.78" calcext:value-type="float">
            <text:p>273.78</text:p>
          </table:table-cell>
          <table:table-cell office:value-type="float" office:value="0.6" calcext:value-type="float">
            <text:p>0.6</text:p>
          </table:table-cell>
          <table:table-cell office:value-type="float" office:value="-0.40979" calcext:value-type="float">
            <text:p>-0.40979</text:p>
          </table:table-cell>
          <table:table-cell office:value-type="float" office:value="-0.4943542" calcext:value-type="float">
            <text:p>-0.4943542</text:p>
          </table:table-cell>
          <table:table-cell office:value-type="float" office:value="-0.01092529" calcext:value-type="float">
            <text:p>-0.01092529</text:p>
          </table:table-cell>
          <table:table-cell office:value-type="float" office:value="-0.03103638" calcext:value-type="float">
            <text:p>-0.03103638</text:p>
          </table:table-cell>
          <table:table-cell office:value-type="float" office:value="0.1687012" calcext:value-type="float">
            <text:p>0.1687012</text:p>
          </table:table-cell>
          <table:table-cell office:value-type="float" office:value="0.1468811" calcext:value-type="float">
            <text:p>0.1468811</text:p>
          </table:table-cell>
          <table:table-cell office:value-type="float" office:value="0.4016724" calcext:value-type="float">
            <text:p>0.4016724</text:p>
          </table:table-cell>
          <table:table-cell office:value-type="float" office:value="0.3765259" calcext:value-type="float">
            <text:p>0.3765259</text:p>
          </table:table-cell>
          <table:table-cell office:value-type="float" office:value="0.6325684" calcext:value-type="float">
            <text:p>0.6325684</text:p>
          </table:table-cell>
          <table:table-cell office:value-type="float" office:value="0.6054077" calcext:value-type="float">
            <text:p>0.6054077</text:p>
          </table:table-cell>
          <table:table-cell office:value-type="float" office:value="0.8609924" calcext:value-type="float">
            <text:p>0.8609924</text:p>
          </table:table-cell>
          <table:table-cell office:value-type="float" office:value="0.8330994" calcext:value-type="float">
            <text:p>0.833099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0" calcext:value-type="float">
            <text:p>23122000</text:p>
          </table:table-cell>
          <table:table-cell office:value-type="float" office:value="7.209581" calcext:value-type="float">
            <text:p>7.209581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8.8" calcext:value-type="float">
            <text:p>-18.8</text:p>
          </table:table-cell>
          <table:table-cell office:value-type="float" office:value="0.2602884" calcext:value-type="float">
            <text:p>0.2602884</text:p>
          </table:table-cell>
          <table:table-cell office:value-type="float" office:value="0.136313" calcext:value-type="float">
            <text:p>0.136313</text:p>
          </table:table-cell>
          <table:table-cell office:value-type="float" office:value="308.628" calcext:value-type="float">
            <text:p>308.628</text:p>
          </table:table-cell>
          <table:table-cell office:value-type="float" office:value="0" calcext:value-type="float">
            <text:p>0</text:p>
          </table:table-cell>
          <table:table-cell office:value-type="float" office:value="-0.4775696" calcext:value-type="float">
            <text:p>-0.4775696</text:p>
          </table:table-cell>
          <table:table-cell office:value-type="float" office:value="-0.572113" calcext:value-type="float">
            <text:p>-0.572113</text:p>
          </table:table-cell>
          <table:table-cell office:value-type="float" office:value="-0.02929688" calcext:value-type="float">
            <text:p>-0.02929688</text:p>
          </table:table-cell>
          <table:table-cell office:value-type="float" office:value="-0.05056763" calcext:value-type="float">
            <text:p>-0.05056763</text:p>
          </table:table-cell>
          <table:table-cell office:value-type="float" office:value="0.1467896" calcext:value-type="float">
            <text:p>0.1467896</text:p>
          </table:table-cell>
          <table:table-cell office:value-type="float" office:value="0.1268005" calcext:value-type="float">
            <text:p>0.1268005</text:p>
          </table:table-cell>
          <table:table-cell office:value-type="float" office:value="0.3764343" calcext:value-type="float">
            <text:p>0.3764343</text:p>
          </table:table-cell>
          <table:table-cell office:value-type="float" office:value="0.3569946" calcext:value-type="float">
            <text:p>0.3569946</text:p>
          </table:table-cell>
          <table:table-cell office:value-type="float" office:value="0.6052551" calcext:value-type="float">
            <text:p>0.6052551</text:p>
          </table:table-cell>
          <table:table-cell office:value-type="float" office:value="0.5855713" calcext:value-type="float">
            <text:p>0.5855713</text:p>
          </table:table-cell>
          <table:table-cell office:value-type="float" office:value="0.8329163" calcext:value-type="float">
            <text:p>0.8329163</text:p>
          </table:table-cell>
          <table:table-cell office:value-type="float" office:value="0.8122253" calcext:value-type="float">
            <text:p>0.81222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0" calcext:value-type="float">
            <text:p>24122000</text:p>
          </table:table-cell>
          <table:table-cell office:value-type="float" office:value="2.770722" calcext:value-type="float">
            <text:p>2.770722</text:p>
          </table:table-cell>
          <table:table-cell office:value-type="float" office:value="-12.05" calcext:value-type="float">
            <text:p>-12.05</text:p>
          </table:table-cell>
          <table:table-cell office:value-type="float" office:value="-17.75" calcext:value-type="float">
            <text:p>-17.75</text:p>
          </table:table-cell>
          <table:table-cell office:value-type="float" office:value="0.2370105" calcext:value-type="float">
            <text:p>0.2370105</text:p>
          </table:table-cell>
          <table:table-cell office:value-type="float" office:value="0.1469336" calcext:value-type="float">
            <text:p>0.1469336</text:p>
          </table:table-cell>
          <table:table-cell office:value-type="float" office:value="302.76" calcext:value-type="float">
            <text:p>302.76</text:p>
          </table:table-cell>
          <table:table-cell office:value-type="float" office:value="2.1" calcext:value-type="float">
            <text:p>2.1</text:p>
          </table:table-cell>
          <table:table-cell office:value-type="float" office:value="-0.5742188" calcext:value-type="float">
            <text:p>-0.5742188</text:p>
          </table:table-cell>
          <table:table-cell office:value-type="float" office:value="-0.713562" calcext:value-type="float">
            <text:p>-0.713562</text:p>
          </table:table-cell>
          <table:table-cell office:value-type="float" office:value="-0.05096436" calcext:value-type="float">
            <text:p>-0.05096436</text:p>
          </table:table-cell>
          <table:table-cell office:value-type="float" office:value="-0.08529663" calcext:value-type="float">
            <text:p>-0.08529663</text:p>
          </table:table-cell>
          <table:table-cell office:value-type="float" office:value="0.1264343" calcext:value-type="float">
            <text:p>0.1264343</text:p>
          </table:table-cell>
          <table:table-cell office:value-type="float" office:value="0.09158325" calcext:value-type="float">
            <text:p>0.09158325</text:p>
          </table:table-cell>
          <table:table-cell office:value-type="float" office:value="0.3566895" calcext:value-type="float">
            <text:p>0.3566895</text:p>
          </table:table-cell>
          <table:table-cell office:value-type="float" office:value="0.3226624" calcext:value-type="float">
            <text:p>0.3226624</text:p>
          </table:table-cell>
          <table:table-cell office:value-type="float" office:value="0.5853271" calcext:value-type="float">
            <text:p>0.5853271</text:p>
          </table:table-cell>
          <table:table-cell office:value-type="float" office:value="0.5522461" calcext:value-type="float">
            <text:p>0.5522461</text:p>
          </table:table-cell>
          <table:table-cell office:value-type="float" office:value="0.8119507" calcext:value-type="float">
            <text:p>0.8119507</text:p>
          </table:table-cell>
          <table:table-cell office:value-type="float" office:value="0.7800293" calcext:value-type="float">
            <text:p>0.780029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0" calcext:value-type="float">
            <text:p>25122000</text:p>
          </table:table-cell>
          <table:table-cell office:value-type="float" office:value="5.768005" calcext:value-type="float">
            <text:p>5.768005</text:p>
          </table:table-cell>
          <table:table-cell office:value-type="float" office:value="-13.05" calcext:value-type="float">
            <text:p>-13.05</text:p>
          </table:table-cell>
          <table:table-cell office:value-type="float" office:value="-20.15" calcext:value-type="float">
            <text:p>-20.15</text:p>
          </table:table-cell>
          <table:table-cell office:value-type="float" office:value="0.216795" calcext:value-type="float">
            <text:p>0.216795</text:p>
          </table:table-cell>
          <table:table-cell office:value-type="float" office:value="0.1029349" calcext:value-type="float">
            <text:p>0.1029349</text:p>
          </table:table-cell>
          <table:table-cell office:value-type="float" office:value="451.656" calcext:value-type="float">
            <text:p>451.656</text:p>
          </table:table-cell>
          <table:table-cell office:value-type="float" office:value="0" calcext:value-type="float">
            <text:p>0</text:p>
          </table:table-cell>
          <table:table-cell office:value-type="float" office:value="-0.7138062" calcext:value-type="float">
            <text:p>-0.7138062</text:p>
          </table:table-cell>
          <table:table-cell office:value-type="float" office:value="-0.7740784" calcext:value-type="float">
            <text:p>-0.7740784</text:p>
          </table:table-cell>
          <table:table-cell office:value-type="float" office:value="-0.08532715" calcext:value-type="float">
            <text:p>-0.08532715</text:p>
          </table:table-cell>
          <table:table-cell office:value-type="float" office:value="-0.1054993" calcext:value-type="float">
            <text:p>-0.1054993</text:p>
          </table:table-cell>
          <table:table-cell office:value-type="float" office:value="0.09140015" calcext:value-type="float">
            <text:p>0.09140015</text:p>
          </table:table-cell>
          <table:table-cell office:value-type="float" office:value="0.07144165" calcext:value-type="float">
            <text:p>0.07144165</text:p>
          </table:table-cell>
          <table:table-cell office:value-type="float" office:value="0.3224487" calcext:value-type="float">
            <text:p>0.3224487</text:p>
          </table:table-cell>
          <table:table-cell office:value-type="float" office:value="0.3009338" calcext:value-type="float">
            <text:p>0.3009338</text:p>
          </table:table-cell>
          <table:table-cell office:value-type="float" office:value="0.5519714" calcext:value-type="float">
            <text:p>0.5519714</text:p>
          </table:table-cell>
          <table:table-cell office:value-type="float" office:value="0.5285645" calcext:value-type="float">
            <text:p>0.5285645</text:p>
          </table:table-cell>
          <table:table-cell office:value-type="float" office:value="0.7797546" calcext:value-type="float">
            <text:p>0.7797546</text:p>
          </table:table-cell>
          <table:table-cell office:value-type="float" office:value="0.7544556" calcext:value-type="float">
            <text:p>0.75445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0" calcext:value-type="float">
            <text:p>26122000</text:p>
          </table:table-cell>
          <table:table-cell office:value-type="float" office:value="7.399401" calcext:value-type="float">
            <text:p>7.399401</text:p>
          </table:table-cell>
          <table:table-cell office:value-type="float" office:value="-8.55" calcext:value-type="float">
            <text:p>-8.55</text:p>
          </table:table-cell>
          <table:table-cell office:value-type="float" office:value="-21.35" calcext:value-type="float">
            <text:p>-21.35</text:p>
          </table:table-cell>
          <table:table-cell office:value-type="float" office:value="0.2135258" calcext:value-type="float">
            <text:p>0.2135258</text:p>
          </table:table-cell>
          <table:table-cell office:value-type="float" office:value="0.1056104" calcext:value-type="float">
            <text:p>0.1056104</text:p>
          </table:table-cell>
          <table:table-cell office:value-type="float" office:value="306.756" calcext:value-type="float">
            <text:p>306.756</text:p>
          </table:table-cell>
          <table:table-cell office:value-type="float" office:value="0" calcext:value-type="float">
            <text:p>0</text:p>
          </table:table-cell>
          <table:table-cell office:value-type="float" office:value="-0.7756042" calcext:value-type="float">
            <text:p>-0.7756042</text:p>
          </table:table-cell>
          <table:table-cell office:value-type="float" office:value="-0.8666382" calcext:value-type="float">
            <text:p>-0.8666382</text:p>
          </table:table-cell>
          <table:table-cell office:value-type="float" office:value="-0.1058044" calcext:value-type="float">
            <text:p>-0.1058044</text:p>
          </table:table-cell>
          <table:table-cell office:value-type="float" office:value="-0.1377869" calcext:value-type="float">
            <text:p>-0.1377869</text:p>
          </table:table-cell>
          <table:table-cell office:value-type="float" office:value="0.07110596" calcext:value-type="float">
            <text:p>0.07110596</text:p>
          </table:table-cell>
          <table:table-cell office:value-type="float" office:value="0.04034424" calcext:value-type="float">
            <text:p>0.04034424</text:p>
          </table:table-cell>
          <table:table-cell office:value-type="float" office:value="0.3005676" calcext:value-type="float">
            <text:p>0.3005676</text:p>
          </table:table-cell>
          <table:table-cell office:value-type="float" office:value="0.2684631" calcext:value-type="float">
            <text:p>0.2684631</text:p>
          </table:table-cell>
          <table:table-cell office:value-type="float" office:value="0.5283203" calcext:value-type="float">
            <text:p>0.5283203</text:p>
          </table:table-cell>
          <table:table-cell office:value-type="float" office:value="0.4954834" calcext:value-type="float">
            <text:p>0.4954834</text:p>
          </table:table-cell>
          <table:table-cell office:value-type="float" office:value="0.7541504" calcext:value-type="float">
            <text:p>0.7541504</text:p>
          </table:table-cell>
          <table:table-cell office:value-type="float" office:value="0.7209778" calcext:value-type="float">
            <text:p>0.720977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0" calcext:value-type="float">
            <text:p>27122000</text:p>
          </table:table-cell>
          <table:table-cell office:value-type="float" office:value="8.028392" calcext:value-type="float">
            <text:p>8.028392</text:p>
          </table:table-cell>
          <table:table-cell office:value-type="float" office:value="-10.75" calcext:value-type="float">
            <text:p>-10.75</text:p>
          </table:table-cell>
          <table:table-cell office:value-type="float" office:value="-15.8" calcext:value-type="float">
            <text:p>-15.8</text:p>
          </table:table-cell>
          <table:table-cell office:value-type="float" office:value="0.2477107" calcext:value-type="float">
            <text:p>0.2477107</text:p>
          </table:table-cell>
          <table:table-cell office:value-type="float" office:value="0.1457345" calcext:value-type="float">
            <text:p>0.1457345</text:p>
          </table:table-cell>
          <table:table-cell office:value-type="float" office:value="325.44" calcext:value-type="float">
            <text:p>325.44</text:p>
          </table:table-cell>
          <table:table-cell office:value-type="float" office:value="0" calcext:value-type="float">
            <text:p>0</text:p>
          </table:table-cell>
          <table:table-cell office:value-type="float" office:value="-0.73349" calcext:value-type="float">
            <text:p>-0.73349</text:p>
          </table:table-cell>
          <table:table-cell office:value-type="float" office:value="-0.8277588" calcext:value-type="float">
            <text:p>-0.8277588</text:p>
          </table:table-cell>
          <table:table-cell office:value-type="float" office:value="-0.1378784" calcext:value-type="float">
            <text:p>-0.1378784</text:p>
          </table:table-cell>
          <table:table-cell office:value-type="float" office:value="-0.1549683" calcext:value-type="float">
            <text:p>-0.1549683</text:p>
          </table:table-cell>
          <table:table-cell office:value-type="float" office:value="0.04019165" calcext:value-type="float">
            <text:p>0.04019165</text:p>
          </table:table-cell>
          <table:table-cell office:value-type="float" office:value="0.02346802" calcext:value-type="float">
            <text:p>0.02346802</text:p>
          </table:table-cell>
          <table:table-cell office:value-type="float" office:value="0.2683105" calcext:value-type="float">
            <text:p>0.2683105</text:p>
          </table:table-cell>
          <table:table-cell office:value-type="float" office:value="0.2496643" calcext:value-type="float">
            <text:p>0.2496643</text:p>
          </table:table-cell>
          <table:table-cell office:value-type="float" office:value="0.4952393" calcext:value-type="float">
            <text:p>0.4952393</text:p>
          </table:table-cell>
          <table:table-cell office:value-type="float" office:value="0.4732971" calcext:value-type="float">
            <text:p>0.4732971</text:p>
          </table:table-cell>
          <table:table-cell office:value-type="float" office:value="0.7207031" calcext:value-type="float">
            <text:p>0.7207031</text:p>
          </table:table-cell>
          <table:table-cell office:value-type="float" office:value="0.6948853" calcext:value-type="float">
            <text:p>0.694885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0" calcext:value-type="float">
            <text:p>28122000</text:p>
          </table:table-cell>
          <table:table-cell office:value-type="float" office:value="4.599574" calcext:value-type="float">
            <text:p>4.599574</text:p>
          </table:table-cell>
          <table:table-cell office:value-type="float" office:value="-9.4" calcext:value-type="float">
            <text:p>-9.4</text:p>
          </table:table-cell>
          <table:table-cell office:value-type="float" office:value="-15.95" calcext:value-type="float">
            <text:p>-15.95</text:p>
          </table:table-cell>
          <table:table-cell office:value-type="float" office:value="0.2673559" calcext:value-type="float">
            <text:p>0.2673559</text:p>
          </table:table-cell>
          <table:table-cell office:value-type="float" office:value="0.1613905" calcext:value-type="float">
            <text:p>0.1613905</text:p>
          </table:table-cell>
          <table:table-cell office:value-type="float" office:value="325.656" calcext:value-type="float">
            <text:p>325.656</text:p>
          </table:table-cell>
          <table:table-cell office:value-type="float" office:value="0" calcext:value-type="float">
            <text:p>0</text:p>
          </table:table-cell>
          <table:table-cell office:value-type="float" office:value="-0.7392273" calcext:value-type="float">
            <text:p>-0.7392273</text:p>
          </table:table-cell>
          <table:table-cell office:value-type="float" office:value="-0.8182678" calcext:value-type="float">
            <text:p>-0.8182678</text:p>
          </table:table-cell>
          <table:table-cell office:value-type="float" office:value="-0.1509705" calcext:value-type="float">
            <text:p>-0.1509705</text:p>
          </table:table-cell>
          <table:table-cell office:value-type="float" office:value="-0.2046204" calcext:value-type="float">
            <text:p>-0.2046204</text:p>
          </table:table-cell>
          <table:table-cell office:value-type="float" office:value="0.02661133" calcext:value-type="float">
            <text:p>0.02661133</text:p>
          </table:table-cell>
          <table:table-cell office:value-type="float" office:value="-0.02020264" calcext:value-type="float">
            <text:p>-0.02020264</text:p>
          </table:table-cell>
          <table:table-cell office:value-type="float" office:value="0.2503357" calcext:value-type="float">
            <text:p>0.2503357</text:p>
          </table:table-cell>
          <table:table-cell office:value-type="float" office:value="0.2087097" calcext:value-type="float">
            <text:p>0.2087097</text:p>
          </table:table-cell>
          <table:table-cell office:value-type="float" office:value="0.4731445" calcext:value-type="float">
            <text:p>0.4731445</text:p>
          </table:table-cell>
          <table:table-cell office:value-type="float" office:value="0.4351501" calcext:value-type="float">
            <text:p>0.4351501</text:p>
          </table:table-cell>
          <table:table-cell office:value-type="float" office:value="0.6947327" calcext:value-type="float">
            <text:p>0.6947327</text:p>
          </table:table-cell>
          <table:table-cell office:value-type="float" office:value="0.6591187" calcext:value-type="float">
            <text:p>0.659118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0" calcext:value-type="float">
            <text:p>29122000</text:p>
          </table:table-cell>
          <table:table-cell office:value-type="float" office:value="3.934926" calcext:value-type="float">
            <text:p>3.934926</text:p>
          </table:table-cell>
          <table:table-cell office:value-type="float" office:value="-7.45" calcext:value-type="float">
            <text:p>-7.45</text:p>
          </table:table-cell>
          <table:table-cell office:value-type="float" office:value="-10.9" calcext:value-type="float">
            <text:p>-10.9</text:p>
          </table:table-cell>
          <table:table-cell office:value-type="float" office:value="0.289245" calcext:value-type="float">
            <text:p>0.289245</text:p>
          </table:table-cell>
          <table:table-cell office:value-type="float" office:value="0.2534887" calcext:value-type="float">
            <text:p>0.2534887</text:p>
          </table:table-cell>
          <table:table-cell office:value-type="float" office:value="198.504" calcext:value-type="float">
            <text:p>198.504</text:p>
          </table:table-cell>
          <table:table-cell office:value-type="float" office:value="0" calcext:value-type="float">
            <text:p>0</text:p>
          </table:table-cell>
          <table:table-cell office:value-type="float" office:value="-0.7421875" calcext:value-type="float">
            <text:p>-0.7421875</text:p>
          </table:table-cell>
          <table:table-cell office:value-type="float" office:value="-0.8067932" calcext:value-type="float">
            <text:p>-0.8067932</text:p>
          </table:table-cell>
          <table:table-cell office:value-type="float" office:value="-0.2052002" calcext:value-type="float">
            <text:p>-0.2052002</text:p>
          </table:table-cell>
          <table:table-cell office:value-type="float" office:value="-0.2243347" calcext:value-type="float">
            <text:p>-0.2243347</text:p>
          </table:table-cell>
          <table:table-cell office:value-type="float" office:value="-0.02044678" calcext:value-type="float">
            <text:p>-0.02044678</text:p>
          </table:table-cell>
          <table:table-cell office:value-type="float" office:value="-0.02584839" calcext:value-type="float">
            <text:p>-0.02584839</text:p>
          </table:table-cell>
          <table:table-cell office:value-type="float" office:value="0.208313" calcext:value-type="float">
            <text:p>0.208313</text:p>
          </table:table-cell>
          <table:table-cell office:value-type="float" office:value="0.1945496" calcext:value-type="float">
            <text:p>0.1945496</text:p>
          </table:table-cell>
          <table:table-cell office:value-type="float" office:value="0.4347229" calcext:value-type="float">
            <text:p>0.4347229</text:p>
          </table:table-cell>
          <table:table-cell office:value-type="float" office:value="0.4142151" calcext:value-type="float">
            <text:p>0.4142151</text:p>
          </table:table-cell>
          <table:table-cell office:value-type="float" office:value="0.6586914" calcext:value-type="float">
            <text:p>0.6586914</text:p>
          </table:table-cell>
          <table:table-cell office:value-type="float" office:value="0.6326599" calcext:value-type="float">
            <text:p>0.632659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0" calcext:value-type="float">
            <text:p>30122000</text:p>
          </table:table-cell>
          <table:table-cell office:value-type="float" office:value="2.896902" calcext:value-type="float">
            <text:p>2.896902</text:p>
          </table:table-cell>
          <table:table-cell office:value-type="float" office:value="-5.5" calcext:value-type="float">
            <text:p>-5.5</text:p>
          </table:table-cell>
          <table:table-cell office:value-type="float" office:value="-10.9" calcext:value-type="float">
            <text:p>-10.9</text:p>
          </table:table-cell>
          <table:table-cell office:value-type="float" office:value="0.3691477" calcext:value-type="float">
            <text:p>0.3691477</text:p>
          </table:table-cell>
          <table:table-cell office:value-type="float" office:value="0.2652729" calcext:value-type="float">
            <text:p>0.2652729</text:p>
          </table:table-cell>
          <table:table-cell office:value-type="float" office:value="352.116" calcext:value-type="float">
            <text:p>352.116</text:p>
          </table:table-cell>
          <table:table-cell office:value-type="float" office:value="0" calcext:value-type="float">
            <text:p>0</text:p>
          </table:table-cell>
          <table:table-cell office:value-type="float" office:value="-0.6632996" calcext:value-type="float">
            <text:p>-0.6632996</text:p>
          </table:table-cell>
          <table:table-cell office:value-type="float" office:value="-0.7702026" calcext:value-type="float">
            <text:p>-0.7702026</text:p>
          </table:table-cell>
          <table:table-cell office:value-type="float" office:value="-0.2200928" calcext:value-type="float">
            <text:p>-0.2200928</text:p>
          </table:table-cell>
          <table:table-cell office:value-type="float" office:value="-0.2349854" calcext:value-type="float">
            <text:p>-0.2349854</text:p>
          </table:table-cell>
          <table:table-cell office:value-type="float" office:value="-0.02587891" calcext:value-type="float">
            <text:p>-0.02587891</text:p>
          </table:table-cell>
          <table:table-cell office:value-type="float" office:value="-0.02850342" calcext:value-type="float">
            <text:p>-0.02850342</text:p>
          </table:table-cell>
          <table:table-cell office:value-type="float" office:value="0.1944275" calcext:value-type="float">
            <text:p>0.1944275</text:p>
          </table:table-cell>
          <table:table-cell office:value-type="float" office:value="0.1880798" calcext:value-type="float">
            <text:p>0.1880798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4024963" calcext:value-type="float">
            <text:p>0.4024963</text:p>
          </table:table-cell>
          <table:table-cell office:value-type="float" office:value="0.6324463" calcext:value-type="float">
            <text:p>0.6324463</text:p>
          </table:table-cell>
          <table:table-cell office:value-type="float" office:value="0.6160278" calcext:value-type="float">
            <text:p>0.616027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0" calcext:value-type="float">
            <text:p>31122000</text:p>
          </table:table-cell>
          <table:table-cell office:value-type="float" office:value="3.745996" calcext:value-type="float">
            <text:p>3.745996</text:p>
          </table:table-cell>
          <table:table-cell office:value-type="float" office:value="-4.35" calcext:value-type="float">
            <text:p>-4.35</text:p>
          </table:table-cell>
          <table:table-cell office:value-type="float" office:value="-9.25" calcext:value-type="float">
            <text:p>-9.25</text:p>
          </table:table-cell>
          <table:table-cell office:value-type="float" office:value="0.4029815" calcext:value-type="float">
            <text:p>0.4029815</text:p>
          </table:table-cell>
          <table:table-cell office:value-type="float" office:value="0.2578893" calcext:value-type="float">
            <text:p>0.2578893</text:p>
          </table:table-cell>
          <table:table-cell office:value-type="float" office:value="478.332" calcext:value-type="float">
            <text:p>478.332</text:p>
          </table:table-cell>
          <table:table-cell office:value-type="float" office:value="6.8" calcext:value-type="float">
            <text:p>6.8</text:p>
          </table:table-cell>
          <table:table-cell office:value-type="float" office:value="-0.6000061" calcext:value-type="float">
            <text:p>-0.6000061</text:p>
          </table:table-cell>
          <table:table-cell office:value-type="float" office:value="-0.6827393" calcext:value-type="float">
            <text:p>-0.6827393</text:p>
          </table:table-cell>
          <table:table-cell office:value-type="float" office:value="-0.2052002" calcext:value-type="float">
            <text:p>-0.2052002</text:p>
          </table:table-cell>
          <table:table-cell office:value-type="float" office:value="-0.2224426" calcext:value-type="float">
            <text:p>-0.2224426</text:p>
          </table:table-cell>
          <table:table-cell office:value-type="float" office:value="-0.02432251" calcext:value-type="float">
            <text:p>-0.02432251</text:p>
          </table:table-cell>
          <table:table-cell office:value-type="float" office:value="-0.02709961" calcext:value-type="float">
            <text:p>-0.02709961</text:p>
          </table:table-cell>
          <table:table-cell office:value-type="float" office:value="0.1880798" calcext:value-type="float">
            <text:p>0.1880798</text:p>
          </table:table-cell>
          <table:table-cell office:value-type="float" office:value="0.1850891" calcext:value-type="float">
            <text:p>0.1850891</text:p>
          </table:table-cell>
          <table:table-cell office:value-type="float" office:value="0.4024048" calcext:value-type="float">
            <text:p>0.4024048</text:p>
          </table:table-cell>
          <table:table-cell office:value-type="float" office:value="0.394928" calcext:value-type="float">
            <text:p>0.394928</text:p>
          </table:table-cell>
          <table:table-cell office:value-type="float" office:value="0.6159058" calcext:value-type="float">
            <text:p>0.6159058</text:p>
          </table:table-cell>
          <table:table-cell office:value-type="float" office:value="0.6040039" calcext:value-type="float">
            <text:p>0.60400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58:31.535958846</dc:date>
    <meta:editing-duration>PT9S</meta:editing-duration>
    <meta:editing-cycles>1</meta:editing-cycles>
    <meta:document-statistic meta:table-count="1" meta:cell-count="7707" meta:object-count="0"/>
    <meta:generator>LibreOffice/6.4.7.2$Linux_X86_64 LibreOffice_project/40$Build-2</meta:generator>
  </office:meta>
</office:document-meta>
</file>